
<file path=META-INF/manifest.xml><?xml version="1.0" encoding="utf-8"?>
<manifest:manifest xmlns:manifest="urn:oasis:names:tc:opendocument:xmlns:manifest:1.0">
  <manifest:file-entry manifest:full-path="/" manifest:media-type="application/vnd.oasis.opendocument.spreadsheet"/>
  <manifest:file-entry manifest:full-path="mimetype" manifest:media-type=""/>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tableooo="http://openoffice.org/2009/table" xmlns:css3t="http://www.w3.org/TR/css3-text/">
  <office:scripts/>
  <office:font-face-decls/>
  <office:automatic-styles/>
  <office:body>
    <office:spreadsheet>
      <text:variable-decls/>
      <text:user-field-decls/>
      <table:table table:name="Countries">
        <table:table-column/>
        <table:table-column/>
        <table:table-column/>
        <table:table-column/>
        <table:table-column/>
        <table:table-row>
          <table:table-cell office:value-type="string">
            <text:p>ID</text:p>
          </table:table-cell>
          <table:table-cell office:value-type="string">
            <text:p>Country</text:p>
          </table:table-cell>
          <table:table-cell office:value-type="string">
            <text:p>Code</text:p>
          </table:table-cell>
          <table:table-cell office:value-type="string">
            <text:p>Region_ID</text:p>
          </table:table-cell>
          <table:table-cell office:value-type="string">
            <text:p>IncomeType_ID</text:p>
          </table:table-cell>
        </table:table-row>
        <table:table-row>
          <table:table-cell office:value="1" office:value-type="float"/>
          <table:table-cell office:value-type="string">
            <text:p>Namibia</text:p>
          </table:table-cell>
          <table:table-cell office:value-type="string">
            <text:p>NAM</text:p>
          </table:table-cell>
          <table:table-cell office:value="8" office:value-type="float"/>
          <table:table-cell office:value="5" office:value-type="float"/>
        </table:table-row>
        <table:table-row>
          <table:table-cell office:value="2" office:value-type="float"/>
          <table:table-cell office:value-type="string">
            <text:p>Nauru</text:p>
          </table:table-cell>
          <table:table-cell office:value-type="string">
            <text:p>NRU</text:p>
          </table:table-cell>
          <table:table-cell office:value="2" office:value-type="float"/>
          <table:table-cell office:value="2" office:value-type="float"/>
        </table:table-row>
        <table:table-row>
          <table:table-cell office:value="3" office:value-type="float"/>
          <table:table-cell office:value-type="string">
            <text:p>Nepal</text:p>
          </table:table-cell>
          <table:table-cell office:value-type="string">
            <text:p>NPL</text:p>
          </table:table-cell>
          <table:table-cell office:value="7" office:value-type="float"/>
          <table:table-cell office:value="4" office:value-type="float"/>
        </table:table-row>
        <table:table-row>
          <table:table-cell office:value="4" office:value-type="float"/>
          <table:table-cell office:value-type="string">
            <text:p>Netherlands</text:p>
          </table:table-cell>
          <table:table-cell office:value-type="string">
            <text:p>NLD</text:p>
          </table:table-cell>
          <table:table-cell office:value="3" office:value-type="float"/>
          <table:table-cell office:value="2" office:value-type="float"/>
        </table:table-row>
        <table:table-row>
          <table:table-cell office:value="5" office:value-type="float"/>
          <table:table-cell office:value-type="string">
            <text:p>New Caledonia</text:p>
          </table:table-cell>
          <table:table-cell office:value-type="string">
            <text:p>NCL</text:p>
          </table:table-cell>
          <table:table-cell office:value="2" office:value-type="float"/>
          <table:table-cell office:value="2" office:value-type="float"/>
        </table:table-row>
        <table:table-row>
          <table:table-cell office:value="6" office:value-type="float"/>
          <table:table-cell office:value-type="string">
            <text:p>New Zealand</text:p>
          </table:table-cell>
          <table:table-cell office:value-type="string">
            <text:p>NZL</text:p>
          </table:table-cell>
          <table:table-cell office:value="2" office:value-type="float"/>
          <table:table-cell office:value="2" office:value-type="float"/>
        </table:table-row>
        <table:table-row>
          <table:table-cell office:value="7" office:value-type="float"/>
          <table:table-cell office:value-type="string">
            <text:p>Nicaragua</text:p>
          </table:table-cell>
          <table:table-cell office:value-type="string">
            <text:p>NIC</text:p>
          </table:table-cell>
          <table:table-cell office:value="4" office:value-type="float"/>
          <table:table-cell office:value="4" office:value-type="float"/>
        </table:table-row>
        <table:table-row>
          <table:table-cell office:value="8" office:value-type="float"/>
          <table:table-cell office:value-type="string">
            <text:p>Niger</text:p>
          </table:table-cell>
          <table:table-cell office:value-type="string">
            <text:p>NER</text:p>
          </table:table-cell>
          <table:table-cell office:value="8" office:value-type="float"/>
          <table:table-cell office:value="3" office:value-type="float"/>
        </table:table-row>
        <table:table-row>
          <table:table-cell office:value="9" office:value-type="float"/>
          <table:table-cell office:value-type="string">
            <text:p>Nigeria</text:p>
          </table:table-cell>
          <table:table-cell office:value-type="string">
            <text:p>NGA</text:p>
          </table:table-cell>
          <table:table-cell office:value="8" office:value-type="float"/>
          <table:table-cell office:value="4" office:value-type="float"/>
        </table:table-row>
        <table:table-row>
          <table:table-cell office:value="10" office:value-type="float"/>
          <table:table-cell office:value-type="string">
            <text:p>North Macedonia</text:p>
          </table:table-cell>
          <table:table-cell office:value-type="string">
            <text:p>MKD</text:p>
          </table:table-cell>
          <table:table-cell office:value="3" office:value-type="float"/>
          <table:table-cell office:value="5" office:value-type="float"/>
        </table:table-row>
        <table:table-row>
          <table:table-cell office:value="11" office:value-type="float"/>
          <table:table-cell office:value-type="string">
            <text:p>Northern Mariana Islands</text:p>
          </table:table-cell>
          <table:table-cell office:value-type="string">
            <text:p>MNP</text:p>
          </table:table-cell>
          <table:table-cell office:value="2" office:value-type="float"/>
          <table:table-cell office:value="2" office:value-type="float"/>
        </table:table-row>
        <table:table-row>
          <table:table-cell office:value="12" office:value-type="float"/>
          <table:table-cell office:value-type="string">
            <text:p>Norway</text:p>
          </table:table-cell>
          <table:table-cell office:value-type="string">
            <text:p>NOR</text:p>
          </table:table-cell>
          <table:table-cell office:value="3" office:value-type="float"/>
          <table:table-cell office:value="2" office:value-type="float"/>
        </table:table-row>
        <table:table-row>
          <table:table-cell office:value="13" office:value-type="float"/>
          <table:table-cell office:value-type="string">
            <text:p>Oman</text:p>
          </table:table-cell>
          <table:table-cell office:value-type="string">
            <text:p>OMN</text:p>
          </table:table-cell>
          <table:table-cell office:value="5" office:value-type="float"/>
          <table:table-cell office:value="2" office:value-type="float"/>
        </table:table-row>
        <table:table-row>
          <table:table-cell office:value="14" office:value-type="float"/>
          <table:table-cell office:value-type="string">
            <text:p>Pakistan</text:p>
          </table:table-cell>
          <table:table-cell office:value-type="string">
            <text:p>PAK</text:p>
          </table:table-cell>
          <table:table-cell office:value="7" office:value-type="float"/>
          <table:table-cell office:value="4" office:value-type="float"/>
        </table:table-row>
        <table:table-row>
          <table:table-cell office:value="15" office:value-type="float"/>
          <table:table-cell office:value-type="string">
            <text:p>Palau</text:p>
          </table:table-cell>
          <table:table-cell office:value-type="string">
            <text:p>PLW</text:p>
          </table:table-cell>
          <table:table-cell office:value="2" office:value-type="float"/>
          <table:table-cell office:value="2" office:value-type="float"/>
        </table:table-row>
        <table:table-row>
          <table:table-cell office:value="16" office:value-type="float"/>
          <table:table-cell office:value-type="string">
            <text:p>Panama</text:p>
          </table:table-cell>
          <table:table-cell office:value-type="string">
            <text:p>PAN</text:p>
          </table:table-cell>
          <table:table-cell office:value="4" office:value-type="float"/>
          <table:table-cell office:value="2" office:value-type="float"/>
        </table:table-row>
        <table:table-row>
          <table:table-cell office:value="17" office:value-type="float"/>
          <table:table-cell office:value-type="string">
            <text:p>Papua New Guinea</text:p>
          </table:table-cell>
          <table:table-cell office:value-type="string">
            <text:p>PNG</text:p>
          </table:table-cell>
          <table:table-cell office:value="2" office:value-type="float"/>
          <table:table-cell office:value="4" office:value-type="float"/>
        </table:table-row>
        <table:table-row>
          <table:table-cell office:value="18" office:value-type="float"/>
          <table:table-cell office:value-type="string">
            <text:p>Paraguay</text:p>
          </table:table-cell>
          <table:table-cell office:value-type="string">
            <text:p>PRY</text:p>
          </table:table-cell>
          <table:table-cell office:value="4" office:value-type="float"/>
          <table:table-cell office:value="5" office:value-type="float"/>
        </table:table-row>
        <table:table-row>
          <table:table-cell office:value="19" office:value-type="float"/>
          <table:table-cell office:value-type="string">
            <text:p>Peru</text:p>
          </table:table-cell>
          <table:table-cell office:value-type="string">
            <text:p>PER</text:p>
          </table:table-cell>
          <table:table-cell office:value="4" office:value-type="float"/>
          <table:table-cell office:value="5" office:value-type="float"/>
        </table:table-row>
        <table:table-row>
          <table:table-cell office:value="20" office:value-type="float"/>
          <table:table-cell office:value-type="string">
            <text:p>Philippines</text:p>
          </table:table-cell>
          <table:table-cell office:value-type="string">
            <text:p>PHL</text:p>
          </table:table-cell>
          <table:table-cell office:value="2" office:value-type="float"/>
          <table:table-cell office:value="4" office:value-type="float"/>
        </table:table-row>
        <table:table-row>
          <table:table-cell office:value="21" office:value-type="float"/>
          <table:table-cell office:value-type="string">
            <text:p>Poland</text:p>
          </table:table-cell>
          <table:table-cell office:value-type="string">
            <text:p>POL</text:p>
          </table:table-cell>
          <table:table-cell office:value="3" office:value-type="float"/>
          <table:table-cell office:value="2" office:value-type="float"/>
        </table:table-row>
        <table:table-row>
          <table:table-cell office:value="22" office:value-type="float"/>
          <table:table-cell office:value-type="string">
            <text:p>Portugal</text:p>
          </table:table-cell>
          <table:table-cell office:value-type="string">
            <text:p>PRT</text:p>
          </table:table-cell>
          <table:table-cell office:value="3" office:value-type="float"/>
          <table:table-cell office:value="2" office:value-type="float"/>
        </table:table-row>
        <table:table-row>
          <table:table-cell office:value="23" office:value-type="float"/>
          <table:table-cell office:value-type="string">
            <text:p>Puerto Rico</text:p>
          </table:table-cell>
          <table:table-cell office:value-type="string">
            <text:p>PRI</text:p>
          </table:table-cell>
          <table:table-cell office:value="4" office:value-type="float"/>
          <table:table-cell office:value="2" office:value-type="float"/>
        </table:table-row>
        <table:table-row>
          <table:table-cell office:value="24" office:value-type="float"/>
          <table:table-cell office:value-type="string">
            <text:p>Qatar</text:p>
          </table:table-cell>
          <table:table-cell office:value-type="string">
            <text:p>QAT</text:p>
          </table:table-cell>
          <table:table-cell office:value="5" office:value-type="float"/>
          <table:table-cell office:value="2" office:value-type="float"/>
        </table:table-row>
        <table:table-row>
          <table:table-cell office:value="25" office:value-type="float"/>
          <table:table-cell office:value-type="string">
            <text:p>Romania</text:p>
          </table:table-cell>
          <table:table-cell office:value-type="string">
            <text:p>ROU</text:p>
          </table:table-cell>
          <table:table-cell office:value="3" office:value-type="float"/>
          <table:table-cell office:value="2" office:value-type="float"/>
        </table:table-row>
        <table:table-row>
          <table:table-cell office:value="26" office:value-type="float"/>
          <table:table-cell office:value-type="string">
            <text:p>Russian Federation</text:p>
          </table:table-cell>
          <table:table-cell office:value-type="string">
            <text:p>RUS</text:p>
          </table:table-cell>
          <table:table-cell office:value="3" office:value-type="float"/>
          <table:table-cell office:value="2" office:value-type="float"/>
        </table:table-row>
        <table:table-row>
          <table:table-cell office:value="27" office:value-type="float"/>
          <table:table-cell office:value-type="string">
            <text:p>Rwanda</text:p>
          </table:table-cell>
          <table:table-cell office:value-type="string">
            <text:p>RWA</text:p>
          </table:table-cell>
          <table:table-cell office:value="8" office:value-type="float"/>
          <table:table-cell office:value="3" office:value-type="float"/>
        </table:table-row>
        <table:table-row>
          <table:table-cell office:value="28" office:value-type="float"/>
          <table:table-cell office:value-type="string">
            <text:p>Samoa</text:p>
          </table:table-cell>
          <table:table-cell office:value-type="string">
            <text:p>WSM</text:p>
          </table:table-cell>
          <table:table-cell office:value="2" office:value-type="float"/>
          <table:table-cell office:value="4" office:value-type="float"/>
        </table:table-row>
        <table:table-row>
          <table:table-cell office:value="29" office:value-type="float"/>
          <table:table-cell office:value-type="string">
            <text:p>San Marino</text:p>
          </table:table-cell>
          <table:table-cell office:value-type="string">
            <text:p>SMR</text:p>
          </table:table-cell>
          <table:table-cell office:value="3" office:value-type="float"/>
          <table:table-cell office:value="2" office:value-type="float"/>
        </table:table-row>
        <table:table-row>
          <table:table-cell office:value="30" office:value-type="float"/>
          <table:table-cell office:value-type="string">
            <text:p>São Tomé and Príncipe</text:p>
          </table:table-cell>
          <table:table-cell office:value-type="string">
            <text:p>STP</text:p>
          </table:table-cell>
          <table:table-cell office:value="8" office:value-type="float"/>
          <table:table-cell office:value="4" office:value-type="float"/>
        </table:table-row>
        <table:table-row>
          <table:table-cell office:value="31" office:value-type="float"/>
          <table:table-cell office:value-type="string">
            <text:p>Saudi Arabia</text:p>
          </table:table-cell>
          <table:table-cell office:value-type="string">
            <text:p>SAU</text:p>
          </table:table-cell>
          <table:table-cell office:value="5" office:value-type="float"/>
          <table:table-cell office:value="2" office:value-type="float"/>
        </table:table-row>
        <table:table-row>
          <table:table-cell office:value="32" office:value-type="float"/>
          <table:table-cell office:value-type="string">
            <text:p>Senegal</text:p>
          </table:table-cell>
          <table:table-cell office:value-type="string">
            <text:p>SEN</text:p>
          </table:table-cell>
          <table:table-cell office:value="8" office:value-type="float"/>
          <table:table-cell office:value="4" office:value-type="float"/>
        </table:table-row>
        <table:table-row>
          <table:table-cell office:value="33" office:value-type="float"/>
          <table:table-cell office:value-type="string">
            <text:p>Serbia</text:p>
          </table:table-cell>
          <table:table-cell office:value-type="string">
            <text:p>SRB</text:p>
          </table:table-cell>
          <table:table-cell office:value="3" office:value-type="float"/>
          <table:table-cell office:value="5" office:value-type="float"/>
        </table:table-row>
        <table:table-row>
          <table:table-cell office:value="34" office:value-type="float"/>
          <table:table-cell office:value-type="string">
            <text:p>Seychelles</text:p>
          </table:table-cell>
          <table:table-cell office:value-type="string">
            <text:p>SYC</text:p>
          </table:table-cell>
          <table:table-cell office:value="8" office:value-type="float"/>
          <table:table-cell office:value="2" office:value-type="float"/>
        </table:table-row>
        <table:table-row>
          <table:table-cell office:value="35" office:value-type="float"/>
          <table:table-cell office:value-type="string">
            <text:p>Sierra Leone</text:p>
          </table:table-cell>
          <table:table-cell office:value-type="string">
            <text:p>SLE</text:p>
          </table:table-cell>
          <table:table-cell office:value="8" office:value-type="float"/>
          <table:table-cell office:value="3" office:value-type="float"/>
        </table:table-row>
        <table:table-row>
          <table:table-cell office:value="36" office:value-type="float"/>
          <table:table-cell office:value-type="string">
            <text:p>Singapore</text:p>
          </table:table-cell>
          <table:table-cell office:value-type="string">
            <text:p>SGP</text:p>
          </table:table-cell>
          <table:table-cell office:value="2" office:value-type="float"/>
          <table:table-cell office:value="2" office:value-type="float"/>
        </table:table-row>
        <table:table-row>
          <table:table-cell office:value="37" office:value-type="float"/>
          <table:table-cell office:value-type="string">
            <text:p>Sint Maarten (Dutch part)</text:p>
          </table:table-cell>
          <table:table-cell office:value-type="string">
            <text:p>SXM</text:p>
          </table:table-cell>
          <table:table-cell office:value="4" office:value-type="float"/>
          <table:table-cell office:value="2" office:value-type="float"/>
        </table:table-row>
        <table:table-row>
          <table:table-cell office:value="38" office:value-type="float"/>
          <table:table-cell office:value-type="string">
            <text:p>Slovak Republic</text:p>
          </table:table-cell>
          <table:table-cell office:value-type="string">
            <text:p>SVK</text:p>
          </table:table-cell>
          <table:table-cell office:value="3" office:value-type="float"/>
          <table:table-cell office:value="2" office:value-type="float"/>
        </table:table-row>
        <table:table-row>
          <table:table-cell office:value="39" office:value-type="float"/>
          <table:table-cell office:value-type="string">
            <text:p>Slovenia</text:p>
          </table:table-cell>
          <table:table-cell office:value-type="string">
            <text:p>SVN</text:p>
          </table:table-cell>
          <table:table-cell office:value="3" office:value-type="float"/>
          <table:table-cell office:value="2" office:value-type="float"/>
        </table:table-row>
        <table:table-row>
          <table:table-cell office:value="40" office:value-type="float"/>
          <table:table-cell office:value-type="string">
            <text:p>Solomon Islands</text:p>
          </table:table-cell>
          <table:table-cell office:value-type="string">
            <text:p>SLB</text:p>
          </table:table-cell>
          <table:table-cell office:value="2" office:value-type="float"/>
          <table:table-cell office:value="4" office:value-type="float"/>
        </table:table-row>
        <table:table-row>
          <table:table-cell office:value="41" office:value-type="float"/>
          <table:table-cell office:value-type="string">
            <text:p>Somalia</text:p>
          </table:table-cell>
          <table:table-cell office:value-type="string">
            <text:p>SOM</text:p>
          </table:table-cell>
          <table:table-cell office:value="8" office:value-type="float"/>
          <table:table-cell office:value="3" office:value-type="float"/>
        </table:table-row>
        <table:table-row>
          <table:table-cell office:value="42" office:value-type="float"/>
          <table:table-cell office:value-type="string">
            <text:p>South Africa</text:p>
          </table:table-cell>
          <table:table-cell office:value-type="string">
            <text:p>ZAF</text:p>
          </table:table-cell>
          <table:table-cell office:value="8" office:value-type="float"/>
          <table:table-cell office:value="5" office:value-type="float"/>
        </table:table-row>
        <table:table-row>
          <table:table-cell office:value="43" office:value-type="float"/>
          <table:table-cell office:value-type="string">
            <text:p>South Sudan</text:p>
          </table:table-cell>
          <table:table-cell office:value-type="string">
            <text:p>SSD</text:p>
          </table:table-cell>
          <table:table-cell office:value="8" office:value-type="float"/>
          <table:table-cell office:value="3" office:value-type="float"/>
        </table:table-row>
        <table:table-row>
          <table:table-cell office:value="44" office:value-type="float"/>
          <table:table-cell office:value-type="string">
            <text:p>Spain</text:p>
          </table:table-cell>
          <table:table-cell office:value-type="string">
            <text:p>ESP</text:p>
          </table:table-cell>
          <table:table-cell office:value="3" office:value-type="float"/>
          <table:table-cell office:value="2" office:value-type="float"/>
        </table:table-row>
        <table:table-row>
          <table:table-cell office:value="45" office:value-type="float"/>
          <table:table-cell office:value-type="string">
            <text:p>Sri Lanka</text:p>
          </table:table-cell>
          <table:table-cell office:value-type="string">
            <text:p>LKA</text:p>
          </table:table-cell>
          <table:table-cell office:value="7" office:value-type="float"/>
          <table:table-cell office:value="4" office:value-type="float"/>
        </table:table-row>
        <table:table-row>
          <table:table-cell office:value="46" office:value-type="float"/>
          <table:table-cell office:value-type="string">
            <text:p>St. Kitts and Nevis</text:p>
          </table:table-cell>
          <table:table-cell office:value-type="string">
            <text:p>KNA</text:p>
          </table:table-cell>
          <table:table-cell office:value="4" office:value-type="float"/>
          <table:table-cell office:value="2" office:value-type="float"/>
        </table:table-row>
        <table:table-row>
          <table:table-cell office:value="47" office:value-type="float"/>
          <table:table-cell office:value-type="string">
            <text:p>St. Lucia</text:p>
          </table:table-cell>
          <table:table-cell office:value-type="string">
            <text:p>LCA</text:p>
          </table:table-cell>
          <table:table-cell office:value="4" office:value-type="float"/>
          <table:table-cell office:value="5" office:value-type="float"/>
        </table:table-row>
        <table:table-row>
          <table:table-cell office:value="48" office:value-type="float"/>
          <table:table-cell office:value-type="string">
            <text:p>St. Martin (French part)</text:p>
          </table:table-cell>
          <table:table-cell office:value-type="string">
            <text:p>MAF</text:p>
          </table:table-cell>
          <table:table-cell office:value="4" office:value-type="float"/>
          <table:table-cell office:value="2" office:value-type="float"/>
        </table:table-row>
        <table:table-row>
          <table:table-cell office:value="49" office:value-type="float"/>
          <table:table-cell office:value-type="string">
            <text:p>St. Vincent and the Grenadines</text:p>
          </table:table-cell>
          <table:table-cell office:value-type="string">
            <text:p>VCT</text:p>
          </table:table-cell>
          <table:table-cell office:value="4" office:value-type="float"/>
          <table:table-cell office:value="5" office:value-type="float"/>
        </table:table-row>
        <table:table-row>
          <table:table-cell office:value="50" office:value-type="float"/>
          <table:table-cell office:value-type="string">
            <text:p>Sudan</text:p>
          </table:table-cell>
          <table:table-cell office:value-type="string">
            <text:p>SDN</text:p>
          </table:table-cell>
          <table:table-cell office:value="8" office:value-type="float"/>
          <table:table-cell office:value="3" office:value-type="float"/>
        </table:table-row>
        <table:table-row>
          <table:table-cell office:value="51" office:value-type="float"/>
          <table:table-cell office:value-type="string">
            <text:p>Suriname</text:p>
          </table:table-cell>
          <table:table-cell office:value-type="string">
            <text:p>SUR</text:p>
          </table:table-cell>
          <table:table-cell office:value="4" office:value-type="float"/>
          <table:table-cell office:value="5" office:value-type="float"/>
        </table:table-row>
        <table:table-row>
          <table:table-cell office:value="52" office:value-type="float"/>
          <table:table-cell office:value-type="string">
            <text:p>Sweden</text:p>
          </table:table-cell>
          <table:table-cell office:value-type="string">
            <text:p>SWE</text:p>
          </table:table-cell>
          <table:table-cell office:value="3" office:value-type="float"/>
          <table:table-cell office:value="2" office:value-type="float"/>
        </table:table-row>
        <table:table-row>
          <table:table-cell office:value="53" office:value-type="float"/>
          <table:table-cell office:value-type="string">
            <text:p>Switzerland</text:p>
          </table:table-cell>
          <table:table-cell office:value-type="string">
            <text:p>CHE</text:p>
          </table:table-cell>
          <table:table-cell office:value="3" office:value-type="float"/>
          <table:table-cell office:value="2" office:value-type="float"/>
        </table:table-row>
        <table:table-row>
          <table:table-cell office:value="54" office:value-type="float"/>
          <table:table-cell office:value-type="string">
            <text:p>Syrian Arab Republic</text:p>
          </table:table-cell>
          <table:table-cell office:value-type="string">
            <text:p>SYR</text:p>
          </table:table-cell>
          <table:table-cell office:value="5" office:value-type="float"/>
          <table:table-cell office:value="3" office:value-type="float"/>
        </table:table-row>
        <table:table-row>
          <table:table-cell office:value="55" office:value-type="float"/>
          <table:table-cell office:value-type="string">
            <text:p>Taiwan, China</text:p>
          </table:table-cell>
          <table:table-cell office:value-type="string">
            <text:p>TWN</text:p>
          </table:table-cell>
          <table:table-cell office:value="2" office:value-type="float"/>
          <table:table-cell office:value="2" office:value-type="float"/>
        </table:table-row>
        <table:table-row>
          <table:table-cell office:value="56" office:value-type="float"/>
          <table:table-cell office:value-type="string">
            <text:p>Tajikistan</text:p>
          </table:table-cell>
          <table:table-cell office:value-type="string">
            <text:p>TJK</text:p>
          </table:table-cell>
          <table:table-cell office:value="3" office:value-type="float"/>
          <table:table-cell office:value="4" office:value-type="float"/>
        </table:table-row>
        <table:table-row>
          <table:table-cell office:value="57" office:value-type="float"/>
          <table:table-cell office:value-type="string">
            <text:p>Tanzania</text:p>
          </table:table-cell>
          <table:table-cell office:value-type="string">
            <text:p>TZA</text:p>
          </table:table-cell>
          <table:table-cell office:value="8" office:value-type="float"/>
          <table:table-cell office:value="4" office:value-type="float"/>
        </table:table-row>
        <table:table-row>
          <table:table-cell office:value="58" office:value-type="float"/>
          <table:table-cell office:value-type="string">
            <text:p>Thailand</text:p>
          </table:table-cell>
          <table:table-cell office:value-type="string">
            <text:p>THA</text:p>
          </table:table-cell>
          <table:table-cell office:value="2" office:value-type="float"/>
          <table:table-cell office:value="5" office:value-type="float"/>
        </table:table-row>
        <table:table-row>
          <table:table-cell office:value="59" office:value-type="float"/>
          <table:table-cell office:value-type="string">
            <text:p>Timor-Leste</text:p>
          </table:table-cell>
          <table:table-cell office:value-type="string">
            <text:p>TLS</text:p>
          </table:table-cell>
          <table:table-cell office:value="2" office:value-type="float"/>
          <table:table-cell office:value="4" office:value-type="float"/>
        </table:table-row>
        <table:table-row>
          <table:table-cell office:value="60" office:value-type="float"/>
          <table:table-cell office:value-type="string">
            <text:p>Togo</text:p>
          </table:table-cell>
          <table:table-cell office:value-type="string">
            <text:p>TGO</text:p>
          </table:table-cell>
          <table:table-cell office:value="8" office:value-type="float"/>
          <table:table-cell office:value="3" office:value-type="float"/>
        </table:table-row>
        <table:table-row>
          <table:table-cell office:value="61" office:value-type="float"/>
          <table:table-cell office:value-type="string">
            <text:p>Tonga</text:p>
          </table:table-cell>
          <table:table-cell office:value-type="string">
            <text:p>TON</text:p>
          </table:table-cell>
          <table:table-cell office:value="2" office:value-type="float"/>
          <table:table-cell office:value="5" office:value-type="float"/>
        </table:table-row>
        <table:table-row>
          <table:table-cell office:value="62" office:value-type="float"/>
          <table:table-cell office:value-type="string">
            <text:p>Trinidad and Tobago</text:p>
          </table:table-cell>
          <table:table-cell office:value-type="string">
            <text:p>TTO</text:p>
          </table:table-cell>
          <table:table-cell office:value="4" office:value-type="float"/>
          <table:table-cell office:value="2" office:value-type="float"/>
        </table:table-row>
        <table:table-row>
          <table:table-cell office:value="63" office:value-type="float"/>
          <table:table-cell office:value-type="string">
            <text:p>Tunisia</text:p>
          </table:table-cell>
          <table:table-cell office:value-type="string">
            <text:p>TUN</text:p>
          </table:table-cell>
          <table:table-cell office:value="5" office:value-type="float"/>
          <table:table-cell office:value="4" office:value-type="float"/>
        </table:table-row>
        <table:table-row>
          <table:table-cell office:value="64" office:value-type="float"/>
          <table:table-cell office:value-type="string">
            <text:p>Türkiye</text:p>
          </table:table-cell>
          <table:table-cell office:value-type="string">
            <text:p>TUR</text:p>
          </table:table-cell>
          <table:table-cell office:value="3" office:value-type="float"/>
          <table:table-cell office:value="5" office:value-type="float"/>
        </table:table-row>
        <table:table-row>
          <table:table-cell office:value="65" office:value-type="float"/>
          <table:table-cell office:value-type="string">
            <text:p>Turkmenistan</text:p>
          </table:table-cell>
          <table:table-cell office:value-type="string">
            <text:p>TKM</text:p>
          </table:table-cell>
          <table:table-cell office:value="3" office:value-type="float"/>
          <table:table-cell office:value="5" office:value-type="float"/>
        </table:table-row>
        <table:table-row>
          <table:table-cell office:value="66" office:value-type="float"/>
          <table:table-cell office:value-type="string">
            <text:p>Turks and Caicos Islands</text:p>
          </table:table-cell>
          <table:table-cell office:value-type="string">
            <text:p>TCA</text:p>
          </table:table-cell>
          <table:table-cell office:value="4" office:value-type="float"/>
          <table:table-cell office:value="2" office:value-type="float"/>
        </table:table-row>
        <table:table-row>
          <table:table-cell office:value="67" office:value-type="float"/>
          <table:table-cell office:value-type="string">
            <text:p>Tuvalu</text:p>
          </table:table-cell>
          <table:table-cell office:value-type="string">
            <text:p>TUV</text:p>
          </table:table-cell>
          <table:table-cell office:value="2" office:value-type="float"/>
          <table:table-cell office:value="5" office:value-type="float"/>
        </table:table-row>
        <table:table-row>
          <table:table-cell office:value="68" office:value-type="float"/>
          <table:table-cell office:value-type="string">
            <text:p>Uganda</text:p>
          </table:table-cell>
          <table:table-cell office:value-type="string">
            <text:p>UGA</text:p>
          </table:table-cell>
          <table:table-cell office:value="8" office:value-type="float"/>
          <table:table-cell office:value="3" office:value-type="float"/>
        </table:table-row>
        <table:table-row>
          <table:table-cell office:value="69" office:value-type="float"/>
          <table:table-cell office:value-type="string">
            <text:p>Ukraine</text:p>
          </table:table-cell>
          <table:table-cell office:value-type="string">
            <text:p>UKR</text:p>
          </table:table-cell>
          <table:table-cell office:value="3" office:value-type="float"/>
          <table:table-cell office:value="5" office:value-type="float"/>
        </table:table-row>
        <table:table-row>
          <table:table-cell office:value="70" office:value-type="float"/>
          <table:table-cell office:value-type="string">
            <text:p>United Arab Emirates</text:p>
          </table:table-cell>
          <table:table-cell office:value-type="string">
            <text:p>ARE</text:p>
          </table:table-cell>
          <table:table-cell office:value="5" office:value-type="float"/>
          <table:table-cell office:value="2" office:value-type="float"/>
        </table:table-row>
        <table:table-row>
          <table:table-cell office:value="71" office:value-type="float"/>
          <table:table-cell office:value-type="string">
            <text:p>United Kingdom</text:p>
          </table:table-cell>
          <table:table-cell office:value-type="string">
            <text:p>GBR</text:p>
          </table:table-cell>
          <table:table-cell office:value="3" office:value-type="float"/>
          <table:table-cell office:value="2" office:value-type="float"/>
        </table:table-row>
        <table:table-row>
          <table:table-cell office:value="72" office:value-type="float"/>
          <table:table-cell office:value-type="string">
            <text:p>United States</text:p>
          </table:table-cell>
          <table:table-cell office:value-type="string">
            <text:p>USA</text:p>
          </table:table-cell>
          <table:table-cell office:value="6" office:value-type="float"/>
          <table:table-cell office:value="2" office:value-type="float"/>
        </table:table-row>
        <table:table-row>
          <table:table-cell office:value="73" office:value-type="float"/>
          <table:table-cell office:value-type="string">
            <text:p>Uruguay</text:p>
          </table:table-cell>
          <table:table-cell office:value-type="string">
            <text:p>URY</text:p>
          </table:table-cell>
          <table:table-cell office:value="4" office:value-type="float"/>
          <table:table-cell office:value="2" office:value-type="float"/>
        </table:table-row>
        <table:table-row>
          <table:table-cell office:value="74" office:value-type="float"/>
          <table:table-cell office:value-type="string">
            <text:p>Uzbekistan</text:p>
          </table:table-cell>
          <table:table-cell office:value-type="string">
            <text:p>UZB</text:p>
          </table:table-cell>
          <table:table-cell office:value="3" office:value-type="float"/>
          <table:table-cell office:value="4" office:value-type="float"/>
        </table:table-row>
        <table:table-row>
          <table:table-cell office:value="75" office:value-type="float"/>
          <table:table-cell office:value-type="string">
            <text:p>Vanuatu</text:p>
          </table:table-cell>
          <table:table-cell office:value-type="string">
            <text:p>VUT</text:p>
          </table:table-cell>
          <table:table-cell office:value="2" office:value-type="float"/>
          <table:table-cell office:value="4" office:value-type="float"/>
        </table:table-row>
        <table:table-row>
          <table:table-cell office:value="76" office:value-type="float"/>
          <table:table-cell office:value-type="string">
            <text:p>Venezuela, RB</text:p>
          </table:table-cell>
          <table:table-cell office:value-type="string">
            <text:p>VEN</text:p>
          </table:table-cell>
          <table:table-cell office:value="4" office:value-type="float"/>
          <table:table-cell office:value="1" office:value-type="float"/>
        </table:table-row>
        <table:table-row>
          <table:table-cell office:value="77" office:value-type="float"/>
          <table:table-cell office:value-type="string">
            <text:p>Vietnam</text:p>
          </table:table-cell>
          <table:table-cell office:value-type="string">
            <text:p>VNM</text:p>
          </table:table-cell>
          <table:table-cell office:value="2" office:value-type="float"/>
          <table:table-cell office:value="4" office:value-type="float"/>
        </table:table-row>
        <table:table-row>
          <table:table-cell office:value="78" office:value-type="float"/>
          <table:table-cell office:value-type="string">
            <text:p>Virgin Islands (U.S.)</text:p>
          </table:table-cell>
          <table:table-cell office:value-type="string">
            <text:p>VIR</text:p>
          </table:table-cell>
          <table:table-cell office:value="4" office:value-type="float"/>
          <table:table-cell office:value="2" office:value-type="float"/>
        </table:table-row>
        <table:table-row>
          <table:table-cell office:value="79" office:value-type="float"/>
          <table:table-cell office:value-type="string">
            <text:p>West Bank and Gaza</text:p>
          </table:table-cell>
          <table:table-cell office:value-type="string">
            <text:p>PSE</text:p>
          </table:table-cell>
          <table:table-cell office:value="5" office:value-type="float"/>
          <table:table-cell office:value="4" office:value-type="float"/>
        </table:table-row>
        <table:table-row>
          <table:table-cell office:value="80" office:value-type="float"/>
          <table:table-cell office:value-type="string">
            <text:p>Yemen, Rep.</text:p>
          </table:table-cell>
          <table:table-cell office:value-type="string">
            <text:p>YEM</text:p>
          </table:table-cell>
          <table:table-cell office:value="5" office:value-type="float"/>
          <table:table-cell office:value="3" office:value-type="float"/>
        </table:table-row>
        <table:table-row>
          <table:table-cell office:value="81" office:value-type="float"/>
          <table:table-cell office:value-type="string">
            <text:p>Zambia</text:p>
          </table:table-cell>
          <table:table-cell office:value-type="string">
            <text:p>ZMB</text:p>
          </table:table-cell>
          <table:table-cell office:value="8" office:value-type="float"/>
          <table:table-cell office:value="4" office:value-type="float"/>
        </table:table-row>
        <table:table-row>
          <table:table-cell office:value="82" office:value-type="float"/>
          <table:table-cell office:value-type="string">
            <text:p>Zimbabwe</text:p>
          </table:table-cell>
          <table:table-cell office:value-type="string">
            <text:p>ZWE</text:p>
          </table:table-cell>
          <table:table-cell office:value="8" office:value-type="float"/>
          <table:table-cell office:value="4" office:value-type="float"/>
        </table:table-row>
        <table:table-row>
          <table:table-cell office:value="134" office:value-type="float"/>
          <table:table-cell office:value-type="string">
            <text:p>Afghanistan</text:p>
          </table:table-cell>
          <table:table-cell office:value-type="string">
            <text:p>AFG</text:p>
          </table:table-cell>
          <table:table-cell office:value="7" office:value-type="float"/>
          <table:table-cell office:value="3" office:value-type="float"/>
        </table:table-row>
        <table:table-row>
          <table:table-cell office:value="135" office:value-type="float"/>
          <table:table-cell office:value-type="string">
            <text:p>Albania</text:p>
          </table:table-cell>
          <table:table-cell office:value-type="string">
            <text:p>ALB</text:p>
          </table:table-cell>
          <table:table-cell office:value="3" office:value-type="float"/>
          <table:table-cell office:value="5" office:value-type="float"/>
        </table:table-row>
        <table:table-row>
          <table:table-cell office:value="136" office:value-type="float"/>
          <table:table-cell office:value-type="string">
            <text:p>Algeria</text:p>
          </table:table-cell>
          <table:table-cell office:value-type="string">
            <text:p>DZA</text:p>
          </table:table-cell>
          <table:table-cell office:value="5" office:value-type="float"/>
          <table:table-cell office:value="5" office:value-type="float"/>
        </table:table-row>
        <table:table-row>
          <table:table-cell office:value="137" office:value-type="float"/>
          <table:table-cell office:value-type="string">
            <text:p>American Samoa</text:p>
          </table:table-cell>
          <table:table-cell office:value-type="string">
            <text:p>ASM</text:p>
          </table:table-cell>
          <table:table-cell office:value="2" office:value-type="float"/>
          <table:table-cell office:value="2" office:value-type="float"/>
        </table:table-row>
        <table:table-row>
          <table:table-cell office:value="138" office:value-type="float"/>
          <table:table-cell office:value-type="string">
            <text:p>Andorra</text:p>
          </table:table-cell>
          <table:table-cell office:value-type="string">
            <text:p>AND</text:p>
          </table:table-cell>
          <table:table-cell office:value="3" office:value-type="float"/>
          <table:table-cell office:value="2" office:value-type="float"/>
        </table:table-row>
        <table:table-row>
          <table:table-cell office:value="139" office:value-type="float"/>
          <table:table-cell office:value-type="string">
            <text:p>Angola</text:p>
          </table:table-cell>
          <table:table-cell office:value-type="string">
            <text:p>AGO</text:p>
          </table:table-cell>
          <table:table-cell office:value="8" office:value-type="float"/>
          <table:table-cell office:value="4" office:value-type="float"/>
        </table:table-row>
        <table:table-row>
          <table:table-cell office:value="140" office:value-type="float"/>
          <table:table-cell office:value-type="string">
            <text:p>Antigua and Barbuda</text:p>
          </table:table-cell>
          <table:table-cell office:value-type="string">
            <text:p>ATG</text:p>
          </table:table-cell>
          <table:table-cell office:value="4" office:value-type="float"/>
          <table:table-cell office:value="2" office:value-type="float"/>
        </table:table-row>
        <table:table-row>
          <table:table-cell office:value="141" office:value-type="float"/>
          <table:table-cell office:value-type="string">
            <text:p>Argentina</text:p>
          </table:table-cell>
          <table:table-cell office:value-type="string">
            <text:p>ARG</text:p>
          </table:table-cell>
          <table:table-cell office:value="4" office:value-type="float"/>
          <table:table-cell office:value="5" office:value-type="float"/>
        </table:table-row>
        <table:table-row>
          <table:table-cell office:value="142" office:value-type="float"/>
          <table:table-cell office:value-type="string">
            <text:p>Armenia</text:p>
          </table:table-cell>
          <table:table-cell office:value-type="string">
            <text:p>ARM</text:p>
          </table:table-cell>
          <table:table-cell office:value="3" office:value-type="float"/>
          <table:table-cell office:value="5" office:value-type="float"/>
        </table:table-row>
        <table:table-row>
          <table:table-cell office:value="143" office:value-type="float"/>
          <table:table-cell office:value-type="string">
            <text:p>Aruba</text:p>
          </table:table-cell>
          <table:table-cell office:value-type="string">
            <text:p>ABW</text:p>
          </table:table-cell>
          <table:table-cell office:value="4" office:value-type="float"/>
          <table:table-cell office:value="2" office:value-type="float"/>
        </table:table-row>
        <table:table-row>
          <table:table-cell office:value="144" office:value-type="float"/>
          <table:table-cell office:value-type="string">
            <text:p>Australia</text:p>
          </table:table-cell>
          <table:table-cell office:value-type="string">
            <text:p>AUS</text:p>
          </table:table-cell>
          <table:table-cell office:value="2" office:value-type="float"/>
          <table:table-cell office:value="2" office:value-type="float"/>
        </table:table-row>
        <table:table-row>
          <table:table-cell office:value="145" office:value-type="float"/>
          <table:table-cell office:value-type="string">
            <text:p>Austria</text:p>
          </table:table-cell>
          <table:table-cell office:value-type="string">
            <text:p>AUT</text:p>
          </table:table-cell>
          <table:table-cell office:value="3" office:value-type="float"/>
          <table:table-cell office:value="2" office:value-type="float"/>
        </table:table-row>
        <table:table-row>
          <table:table-cell office:value="146" office:value-type="float"/>
          <table:table-cell office:value-type="string">
            <text:p>Azerbaijan</text:p>
          </table:table-cell>
          <table:table-cell office:value-type="string">
            <text:p>AZE</text:p>
          </table:table-cell>
          <table:table-cell office:value="3" office:value-type="float"/>
          <table:table-cell office:value="5" office:value-type="float"/>
        </table:table-row>
        <table:table-row>
          <table:table-cell office:value="147" office:value-type="float"/>
          <table:table-cell office:value-type="string">
            <text:p>Bahamas, The</text:p>
          </table:table-cell>
          <table:table-cell office:value-type="string">
            <text:p>BHS</text:p>
          </table:table-cell>
          <table:table-cell office:value="4" office:value-type="float"/>
          <table:table-cell office:value="2" office:value-type="float"/>
        </table:table-row>
        <table:table-row>
          <table:table-cell office:value="148" office:value-type="float"/>
          <table:table-cell office:value-type="string">
            <text:p>Bahrain</text:p>
          </table:table-cell>
          <table:table-cell office:value-type="string">
            <text:p>BHR</text:p>
          </table:table-cell>
          <table:table-cell office:value="5" office:value-type="float"/>
          <table:table-cell office:value="2" office:value-type="float"/>
        </table:table-row>
        <table:table-row>
          <table:table-cell office:value="149" office:value-type="float"/>
          <table:table-cell office:value-type="string">
            <text:p>Bangladesh</text:p>
          </table:table-cell>
          <table:table-cell office:value-type="string">
            <text:p>BGD</text:p>
          </table:table-cell>
          <table:table-cell office:value="7" office:value-type="float"/>
          <table:table-cell office:value="4" office:value-type="float"/>
        </table:table-row>
        <table:table-row>
          <table:table-cell office:value="150" office:value-type="float"/>
          <table:table-cell office:value-type="string">
            <text:p>Barbados</text:p>
          </table:table-cell>
          <table:table-cell office:value-type="string">
            <text:p>BRB</text:p>
          </table:table-cell>
          <table:table-cell office:value="4" office:value-type="float"/>
          <table:table-cell office:value="2" office:value-type="float"/>
        </table:table-row>
        <table:table-row>
          <table:table-cell office:value="151" office:value-type="float"/>
          <table:table-cell office:value-type="string">
            <text:p>Belarus</text:p>
          </table:table-cell>
          <table:table-cell office:value-type="string">
            <text:p>BLR</text:p>
          </table:table-cell>
          <table:table-cell office:value="3" office:value-type="float"/>
          <table:table-cell office:value="5" office:value-type="float"/>
        </table:table-row>
        <table:table-row>
          <table:table-cell office:value="152" office:value-type="float"/>
          <table:table-cell office:value-type="string">
            <text:p>Belgium</text:p>
          </table:table-cell>
          <table:table-cell office:value-type="string">
            <text:p>BEL</text:p>
          </table:table-cell>
          <table:table-cell office:value="3" office:value-type="float"/>
          <table:table-cell office:value="2" office:value-type="float"/>
        </table:table-row>
        <table:table-row>
          <table:table-cell office:value="153" office:value-type="float"/>
          <table:table-cell office:value-type="string">
            <text:p>Belize</text:p>
          </table:table-cell>
          <table:table-cell office:value-type="string">
            <text:p>BLZ</text:p>
          </table:table-cell>
          <table:table-cell office:value="4" office:value-type="float"/>
          <table:table-cell office:value="5" office:value-type="float"/>
        </table:table-row>
        <table:table-row>
          <table:table-cell office:value="154" office:value-type="float"/>
          <table:table-cell office:value-type="string">
            <text:p>Benin</text:p>
          </table:table-cell>
          <table:table-cell office:value-type="string">
            <text:p>BEN</text:p>
          </table:table-cell>
          <table:table-cell office:value="8" office:value-type="float"/>
          <table:table-cell office:value="4" office:value-type="float"/>
        </table:table-row>
        <table:table-row>
          <table:table-cell office:value="155" office:value-type="float"/>
          <table:table-cell office:value-type="string">
            <text:p>Bermuda</text:p>
          </table:table-cell>
          <table:table-cell office:value-type="string">
            <text:p>BMU</text:p>
          </table:table-cell>
          <table:table-cell office:value="6" office:value-type="float"/>
          <table:table-cell office:value="2" office:value-type="float"/>
        </table:table-row>
        <table:table-row>
          <table:table-cell office:value="156" office:value-type="float"/>
          <table:table-cell office:value-type="string">
            <text:p>Bhutan</text:p>
          </table:table-cell>
          <table:table-cell office:value-type="string">
            <text:p>BTN</text:p>
          </table:table-cell>
          <table:table-cell office:value="7" office:value-type="float"/>
          <table:table-cell office:value="4" office:value-type="float"/>
        </table:table-row>
        <table:table-row>
          <table:table-cell office:value="157" office:value-type="float"/>
          <table:table-cell office:value-type="string">
            <text:p>Bolivia</text:p>
          </table:table-cell>
          <table:table-cell office:value-type="string">
            <text:p>BOL</text:p>
          </table:table-cell>
          <table:table-cell office:value="4" office:value-type="float"/>
          <table:table-cell office:value="4" office:value-type="float"/>
        </table:table-row>
        <table:table-row>
          <table:table-cell office:value="158" office:value-type="float"/>
          <table:table-cell office:value-type="string">
            <text:p>Bosnia and Herzegovina</text:p>
          </table:table-cell>
          <table:table-cell office:value-type="string">
            <text:p>BIH</text:p>
          </table:table-cell>
          <table:table-cell office:value="3" office:value-type="float"/>
          <table:table-cell office:value="5" office:value-type="float"/>
        </table:table-row>
        <table:table-row>
          <table:table-cell office:value="159" office:value-type="float"/>
          <table:table-cell office:value-type="string">
            <text:p>Botswana</text:p>
          </table:table-cell>
          <table:table-cell office:value-type="string">
            <text:p>BWA</text:p>
          </table:table-cell>
          <table:table-cell office:value="8" office:value-type="float"/>
          <table:table-cell office:value="5" office:value-type="float"/>
        </table:table-row>
        <table:table-row>
          <table:table-cell office:value="160" office:value-type="float"/>
          <table:table-cell office:value-type="string">
            <text:p>Brazil</text:p>
          </table:table-cell>
          <table:table-cell office:value-type="string">
            <text:p>BRA</text:p>
          </table:table-cell>
          <table:table-cell office:value="4" office:value-type="float"/>
          <table:table-cell office:value="5" office:value-type="float"/>
        </table:table-row>
        <table:table-row>
          <table:table-cell office:value="161" office:value-type="float"/>
          <table:table-cell office:value-type="string">
            <text:p>British Virgin Islands</text:p>
          </table:table-cell>
          <table:table-cell office:value-type="string">
            <text:p>VGB</text:p>
          </table:table-cell>
          <table:table-cell office:value="4" office:value-type="float"/>
          <table:table-cell office:value="2" office:value-type="float"/>
        </table:table-row>
        <table:table-row>
          <table:table-cell office:value="162" office:value-type="float"/>
          <table:table-cell office:value-type="string">
            <text:p>Brunei Darussalam</text:p>
          </table:table-cell>
          <table:table-cell office:value-type="string">
            <text:p>BRN</text:p>
          </table:table-cell>
          <table:table-cell office:value="2" office:value-type="float"/>
          <table:table-cell office:value="2" office:value-type="float"/>
        </table:table-row>
        <table:table-row>
          <table:table-cell office:value="163" office:value-type="float"/>
          <table:table-cell office:value-type="string">
            <text:p>Bulgaria</text:p>
          </table:table-cell>
          <table:table-cell office:value-type="string">
            <text:p>BGR</text:p>
          </table:table-cell>
          <table:table-cell office:value="3" office:value-type="float"/>
          <table:table-cell office:value="2" office:value-type="float"/>
        </table:table-row>
        <table:table-row>
          <table:table-cell office:value="164" office:value-type="float"/>
          <table:table-cell office:value-type="string">
            <text:p>Burkina Faso</text:p>
          </table:table-cell>
          <table:table-cell office:value-type="string">
            <text:p>BFA</text:p>
          </table:table-cell>
          <table:table-cell office:value="8" office:value-type="float"/>
          <table:table-cell office:value="3" office:value-type="float"/>
        </table:table-row>
        <table:table-row>
          <table:table-cell office:value="165" office:value-type="float"/>
          <table:table-cell office:value-type="string">
            <text:p>Burundi</text:p>
          </table:table-cell>
          <table:table-cell office:value-type="string">
            <text:p>BDI</text:p>
          </table:table-cell>
          <table:table-cell office:value="8" office:value-type="float"/>
          <table:table-cell office:value="3" office:value-type="float"/>
        </table:table-row>
        <table:table-row>
          <table:table-cell office:value="166" office:value-type="float"/>
          <table:table-cell office:value-type="string">
            <text:p>Cabo Verde</text:p>
          </table:table-cell>
          <table:table-cell office:value-type="string">
            <text:p>CPV</text:p>
          </table:table-cell>
          <table:table-cell office:value="8" office:value-type="float"/>
          <table:table-cell office:value="4" office:value-type="float"/>
        </table:table-row>
        <table:table-row>
          <table:table-cell office:value="167" office:value-type="float"/>
          <table:table-cell office:value-type="string">
            <text:p>Cambodia</text:p>
          </table:table-cell>
          <table:table-cell office:value-type="string">
            <text:p>KHM</text:p>
          </table:table-cell>
          <table:table-cell office:value="2" office:value-type="float"/>
          <table:table-cell office:value="4" office:value-type="float"/>
        </table:table-row>
        <table:table-row>
          <table:table-cell office:value="168" office:value-type="float"/>
          <table:table-cell office:value-type="string">
            <text:p>Cameroon</text:p>
          </table:table-cell>
          <table:table-cell office:value-type="string">
            <text:p>CMR</text:p>
          </table:table-cell>
          <table:table-cell office:value="8" office:value-type="float"/>
          <table:table-cell office:value="4" office:value-type="float"/>
        </table:table-row>
        <table:table-row>
          <table:table-cell office:value="169" office:value-type="float"/>
          <table:table-cell office:value-type="string">
            <text:p>Canada</text:p>
          </table:table-cell>
          <table:table-cell office:value-type="string">
            <text:p>CAN</text:p>
          </table:table-cell>
          <table:table-cell office:value="6" office:value-type="float"/>
          <table:table-cell office:value="2" office:value-type="float"/>
        </table:table-row>
        <table:table-row>
          <table:table-cell office:value="170" office:value-type="float"/>
          <table:table-cell office:value-type="string">
            <text:p>Cayman Islands</text:p>
          </table:table-cell>
          <table:table-cell office:value-type="string">
            <text:p>CYM</text:p>
          </table:table-cell>
          <table:table-cell office:value="4" office:value-type="float"/>
          <table:table-cell office:value="2" office:value-type="float"/>
        </table:table-row>
        <table:table-row>
          <table:table-cell office:value="171" office:value-type="float"/>
          <table:table-cell office:value-type="string">
            <text:p>Central African Republic</text:p>
          </table:table-cell>
          <table:table-cell office:value-type="string">
            <text:p>CAF</text:p>
          </table:table-cell>
          <table:table-cell office:value="8" office:value-type="float"/>
          <table:table-cell office:value="3" office:value-type="float"/>
        </table:table-row>
        <table:table-row>
          <table:table-cell office:value="172" office:value-type="float"/>
          <table:table-cell office:value-type="string">
            <text:p>Chad</text:p>
          </table:table-cell>
          <table:table-cell office:value-type="string">
            <text:p>TCD</text:p>
          </table:table-cell>
          <table:table-cell office:value="8" office:value-type="float"/>
          <table:table-cell office:value="3" office:value-type="float"/>
        </table:table-row>
        <table:table-row>
          <table:table-cell office:value="173" office:value-type="float"/>
          <table:table-cell office:value-type="string">
            <text:p>Channel Islands</text:p>
          </table:table-cell>
          <table:table-cell office:value-type="string">
            <text:p>CHI</text:p>
          </table:table-cell>
          <table:table-cell office:value="3" office:value-type="float"/>
          <table:table-cell office:value="2" office:value-type="float"/>
        </table:table-row>
        <table:table-row>
          <table:table-cell office:value="174" office:value-type="float"/>
          <table:table-cell office:value-type="string">
            <text:p>Chile</text:p>
          </table:table-cell>
          <table:table-cell office:value-type="string">
            <text:p>CHL</text:p>
          </table:table-cell>
          <table:table-cell office:value="4" office:value-type="float"/>
          <table:table-cell office:value="2" office:value-type="float"/>
        </table:table-row>
        <table:table-row>
          <table:table-cell office:value="175" office:value-type="float"/>
          <table:table-cell office:value-type="string">
            <text:p>China</text:p>
          </table:table-cell>
          <table:table-cell office:value-type="string">
            <text:p>CHN</text:p>
          </table:table-cell>
          <table:table-cell office:value="2" office:value-type="float"/>
          <table:table-cell office:value="5" office:value-type="float"/>
        </table:table-row>
        <table:table-row>
          <table:table-cell office:value="176" office:value-type="float"/>
          <table:table-cell office:value-type="string">
            <text:p>Colombia</text:p>
          </table:table-cell>
          <table:table-cell office:value-type="string">
            <text:p>COL</text:p>
          </table:table-cell>
          <table:table-cell office:value="4" office:value-type="float"/>
          <table:table-cell office:value="5" office:value-type="float"/>
        </table:table-row>
        <table:table-row>
          <table:table-cell office:value="177" office:value-type="float"/>
          <table:table-cell office:value-type="string">
            <text:p>Comoros</text:p>
          </table:table-cell>
          <table:table-cell office:value-type="string">
            <text:p>COM</text:p>
          </table:table-cell>
          <table:table-cell office:value="8" office:value-type="float"/>
          <table:table-cell office:value="4" office:value-type="float"/>
        </table:table-row>
        <table:table-row>
          <table:table-cell office:value="178" office:value-type="float"/>
          <table:table-cell office:value-type="string">
            <text:p>Congo, Dem. Rep.</text:p>
          </table:table-cell>
          <table:table-cell office:value-type="string">
            <text:p>COD</text:p>
          </table:table-cell>
          <table:table-cell office:value="8" office:value-type="float"/>
          <table:table-cell office:value="3" office:value-type="float"/>
        </table:table-row>
        <table:table-row>
          <table:table-cell office:value="179" office:value-type="float"/>
          <table:table-cell office:value-type="string">
            <text:p>Congo, Rep.</text:p>
          </table:table-cell>
          <table:table-cell office:value-type="string">
            <text:p>COG</text:p>
          </table:table-cell>
          <table:table-cell office:value="8" office:value-type="float"/>
          <table:table-cell office:value="4" office:value-type="float"/>
        </table:table-row>
        <table:table-row>
          <table:table-cell office:value="180" office:value-type="float"/>
          <table:table-cell office:value-type="string">
            <text:p>Costa Rica</text:p>
          </table:table-cell>
          <table:table-cell office:value-type="string">
            <text:p>CRI</text:p>
          </table:table-cell>
          <table:table-cell office:value="4" office:value-type="float"/>
          <table:table-cell office:value="5" office:value-type="float"/>
        </table:table-row>
        <table:table-row>
          <table:table-cell office:value="181" office:value-type="float"/>
          <table:table-cell office:value-type="string">
            <text:p>Côte d’Ivoire</text:p>
          </table:table-cell>
          <table:table-cell office:value-type="string">
            <text:p>CIV</text:p>
          </table:table-cell>
          <table:table-cell office:value="8" office:value-type="float"/>
          <table:table-cell office:value="4" office:value-type="float"/>
        </table:table-row>
        <table:table-row>
          <table:table-cell office:value="182" office:value-type="float"/>
          <table:table-cell office:value-type="string">
            <text:p>Croatia</text:p>
          </table:table-cell>
          <table:table-cell office:value-type="string">
            <text:p>HRV</text:p>
          </table:table-cell>
          <table:table-cell office:value="3" office:value-type="float"/>
          <table:table-cell office:value="2" office:value-type="float"/>
        </table:table-row>
        <table:table-row>
          <table:table-cell office:value="183" office:value-type="float"/>
          <table:table-cell office:value-type="string">
            <text:p>Cuba</text:p>
          </table:table-cell>
          <table:table-cell office:value-type="string">
            <text:p>CUB</text:p>
          </table:table-cell>
          <table:table-cell office:value="4" office:value-type="float"/>
          <table:table-cell office:value="5" office:value-type="float"/>
        </table:table-row>
        <table:table-row>
          <table:table-cell office:value="184" office:value-type="float"/>
          <table:table-cell office:value-type="string">
            <text:p>Curaçao</text:p>
          </table:table-cell>
          <table:table-cell office:value-type="string">
            <text:p>CUW</text:p>
          </table:table-cell>
          <table:table-cell office:value="4" office:value-type="float"/>
          <table:table-cell office:value="2" office:value-type="float"/>
        </table:table-row>
        <table:table-row>
          <table:table-cell office:value="185" office:value-type="float"/>
          <table:table-cell office:value-type="string">
            <text:p>Cyprus</text:p>
          </table:table-cell>
          <table:table-cell office:value-type="string">
            <text:p>CYP</text:p>
          </table:table-cell>
          <table:table-cell office:value="3" office:value-type="float"/>
          <table:table-cell office:value="2" office:value-type="float"/>
        </table:table-row>
        <table:table-row>
          <table:table-cell office:value="186" office:value-type="float"/>
          <table:table-cell office:value-type="string">
            <text:p>Czechia</text:p>
          </table:table-cell>
          <table:table-cell office:value-type="string">
            <text:p>CZE</text:p>
          </table:table-cell>
          <table:table-cell office:value="3" office:value-type="float"/>
          <table:table-cell office:value="2" office:value-type="float"/>
        </table:table-row>
        <table:table-row>
          <table:table-cell office:value="187" office:value-type="float"/>
          <table:table-cell office:value-type="string">
            <text:p>Denmark</text:p>
          </table:table-cell>
          <table:table-cell office:value-type="string">
            <text:p>DNK</text:p>
          </table:table-cell>
          <table:table-cell office:value="3" office:value-type="float"/>
          <table:table-cell office:value="2" office:value-type="float"/>
        </table:table-row>
        <table:table-row>
          <table:table-cell office:value="188" office:value-type="float"/>
          <table:table-cell office:value-type="string">
            <text:p>Djibouti</text:p>
          </table:table-cell>
          <table:table-cell office:value-type="string">
            <text:p>DJI</text:p>
          </table:table-cell>
          <table:table-cell office:value="5" office:value-type="float"/>
          <table:table-cell office:value="4" office:value-type="float"/>
        </table:table-row>
        <table:table-row>
          <table:table-cell office:value="189" office:value-type="float"/>
          <table:table-cell office:value-type="string">
            <text:p>Dominica</text:p>
          </table:table-cell>
          <table:table-cell office:value-type="string">
            <text:p>DMA</text:p>
          </table:table-cell>
          <table:table-cell office:value="4" office:value-type="float"/>
          <table:table-cell office:value="5" office:value-type="float"/>
        </table:table-row>
        <table:table-row>
          <table:table-cell office:value="190" office:value-type="float"/>
          <table:table-cell office:value-type="string">
            <text:p>Dominican Republic</text:p>
          </table:table-cell>
          <table:table-cell office:value-type="string">
            <text:p>DOM</text:p>
          </table:table-cell>
          <table:table-cell office:value="4" office:value-type="float"/>
          <table:table-cell office:value="5" office:value-type="float"/>
        </table:table-row>
        <table:table-row>
          <table:table-cell office:value="191" office:value-type="float"/>
          <table:table-cell office:value-type="string">
            <text:p>Ecuador</text:p>
          </table:table-cell>
          <table:table-cell office:value-type="string">
            <text:p>ECU</text:p>
          </table:table-cell>
          <table:table-cell office:value="4" office:value-type="float"/>
          <table:table-cell office:value="5" office:value-type="float"/>
        </table:table-row>
        <table:table-row>
          <table:table-cell office:value="192" office:value-type="float"/>
          <table:table-cell office:value-type="string">
            <text:p>Egypt, Arab Rep.</text:p>
          </table:table-cell>
          <table:table-cell office:value-type="string">
            <text:p>EGY</text:p>
          </table:table-cell>
          <table:table-cell office:value="5" office:value-type="float"/>
          <table:table-cell office:value="4" office:value-type="float"/>
        </table:table-row>
        <table:table-row>
          <table:table-cell office:value="193" office:value-type="float"/>
          <table:table-cell office:value-type="string">
            <text:p>El Salvador</text:p>
          </table:table-cell>
          <table:table-cell office:value-type="string">
            <text:p>SLV</text:p>
          </table:table-cell>
          <table:table-cell office:value="4" office:value-type="float"/>
          <table:table-cell office:value="5" office:value-type="float"/>
        </table:table-row>
        <table:table-row>
          <table:table-cell office:value="194" office:value-type="float"/>
          <table:table-cell office:value-type="string">
            <text:p>Equatorial Guinea</text:p>
          </table:table-cell>
          <table:table-cell office:value-type="string">
            <text:p>GNQ</text:p>
          </table:table-cell>
          <table:table-cell office:value="8" office:value-type="float"/>
          <table:table-cell office:value="5" office:value-type="float"/>
        </table:table-row>
        <table:table-row>
          <table:table-cell office:value="195" office:value-type="float"/>
          <table:table-cell office:value-type="string">
            <text:p>Eritrea</text:p>
          </table:table-cell>
          <table:table-cell office:value-type="string">
            <text:p>ERI</text:p>
          </table:table-cell>
          <table:table-cell office:value="8" office:value-type="float"/>
          <table:table-cell office:value="3" office:value-type="float"/>
        </table:table-row>
        <table:table-row>
          <table:table-cell office:value="196" office:value-type="float"/>
          <table:table-cell office:value-type="string">
            <text:p>Estonia</text:p>
          </table:table-cell>
          <table:table-cell office:value-type="string">
            <text:p>EST</text:p>
          </table:table-cell>
          <table:table-cell office:value="3" office:value-type="float"/>
          <table:table-cell office:value="2" office:value-type="float"/>
        </table:table-row>
        <table:table-row>
          <table:table-cell office:value="197" office:value-type="float"/>
          <table:table-cell office:value-type="string">
            <text:p>Eswatini</text:p>
          </table:table-cell>
          <table:table-cell office:value-type="string">
            <text:p>SWZ</text:p>
          </table:table-cell>
          <table:table-cell office:value="8" office:value-type="float"/>
          <table:table-cell office:value="4" office:value-type="float"/>
        </table:table-row>
        <table:table-row>
          <table:table-cell office:value="198" office:value-type="float"/>
          <table:table-cell office:value-type="string">
            <text:p>Ethiopia</text:p>
          </table:table-cell>
          <table:table-cell office:value-type="string">
            <text:p>ETH</text:p>
          </table:table-cell>
          <table:table-cell office:value="8" office:value-type="float"/>
          <table:table-cell office:value="3" office:value-type="float"/>
        </table:table-row>
        <table:table-row>
          <table:table-cell office:value="199" office:value-type="float"/>
          <table:table-cell office:value-type="string">
            <text:p>Faroe Islands</text:p>
          </table:table-cell>
          <table:table-cell office:value-type="string">
            <text:p>FRO</text:p>
          </table:table-cell>
          <table:table-cell office:value="3" office:value-type="float"/>
          <table:table-cell office:value="2" office:value-type="float"/>
        </table:table-row>
        <table:table-row>
          <table:table-cell office:value="200" office:value-type="float"/>
          <table:table-cell office:value-type="string">
            <text:p>Fiji</text:p>
          </table:table-cell>
          <table:table-cell office:value-type="string">
            <text:p>FJI</text:p>
          </table:table-cell>
          <table:table-cell office:value="2" office:value-type="float"/>
          <table:table-cell office:value="5" office:value-type="float"/>
        </table:table-row>
        <table:table-row>
          <table:table-cell office:value="201" office:value-type="float"/>
          <table:table-cell office:value-type="string">
            <text:p>Finland</text:p>
          </table:table-cell>
          <table:table-cell office:value-type="string">
            <text:p>FIN</text:p>
          </table:table-cell>
          <table:table-cell office:value="3" office:value-type="float"/>
          <table:table-cell office:value="2" office:value-type="float"/>
        </table:table-row>
        <table:table-row>
          <table:table-cell office:value="202" office:value-type="float"/>
          <table:table-cell office:value-type="string">
            <text:p>France</text:p>
          </table:table-cell>
          <table:table-cell office:value-type="string">
            <text:p>FRA</text:p>
          </table:table-cell>
          <table:table-cell office:value="3" office:value-type="float"/>
          <table:table-cell office:value="2" office:value-type="float"/>
        </table:table-row>
        <table:table-row>
          <table:table-cell office:value="203" office:value-type="float"/>
          <table:table-cell office:value-type="string">
            <text:p>French Polynesia</text:p>
          </table:table-cell>
          <table:table-cell office:value-type="string">
            <text:p>PYF</text:p>
          </table:table-cell>
          <table:table-cell office:value="2" office:value-type="float"/>
          <table:table-cell office:value="2" office:value-type="float"/>
        </table:table-row>
        <table:table-row>
          <table:table-cell office:value="204" office:value-type="float"/>
          <table:table-cell office:value-type="string">
            <text:p>Gabon</text:p>
          </table:table-cell>
          <table:table-cell office:value-type="string">
            <text:p>GAB</text:p>
          </table:table-cell>
          <table:table-cell office:value="8" office:value-type="float"/>
          <table:table-cell office:value="5" office:value-type="float"/>
        </table:table-row>
        <table:table-row>
          <table:table-cell office:value="205" office:value-type="float"/>
          <table:table-cell office:value-type="string">
            <text:p>Gambia, The</text:p>
          </table:table-cell>
          <table:table-cell office:value-type="string">
            <text:p>GMB</text:p>
          </table:table-cell>
          <table:table-cell office:value="8" office:value-type="float"/>
          <table:table-cell office:value="3" office:value-type="float"/>
        </table:table-row>
        <table:table-row>
          <table:table-cell office:value="206" office:value-type="float"/>
          <table:table-cell office:value-type="string">
            <text:p>Georgia</text:p>
          </table:table-cell>
          <table:table-cell office:value-type="string">
            <text:p>GEO</text:p>
          </table:table-cell>
          <table:table-cell office:value="3" office:value-type="float"/>
          <table:table-cell office:value="5" office:value-type="float"/>
        </table:table-row>
        <table:table-row>
          <table:table-cell office:value="207" office:value-type="float"/>
          <table:table-cell office:value-type="string">
            <text:p>Germany</text:p>
          </table:table-cell>
          <table:table-cell office:value-type="string">
            <text:p>DEU</text:p>
          </table:table-cell>
          <table:table-cell office:value="3" office:value-type="float"/>
          <table:table-cell office:value="2" office:value-type="float"/>
        </table:table-row>
        <table:table-row>
          <table:table-cell office:value="208" office:value-type="float"/>
          <table:table-cell office:value-type="string">
            <text:p>Ghana</text:p>
          </table:table-cell>
          <table:table-cell office:value-type="string">
            <text:p>GHA</text:p>
          </table:table-cell>
          <table:table-cell office:value="8" office:value-type="float"/>
          <table:table-cell office:value="4" office:value-type="float"/>
        </table:table-row>
        <table:table-row>
          <table:table-cell office:value="209" office:value-type="float"/>
          <table:table-cell office:value-type="string">
            <text:p>Gibraltar</text:p>
          </table:table-cell>
          <table:table-cell office:value-type="string">
            <text:p>GIB</text:p>
          </table:table-cell>
          <table:table-cell office:value="3" office:value-type="float"/>
          <table:table-cell office:value="2" office:value-type="float"/>
        </table:table-row>
        <table:table-row>
          <table:table-cell office:value="210" office:value-type="float"/>
          <table:table-cell office:value-type="string">
            <text:p>Greece</text:p>
          </table:table-cell>
          <table:table-cell office:value-type="string">
            <text:p>GRC</text:p>
          </table:table-cell>
          <table:table-cell office:value="3" office:value-type="float"/>
          <table:table-cell office:value="2" office:value-type="float"/>
        </table:table-row>
        <table:table-row>
          <table:table-cell office:value="211" office:value-type="float"/>
          <table:table-cell office:value-type="string">
            <text:p>Greenland</text:p>
          </table:table-cell>
          <table:table-cell office:value-type="string">
            <text:p>GRL</text:p>
          </table:table-cell>
          <table:table-cell office:value="3" office:value-type="float"/>
          <table:table-cell office:value="2" office:value-type="float"/>
        </table:table-row>
        <table:table-row>
          <table:table-cell office:value="212" office:value-type="float"/>
          <table:table-cell office:value-type="string">
            <text:p>Grenada</text:p>
          </table:table-cell>
          <table:table-cell office:value-type="string">
            <text:p>GRD</text:p>
          </table:table-cell>
          <table:table-cell office:value="4" office:value-type="float"/>
          <table:table-cell office:value="5" office:value-type="float"/>
        </table:table-row>
        <table:table-row>
          <table:table-cell office:value="213" office:value-type="float"/>
          <table:table-cell office:value-type="string">
            <text:p>Guam</text:p>
          </table:table-cell>
          <table:table-cell office:value-type="string">
            <text:p>GUM</text:p>
          </table:table-cell>
          <table:table-cell office:value="2" office:value-type="float"/>
          <table:table-cell office:value="2" office:value-type="float"/>
        </table:table-row>
        <table:table-row>
          <table:table-cell office:value="214" office:value-type="float"/>
          <table:table-cell office:value-type="string">
            <text:p>Guatemala</text:p>
          </table:table-cell>
          <table:table-cell office:value-type="string">
            <text:p>GTM</text:p>
          </table:table-cell>
          <table:table-cell office:value="4" office:value-type="float"/>
          <table:table-cell office:value="5" office:value-type="float"/>
        </table:table-row>
        <table:table-row>
          <table:table-cell office:value="215" office:value-type="float"/>
          <table:table-cell office:value-type="string">
            <text:p>Guinea</text:p>
          </table:table-cell>
          <table:table-cell office:value-type="string">
            <text:p>GIN</text:p>
          </table:table-cell>
          <table:table-cell office:value="8" office:value-type="float"/>
          <table:table-cell office:value="4" office:value-type="float"/>
        </table:table-row>
        <table:table-row>
          <table:table-cell office:value="216" office:value-type="float"/>
          <table:table-cell office:value-type="string">
            <text:p>Guinea-Bissau</text:p>
          </table:table-cell>
          <table:table-cell office:value-type="string">
            <text:p>GNB</text:p>
          </table:table-cell>
          <table:table-cell office:value="8" office:value-type="float"/>
          <table:table-cell office:value="3" office:value-type="float"/>
        </table:table-row>
        <table:table-row>
          <table:table-cell office:value="217" office:value-type="float"/>
          <table:table-cell office:value-type="string">
            <text:p>Guyana</text:p>
          </table:table-cell>
          <table:table-cell office:value-type="string">
            <text:p>GUY</text:p>
          </table:table-cell>
          <table:table-cell office:value="4" office:value-type="float"/>
          <table:table-cell office:value="2" office:value-type="float"/>
        </table:table-row>
        <table:table-row>
          <table:table-cell office:value="218" office:value-type="float"/>
          <table:table-cell office:value-type="string">
            <text:p>Haiti</text:p>
          </table:table-cell>
          <table:table-cell office:value-type="string">
            <text:p>HTI</text:p>
          </table:table-cell>
          <table:table-cell office:value="4" office:value-type="float"/>
          <table:table-cell office:value="4" office:value-type="float"/>
        </table:table-row>
        <table:table-row>
          <table:table-cell office:value="219" office:value-type="float"/>
          <table:table-cell office:value-type="string">
            <text:p>Honduras</text:p>
          </table:table-cell>
          <table:table-cell office:value-type="string">
            <text:p>HND</text:p>
          </table:table-cell>
          <table:table-cell office:value="4" office:value-type="float"/>
          <table:table-cell office:value="4" office:value-type="float"/>
        </table:table-row>
        <table:table-row>
          <table:table-cell office:value="220" office:value-type="float"/>
          <table:table-cell office:value-type="string">
            <text:p>Hong Kong SAR, China</text:p>
          </table:table-cell>
          <table:table-cell office:value-type="string">
            <text:p>HKG</text:p>
          </table:table-cell>
          <table:table-cell office:value="2" office:value-type="float"/>
          <table:table-cell office:value="2" office:value-type="float"/>
        </table:table-row>
        <table:table-row>
          <table:table-cell office:value="221" office:value-type="float"/>
          <table:table-cell office:value-type="string">
            <text:p>Hungary</text:p>
          </table:table-cell>
          <table:table-cell office:value-type="string">
            <text:p>HUN</text:p>
          </table:table-cell>
          <table:table-cell office:value="3" office:value-type="float"/>
          <table:table-cell office:value="2" office:value-type="float"/>
        </table:table-row>
        <table:table-row>
          <table:table-cell office:value="222" office:value-type="float"/>
          <table:table-cell office:value-type="string">
            <text:p>Iceland</text:p>
          </table:table-cell>
          <table:table-cell office:value-type="string">
            <text:p>ISL</text:p>
          </table:table-cell>
          <table:table-cell office:value="3" office:value-type="float"/>
          <table:table-cell office:value="2" office:value-type="float"/>
        </table:table-row>
        <table:table-row>
          <table:table-cell office:value="223" office:value-type="float"/>
          <table:table-cell office:value-type="string">
            <text:p>India</text:p>
          </table:table-cell>
          <table:table-cell office:value-type="string">
            <text:p>IND</text:p>
          </table:table-cell>
          <table:table-cell office:value="7" office:value-type="float"/>
          <table:table-cell office:value="4" office:value-type="float"/>
        </table:table-row>
        <table:table-row>
          <table:table-cell office:value="224" office:value-type="float"/>
          <table:table-cell office:value-type="string">
            <text:p>Indonesia</text:p>
          </table:table-cell>
          <table:table-cell office:value-type="string">
            <text:p>IDN</text:p>
          </table:table-cell>
          <table:table-cell office:value="2" office:value-type="float"/>
          <table:table-cell office:value="5" office:value-type="float"/>
        </table:table-row>
        <table:table-row>
          <table:table-cell office:value="225" office:value-type="float"/>
          <table:table-cell office:value-type="string">
            <text:p>Iran, Islamic Rep.</text:p>
          </table:table-cell>
          <table:table-cell office:value-type="string">
            <text:p>IRN</text:p>
          </table:table-cell>
          <table:table-cell office:value="5" office:value-type="float"/>
          <table:table-cell office:value="5" office:value-type="float"/>
        </table:table-row>
        <table:table-row>
          <table:table-cell office:value="226" office:value-type="float"/>
          <table:table-cell office:value-type="string">
            <text:p>Iraq</text:p>
          </table:table-cell>
          <table:table-cell office:value-type="string">
            <text:p>IRQ</text:p>
          </table:table-cell>
          <table:table-cell office:value="5" office:value-type="float"/>
          <table:table-cell office:value="5" office:value-type="float"/>
        </table:table-row>
        <table:table-row>
          <table:table-cell office:value="227" office:value-type="float"/>
          <table:table-cell office:value-type="string">
            <text:p>Ireland</text:p>
          </table:table-cell>
          <table:table-cell office:value-type="string">
            <text:p>IRL</text:p>
          </table:table-cell>
          <table:table-cell office:value="3" office:value-type="float"/>
          <table:table-cell office:value="2" office:value-type="float"/>
        </table:table-row>
        <table:table-row>
          <table:table-cell office:value="228" office:value-type="float"/>
          <table:table-cell office:value-type="string">
            <text:p>Isle of Man</text:p>
          </table:table-cell>
          <table:table-cell office:value-type="string">
            <text:p>IMN</text:p>
          </table:table-cell>
          <table:table-cell office:value="3" office:value-type="float"/>
          <table:table-cell office:value="2" office:value-type="float"/>
        </table:table-row>
        <table:table-row>
          <table:table-cell office:value="229" office:value-type="float"/>
          <table:table-cell office:value-type="string">
            <text:p>Israel</text:p>
          </table:table-cell>
          <table:table-cell office:value-type="string">
            <text:p>ISR</text:p>
          </table:table-cell>
          <table:table-cell office:value="5" office:value-type="float"/>
          <table:table-cell office:value="2" office:value-type="float"/>
        </table:table-row>
        <table:table-row>
          <table:table-cell office:value="230" office:value-type="float"/>
          <table:table-cell office:value-type="string">
            <text:p>Italy</text:p>
          </table:table-cell>
          <table:table-cell office:value-type="string">
            <text:p>ITA</text:p>
          </table:table-cell>
          <table:table-cell office:value="3" office:value-type="float"/>
          <table:table-cell office:value="2" office:value-type="float"/>
        </table:table-row>
        <table:table-row>
          <table:table-cell office:value="231" office:value-type="float"/>
          <table:table-cell office:value-type="string">
            <text:p>Jamaica</text:p>
          </table:table-cell>
          <table:table-cell office:value-type="string">
            <text:p>JAM</text:p>
          </table:table-cell>
          <table:table-cell office:value="4" office:value-type="float"/>
          <table:table-cell office:value="5" office:value-type="float"/>
        </table:table-row>
        <table:table-row>
          <table:table-cell office:value="232" office:value-type="float"/>
          <table:table-cell office:value-type="string">
            <text:p>Japan</text:p>
          </table:table-cell>
          <table:table-cell office:value-type="string">
            <text:p>JPN</text:p>
          </table:table-cell>
          <table:table-cell office:value="2" office:value-type="float"/>
          <table:table-cell office:value="2" office:value-type="float"/>
        </table:table-row>
        <table:table-row>
          <table:table-cell office:value="233" office:value-type="float"/>
          <table:table-cell office:value-type="string">
            <text:p>Jordan</text:p>
          </table:table-cell>
          <table:table-cell office:value-type="string">
            <text:p>JOR</text:p>
          </table:table-cell>
          <table:table-cell office:value="5" office:value-type="float"/>
          <table:table-cell office:value="4" office:value-type="float"/>
        </table:table-row>
        <table:table-row>
          <table:table-cell office:value="234" office:value-type="float"/>
          <table:table-cell office:value-type="string">
            <text:p>Kazakhstan</text:p>
          </table:table-cell>
          <table:table-cell office:value-type="string">
            <text:p>KAZ</text:p>
          </table:table-cell>
          <table:table-cell office:value="3" office:value-type="float"/>
          <table:table-cell office:value="5" office:value-type="float"/>
        </table:table-row>
        <table:table-row>
          <table:table-cell office:value="235" office:value-type="float"/>
          <table:table-cell office:value-type="string">
            <text:p>Kenya</text:p>
          </table:table-cell>
          <table:table-cell office:value-type="string">
            <text:p>KEN</text:p>
          </table:table-cell>
          <table:table-cell office:value="8" office:value-type="float"/>
          <table:table-cell office:value="4" office:value-type="float"/>
        </table:table-row>
        <table:table-row>
          <table:table-cell office:value="236" office:value-type="float"/>
          <table:table-cell office:value-type="string">
            <text:p>Kiribati</text:p>
          </table:table-cell>
          <table:table-cell office:value-type="string">
            <text:p>KIR</text:p>
          </table:table-cell>
          <table:table-cell office:value="2" office:value-type="float"/>
          <table:table-cell office:value="4" office:value-type="float"/>
        </table:table-row>
        <table:table-row>
          <table:table-cell office:value="237" office:value-type="float"/>
          <table:table-cell office:value-type="string">
            <text:p>Korea, Dem. People's Rep.</text:p>
          </table:table-cell>
          <table:table-cell office:value-type="string">
            <text:p>PRK</text:p>
          </table:table-cell>
          <table:table-cell office:value="2" office:value-type="float"/>
          <table:table-cell office:value="3" office:value-type="float"/>
        </table:table-row>
        <table:table-row>
          <table:table-cell office:value="238" office:value-type="float"/>
          <table:table-cell office:value-type="string">
            <text:p>Korea, Rep.</text:p>
          </table:table-cell>
          <table:table-cell office:value-type="string">
            <text:p>KOR</text:p>
          </table:table-cell>
          <table:table-cell office:value="2" office:value-type="float"/>
          <table:table-cell office:value="2" office:value-type="float"/>
        </table:table-row>
        <table:table-row>
          <table:table-cell office:value="239" office:value-type="float"/>
          <table:table-cell office:value-type="string">
            <text:p>Kosovo</text:p>
          </table:table-cell>
          <table:table-cell office:value-type="string">
            <text:p>XKX</text:p>
          </table:table-cell>
          <table:table-cell office:value="3" office:value-type="float"/>
          <table:table-cell office:value="5" office:value-type="float"/>
        </table:table-row>
        <table:table-row>
          <table:table-cell office:value="240" office:value-type="float"/>
          <table:table-cell office:value-type="string">
            <text:p>Kuwait</text:p>
          </table:table-cell>
          <table:table-cell office:value-type="string">
            <text:p>KWT</text:p>
          </table:table-cell>
          <table:table-cell office:value="5" office:value-type="float"/>
          <table:table-cell office:value="2" office:value-type="float"/>
        </table:table-row>
        <table:table-row>
          <table:table-cell office:value="241" office:value-type="float"/>
          <table:table-cell office:value-type="string">
            <text:p>Kyrgyz Republic</text:p>
          </table:table-cell>
          <table:table-cell office:value-type="string">
            <text:p>KGZ</text:p>
          </table:table-cell>
          <table:table-cell office:value="3" office:value-type="float"/>
          <table:table-cell office:value="4" office:value-type="float"/>
        </table:table-row>
        <table:table-row>
          <table:table-cell office:value="242" office:value-type="float"/>
          <table:table-cell office:value-type="string">
            <text:p>Lao PDR</text:p>
          </table:table-cell>
          <table:table-cell office:value-type="string">
            <text:p>LAO</text:p>
          </table:table-cell>
          <table:table-cell office:value="2" office:value-type="float"/>
          <table:table-cell office:value="4" office:value-type="float"/>
        </table:table-row>
        <table:table-row>
          <table:table-cell office:value="243" office:value-type="float"/>
          <table:table-cell office:value-type="string">
            <text:p>Latvia</text:p>
          </table:table-cell>
          <table:table-cell office:value-type="string">
            <text:p>LVA</text:p>
          </table:table-cell>
          <table:table-cell office:value="3" office:value-type="float"/>
          <table:table-cell office:value="2" office:value-type="float"/>
        </table:table-row>
        <table:table-row>
          <table:table-cell office:value="244" office:value-type="float"/>
          <table:table-cell office:value-type="string">
            <text:p>Lebanon</text:p>
          </table:table-cell>
          <table:table-cell office:value-type="string">
            <text:p>LBN</text:p>
          </table:table-cell>
          <table:table-cell office:value="5" office:value-type="float"/>
          <table:table-cell office:value="4" office:value-type="float"/>
        </table:table-row>
        <table:table-row>
          <table:table-cell office:value="245" office:value-type="float"/>
          <table:table-cell office:value-type="string">
            <text:p>Lesotho</text:p>
          </table:table-cell>
          <table:table-cell office:value-type="string">
            <text:p>LSO</text:p>
          </table:table-cell>
          <table:table-cell office:value="8" office:value-type="float"/>
          <table:table-cell office:value="4" office:value-type="float"/>
        </table:table-row>
        <table:table-row>
          <table:table-cell office:value="246" office:value-type="float"/>
          <table:table-cell office:value-type="string">
            <text:p>Liberia</text:p>
          </table:table-cell>
          <table:table-cell office:value-type="string">
            <text:p>LBR</text:p>
          </table:table-cell>
          <table:table-cell office:value="8" office:value-type="float"/>
          <table:table-cell office:value="3" office:value-type="float"/>
        </table:table-row>
        <table:table-row>
          <table:table-cell office:value="247" office:value-type="float"/>
          <table:table-cell office:value-type="string">
            <text:p>Libya</text:p>
          </table:table-cell>
          <table:table-cell office:value-type="string">
            <text:p>LBY</text:p>
          </table:table-cell>
          <table:table-cell office:value="5" office:value-type="float"/>
          <table:table-cell office:value="5" office:value-type="float"/>
        </table:table-row>
        <table:table-row>
          <table:table-cell office:value="248" office:value-type="float"/>
          <table:table-cell office:value-type="string">
            <text:p>Liechtenstein</text:p>
          </table:table-cell>
          <table:table-cell office:value-type="string">
            <text:p>LIE</text:p>
          </table:table-cell>
          <table:table-cell office:value="3" office:value-type="float"/>
          <table:table-cell office:value="2" office:value-type="float"/>
        </table:table-row>
        <table:table-row>
          <table:table-cell office:value="249" office:value-type="float"/>
          <table:table-cell office:value-type="string">
            <text:p>Lithuania</text:p>
          </table:table-cell>
          <table:table-cell office:value-type="string">
            <text:p>LTU</text:p>
          </table:table-cell>
          <table:table-cell office:value="3" office:value-type="float"/>
          <table:table-cell office:value="2" office:value-type="float"/>
        </table:table-row>
        <table:table-row>
          <table:table-cell office:value="250" office:value-type="float"/>
          <table:table-cell office:value-type="string">
            <text:p>Luxembourg</text:p>
          </table:table-cell>
          <table:table-cell office:value-type="string">
            <text:p>LUX</text:p>
          </table:table-cell>
          <table:table-cell office:value="3" office:value-type="float"/>
          <table:table-cell office:value="2" office:value-type="float"/>
        </table:table-row>
        <table:table-row>
          <table:table-cell office:value="251" office:value-type="float"/>
          <table:table-cell office:value-type="string">
            <text:p>Macao SAR, China</text:p>
          </table:table-cell>
          <table:table-cell office:value-type="string">
            <text:p>MAC</text:p>
          </table:table-cell>
          <table:table-cell office:value="2" office:value-type="float"/>
          <table:table-cell office:value="2" office:value-type="float"/>
        </table:table-row>
        <table:table-row>
          <table:table-cell office:value="252" office:value-type="float"/>
          <table:table-cell office:value-type="string">
            <text:p>Madagascar</text:p>
          </table:table-cell>
          <table:table-cell office:value-type="string">
            <text:p>MDG</text:p>
          </table:table-cell>
          <table:table-cell office:value="8" office:value-type="float"/>
          <table:table-cell office:value="3" office:value-type="float"/>
        </table:table-row>
        <table:table-row>
          <table:table-cell office:value="253" office:value-type="float"/>
          <table:table-cell office:value-type="string">
            <text:p>Malawi</text:p>
          </table:table-cell>
          <table:table-cell office:value-type="string">
            <text:p>MWI</text:p>
          </table:table-cell>
          <table:table-cell office:value="8" office:value-type="float"/>
          <table:table-cell office:value="3" office:value-type="float"/>
        </table:table-row>
        <table:table-row>
          <table:table-cell office:value="254" office:value-type="float"/>
          <table:table-cell office:value-type="string">
            <text:p>Malaysia</text:p>
          </table:table-cell>
          <table:table-cell office:value-type="string">
            <text:p>MYS</text:p>
          </table:table-cell>
          <table:table-cell office:value="2" office:value-type="float"/>
          <table:table-cell office:value="5" office:value-type="float"/>
        </table:table-row>
        <table:table-row>
          <table:table-cell office:value="255" office:value-type="float"/>
          <table:table-cell office:value-type="string">
            <text:p>Maldives</text:p>
          </table:table-cell>
          <table:table-cell office:value-type="string">
            <text:p>MDV</text:p>
          </table:table-cell>
          <table:table-cell office:value="7" office:value-type="float"/>
          <table:table-cell office:value="5" office:value-type="float"/>
        </table:table-row>
        <table:table-row>
          <table:table-cell office:value="256" office:value-type="float"/>
          <table:table-cell office:value-type="string">
            <text:p>Mali</text:p>
          </table:table-cell>
          <table:table-cell office:value-type="string">
            <text:p>MLI</text:p>
          </table:table-cell>
          <table:table-cell office:value="8" office:value-type="float"/>
          <table:table-cell office:value="3" office:value-type="float"/>
        </table:table-row>
        <table:table-row>
          <table:table-cell office:value="257" office:value-type="float"/>
          <table:table-cell office:value-type="string">
            <text:p>Malta</text:p>
          </table:table-cell>
          <table:table-cell office:value-type="string">
            <text:p>MLT</text:p>
          </table:table-cell>
          <table:table-cell office:value="5" office:value-type="float"/>
          <table:table-cell office:value="2" office:value-type="float"/>
        </table:table-row>
        <table:table-row>
          <table:table-cell office:value="258" office:value-type="float"/>
          <table:table-cell office:value-type="string">
            <text:p>Marshall Islands</text:p>
          </table:table-cell>
          <table:table-cell office:value-type="string">
            <text:p>MHL</text:p>
          </table:table-cell>
          <table:table-cell office:value="2" office:value-type="float"/>
          <table:table-cell office:value="5" office:value-type="float"/>
        </table:table-row>
        <table:table-row>
          <table:table-cell office:value="259" office:value-type="float"/>
          <table:table-cell office:value-type="string">
            <text:p>Mauritania</text:p>
          </table:table-cell>
          <table:table-cell office:value-type="string">
            <text:p>MRT</text:p>
          </table:table-cell>
          <table:table-cell office:value="8" office:value-type="float"/>
          <table:table-cell office:value="4" office:value-type="float"/>
        </table:table-row>
        <table:table-row>
          <table:table-cell office:value="260" office:value-type="float"/>
          <table:table-cell office:value-type="string">
            <text:p>Mauritius</text:p>
          </table:table-cell>
          <table:table-cell office:value-type="string">
            <text:p>MUS</text:p>
          </table:table-cell>
          <table:table-cell office:value="8" office:value-type="float"/>
          <table:table-cell office:value="5" office:value-type="float"/>
        </table:table-row>
        <table:table-row>
          <table:table-cell office:value="261" office:value-type="float"/>
          <table:table-cell office:value-type="string">
            <text:p>Mexico</text:p>
          </table:table-cell>
          <table:table-cell office:value-type="string">
            <text:p>MEX</text:p>
          </table:table-cell>
          <table:table-cell office:value="4" office:value-type="float"/>
          <table:table-cell office:value="5" office:value-type="float"/>
        </table:table-row>
        <table:table-row>
          <table:table-cell office:value="262" office:value-type="float"/>
          <table:table-cell office:value-type="string">
            <text:p>Micronesia, Fed. Sts.</text:p>
          </table:table-cell>
          <table:table-cell office:value-type="string">
            <text:p>FSM</text:p>
          </table:table-cell>
          <table:table-cell office:value="2" office:value-type="float"/>
          <table:table-cell office:value="4" office:value-type="float"/>
        </table:table-row>
        <table:table-row>
          <table:table-cell office:value="263" office:value-type="float"/>
          <table:table-cell office:value-type="string">
            <text:p>Moldova</text:p>
          </table:table-cell>
          <table:table-cell office:value-type="string">
            <text:p>MDA</text:p>
          </table:table-cell>
          <table:table-cell office:value="3" office:value-type="float"/>
          <table:table-cell office:value="5" office:value-type="float"/>
        </table:table-row>
        <table:table-row>
          <table:table-cell office:value="264" office:value-type="float"/>
          <table:table-cell office:value-type="string">
            <text:p>Monaco</text:p>
          </table:table-cell>
          <table:table-cell office:value-type="string">
            <text:p>MCO</text:p>
          </table:table-cell>
          <table:table-cell office:value="3" office:value-type="float"/>
          <table:table-cell office:value="2" office:value-type="float"/>
        </table:table-row>
        <table:table-row>
          <table:table-cell office:value="265" office:value-type="float"/>
          <table:table-cell office:value-type="string">
            <text:p>Mongolia</text:p>
          </table:table-cell>
          <table:table-cell office:value-type="string">
            <text:p>MNG</text:p>
          </table:table-cell>
          <table:table-cell office:value="2" office:value-type="float"/>
          <table:table-cell office:value="5" office:value-type="float"/>
        </table:table-row>
        <table:table-row>
          <table:table-cell office:value="266" office:value-type="float"/>
          <table:table-cell office:value-type="string">
            <text:p>Montenegro</text:p>
          </table:table-cell>
          <table:table-cell office:value-type="string">
            <text:p>MNE</text:p>
          </table:table-cell>
          <table:table-cell office:value="3" office:value-type="float"/>
          <table:table-cell office:value="5" office:value-type="float"/>
        </table:table-row>
        <table:table-row>
          <table:table-cell office:value="267" office:value-type="float"/>
          <table:table-cell office:value-type="string">
            <text:p>Morocco</text:p>
          </table:table-cell>
          <table:table-cell office:value-type="string">
            <text:p>MAR</text:p>
          </table:table-cell>
          <table:table-cell office:value="5" office:value-type="float"/>
          <table:table-cell office:value="4" office:value-type="float"/>
        </table:table-row>
        <table:table-row>
          <table:table-cell office:value="268" office:value-type="float"/>
          <table:table-cell office:value-type="string">
            <text:p>Mozambique</text:p>
          </table:table-cell>
          <table:table-cell office:value-type="string">
            <text:p>MOZ</text:p>
          </table:table-cell>
          <table:table-cell office:value="8" office:value-type="float"/>
          <table:table-cell office:value="3" office:value-type="float"/>
        </table:table-row>
        <table:table-row>
          <table:table-cell office:value="269" office:value-type="float"/>
          <table:table-cell office:value-type="string">
            <text:p>Myanmar</text:p>
          </table:table-cell>
          <table:table-cell office:value-type="string">
            <text:p>MMR</text:p>
          </table:table-cell>
          <table:table-cell office:value="2" office:value-type="float"/>
          <table:table-cell office:value="4" office:value-type="float"/>
        </table:table-row>
        <table:table-row>
          <table:table-cell office:value="270" office:value-type="float"/>
          <table:table-cell office:value-type="string">
            <text:p>World</text:p>
          </table:table-cell>
          <table:table-cell office:value-type="string">
            <text:p>WLD</text:p>
          </table:table-cell>
          <table:table-cell office:value="1" office:value-type="float"/>
          <table:table-cell office:value="1" office:value-type="float"/>
        </table:table-row>
        <table:table-row>
          <table:table-cell office:value="271" office:value-type="float"/>
          <table:table-cell office:value-type="string">
            <text:p>Multi-City</text:p>
          </table:table-cell>
          <table:table-cell office:value-type="string">
            <text:p>MC</text:p>
          </table:table-cell>
          <table:table-cell office:value="1" office:value-type="float"/>
          <table:table-cell office:value="1" office:value-type="float"/>
        </table:table-row>
        <table:table-row>
          <table:table-cell office:value="272" office:value-type="float"/>
          <table:table-cell office:value-type="string">
            <text:p>Virtual</text:p>
          </table:table-cell>
          <table:table-cell office:value-type="string">
            <text:p>VS</text:p>
          </table:table-cell>
          <table:table-cell office:value="1" office:value-type="float"/>
          <table:table-cell office:value="1" office:value-type="float"/>
        </table:table-row>
        <table:table-row>
          <table:table-cell office:value="275" office:value-type="float"/>
          <table:table-cell office:value-type="string">
            <text:p>Africa</text:p>
          </table:table-cell>
          <table:table-cell office:value-type="string">
            <text:p>AF</text:p>
          </table:table-cell>
          <table:table-cell office:value="1" office:value-type="float"/>
          <table:table-cell office:value="1" office:value-type="float"/>
        </table:table-row>
      </table:table>
      <table:table table:name="IncomeType">
        <table:table-column/>
        <table:table-column/>
        <table:table-row>
          <table:table-cell office:value-type="string">
            <text:p>Income group</text:p>
          </table:table-cell>
          <table:table-cell office:value-type="string">
            <text:p>ID</text:p>
          </table:table-cell>
        </table:table-row>
        <table:table-row>
          <table:table-cell office:value-type="string">
            <text:p>Other</text:p>
          </table:table-cell>
          <table:table-cell office:value="1" office:value-type="float"/>
        </table:table-row>
        <table:table-row>
          <table:table-cell office:value-type="string">
            <text:p>High income</text:p>
          </table:table-cell>
          <table:table-cell office:value="2" office:value-type="float"/>
        </table:table-row>
        <table:table-row>
          <table:table-cell office:value-type="string">
            <text:p>Low income</text:p>
          </table:table-cell>
          <table:table-cell office:value="3" office:value-type="float"/>
        </table:table-row>
        <table:table-row>
          <table:table-cell office:value-type="string">
            <text:p>Lower middle income</text:p>
          </table:table-cell>
          <table:table-cell office:value="4" office:value-type="float"/>
        </table:table-row>
        <table:table-row>
          <table:table-cell office:value-type="string">
            <text:p>Upper middle income</text:p>
          </table:table-cell>
          <table:table-cell office:value="5" office:value-type="float"/>
        </table:table-row>
      </table:table>
      <table:table table:name="Indicators">
        <table:table-column/>
        <table:table-column/>
        <table:table-column/>
        <table:table-column/>
        <table:table-column/>
        <table:table-column/>
        <table:table-column/>
        <table:table-column/>
        <table:table-column/>
        <table:table-row>
          <table:table-cell office:value-type="string">
            <text:p>Indicator</text:p>
          </table:table-cell>
          <table:table-cell office:value-type="string">
            <text:p>Definition</text:p>
          </table:table-cell>
          <table:table-cell office:value-type="string">
            <text:p>System Part</text:p>
          </table:table-cell>
          <table:table-cell office:value-type="string">
            <text:p>Units</text:p>
          </table:table-cell>
          <table:table-cell office:value-type="string">
            <text:p>Calculation</text:p>
          </table:table-cell>
          <table:table-cell office:value-type="string">
            <text:p>ID</text:p>
          </table:table-cell>
          <table:table-cell office:value-type="string">
            <text:p>Objective</text:p>
          </table:table-cell>
          <table:table-cell office:value-type="string">
            <text:p>Comment</text:p>
          </table:table-cell>
          <table:table-cell office:value-type="string">
            <text:p>F9</text:p>
          </table:table-cell>
        </table:table-row>
        <table:table-row>
          <table:table-cell office:value-type="string">
            <text:p>Reused water</text:p>
          </table:table-cell>
          <table:table-cell office:value-type="string">
            <text:p>Percentage of reused water that enters the system</text:p>
          </table:table-cell>
          <table:table-cell office:value="12.0" office:value-type="float"/>
          <table:table-cell office:value-type="string">
            <text:p>%</text:p>
          </table:table-cell>
          <table:table-cell office:value-type="string">
            <text:p>(Total annual reused water/Total Annual available water)*100</text:p>
          </table:table-cell>
          <table:table-cell office:value="75" office:value-type="float"/>
          <table:table-cell office:value="2" office:value-type="float"/>
          <table:table-cell office:value-type="string">
            <text:p/>
          </table:table-cell>
          <table:table-cell office:value-type="string">
            <text:p/>
          </table:table-cell>
        </table:table-row>
        <table:table-row>
          <table:table-cell office:value-type="string">
            <text:p>Employees per produced water</text:p>
          </table:table-cell>
          <table:table-cell office:value-type="string">
            <text:p>Number of full time employees per unit of water produced</text:p>
          </table:table-cell>
          <table:table-cell office:value="11.0" office:value-type="float"/>
          <table:table-cell office:value-type="string">
            <text:p>pp./Mm3-yr</text:p>
          </table:table-cell>
          <table:table-cell office:value-type="string">
            <text:p>(Number of employees/Total water produced (Mm3)</text:p>
          </table:table-cell>
          <table:table-cell office:value="76" office:value-type="float"/>
          <table:table-cell office:value="11" office:value-type="float"/>
          <table:table-cell office:value-type="string">
            <text:p/>
          </table:table-cell>
          <table:table-cell office:value-type="string">
            <text:p/>
          </table:table-cell>
        </table:table-row>
        <table:table-row>
          <table:table-cell office:value-type="string">
            <text:p>Management and support personnel</text:p>
          </table:table-cell>
          <table:table-cell office:value-type="string">
            <text:p>Percentage of employees dedicated to management, planning, PR with stakeholders, legal, internal audits, environmental management, IT</text:p>
          </table:table-cell>
          <table:table-cell office:value="11.0" office:value-type="float"/>
          <table:table-cell office:value-type="string">
            <text:p>%</text:p>
          </table:table-cell>
          <table:table-cell office:value-type="string">
            <text:p>(Administrative personnel/total personnel)*100</text:p>
          </table:table-cell>
          <table:table-cell office:value="77" office:value-type="float"/>
          <table:table-cell office:value="11" office:value-type="float"/>
          <table:table-cell office:value-type="string">
            <text:p/>
          </table:table-cell>
          <table:table-cell office:value-type="string">
            <text:p/>
          </table:table-cell>
        </table:table-row>
        <table:table-row>
          <table:table-cell office:value-type="string">
            <text:p>HR personnel</text:p>
          </table:table-cell>
          <table:table-cell office:value-type="string">
            <text:p>Percentage of employees dedicated to Personnel education, Safety, Medical services and social activities</text:p>
          </table:table-cell>
          <table:table-cell office:value="11.0" office:value-type="float"/>
          <table:table-cell office:value-type="string">
            <text:p>%</text:p>
          </table:table-cell>
          <table:table-cell office:value-type="string">
            <text:p>(HR personnel/Total personnel)*100</text:p>
          </table:table-cell>
          <table:table-cell office:value="78" office:value-type="float"/>
          <table:table-cell office:value="11" office:value-type="float"/>
          <table:table-cell office:value-type="string">
            <text:p/>
          </table:table-cell>
          <table:table-cell office:value-type="string">
            <text:p/>
          </table:table-cell>
        </table:table-row>
        <table:table-row>
          <table:table-cell office:value-type="string">
            <text:p>Finance and Commercial Personnel</text:p>
          </table:table-cell>
          <table:table-cell office:value-type="string">
            <text:p>Percentage of employees dedicated to financial planning, administration, economic and material control</text:p>
          </table:table-cell>
          <table:table-cell office:value="11.0" office:value-type="float"/>
          <table:table-cell office:value-type="string">
            <text:p>%</text:p>
          </table:table-cell>
          <table:table-cell office:value-type="string">
            <text:p>Finance and Commerce Employees/Total personnel)*100</text:p>
          </table:table-cell>
          <table:table-cell office:value="79" office:value-type="float"/>
          <table:table-cell office:value="11" office:value-type="float"/>
          <table:table-cell office:value-type="string">
            <text:p/>
          </table:table-cell>
          <table:table-cell office:value-type="string">
            <text:p/>
          </table:table-cell>
        </table:table-row>
        <table:table-row>
          <table:table-cell office:value-type="string">
            <text:p>Costumer services personnel</text:p>
          </table:table-cell>
          <table:table-cell office:value-type="string">
            <text:p>Percentage of employees dedicated to accountability, and PR with clients</text:p>
          </table:table-cell>
          <table:table-cell office:value="11.0" office:value-type="float"/>
          <table:table-cell office:value-type="string">
            <text:p>%</text:p>
          </table:table-cell>
          <table:table-cell office:value-type="string">
            <text:p>Costumer service employees/total personnel)*100</text:p>
          </table:table-cell>
          <table:table-cell office:value="80" office:value-type="float"/>
          <table:table-cell office:value="11" office:value-type="float"/>
          <table:table-cell office:value-type="string">
            <text:p/>
          </table:table-cell>
          <table:table-cell office:value-type="string">
            <text:p/>
          </table:table-cell>
        </table:table-row>
        <table:table-row>
          <table:table-cell office:value-type="string">
            <text:p>Technical activities services personnel</text:p>
          </table:table-cell>
          <table:table-cell office:value-type="string">
            <text:p>Percentage of employees dedicated to planning, constructing and maintaining infrastructure and facilities</text:p>
          </table:table-cell>
          <table:table-cell office:value="11.0" office:value-type="float"/>
          <table:table-cell office:value-type="string">
            <text:p>%</text:p>
          </table:table-cell>
          <table:table-cell office:value-type="string">
            <text:p>Technical services employees/total personnel)*100</text:p>
          </table:table-cell>
          <table:table-cell office:value="81" office:value-type="float"/>
          <table:table-cell office:value="11" office:value-type="float"/>
          <table:table-cell office:value-type="string">
            <text:p/>
          </table:table-cell>
          <table:table-cell office:value-type="string">
            <text:p/>
          </table:table-cell>
        </table:table-row>
        <table:table-row>
          <table:table-cell office:value-type="string">
            <text:p>Water Resource personnel</text:p>
          </table:table-cell>
          <table:table-cell office:value-type="string">
            <text:p>Number of employees working on watershed and water resource management per volume of water produced</text:p>
          </table:table-cell>
          <table:table-cell office:value="11.0" office:value-type="float"/>
          <table:table-cell office:value-type="string">
            <text:p>N°/Mm3-yr</text:p>
          </table:table-cell>
          <table:table-cell office:value-type="string">
            <text:p>Number of Water resource personnel/total water produced (Mm3)</text:p>
          </table:table-cell>
          <table:table-cell office:value="82" office:value-type="float"/>
          <table:table-cell office:value="11" office:value-type="float"/>
          <table:table-cell office:value-type="string">
            <text:p/>
          </table:table-cell>
          <table:table-cell office:value-type="string">
            <text:p/>
          </table:table-cell>
        </table:table-row>
        <table:table-row>
          <table:table-cell office:value-type="string">
            <text:p>Water Treatment personnel</text:p>
          </table:table-cell>
          <table:table-cell office:value-type="string">
            <text:p>Number of employees working on water treatment planning, design, construction, operation and maintenance per unitary volume of produced water</text:p>
          </table:table-cell>
          <table:table-cell office:value="11.0" office:value-type="float"/>
          <table:table-cell office:value-type="string">
            <text:p>N°/Mm3-yr</text:p>
          </table:table-cell>
          <table:table-cell office:value-type="string">
            <text:p>Number of Water treatment personnel/total water produced (Mm3)</text:p>
          </table:table-cell>
          <table:table-cell office:value="83" office:value-type="float"/>
          <table:table-cell office:value="11" office:value-type="float"/>
          <table:table-cell office:value-type="string">
            <text:p/>
          </table:table-cell>
          <table:table-cell office:value-type="string">
            <text:p/>
          </table:table-cell>
        </table:table-row>
        <table:table-row>
          <table:table-cell office:value-type="string">
            <text:p>Network personnel</text:p>
          </table:table-cell>
          <table:table-cell office:value-type="string">
            <text:p>Number of employees working on the planning, design, construction and maintenance of system transport, storage and distribution network</text:p>
          </table:table-cell>
          <table:table-cell office:value="11.0" office:value-type="float"/>
          <table:table-cell office:value-type="string">
            <text:p>N°/Mm3-yr</text:p>
          </table:table-cell>
          <table:table-cell office:value-type="string">
            <text:p>Number of <text:s/>Network personnel/total water produced (Mm3)</text:p>
          </table:table-cell>
          <table:table-cell office:value="84" office:value-type="float"/>
          <table:table-cell office:value="11" office:value-type="float"/>
          <table:table-cell office:value-type="string">
            <text:p/>
          </table:table-cell>
          <table:table-cell office:value-type="string">
            <text:p/>
          </table:table-cell>
        </table:table-row>
        <table:table-row>
          <table:table-cell office:value-type="string">
            <text:p>Laboratory personnel</text:p>
          </table:table-cell>
          <table:table-cell office:value-type="string">
            <text:p>Number of employees working on the monitoring, sampling and testing of water quality</text:p>
          </table:table-cell>
          <table:table-cell office:value="11.0" office:value-type="float"/>
          <table:table-cell office:value-type="string">
            <text:p>N°/10000 test-yr</text:p>
          </table:table-cell>
          <table:table-cell office:value-type="string">
            <text:p>Number of Water quality personnel/total annual water quality test)*10000</text:p>
          </table:table-cell>
          <table:table-cell office:value="85" office:value-type="float"/>
          <table:table-cell office:value="5" office:value-type="float"/>
          <table:table-cell office:value-type="string">
            <text:p/>
          </table:table-cell>
          <table:table-cell office:value-type="string">
            <text:p/>
          </table:table-cell>
        </table:table-row>
        <table:table-row>
          <table:table-cell office:value-type="string">
            <text:p>Metering personnel</text:p>
          </table:table-cell>
          <table:table-cell office:value-type="string">
            <text:p>Number of employees working on water meters management per 1000 meters</text:p>
          </table:table-cell>
          <table:table-cell office:value="11.0" office:value-type="float"/>
          <table:table-cell office:value-type="string">
            <text:p>N°/1000 meters-yr</text:p>
          </table:table-cell>
          <table:table-cell office:value-type="string">
            <text:p>(Number of metering personnel/total number water meters)*1000</text:p>
          </table:table-cell>
          <table:table-cell office:value="86" office:value-type="float"/>
          <table:table-cell office:value="4" office:value-type="float"/>
          <table:table-cell office:value-type="string">
            <text:p/>
          </table:table-cell>
          <table:table-cell office:value-type="string">
            <text:p/>
          </table:table-cell>
        </table:table-row>
        <table:table-row>
          <table:table-cell office:value-type="string">
            <text:p>Personnel with Bachelors degree</text:p>
          </table:table-cell>
          <table:table-cell office:value-type="string">
            <text:p>Percentage of employees that hold at least a Bachelor's degree</text:p>
          </table:table-cell>
          <table:table-cell office:value="11.0" office:value-type="float"/>
          <table:table-cell office:value-type="string">
            <text:p>%</text:p>
          </table:table-cell>
          <table:table-cell office:value-type="string">
            <text:p>(Number of employees with Bachelor's degree/Total number of employees)*100</text:p>
          </table:table-cell>
          <table:table-cell office:value="87" office:value-type="float"/>
          <table:table-cell office:value="11" office:value-type="float"/>
          <table:table-cell office:value-type="string">
            <text:p/>
          </table:table-cell>
          <table:table-cell office:value-type="string">
            <text:p/>
          </table:table-cell>
        </table:table-row>
        <table:table-row>
          <table:table-cell office:value-type="string">
            <text:p>Personnel with <text:tab/>Lower secondary education</text:p>
          </table:table-cell>
          <table:table-cell office:value-type="string">
            <text:p>Percentage of employees that hold at least <text:tab/>Lower secondary education</text:p>
          </table:table-cell>
          <table:table-cell office:value="11.0" office:value-type="float"/>
          <table:table-cell office:value-type="string">
            <text:p>%</text:p>
          </table:table-cell>
          <table:table-cell office:value-type="string">
            <text:p>(Number of employees with <text:tab/>Lower secondary education/Total Number of employees)*100</text:p>
          </table:table-cell>
          <table:table-cell office:value="88" office:value-type="float"/>
          <table:table-cell office:value="11" office:value-type="float"/>
          <table:table-cell office:value-type="string">
            <text:p/>
          </table:table-cell>
          <table:table-cell office:value-type="string">
            <text:p/>
          </table:table-cell>
        </table:table-row>
        <table:table-row>
          <table:table-cell office:value-type="string">
            <text:p>Personnel with Other qualification</text:p>
          </table:table-cell>
          <table:table-cell office:value-type="string">
            <text:p>Percentage of employees that do not hold a <text:tab/>Lower secondary education</text:p>
          </table:table-cell>
          <table:table-cell office:value="11.0" office:value-type="float"/>
          <table:table-cell office:value-type="string">
            <text:p>%</text:p>
          </table:table-cell>
          <table:table-cell office:value-type="string">
            <text:p>(Number of employees without <text:tab/>Lower secondary education/Total Number of employees)*100</text:p>
          </table:table-cell>
          <table:table-cell office:value="89" office:value-type="float"/>
          <table:table-cell office:value="11" office:value-type="float"/>
          <table:table-cell office:value-type="string">
            <text:p/>
          </table:table-cell>
          <table:table-cell office:value-type="string">
            <text:p/>
          </table:table-cell>
        </table:table-row>
        <table:table-row>
          <table:table-cell office:value-type="string">
            <text:p>Total Training</text:p>
          </table:table-cell>
          <table:table-cell office:value-type="string">
            <text:p>Number of hours of training per employee per year</text:p>
          </table:table-cell>
          <table:table-cell office:value="11.0" office:value-type="float"/>
          <table:table-cell office:value-type="string">
            <text:p>h/emp.-yr</text:p>
          </table:table-cell>
          <table:table-cell office:value-type="string">
            <text:p>Total number of annual training hours/Total employees</text:p>
          </table:table-cell>
          <table:table-cell office:value="90" office:value-type="float"/>
          <table:table-cell office:value="11" office:value-type="float"/>
          <table:table-cell office:value-type="string">
            <text:p/>
          </table:table-cell>
          <table:table-cell office:value-type="string">
            <text:p/>
          </table:table-cell>
        </table:table-row>
        <table:table-row>
          <table:table-cell office:value-type="string">
            <text:p>Working accidents</text:p>
          </table:table-cell>
          <table:table-cell office:value-type="string">
            <text:p>Number of work accidents that required medical attention per 100 employees</text:p>
          </table:table-cell>
          <table:table-cell office:value="11.0" office:value-type="float"/>
          <table:table-cell office:value-type="string">
            <text:p>N°/100 emp.-yr</text:p>
          </table:table-cell>
          <table:table-cell office:value-type="string">
            <text:p>(Total number of accidents/Total number of employees)*100</text:p>
          </table:table-cell>
          <table:table-cell office:value="91" office:value-type="float"/>
          <table:table-cell office:value="11" office:value-type="float"/>
          <table:table-cell office:value-type="string">
            <text:p/>
          </table:table-cell>
          <table:table-cell office:value-type="string">
            <text:p/>
          </table:table-cell>
        </table:table-row>
        <table:table-row>
          <table:table-cell office:value-type="string">
            <text:p>Work absence</text:p>
          </table:table-cell>
          <table:table-cell office:value-type="string">
            <text:p>Number of absent days per employee per year</text:p>
          </table:table-cell>
          <table:table-cell office:value="11.0" office:value-type="float"/>
          <table:table-cell office:value-type="string">
            <text:p>N°/empl.</text:p>
          </table:table-cell>
          <table:table-cell office:value-type="string">
            <text:p>(Sum of total absent days/Total number of employees)</text:p>
          </table:table-cell>
          <table:table-cell office:value="92" office:value-type="float"/>
          <table:table-cell office:value="11" office:value-type="float"/>
          <table:table-cell office:value-type="string">
            <text:p/>
          </table:table-cell>
          <table:table-cell office:value-type="string">
            <text:p/>
          </table:table-cell>
        </table:table-row>
        <table:table-row>
          <table:table-cell office:value-type="string">
            <text:p>Extra hours</text:p>
          </table:table-cell>
          <table:table-cell office:value-type="string">
            <text:p>Extra hours expressed as percentage of normal working hours</text:p>
          </table:table-cell>
          <table:table-cell office:value="11.0" office:value-type="float"/>
          <table:table-cell office:value-type="string">
            <text:p>%</text:p>
          </table:table-cell>
          <table:table-cell office:value-type="string">
            <text:p>(Sum extra worked hours in a year/ Sum of normal working hours in a year)*100</text:p>
          </table:table-cell>
          <table:table-cell office:value="93" office:value-type="float"/>
          <table:table-cell office:value="11" office:value-type="float"/>
          <table:table-cell office:value-type="string">
            <text:p/>
          </table:table-cell>
          <table:table-cell office:value-type="string">
            <text:p/>
          </table:table-cell>
        </table:table-row>
        <table:table-row>
          <table:table-cell office:value-type="string">
            <text:p>Water plants usage</text:p>
          </table:table-cell>
          <table:table-cell office:value-type="string">
            <text:p>Percentage of daily volume of treatment per maximum volume of treatment possible</text:p>
          </table:table-cell>
          <table:table-cell office:value="14.0" office:value-type="float"/>
          <table:table-cell office:value-type="string">
            <text:p>%</text:p>
          </table:table-cell>
          <table:table-cell office:value-type="string">
            <text:p>(Daily water treated/Daily water treatment capacity)*100</text:p>
          </table:table-cell>
          <table:table-cell office:value="94" office:value-type="float"/>
          <table:table-cell office:value="4" office:value-type="float"/>
          <table:table-cell office:value-type="string">
            <text:p/>
          </table:table-cell>
          <table:table-cell office:value-type="string">
            <text:p/>
          </table:table-cell>
        </table:table-row>
        <table:table-row>
          <table:table-cell office:value-type="string">
            <text:p>Impounding reservoir capacity</text:p>
          </table:table-cell>
          <table:table-cell office:value-type="string">
            <text:p>Raw water storage capacity per volume of intake water into the system</text:p>
          </table:table-cell>
          <table:table-cell office:value="13.0" office:value-type="float"/>
          <table:table-cell office:value-type="string">
            <text:p>days</text:p>
          </table:table-cell>
          <table:table-cell office:value-type="string">
            <text:p>(Total raw water storage capacity (m3)/total daily water intake (m3/d)</text:p>
          </table:table-cell>
          <table:table-cell office:value="95" office:value-type="float"/>
          <table:table-cell office:value="4" office:value-type="float"/>
          <table:table-cell office:value-type="string">
            <text:p/>
          </table:table-cell>
          <table:table-cell office:value-type="string">
            <text:p/>
          </table:table-cell>
        </table:table-row>
        <table:table-row>
          <table:table-cell office:value-type="string">
            <text:p>Transmission and distribution storage<text:line-break/>capacity</text:p>
          </table:table-cell>
          <table:table-cell office:value-type="string">
            <text:p>Treated water storage capacity per volume of intake water into the system</text:p>
          </table:table-cell>
          <table:table-cell office:value="13.0" office:value-type="float"/>
          <table:table-cell office:value-type="string">
            <text:p>days</text:p>
          </table:table-cell>
          <table:table-cell office:value-type="string">
            <text:p>(Total treated water storage capacity (m3)/total daily water intake (m3/d)</text:p>
          </table:table-cell>
          <table:table-cell office:value="96" office:value-type="float"/>
          <table:table-cell office:value="4" office:value-type="float"/>
          <table:table-cell office:value-type="string">
            <text:p/>
          </table:table-cell>
          <table:table-cell office:value-type="string">
            <text:p/>
          </table:table-cell>
        </table:table-row>
        <table:table-row>
          <table:table-cell office:value-type="string">
            <text:p>Pumping usage</text:p>
          </table:table-cell>
          <table:table-cell office:value-type="string">
            <text:p>Percentage of the maximum installed pumped capacity</text:p>
          </table:table-cell>
          <table:table-cell office:value="8.0" office:value-type="float"/>
          <table:table-cell office:value-type="string">
            <text:p>%</text:p>
          </table:table-cell>
          <table:table-cell office:value-type="string">
            <text:p>Total pumps usage/Total pumps capacity</text:p>
          </table:table-cell>
          <table:table-cell office:value="97" office:value-type="float"/>
          <table:table-cell office:value="4" office:value-type="float"/>
          <table:table-cell office:value-type="string">
            <text:p/>
          </table:table-cell>
          <table:table-cell office:value-type="string">
            <text:p/>
          </table:table-cell>
        </table:table-row>
        <table:table-row>
          <table:table-cell office:value-type="string">
            <text:p>Standardized Energy Consumption</text:p>
          </table:table-cell>
          <table:table-cell office:value-type="string">
            <text:p>Percentage of total pumping energy as reactive energy</text:p>
          </table:table-cell>
          <table:table-cell office:value="2.0" office:value-type="float"/>
          <table:table-cell office:value-type="string">
            <text:p>%</text:p>
          </table:table-cell>
          <table:table-cell office:value-type="string">
            <text:p>Total reactive energy/Total pumping energy*100</text:p>
          </table:table-cell>
          <table:table-cell office:value="98" office:value-type="float"/>
          <table:table-cell office:value="4" office:value-type="float"/>
          <table:table-cell office:value-type="string">
            <text:p/>
          </table:table-cell>
          <table:table-cell office:value-type="string">
            <text:p/>
          </table:table-cell>
        </table:table-row>
        <table:table-row>
          <table:table-cell office:value-type="string">
            <text:p>Energy recovery</text:p>
          </table:table-cell>
          <table:table-cell office:value-type="string">
            <text:p>Percentage of total pumping energy recovered trough turbines</text:p>
          </table:table-cell>
          <table:table-cell office:value="2.0" office:value-type="float"/>
          <table:table-cell office:value-type="string">
            <text:p>%</text:p>
          </table:table-cell>
          <table:table-cell office:value-type="string">
            <text:p>Total recovered energy/Total pumping energy*100</text:p>
          </table:table-cell>
          <table:table-cell office:value="99" office:value-type="float"/>
          <table:table-cell office:value="4" office:value-type="float"/>
          <table:table-cell office:value-type="string">
            <text:p/>
          </table:table-cell>
          <table:table-cell office:value-type="string">
            <text:p/>
          </table:table-cell>
        </table:table-row>
        <table:table-row>
          <table:table-cell office:value-type="string">
            <text:p>Valve density</text:p>
          </table:table-cell>
          <table:table-cell office:value-type="string">
            <text:p>Number of valves per network length</text:p>
          </table:table-cell>
          <table:table-cell office:value="15.0" office:value-type="float"/>
          <table:table-cell office:value-type="string">
            <text:p>N°/km</text:p>
          </table:table-cell>
          <table:table-cell office:value-type="string">
            <text:p>Total vales in the network/total length of network*100</text:p>
          </table:table-cell>
          <table:table-cell office:value="100" office:value-type="float"/>
          <table:table-cell office:value="4" office:value-type="float"/>
          <table:table-cell office:value-type="string">
            <text:p/>
          </table:table-cell>
          <table:table-cell office:value-type="string">
            <text:p/>
          </table:table-cell>
        </table:table-row>
        <table:table-row>
          <table:table-cell office:value-type="string">
            <text:p>Hydrant density</text:p>
          </table:table-cell>
          <table:table-cell office:value-type="string">
            <text:p>Number of hydrants per network length</text:p>
          </table:table-cell>
          <table:table-cell office:value="3.0" office:value-type="float"/>
          <table:table-cell office:value-type="string">
            <text:p>N°/km</text:p>
          </table:table-cell>
          <table:table-cell office:value-type="string">
            <text:p>Toal hydrants in the network/total length of network*100</text:p>
          </table:table-cell>
          <table:table-cell office:value="101" office:value-type="float"/>
          <table:table-cell office:value="4" office:value-type="float"/>
          <table:table-cell office:value-type="string">
            <text:p/>
          </table:table-cell>
          <table:table-cell office:value-type="string">
            <text:p/>
          </table:table-cell>
        </table:table-row>
        <table:table-row>
          <table:table-cell office:value-type="string">
            <text:p>District meter density</text:p>
          </table:table-cell>
          <table:table-cell office:value-type="string">
            <text:p>Number of sector meters per 1000 connections</text:p>
          </table:table-cell>
          <table:table-cell office:value="5.0" office:value-type="float"/>
          <table:table-cell office:value-type="string">
            <text:p>N°/1000 connections</text:p>
          </table:table-cell>
          <table:table-cell office:value-type="string">
            <text:p>No. of sector meter/total connections*1000</text:p>
          </table:table-cell>
          <table:table-cell office:value="102" office:value-type="float"/>
          <table:table-cell office:value="4" office:value-type="float"/>
          <table:table-cell office:value-type="string">
            <text:p/>
          </table:table-cell>
          <table:table-cell office:value-type="string">
            <text:p/>
          </table:table-cell>
        </table:table-row>
        <table:table-row>
          <table:table-cell office:value-type="string">
            <text:p>Costumer meter density</text:p>
          </table:table-cell>
          <table:table-cell office:value-type="string">
            <text:p>Number of client meters per connection</text:p>
          </table:table-cell>
          <table:table-cell office:value="5.0" office:value-type="float"/>
          <table:table-cell office:value-type="string">
            <text:p>No./connection</text:p>
          </table:table-cell>
          <table:table-cell office:value-type="string">
            <text:p>Total number of meters/total connections</text:p>
          </table:table-cell>
          <table:table-cell office:value="103" office:value-type="float"/>
          <table:table-cell office:value="4" office:value-type="float"/>
          <table:table-cell office:value-type="string">
            <text:p/>
          </table:table-cell>
          <table:table-cell office:value-type="string">
            <text:p/>
          </table:table-cell>
        </table:table-row>
        <table:table-row>
          <table:table-cell office:value-type="string">
            <text:p>Metered costumers</text:p>
          </table:table-cell>
          <table:table-cell office:value-type="string">
            <text:p>Number of meters of per users</text:p>
          </table:table-cell>
          <table:table-cell office:value="5.0" office:value-type="float"/>
          <table:table-cell office:value-type="string">
            <text:p>No./users</text:p>
          </table:table-cell>
          <table:table-cell office:value-type="string">
            <text:p>Total number of meters/total number users</text:p>
          </table:table-cell>
          <table:table-cell office:value="104" office:value-type="float"/>
          <table:table-cell office:value="4" office:value-type="float"/>
          <table:table-cell office:value-type="string">
            <text:p/>
          </table:table-cell>
          <table:table-cell office:value-type="string">
            <text:p/>
          </table:table-cell>
        </table:table-row>
        <table:table-row>
          <table:table-cell office:value-type="string">
            <text:p>Automatization level</text:p>
          </table:table-cell>
          <table:table-cell office:value-type="string">
            <text:p>Percentage of automatic control units</text:p>
          </table:table-cell>
          <table:table-cell office:value="10.0" office:value-type="float"/>
          <table:table-cell office:value-type="string">
            <text:p>%</text:p>
          </table:table-cell>
          <table:table-cell office:value-type="string">
            <text:p>Automatic control units/total control units*100</text:p>
          </table:table-cell>
          <table:table-cell office:value="105" office:value-type="float"/>
          <table:table-cell office:value="4" office:value-type="float"/>
          <table:table-cell office:value-type="string">
            <text:p/>
          </table:table-cell>
          <table:table-cell office:value-type="string">
            <text:p/>
          </table:table-cell>
        </table:table-row>
        <table:table-row>
          <table:table-cell office:value-type="string">
            <text:p>Remote control level</text:p>
          </table:table-cell>
          <table:table-cell office:value-type="string">
            <text:p>Percentage of units operated remotely</text:p>
          </table:table-cell>
          <table:table-cell office:value="10.0" office:value-type="float"/>
          <table:table-cell office:value-type="string">
            <text:p>%</text:p>
          </table:table-cell>
          <table:table-cell office:value-type="string">
            <text:p>Remotely controlled units/total control units*100</text:p>
          </table:table-cell>
          <table:table-cell office:value="106" office:value-type="float"/>
          <table:table-cell office:value="4" office:value-type="float"/>
          <table:table-cell office:value-type="string">
            <text:p/>
          </table:table-cell>
          <table:table-cell office:value-type="string">
            <text:p/>
          </table:table-cell>
        </table:table-row>
        <table:table-row>
          <table:table-cell office:value-type="string">
            <text:p>Network Inspections</text:p>
          </table:table-cell>
          <table:table-cell office:value-type="string">
            <text:p>Percentage of network (in length) that is inspected in a year</text:p>
          </table:table-cell>
          <table:table-cell office:value="7.0" office:value-type="float"/>
          <table:table-cell office:value-type="string">
            <text:p>%/yr</text:p>
          </table:table-cell>
          <table:table-cell office:value-type="string">
            <text:p>Km of inspected network in a year/total Km of network</text:p>
          </table:table-cell>
          <table:table-cell office:value="107" office:value-type="float"/>
          <table:table-cell office:value="8" office:value-type="float"/>
          <table:table-cell office:value-type="string">
            <text:p/>
          </table:table-cell>
          <table:table-cell office:value-type="string">
            <text:p/>
          </table:table-cell>
        </table:table-row>
        <table:table-row>
          <table:table-cell office:value-type="string">
            <text:p>Active leakage control repairs</text:p>
          </table:table-cell>
          <table:table-cell office:value-type="string">
            <text:p>Number of leakages detected and repeated per unit of network length</text:p>
          </table:table-cell>
          <table:table-cell office:value="4.0" office:value-type="float"/>
          <table:table-cell office:value-type="string">
            <text:p>No./100km-yr</text:p>
          </table:table-cell>
          <table:table-cell office:value-type="string">
            <text:p>No. leakages detected and repaired/year)/total network length(Km)*100</text:p>
          </table:table-cell>
          <table:table-cell office:value="108" office:value-type="float"/>
          <table:table-cell office:value="8" office:value-type="float"/>
          <table:table-cell office:value-type="string">
            <text:p/>
          </table:table-cell>
          <table:table-cell office:value-type="string">
            <text:p/>
          </table:table-cell>
        </table:table-row>
        <table:table-row>
          <table:table-cell office:value-type="string">
            <text:p>Emergency Electric system inspection</text:p>
          </table:table-cell>
          <table:table-cell office:value-type="string">
            <text:p>Ratio of inspection of emergency electric systems per year in terms of nominal power</text:p>
          </table:table-cell>
          <table:table-cell office:value="2.0" office:value-type="float"/>
          <table:table-cell office:value-type="string">
            <text:p>%/yr</text:p>
          </table:table-cell>
          <table:table-cell office:value-type="string">
            <text:p>Total energy capacity inspected (MW)/year)/Total energy capacity)*100</text:p>
          </table:table-cell>
          <table:table-cell office:value="111" office:value-type="float"/>
          <table:table-cell office:value="6" office:value-type="float"/>
          <table:table-cell office:value-type="string">
            <text:p/>
          </table:table-cell>
          <table:table-cell office:value-type="string">
            <text:p/>
          </table:table-cell>
        </table:table-row>
        <table:table-row>
          <table:table-cell office:value-type="string">
            <text:p>Electrical power inspection</text:p>
          </table:table-cell>
          <table:table-cell office:value-type="string">
            <text:p>Ratio of electric equipment inspected in a year</text:p>
          </table:table-cell>
          <table:table-cell office:value="2.0" office:value-type="float"/>
          <table:table-cell office:value-type="string">
            <text:p>%/yr</text:p>
          </table:table-cell>
          <table:table-cell office:value-type="string">
            <text:p>No. of electrical equipment inspected/year)/Total No. of electrical equipment)*100</text:p>
          </table:table-cell>
          <table:table-cell office:value="112" office:value-type="float"/>
          <table:table-cell office:value="8" office:value-type="float"/>
          <table:table-cell office:value-type="string">
            <text:p/>
          </table:table-cell>
          <table:table-cell office:value-type="string">
            <text:p/>
          </table:table-cell>
        </table:table-row>
        <table:table-row>
          <table:table-cell office:value-type="string">
            <text:p>Vehicle availability</text:p>
          </table:table-cell>
          <table:table-cell office:value-type="string">
            <text:p>Average number of vehicles available daily for operation and maintenance per 100km of pipe network</text:p>
          </table:table-cell>
          <table:table-cell office:value="16.0" office:value-type="float"/>
          <table:table-cell office:value-type="string">
            <text:p>No./100km</text:p>
          </table:table-cell>
          <table:table-cell office:value-type="string">
            <text:p>(Sum Available vehicles per day/356)/Total network length (km))*100</text:p>
          </table:table-cell>
          <table:table-cell office:value="113" office:value-type="float"/>
          <table:table-cell office:value="4" office:value-type="float"/>
          <table:table-cell office:value-type="string">
            <text:p/>
          </table:table-cell>
          <table:table-cell office:value-type="string">
            <text:p/>
          </table:table-cell>
        </table:table-row>
        <table:table-row>
          <table:table-cell office:value-type="string">
            <text:p>Total pumping Energy Cost</text:p>
          </table:table-cell>
          <table:table-cell office:value-type="string">
            <text:p>The total cost of pumping depending on flow, pump head, efficiency, price, and the time dura-<text:line-break/>tion during which the considered pump is running.</text:p>
          </table:table-cell>
          <table:table-cell office:value="2.0" office:value-type="float"/>
          <table:table-cell office:value-type="string">
            <text:p>M.U.</text:p>
          </table:table-cell>
          <table:table-cell office:value-type="string">
            <text:p> C(MU) = (Cf [kWh/m4]× Q[m3/s] × h[m] × p[MU/kWh] × t[h])/η[%]</text:p>
          </table:table-cell>
          <table:table-cell office:value="70" office:value-type="float"/>
          <table:table-cell office:value="7" office:value-type="float"/>
          <table:table-cell office:value-type="string">
            <text:p/>
          </table:table-cell>
          <table:table-cell office:value-type="string">
            <text:p/>
          </table:table-cell>
        </table:table-row>
        <table:table-row>
          <table:table-cell office:value-type="string">
            <text:p>Velocity Reliability Index</text:p>
          </table:table-cell>
          <table:table-cell office:value-type="string">
            <text:p>The Velocity Reliability (VR) index measures how well the current velocity \( v_i \) stays within a defined acceptable range, bounded by \( v_i^{\text{min}} \) and \( v_i^{\text{max}} \). A VR value of 0 indicates the velocity is outside this range, while a positive value means the velocity is within acceptable limits.</text:p>
          </table:table-cell>
          <table:table-cell office:value="7.0" office:value-type="float"/>
          <table:table-cell office:value-type="string">
            <text:p>--</text:p>
          </table:table-cell>
          <table:table-cell office:value-type="string">
            <text:p>VR = CASE<text:line-break/> <text:s text:c="3"/>WHEN v_i &lt; v_i_min THEN 0<text:line-break/> <text:s text:c="3"/>WHEN v_i_min &lt;= v_i AND v_i &lt;= v_i_mean THEN (v_i - v_i_min) / (v_i_mean - v_i_min)<text:line-break/> <text:s text:c="3"/>WHEN v_i_mean &lt; v_i AND v_i &lt;= v_i_max THEN (v_i - v_i_max) / (v_i_mean - v_i_max)<text:line-break/> <text:s text:c="3"/>ELSE 0<text:line-break/>END,<text:line-break/>where v_i_mean = (v_i_min + v_i_max) / 2</text:p>
          </table:table-cell>
          <table:table-cell office:value="71" office:value-type="float"/>
          <table:table-cell office:value="4" office:value-type="float"/>
          <table:table-cell office:value-type="string">
            <text:p>Source is https://www.mdpi.com/2073-4441/7/7/3613</text:p>
          </table:table-cell>
          <table:table-cell office:value-type="string">
            <text:p/>
          </table:table-cell>
        </table:table-row>
        <table:table-row>
          <table:table-cell office:value-type="string">
            <text:p>Solved User Complaints</text:p>
          </table:table-cell>
          <table:table-cell office:value-type="string">
            <text:p>Percentage of total registered complaints resolved</text:p>
          </table:table-cell>
          <table:table-cell office:value="11.0" office:value-type="float"/>
          <table:table-cell office:value-type="string">
            <text:p>%</text:p>
          </table:table-cell>
          <table:table-cell office:value-type="string">
            <text:p>Solved complaints/Total registered complaints</text:p>
          </table:table-cell>
          <table:table-cell office:value="72" office:value-type="float"/>
          <table:table-cell office:value="8" office:value-type="float"/>
          <table:table-cell office:value-type="string">
            <text:p/>
          </table:table-cell>
          <table:table-cell office:value-type="string">
            <text:p/>
          </table:table-cell>
        </table:table-row>
        <table:table-row>
          <table:table-cell office:value-type="string">
            <text:p>OPEX recovery</text:p>
          </table:table-cell>
          <table:table-cell office:value-type="string">
            <text:p>Percentage of operation and maintenance (O&amp;M) costs that are recovered from the water sales</text:p>
          </table:table-cell>
          <table:table-cell office:value="6.0" office:value-type="float"/>
          <table:table-cell office:value-type="string">
            <text:p>%</text:p>
          </table:table-cell>
          <table:table-cell office:value-type="string">
            <text:p>Recovered value (MU) / Total OPEX (MU)</text:p>
          </table:table-cell>
          <table:table-cell office:value="73" office:value-type="float"/>
          <table:table-cell office:value="7" office:value-type="float"/>
          <table:table-cell office:value-type="string">
            <text:p/>
          </table:table-cell>
          <table:table-cell office:value-type="string">
            <text:p/>
          </table:table-cell>
        </table:table-row>
        <table:table-row>
          <table:table-cell office:value-type="string">
            <text:p>Collection Ratio</text:p>
          </table:table-cell>
          <table:table-cell office:value-type="string">
            <text:p>Percentage of the billed amount that is collected from water-supply-related <text:s/>taxation and user charges</text:p>
          </table:table-cell>
          <table:table-cell office:value="6.0" office:value-type="float"/>
          <table:table-cell office:value-type="string">
            <text:p>%</text:p>
          </table:table-cell>
          <table:table-cell office:value-type="string">
            <text:p>(Total received payments (MU/y) / Total Billed water (MU/y))*100</text:p>
          </table:table-cell>
          <table:table-cell office:value="74" office:value-type="float"/>
          <table:table-cell office:value="7" office:value-type="float"/>
          <table:table-cell office:value-type="string">
            <text:p/>
          </table:table-cell>
          <table:table-cell office:value-type="string">
            <text:p/>
          </table:table-cell>
        </table:table-row>
        <table:table-row>
          <table:table-cell office:value-type="string">
            <text:p>Organoleptic Quality</text:p>
          </table:table-cell>
          <table:table-cell office:value-type="string">
            <text:p>Percentage of organoleptic tests carried out per required test</text:p>
          </table:table-cell>
          <table:table-cell office:value="17.0" office:value-type="float"/>
          <table:table-cell office:value-type="string">
            <text:p>%</text:p>
          </table:table-cell>
          <table:table-cell office:value-type="string">
            <text:p>No. of tests carried out/no. of tests required</text:p>
          </table:table-cell>
          <table:table-cell office:value="114" office:value-type="float"/>
          <table:table-cell office:value="8" office:value-type="float"/>
          <table:table-cell office:value-type="string">
            <text:p/>
          </table:table-cell>
          <table:table-cell office:value-type="string">
            <text:p/>
          </table:table-cell>
        </table:table-row>
        <table:table-row>
          <table:table-cell office:value-type="string">
            <text:p>Radioactivity Quality</text:p>
          </table:table-cell>
          <table:table-cell office:value-type="string">
            <text:p>Percentage of radioactivity tests carried out per required test</text:p>
          </table:table-cell>
          <table:table-cell office:value="17.0" office:value-type="float"/>
          <table:table-cell office:value-type="string">
            <text:p>%</text:p>
          </table:table-cell>
          <table:table-cell office:value-type="string">
            <text:p>No. of tests carried out/no. of tests required</text:p>
          </table:table-cell>
          <table:table-cell office:value="115" office:value-type="float"/>
          <table:table-cell office:value="8" office:value-type="float"/>
          <table:table-cell office:value-type="string">
            <text:p/>
          </table:table-cell>
          <table:table-cell office:value-type="string">
            <text:p/>
          </table:table-cell>
        </table:table-row>
        <table:table-row>
          <table:table-cell office:value-type="string">
            <text:p>Public taps in service and standpipes</text:p>
          </table:table-cell>
          <table:table-cell office:value-type="string">
            <text:p>Percentage of public water taps that are not out of service</text:p>
          </table:table-cell>
          <table:table-cell office:value="12.0" office:value-type="float"/>
          <table:table-cell office:value-type="string">
            <text:p>%</text:p>
          </table:table-cell>
          <table:table-cell office:value-type="string">
            <text:p>Working taps/total taps in the system*100</text:p>
          </table:table-cell>
          <table:table-cell office:value="116" office:value-type="float"/>
          <table:table-cell office:value="2" office:value-type="float"/>
          <table:table-cell office:value-type="string">
            <text:p/>
          </table:table-cell>
          <table:table-cell office:value-type="string">
            <text:p/>
          </table:table-cell>
        </table:table-row>
        <table:table-row>
          <table:table-cell office:value-type="string">
            <text:p>Average distance to public taps and standpipes</text:p>
          </table:table-cell>
          <table:table-cell office:value-type="string">
            <text:p>Mean distance between standpipe and furthest serving house to such standpipe</text:p>
          </table:table-cell>
          <table:table-cell office:value="12.0" office:value-type="float"/>
          <table:table-cell office:value-type="string">
            <text:p>m</text:p>
          </table:table-cell>
          <table:table-cell office:value-type="string">
            <text:p>(Sum max distance service)/total standpipes</text:p>
          </table:table-cell>
          <table:table-cell office:value="117" office:value-type="float"/>
          <table:table-cell office:value="1" office:value-type="float"/>
          <table:table-cell office:value-type="string">
            <text:p/>
          </table:table-cell>
          <table:table-cell office:value-type="string">
            <text:p/>
          </table:table-cell>
        </table:table-row>
        <table:table-row>
          <table:table-cell office:value-type="string">
            <text:p>Consumption per capita in Public taps and standpipes</text:p>
          </table:table-cell>
          <table:table-cell office:value-type="string">
            <text:p>Ratio between supplied water in public taps and standpipes and the population it supplies</text:p>
          </table:table-cell>
          <table:table-cell office:value="1.0" office:value-type="float"/>
          <table:table-cell office:value-type="string">
            <text:p>L/capita-d</text:p>
          </table:table-cell>
          <table:table-cell office:value-type="string">
            <text:p>Total volume supplied (L/d) in Public taps and standpipes/Total residents supplied by Public Taps and standpipes</text:p>
          </table:table-cell>
          <table:table-cell office:value="118" office:value-type="float"/>
          <table:table-cell office:value="2" office:value-type="float"/>
          <table:table-cell office:value-type="string">
            <text:p/>
          </table:table-cell>
          <table:table-cell office:value-type="string">
            <text:p/>
          </table:table-cell>
        </table:table-row>
        <table:table-row>
          <table:table-cell office:value-type="string">
            <text:p>Population per public tap or standpipe</text:p>
          </table:table-cell>
          <table:table-cell office:value-type="string">
            <text:p>Average number of people supplied by public tap or standpipe</text:p>
          </table:table-cell>
          <table:table-cell office:value="12.0" office:value-type="float"/>
          <table:table-cell office:value-type="string">
            <text:p>person/tap</text:p>
          </table:table-cell>
          <table:table-cell office:value-type="string">
            <text:p>(Sum People supplied per tap)/Total number of public taps</text:p>
          </table:table-cell>
          <table:table-cell office:value="119" office:value-type="float"/>
          <table:table-cell office:value="2" office:value-type="float"/>
          <table:table-cell office:value-type="string">
            <text:p/>
          </table:table-cell>
          <table:table-cell office:value-type="string">
            <text:p/>
          </table:table-cell>
        </table:table-row>
        <table:table-row>
          <table:table-cell office:value-type="string">
            <text:p>Pressure of supply adequacy</text:p>
          </table:table-cell>
          <table:table-cell office:value-type="string">
            <text:p>Percentage of connections that receive adequate water pressure</text:p>
          </table:table-cell>
          <table:table-cell office:value="12.0" office:value-type="float"/>
          <table:table-cell office:value-type="string">
            <text:p>%</text:p>
          </table:table-cell>
          <table:table-cell office:value-type="string">
            <text:p>Adequate pressure connections/total connection points*100</text:p>
          </table:table-cell>
          <table:table-cell office:value="120" office:value-type="float"/>
          <table:table-cell office:value="8" office:value-type="float"/>
          <table:table-cell office:value-type="string">
            <text:p/>
          </table:table-cell>
          <table:table-cell office:value-type="string">
            <text:p/>
          </table:table-cell>
        </table:table-row>
        <table:table-row>
          <table:table-cell office:value-type="string">
            <text:p>New connection efficiency</text:p>
          </table:table-cell>
          <table:table-cell office:value-type="string">
            <text:p>Average time of water availability when a user request for service on existing connections</text:p>
          </table:table-cell>
          <table:table-cell office:value="12.0" office:value-type="float"/>
          <table:table-cell office:value-type="string">
            <text:p>days</text:p>
          </table:table-cell>
          <table:table-cell office:value-type="string">
            <text:p>(Sum time for new connection/total new connections per year)</text:p>
          </table:table-cell>
          <table:table-cell office:value="121" office:value-type="float"/>
          <table:table-cell office:value="8" office:value-type="float"/>
          <table:table-cell office:value-type="string">
            <text:p/>
          </table:table-cell>
          <table:table-cell office:value-type="string">
            <text:p/>
          </table:table-cell>
        </table:table-row>
        <table:table-row>
          <table:table-cell office:value-type="string">
            <text:p>Connection repair efficiency</text:p>
          </table:table-cell>
          <table:table-cell office:value-type="string">
            <text:p>Average time of connection repairment</text:p>
          </table:table-cell>
          <table:table-cell office:value="12.0" office:value-type="float"/>
          <table:table-cell office:value-type="string">
            <text:p>days</text:p>
          </table:table-cell>
          <table:table-cell office:value-type="string">
            <text:p>(Sum time for repair/total damaged connections in a year)</text:p>
          </table:table-cell>
          <table:table-cell office:value="122" office:value-type="float"/>
          <table:table-cell office:value="8" office:value-type="float"/>
          <table:table-cell office:value-type="string">
            <text:p/>
          </table:table-cell>
          <table:table-cell office:value-type="string">
            <text:p/>
          </table:table-cell>
        </table:table-row>
        <table:table-row>
          <table:table-cell office:value-type="string">
            <text:p>Unit water annual revenue</text:p>
          </table:table-cell>
          <table:table-cell office:value-type="string">
            <text:p>Income per cubic meter of authorized consumption</text:p>
          </table:table-cell>
          <table:table-cell office:value="6.0" office:value-type="float"/>
          <table:table-cell office:value-type="string">
            <text:p>M.U./m3</text:p>
          </table:table-cell>
          <table:table-cell office:value-type="string">
            <text:p>Total yearly income (M.U)/Total supplied water (m3)</text:p>
          </table:table-cell>
          <table:table-cell office:value="123" office:value-type="float"/>
          <table:table-cell office:value="7" office:value-type="float"/>
          <table:table-cell office:value-type="string">
            <text:p/>
          </table:table-cell>
          <table:table-cell office:value-type="string">
            <text:p/>
          </table:table-cell>
        </table:table-row>
        <table:table-row>
          <table:table-cell office:value-type="string">
            <text:p>Ratio of lead or Asbestos service lines</text:p>
          </table:table-cell>
          <table:table-cell office:value-type="string">
            <text:p>Ration between the number of lead or asbestos service pipes in use vs the total network length</text:p>
          </table:table-cell>
          <table:table-cell office:value="7.0" office:value-type="float"/>
          <table:table-cell office:value-type="string">
            <text:p>%</text:p>
          </table:table-cell>
          <table:table-cell office:value-type="string">
            <text:p>Total length of lead pipes in use (km)/total length of Network (km)*100</text:p>
          </table:table-cell>
          <table:table-cell office:value="138" office:value-type="float"/>
          <table:table-cell office:value="8" office:value-type="float"/>
          <table:table-cell office:value-type="string">
            <text:p/>
          </table:table-cell>
          <table:table-cell office:value-type="string">
            <text:p/>
          </table:table-cell>
        </table:table-row>
        <table:table-row>
          <table:table-cell office:value-type="string">
            <text:p>Drinking water storage per population supplied</text:p>
          </table:table-cell>
          <table:table-cell office:value-type="string">
            <text:p>Drinking water storage volume per population supplied</text:p>
          </table:table-cell>
          <table:table-cell office:value="13.0" office:value-type="float"/>
          <table:table-cell office:value-type="string">
            <text:p>L/person</text:p>
          </table:table-cell>
          <table:table-cell office:value-type="string">
            <text:p>((Total service reservoir capacity (except emergency reservoirs) × 1/2 + Emergency reservoir capacity)/Service population) × 1,000</text:p>
          </table:table-cell>
          <table:table-cell office:value="139" office:value-type="float"/>
          <table:table-cell office:value="2" office:value-type="float"/>
          <table:table-cell office:value-type="string">
            <text:p/>
          </table:table-cell>
          <table:table-cell office:value-type="string">
            <text:p/>
          </table:table-cell>
        </table:table-row>
        <table:table-row>
          <table:table-cell office:value-type="string">
            <text:p>Mains density</text:p>
          </table:table-cell>
          <table:table-cell office:value-type="string">
            <text:p>Distribution of network pipes in the total service area</text:p>
          </table:table-cell>
          <table:table-cell office:value="7.0" office:value-type="float"/>
          <table:table-cell office:value-type="string">
            <text:p>Km/Km2</text:p>
          </table:table-cell>
          <table:table-cell office:value-type="string">
            <text:p>Total Pipe length (Km)/Total Servic area (Km2)</text:p>
          </table:table-cell>
          <table:table-cell office:value="140" office:value-type="float"/>
          <table:table-cell office:value="2" office:value-type="float"/>
          <table:table-cell office:value-type="string">
            <text:p/>
          </table:table-cell>
          <table:table-cell office:value-type="string">
            <text:p/>
          </table:table-cell>
        </table:table-row>
        <table:table-row>
          <table:table-cell office:value-type="string">
            <text:p>Aging of water treatement facilities</text:p>
          </table:table-cell>
          <table:table-cell office:value-type="string">
            <text:p>Percentage of capacity of purification facilities exceding useful life</text:p>
          </table:table-cell>
          <table:table-cell office:value="14.0" office:value-type="float"/>
          <table:table-cell office:value-type="string">
            <text:p>%</text:p>
          </table:table-cell>
          <table:table-cell office:value-type="string">
            <text:p>(Capacity of purification facilities exceeding statutory useful life/ Capacity of all purification facilities) × 100</text:p>
          </table:table-cell>
          <table:table-cell office:value="141" office:value-type="float"/>
          <table:table-cell office:value="8" office:value-type="float"/>
          <table:table-cell office:value-type="string">
            <text:p/>
          </table:table-cell>
          <table:table-cell office:value-type="string">
            <text:p/>
          </table:table-cell>
        </table:table-row>
        <table:table-row>
          <table:table-cell office:value-type="string">
            <text:p>Aging of electrical and mechanical equipment</text:p>
          </table:table-cell>
          <table:table-cell office:value-type="string">
            <text:p>Percentage of capacity of electric and mechanical equipment exceding useful life cycle</text:p>
          </table:table-cell>
          <table:table-cell office:value="9.0" office:value-type="float"/>
          <table:table-cell office:value-type="string">
            <text:p>%</text:p>
          </table:table-cell>
          <table:table-cell office:value-type="string">
            <text:p>Number of electric and mechanical equipment exceeding life cycle/ Total number of electric and mechanical equipment</text:p>
          </table:table-cell>
          <table:table-cell office:value="142" office:value-type="float"/>
          <table:table-cell office:value="8" office:value-type="float"/>
          <table:table-cell office:value-type="string">
            <text:p/>
          </table:table-cell>
          <table:table-cell office:value-type="string">
            <text:p/>
          </table:table-cell>
        </table:table-row>
        <table:table-row>
          <table:table-cell office:value-type="string">
            <text:p>Aging of Mains</text:p>
          </table:table-cell>
          <table:table-cell office:value-type="string">
            <text:p>Percentage of pipe network exceding useful life cycle</text:p>
          </table:table-cell>
          <table:table-cell office:value="7.0" office:value-type="float"/>
          <table:table-cell office:value-type="string">
            <text:p>%</text:p>
          </table:table-cell>
          <table:table-cell office:value-type="string">
            <text:p>Km of pipes over 40years / Total Network length</text:p>
          </table:table-cell>
          <table:table-cell office:value="143" office:value-type="float"/>
          <table:table-cell office:value="8" office:value-type="float"/>
          <table:table-cell office:value-type="string">
            <text:p/>
          </table:table-cell>
          <table:table-cell office:value-type="string">
            <text:p/>
          </table:table-cell>
        </table:table-row>
        <table:table-row>
          <table:table-cell office:value-type="string">
            <text:p>Accidental water pollution</text:p>
          </table:table-cell>
          <table:table-cell office:value-type="string">
            <text:p>Accidental water resource pollution</text:p>
          </table:table-cell>
          <table:table-cell office:value="9.0" office:value-type="float"/>
          <table:table-cell office:value-type="string">
            <text:p>No./yr</text:p>
          </table:table-cell>
          <table:table-cell office:value-type="string">
            <text:p>Ratio of substituted meters in a year</text:p>
          </table:table-cell>
          <table:table-cell office:value="144" office:value-type="float"/>
          <table:table-cell office:value="8" office:value-type="float"/>
          <table:table-cell office:value-type="string">
            <text:p/>
          </table:table-cell>
          <table:table-cell office:value-type="string">
            <text:p/>
          </table:table-cell>
        </table:table-row>
        <table:table-row>
          <table:table-cell office:value-type="string">
            <text:p>Rate Facility Utilization</text:p>
          </table:table-cell>
          <table:table-cell office:value-type="string">
            <text:p>Ratio of average daily supply to the dailyu capacity. The larger the value the higher efficiency</text:p>
          </table:table-cell>
          <table:table-cell office:value="9.0" office:value-type="float"/>
          <table:table-cell office:value-type="string">
            <text:p>%</text:p>
          </table:table-cell>
          <table:table-cell office:value-type="string">
            <text:p>Water Supply Volume per Day/ Daily Average WaterSupply Volume (m3)</text:p>
          </table:table-cell>
          <table:table-cell office:value="145" office:value-type="float"/>
          <table:table-cell office:value="4" office:value-type="float"/>
          <table:table-cell office:value-type="string">
            <text:p/>
          </table:table-cell>
          <table:table-cell office:value-type="string">
            <text:p/>
          </table:table-cell>
        </table:table-row>
        <table:table-row>
          <table:table-cell office:value-type="string">
            <text:p>Maximum rate of operation</text:p>
          </table:table-cell>
          <table:table-cell office:value-type="string">
            <text:p>Ratio of the longest to plannedin daily operation of facilities</text:p>
          </table:table-cell>
          <table:table-cell office:value="9.0" office:value-type="float"/>
          <table:table-cell office:value-type="string">
            <text:p>%</text:p>
          </table:table-cell>
          <table:table-cell office:value-type="string">
            <text:p>Water Supply Volume per Day/ Daily Maximum WaterSupply Volume (m3)</text:p>
          </table:table-cell>
          <table:table-cell office:value="146" office:value-type="float"/>
          <table:table-cell office:value="4" office:value-type="float"/>
          <table:table-cell office:value-type="string">
            <text:p/>
          </table:table-cell>
          <table:table-cell office:value-type="string">
            <text:p/>
          </table:table-cell>
        </table:table-row>
        <table:table-row>
          <table:table-cell office:value-type="string">
            <text:p>Emissions of CO2</text:p>
          </table:table-cell>
          <table:table-cell office:value-type="string">
            <text:p>Ammount of CO2 emmissions per 1 m3 of delivered water</text:p>
          </table:table-cell>
          <table:table-cell office:value="18.0" office:value-type="float"/>
          <table:table-cell office:value-type="string">
            <text:p>g CO2/m3</text:p>
          </table:table-cell>
          <table:table-cell office:value-type="string">
            <text:p>Total yearly CO2 emmission (g) / Annual water delivered (m3)</text:p>
          </table:table-cell>
          <table:table-cell office:value="147" office:value-type="float"/>
          <table:table-cell office:value="5" office:value-type="float"/>
          <table:table-cell office:value-type="string">
            <text:p/>
          </table:table-cell>
          <table:table-cell office:value-type="string">
            <text:p/>
          </table:table-cell>
        </table:table-row>
        <table:table-row>
          <table:table-cell office:value-type="string">
            <text:p>Average Water Demand</text:p>
          </table:table-cell>
          <table:table-cell office:value-type="string">
            <text:p>Average daily water demanded in the city per day</text:p>
          </table:table-cell>
          <table:table-cell office:value="1.0" office:value-type="float"/>
          <table:table-cell office:value-type="string">
            <text:p>Mm3/d</text:p>
          </table:table-cell>
          <table:table-cell office:value-type="string">
            <text:p>Hourly water demand (m3/h)/24h</text:p>
          </table:table-cell>
          <table:table-cell office:value="149" office:value-type="float"/>
          <table:table-cell office:value="3" office:value-type="float"/>
          <table:table-cell office:value-type="string">
            <text:p/>
          </table:table-cell>
          <table:table-cell office:value-type="string">
            <text:p/>
          </table:table-cell>
        </table:table-row>
        <table:table-row>
          <table:table-cell office:value-type="string">
            <text:p>Highest water demand</text:p>
          </table:table-cell>
          <table:table-cell office:value-type="string">
            <text:p>Maximum demand in peak hour of the day</text:p>
          </table:table-cell>
          <table:table-cell office:value="1.0" office:value-type="float"/>
          <table:table-cell office:value-type="string">
            <text:p>Mm3/d</text:p>
          </table:table-cell>
          <table:table-cell office:value-type="string">
            <text:p>Max hourly demand in 24h</text:p>
          </table:table-cell>
          <table:table-cell office:value="150" office:value-type="float"/>
          <table:table-cell office:value="3" office:value-type="float"/>
          <table:table-cell office:value-type="string">
            <text:p/>
          </table:table-cell>
          <table:table-cell office:value-type="string">
            <text:p/>
          </table:table-cell>
        </table:table-row>
        <table:table-row>
          <table:table-cell office:value-type="string">
            <text:p>Number of low income HH</text:p>
          </table:table-cell>
          <table:table-cell office:value-type="string">
            <text:p>Number of household users with low income provided with water</text:p>
          </table:table-cell>
          <table:table-cell office:value="1.0" office:value-type="float"/>
          <table:table-cell office:value-type="string">
            <text:p>Housholds/year</text:p>
          </table:table-cell>
          <table:table-cell office:value-type="string">
            <text:p>Num low income HH supplied per year</text:p>
          </table:table-cell>
          <table:table-cell office:value="151" office:value-type="float"/>
          <table:table-cell office:value="3" office:value-type="float"/>
          <table:table-cell office:value-type="string">
            <text:p/>
          </table:table-cell>
          <table:table-cell office:value-type="string">
            <text:p/>
          </table:table-cell>
        </table:table-row>
        <table:table-row>
          <table:table-cell office:value-type="string">
            <text:p>Resiidential Consumption</text:p>
          </table:table-cell>
          <table:table-cell office:value-type="string">
            <text:p>Percentage of water consumed for residential porpuses in a year</text:p>
          </table:table-cell>
          <table:table-cell office:value="1.0" office:value-type="float"/>
          <table:table-cell office:value-type="string">
            <text:p>%</text:p>
          </table:table-cell>
          <table:table-cell office:value-type="string">
            <text:p>Residential comsumption / Total Water Consumption</text:p>
          </table:table-cell>
          <table:table-cell office:value="153" office:value-type="float"/>
          <table:table-cell office:value="3" office:value-type="float"/>
          <table:table-cell office:value-type="string">
            <text:p/>
          </table:table-cell>
          <table:table-cell office:value-type="string">
            <text:p/>
          </table:table-cell>
        </table:table-row>
        <table:table-row>
          <table:table-cell office:value-type="string">
            <text:p>Commercial Comsumption</text:p>
          </table:table-cell>
          <table:table-cell office:value-type="string">
            <text:p>Percentage of water consumed for commerce porpuses in a year</text:p>
          </table:table-cell>
          <table:table-cell office:value="1.0" office:value-type="float"/>
          <table:table-cell office:value-type="string">
            <text:p>%</text:p>
          </table:table-cell>
          <table:table-cell office:value-type="string">
            <text:p>Commercial comsumption / Total Water Consumption</text:p>
          </table:table-cell>
          <table:table-cell office:value="154" office:value-type="float"/>
          <table:table-cell office:value="3" office:value-type="float"/>
          <table:table-cell office:value-type="string">
            <text:p/>
          </table:table-cell>
          <table:table-cell office:value-type="string">
            <text:p/>
          </table:table-cell>
        </table:table-row>
        <table:table-row>
          <table:table-cell office:value-type="string">
            <text:p>Industrial Comsumption</text:p>
          </table:table-cell>
          <table:table-cell office:value-type="string">
            <text:p>Percentage of water consumed for industrial porpuses in a year</text:p>
          </table:table-cell>
          <table:table-cell office:value="1.0" office:value-type="float"/>
          <table:table-cell office:value-type="string">
            <text:p>%</text:p>
          </table:table-cell>
          <table:table-cell office:value-type="string">
            <text:p>Industrial comsumption / Total Water Consumption</text:p>
          </table:table-cell>
          <table:table-cell office:value="155" office:value-type="float"/>
          <table:table-cell office:value="3" office:value-type="float"/>
          <table:table-cell office:value-type="string">
            <text:p/>
          </table:table-cell>
          <table:table-cell office:value-type="string">
            <text:p/>
          </table:table-cell>
        </table:table-row>
        <table:table-row>
          <table:table-cell office:value-type="string">
            <text:p>Energy Efficiency of pumping installations</text:p>
          </table:table-cell>
          <table:table-cell office:value-type="string">
            <text:p>easures the energy consumption per cubic meter of water pumped, per 100 meters of head (pressure height)</text:p>
          </table:table-cell>
          <table:table-cell office:value="2.0" office:value-type="float"/>
          <table:table-cell office:value-type="string">
            <text:p>kWh/(m3/100m)</text:p>
          </table:table-cell>
          <table:table-cell office:value-type="string">
            <text:p>Total Energy consumend(kWh) / (Total water extraction(m3)/ pressure height (m))</text:p>
          </table:table-cell>
          <table:table-cell office:value="156" office:value-type="float"/>
          <table:table-cell office:value="4" office:value-type="float"/>
          <table:table-cell office:value-type="string">
            <text:p/>
          </table:table-cell>
          <table:table-cell office:value-type="string">
            <text:p/>
          </table:table-cell>
        </table:table-row>
        <table:table-row>
          <table:table-cell office:value-type="string">
            <text:p>City Budget investment</text:p>
          </table:table-cell>
          <table:table-cell office:value-type="string">
            <text:p>Percentage of city budget that gets invested in water supply</text:p>
          </table:table-cell>
          <table:table-cell office:value="6.0" office:value-type="float"/>
          <table:table-cell office:value-type="string">
            <text:p>%</text:p>
          </table:table-cell>
          <table:table-cell office:value-type="string">
            <text:p>Water supply budget / Total city budget</text:p>
          </table:table-cell>
          <table:table-cell office:value="157" office:value-type="float"/>
          <table:table-cell office:value="7" office:value-type="float"/>
          <table:table-cell office:value-type="string">
            <text:p/>
          </table:table-cell>
          <table:table-cell office:value-type="string">
            <text:p/>
          </table:table-cell>
        </table:table-row>
        <table:table-row>
          <table:table-cell office:value-type="string">
            <text:p>Disaster Budget</text:p>
          </table:table-cell>
          <table:table-cell office:value-type="string">
            <text:p>Percentage of city budget destined to disaster response mechanisms</text:p>
          </table:table-cell>
          <table:table-cell office:value="19.0" office:value-type="float"/>
          <table:table-cell office:value-type="string">
            <text:p>%</text:p>
          </table:table-cell>
          <table:table-cell office:value-type="string">
            <text:p>Investement in disaster response/ Total city Budget</text:p>
          </table:table-cell>
          <table:table-cell office:value="158" office:value-type="float"/>
          <table:table-cell office:value="6" office:value-type="float"/>
          <table:table-cell office:value-type="string">
            <text:p/>
          </table:table-cell>
          <table:table-cell office:value-type="string">
            <text:p/>
          </table:table-cell>
        </table:table-row>
        <table:table-row>
          <table:table-cell office:value-type="string">
            <text:p>Waterborne desiases</text:p>
          </table:table-cell>
          <table:table-cell office:value-type="string">
            <text:p>Number of illnesess caused by poor water quality in a year</text:p>
          </table:table-cell>
          <table:table-cell office:value="17.0" office:value-type="float"/>
          <table:table-cell office:value-type="string">
            <text:p>No./yr</text:p>
          </table:table-cell>
          <table:table-cell office:value-type="string">
            <text:p>No. reported illnesess cases / 1 year</text:p>
          </table:table-cell>
          <table:table-cell office:value="159" office:value-type="float"/>
          <table:table-cell office:value="5" office:value-type="float"/>
          <table:table-cell office:value-type="string">
            <text:p/>
          </table:table-cell>
          <table:table-cell office:value-type="string">
            <text:p/>
          </table:table-cell>
        </table:table-row>
        <table:table-row>
          <table:table-cell office:value-type="string">
            <text:p>Production Yeild</text:p>
          </table:table-cell>
          <table:table-cell office:value-type="string">
            <text:p>Ratio between the stored volume and produced volume</text:p>
          </table:table-cell>
          <table:table-cell office:value="12.0" office:value-type="float"/>
          <table:table-cell office:value-type="string">
            <text:p>%</text:p>
          </table:table-cell>
          <table:table-cell office:value-type="string">
            <text:p>Stored volume (Mm3) / Produced Volume (Mm3))*100</text:p>
          </table:table-cell>
          <table:table-cell office:value="160" office:value-type="float"/>
          <table:table-cell office:value="2" office:value-type="float"/>
          <table:table-cell office:value-type="string">
            <text:p/>
          </table:table-cell>
          <table:table-cell office:value-type="string">
            <text:p/>
          </table:table-cell>
        </table:table-row>
        <table:table-row>
          <table:table-cell office:value-type="string">
            <text:p>Linear Distribution Loss Index</text:p>
          </table:table-cell>
          <table:table-cell office:value-type="string">
            <text:p>Volume of water lost per unit length</text:p>
          </table:table-cell>
          <table:table-cell office:value="4.0" office:value-type="float"/>
          <table:table-cell office:value-type="string">
            <text:p>m3/km-d</text:p>
          </table:table-cell>
          <table:table-cell office:value-type="string">
            <text:p>(Volume Supplied - Volume Billed)/Linear of Network (km) * 365</text:p>
          </table:table-cell>
          <table:table-cell office:value="161" office:value-type="float"/>
          <table:table-cell office:value="4" office:value-type="float"/>
          <table:table-cell office:value-type="string">
            <text:p/>
          </table:table-cell>
          <table:table-cell office:value-type="string">
            <text:p/>
          </table:table-cell>
        </table:table-row>
        <table:table-row>
          <table:table-cell office:value-type="string">
            <text:p>Network Reslience index</text:p>
          </table:table-cell>
          <table:table-cell office:value-type="string">
            <text:p>Used to evaluate the service flexibility for eventual in- creases in water demand. Its values range between 0 and 1, where values near 0 have small service flexibility to an increase in demands and values close to 1 correspond to systems with good service flexibility</text:p>
          </table:table-cell>
          <table:table-cell office:value="12.0" office:value-type="float"/>
          <table:table-cell office:value-type="string">
            <text:p>--</text:p>
          </table:table-cell>
          <table:table-cell office:value-type="string">
            <text:p>NRI = (Σ[i=1 to N] U_i * Q_i * (H_i - H_i^req)) / (Σ[r=1 to Nr] Q_r * H_r + Σ[b=1 to Nb] (p_b / γ) - Σ[i=1 to N] Q_i * H_i^req)<text:line-break/><text:line-break/>U_i = (Σ[l=1 to np_i] D_l) / (np_i * max{D_1, ..., D_l})</text:p>
          </table:table-cell>
          <table:table-cell office:value="162" office:value-type="float"/>
          <table:table-cell office:value="6" office:value-type="float"/>
          <table:table-cell office:value-type="string">
            <text:p/>
          </table:table-cell>
          <table:table-cell office:value-type="string">
            <text:p/>
          </table:table-cell>
        </table:table-row>
        <table:table-row>
          <table:table-cell office:value-type="string">
            <text:p>Chemical Use</text:p>
          </table:table-cell>
          <table:table-cell office:value-type="string">
            <text:p>Amount of chemicals used for the treatment of 1000m3 of water</text:p>
          </table:table-cell>
          <table:table-cell office:value="14.0" office:value-type="float"/>
          <table:table-cell office:value-type="string">
            <text:p>kg/yr</text:p>
          </table:table-cell>
          <table:table-cell office:value-type="string">
            <text:p>Sum chemicals used per year</text:p>
          </table:table-cell>
          <table:table-cell office:value="163" office:value-type="float"/>
          <table:table-cell office:value="8" office:value-type="float"/>
          <table:table-cell office:value-type="string">
            <text:p/>
          </table:table-cell>
          <table:table-cell office:value-type="string">
            <text:p/>
          </table:table-cell>
        </table:table-row>
        <table:table-row>
          <table:table-cell office:value-type="string">
            <text:p>Apparent or commercial losses per connection per day</text:p>
          </table:table-cell>
          <table:table-cell office:value-type="string">
            <text:p>Apparent losses consist of unauthorized consumptions (illegal connections,<text:line-break/>unauthorized use of fire hydrants, meter bypassing, and poor billing collection system)</text:p>
          </table:table-cell>
          <table:table-cell office:value="4.0" office:value-type="float"/>
          <table:table-cell office:value-type="string">
            <text:p>m3/connection-d</text:p>
          </table:table-cell>
          <table:table-cell office:value-type="string">
            <text:p>Apparent losses (m3 per day)/no. of connections</text:p>
          </table:table-cell>
          <table:table-cell office:value="1" office:value-type="float"/>
          <table:table-cell office:value="4" office:value-type="float"/>
          <table:table-cell office:value-type="string">
            <text:p/>
          </table:table-cell>
          <table:table-cell office:value-type="string">
            <text:p/>
          </table:table-cell>
        </table:table-row>
        <table:table-row>
          <table:table-cell office:value-type="string">
            <text:p>Chlorine Quality</text:p>
          </table:table-cell>
          <table:table-cell office:value-type="string">
            <text:p>Percentage of chlorine tests carried out per required test</text:p>
          </table:table-cell>
          <table:table-cell office:value="17.0" office:value-type="float"/>
          <table:table-cell office:value-type="string">
            <text:p>%</text:p>
          </table:table-cell>
          <table:table-cell office:value-type="string">
            <text:p>No. of tests carried out/no. of tests required</text:p>
          </table:table-cell>
          <table:table-cell office:value="2" office:value-type="float"/>
          <table:table-cell office:value="8" office:value-type="float"/>
          <table:table-cell office:value-type="string">
            <text:p/>
          </table:table-cell>
          <table:table-cell office:value-type="string">
            <text:p/>
          </table:table-cell>
        </table:table-row>
        <table:table-row>
          <table:table-cell office:value-type="string">
            <text:p>Consumption per capita</text:p>
          </table:table-cell>
          <table:table-cell office:value-type="string">
            <text:p>Estimated water consumption of water per person per day</text:p>
          </table:table-cell>
          <table:table-cell office:value="1.0" office:value-type="float"/>
          <table:table-cell office:value-type="string">
            <text:p>L/capita-d</text:p>
          </table:table-cell>
          <table:table-cell office:value-type="string">
            <text:p>Yearly Water supplied/Total population supplied</text:p>
          </table:table-cell>
          <table:table-cell office:value="5" office:value-type="float"/>
          <table:table-cell office:value="3" office:value-type="float"/>
          <table:table-cell office:value-type="string">
            <text:p/>
          </table:table-cell>
          <table:table-cell office:value-type="string">
            <text:p/>
          </table:table-cell>
        </table:table-row>
        <table:table-row>
          <table:table-cell office:value-type="string">
            <text:p>Contribution of alternative energy sources</text:p>
          </table:table-cell>
          <table:table-cell office:value-type="string">
            <text:p>Percentage of energy that comes from a source different to the main one</text:p>
          </table:table-cell>
          <table:table-cell office:value="2.0" office:value-type="float"/>
          <table:table-cell office:value-type="string">
            <text:p>%</text:p>
          </table:table-cell>
          <table:table-cell office:value-type="string">
            <text:p>((Energy from main source + Energy from alternative sources) / Total Energy consumption) * 100</text:p>
          </table:table-cell>
          <table:table-cell office:value="6" office:value-type="float"/>
          <table:table-cell office:value="6" office:value-type="float"/>
          <table:table-cell office:value-type="string">
            <text:p/>
          </table:table-cell>
          <table:table-cell office:value-type="string">
            <text:p/>
          </table:table-cell>
        </table:table-row>
        <table:table-row>
          <table:table-cell office:value-type="string">
            <text:p>Contribution of alternative Water sources</text:p>
          </table:table-cell>
          <table:table-cell office:value-type="string">
            <text:p>Percentage of water that comes from a source different to the main one</text:p>
          </table:table-cell>
          <table:table-cell office:value="12.0" office:value-type="float"/>
          <table:table-cell office:value-type="string">
            <text:p>%</text:p>
          </table:table-cell>
          <table:table-cell office:value-type="string">
            <text:p>((Water main source + Sum(Water alternative sources)) / Total water available) * 100</text:p>
          </table:table-cell>
          <table:table-cell office:value="7" office:value-type="float"/>
          <table:table-cell office:value="6" office:value-type="float"/>
          <table:table-cell office:value-type="string">
            <text:p/>
          </table:table-cell>
          <table:table-cell office:value-type="string">
            <text:p/>
          </table:table-cell>
        </table:table-row>
        <table:table-row>
          <table:table-cell office:value-type="string">
            <text:p>Energy Network efficiency</text:p>
          </table:table-cell>
          <table:table-cell office:value-type="string">
            <text:p>Percentage of energy that is maintained throughout the network</text:p>
          </table:table-cell>
          <table:table-cell office:value="7.0" office:value-type="float"/>
          <table:table-cell office:value-type="string">
            <text:p>%</text:p>
          </table:table-cell>
          <table:table-cell office:value-type="string">
            <text:p>(Pressure end-node / Pressure initial-node)*100</text:p>
          </table:table-cell>
          <table:table-cell office:value="8" office:value-type="float"/>
          <table:table-cell office:value="4" office:value-type="float"/>
          <table:table-cell office:value-type="string">
            <text:p/>
          </table:table-cell>
          <table:table-cell office:value-type="string">
            <text:p/>
          </table:table-cell>
        </table:table-row>
        <table:table-row>
          <table:table-cell office:value-type="string">
            <text:p>Available Fresh Water Per Capita</text:p>
          </table:table-cell>
          <table:table-cell office:value-type="string">
            <text:p>Available drinking water per capita every year</text:p>
          </table:table-cell>
          <table:table-cell office:value="12.0" office:value-type="float"/>
          <table:table-cell office:value-type="string">
            <text:p>m3/capita - yr</text:p>
          </table:table-cell>
          <table:table-cell office:value-type="string">
            <text:p>(Total water resources/year)/total population</text:p>
          </table:table-cell>
          <table:table-cell office:value="10" office:value-type="float"/>
          <table:table-cell office:value="2" office:value-type="float"/>
          <table:table-cell office:value-type="string">
            <text:p/>
          </table:table-cell>
          <table:table-cell office:value-type="string">
            <text:p/>
          </table:table-cell>
        </table:table-row>
        <table:table-row>
          <table:table-cell office:value-type="string">
            <text:p>Gate valve inspection</text:p>
          </table:table-cell>
          <table:table-cell office:value-type="string">
            <text:p>Number of gate valves inspected in a year vs total number of valve gates</text:p>
          </table:table-cell>
          <table:table-cell office:value="15.0" office:value-type="float"/>
          <table:table-cell office:value-type="string">
            <text:p>%</text:p>
          </table:table-cell>
          <table:table-cell office:value-type="string">
            <text:p>Inspected/total number of gate valves</text:p>
          </table:table-cell>
          <table:table-cell office:value="11" office:value-type="float"/>
          <table:table-cell office:value="8" office:value-type="float"/>
          <table:table-cell office:value-type="string">
            <text:p/>
          </table:table-cell>
          <table:table-cell office:value-type="string">
            <text:p/>
          </table:table-cell>
        </table:table-row>
        <table:table-row>
          <table:table-cell office:value-type="string">
            <text:p>Hydrant failures (no./year)</text:p>
          </table:table-cell>
          <table:table-cell office:value-type="string">
            <text:p>Number of hydrants that fail in a year compared to total number of hydrants</text:p>
          </table:table-cell>
          <table:table-cell office:value="3.0" office:value-type="float"/>
          <table:table-cell office:value-type="string">
            <text:p>%</text:p>
          </table:table-cell>
          <table:table-cell office:value-type="string">
            <text:p>No. of hydrant failures/total no. of hydrants</text:p>
          </table:table-cell>
          <table:table-cell office:value="12" office:value-type="float"/>
          <table:table-cell office:value="6" office:value-type="float"/>
          <table:table-cell office:value-type="string">
            <text:p/>
          </table:table-cell>
          <table:table-cell office:value-type="string">
            <text:p/>
          </table:table-cell>
        </table:table-row>
        <table:table-row>
          <table:table-cell office:value-type="string">
            <text:p>Hydrant inspection</text:p>
          </table:table-cell>
          <table:table-cell office:value-type="string">
            <text:p>Number of hydrants inspected in a year compared to total number of hydrants</text:p>
          </table:table-cell>
          <table:table-cell office:value="3.0" office:value-type="float"/>
          <table:table-cell office:value-type="string">
            <text:p>%</text:p>
          </table:table-cell>
          <table:table-cell office:value-type="string">
            <text:p>Inspected/total number of fire hydrants</text:p>
          </table:table-cell>
          <table:table-cell office:value="13" office:value-type="float"/>
          <table:table-cell office:value="8" office:value-type="float"/>
          <table:table-cell office:value-type="string">
            <text:p/>
          </table:table-cell>
          <table:table-cell office:value-type="string">
            <text:p/>
          </table:table-cell>
        </table:table-row>
        <table:table-row>
          <table:table-cell office:value-type="string">
            <text:p>Imported water level</text:p>
          </table:table-cell>
          <table:table-cell office:value-type="string">
            <text:p>Percentage of imported water from transboundary/system input volume</text:p>
          </table:table-cell>
          <table:table-cell office:value="12.0" office:value-type="float"/>
          <table:table-cell office:value-type="string">
            <text:p>%</text:p>
          </table:table-cell>
          <table:table-cell office:value-type="string">
            <text:p>Total imported water / total annual available water</text:p>
          </table:table-cell>
          <table:table-cell office:value="14" office:value-type="float"/>
          <table:table-cell office:value="2" office:value-type="float"/>
          <table:table-cell office:value-type="string">
            <text:p/>
          </table:table-cell>
          <table:table-cell office:value-type="string">
            <text:p/>
          </table:table-cell>
        </table:table-row>
        <table:table-row>
          <table:table-cell office:value-type="string">
            <text:p>Infrastructure leakage index</text:p>
          </table:table-cell>
          <table:table-cell office:value-type="string">
            <text:p> effectiveness of their water loss control efforts compared to an ideal state where only unavoidable losses occur</text:p>
          </table:table-cell>
          <table:table-cell office:value="4.0" office:value-type="float"/>
          <table:table-cell office:value-type="string">
            <text:p>--</text:p>
          </table:table-cell>
          <table:table-cell office:value-type="string">
            <text:p>(Current Annual Real Losses CARL/ Unavoidable Annual Real Losses UARL)</text:p>
          </table:table-cell>
          <table:table-cell office:value="15" office:value-type="float"/>
          <table:table-cell office:value="4" office:value-type="float"/>
          <table:table-cell office:value-type="string">
            <text:p/>
          </table:table-cell>
          <table:table-cell office:value-type="string">
            <text:p/>
          </table:table-cell>
        </table:table-row>
        <table:table-row>
          <table:table-cell office:value-type="string">
            <text:p>Inline water quality monitoring equipment calibration</text:p>
          </table:table-cell>
          <table:table-cell office:value-type="string">
            <text:p>Number of calibrated sensors in a year per total number of sensors</text:p>
          </table:table-cell>
          <table:table-cell office:value="9.0" office:value-type="float"/>
          <table:table-cell office:value-type="string">
            <text:p>%</text:p>
          </table:table-cell>
          <table:table-cell office:value-type="string">
            <text:p>Calibrated/total number of inline water quality sensors</text:p>
          </table:table-cell>
          <table:table-cell office:value="17" office:value-type="float"/>
          <table:table-cell office:value="8" office:value-type="float"/>
          <table:table-cell office:value-type="string">
            <text:p/>
          </table:table-cell>
          <table:table-cell office:value-type="string">
            <text:p/>
          </table:table-cell>
        </table:table-row>
        <table:table-row>
          <table:table-cell office:value-type="string">
            <text:p>Mains failures (km/year)</text:p>
          </table:table-cell>
          <table:table-cell office:value-type="string">
            <text:p>Total length of mains pipes that experience failures or bursts within a 1-year period.</text:p>
          </table:table-cell>
          <table:table-cell office:value="7.0" office:value-type="float"/>
          <table:table-cell office:value-type="string">
            <text:p>%</text:p>
          </table:table-cell>
          <table:table-cell office:value-type="string">
            <text:p>Length of mains with failures (km)/total mains length(km)</text:p>
          </table:table-cell>
          <table:table-cell office:value="19" office:value-type="float"/>
          <table:table-cell office:value="4" office:value-type="float"/>
          <table:table-cell office:value-type="string">
            <text:p/>
          </table:table-cell>
          <table:table-cell office:value-type="string">
            <text:p/>
          </table:table-cell>
        </table:table-row>
        <table:table-row>
          <table:table-cell office:value-type="string">
            <text:p>Mains rehabilitation</text:p>
          </table:table-cell>
          <table:table-cell office:value-type="string">
            <text:p>Total length of existing mains pipes that have undergone rehabilitation works (e.g., relining) during the reporting period.</text:p>
          </table:table-cell>
          <table:table-cell office:value="7.0" office:value-type="float"/>
          <table:table-cell office:value-type="string">
            <text:p>%</text:p>
          </table:table-cell>
          <table:table-cell office:value-type="string">
            <text:p>Pipe length rehabilitated/rehabilitation required</text:p>
          </table:table-cell>
          <table:table-cell office:value="20" office:value-type="float"/>
          <table:table-cell office:value="8" office:value-type="float"/>
          <table:table-cell office:value-type="string">
            <text:p/>
          </table:table-cell>
          <table:table-cell office:value-type="string">
            <text:p/>
          </table:table-cell>
        </table:table-row>
        <table:table-row>
          <table:table-cell office:value-type="string">
            <text:p>Mains renovation</text:p>
          </table:table-cell>
          <table:table-cell office:value-type="string">
            <text:p>Total length of mains pipes that have undergone renovation activities (e.g., repiping or major structural repairs) in the reporting period.</text:p>
          </table:table-cell>
          <table:table-cell office:value="7.0" office:value-type="float"/>
          <table:table-cell office:value-type="string">
            <text:p>%</text:p>
          </table:table-cell>
          <table:table-cell office:value-type="string">
            <text:p>Pipe length renovated/pipe length requiring renovation</text:p>
          </table:table-cell>
          <table:table-cell office:value="21" office:value-type="float"/>
          <table:table-cell office:value="8" office:value-type="float"/>
          <table:table-cell office:value-type="string">
            <text:p/>
          </table:table-cell>
          <table:table-cell office:value-type="string">
            <text:p/>
          </table:table-cell>
        </table:table-row>
        <table:table-row>
          <table:table-cell office:value-type="string">
            <text:p>Mains replacement</text:p>
          </table:table-cell>
          <table:table-cell office:value-type="string">
            <text:p>Total length of mains pipes removed and replaced with new piping during the reporting period.</text:p>
          </table:table-cell>
          <table:table-cell office:value="7.0" office:value-type="float"/>
          <table:table-cell office:value-type="string">
            <text:p>%</text:p>
          </table:table-cell>
          <table:table-cell office:value-type="string">
            <text:p>Pipe length replaced/pipe length requiring replacement</text:p>
          </table:table-cell>
          <table:table-cell office:value="22" office:value-type="float"/>
          <table:table-cell office:value="8" office:value-type="float"/>
          <table:table-cell office:value-type="string">
            <text:p/>
          </table:table-cell>
          <table:table-cell office:value-type="string">
            <text:p/>
          </table:table-cell>
        </table:table-row>
        <table:table-row>
          <table:table-cell office:value-type="string">
            <text:p>Meter replacement</text:p>
          </table:table-cell>
          <table:table-cell office:value-type="string">
            <text:p>Ratio of substituted meters in a year</text:p>
          </table:table-cell>
          <table:table-cell office:value="5.0" office:value-type="float"/>
          <table:table-cell office:value-type="string">
            <text:p>%</text:p>
          </table:table-cell>
          <table:table-cell office:value-type="string">
            <text:p>Number of meters replaced/meters requiring replacement</text:p>
          </table:table-cell>
          <table:table-cell office:value="23" office:value-type="float"/>
          <table:table-cell office:value="8" office:value-type="float"/>
          <table:table-cell office:value-type="string">
            <text:p/>
          </table:table-cell>
          <table:table-cell office:value-type="string">
            <text:p/>
          </table:table-cell>
        </table:table-row>
        <table:table-row>
          <table:table-cell office:value-type="string">
            <text:p>Metered Residential water</text:p>
          </table:table-cell>
          <table:table-cell office:value-type="string">
            <text:p>Percentage of HH whose water consumption is metered</text:p>
          </table:table-cell>
          <table:table-cell office:value="5.0" office:value-type="float"/>
          <table:table-cell office:value-type="string">
            <text:p>%</text:p>
          </table:table-cell>
          <table:table-cell office:value-type="string">
            <text:p>HH metered / Total number HH</text:p>
          </table:table-cell>
          <table:table-cell office:value="24" office:value-type="float"/>
          <table:table-cell office:value="4" office:value-type="float"/>
          <table:table-cell office:value-type="string">
            <text:p/>
          </table:table-cell>
          <table:table-cell office:value-type="string">
            <text:p/>
          </table:table-cell>
        </table:table-row>
        <table:table-row>
          <table:table-cell office:value-type="string">
            <text:p>Microbiological (E-coli and total coliform) Quality</text:p>
          </table:table-cell>
          <table:table-cell office:value-type="string">
            <text:p>Percentage of E. coli and total coliforms tests carried out per required test</text:p>
          </table:table-cell>
          <table:table-cell office:value="17.0" office:value-type="float"/>
          <table:table-cell office:value-type="string">
            <text:p>%</text:p>
          </table:table-cell>
          <table:table-cell office:value-type="string">
            <text:p>No. of tests carried out/no. of tests required</text:p>
          </table:table-cell>
          <table:table-cell office:value="25" office:value-type="float"/>
          <table:table-cell office:value="5" office:value-type="float"/>
          <table:table-cell office:value-type="string">
            <text:p/>
          </table:table-cell>
          <table:table-cell office:value-type="string">
            <text:p/>
          </table:table-cell>
        </table:table-row>
        <table:table-row>
          <table:table-cell office:value-type="string">
            <text:p>Zoned Network inspection</text:p>
          </table:table-cell>
          <table:table-cell office:value-type="string">
            <text:p>Number of inspected zones in a year per total number of distric metering zones</text:p>
          </table:table-cell>
          <table:table-cell office:value="9.0" office:value-type="float"/>
          <table:table-cell office:value-type="string">
            <text:p>%</text:p>
          </table:table-cell>
          <table:table-cell office:value-type="string">
            <text:p>Zones Inspected/total number of district metering zones</text:p>
          </table:table-cell>
          <table:table-cell office:value="26" office:value-type="float"/>
          <table:table-cell office:value="8" office:value-type="float"/>
          <table:table-cell office:value-type="string">
            <text:p/>
          </table:table-cell>
          <table:table-cell office:value-type="string">
            <text:p/>
          </table:table-cell>
        </table:table-row>
        <table:table-row>
          <table:table-cell office:value-type="string">
            <text:p>Non-revenue water</text:p>
          </table:table-cell>
          <table:table-cell office:value-type="string">
            <text:p>Non-revenue water (NRW) is water that has been produced and is "lost" before it reaches the customer</text:p>
          </table:table-cell>
          <table:table-cell office:value="4.0" office:value-type="float"/>
          <table:table-cell office:value-type="string">
            <text:p>%</text:p>
          </table:table-cell>
          <table:table-cell office:value-type="string">
            <text:p>((System input volume - Billed authorized consumption)/System input volume)*100</text:p>
          </table:table-cell>
          <table:table-cell office:value="27" office:value-type="float"/>
          <table:table-cell office:value="2" office:value-type="float"/>
          <table:table-cell office:value-type="string">
            <text:p/>
          </table:table-cell>
          <table:table-cell office:value-type="string">
            <text:p/>
          </table:table-cell>
        </table:table-row>
        <table:table-row>
          <table:table-cell office:value-type="string">
            <text:p>Operational meters</text:p>
          </table:table-cell>
          <table:table-cell office:value-type="string">
            <text:p>Percentage of the water supply points with functional water<text:line-break/>meters</text:p>
          </table:table-cell>
          <table:table-cell office:value="5.0" office:value-type="float"/>
          <table:table-cell office:value-type="string">
            <text:p>%</text:p>
          </table:table-cell>
          <table:table-cell office:value-type="string">
            <text:p>Number of operational meters/number of direct customer meters</text:p>
          </table:table-cell>
          <table:table-cell office:value="28" office:value-type="float"/>
          <table:table-cell office:value="4" office:value-type="float"/>
          <table:table-cell office:value-type="string">
            <text:p/>
          </table:table-cell>
          <table:table-cell office:value-type="string">
            <text:p/>
          </table:table-cell>
        </table:table-row>
        <table:table-row>
          <table:table-cell office:value-type="string">
            <text:p>Overall water Quality</text:p>
          </table:table-cell>
          <table:table-cell office:value-type="string">
            <text:p>Percentage Drinking water samples meeting WHO and local standards</text:p>
          </table:table-cell>
          <table:table-cell office:value="17.0" office:value-type="float"/>
          <table:table-cell office:value-type="string">
            <text:p>%</text:p>
          </table:table-cell>
          <table:table-cell office:value-type="string">
            <text:p>(Samples yearly meeting standards / Total yearly samples taken)*100</text:p>
          </table:table-cell>
          <table:table-cell office:value="31" office:value-type="float"/>
          <table:table-cell office:value="5" office:value-type="float"/>
          <table:table-cell office:value-type="string">
            <text:p/>
          </table:table-cell>
          <table:table-cell office:value-type="string">
            <text:p/>
          </table:table-cell>
        </table:table-row>
        <table:table-row>
          <table:table-cell office:value-type="string">
            <text:p>Physical-chemical Quality</text:p>
          </table:table-cell>
          <table:table-cell office:value-type="string">
            <text:p>Percentage of physico-chemical tests carried out per required test</text:p>
          </table:table-cell>
          <table:table-cell office:value="17.0" office:value-type="float"/>
          <table:table-cell office:value-type="string">
            <text:p>%</text:p>
          </table:table-cell>
          <table:table-cell office:value-type="string">
            <text:p>No. of tests carried out/no. of tests required</text:p>
          </table:table-cell>
          <table:table-cell office:value="32" office:value-type="float"/>
          <table:table-cell office:value="5" office:value-type="float"/>
          <table:table-cell office:value-type="string">
            <text:p/>
          </table:table-cell>
          <table:table-cell office:value-type="string">
            <text:p/>
          </table:table-cell>
        </table:table-row>
        <table:table-row>
          <table:table-cell office:value-type="string">
            <text:p>Power failures (hours/year)</text:p>
          </table:table-cell>
          <table:table-cell office:value-type="string">
            <text:p>Average Number of hours with power failure per day of operation.</text:p>
          </table:table-cell>
          <table:table-cell office:value="2.0" office:value-type="float"/>
          <table:table-cell office:value-type="string">
            <text:p>%</text:p>
          </table:table-cell>
          <table:table-cell office:value-type="string">
            <text:p>Power failure hours/total working hours</text:p>
          </table:table-cell>
          <table:table-cell office:value="33" office:value-type="float"/>
          <table:table-cell office:value="6" office:value-type="float"/>
          <table:table-cell office:value-type="string">
            <text:p/>
          </table:table-cell>
          <table:table-cell office:value-type="string">
            <text:p/>
          </table:table-cell>
        </table:table-row>
        <table:table-row>
          <table:table-cell office:value-type="string">
            <text:p>Pressure meter calibration</text:p>
          </table:table-cell>
          <table:table-cell office:value-type="string">
            <text:p>Perecentage of pressure meter readings verified and adjusted</text:p>
          </table:table-cell>
          <table:table-cell office:value="5.0" office:value-type="float"/>
          <table:table-cell office:value-type="string">
            <text:p>%</text:p>
          </table:table-cell>
          <table:table-cell office:value-type="string">
            <text:p>Calibrated/total number of pressure meters</text:p>
          </table:table-cell>
          <table:table-cell office:value="34" office:value-type="float"/>
          <table:table-cell office:value="8" office:value-type="float"/>
          <table:table-cell office:value-type="string">
            <text:p/>
          </table:table-cell>
          <table:table-cell office:value-type="string">
            <text:p/>
          </table:table-cell>
        </table:table-row>
        <table:table-row>
          <table:table-cell office:value-type="string">
            <text:p>Coverage of water supply</text:p>
          </table:table-cell>
          <table:table-cell office:value-type="string">
            <text:p>Population using safely managed drinking water services</text:p>
          </table:table-cell>
          <table:table-cell office:value="12.0" office:value-type="float"/>
          <table:table-cell office:value-type="string">
            <text:p>%</text:p>
          </table:table-cell>
          <table:table-cell office:value-type="string">
            <text:p>(Population with access to water service / Total population)*100</text:p>
          </table:table-cell>
          <table:table-cell office:value="36" office:value-type="float"/>
          <table:table-cell office:value="1" office:value-type="float"/>
          <table:table-cell office:value-type="string">
            <text:p/>
          </table:table-cell>
          <table:table-cell office:value-type="string">
            <text:p/>
          </table:table-cell>
        </table:table-row>
        <table:table-row>
          <table:table-cell office:value-type="string">
            <text:p>Pump failures (days/pump/year)</text:p>
          </table:table-cell>
          <table:table-cell office:value-type="string">
            <text:p>Average number of days per year that pumps are out of service due to mechanical or electrical failures.</text:p>
          </table:table-cell>
          <table:table-cell office:value="8.0" office:value-type="float"/>
          <table:table-cell office:value-type="string">
            <text:p>%</text:p>
          </table:table-cell>
          <table:table-cell office:value-type="string">
            <text:p>No. of pump failure/no. of pumps</text:p>
          </table:table-cell>
          <table:table-cell office:value="37" office:value-type="float"/>
          <table:table-cell office:value="4" office:value-type="float"/>
          <table:table-cell office:value-type="string">
            <text:p/>
          </table:table-cell>
          <table:table-cell office:value-type="string">
            <text:p/>
          </table:table-cell>
        </table:table-row>
        <table:table-row>
          <table:table-cell office:value-type="string">
            <text:p>Pump replacement</text:p>
          </table:table-cell>
          <table:table-cell office:value-type="string">
            <text:p>Number of pumps that have been removed and replaced with new units during the reporting period.</text:p>
          </table:table-cell>
          <table:table-cell office:value="8.0" office:value-type="float"/>
          <table:table-cell office:value-type="string">
            <text:p>%</text:p>
          </table:table-cell>
          <table:table-cell office:value-type="string">
            <text:p>Pump capacity replaced/pump capacity requiring replacement</text:p>
          </table:table-cell>
          <table:table-cell office:value="38" office:value-type="float"/>
          <table:table-cell office:value="8" office:value-type="float"/>
          <table:table-cell office:value-type="string">
            <text:p/>
          </table:table-cell>
          <table:table-cell office:value-type="string">
            <text:p/>
          </table:table-cell>
        </table:table-row>
        <table:table-row>
          <table:table-cell office:value-type="string">
            <text:p>Pumping inspection and maintenance</text:p>
          </table:table-cell>
          <table:table-cell office:value-type="string">
            <text:p>Number of inspection and maintenance activities performed on pumps to ensure reliable operation.</text:p>
          </table:table-cell>
          <table:table-cell office:value="8.0" office:value-type="float"/>
          <table:table-cell office:value-type="string">
            <text:p>%</text:p>
          </table:table-cell>
          <table:table-cell office:value-type="string">
            <text:p>No. of inspections done/required number of pump inspections</text:p>
          </table:table-cell>
          <table:table-cell office:value="39" office:value-type="float"/>
          <table:table-cell office:value="8" office:value-type="float"/>
          <table:table-cell office:value-type="string">
            <text:p/>
          </table:table-cell>
          <table:table-cell office:value-type="string">
            <text:p/>
          </table:table-cell>
        </table:table-row>
        <table:table-row>
          <table:table-cell office:value-type="string">
            <text:p>Real or physical losses per connection per day</text:p>
          </table:table-cell>
          <table:table-cell office:value-type="string">
            <text:p>real losses include the amount of water lost due to all types of leaks, bursts and overflows on the main, service reservoir, and service connection, up to the point of customer metering</text:p>
          </table:table-cell>
          <table:table-cell office:value="4.0" office:value-type="float"/>
          <table:table-cell office:value-type="string">
            <text:p>m3/connection-d</text:p>
          </table:table-cell>
          <table:table-cell office:value-type="string">
            <text:p>Real losses (m3 per day)/no. of connections</text:p>
          </table:table-cell>
          <table:table-cell office:value="40" office:value-type="float"/>
          <table:table-cell office:value="4" office:value-type="float"/>
          <table:table-cell office:value-type="string">
            <text:p/>
          </table:table-cell>
          <table:table-cell office:value-type="string">
            <text:p/>
          </table:table-cell>
        </table:table-row>
        <table:table-row>
          <table:table-cell office:value-type="string">
            <text:p>Replaced valves</text:p>
          </table:table-cell>
          <table:table-cell office:value-type="string">
            <text:p>Number of valves replaced in a year vs total number of damaged valves in a year</text:p>
          </table:table-cell>
          <table:table-cell office:value="15.0" office:value-type="float"/>
          <table:table-cell office:value-type="string">
            <text:p>%</text:p>
          </table:table-cell>
          <table:table-cell office:value-type="string">
            <text:p>Number of valves replaced/valves requiring replacement</text:p>
          </table:table-cell>
          <table:table-cell office:value="41" office:value-type="float"/>
          <table:table-cell office:value="8" office:value-type="float"/>
          <table:table-cell office:value-type="string">
            <text:p/>
          </table:table-cell>
          <table:table-cell office:value-type="string">
            <text:p/>
          </table:table-cell>
        </table:table-row>
        <table:table-row>
          <table:table-cell office:value-type="string">
            <text:p>Residential customer reading efficiency</text:p>
          </table:table-cell>
          <table:table-cell office:value-type="string">
            <text:p>Effectiveness of meter‐reading operations for residential customers.</text:p>
          </table:table-cell>
          <table:table-cell office:value="5.0" office:value-type="float"/>
          <table:table-cell office:value-type="string">
            <text:p>%</text:p>
          </table:table-cell>
          <table:table-cell office:value-type="string">
            <text:p>Number of residential meters read/total number of residential meters</text:p>
          </table:table-cell>
          <table:table-cell office:value="42" office:value-type="float"/>
          <table:table-cell office:value="4" office:value-type="float"/>
          <table:table-cell office:value-type="string">
            <text:p/>
          </table:table-cell>
          <table:table-cell office:value-type="string">
            <text:p/>
          </table:table-cell>
        </table:table-row>
        <table:table-row>
          <table:table-cell office:value-type="string">
            <text:p>Service connection failures (no./year)</text:p>
          </table:table-cell>
          <table:table-cell office:value-type="string">
            <text:p>Number of connection failures in a year per total number of service connections</text:p>
          </table:table-cell>
          <table:table-cell office:value="9.0" office:value-type="float"/>
          <table:table-cell office:value-type="string">
            <text:p>%</text:p>
          </table:table-cell>
          <table:table-cell office:value-type="string">
            <text:p>No. of service connection failures/no. of service connections</text:p>
          </table:table-cell>
          <table:table-cell office:value="43" office:value-type="float"/>
          <table:table-cell office:value="6" office:value-type="float"/>
          <table:table-cell office:value-type="string">
            <text:p/>
          </table:table-cell>
          <table:table-cell office:value-type="string">
            <text:p/>
          </table:table-cell>
        </table:table-row>
        <table:table-row>
          <table:table-cell office:value-type="string">
            <text:p>Service connection rehabilitation</text:p>
          </table:table-cell>
          <table:table-cell office:value-type="string">
            <text:p>Number of services connectios rehabilitaded compared to the total cases of damage</text:p>
          </table:table-cell>
          <table:table-cell office:value="9.0" office:value-type="float"/>
          <table:table-cell office:value-type="string">
            <text:p>%</text:p>
          </table:table-cell>
          <table:table-cell office:value-type="string">
            <text:p>Number of service connections rehabilitated/ service connections requiring rehabilitation</text:p>
          </table:table-cell>
          <table:table-cell office:value="44" office:value-type="float"/>
          <table:table-cell office:value="8" office:value-type="float"/>
          <table:table-cell office:value-type="string">
            <text:p/>
          </table:table-cell>
          <table:table-cell office:value-type="string">
            <text:p/>
          </table:table-cell>
        </table:table-row>
        <table:table-row>
          <table:table-cell office:value-type="string">
            <text:p>Service time</text:p>
          </table:table-cell>
          <table:table-cell office:value-type="string">
            <text:p>Number of hr in a day with minimum service standard</text:p>
          </table:table-cell>
          <table:table-cell office:value="12.0" office:value-type="float"/>
          <table:table-cell office:value-type="string">
            <text:p>hr/d</text:p>
          </table:table-cell>
          <table:table-cell office:value-type="string">
            <text:p>(Average number of hours/days)</text:p>
          </table:table-cell>
          <table:table-cell office:value="46" office:value-type="float"/>
          <table:table-cell office:value="6" office:value-type="float"/>
          <table:table-cell office:value-type="string">
            <text:p/>
          </table:table-cell>
          <table:table-cell office:value-type="string">
            <text:p/>
          </table:table-cell>
        </table:table-row>
        <table:table-row>
          <table:table-cell office:value-type="string">
            <text:p>Storage tank cleaning</text:p>
          </table:table-cell>
          <table:table-cell office:value-type="string">
            <text:p>Number of tanks cleaned in a year vs the total number of storage tanks</text:p>
          </table:table-cell>
          <table:table-cell office:value="13.0" office:value-type="float"/>
          <table:table-cell office:value-type="string">
            <text:p>%</text:p>
          </table:table-cell>
          <table:table-cell office:value-type="string">
            <text:p>Number of cleaned/total number of storage tanks</text:p>
          </table:table-cell>
          <table:table-cell office:value="47" office:value-type="float"/>
          <table:table-cell office:value="8" office:value-type="float"/>
          <table:table-cell office:value-type="string">
            <text:p/>
          </table:table-cell>
          <table:table-cell office:value-type="string">
            <text:p/>
          </table:table-cell>
        </table:table-row>
        <table:table-row>
          <table:table-cell office:value-type="string">
            <text:p>System flowmeter calibration</text:p>
          </table:table-cell>
          <table:table-cell office:value-type="string">
            <text:p>Number of flow meters calibrated in a year per total number of flowmeters</text:p>
          </table:table-cell>
          <table:table-cell office:value="9.0" office:value-type="float"/>
          <table:table-cell office:value-type="string">
            <text:p>%</text:p>
          </table:table-cell>
          <table:table-cell office:value-type="string">
            <text:p>Number of calibrated/total number of flowmeters</text:p>
          </table:table-cell>
          <table:table-cell office:value="48" office:value-type="float"/>
          <table:table-cell office:value="8" office:value-type="float"/>
          <table:table-cell office:value-type="string">
            <text:p/>
          </table:table-cell>
          <table:table-cell office:value-type="string">
            <text:p/>
          </table:table-cell>
        </table:table-row>
        <table:table-row>
          <table:table-cell office:value-type="string">
            <text:p>Water level sensor calibration</text:p>
          </table:table-cell>
          <table:table-cell office:value-type="string">
            <text:p>Number of water level sensors calibrated in a year per total number of Water level sensors</text:p>
          </table:table-cell>
          <table:table-cell office:value="9.0" office:value-type="float"/>
          <table:table-cell office:value-type="string">
            <text:p>%</text:p>
          </table:table-cell>
          <table:table-cell office:value-type="string">
            <text:p>Number of calibrated/total number of water-level sensors</text:p>
          </table:table-cell>
          <table:table-cell office:value="50" office:value-type="float"/>
          <table:table-cell office:value="8" office:value-type="float"/>
          <table:table-cell office:value-type="string">
            <text:p/>
          </table:table-cell>
          <table:table-cell office:value-type="string">
            <text:p/>
          </table:table-cell>
        </table:table-row>
        <table:table-row>
          <table:table-cell office:value-type="string">
            <text:p>Water networks capacity</text:p>
          </table:table-cell>
          <table:table-cell office:value-type="string">
            <text:p>The proportion of the water network that is old and worn out.</text:p>
          </table:table-cell>
          <table:table-cell office:value="7.0" office:value-type="float"/>
          <table:table-cell office:value-type="string">
            <text:p>km/km</text:p>
          </table:table-cell>
          <table:table-cell office:value-type="string">
            <text:p>Km of worn-out network/Km Total network</text:p>
          </table:table-cell>
          <table:table-cell office:value="52" office:value-type="float"/>
          <table:table-cell office:value="8" office:value-type="float"/>
          <table:table-cell office:value-type="string">
            <text:p/>
          </table:table-cell>
          <table:table-cell office:value-type="string">
            <text:p/>
          </table:table-cell>
        </table:table-row>
        <table:table-row>
          <table:table-cell office:value-type="string">
            <text:p>Water quality equipment calibration</text:p>
          </table:table-cell>
          <table:table-cell office:value-type="string">
            <text:p>Number of water quality equiment calibrated per year vs total number of water qualitiy equipment</text:p>
          </table:table-cell>
          <table:table-cell office:value="17.0" office:value-type="float"/>
          <table:table-cell office:value-type="string">
            <text:p>%</text:p>
          </table:table-cell>
          <table:table-cell office:value-type="string">
            <text:p>No. Calibration/total number of water quality equipment</text:p>
          </table:table-cell>
          <table:table-cell office:value="53" office:value-type="float"/>
          <table:table-cell office:value="8" office:value-type="float"/>
          <table:table-cell office:value-type="string">
            <text:p/>
          </table:table-cell>
          <table:table-cell office:value-type="string">
            <text:p/>
          </table:table-cell>
        </table:table-row>
        <table:table-row>
          <table:table-cell office:value-type="string">
            <text:p>Water tariff affordability</text:p>
          </table:table-cell>
          <table:table-cell office:value-type="string">
            <text:p>The price of water tariff for households</text:p>
          </table:table-cell>
          <table:table-cell office:value="1.0" office:value-type="float"/>
          <table:table-cell office:value-type="string">
            <text:p>M.U./m3</text:p>
          </table:table-cell>
          <table:table-cell office:value-type="string">
            <text:p>User payment (MU)/m3 water</text:p>
          </table:table-cell>
          <table:table-cell office:value="54" office:value-type="float"/>
          <table:table-cell office:value="1" office:value-type="float"/>
          <table:table-cell office:value-type="string">
            <text:p/>
          </table:table-cell>
          <table:table-cell office:value-type="string">
            <text:p/>
          </table:table-cell>
        </table:table-row>
        <table:table-row>
          <table:table-cell office:value-type="string">
            <text:p>Water-point failures (tanker filling station) (no./year)</text:p>
          </table:table-cell>
          <table:table-cell office:value-type="string">
            <text:p>Number of tanker filling stations failures per year compared to the total number of water points</text:p>
          </table:table-cell>
          <table:table-cell office:value="13.0" office:value-type="float"/>
          <table:table-cell office:value-type="string">
            <text:p>%</text:p>
          </table:table-cell>
          <table:table-cell office:value-type="string">
            <text:p>No. of water point failures/no. of water points</text:p>
          </table:table-cell>
          <table:table-cell office:value="55" office:value-type="float"/>
          <table:table-cell office:value="4" office:value-type="float"/>
          <table:table-cell office:value-type="string">
            <text:p/>
          </table:table-cell>
          <table:table-cell office:value-type="string">
            <text:p/>
          </table:table-cell>
        </table:table-row>
        <table:table-row>
          <table:table-cell office:value-type="string">
            <text:p>Energy Consumption per year</text:p>
          </table:table-cell>
          <table:table-cell office:value-type="string">
            <text:p>Energy consumed by pumping and transmision of water in a year</text:p>
          </table:table-cell>
          <table:table-cell office:value="2.0" office:value-type="float"/>
          <table:table-cell office:value-type="string">
            <text:p>GW/yr</text:p>
          </table:table-cell>
          <table:table-cell office:value-type="string">
            <text:p>Total Energy consumption/yr</text:p>
          </table:table-cell>
          <table:table-cell office:value="56" office:value-type="float"/>
          <table:table-cell office:value="4" office:value-type="float"/>
          <table:table-cell office:value-type="string">
            <text:p/>
          </table:table-cell>
          <table:table-cell office:value-type="string">
            <text:p/>
          </table:table-cell>
        </table:table-row>
        <table:table-row>
          <table:table-cell office:value-type="string">
            <text:p>Allocated Personal</text:p>
          </table:table-cell>
          <table:table-cell office:value-type="string">
            <text:p>Number of people working in the water company per 1000 connections</text:p>
          </table:table-cell>
          <table:table-cell office:value="11.0" office:value-type="float"/>
          <table:table-cell office:value-type="string">
            <text:p>N°/connect-year</text:p>
          </table:table-cell>
          <table:table-cell office:value-type="string">
            <text:p>(Number of employees in a year/Number of connections)*1000</text:p>
          </table:table-cell>
          <table:table-cell office:value="57" office:value-type="float"/>
          <table:table-cell office:value="11" office:value-type="float"/>
          <table:table-cell office:value-type="string">
            <text:p/>
          </table:table-cell>
          <table:table-cell office:value-type="string">
            <text:p/>
          </table:table-cell>
        </table:table-row>
        <table:table-row>
          <table:table-cell office:value-type="string">
            <text:p>Total Expenditure</text:p>
          </table:table-cell>
          <table:table-cell office:value-type="string">
            <text:p>OPEX+CAPEX</text:p>
          </table:table-cell>
          <table:table-cell office:value="6.0" office:value-type="float"/>
          <table:table-cell office:value-type="string">
            <text:p>M$/year</text:p>
          </table:table-cell>
          <table:table-cell office:value-type="string">
            <text:p>Sum(expenses in a year)</text:p>
          </table:table-cell>
          <table:table-cell office:value="58" office:value-type="float"/>
          <table:table-cell office:value="7" office:value-type="float"/>
          <table:table-cell office:value-type="string">
            <text:p/>
          </table:table-cell>
          <table:table-cell office:value-type="string">
            <text:p/>
          </table:table-cell>
        </table:table-row>
        <table:table-row>
          <table:table-cell office:value-type="string">
            <text:p>Total Extraction</text:p>
          </table:table-cell>
          <table:table-cell office:value-type="string">
            <text:p>Total volume of raw water extracted from all sources over a 1-year period.</text:p>
          </table:table-cell>
          <table:table-cell office:value="12.0" office:value-type="float"/>
          <table:table-cell office:value-type="string">
            <text:p>Mm3/year</text:p>
          </table:table-cell>
          <table:table-cell office:value-type="string">
            <text:p>Sum(monthly extraction)</text:p>
          </table:table-cell>
          <table:table-cell office:value="59" office:value-type="float"/>
          <table:table-cell office:value="2" office:value-type="float"/>
          <table:table-cell office:value-type="string">
            <text:p/>
          </table:table-cell>
          <table:table-cell office:value-type="string">
            <text:p/>
          </table:table-cell>
        </table:table-row>
        <table:table-row>
          <table:table-cell office:value-type="string">
            <text:p>Security Supply</text:p>
          </table:table-cell>
          <table:table-cell office:value-type="string">
            <text:p>Ratio of Effective water that reach the costumer to the total annual intake</text:p>
          </table:table-cell>
          <table:table-cell office:value="12.0" office:value-type="float"/>
          <table:table-cell office:value-type="string">
            <text:p>%</text:p>
          </table:table-cell>
          <table:table-cell office:value-type="string">
            <text:p>Annual water supplied/Annual water consumption</text:p>
          </table:table-cell>
          <table:table-cell office:value="61" office:value-type="float"/>
          <table:table-cell office:value="6" office:value-type="float"/>
          <table:table-cell office:value-type="string">
            <text:p/>
          </table:table-cell>
          <table:table-cell office:value-type="string">
            <text:p/>
          </table:table-cell>
        </table:table-row>
        <table:table-row>
          <table:table-cell office:value-type="string">
            <text:p>Number of Water Treatment Plants</text:p>
          </table:table-cell>
          <table:table-cell office:value-type="string">
            <text:p>Count of water treatement plants</text:p>
          </table:table-cell>
          <table:table-cell office:value="14.0" office:value-type="float"/>
          <table:table-cell office:value-type="string">
            <text:p>Count</text:p>
          </table:table-cell>
          <table:table-cell office:value-type="string">
            <text:p>Count</text:p>
          </table:table-cell>
          <table:table-cell office:value="62" office:value-type="float"/>
          <table:table-cell office:value="4" office:value-type="float"/>
          <table:table-cell office:value-type="string">
            <text:p>Not Time Bounded</text:p>
          </table:table-cell>
          <table:table-cell office:value-type="string">
            <text:p/>
          </table:table-cell>
        </table:table-row>
        <table:table-row>
          <table:table-cell office:value-type="string">
            <text:p>Number of other treatment facilities</text:p>
          </table:table-cell>
          <table:table-cell office:value-type="string">
            <text:p>Count of water traatment facilities</text:p>
          </table:table-cell>
          <table:table-cell office:value="14.0" office:value-type="float"/>
          <table:table-cell office:value-type="string">
            <text:p>Count</text:p>
          </table:table-cell>
          <table:table-cell office:value-type="string">
            <text:p>Count</text:p>
          </table:table-cell>
          <table:table-cell office:value="63" office:value-type="float"/>
          <table:table-cell office:value="4" office:value-type="float"/>
          <table:table-cell office:value-type="string">
            <text:p>Not Time Bounded</text:p>
          </table:table-cell>
          <table:table-cell office:value-type="string">
            <text:p/>
          </table:table-cell>
        </table:table-row>
        <table:table-row>
          <table:table-cell office:value-type="string">
            <text:p>Number of pumping stations</text:p>
          </table:table-cell>
          <table:table-cell office:value-type="string">
            <text:p>Total count of operational pumping‐station facilities within the water supply system.</text:p>
          </table:table-cell>
          <table:table-cell office:value="8.0" office:value-type="float"/>
          <table:table-cell office:value-type="string">
            <text:p>Count</text:p>
          </table:table-cell>
          <table:table-cell office:value-type="string">
            <text:p>Count of active pumping stations.</text:p>
          </table:table-cell>
          <table:table-cell office:value="64" office:value-type="float"/>
          <table:table-cell office:value="4" office:value-type="float"/>
          <table:table-cell office:value-type="string">
            <text:p>Not Time Bounded</text:p>
          </table:table-cell>
          <table:table-cell office:value-type="string">
            <text:p/>
          </table:table-cell>
        </table:table-row>
        <table:table-row>
          <table:table-cell office:value-type="string">
            <text:p>Total Network Length</text:p>
          </table:table-cell>
          <table:table-cell office:value-type="string">
            <text:p>Cumulative length of all the pipes and distribution channels in a water supply network</text:p>
          </table:table-cell>
          <table:table-cell office:value="7.0" office:value-type="float"/>
          <table:table-cell office:value-type="string">
            <text:p>Km</text:p>
          </table:table-cell>
          <table:table-cell office:value-type="string">
            <text:p>Sum of the lengths (km) of all pipes in the network.</text:p>
          </table:table-cell>
          <table:table-cell office:value="65" office:value-type="float"/>
          <table:table-cell office:value="4" office:value-type="float"/>
          <table:table-cell office:value-type="string">
            <text:p>Not Time Bounded</text:p>
          </table:table-cell>
          <table:table-cell office:value-type="string">
            <text:p/>
          </table:table-cell>
        </table:table-row>
        <table:table-row>
          <table:table-cell office:value-type="string">
            <text:p>User Complaints</text:p>
          </table:table-cell>
          <table:table-cell office:value-type="string">
            <text:p>Number of complaints per 1000 inhabitants</text:p>
          </table:table-cell>
          <table:table-cell office:value="11.0" office:value-type="float"/>
          <table:table-cell office:value-type="string">
            <text:p>c/cap-yr</text:p>
          </table:table-cell>
          <table:table-cell office:value-type="string">
            <text:p>Sum(Number of complaints/yr)/1000 inhabitants</text:p>
          </table:table-cell>
          <table:table-cell office:value="67" office:value-type="float"/>
          <table:table-cell office:value="8" office:value-type="float"/>
          <table:table-cell office:value-type="string">
            <text:p/>
          </table:table-cell>
          <table:table-cell office:value-type="string">
            <text:p/>
          </table:table-cell>
        </table:table-row>
        <table:table-row>
          <table:table-cell office:value-type="string">
            <text:p>Upgrade inconvenience</text:p>
          </table:table-cell>
          <table:table-cell office:value-type="string">
            <text:p>The number of actions carried out to improve the distribution network per km of network<text:line-break/>improve the distribution network</text:p>
          </table:table-cell>
          <table:table-cell office:value="11.0" office:value-type="float"/>
          <table:table-cell office:value-type="string">
            <text:p>Actions/km</text:p>
          </table:table-cell>
          <table:table-cell office:value-type="string">
            <text:p>Number Upgrade actions/Total Network length (km)</text:p>
          </table:table-cell>
          <table:table-cell office:value="68" office:value-type="float"/>
          <table:table-cell office:value="4" office:value-type="float"/>
          <table:table-cell office:value-type="string">
            <text:p/>
          </table:table-cell>
          <table:table-cell office:value-type="string">
            <text:p/>
          </table:table-cell>
        </table:table-row>
        <table:table-row>
          <table:table-cell office:value-type="string">
            <text:p>Service interruption due improvements</text:p>
          </table:table-cell>
          <table:table-cell office:value-type="string">
            <text:p>The number of closures due to improvements actions per km of network</text:p>
          </table:table-cell>
          <table:table-cell office:value="11.0" office:value-type="float"/>
          <table:table-cell office:value-type="string">
            <text:p>Cuts/km</text:p>
          </table:table-cell>
          <table:table-cell office:value-type="string">
            <text:p>Number supply cuts/Total Network length (km)</text:p>
          </table:table-cell>
          <table:table-cell office:value="69" office:value-type="float"/>
          <table:table-cell office:value="4" office:value-type="float"/>
          <table:table-cell office:value-type="string">
            <text:p/>
          </table:table-cell>
          <table:table-cell office:value-type="string">
            <text:p/>
          </table:table-cell>
        </table:table-row>
        <table:table-row>
          <table:table-cell office:value-type="string">
            <text:p>Sales revenue</text:p>
          </table:table-cell>
          <table:table-cell office:value-type="string">
            <text:p>Percentage of income that comes from sales</text:p>
          </table:table-cell>
          <table:table-cell office:value="6.0" office:value-type="float"/>
          <table:table-cell office:value-type="string">
            <text:p>%</text:p>
          </table:table-cell>
          <table:table-cell office:value-type="string">
            <text:p>Sales income in a year /Total income in a year</text:p>
          </table:table-cell>
          <table:table-cell office:value="124" office:value-type="float"/>
          <table:table-cell office:value="7" office:value-type="float"/>
          <table:table-cell office:value-type="string">
            <text:p/>
          </table:table-cell>
          <table:table-cell office:value-type="string">
            <text:p/>
          </table:table-cell>
        </table:table-row>
        <table:table-row>
          <table:table-cell office:value-type="string">
            <text:p>Other revenue</text:p>
          </table:table-cell>
          <table:table-cell office:value-type="string">
            <text:p>Percentage of income that does not come from sales</text:p>
          </table:table-cell>
          <table:table-cell office:value="6.0" office:value-type="float"/>
          <table:table-cell office:value-type="string">
            <text:p>%</text:p>
          </table:table-cell>
          <table:table-cell office:value-type="string">
            <text:p>Non-sales income in a year/Total income in a year</text:p>
          </table:table-cell>
          <table:table-cell office:value="125" office:value-type="float"/>
          <table:table-cell office:value="7" office:value-type="float"/>
          <table:table-cell office:value-type="string">
            <text:p/>
          </table:table-cell>
          <table:table-cell office:value-type="string">
            <text:p/>
          </table:table-cell>
        </table:table-row>
        <table:table-row>
          <table:table-cell office:value-type="string">
            <text:p>Unitary OPEX</text:p>
          </table:table-cell>
          <table:table-cell office:value-type="string">
            <text:p>Total operational expenditure per consumed cubic meter</text:p>
          </table:table-cell>
          <table:table-cell office:value="6.0" office:value-type="float"/>
          <table:table-cell office:value-type="string">
            <text:p>M.U./m3</text:p>
          </table:table-cell>
          <table:table-cell office:value-type="string">
            <text:p>Total OPEX per year/Total supplied water</text:p>
          </table:table-cell>
          <table:table-cell office:value="126" office:value-type="float"/>
          <table:table-cell office:value="7" office:value-type="float"/>
          <table:table-cell office:value-type="string">
            <text:p>(Ordinary expenses - (Commissioned workcost + Unused material and articlecosts + Auxiliary service cost))/Revenue water volume</text:p>
          </table:table-cell>
          <table:table-cell office:value-type="string">
            <text:p/>
          </table:table-cell>
        </table:table-row>
        <table:table-row>
          <table:table-cell office:value-type="string">
            <text:p>Unitary CAPEX</text:p>
          </table:table-cell>
          <table:table-cell office:value-type="string">
            <text:p>Total capital expenditure per consumed cubic meter</text:p>
          </table:table-cell>
          <table:table-cell office:value="6.0" office:value-type="float"/>
          <table:table-cell office:value-type="string">
            <text:p>M.U./m3</text:p>
          </table:table-cell>
          <table:table-cell office:value-type="string">
            <text:p>Total CAPEX in a year/Total supplied water</text:p>
          </table:table-cell>
          <table:table-cell office:value="127" office:value-type="float"/>
          <table:table-cell office:value="7" office:value-type="float"/>
          <table:table-cell office:value-type="string">
            <text:p/>
          </table:table-cell>
          <table:table-cell office:value-type="string">
            <text:p/>
          </table:table-cell>
        </table:table-row>
        <table:table-row>
          <table:table-cell office:value-type="string">
            <text:p>Internal manpower cost ratio</text:p>
          </table:table-cell>
          <table:table-cell office:value-type="string">
            <text:p>Percentage of expenditure that is related to internal manpower</text:p>
          </table:table-cell>
          <table:table-cell office:value="6.0" office:value-type="float"/>
          <table:table-cell office:value-type="string">
            <text:p>%</text:p>
          </table:table-cell>
          <table:table-cell office:value-type="string">
            <text:p>Internal man power expenditure in a year/Total OPEX</text:p>
          </table:table-cell>
          <table:table-cell office:value="128" office:value-type="float"/>
          <table:table-cell office:value="7" office:value-type="float"/>
          <table:table-cell office:value-type="string">
            <text:p/>
          </table:table-cell>
          <table:table-cell office:value-type="string">
            <text:p/>
          </table:table-cell>
        </table:table-row>
        <table:table-row>
          <table:table-cell office:value-type="string">
            <text:p>External services costs</text:p>
          </table:table-cell>
          <table:table-cell office:value-type="string">
            <text:p>Percentage of expendiuture that is related to external services</text:p>
          </table:table-cell>
          <table:table-cell office:value="6.0" office:value-type="float"/>
          <table:table-cell office:value-type="string">
            <text:p>%</text:p>
          </table:table-cell>
          <table:table-cell office:value-type="string">
            <text:p>External services expenditure in a year/Total OPEX</text:p>
          </table:table-cell>
          <table:table-cell office:value="129" office:value-type="float"/>
          <table:table-cell office:value="7" office:value-type="float"/>
          <table:table-cell office:value-type="string">
            <text:p/>
          </table:table-cell>
          <table:table-cell office:value-type="string">
            <text:p/>
          </table:table-cell>
        </table:table-row>
        <table:table-row>
          <table:table-cell office:value-type="string">
            <text:p>Imported water cost</text:p>
          </table:table-cell>
          <table:table-cell office:value-type="string">
            <text:p>Percentage of expenditure that relates to water imports (both raw and trated)</text:p>
          </table:table-cell>
          <table:table-cell office:value="6.0" office:value-type="float"/>
          <table:table-cell office:value-type="string">
            <text:p>%</text:p>
          </table:table-cell>
          <table:table-cell office:value-type="string">
            <text:p>Water imports expenditure in a year/Total OPEX</text:p>
          </table:table-cell>
          <table:table-cell office:value="130" office:value-type="float"/>
          <table:table-cell office:value="7" office:value-type="float"/>
          <table:table-cell office:value-type="string">
            <text:p/>
          </table:table-cell>
          <table:table-cell office:value-type="string">
            <text:p/>
          </table:table-cell>
        </table:table-row>
        <table:table-row>
          <table:table-cell office:value-type="string">
            <text:p>Electric energy costs</text:p>
          </table:table-cell>
          <table:table-cell office:value-type="string">
            <text:p>Percentage of expenditure that corresponds to electricity</text:p>
          </table:table-cell>
          <table:table-cell office:value="6.0" office:value-type="float"/>
          <table:table-cell office:value-type="string">
            <text:p>%</text:p>
          </table:table-cell>
          <table:table-cell office:value-type="string">
            <text:p>Electricity expenditure/Total OPEX</text:p>
          </table:table-cell>
          <table:table-cell office:value="131" office:value-type="float"/>
          <table:table-cell office:value="7" office:value-type="float"/>
          <table:table-cell office:value-type="string">
            <text:p/>
          </table:table-cell>
          <table:table-cell office:value-type="string">
            <text:p/>
          </table:table-cell>
        </table:table-row>
        <table:table-row>
          <table:table-cell office:value-type="string">
            <text:p>Other costs</text:p>
          </table:table-cell>
          <table:table-cell office:value-type="string">
            <text:p>Percentage of expenditure that are not internal manpower or external services or imported water or electricity</text:p>
          </table:table-cell>
          <table:table-cell office:value="6.0" office:value-type="float"/>
          <table:table-cell office:value-type="string">
            <text:p>%</text:p>
          </table:table-cell>
          <table:table-cell office:value-type="string">
            <text:p>Other expenses/Total OPEX</text:p>
          </table:table-cell>
          <table:table-cell office:value="132" office:value-type="float"/>
          <table:table-cell office:value="7" office:value-type="float"/>
          <table:table-cell office:value-type="string">
            <text:p/>
          </table:table-cell>
          <table:table-cell office:value-type="string">
            <text:p/>
          </table:table-cell>
        </table:table-row>
        <table:table-row>
          <table:table-cell office:value-type="string">
            <text:p>Total cost coverage Ratio</text:p>
          </table:table-cell>
          <table:table-cell office:value-type="string">
            <text:p>Ratio between total income and total costs</text:p>
          </table:table-cell>
          <table:table-cell office:value="6.0" office:value-type="float"/>
          <table:table-cell office:value-type="string">
            <text:p>%</text:p>
          </table:table-cell>
          <table:table-cell office:value-type="string">
            <text:p>(Total income in a year/ total costs in a year)*100</text:p>
          </table:table-cell>
          <table:table-cell office:value="133" office:value-type="float"/>
          <table:table-cell office:value="7" office:value-type="float"/>
          <table:table-cell office:value-type="string">
            <text:p/>
          </table:table-cell>
          <table:table-cell office:value-type="string">
            <text:p/>
          </table:table-cell>
        </table:table-row>
        <table:table-row>
          <table:table-cell office:value-type="string">
            <text:p>Contribution of internal sources to investment - CTI</text:p>
          </table:table-cell>
          <table:table-cell office:value-type="string">
            <text:p>Percentage of final investments that are financed trough cash flow</text:p>
          </table:table-cell>
          <table:table-cell office:value="6.0" office:value-type="float"/>
          <table:table-cell office:value-type="string">
            <text:p>%</text:p>
          </table:table-cell>
          <table:table-cell office:value-type="string">
            <text:p>Total final investments in a year/ Total sales income</text:p>
          </table:table-cell>
          <table:table-cell office:value="134" office:value-type="float"/>
          <table:table-cell office:value="7" office:value-type="float"/>
          <table:table-cell office:value-type="string">
            <text:p/>
          </table:table-cell>
          <table:table-cell office:value-type="string">
            <text:p/>
          </table:table-cell>
        </table:table-row>
        <table:table-row>
          <table:table-cell office:value-type="string">
            <text:p>Debt equity ratio</text:p>
          </table:table-cell>
          <table:table-cell office:value-type="string">
            <text:p>Ratio between total debt and total resources</text:p>
          </table:table-cell>
          <table:table-cell office:value="6.0" office:value-type="float"/>
          <table:table-cell office:value-type="string">
            <text:p>--</text:p>
          </table:table-cell>
          <table:table-cell office:value-type="string">
            <text:p>Total debt (M.U.)/ Total financial resources (M.U)</text:p>
          </table:table-cell>
          <table:table-cell office:value="135" office:value-type="float"/>
          <table:table-cell office:value="7" office:value-type="float"/>
          <table:table-cell office:value-type="string">
            <text:p/>
          </table:table-cell>
          <table:table-cell office:value-type="string">
            <text:p/>
          </table:table-cell>
        </table:table-row>
        <table:table-row>
          <table:table-cell office:value-type="string">
            <text:p>Surplus capacity</text:p>
          </table:table-cell>
          <table:table-cell office:value-type="string">
            <text:p>Ratio of resource capacity to maximum daily transmition</text:p>
          </table:table-cell>
          <table:table-cell office:value="12.0" office:value-type="float"/>
          <table:table-cell office:value-type="string">
            <text:p>%</text:p>
          </table:table-cell>
          <table:table-cell office:value-type="string">
            <text:p>Total Supply volume per day/ Daily maximum water supply Volume</text:p>
          </table:table-cell>
          <table:table-cell office:value="137" office:value-type="float"/>
          <table:table-cell office:value="2" office:value-type="float"/>
          <table:table-cell office:value-type="string">
            <text:p/>
          </table:table-cell>
          <table:table-cell office:value-type="string">
            <text:p/>
          </table:table-cell>
        </table:table-row>
        <table:table-row>
          <table:table-cell office:value-type="string">
            <text:p>AT - Apparent Temperature</text:p>
          </table:table-cell>
          <table:table-cell office:value-type="string">
            <text:p>“Feels‐like” temperature expressing how hot it actually feels to humans, accounting for air temperature, humidity and wind speed.</text:p>
          </table:table-cell>
          <table:table-cell office:value-type="string">
            <text:p/>
          </table:table-cell>
          <table:table-cell office:value-type="string">
            <text:p>C</text:p>
          </table:table-cell>
          <table:table-cell office:value-type="string">
            <text:p>AT = [0.89 x Ta] + [3.82 x (e/10)] - 2.56, where: Ta = Mean annual / monthly maximum temperature (°C) (1976 - 2005)<text:line-break/>e = Mean annual / monthly 3pm vapour pressure (hPa) (1976 - 2005)</text:p>
          </table:table-cell>
          <table:table-cell office:value="164" office:value-type="float"/>
          <table:table-cell office:value="15" office:value-type="float"/>
          <table:table-cell office:value-type="string">
            <text:p/>
          </table:table-cell>
          <table:table-cell office:value-type="string">
            <text:p/>
          </table:table-cell>
        </table:table-row>
        <table:table-row>
          <table:table-cell office:value-type="string">
            <text:p>AWGBT - Aproximated Wet Bulb globe Temperature</text:p>
          </table:table-cell>
          <table:table-cell office:value-type="string">
            <text:p>An index that can be used for evaluating outdoor thermal stress conditions.</text:p>
          </table:table-cell>
          <table:table-cell office:value-type="string">
            <text:p/>
          </table:table-cell>
          <table:table-cell office:value-type="string">
            <text:p>C</text:p>
          </table:table-cell>
          <table:table-cell office:value-type="string">
            <text:p>AWBGT = 0.567T a + 0.393e w + 3.94</text:p>
          </table:table-cell>
          <table:table-cell office:value="165" office:value-type="float"/>
          <table:table-cell office:value="15" office:value-type="float"/>
          <table:table-cell office:value-type="string">
            <text:p/>
          </table:table-cell>
          <table:table-cell office:value-type="string">
            <text:p/>
          </table:table-cell>
        </table:table-row>
        <table:table-row>
          <table:table-cell office:value-type="string">
            <text:p>BGT - Black globe Temperature</text:p>
          </table:table-cell>
          <table:table-cell office:value-type="string">
            <text:p>Measurement consists of a hollow copper sphere (90 mm diameter) painted mattblack, to absorb radiant heat, with a temperature sensor at its centre</text:p>
          </table:table-cell>
          <table:table-cell office:value-type="string">
            <text:p/>
          </table:table-cell>
          <table:table-cell office:value-type="string">
            <text:p>C</text:p>
          </table:table-cell>
          <table:table-cell office:value-type="string">
            <text:p>Direct measurement</text:p>
          </table:table-cell>
          <table:table-cell office:value="166" office:value-type="float"/>
          <table:table-cell office:value="17" office:value-type="float"/>
          <table:table-cell office:value-type="string">
            <text:p/>
          </table:table-cell>
          <table:table-cell office:value-type="string">
            <text:p/>
          </table:table-cell>
        </table:table-row>
        <table:table-row>
          <table:table-cell office:value-type="string">
            <text:p>CDH - <text:s/>Cooling Degree Hour</text:p>
          </table:table-cell>
          <table:table-cell office:value-type="string">
            <text:p>measurement to analyze the accumulated cooling needs over a specific time period based on the climatic change of the outdoor environment.</text:p>
          </table:table-cell>
          <table:table-cell office:value-type="string">
            <text:p/>
          </table:table-cell>
          <table:table-cell office:value-type="string">
            <text:p>C.d</text:p>
          </table:table-cell>
          <table:table-cell office:value-type="string">
            <text:p>CDH = Σ[k=0 to n] { (t_oa,k - t_b, if t_oa,k &gt; t_b; 0, if t_oa,k ≤ t_b) }</text:p>
          </table:table-cell>
          <table:table-cell office:value="167" office:value-type="float"/>
          <table:table-cell office:value="16" office:value-type="float"/>
          <table:table-cell office:value-type="string">
            <text:p/>
          </table:table-cell>
          <table:table-cell office:value-type="string">
            <text:p/>
          </table:table-cell>
        </table:table-row>
        <table:table-row>
          <table:table-cell office:value-type="string">
            <text:p>CIHB - <text:s/>Comfort Index Human Body</text:p>
          </table:table-cell>
          <table:table-cell office:value-type="string">
            <text:p>It is an indicator improved by Chinese scholars based on the Temperature and Humidity Index (THI) which is a method for characterizing human comfort from the perspective of biometeorology</text:p>
          </table:table-cell>
          <table:table-cell office:value-type="string">
            <text:p/>
          </table:table-cell>
          <table:table-cell office:value-type="string">
            <text:p>%</text:p>
          </table:table-cell>
          <table:table-cell office:value-type="string">
            <text:p>CIHB = 1.8 × AT + 0.55 × (1 - RH) + 32 - 3.2 × √WS</text:p>
          </table:table-cell>
          <table:table-cell office:value="168" office:value-type="float"/>
          <table:table-cell office:value="15" office:value-type="float"/>
          <table:table-cell office:value-type="string">
            <text:p/>
          </table:table-cell>
          <table:table-cell office:value-type="string">
            <text:p/>
          </table:table-cell>
        </table:table-row>
        <table:table-row>
          <table:table-cell office:value-type="string">
            <text:p>CTSC - Composite Thermal Comfort Score</text:p>
          </table:table-cell>
          <table:table-cell office:value-type="string">
            <text:p>CTCS takes into account the extent, duration, and intensity of the thermal stress assessed by the UTCI, which could comprehensively evaluate the OTC of cities</text:p>
          </table:table-cell>
          <table:table-cell office:value-type="string">
            <text:p/>
          </table:table-cell>
          <table:table-cell office:value-type="string">
            <text:p>--</text:p>
          </table:table-cell>
          <table:table-cell office:value-type="string">
            <text:p>CTCS = (Σ[i=1 to n] Σ[j=0 to 9] (q_ij × w_j)) / n</text:p>
          </table:table-cell>
          <table:table-cell office:value="169" office:value-type="float"/>
          <table:table-cell office:value="15" office:value-type="float"/>
          <table:table-cell office:value-type="string">
            <text:p/>
          </table:table-cell>
          <table:table-cell office:value-type="string">
            <text:p/>
          </table:table-cell>
        </table:table-row>
        <table:table-row>
          <table:table-cell office:value-type="string">
            <text:p>DI - Discomfort Index</text:p>
          </table:table-cell>
          <table:table-cell office:value-type="string">
            <text:p>Combination of temperature and humidity that evaluates how current temperature and relative humidity affect the discomfort sensation and cause health risk in the population</text:p>
          </table:table-cell>
          <table:table-cell office:value-type="string">
            <text:p/>
          </table:table-cell>
          <table:table-cell office:value-type="string">
            <text:p>C</text:p>
          </table:table-cell>
          <table:table-cell office:value-type="string">
            <text:p>DI = Ta − 0.55 (1 − 0.01 RH) (Ta − 14.5)</text:p>
          </table:table-cell>
          <table:table-cell office:value="170" office:value-type="float"/>
          <table:table-cell office:value="15" office:value-type="float"/>
          <table:table-cell office:value-type="string">
            <text:p/>
          </table:table-cell>
          <table:table-cell office:value-type="string">
            <text:p/>
          </table:table-cell>
        </table:table-row>
        <table:table-row>
          <table:table-cell office:value-type="string">
            <text:p>HI - Heat Index</text:p>
          </table:table-cell>
          <table:table-cell office:value-type="string">
            <text:p>Apparent temperature index combining air temperature and relative humidity to quantify how hot it feels to the human body.</text:p>
          </table:table-cell>
          <table:table-cell office:value-type="string">
            <text:p/>
          </table:table-cell>
          <table:table-cell office:value-type="string">
            <text:p>F</text:p>
          </table:table-cell>
          <table:table-cell office:value-type="string">
            <text:p>−42.379+2.04901523T <text:line-break/>a<text:line-break/>​<text:line-break/> +10.14333127RH−0.22475541T <text:line-break/>a<text:line-break/>​<text:line-break/> RH−6.83783×10 <text:line-break/>−3<text:line-break/> T <text:line-break/>a<text:line-break/>2<text:line-break/>​<text:line-break/> −5.481717×10 <text:line-break/>−2<text:line-break/> RH <text:line-break/>2<text:line-break/> +1.22874×10 <text:line-break/>−3<text:line-break/> T <text:line-break/>a<text:line-break/>2<text:line-break/>​<text:line-break/> RH+8.5282×10 <text:line-break/>−4<text:line-break/> T <text:line-break/>a<text:line-break/>​<text:line-break/> RH <text:line-break/>2<text:line-break/> −1.99×10 <text:line-break/>−6<text:line-break/> T <text:line-break/>a<text:line-break/>2<text:line-break/>​<text:line-break/> RH <text:line-break/>2<text:line-break/>2R</text:p>
          </table:table-cell>
          <table:table-cell office:value="171" office:value-type="float"/>
          <table:table-cell office:value="15" office:value-type="float"/>
          <table:table-cell office:value-type="string">
            <text:p>Rothfusz equation</text:p>
          </table:table-cell>
          <table:table-cell office:value-type="string">
            <text:p/>
          </table:table-cell>
        </table:table-row>
        <table:table-row>
          <table:table-cell office:value-type="string">
            <text:p>HIA - Heat Island Area</text:p>
          </table:table-cell>
          <table:table-cell office:value-type="string">
            <text:p>accessibility-based residents’ heat exposure risk</text:p>
          </table:table-cell>
          <table:table-cell office:value-type="string">
            <text:p/>
          </table:table-cell>
          <table:table-cell office:value-type="string">
            <text:p>Km2</text:p>
          </table:table-cell>
          <table:table-cell office:value-type="string">
            <text:p>A_i^HIA = Σ[j=1 to n] { S_j^HIA * (1 + NDBI_j) * [Σ[k=1 to m] (D_k * f(d_kj))]^(1/2) * f(d_ij) }</text:p>
          </table:table-cell>
          <table:table-cell office:value="172" office:value-type="float"/>
          <table:table-cell office:value="16" office:value-type="float"/>
          <table:table-cell office:value-type="string">
            <text:p/>
          </table:table-cell>
          <table:table-cell office:value-type="string">
            <text:p/>
          </table:table-cell>
        </table:table-row>
        <table:table-row>
          <table:table-cell office:value-type="string">
            <text:p>HIP - Heat Island Potential</text:p>
          </table:table-cell>
          <table:table-cell office:value-type="string">
            <text:p>evaluation model can estimate the heat island effect in a planned urban area using the planning indicators (building density, floor area ratio, green coverage, etc.</text:p>
          </table:table-cell>
          <table:table-cell office:value-type="string">
            <text:p/>
          </table:table-cell>
          <table:table-cell office:value-type="string">
            <text:p>--</text:p>
          </table:table-cell>
          <table:table-cell office:value-type="string">
            <text:p>HIP_sum = 227.05η_B + 76.12η_C + 54.31η_D + 30.8η_E - 1.44η_F - 22.77η_G - 88.4η_H</text:p>
          </table:table-cell>
          <table:table-cell office:value="173" office:value-type="float"/>
          <table:table-cell office:value="16" office:value-type="float"/>
          <table:table-cell office:value-type="string">
            <text:p/>
          </table:table-cell>
          <table:table-cell office:value-type="string">
            <text:p/>
          </table:table-cell>
        </table:table-row>
        <table:table-row>
          <table:table-cell office:value-type="string">
            <text:p>HWDD - <text:s/>Heat Wave degree days</text:p>
          </table:table-cell>
          <table:table-cell office:value-type="string">
            <text:p>This indicator provides an aggregate picture of the total duration and weight of heat waves throughout a selected period</text:p>
          </table:table-cell>
          <table:table-cell office:value-type="string">
            <text:p/>
          </table:table-cell>
          <table:table-cell office:value-type="string">
            <text:p>C.d</text:p>
          </table:table-cell>
          <table:table-cell office:value-type="string">
            <text:p>HWDD = Σ[i=1 to D] { [(T_min,i - 18.2°C)^+ + (T_max,i - 29.6°C)^+] * h_i }</text:p>
          </table:table-cell>
          <table:table-cell office:value="174" office:value-type="float"/>
          <table:table-cell office:value="16" office:value-type="float"/>
          <table:table-cell office:value-type="string">
            <text:p/>
          </table:table-cell>
          <table:table-cell office:value-type="string">
            <text:p/>
          </table:table-cell>
        </table:table-row>
        <table:table-row>
          <table:table-cell office:value-type="string">
            <text:p>HWMId -Heat Wave Magnitude Index daily</text:p>
          </table:table-cell>
          <table:table-cell office:value-type="string">
            <text:p>integrates both the length and the magnitude of a heat wave to calculate its overall strength</text:p>
          </table:table-cell>
          <table:table-cell office:value-type="string">
            <text:p/>
          </table:table-cell>
          <table:table-cell office:value-type="string">
            <text:p>C</text:p>
          </table:table-cell>
          <table:table-cell office:value-type="string">
            <text:p>HW_M = { (TX - TXx25p) / (TXx75p - TXx25p), if TX &gt; TXx25p; 0, otherwise }</text:p>
          </table:table-cell>
          <table:table-cell office:value="175" office:value-type="float"/>
          <table:table-cell office:value="16" office:value-type="float"/>
          <table:table-cell office:value-type="string">
            <text:p/>
          </table:table-cell>
          <table:table-cell office:value-type="string">
            <text:p/>
          </table:table-cell>
        </table:table-row>
        <table:table-row>
          <table:table-cell office:value-type="string">
            <text:p>HX - Humidex</text:p>
          </table:table-cell>
          <table:table-cell office:value-type="string">
            <text:p>humidex is an equivalent dry-air temperature; air of a given temperature and moisture content is equated in comfort to air of a higher temperature which has a negligible moisture content</text:p>
          </table:table-cell>
          <table:table-cell office:value-type="string">
            <text:p/>
          </table:table-cell>
          <table:table-cell office:value-type="string">
            <text:p>--</text:p>
          </table:table-cell>
          <table:table-cell office:value-type="string">
            <text:p>Humidex = Ta + 0.5555 × 6.11 × e^(1/273.15(Td - 273.15))</text:p>
          </table:table-cell>
          <table:table-cell office:value="176" office:value-type="float"/>
          <table:table-cell office:value="15" office:value-type="float"/>
          <table:table-cell office:value-type="string">
            <text:p/>
          </table:table-cell>
          <table:table-cell office:value-type="string">
            <text:p/>
          </table:table-cell>
        </table:table-row>
        <table:table-row>
          <table:table-cell office:value-type="string">
            <text:p>LST - Land Surface Temperature</text:p>
          </table:table-cell>
          <table:table-cell office:value-type="string">
            <text:p>Radiant temperature of the ground/terrain as detected by thermal‐infrared sensors, representing the emission temperature of land surfaces.</text:p>
          </table:table-cell>
          <table:table-cell office:value-type="string">
            <text:p/>
          </table:table-cell>
          <table:table-cell office:value-type="string">
            <text:p>C</text:p>
          </table:table-cell>
          <table:table-cell office:value-type="string">
            <text:p>LST = T_B / (1 + (λσT_B / ℏc)) <text:line-break/><text:line-break/><text:line-break/><text:line-break/>T_B = K_2 / (ln(K_1 / L_λ) + 1)<text:line-break/><text:line-break/><text:line-break/>L_λ = 0.0003342 × DN + 0.1</text:p>
          </table:table-cell>
          <table:table-cell office:value="177" office:value-type="float"/>
          <table:table-cell office:value="17" office:value-type="float"/>
          <table:table-cell office:value-type="string">
            <text:p/>
          </table:table-cell>
          <table:table-cell office:value-type="string">
            <text:p/>
          </table:table-cell>
        </table:table-row>
        <table:table-row>
          <table:table-cell office:value-type="string">
            <text:p>NET - Net Effective Temperature</text:p>
          </table:table-cell>
          <table:table-cell office:value-type="string">
            <text:p>Links effective temperature, which indicates the effects on comfort through air temperature and relative humidity, and an organism's thermoregulatory capacity.</text:p>
          </table:table-cell>
          <table:table-cell office:value-type="string">
            <text:p/>
          </table:table-cell>
          <table:table-cell office:value-type="string">
            <text:p>C</text:p>
          </table:table-cell>
          <table:table-cell office:value-type="string">
            <text:p>NET = 37 - ((37 - T) / (0.68 - 0.0014RH + (1 / (1.76 + 1.4v^0.75)))) - 0.29T(1 - 0.01RH)</text:p>
          </table:table-cell>
          <table:table-cell office:value="178" office:value-type="float"/>
          <table:table-cell office:value="15" office:value-type="float"/>
          <table:table-cell office:value-type="string">
            <text:p/>
          </table:table-cell>
          <table:table-cell office:value-type="string">
            <text:p/>
          </table:table-cell>
        </table:table-row>
        <table:table-row>
          <table:table-cell office:value-type="string">
            <text:p>OTCA - Outdoor Thermal comfort Autonomy</text:p>
          </table:table-cell>
          <table:table-cell office:value-type="string">
            <text:p>Percentege of time over a year that an area meets a given set of Thermal comfort Accepatbility Criteria</text:p>
          </table:table-cell>
          <table:table-cell office:value-type="string">
            <text:p/>
          </table:table-cell>
          <table:table-cell office:value-type="string">
            <text:p>%</text:p>
          </table:table-cell>
          <table:table-cell office:value-type="string">
            <text:p>"1" /"N" <text:s/>∑_"k=11" ^"16" ▒〖" " 〖"TC" 〗_"k" <text:s/>〗 "∙100"</text:p>
          </table:table-cell>
          <table:table-cell office:value="179" office:value-type="float"/>
          <table:table-cell office:value="15" office:value-type="float"/>
          <table:table-cell office:value-type="string">
            <text:p>Using Envi-met</text:p>
          </table:table-cell>
          <table:table-cell office:value-type="string">
            <text:p/>
          </table:table-cell>
        </table:table-row>
        <table:table-row>
          <table:table-cell office:value-type="string">
            <text:p>PCI - Park Cold Island Effect</text:p>
          </table:table-cell>
          <table:table-cell office:value-type="string">
            <text:p>park-type urban cold island is called PCI (Park Cold Island), and its effect intensity is characterized by the difference between the ground temperature inside and outside the park</text:p>
          </table:table-cell>
          <table:table-cell office:value-type="string">
            <text:p/>
          </table:table-cell>
          <table:table-cell office:value-type="string">
            <text:p>C</text:p>
          </table:table-cell>
          <table:table-cell office:value-type="string">
            <text:p>PCI = ΔT = TU − TP</text:p>
          </table:table-cell>
          <table:table-cell office:value="180" office:value-type="float"/>
          <table:table-cell office:value="17" office:value-type="float"/>
          <table:table-cell office:value-type="string">
            <text:p>Cooling Effect</text:p>
          </table:table-cell>
          <table:table-cell office:value-type="string">
            <text:p/>
          </table:table-cell>
        </table:table-row>
        <table:table-row>
          <table:table-cell office:value-type="string">
            <text:p>PDD - Predicted Percentage of Dissatisfied</text:p>
          </table:table-cell>
          <table:table-cell office:value-type="string">
            <text:p>Percentage of people who would be dissatisfied with the climate conditions</text:p>
          </table:table-cell>
          <table:table-cell office:value-type="string">
            <text:p/>
          </table:table-cell>
          <table:table-cell office:value-type="string">
            <text:p>%</text:p>
          </table:table-cell>
          <table:table-cell office:value-type="string">
            <text:p>PPD = 100 - 95 * e^(- (0.03353 * PMV^4 + 0.2179 * PMV^2))</text:p>
          </table:table-cell>
          <table:table-cell office:value="181" office:value-type="float"/>
          <table:table-cell office:value="15" office:value-type="float"/>
          <table:table-cell office:value-type="string">
            <text:p/>
          </table:table-cell>
          <table:table-cell office:value-type="string">
            <text:p/>
          </table:table-cell>
        </table:table-row>
        <table:table-row>
          <table:table-cell office:value-type="string">
            <text:p>PET - Physiological Equivalent Temperature index</text:p>
          </table:table-cell>
          <table:table-cell office:value-type="string">
            <text:p>temperature at any given place (outdoors or indoors) and is equivalent to the air temperature at which, in a typical indoor setting, the heat balance of the human body (work metabolism 80 W of light activity, added to basic metabolism; heat resistance of clothing 0.9 clo) is maintained with core and skin <text:s/>emperatures equal to those under the conditions being assessed.</text:p>
          </table:table-cell>
          <table:table-cell office:value-type="string">
            <text:p/>
          </table:table-cell>
          <table:table-cell office:value-type="string">
            <text:p>C</text:p>
          </table:table-cell>
          <table:table-cell office:value-type="string">
            <text:p>f(Ta[C] VP[hPa], v_1.2 [m/s], Tmrt[], Work, Gender)</text:p>
          </table:table-cell>
          <table:table-cell office:value="182" office:value-type="float"/>
          <table:table-cell office:value="15" office:value-type="float"/>
          <table:table-cell office:value-type="string">
            <text:p>Ta = temperature, VP = Vapor Pressure, v_1.2 = Windspeed at 1.2m, Tmrt = Mean Radian Temperature</text:p>
          </table:table-cell>
          <table:table-cell office:value-type="string">
            <text:p/>
          </table:table-cell>
        </table:table-row>
        <table:table-row>
          <table:table-cell office:value-type="string">
            <text:p>PMV - Predicted Mean Vote Index</text:p>
          </table:table-cell>
          <table:table-cell office:value-type="string">
            <text:p>PMV index is a function of six variables: physiological variables and the rest are environmental variables. PMV index values range from −3 to +3, which describes the feeling of cold to hot</text:p>
          </table:table-cell>
          <table:table-cell office:value-type="string">
            <text:p/>
          </table:table-cell>
          <table:table-cell office:value-type="string">
            <text:p>--</text:p>
          </table:table-cell>
          <table:table-cell office:value-type="string">
            <text:p>[(0.303⋅e−0.036⋅M)+0.028]⋅[(M−W)−3.05⋅(5.733−0.007⋅(M−W)−Pa)−0.42⋅((M−W)−58.15)−0.0173⋅M⋅(5.867−Pa)−0.0014⋅M⋅(Ta−Tsk )−hc(Tsk−Tr )]</text:p>
          </table:table-cell>
          <table:table-cell office:value="183" office:value-type="float"/>
          <table:table-cell office:value="15" office:value-type="float"/>
          <table:table-cell office:value-type="string">
            <text:p>Using Bio-met</text:p>
          </table:table-cell>
          <table:table-cell office:value-type="string">
            <text:p/>
          </table:table-cell>
        </table:table-row>
        <table:table-row>
          <table:table-cell office:value-type="string">
            <text:p>RHSI - Radiant Heat Stress Index</text:p>
          </table:table-cell>
          <table:table-cell office:value-type="string">
            <text:p>valuates dynamic changes in heat stress<text:line-break/>based on Tmrt, a key meteorological parameter representing the impact of thermal radiation<text:line-break/>on human thermal comfort</text:p>
          </table:table-cell>
          <table:table-cell office:value-type="string">
            <text:p/>
          </table:table-cell>
          <table:table-cell office:value-type="string">
            <text:p>--</text:p>
          </table:table-cell>
          <table:table-cell office:value-type="string">
            <text:p>RHSI = Σ[i=1 to n] T_mrt(i) = { (i - 55°C), if T_mrt(i) ≥ 55°C; 0, if T_mrt(i) &lt; 55°C }</text:p>
          </table:table-cell>
          <table:table-cell office:value="184" office:value-type="float"/>
          <table:table-cell office:value="15" office:value-type="float"/>
          <table:table-cell office:value-type="string">
            <text:p/>
          </table:table-cell>
          <table:table-cell office:value-type="string">
            <text:p/>
          </table:table-cell>
        </table:table-row>
        <table:table-row>
          <table:table-cell office:value-type="string">
            <text:p>Average Fixed Mortgage rate</text:p>
          </table:table-cell>
          <table:table-cell office:value-type="string">
            <text:p>mean interest rate charged on mortgage loans with a fixed interest rate over a defined period. It reflects borrowing conditions in the housing market.</text:p>
          </table:table-cell>
          <table:table-cell office:value-type="string">
            <text:p/>
          </table:table-cell>
          <table:table-cell office:value-type="string">
            <text:p>%</text:p>
          </table:table-cell>
          <table:table-cell office:value-type="string">
            <text:p>AFMR_y = \frac{1}{n} \sum_{i=1}^{n} r_{i,y}<text:line-break/>\text{where:} \quad AFMR_y = \text{Average Fixed Mortgage Rate in year } y, \quad r_{I,y} = \text{Fixed mortgage rate on loan } I \text{ in year } y</text:p>
          </table:table-cell>
          <table:table-cell office:value="310" office:value-type="float"/>
          <table:table-cell office:value="22" office:value-type="float"/>
          <table:table-cell office:value-type="string">
            <text:p/>
          </table:table-cell>
          <table:table-cell office:value-type="string">
            <text:p/>
          </table:table-cell>
        </table:table-row>
        <table:table-row>
          <table:table-cell office:value-type="string">
            <text:p>Park/Green Quality Index</text:p>
          </table:table-cell>
          <table:table-cell office:value-type="string">
            <text:p>Indicator that relates vegetation, Equipment and Furnishing of parks. This is assumed as a proxy for Increased property value. Can be measured in Total Green/blue area, NDVI, % of land cover and/or green visibility</text:p>
          </table:table-cell>
          <table:table-cell office:value-type="string">
            <text:p/>
          </table:table-cell>
          <table:table-cell office:value-type="string">
            <text:p>--</text:p>
          </table:table-cell>
          <table:table-cell office:value-type="string">
            <text:p>PGQI_i = w_1 \cdot \text{NDVI}_i + w_2 \cdot \text{GreenCoverage}_i + w_3 \cdot \text{GreenVisibility}_i + w_4 \cdot \text{EquipScore}_i<text:line-break/><text:line-break/>\text{subject to:} \quad \sum_{k=1}^{4} w_k = 1</text:p>
          </table:table-cell>
          <table:table-cell office:value="311" office:value-type="float"/>
          <table:table-cell office:value="19" office:value-type="float"/>
          <table:table-cell office:value-type="string">
            <text:p/>
          </table:table-cell>
          <table:table-cell office:value-type="string">
            <text:p/>
          </table:table-cell>
        </table:table-row>
        <table:table-row>
          <table:table-cell office:value-type="string">
            <text:p>Monthly mortgage Repayment</text:p>
          </table:table-cell>
          <table:table-cell office:value-type="string">
            <text:p>Average monthly payment made by households on mortgage loans.</text:p>
          </table:table-cell>
          <table:table-cell office:value-type="string">
            <text:p/>
          </table:table-cell>
          <table:table-cell office:value-type="string">
            <text:p>M.U./month</text:p>
          </table:table-cell>
          <table:table-cell office:value-type="string">
            <text:p>sum of all mortgage repayments in month/Total mortages value</text:p>
          </table:table-cell>
          <table:table-cell office:value="312" office:value-type="float"/>
          <table:table-cell office:value="22" office:value-type="float"/>
          <table:table-cell office:value-type="string">
            <text:p/>
          </table:table-cell>
          <table:table-cell office:value-type="string">
            <text:p/>
          </table:table-cell>
        </table:table-row>
        <table:table-row>
          <table:table-cell office:value-type="string">
            <text:p>Monthly rent payment</text:p>
          </table:table-cell>
          <table:table-cell office:value-type="string">
            <text:p>Average monthly rent paid by tenants.</text:p>
          </table:table-cell>
          <table:table-cell office:value-type="string">
            <text:p/>
          </table:table-cell>
          <table:table-cell office:value-type="string">
            <text:p>M.U./month</text:p>
          </table:table-cell>
          <table:table-cell office:value-type="string">
            <text:p>Sum of rents paid by households/ number of renting households</text:p>
          </table:table-cell>
          <table:table-cell office:value="313" office:value-type="float"/>
          <table:table-cell office:value="22" office:value-type="float"/>
          <table:table-cell office:value-type="string">
            <text:p/>
          </table:table-cell>
          <table:table-cell office:value-type="string">
            <text:p/>
          </table:table-cell>
        </table:table-row>
        <table:table-row>
          <table:table-cell office:value-type="string">
            <text:p>Monthly services costs</text:p>
          </table:table-cell>
          <table:table-cell office:value-type="string">
            <text:p>Costs of Water, electricity, waste incurred by a household per month</text:p>
          </table:table-cell>
          <table:table-cell office:value-type="string">
            <text:p/>
          </table:table-cell>
          <table:table-cell office:value-type="string">
            <text:p>M.U./month</text:p>
          </table:table-cell>
          <table:table-cell office:value-type="string">
            <text:p>Total services bills in month/Number of households</text:p>
          </table:table-cell>
          <table:table-cell office:value="314" office:value-type="float"/>
          <table:table-cell office:value="22" office:value-type="float"/>
          <table:table-cell office:value-type="string">
            <text:p/>
          </table:table-cell>
          <table:table-cell office:value-type="string">
            <text:p/>
          </table:table-cell>
        </table:table-row>
        <table:table-row>
          <table:table-cell office:value-type="string">
            <text:p>Total monthy Housing cost</text:p>
          </table:table-cell>
          <table:table-cell office:value-type="string">
            <text:p>Sum of rent/mortgage payment and monthly costs</text:p>
          </table:table-cell>
          <table:table-cell office:value-type="string">
            <text:p/>
          </table:table-cell>
          <table:table-cell office:value-type="string">
            <text:p>M.U./month</text:p>
          </table:table-cell>
          <table:table-cell office:value-type="string">
            <text:p>Rent + Services</text:p>
          </table:table-cell>
          <table:table-cell office:value="315" office:value-type="float"/>
          <table:table-cell office:value="22" office:value-type="float"/>
          <table:table-cell office:value-type="string">
            <text:p/>
          </table:table-cell>
          <table:table-cell office:value-type="string">
            <text:p/>
          </table:table-cell>
        </table:table-row>
        <table:table-row>
          <table:table-cell office:value-type="string">
            <text:p>Private Transportation costs</text:p>
          </table:table-cell>
          <table:table-cell office:value-type="string">
            <text:p>Mean commuting expenditure by cost of vehicle ownership and operational costs of commuting per unit of distance</text:p>
          </table:table-cell>
          <table:table-cell office:value-type="string">
            <text:p/>
          </table:table-cell>
          <table:table-cell office:value-type="string">
            <text:p>M.U./month</text:p>
          </table:table-cell>
          <table:table-cell office:value-type="string">
            <text:p>Vehicle amortization + (Operation cost [M.U./km]/distance commute [km])</text:p>
          </table:table-cell>
          <table:table-cell office:value="316" office:value-type="float"/>
          <table:table-cell office:value="22" office:value-type="float"/>
          <table:table-cell office:value-type="string">
            <text:p/>
          </table:table-cell>
          <table:table-cell office:value-type="string">
            <text:p/>
          </table:table-cell>
        </table:table-row>
        <table:table-row>
          <table:table-cell office:value-type="string">
            <text:p>Public transportation expenditure</text:p>
          </table:table-cell>
          <table:table-cell office:value-type="string">
            <text:p>Average monthly household spending on public transport.</text:p>
          </table:table-cell>
          <table:table-cell office:value-type="string">
            <text:p/>
          </table:table-cell>
          <table:table-cell office:value-type="string">
            <text:p>M.U./month</text:p>
          </table:table-cell>
          <table:table-cell office:value-type="string">
            <text:p>Total public transit fares paid in month/number of households</text:p>
          </table:table-cell>
          <table:table-cell office:value="317" office:value-type="float"/>
          <table:table-cell office:value="22" office:value-type="float"/>
          <table:table-cell office:value-type="string">
            <text:p/>
          </table:table-cell>
          <table:table-cell office:value-type="string">
            <text:p/>
          </table:table-cell>
        </table:table-row>
        <table:table-row>
          <table:table-cell office:value-type="string">
            <text:p>Rent - income ratio</text:p>
          </table:table-cell>
          <table:table-cell office:value-type="string">
            <text:p>amount or percentage of income paid for rent or a mortgage as a cost of living</text:p>
          </table:table-cell>
          <table:table-cell office:value-type="string">
            <text:p/>
          </table:table-cell>
          <table:table-cell office:value-type="string">
            <text:p>%</text:p>
          </table:table-cell>
          <table:table-cell office:value-type="string">
            <text:p>Average monthly rent/average monthly disposable income *100</text:p>
          </table:table-cell>
          <table:table-cell office:value="318" office:value-type="float"/>
          <table:table-cell office:value="22" office:value-type="float"/>
          <table:table-cell office:value-type="string">
            <text:p/>
          </table:table-cell>
          <table:table-cell office:value-type="string">
            <text:p/>
          </table:table-cell>
        </table:table-row>
        <table:table-row>
          <table:table-cell office:value-type="string">
            <text:p>Overcrowdign rates</text:p>
          </table:table-cell>
          <table:table-cell office:value-type="string">
            <text:p>Available space in sqm per habitable room (excluding kitchen/baths)</text:p>
          </table:table-cell>
          <table:table-cell office:value-type="string">
            <text:p/>
          </table:table-cell>
          <table:table-cell office:value-type="string">
            <text:p>%</text:p>
          </table:table-cell>
          <table:table-cell office:value-type="string">
            <text:p>Total habitable area / Number of residents</text:p>
          </table:table-cell>
          <table:table-cell office:value="319" office:value-type="float"/>
          <table:table-cell office:value="19" office:value-type="float"/>
          <table:table-cell office:value-type="string">
            <text:p/>
          </table:table-cell>
          <table:table-cell office:value-type="string">
            <text:p/>
          </table:table-cell>
        </table:table-row>
        <table:table-row>
          <table:table-cell office:value-type="string">
            <text:p>Housing Tenure distribution</text:p>
          </table:table-cell>
          <table:table-cell office:value-type="string">
            <text:p>Share of households in different tenure types</text:p>
          </table:table-cell>
          <table:table-cell office:value-type="string">
            <text:p/>
          </table:table-cell>
          <table:table-cell office:value-type="string">
            <text:p>%</text:p>
          </table:table-cell>
          <table:table-cell office:value-type="string">
            <text:p>Households in tenure type j / Total households *100</text:p>
          </table:table-cell>
          <table:table-cell office:value="320" office:value-type="float"/>
          <table:table-cell office:value="18" office:value-type="float"/>
          <table:table-cell office:value-type="string">
            <text:p/>
          </table:table-cell>
          <table:table-cell office:value-type="string">
            <text:p/>
          </table:table-cell>
        </table:table-row>
        <table:table-row>
          <table:table-cell office:value-type="string">
            <text:p>Share of households reciving housing allowance</text:p>
          </table:table-cell>
          <table:table-cell office:value-type="string">
            <text:p>Refers to the size and number of rooms available for members of the same family in the same property and is based on age and gender</text:p>
          </table:table-cell>
          <table:table-cell office:value-type="string">
            <text:p/>
          </table:table-cell>
          <table:table-cell office:value-type="string">
            <text:p>%</text:p>
          </table:table-cell>
          <table:table-cell office:value-type="string">
            <text:p>Housholds receiving allowance/total households</text:p>
          </table:table-cell>
          <table:table-cell office:value="321" office:value-type="float"/>
          <table:table-cell office:value="22" office:value-type="float"/>
          <table:table-cell office:value-type="string">
            <text:p/>
          </table:table-cell>
          <table:table-cell office:value-type="string">
            <text:p/>
          </table:table-cell>
        </table:table-row>
        <table:table-row>
          <table:table-cell office:value-type="string">
            <text:p>Population density</text:p>
          </table:table-cell>
          <table:table-cell office:value-type="string">
            <text:p>Number of people per unit of land area.</text:p>
          </table:table-cell>
          <table:table-cell office:value-type="string">
            <text:p/>
          </table:table-cell>
          <table:table-cell office:value-type="string">
            <text:p>P/km2</text:p>
          </table:table-cell>
          <table:table-cell office:value-type="string">
            <text:p>Total population / Land area</text:p>
          </table:table-cell>
          <table:table-cell office:value="322" office:value-type="float"/>
          <table:table-cell office:value="21" office:value-type="float"/>
          <table:table-cell office:value-type="string">
            <text:p/>
          </table:table-cell>
          <table:table-cell office:value-type="string">
            <text:p/>
          </table:table-cell>
        </table:table-row>
        <table:table-row>
          <table:table-cell office:value-type="string">
            <text:p>Housing related expenditure</text:p>
          </table:table-cell>
          <table:table-cell office:value-type="string">
            <text:p>final consumption expenditure incurred by families for goods and services purchased to satisfy their needs and desires</text:p>
          </table:table-cell>
          <table:table-cell office:value-type="string">
            <text:p/>
          </table:table-cell>
          <table:table-cell office:value-type="string">
            <text:p>M.U</text:p>
          </table:table-cell>
          <table:table-cell office:value-type="string">
            <text:p>Housing costs/total household expenditure*100</text:p>
          </table:table-cell>
          <table:table-cell office:value="323" office:value-type="float"/>
          <table:table-cell office:value="22" office:value-type="float"/>
          <table:table-cell office:value-type="string">
            <text:p/>
          </table:table-cell>
          <table:table-cell office:value-type="string">
            <text:p/>
          </table:table-cell>
        </table:table-row>
        <table:table-row>
          <table:table-cell office:value-type="string">
            <text:p>Living Area</text:p>
          </table:table-cell>
          <table:table-cell office:value-type="string">
            <text:p>refers to the total floor area within a residential unit that is heated, habitable, and finished.</text:p>
          </table:table-cell>
          <table:table-cell office:value-type="string">
            <text:p/>
          </table:table-cell>
          <table:table-cell office:value-type="string">
            <text:p>m2</text:p>
          </table:table-cell>
          <table:table-cell office:value-type="string">
            <text:p>\text{Living Area} = \sum_{i=1}^{n} A_i <text:s text:c="2"/>\text{where:} \quad A_i = \text{Area of each finished, habitable room}</text:p>
          </table:table-cell>
          <table:table-cell office:value="324" office:value-type="float"/>
          <table:table-cell office:value="19" office:value-type="float"/>
          <table:table-cell office:value-type="string">
            <text:p/>
          </table:table-cell>
          <table:table-cell office:value-type="string">
            <text:p/>
          </table:table-cell>
        </table:table-row>
        <table:table-row>
          <table:table-cell office:value-type="string">
            <text:p>Property age at sale</text:p>
          </table:table-cell>
          <table:table-cell office:value-type="string">
            <text:p>Age of the dwelling at time of sale (time since original construction completion).</text:p>
          </table:table-cell>
          <table:table-cell office:value-type="string">
            <text:p/>
          </table:table-cell>
          <table:table-cell office:value-type="string">
            <text:p>year</text:p>
          </table:table-cell>
          <table:table-cell office:value-type="string">
            <text:p>Age <text:line-break/>s<text:line-break/>​<text:line-break/> =SaleYear <text:line-break/>s<text:line-break/>​<text:line-break/> −CompletionYear <text:line-break/>s<text:line-break/>​</text:p>
          </table:table-cell>
          <table:table-cell office:value="325" office:value-type="float"/>
          <table:table-cell office:value="19" office:value-type="float"/>
          <table:table-cell office:value-type="string">
            <text:p/>
          </table:table-cell>
          <table:table-cell office:value-type="string">
            <text:p/>
          </table:table-cell>
        </table:table-row>
        <table:table-row>
          <table:table-cell office:value-type="string">
            <text:p>Vacancy Rate</text:p>
          </table:table-cell>
          <table:table-cell office:value-type="string">
            <text:p>percentage of the total number of housing units that are presently unoccupied</text:p>
          </table:table-cell>
          <table:table-cell office:value-type="string">
            <text:p/>
          </table:table-cell>
          <table:table-cell office:value-type="string">
            <text:p>%</text:p>
          </table:table-cell>
          <table:table-cell office:value-type="string">
            <text:p>Vacant units / Total housing units *100</text:p>
          </table:table-cell>
          <table:table-cell office:value="326" office:value-type="float"/>
          <table:table-cell office:value="18" office:value-type="float"/>
          <table:table-cell office:value-type="string">
            <text:p/>
          </table:table-cell>
          <table:table-cell office:value-type="string">
            <text:p/>
          </table:table-cell>
        </table:table-row>
        <table:table-row>
          <table:table-cell office:value-type="string">
            <text:p>Land Prices-GDP Elasticity</text:p>
          </table:table-cell>
          <table:table-cell office:value-type="string">
            <text:p>Characterizes the relationship between residential land prices and macroeconomic development</text:p>
          </table:table-cell>
          <table:table-cell office:value-type="string">
            <text:p/>
          </table:table-cell>
          <table:table-cell office:value-type="string">
            <text:p>--</text:p>
          </table:table-cell>
          <table:table-cell office:value-type="string">
            <text:p>% change land prices/ % change GDP</text:p>
          </table:table-cell>
          <table:table-cell office:value="327" office:value-type="float"/>
          <table:table-cell office:value="22" office:value-type="float"/>
          <table:table-cell office:value-type="string">
            <text:p>Is it same as 9?</text:p>
          </table:table-cell>
          <table:table-cell office:value-type="string">
            <text:p/>
          </table:table-cell>
        </table:table-row>
        <table:table-row>
          <table:table-cell office:value-type="string">
            <text:p>Proportion of Residential land supply</text:p>
          </table:table-cell>
          <table:table-cell office:value-type="string">
            <text:p>Reflects the balance of residential land in the market</text:p>
          </table:table-cell>
          <table:table-cell office:value-type="string">
            <text:p/>
          </table:table-cell>
          <table:table-cell office:value-type="string">
            <text:p>%</text:p>
          </table:table-cell>
          <table:table-cell office:value-type="string">
            <text:p>X2 = Ri,j/ Ti,j Where X2 denotes the proportion of the residential land supply area in total land supply. Rij denotes the area of residential land supply in the county i in year j. Ti,j denotes the total area of construction land supply in county i in yea</text:p>
          </table:table-cell>
          <table:table-cell office:value="328" office:value-type="float"/>
          <table:table-cell office:value="20" office:value-type="float"/>
          <table:table-cell office:value-type="string">
            <text:p/>
          </table:table-cell>
          <table:table-cell office:value-type="string">
            <text:p/>
          </table:table-cell>
        </table:table-row>
        <table:table-row>
          <table:table-cell office:value-type="string">
            <text:p>Degree of Marketization for residential land</text:p>
          </table:table-cell>
          <table:table-cell office:value-type="string">
            <text:p>Reflects the structural balance of market land supply</text:p>
          </table:table-cell>
          <table:table-cell office:value-type="string">
            <text:p/>
          </table:table-cell>
          <table:table-cell office:value-type="string">
            <text:p>%</text:p>
          </table:table-cell>
          <table:table-cell office:value-type="string">
            <text:p>X3 = ri,j/ Ri,j ri,j represents the area of residential land sold by county i through biddings, auctions, and listings in year j, and Ri,j</text:p>
          </table:table-cell>
          <table:table-cell office:value="329" office:value-type="float"/>
          <table:table-cell office:value="20" office:value-type="float"/>
          <table:table-cell office:value-type="string">
            <text:p/>
          </table:table-cell>
          <table:table-cell office:value-type="string">
            <text:p/>
          </table:table-cell>
        </table:table-row>
        <table:table-row>
          <table:table-cell office:value-type="string">
            <text:p>Utilization rate of stock land</text:p>
          </table:table-cell>
          <table:table-cell office:value-type="string">
            <text:p>Reflects the structural balance of stock and new land use in the market</text:p>
          </table:table-cell>
          <table:table-cell office:value-type="string">
            <text:p/>
          </table:table-cell>
          <table:table-cell office:value-type="string">
            <text:p>%</text:p>
          </table:table-cell>
          <table:table-cell office:value-type="string">
            <text:p>X4 = Ci,j/ Ri,j Where X4 denotes the utilization rate of stock land, Ci,j denotes the stock land area of residential land supplied by county i in year j, and Ri,j denotes the total area of residential land supply in county i in year j</text:p>
          </table:table-cell>
          <table:table-cell office:value="330" office:value-type="float"/>
          <table:table-cell office:value="20" office:value-type="float"/>
          <table:table-cell office:value-type="string">
            <text:p/>
          </table:table-cell>
          <table:table-cell office:value-type="string">
            <text:p/>
          </table:table-cell>
        </table:table-row>
        <table:table-row>
          <table:table-cell office:value-type="string">
            <text:p>Rate of Residential Land supply</text:p>
          </table:table-cell>
          <table:table-cell office:value-type="string">
            <text:p>Measures the efficiency of land market allocation and the degree of land conservation and land use intensification</text:p>
          </table:table-cell>
          <table:table-cell office:value-type="string">
            <text:p/>
          </table:table-cell>
          <table:table-cell office:value-type="string">
            <text:p>%</text:p>
          </table:table-cell>
          <table:table-cell office:value-type="string">
            <text:p> = Ji,j/Ri,j J represents the planned area of residential Land and R denotates the toal area of residential land supply</text:p>
          </table:table-cell>
          <table:table-cell office:value="331" office:value-type="float"/>
          <table:table-cell office:value="20" office:value-type="float"/>
          <table:table-cell office:value-type="string">
            <text:p/>
          </table:table-cell>
          <table:table-cell office:value-type="string">
            <text:p/>
          </table:table-cell>
        </table:table-row>
        <table:table-row>
          <table:table-cell office:value-type="string">
            <text:p>Per capita residential land supply area</text:p>
          </table:table-cell>
          <table:table-cell office:value-type="string">
            <text:p>Measures the balance of residential land supply and population scale</text:p>
          </table:table-cell>
          <table:table-cell office:value-type="string">
            <text:p/>
          </table:table-cell>
          <table:table-cell office:value-type="string">
            <text:p>m2/capita</text:p>
          </table:table-cell>
          <table:table-cell office:value-type="string">
            <text:p>= Ri,j / Pi,j Pi,j denotes the urban population in county i in year j, and Ri,j denotes the total area of residential land supply in county i in year j</text:p>
          </table:table-cell>
          <table:table-cell office:value="332" office:value-type="float"/>
          <table:table-cell office:value="20" office:value-type="float"/>
          <table:table-cell office:value-type="string">
            <text:p/>
          </table:table-cell>
          <table:table-cell office:value-type="string">
            <text:p/>
          </table:table-cell>
        </table:table-row>
        <table:table-row>
          <table:table-cell office:value-type="string">
            <text:p>Proportion of land for affordable housing</text:p>
          </table:table-cell>
          <table:table-cell office:value-type="string">
            <text:p>Measures the supply of and demand for land for affordable housing</text:p>
          </table:table-cell>
          <table:table-cell office:value-type="string">
            <text:p/>
          </table:table-cell>
          <table:table-cell office:value-type="string">
            <text:p>%</text:p>
          </table:table-cell>
          <table:table-cell office:value-type="string">
            <text:p>X7 = Bi,j / Ri,j Where X7 denotes the proportion of land for affordable housing in total land supply, Bi,j denotes the area of affordable housing land supplied by county i in year j, and Ri,j denotes the total area of residential land supply in county i i</text:p>
          </table:table-cell>
          <table:table-cell office:value="333" office:value-type="float"/>
          <table:table-cell office:value="20" office:value-type="float"/>
          <table:table-cell office:value-type="string">
            <text:p/>
          </table:table-cell>
          <table:table-cell office:value-type="string">
            <text:p/>
          </table:table-cell>
        </table:table-row>
        <table:table-row>
          <table:table-cell office:value-type="string">
            <text:p>Revenue from residential land transfers</text:p>
          </table:table-cell>
          <table:table-cell office:value-type="string">
            <text:p>Reflects the degree of dependence on land finance and activity intensity in the land market</text:p>
          </table:table-cell>
          <table:table-cell office:value-type="string">
            <text:p/>
          </table:table-cell>
          <table:table-cell office:value-type="string">
            <text:p>%</text:p>
          </table:table-cell>
          <table:table-cell office:value-type="string">
            <text:p>X8 = Ni,j /(Ni,j+Mi,j) Ni,j denotes revenue from residential land sale in county i in year j, and Mi,j denotes the local general public budget revenue of county i in year</text:p>
          </table:table-cell>
          <table:table-cell office:value="334" office:value-type="float"/>
          <table:table-cell office:value="20" office:value-type="float"/>
          <table:table-cell office:value-type="string">
            <text:p/>
          </table:table-cell>
          <table:table-cell office:value-type="string">
            <text:p/>
          </table:table-cell>
        </table:table-row>
        <table:table-row>
          <table:table-cell office:value-type="string">
            <text:p>Residential land transaction area</text:p>
          </table:table-cell>
          <table:table-cell office:value-type="string">
            <text:p>denotes the total area of residential land transactions in a Year</text:p>
          </table:table-cell>
          <table:table-cell office:value-type="string">
            <text:p/>
          </table:table-cell>
          <table:table-cell office:value-type="string">
            <text:p>km2/yr</text:p>
          </table:table-cell>
          <table:table-cell office:value-type="string">
            <text:p>Sum parcel area all transaction per year</text:p>
          </table:table-cell>
          <table:table-cell office:value="335" office:value-type="float"/>
          <table:table-cell office:value="18" office:value-type="float"/>
          <table:table-cell office:value-type="string">
            <text:p/>
          </table:table-cell>
          <table:table-cell office:value-type="string">
            <text:p/>
          </table:table-cell>
        </table:table-row>
        <table:table-row>
          <table:table-cell office:value-type="string">
            <text:p>Street Greeness</text:p>
          </table:table-cell>
          <table:table-cell office:value-type="string">
            <text:p>Proportion of street network length with tree canopy or planted greenery visible from the road.</text:p>
          </table:table-cell>
          <table:table-cell office:value-type="string">
            <text:p/>
          </table:table-cell>
          <table:table-cell office:value-type="string">
            <text:p>--</text:p>
          </table:table-cell>
          <table:table-cell office:value-type="string">
            <text:p>Length of greened street/ total street length</text:p>
          </table:table-cell>
          <table:table-cell office:value="336" office:value-type="float"/>
          <table:table-cell office:value="19" office:value-type="float"/>
          <table:table-cell office:value-type="string">
            <text:p/>
          </table:table-cell>
          <table:table-cell office:value-type="string">
            <text:p/>
          </table:table-cell>
        </table:table-row>
        <table:table-row>
          <table:table-cell office:value-type="string">
            <text:p>Property Listing Price / Sale Price</text:p>
          </table:table-cell>
          <table:table-cell office:value-type="string">
            <text:p>Price set by the seller (or real estate agent) when a property is advertised for sale.</text:p>
          </table:table-cell>
          <table:table-cell office:value-type="string">
            <text:p/>
          </table:table-cell>
          <table:table-cell office:value-type="string">
            <text:p>M.U.</text:p>
          </table:table-cell>
          <table:table-cell office:value-type="string">
            <text:p>\text{Price}_i = \beta_0 + \beta_1 \cdot \text{Size}_i + \beta_2 \cdot \text{Location}_i + \beta_3 \cdot \text{Age}_i + \beta_4 \cdot \text{Bedrooms}_i + \beta_5 \cdot \text{Bathrooms}_i + \cdots + \varepsilon_i</text:p>
          </table:table-cell>
          <table:table-cell office:value="337" office:value-type="float"/>
          <table:table-cell office:value="22" office:value-type="float"/>
          <table:table-cell office:value-type="string">
            <text:p/>
          </table:table-cell>
          <table:table-cell office:value-type="string">
            <text:p/>
          </table:table-cell>
        </table:table-row>
        <table:table-row>
          <table:table-cell office:value-type="string">
            <text:p>Average Effort Rate</text:p>
          </table:table-cell>
          <table:table-cell office:value-type="string">
            <text:p>represents the relationship between the total monthly incomes of a family, versus the amount owed on credit installments</text:p>
          </table:table-cell>
          <table:table-cell office:value-type="string">
            <text:p/>
          </table:table-cell>
          <table:table-cell office:value-type="string">
            <text:p>%</text:p>
          </table:table-cell>
          <table:table-cell office:value-type="string">
            <text:p>AER <text:s/>= MP/HI × 100 || AER = AHV/HI x 100</text:p>
          </table:table-cell>
          <table:table-cell office:value="338" office:value-type="float"/>
          <table:table-cell office:value="22" office:value-type="float"/>
          <table:table-cell office:value-type="string">
            <text:p/>
          </table:table-cell>
          <table:table-cell office:value-type="string">
            <text:p/>
          </table:table-cell>
        </table:table-row>
        <table:table-row>
          <table:table-cell office:value-type="string">
            <text:p>Land Benchmark Price</text:p>
          </table:table-cell>
          <table:table-cell office:value-type="string">
            <text:p>Standardized price per unit area (e.g. €/m²) of land in a given zone, established based on official assessments, or market modeling.<text:line-break/>It serves as a reference value for taxation, planning, and real estate evaluation</text:p>
          </table:table-cell>
          <table:table-cell office:value-type="string">
            <text:p/>
          </table:table-cell>
          <table:table-cell office:value-type="string">
            <text:p>M.U.</text:p>
          </table:table-cell>
          <table:table-cell office:value-type="string">
            <text:p>\text{LBP}_z = \frac{\sum_{I \in T(z)} P_i}{\sum_{I \in T(z)} A_i} \text{This gives a weighted average price per m² across the zone.}</text:p>
          </table:table-cell>
          <table:table-cell office:value="339" office:value-type="float"/>
          <table:table-cell office:value="22" office:value-type="float"/>
          <table:table-cell office:value-type="string">
            <text:p/>
          </table:table-cell>
          <table:table-cell office:value-type="string">
            <text:p/>
          </table:table-cell>
        </table:table-row>
        <table:table-row>
          <table:table-cell office:value-type="string">
            <text:p>Urban Population Growth Rate</text:p>
          </table:table-cell>
          <table:table-cell office:value-type="string">
            <text:p>Year-on-year growth in the urban resident population.</text:p>
          </table:table-cell>
          <table:table-cell office:value-type="string">
            <text:p/>
          </table:table-cell>
          <table:table-cell office:value-type="string">
            <text:p>%</text:p>
          </table:table-cell>
          <table:table-cell office:value-type="string">
            <text:p>Urban Pop t - Urban pop t-1 / Urban pop t-1 *100</text:p>
          </table:table-cell>
          <table:table-cell office:value="340" office:value-type="float"/>
          <table:table-cell office:value="21" office:value-type="float"/>
          <table:table-cell office:value-type="string">
            <text:p/>
          </table:table-cell>
          <table:table-cell office:value-type="string">
            <text:p/>
          </table:table-cell>
        </table:table-row>
        <table:table-row>
          <table:table-cell office:value-type="string">
            <text:p>Building Quality Evaluation</text:p>
          </table:table-cell>
          <table:table-cell office:value-type="string">
            <text:p>developed by CIRI (Centro Interdipartimentale per la Ricerca Industriale) is focused on the enhancement and management of assets</text:p>
          </table:table-cell>
          <table:table-cell office:value-type="string">
            <text:p/>
          </table:table-cell>
          <table:table-cell office:value-type="string">
            <text:p>--</text:p>
          </table:table-cell>
          <table:table-cell office:value-type="string">
            <text:p>BQE <text:line-break/>i<text:line-break/>​<text:line-break/> = <text:line-break/>k=1<text:line-break/>∑<text:line-break/>m<text:line-break/>​<text:line-break/> w <text:line-break/>k<text:line-break/>​<text:line-break/> S <text:line-break/>i,k<text:line-break/>​<text:line-break/> , where <text:line-break/>𝑆<text:line-break/>𝑖<text:line-break/>,<text:line-break/>𝑘<text:line-break/>S <text:line-break/>i,k<text:line-break/>​<text:line-break/> =score on criterion k and <text:line-break/>∑<text:line-break/>𝑤<text:line-break/>𝑘<text:line-break/>=<text:line-break/>1<text:line-break/>∑w <text:line-break/>k<text:line-break/>​<text:line-break/> =1.</text:p>
          </table:table-cell>
          <table:table-cell office:value="341" office:value-type="float"/>
          <table:table-cell office:value="19" office:value-type="float"/>
          <table:table-cell office:value-type="string">
            <text:p/>
          </table:table-cell>
          <table:table-cell office:value-type="string">
            <text:p/>
          </table:table-cell>
        </table:table-row>
        <table:table-row>
          <table:table-cell office:value-type="string">
            <text:p>Gross Surface</text:p>
          </table:table-cell>
          <table:table-cell office:value-type="string">
            <text:p>Gross Floor Area (GFA), is the total floor area of a building measured to the outer walls (external faces), including all enclosed spaces on all floors.</text:p>
          </table:table-cell>
          <table:table-cell office:value-type="string">
            <text:p/>
          </table:table-cell>
          <table:table-cell office:value-type="string">
            <text:p>m2</text:p>
          </table:table-cell>
          <table:table-cell office:value-type="string">
            <text:p>\text{GrossSurface} = \text{Footprint Area} \times \text{Number of Floors}</text:p>
          </table:table-cell>
          <table:table-cell office:value="342" office:value-type="float"/>
          <table:table-cell office:value="19" office:value-type="float"/>
          <table:table-cell office:value-type="string">
            <text:p/>
          </table:table-cell>
          <table:table-cell office:value-type="string">
            <text:p/>
          </table:table-cell>
        </table:table-row>
        <table:table-row>
          <table:table-cell office:value-type="string">
            <text:p>SET - Standard Effective Temperature</text:p>
          </table:table-cell>
          <table:table-cell office:value-type="string">
            <text:p> reflects thermal regulation in the human body based on a two physiological variables, skin temperature and skin wettedness</text:p>
          </table:table-cell>
          <table:table-cell office:value-type="string">
            <text:p/>
          </table:table-cell>
          <table:table-cell office:value-type="string">
            <text:p>C</text:p>
          </table:table-cell>
          <table:table-cell office:value-type="string">
            <text:p>Calculated via the RayMan/COMFA algorithm using inputs: air temperature, mean radiant temperature, relative humidity, air velocity, metabolic rate and clothing insulation; output is the equivalent reference temperature (°C) at 50 % RH.</text:p>
          </table:table-cell>
          <table:table-cell office:value="185" office:value-type="float"/>
          <table:table-cell office:value="15" office:value-type="float"/>
          <table:table-cell office:value-type="string">
            <text:p>via Rayman</text:p>
          </table:table-cell>
          <table:table-cell office:value-type="string">
            <text:p/>
          </table:table-cell>
        </table:table-row>
        <table:table-row>
          <table:table-cell office:value-type="string">
            <text:p>SOCI - State Outdoor Comfort Index</text:p>
          </table:table-cell>
          <table:table-cell office:value-type="string">
            <text:p>a model that can directly predict outdoor thermal comfort by increasing clothing thermal resistance and metabolic rate based on the PET index</text:p>
          </table:table-cell>
          <table:table-cell office:value-type="string">
            <text:p/>
          </table:table-cell>
          <table:table-cell office:value-type="string">
            <text:p>--</text:p>
          </table:table-cell>
          <table:table-cell office:value-type="string">
            <text:p>0.178PET + 0.276Met + 1.171Clo − 5.557</text:p>
          </table:table-cell>
          <table:table-cell office:value="186" office:value-type="float"/>
          <table:table-cell office:value="15" office:value-type="float"/>
          <table:table-cell office:value-type="string">
            <text:p/>
          </table:table-cell>
          <table:table-cell office:value-type="string">
            <text:p/>
          </table:table-cell>
        </table:table-row>
        <table:table-row>
          <table:table-cell office:value-type="string">
            <text:p>spOTCA - Spatial OTCA</text:p>
          </table:table-cell>
          <table:table-cell office:value-type="string">
            <text:p>percentage of an outdoor space that is within the desired thermal comfort range at least 50% of the time considered</text:p>
          </table:table-cell>
          <table:table-cell office:value-type="string">
            <text:p/>
          </table:table-cell>
          <table:table-cell office:value-type="string">
            <text:p>%</text:p>
          </table:table-cell>
          <table:table-cell office:value-type="string">
            <text:p>Area with acceptable OTCA / Area Total</text:p>
          </table:table-cell>
          <table:table-cell office:value="187" office:value-type="float"/>
          <table:table-cell office:value="15" office:value-type="float"/>
          <table:table-cell office:value-type="string">
            <text:p/>
          </table:table-cell>
          <table:table-cell office:value-type="string">
            <text:p/>
          </table:table-cell>
        </table:table-row>
        <table:table-row>
          <table:table-cell office:value-type="string">
            <text:p>SUHII - Surface Urban Heat Island Intensity</text:p>
          </table:table-cell>
          <table:table-cell office:value-type="string">
            <text:p>Difference in land‐surface temperature between urban areas and their surrounding rural reference, quantifying the extra heating due to urbanization.</text:p>
          </table:table-cell>
          <table:table-cell office:value-type="string">
            <text:p/>
          </table:table-cell>
          <table:table-cell office:value-type="string">
            <text:p/>
          </table:table-cell>
          <table:table-cell office:value-type="string">
            <text:p>(LSTi - Avg LST)</text:p>
          </table:table-cell>
          <table:table-cell office:value="188" office:value-type="float"/>
          <table:table-cell office:value="17" office:value-type="float"/>
          <table:table-cell office:value-type="string">
            <text:p/>
          </table:table-cell>
          <table:table-cell office:value-type="string">
            <text:p/>
          </table:table-cell>
        </table:table-row>
        <table:table-row>
          <table:table-cell office:value-type="string">
            <text:p>SUHIIen - Surface Urban Heat Island pixel Enhancement</text:p>
          </table:table-cell>
          <table:table-cell office:value-type="string">
            <text:p>indicator aims to high-light pixel-level SUHII variations across the whole urban area through explicitly accounting for the heating or cooling influences of neighboring pixels on center pixels based on a kernel convolution process</text:p>
          </table:table-cell>
          <table:table-cell office:value-type="string">
            <text:p/>
          </table:table-cell>
          <table:table-cell office:value-type="string">
            <text:p>--</text:p>
          </table:table-cell>
          <table:table-cell office:value-type="string">
            <text:p>SUHIlen[x,y] = (SUHIlen[x,y] - SUHIlen_ave) / (SUHIlen_max - SUHIlen_ave)</text:p>
          </table:table-cell>
          <table:table-cell office:value="189" office:value-type="float"/>
          <table:table-cell office:value="17" office:value-type="float"/>
          <table:table-cell office:value-type="string">
            <text:p/>
          </table:table-cell>
          <table:table-cell office:value-type="string">
            <text:p/>
          </table:table-cell>
        </table:table-row>
        <table:table-row>
          <table:table-cell office:value-type="string">
            <text:p>THI - Thermal Humidity Index</text:p>
          </table:table-cell>
          <table:table-cell office:value-type="string">
            <text:p>Is a combination of temperature and humidity that represents an individual's level of discomfort in warm weather</text:p>
          </table:table-cell>
          <table:table-cell office:value-type="string">
            <text:p/>
          </table:table-cell>
          <table:table-cell office:value-type="string">
            <text:p>C</text:p>
          </table:table-cell>
          <table:table-cell office:value-type="string">
            <text:p>THI = 0.8T + (RH x T)/500</text:p>
          </table:table-cell>
          <table:table-cell office:value="190" office:value-type="float"/>
          <table:table-cell office:value="15" office:value-type="float"/>
          <table:table-cell office:value-type="string">
            <text:p/>
          </table:table-cell>
          <table:table-cell office:value-type="string">
            <text:p/>
          </table:table-cell>
        </table:table-row>
        <table:table-row>
          <table:table-cell office:value-type="string">
            <text:p>Tmrt - <text:s/>Mean Radiant Temperature</text:p>
          </table:table-cell>
          <table:table-cell office:value-type="string">
            <text:p>Uniform surrounding temperature in an imaginary enclosure in which the radiant<text:line-break/>heat transfer from a human body to the enclosure surfaces is equal to<text:line-break/>the heat transfer to the surfaces of an actual enclosure with non–<text:line-break/>uniform temperatures</text:p>
          </table:table-cell>
          <table:table-cell office:value-type="string">
            <text:p/>
          </table:table-cell>
          <table:table-cell office:value-type="string">
            <text:p>C</text:p>
          </table:table-cell>
          <table:table-cell office:value-type="string">
            <text:p>[(Ta^4 + (1 / (ε * σ)) * (K↓ + K↑ + L↓ + L↑) / hc)]^(1/4)</text:p>
          </table:table-cell>
          <table:table-cell office:value="191" office:value-type="float"/>
          <table:table-cell office:value="17" office:value-type="float"/>
          <table:table-cell office:value-type="string">
            <text:p/>
          </table:table-cell>
          <table:table-cell office:value-type="string">
            <text:p/>
          </table:table-cell>
        </table:table-row>
        <table:table-row>
          <table:table-cell office:value-type="string">
            <text:p>TpN - Number of Tropical Nights</text:p>
          </table:table-cell>
          <table:table-cell office:value-type="string">
            <text:p>Number of nights with temperature above 20°C</text:p>
          </table:table-cell>
          <table:table-cell office:value-type="string">
            <text:p/>
          </table:table-cell>
          <table:table-cell office:value-type="string">
            <text:p>d</text:p>
          </table:table-cell>
          <table:table-cell office:value-type="string">
            <text:p>Direct Measurement</text:p>
          </table:table-cell>
          <table:table-cell office:value="192" office:value-type="float"/>
          <table:table-cell office:value="16" office:value-type="float"/>
          <table:table-cell office:value-type="string">
            <text:p/>
          </table:table-cell>
          <table:table-cell office:value-type="string">
            <text:p/>
          </table:table-cell>
        </table:table-row>
        <table:table-row>
          <table:table-cell office:value-type="string">
            <text:p>TSI - Thermal Stress Indicator</text:p>
          </table:table-cell>
          <table:table-cell office:value-type="string">
            <text:p>average deviation of PET from the acceptable thermal comfort range at each space</text:p>
          </table:table-cell>
          <table:table-cell office:value-type="string">
            <text:p/>
          </table:table-cell>
          <table:table-cell office:value-type="string">
            <text:p>--</text:p>
          </table:table-cell>
          <table:table-cell office:value-type="string">
            <text:p>TSI=(1/K-1)∙〖∆T〗_crit<text:line-break/>where K, the scaling factor between 0 and 1 is computed as <text:line-break/>K=1/N ∑_(k=11)^16▒〖 m_k 〗<text:line-break/>m_k={█( <text:s text:c="4"/>1〖 <text:s text:c="7"/>if |∆T|≤ ∆T〗_crit@〖∆T〗_crit/|〖∆T〗_k | <text:s text:c="12"/>otherwise)┤<text:line-break/>〖∆T〗_crit is the acceptable temperature range (A) from the midpoint defined as<text:line-break/>〖∆T〗_crit=(A_max-A_min )/2<text:line-break/>And 〖∆T〗_kis the difference of the thermal comfort index (i.e. PET) at any timefrom the midpoint of the thermal comfort acceptable range (A), as described by Heng &amp; Chow (2019)<text:line-break/>〖∆T〗_k=PET- (A_max+A_min )/2</text:p>
          </table:table-cell>
          <table:table-cell office:value="193" office:value-type="float"/>
          <table:table-cell office:value="15" office:value-type="float"/>
          <table:table-cell office:value-type="string">
            <text:p/>
          </table:table-cell>
          <table:table-cell office:value-type="string">
            <text:p/>
          </table:table-cell>
        </table:table-row>
        <table:table-row>
          <table:table-cell office:value-type="string">
            <text:p>TSV - Thermal Sensation Vote</text:p>
          </table:table-cell>
          <table:table-cell office:value-type="string">
            <text:p>index was developed and validated under Singapor outdoor thermal conditions The model uses<text:line-break/>four input variables (air temperature, relative humidity, wind speed, and mean radiant temperature</text:p>
          </table:table-cell>
          <table:table-cell office:value-type="string">
            <text:p/>
          </table:table-cell>
          <table:table-cell office:value-type="string">
            <text:p>--</text:p>
          </table:table-cell>
          <table:table-cell office:value-type="string">
            <text:p>TSV = respondent’s rating on the ASHRAE 7-point scale: –3 Cold, –2 Cool, –1 Slightly cool, 0 Neutral, +1 Slightly warm, +2 Warm, +3 Hot.</text:p>
          </table:table-cell>
          <table:table-cell office:value="194" office:value-type="float"/>
          <table:table-cell office:value="15" office:value-type="float"/>
          <table:table-cell office:value-type="string">
            <text:p>Range -3 to +3. Specific for Singapore</text:p>
          </table:table-cell>
          <table:table-cell office:value-type="string">
            <text:p/>
          </table:table-cell>
        </table:table-row>
        <table:table-row>
          <table:table-cell office:value-type="string">
            <text:p>Twmax - Maximum Wet-bulb Temperature</text:p>
          </table:table-cell>
          <table:table-cell office:value-type="string">
            <text:p>Wmax establishes a clear thermodynamic limit on heat transfer that cannot be offset by adaptations. Higher values of Twmax imply hot and humid conditions while lower values indicate less extreme conditions.</text:p>
          </table:table-cell>
          <table:table-cell office:value-type="string">
            <text:p/>
          </table:table-cell>
          <table:table-cell office:value-type="string">
            <text:p>C</text:p>
          </table:table-cell>
          <table:table-cell office:value-type="string">
            <text:p>TWmax = Tx * atan[(0.151977 * (RH13% + 8.313659)^(1/2))] + atan(Tx + RH13%) - atan(RH13% - 1.676331) + 0.00391838 * (RH13%)^(3/2) * atan(0.023101 * RH13%) - 4.686035</text:p>
          </table:table-cell>
          <table:table-cell office:value="195" office:value-type="float"/>
          <table:table-cell office:value="17" office:value-type="float"/>
          <table:table-cell office:value-type="string">
            <text:p/>
          </table:table-cell>
          <table:table-cell office:value-type="string">
            <text:p/>
          </table:table-cell>
        </table:table-row>
        <table:table-row>
          <table:table-cell office:value-type="string">
            <text:p>UHI index - Urban Heat Island Index</text:p>
          </table:table-cell>
          <table:table-cell office:value-type="string">
            <text:p>Normalized value of Difference between Measured tempearature and the minimum value in the spatial extense.</text:p>
          </table:table-cell>
          <table:table-cell office:value-type="string">
            <text:p/>
          </table:table-cell>
          <table:table-cell office:value-type="string">
            <text:p>--</text:p>
          </table:table-cell>
          <table:table-cell office:value-type="string">
            <text:p>(LSTi - LSTmin)/(LSTmax - LSTmin)</text:p>
          </table:table-cell>
          <table:table-cell office:value="196" office:value-type="float"/>
          <table:table-cell office:value="16" office:value-type="float"/>
          <table:table-cell office:value-type="string">
            <text:p/>
          </table:table-cell>
          <table:table-cell office:value-type="string">
            <text:p/>
          </table:table-cell>
        </table:table-row>
        <table:table-row>
          <table:table-cell office:value-type="string">
            <text:p>UHII - Urban Heat Island Intensity</text:p>
          </table:table-cell>
          <table:table-cell office:value-type="string">
            <text:p>Difference of temperature between area affected by UHI and the surrounding rural area</text:p>
          </table:table-cell>
          <table:table-cell office:value-type="string">
            <text:p/>
          </table:table-cell>
          <table:table-cell office:value-type="string">
            <text:p>C</text:p>
          </table:table-cell>
          <table:table-cell office:value-type="string">
            <text:p>(Avg T LST urban - Avg LST surrounding area)</text:p>
          </table:table-cell>
          <table:table-cell office:value="197" office:value-type="float"/>
          <table:table-cell office:value="16" office:value-type="float"/>
          <table:table-cell office:value-type="string">
            <text:p/>
          </table:table-cell>
          <table:table-cell office:value-type="string">
            <text:p/>
          </table:table-cell>
        </table:table-row>
        <table:table-row>
          <table:table-cell office:value-type="string">
            <text:p>UHImax - Maximum UHI intensity in 1 hour</text:p>
          </table:table-cell>
          <table:table-cell office:value-type="string">
            <text:p>max(Turban − Trural) from 1-h average data</text:p>
          </table:table-cell>
          <table:table-cell office:value-type="string">
            <text:p/>
          </table:table-cell>
          <table:table-cell office:value-type="string">
            <text:p>C</text:p>
          </table:table-cell>
          <table:table-cell office:value-type="string">
            <text:p>UHII_max = a * (⁴√(SR * DTR³ / U)) <text:s text:c="5"/><text:line-break/>a = 2 - SVF - F_veg</text:p>
          </table:table-cell>
          <table:table-cell office:value="198" office:value-type="float"/>
          <table:table-cell office:value="16" office:value-type="float"/>
          <table:table-cell office:value-type="string">
            <text:p/>
          </table:table-cell>
          <table:table-cell office:value-type="string">
            <text:p/>
          </table:table-cell>
        </table:table-row>
        <table:table-row>
          <table:table-cell office:value-type="string">
            <text:p>Uii - Urban Impact Indicator</text:p>
          </table:table-cell>
          <table:table-cell office:value-type="string">
            <text:p>indicator of the extent to which an urban meteorological station is influenced by winds traversing the built-up part of the city, and depends on the frequency distribution and the path length of winds of each wind directions across the city before reaching the meteorological station, summed over all wind directions</text:p>
          </table:table-cell>
          <table:table-cell office:value-type="string">
            <text:p/>
          </table:table-cell>
          <table:table-cell office:value-type="string">
            <text:p>--</text:p>
          </table:table-cell>
          <table:table-cell office:value-type="string">
            <text:p>U_ii = Σ(K_i × F_i), where K_i = (L_1 / (L_1 + L_2)) × (L_1 / L_max)</text:p>
          </table:table-cell>
          <table:table-cell office:value="199" office:value-type="float"/>
          <table:table-cell office:value="16" office:value-type="float"/>
          <table:table-cell office:value-type="string">
            <text:p/>
          </table:table-cell>
          <table:table-cell office:value-type="string">
            <text:p/>
          </table:table-cell>
        </table:table-row>
        <table:table-row>
          <table:table-cell office:value-type="string">
            <text:p>Urban Heat Index</text:p>
          </table:table-cell>
          <table:table-cell office:value-type="string">
            <text:p>Indicator that building height, Sensible heat, High termal inertia and antrophogenic heat flux</text:p>
          </table:table-cell>
          <table:table-cell office:value-type="string">
            <text:p/>
          </table:table-cell>
          <table:table-cell office:value-type="string">
            <text:p>--</text:p>
          </table:table-cell>
          <table:table-cell office:value-type="string">
            <text:p>f( <text:line-break/>W<text:line-break/>H<text:line-break/>​<text:line-break/> ,β,ΔQ <text:line-break/>S<text:line-break/>​<text:line-break/> ,Q <text:line-break/>F<text:line-break/>​<text:line-break/> )</text:p>
          </table:table-cell>
          <table:table-cell office:value="200" office:value-type="float"/>
          <table:table-cell office:value="16" office:value-type="float"/>
          <table:table-cell office:value-type="string">
            <text:p>GIS Overlay</text:p>
          </table:table-cell>
          <table:table-cell office:value-type="string">
            <text:p/>
          </table:table-cell>
        </table:table-row>
        <table:table-row>
          <table:table-cell office:value-type="string">
            <text:p>Urban Heat Island Percentage</text:p>
          </table:table-cell>
          <table:table-cell office:value-type="string">
            <text:p>Percentage of city area that is within the effects of Urban Heat Island</text:p>
          </table:table-cell>
          <table:table-cell office:value-type="string">
            <text:p/>
          </table:table-cell>
          <table:table-cell office:value-type="string">
            <text:p>%</text:p>
          </table:table-cell>
          <table:table-cell office:value-type="string">
            <text:p>(Sum(Area UHI)/Area City)</text:p>
          </table:table-cell>
          <table:table-cell office:value="201" office:value-type="float"/>
          <table:table-cell office:value="16" office:value-type="float"/>
          <table:table-cell office:value-type="string">
            <text:p/>
          </table:table-cell>
          <table:table-cell office:value-type="string">
            <text:p/>
          </table:table-cell>
        </table:table-row>
        <table:table-row>
          <table:table-cell office:value-type="string">
            <text:p>URI - Urban Heat Island ratio Index</text:p>
          </table:table-cell>
          <table:table-cell office:value-type="string">
            <text:p>Ratio of UHI area to urban area with the consideration of weightedvalues of each temperature level .The greater the URI , themore intense the UHI is</text:p>
          </table:table-cell>
          <table:table-cell office:value-type="string">
            <text:p/>
          </table:table-cell>
          <table:table-cell office:value-type="string">
            <text:p>--</text:p>
          </table:table-cell>
          <table:table-cell office:value-type="string">
            <text:p>URI = (1/n) * Σ[i=1 to n] (ω_i * p_i) Where n is number of reclassified temperature value levels, usually<text:line-break/>n is defined as 6 levels; i is the temperature value level range 1–6; w is a<text:line-break/>weight using the temperature value of corresponding level i; p is the<text:line-break/>percentage of level i occupying throughout the image scene</text:p>
          </table:table-cell>
          <table:table-cell office:value="202" office:value-type="float"/>
          <table:table-cell office:value="16" office:value-type="float"/>
          <table:table-cell office:value-type="string">
            <text:p/>
          </table:table-cell>
          <table:table-cell office:value-type="string">
            <text:p/>
          </table:table-cell>
        </table:table-row>
        <table:table-row>
          <table:table-cell office:value-type="string">
            <text:p>UTCI - Universal Thermal Climate Index</text:p>
          </table:table-cell>
          <table:table-cell office:value-type="string">
            <text:p>Multi‐parameter index quantifying human thermal stress in outdoor environments, based on a dynamic thermophysiological model incorporating air temperature, humidity, wind and radiation</text:p>
          </table:table-cell>
          <table:table-cell office:value-type="string">
            <text:p/>
          </table:table-cell>
          <table:table-cell office:value-type="string">
            <text:p>--</text:p>
          </table:table-cell>
          <table:table-cell office:value-type="string">
            <text:p>UTCI=f(T <text:line-break/>a<text:line-break/>​<text:line-break/> ,RH,v,T <text:line-break/>r<text:line-break/>​<text:line-break/> ,K <text:line-break/>↓<text:line-break/>​<text:line-break/> )</text:p>
          </table:table-cell>
          <table:table-cell office:value="203" office:value-type="float"/>
          <table:table-cell office:value="17" office:value-type="float"/>
          <table:table-cell office:value-type="string">
            <text:p/>
          </table:table-cell>
          <table:table-cell office:value-type="string">
            <text:p/>
          </table:table-cell>
        </table:table-row>
        <table:table-row>
          <table:table-cell office:value-type="string">
            <text:p>WBGT - Wet Bulb Globe Temperature</text:p>
          </table:table-cell>
          <table:table-cell office:value-type="string">
            <text:p>combined measure of temperature and humidity effects on thermal comfort</text:p>
          </table:table-cell>
          <table:table-cell office:value-type="string">
            <text:p/>
          </table:table-cell>
          <table:table-cell office:value-type="string">
            <text:p>C</text:p>
          </table:table-cell>
          <table:table-cell office:value-type="string">
            <text:p>0.7T <text:line-break/>wb<text:line-break/>​<text:line-break/> +0.2T <text:line-break/>g<text:line-break/>​<text:line-break/> +0.1T <text:line-break/>a<text:line-break/>​</text:p>
          </table:table-cell>
          <table:table-cell office:value="204" office:value-type="float"/>
          <table:table-cell office:value="17" office:value-type="float"/>
          <table:table-cell office:value-type="string">
            <text:p>𝑇𝑤𝑏 <text:s/>: Natural wet-bulb temperature (°C), 𝑇𝑔 <text:s/>: Black globe temperature (°C),Ta : Air temperature (°C)</text:p>
          </table:table-cell>
          <table:table-cell office:value-type="string">
            <text:p/>
          </table:table-cell>
        </table:table-row>
        <table:table-row>
          <table:table-cell office:value-type="string">
            <text:p>WmN - number of Warmn Nights</text:p>
          </table:table-cell>
          <table:table-cell office:value-type="string">
            <text:p>Number of nights with temperature above 17°C</text:p>
          </table:table-cell>
          <table:table-cell office:value-type="string">
            <text:p/>
          </table:table-cell>
          <table:table-cell office:value-type="string">
            <text:p>d</text:p>
          </table:table-cell>
          <table:table-cell office:value-type="string">
            <text:p>Direct Measurement</text:p>
          </table:table-cell>
          <table:table-cell office:value="205" office:value-type="float"/>
          <table:table-cell office:value="16" office:value-type="float"/>
          <table:table-cell office:value-type="string">
            <text:p/>
          </table:table-cell>
          <table:table-cell office:value-type="string">
            <text:p/>
          </table:table-cell>
        </table:table-row>
        <table:table-row>
          <table:table-cell office:value-type="string">
            <text:p>Household Debt GDP</text:p>
          </table:table-cell>
          <table:table-cell office:value-type="string">
            <text:p>Percentage of GDP that corresponds to Household debt</text:p>
          </table:table-cell>
          <table:table-cell office:value-type="string">
            <text:p/>
          </table:table-cell>
          <table:table-cell office:value-type="string">
            <text:p>%</text:p>
          </table:table-cell>
          <table:table-cell office:value-type="string">
            <text:p>(Total household debt/GDP)*100</text:p>
          </table:table-cell>
          <table:table-cell office:value="300" office:value-type="float"/>
          <table:table-cell office:value="22" office:value-type="float"/>
          <table:table-cell office:value-type="string">
            <text:p/>
          </table:table-cell>
          <table:table-cell office:value-type="string">
            <text:p/>
          </table:table-cell>
        </table:table-row>
        <table:table-row>
          <table:table-cell office:value-type="string">
            <text:p>Buy to let stock</text:p>
          </table:table-cell>
          <table:table-cell office:value-type="string">
            <text:p>Share of property transactions in which the buyer is an investor (not an owner-occupier).</text:p>
          </table:table-cell>
          <table:table-cell office:value-type="string">
            <text:p/>
          </table:table-cell>
          <table:table-cell office:value-type="string">
            <text:p>%</text:p>
          </table:table-cell>
          <table:table-cell office:value-type="string">
            <text:p>Number of investor purchases/total sales per year *100</text:p>
          </table:table-cell>
          <table:table-cell office:value="301" office:value-type="float"/>
          <table:table-cell office:value="18" office:value-type="float"/>
          <table:table-cell office:value-type="string">
            <text:p/>
          </table:table-cell>
          <table:table-cell office:value-type="string">
            <text:p/>
          </table:table-cell>
        </table:table-row>
        <table:table-row>
          <table:table-cell office:value-type="string">
            <text:p>Geographical Mobility Rate</text:p>
          </table:table-cell>
          <table:table-cell office:value-type="string">
            <text:p>Percentage of population that change homes in a year</text:p>
          </table:table-cell>
          <table:table-cell office:value-type="string">
            <text:p/>
          </table:table-cell>
          <table:table-cell office:value-type="string">
            <text:p>%/year</text:p>
          </table:table-cell>
          <table:table-cell office:value-type="string">
            <text:p>Number of total movers in year / total population</text:p>
          </table:table-cell>
          <table:table-cell office:value="302" office:value-type="float"/>
          <table:table-cell office:value="21" office:value-type="float"/>
          <table:table-cell office:value-type="string">
            <text:p/>
          </table:table-cell>
          <table:table-cell office:value-type="string">
            <text:p/>
          </table:table-cell>
        </table:table-row>
        <table:table-row>
          <table:table-cell office:value-type="string">
            <text:p>Median Homeownership Tenure</text:p>
          </table:table-cell>
          <table:table-cell office:value-type="string">
            <text:p>Median ammount of years that a family owns a same place</text:p>
          </table:table-cell>
          <table:table-cell office:value-type="string">
            <text:p/>
          </table:table-cell>
          <table:table-cell office:value-type="string">
            <text:p>years</text:p>
          </table:table-cell>
          <table:table-cell office:value-type="string">
            <text:p>Median Move out - Move in date length for owner occupied household</text:p>
          </table:table-cell>
          <table:table-cell office:value="303" office:value-type="float"/>
          <table:table-cell office:value="21" office:value-type="float"/>
          <table:table-cell office:value-type="string">
            <text:p/>
          </table:table-cell>
          <table:table-cell office:value-type="string">
            <text:p/>
          </table:table-cell>
        </table:table-row>
        <table:table-row>
          <table:table-cell office:value-type="string">
            <text:p>New housing units completed</text:p>
          </table:table-cell>
          <table:table-cell office:value-type="string">
            <text:p>number of residential units that have reached construction completion. These units are ready for occupancy, regardless of whether they are sold, rented, or still vacant.</text:p>
          </table:table-cell>
          <table:table-cell office:value-type="string">
            <text:p/>
          </table:table-cell>
          <table:table-cell office:value-type="string">
            <text:p>Homes/year</text:p>
          </table:table-cell>
          <table:table-cell office:value-type="string">
            <text:p>NHU_y = \sum_{i=1}^{n} U_{i,y}<text:line-break/><text:line-break/>\text{where:} \quad NHU_y = \text{Total number of new housing units completed in year } y, \quad U_{I,y} = \text{Units completed in project } I \text{ during year } y</text:p>
          </table:table-cell>
          <table:table-cell office:value="304" office:value-type="float"/>
          <table:table-cell office:value="20" office:value-type="float"/>
          <table:table-cell office:value-type="string">
            <text:p/>
          </table:table-cell>
          <table:table-cell office:value-type="string">
            <text:p/>
          </table:table-cell>
        </table:table-row>
        <table:table-row>
          <table:table-cell office:value-type="string">
            <text:p>Residential Investment</text:p>
          </table:table-cell>
          <table:table-cell office:value-type="string">
            <text:p>Percentage of GDP that corresponds to Investment in housing</text:p>
          </table:table-cell>
          <table:table-cell office:value-type="string">
            <text:p/>
          </table:table-cell>
          <table:table-cell office:value-type="string">
            <text:p>%</text:p>
          </table:table-cell>
          <table:table-cell office:value-type="string">
            <text:p>Total residential investment/ GDP *100</text:p>
          </table:table-cell>
          <table:table-cell office:value="305" office:value-type="float"/>
          <table:table-cell office:value="21" office:value-type="float"/>
          <table:table-cell office:value-type="string">
            <text:p/>
          </table:table-cell>
          <table:table-cell office:value-type="string">
            <text:p/>
          </table:table-cell>
        </table:table-row>
        <table:table-row>
          <table:table-cell office:value-type="string">
            <text:p>Lost Housing Stock</text:p>
          </table:table-cell>
          <table:table-cell office:value-type="string">
            <text:p>Number of homes destroyed by disasters or urban renovation</text:p>
          </table:table-cell>
          <table:table-cell office:value-type="string">
            <text:p/>
          </table:table-cell>
          <table:table-cell office:value-type="string">
            <text:p>Homes/Year</text:p>
          </table:table-cell>
          <table:table-cell office:value-type="string">
            <text:p>LHS <text:line-break/>y<text:line-break/>​<text:line-break/> =∑Units demolished <text:line-break/>y<text:line-break/>​<text:line-break/> +∑Units lost to disaster/re​</text:p>
          </table:table-cell>
          <table:table-cell office:value="306" office:value-type="float"/>
          <table:table-cell office:value="20" office:value-type="float"/>
          <table:table-cell office:value-type="string">
            <text:p/>
          </table:table-cell>
          <table:table-cell office:value-type="string">
            <text:p/>
          </table:table-cell>
        </table:table-row>
        <table:table-row>
          <table:table-cell office:value-type="string">
            <text:p>Total Housing Supply</text:p>
          </table:table-cell>
          <table:table-cell office:value-type="string">
            <text:p>Difference between new housing units and houses losts</text:p>
          </table:table-cell>
          <table:table-cell office:value-type="string">
            <text:p/>
          </table:table-cell>
          <table:table-cell office:value-type="string">
            <text:p>Homes/year</text:p>
          </table:table-cell>
          <table:table-cell office:value-type="string">
            <text:p>Sum(Completitions in year) - Sum (Lost Housing in year)</text:p>
          </table:table-cell>
          <table:table-cell office:value="307" office:value-type="float"/>
          <table:table-cell office:value="18" office:value-type="float"/>
          <table:table-cell office:value-type="string">
            <text:p/>
          </table:table-cell>
          <table:table-cell office:value-type="string">
            <text:p/>
          </table:table-cell>
        </table:table-row>
        <table:table-row>
          <table:table-cell office:value-type="string">
            <text:p>Price to rent Ratio</text:p>
          </table:table-cell>
          <table:table-cell office:value-type="string">
            <text:p>the ratio of home prices to annualized rent in a given location. is used as an indicator for whether housing markets are fairly valued, or in a bubble.</text:p>
          </table:table-cell>
          <table:table-cell office:value-type="string">
            <text:p/>
          </table:table-cell>
          <table:table-cell office:value-type="string">
            <text:p>--</text:p>
          </table:table-cell>
          <table:table-cell office:value-type="string">
            <text:p>RTP_i = \text{AnnualRent}_i \cdot \frac{1}{K} \sum_{j=1}^{K} \text{HomePrice}_j</text:p>
          </table:table-cell>
          <table:table-cell office:value="308" office:value-type="float"/>
          <table:table-cell office:value="22" office:value-type="float"/>
          <table:table-cell office:value-type="string">
            <text:p/>
          </table:table-cell>
          <table:table-cell office:value-type="string">
            <text:p/>
          </table:table-cell>
        </table:table-row>
        <table:table-row>
          <table:table-cell office:value-type="string">
            <text:p>Price to Income ratio - Affordability</text:p>
          </table:table-cell>
          <table:table-cell office:value-type="string">
            <text:p>nominal house price index divided by the nominal disposable income per head</text:p>
          </table:table-cell>
          <table:table-cell office:value-type="string">
            <text:p/>
          </table:table-cell>
          <table:table-cell office:value-type="string">
            <text:p>--</text:p>
          </table:table-cell>
          <table:table-cell office:value-type="string">
            <text:p>PIR = HP/HH_income</text:p>
          </table:table-cell>
          <table:table-cell office:value="309" office:value-type="float"/>
          <table:table-cell office:value="22" office:value-type="float"/>
          <table:table-cell office:value-type="string">
            <text:p/>
          </table:table-cell>
          <table:table-cell office:value-type="string">
            <text:p/>
          </table:table-cell>
        </table:table-row>
        <table:table-row>
          <table:table-cell office:value-type="string">
            <text:p>Unitary Listing Price</text:p>
          </table:table-cell>
          <table:table-cell office:value-type="string">
            <text:p>Asking price of a property per unit of area, typically expressed as currency per square meter (e.g., €/m²).</text:p>
          </table:table-cell>
          <table:table-cell office:value-type="string">
            <text:p/>
          </table:table-cell>
          <table:table-cell office:value-type="string">
            <text:p>M.U./m2</text:p>
          </table:table-cell>
          <table:table-cell office:value-type="string">
            <text:p>\text{Unitary Listing Price} = \frac{\text{Listing Price}}{\text{Property Area (m^2)}}</text:p>
          </table:table-cell>
          <table:table-cell office:value="343" office:value-type="float"/>
          <table:table-cell office:value="22" office:value-type="float"/>
          <table:table-cell office:value-type="string">
            <text:p/>
          </table:table-cell>
          <table:table-cell office:value-type="string">
            <text:p/>
          </table:table-cell>
        </table:table-row>
        <table:table-row>
          <table:table-cell office:value-type="string">
            <text:p>Residential Satisfaction</text:p>
          </table:table-cell>
          <table:table-cell office:value-type="string">
            <text:p>Joint indicator of four sub indicators: overall satisfaction with the community environment, Word of mouth about community, overall saisfaction with housing unit, overall satisfaction with public facilities</text:p>
          </table:table-cell>
          <table:table-cell office:value-type="string">
            <text:p/>
          </table:table-cell>
          <table:table-cell office:value-type="string">
            <text:p>--</text:p>
          </table:table-cell>
          <table:table-cell office:value-type="string">
            <text:p>RS <text:line-break/>i<text:line-break/>​<text:line-break/> = <text:line-break/>4<text:line-break/>1<text:line-break/>​<text:line-break/> (S <text:line-break/>i,comm<text:line-break/>​<text:line-break/> +S <text:line-break/>i,wom<text:line-break/>​<text:line-break/> +S <text:line-break/>i,unit<text:line-break/>​<text:line-break/> +S <text:line-break/>i,pub<text:line-break/>​<text:line-break/> )</text:p>
          </table:table-cell>
          <table:table-cell office:value="344" office:value-type="float"/>
          <table:table-cell office:value="19" office:value-type="float"/>
          <table:table-cell office:value-type="string">
            <text:p/>
          </table:table-cell>
          <table:table-cell office:value-type="string">
            <text:p/>
          </table:table-cell>
        </table:table-row>
        <table:table-row>
          <table:table-cell office:value-type="string">
            <text:p>Quality of Dweling</text:p>
          </table:table-cell>
          <table:table-cell office:value-type="string">
            <text:p>Avg ( Water and electric supply + Match of house with occupant cultural WoL + <text:s/>Aesthetic apperance of residences + Location of dwelling + Ammenities (toilet, kitchen, bathroom, washing areas)</text:p>
          </table:table-cell>
          <table:table-cell office:value-type="string">
            <text:p/>
          </table:table-cell>
          <table:table-cell office:value-type="string">
            <text:p>--</text:p>
          </table:table-cell>
          <table:table-cell office:value-type="string">
            <text:p>QD_i = \frac{1}{5} \left( WS_i + CM_i + AA_i + LD_i + AM_i \right)<text:line-break/>\]<text:line-break/><text:line-break/>\text{where:}<text:line-break/>\quad<text:line-break/>\begin{cases}<text:line-break/>WS_i = \text{Water and electricity supply score} \\<text:line-break/>CM_i = \text{Cultural match with way of life} \\<text:line-break/>AA_i = \text{Aesthetic appearance score} \\<text:line-break/>LD_i </text:p>
          </table:table-cell>
          <table:table-cell office:value="345" office:value-type="float"/>
          <table:table-cell office:value="19" office:value-type="float"/>
          <table:table-cell office:value-type="string">
            <text:p/>
          </table:table-cell>
          <table:table-cell office:value-type="string">
            <text:p/>
          </table:table-cell>
        </table:table-row>
        <table:table-row>
          <table:table-cell office:value-type="string">
            <text:p>Quality of Context</text:p>
          </table:table-cell>
          <table:table-cell office:value-type="string">
            <text:p>Avg (Education facilities + Open recreaction + commercial facilities + Healthcare faciliteis + Efficiency of infrastructural services + Social relationships + Accesibility and connectivity + Safety and security)</text:p>
          </table:table-cell>
          <table:table-cell office:value-type="string">
            <text:p/>
          </table:table-cell>
          <table:table-cell office:value-type="string">
            <text:p>--</text:p>
          </table:table-cell>
          <table:table-cell office:value-type="string">
            <text:p>QC <text:line-break/>i<text:line-break/>​<text:line-break/> = <text:line-break/>7<text:line-break/>1<text:line-break/>​<text:line-break/> <text:s/><text:line-break/>k=1<text:line-break/>∑<text:line-break/>7<text:line-break/>​<text:line-break/> C <text:line-break/>i,k<text:line-break/>​<text:line-break/> , where <text:line-break/>𝐶<text:line-break/>𝑖<text:line-break/>,<text:line-break/>𝑘<text:line-break/>C <text:line-break/>i,k<text:line-break/>​<text:line-break/> =score on context domain k.</text:p>
          </table:table-cell>
          <table:table-cell office:value="346" office:value-type="float"/>
          <table:table-cell office:value="19" office:value-type="float"/>
          <table:table-cell office:value-type="string">
            <text:p/>
          </table:table-cell>
          <table:table-cell office:value-type="string">
            <text:p/>
          </table:table-cell>
        </table:table-row>
        <table:table-row>
          <table:table-cell office:value-type="string">
            <text:p>Quality of Life</text:p>
          </table:table-cell>
          <table:table-cell office:value-type="string">
            <text:p>Subjective: My life is close to my ideal here + The conditions of my life here are excellent + I am satisfied with my life here + So far I have gotten the important things I want in life + If I could relive my life I would prefere to stay here</text:p>
          </table:table-cell>
          <table:table-cell office:value-type="string">
            <text:p/>
          </table:table-cell>
          <table:table-cell office:value-type="string">
            <text:p>--</text:p>
          </table:table-cell>
          <table:table-cell office:value-type="string">
            <text:p>QL <text:line-break/>i<text:line-break/>​<text:line-break/> = <text:line-break/>5<text:line-break/>1<text:line-break/>​<text:line-break/> (L1 <text:line-break/>i<text:line-break/>​<text:line-break/> +L2 <text:line-break/>i<text:line-break/>​<text:line-break/> +L3 <text:line-break/>i<text:line-break/>​<text:line-break/> +L4 <text:line-break/>i<text:line-break/>​<text:line-break/> +L5 <text:line-break/>i<text:line-break/>​<text:line-break/> ) where each <text:line-break/>𝐿<text:line-break/>𝑥<text:line-break/>𝑖<text:line-break/>Lx <text:line-break/>i<text:line-break/>​<text:line-break/> <text:s/>is a standard survey response.</text:p>
          </table:table-cell>
          <table:table-cell office:value="347" office:value-type="float"/>
          <table:table-cell office:value="19" office:value-type="float"/>
          <table:table-cell office:value-type="string">
            <text:p/>
          </table:table-cell>
          <table:table-cell office:value-type="string">
            <text:p/>
          </table:table-cell>
        </table:table-row>
        <table:table-row>
          <table:table-cell office:value-type="string">
            <text:p>Negotiation marging</text:p>
          </table:table-cell>
          <table:table-cell office:value-type="string">
            <text:p>Average reduction from listing price to sale price, as a share of the listing price.</text:p>
          </table:table-cell>
          <table:table-cell office:value-type="string">
            <text:p/>
          </table:table-cell>
          <table:table-cell office:value-type="string">
            <text:p>%</text:p>
          </table:table-cell>
          <table:table-cell office:value-type="string">
            <text:p>((Listing price - Sale price)/Listing price *100</text:p>
          </table:table-cell>
          <table:table-cell office:value="348" office:value-type="float"/>
          <table:table-cell office:value="22" office:value-type="float"/>
          <table:table-cell office:value-type="string">
            <text:p/>
          </table:table-cell>
          <table:table-cell office:value-type="string">
            <text:p/>
          </table:table-cell>
        </table:table-row>
        <table:table-row>
          <table:table-cell office:value-type="string">
            <text:p>Purchasing power capacity</text:p>
          </table:table-cell>
          <table:table-cell office:value-type="string">
            <text:p>Number of average-priced homes affordable with one household’s annual disposable income.</text:p>
          </table:table-cell>
          <table:table-cell office:value-type="string">
            <text:p/>
          </table:table-cell>
          <table:table-cell office:value-type="string">
            <text:p>M.U.</text:p>
          </table:table-cell>
          <table:table-cell office:value-type="string">
            <text:p>PPC = \frac{ER}{MR} \cdot ITP \cdot [ 1 - \frac{1}{(1 + MR)^D}</text:p>
          </table:table-cell>
          <table:table-cell office:value="349" office:value-type="float"/>
          <table:table-cell office:value="22" office:value-type="float"/>
          <table:table-cell office:value-type="string">
            <text:p/>
          </table:table-cell>
          <table:table-cell office:value-type="string">
            <text:p/>
          </table:table-cell>
        </table:table-row>
        <table:table-row>
          <table:table-cell office:value-type="string">
            <text:p>Urbanization rate</text:p>
          </table:table-cell>
          <table:table-cell office:value-type="string">
            <text:p>Percentage of the city area that is in the urban classification</text:p>
          </table:table-cell>
          <table:table-cell office:value-type="string">
            <text:p/>
          </table:table-cell>
          <table:table-cell office:value-type="string">
            <text:p>%</text:p>
          </table:table-cell>
          <table:table-cell office:value-type="string">
            <text:p>UR = \frac{Urban}{Urban+Rural || Total Area}</text:p>
          </table:table-cell>
          <table:table-cell office:value="350" office:value-type="float"/>
          <table:table-cell office:value="21" office:value-type="float"/>
          <table:table-cell office:value-type="string">
            <text:p/>
          </table:table-cell>
          <table:table-cell office:value-type="string">
            <text:p/>
          </table:table-cell>
        </table:table-row>
        <table:table-row>
          <table:table-cell office:value-type="string">
            <text:p>Land Use Entropy</text:p>
          </table:table-cell>
          <table:table-cell office:value-type="string">
            <text:p>Quantifies the diversity of land-use types within a defined area. It is calculated as the ratio of the entropy (a measure of randomness or uncertainty) of the land-use distribution to the maximum possible entropy for the given number of land-use categorie</text:p>
          </table:table-cell>
          <table:table-cell office:value-type="string">
            <text:p/>
          </table:table-cell>
          <table:table-cell office:value-type="string">
            <text:p>--</text:p>
          </table:table-cell>
          <table:table-cell office:value-type="string">
            <text:p>\frac{\sum_{i=1}^{k} p^i \ln(p^i)}{\ln(k)} Where:<text:line-break/><text:line-break/>𝑝<text:line-break/>𝑖<text:line-break/>p <text:line-break/>i<text:line-break/> <text:s/>is the percentage of each land-use type in the buffer area<text:line-break/><text:line-break/>𝑘<text:line-break/>k is the total number of land-use types.</text:p>
          </table:table-cell>
          <table:table-cell office:value="351" office:value-type="float"/>
          <table:table-cell office:value="19" office:value-type="float"/>
          <table:table-cell office:value-type="string">
            <text:p/>
          </table:table-cell>
          <table:table-cell office:value-type="string">
            <text:p/>
          </table:table-cell>
        </table:table-row>
        <table:table-row>
          <table:table-cell office:value-type="string">
            <text:p>House Price Index</text:p>
          </table:table-cell>
          <table:table-cell office:value-type="string">
            <text:p>measures the changes in the transaction prices of dwellings purchased by households</text:p>
          </table:table-cell>
          <table:table-cell office:value-type="string">
            <text:p/>
          </table:table-cell>
          <table:table-cell office:value-type="string">
            <text:p>--</text:p>
          </table:table-cell>
          <table:table-cell office:value-type="string">
            <text:p>\text{HPI}_t = \frac{\text{Average Price}_t}{\text{Average Price}_{\text{base}}} \times 100</text:p>
          </table:table-cell>
          <table:table-cell office:value="352" office:value-type="float"/>
          <table:table-cell office:value="22" office:value-type="float"/>
          <table:table-cell office:value-type="string">
            <text:p/>
          </table:table-cell>
          <table:table-cell office:value-type="string">
            <text:p/>
          </table:table-cell>
        </table:table-row>
        <table:table-row>
          <table:table-cell office:value-type="string">
            <text:p>New Mortages/credits per year</text:p>
          </table:table-cell>
          <table:table-cell office:value-type="string">
            <text:p>Count of newly approved home-purchase loans or credits in a calendar year.</text:p>
          </table:table-cell>
          <table:table-cell office:value-type="string">
            <text:p/>
          </table:table-cell>
          <table:table-cell office:value-type="string">
            <text:p>Mortgages/year</text:p>
          </table:table-cell>
          <table:table-cell office:value-type="string">
            <text:p>Count of mortgage or housing-credit agreements registered in year.</text:p>
          </table:table-cell>
          <table:table-cell office:value="353" office:value-type="float"/>
          <table:table-cell office:value="21" office:value-type="float"/>
          <table:table-cell office:value-type="string">
            <text:p/>
          </table:table-cell>
          <table:table-cell office:value-type="string">
            <text:p/>
          </table:table-cell>
        </table:table-row>
        <table:table-row>
          <table:table-cell office:value-type="string">
            <text:p>Monthly Sale Transactions</text:p>
          </table:table-cell>
          <table:table-cell office:value-type="string">
            <text:p>Number of housing units sold each month.</text:p>
          </table:table-cell>
          <table:table-cell office:value-type="string">
            <text:p/>
          </table:table-cell>
          <table:table-cell office:value-type="string">
            <text:p>Sales/month</text:p>
          </table:table-cell>
          <table:table-cell office:value-type="string">
            <text:p>Count of completed residential sale transactions in each month.</text:p>
          </table:table-cell>
          <table:table-cell office:value="354" office:value-type="float"/>
          <table:table-cell office:value="21" office:value-type="float"/>
          <table:table-cell office:value-type="string">
            <text:p/>
          </table:table-cell>
          <table:table-cell office:value-type="string">
            <text:p/>
          </table:table-cell>
        </table:table-row>
        <table:table-row>
          <table:table-cell office:value-type="string">
            <text:p>Time on sale market</text:p>
          </table:table-cell>
          <table:table-cell office:value-type="string">
            <text:p>Average number of months a property is listed for sale</text:p>
          </table:table-cell>
          <table:table-cell office:value-type="string">
            <text:p/>
          </table:table-cell>
          <table:table-cell office:value-type="string">
            <text:p>months</text:p>
          </table:table-cell>
          <table:table-cell office:value-type="string">
            <text:p>∑(SaleDate−ListDate)<text:line-break/>​<text:line-break/> / Number sales</text:p>
          </table:table-cell>
          <table:table-cell office:value="355" office:value-type="float"/>
          <table:table-cell office:value="21" office:value-type="float"/>
          <table:table-cell office:value-type="string">
            <text:p/>
          </table:table-cell>
          <table:table-cell office:value-type="string">
            <text:p/>
          </table:table-cell>
        </table:table-row>
        <table:table-row>
          <table:table-cell office:value-type="string">
            <text:p>Spatial Accesibility <text:s/>to Facilities - Straightness</text:p>
          </table:table-cell>
          <table:table-cell office:value-type="string">
            <text:p>Distance to facilites like markets, greenspace, work, gas station, transport node, hospitals, etc</text:p>
          </table:table-cell>
          <table:table-cell office:value-type="string">
            <text:p/>
          </table:table-cell>
          <table:table-cell office:value-type="string">
            <text:p>m</text:p>
          </table:table-cell>
          <table:table-cell office:value-type="string">
            <text:p>\text{Straightness}_i = \sum_{j \in G - \{i\};\ d[i,j] \leq r} \frac{\delta[i,j]}{d[i,j]}</text:p>
          </table:table-cell>
          <table:table-cell office:value="356" office:value-type="float"/>
          <table:table-cell office:value="19" office:value-type="float"/>
          <table:table-cell office:value-type="string">
            <text:p/>
          </table:table-cell>
          <table:table-cell office:value-type="string">
            <text:p/>
          </table:table-cell>
        </table:table-row>
        <table:table-row>
          <table:table-cell office:value-type="string">
            <text:p>Building Density</text:p>
          </table:table-cell>
          <table:table-cell office:value-type="string">
            <text:p>Average number of housing units per sqkm in urbanized areas.</text:p>
          </table:table-cell>
          <table:table-cell office:value-type="string">
            <text:p/>
          </table:table-cell>
          <table:table-cell office:value-type="string">
            <text:p>Buildings/km2</text:p>
          </table:table-cell>
          <table:table-cell office:value-type="string">
            <text:p>Total units in area /Total area km2</text:p>
          </table:table-cell>
          <table:table-cell office:value="357" office:value-type="float"/>
          <table:table-cell office:value="18" office:value-type="float"/>
          <table:table-cell office:value-type="string">
            <text:p/>
          </table:table-cell>
          <table:table-cell office:value-type="string">
            <text:p/>
          </table:table-cell>
        </table:table-row>
        <table:table-row>
          <table:table-cell office:value-type="string">
            <text:p>Household Ownership</text:p>
          </table:table-cell>
          <table:table-cell office:value-type="string">
            <text:p>Percentage of housholds living in their own home</text:p>
          </table:table-cell>
          <table:table-cell office:value-type="string">
            <text:p/>
          </table:table-cell>
          <table:table-cell office:value-type="string">
            <text:p>%</text:p>
          </table:table-cell>
          <table:table-cell office:value-type="string">
            <text:p>Owner occupied households / <text:s/>Total households *100</text:p>
          </table:table-cell>
          <table:table-cell office:value="358" office:value-type="float"/>
          <table:table-cell office:value="21" office:value-type="float"/>
          <table:table-cell office:value-type="string">
            <text:p/>
          </table:table-cell>
          <table:table-cell office:value-type="string">
            <text:p/>
          </table:table-cell>
        </table:table-row>
        <table:table-row>
          <table:table-cell office:value-type="string">
            <text:p>Houshold permanency</text:p>
          </table:table-cell>
          <table:table-cell office:value-type="string">
            <text:p>Percentage of housholds having permanent house</text:p>
          </table:table-cell>
          <table:table-cell office:value-type="string">
            <text:p/>
          </table:table-cell>
          <table:table-cell office:value-type="string">
            <text:p>%</text:p>
          </table:table-cell>
          <table:table-cell office:value-type="string">
            <text:p>Households in permanent housing / Total households *100</text:p>
          </table:table-cell>
          <table:table-cell office:value="359" office:value-type="float"/>
          <table:table-cell office:value="21" office:value-type="float"/>
          <table:table-cell office:value-type="string">
            <text:p/>
          </table:table-cell>
          <table:table-cell office:value-type="string">
            <text:p/>
          </table:table-cell>
        </table:table-row>
        <table:table-row>
          <table:table-cell office:value-type="string">
            <text:p>Publicly owned housing supply</text:p>
          </table:table-cell>
          <table:table-cell office:value-type="string">
            <text:p>Number of housing units delivered or made available by government or non-profit/public agencies during the period.</text:p>
          </table:table-cell>
          <table:table-cell office:value-type="string">
            <text:p/>
          </table:table-cell>
          <table:table-cell office:value-type="string">
            <text:p>Homes/year</text:p>
          </table:table-cell>
          <table:table-cell office:value-type="string">
            <text:p>POHS <text:line-break/>y<text:line-break/>​<text:line-break/> =∑Public-sector units complet</text:p>
          </table:table-cell>
          <table:table-cell office:value="360" office:value-type="float"/>
          <table:table-cell office:value="20" office:value-type="float"/>
          <table:table-cell office:value-type="string">
            <text:p/>
          </table:table-cell>
          <table:table-cell office:value-type="string">
            <text:p/>
          </table:table-cell>
        </table:table-row>
        <table:table-row>
          <table:table-cell office:value-type="string">
            <text:p>Comfortable housing</text:p>
          </table:table-cell>
          <table:table-cell office:value-type="string">
            <text:p>Share of comfortable housing in the total housing stock</text:p>
          </table:table-cell>
          <table:table-cell office:value-type="string">
            <text:p/>
          </table:table-cell>
          <table:table-cell office:value-type="string">
            <text:p>%</text:p>
          </table:table-cell>
          <table:table-cell office:value-type="string">
            <text:p>Comfortable units / Total units *100</text:p>
          </table:table-cell>
          <table:table-cell office:value="361" office:value-type="float"/>
          <table:table-cell office:value="19" office:value-type="float"/>
          <table:table-cell office:value-type="string">
            <text:p/>
          </table:table-cell>
          <table:table-cell office:value-type="string">
            <text:p/>
          </table:table-cell>
        </table:table-row>
        <table:table-row>
          <table:table-cell office:value-type="string">
            <text:p>Social Housing demand</text:p>
          </table:table-cell>
          <table:table-cell office:value-type="string">
            <text:p>Proportion of families registerd as needing housing from the total number of families</text:p>
          </table:table-cell>
          <table:table-cell office:value-type="string">
            <text:p/>
          </table:table-cell>
          <table:table-cell office:value-type="string">
            <text:p>%</text:p>
          </table:table-cell>
          <table:table-cell office:value-type="string">
            <text:p>Reisgtered social housing applicants/ Total Families * 100</text:p>
          </table:table-cell>
          <table:table-cell office:value="362" office:value-type="float"/>
          <table:table-cell office:value="21" office:value-type="float"/>
          <table:table-cell office:value-type="string">
            <text:p/>
          </table:table-cell>
          <table:table-cell office:value-type="string">
            <text:p/>
          </table:table-cell>
        </table:table-row>
        <table:table-row>
          <table:table-cell office:value-type="string">
            <text:p>Social Housing supplied</text:p>
          </table:table-cell>
          <table:table-cell office:value-type="string">
            <text:p>Proportion of families who received social housing</text:p>
          </table:table-cell>
          <table:table-cell office:value-type="string">
            <text:p/>
          </table:table-cell>
          <table:table-cell office:value-type="string">
            <text:p>%</text:p>
          </table:table-cell>
          <table:table-cell office:value-type="string">
            <text:p>Households housed in social units / Eligeble households *100</text:p>
          </table:table-cell>
          <table:table-cell office:value="363" office:value-type="float"/>
          <table:table-cell office:value="20" office:value-type="float"/>
          <table:table-cell office:value-type="string">
            <text:p/>
          </table:table-cell>
          <table:table-cell office:value-type="string">
            <text:p/>
          </table:table-cell>
        </table:table-row>
        <table:table-row>
          <table:table-cell office:value-type="string">
            <text:p>Seller's Taxes</text:p>
          </table:table-cell>
          <table:table-cell office:value-type="string">
            <text:p>Effective tax paid by sellers (stamp duty, capital gains) as a share of sale price.</text:p>
          </table:table-cell>
          <table:table-cell office:value-type="string">
            <text:p/>
          </table:table-cell>
          <table:table-cell office:value-type="string">
            <text:p>%</text:p>
          </table:table-cell>
          <table:table-cell office:value-type="string">
            <text:p>Total seller taxes / Sale price *100</text:p>
          </table:table-cell>
          <table:table-cell office:value="364" office:value-type="float"/>
          <table:table-cell office:value="22" office:value-type="float"/>
          <table:table-cell office:value-type="string">
            <text:p/>
          </table:table-cell>
          <table:table-cell office:value-type="string">
            <text:p/>
          </table:table-cell>
        </table:table-row>
        <table:table-row>
          <table:table-cell office:value-type="string">
            <text:p>Commerical diversity</text:p>
          </table:table-cell>
          <table:table-cell office:value-type="string">
            <text:p>proportion of each of the thirteen service facility types</text:p>
          </table:table-cell>
          <table:table-cell office:value-type="string">
            <text:p/>
          </table:table-cell>
          <table:table-cell office:value-type="string">
            <text:p>--</text:p>
          </table:table-cell>
          <table:table-cell office:value-type="string">
            <text:p>Ei = ∑ik=1 pi ln(pi ) <text:s/>ln(k) where Ei represents the commercial diversity of unit i, pi is the proportion of each of the thirteen service facility types in unit i, and k is the number of facility types (with k = 13).</text:p>
          </table:table-cell>
          <table:table-cell office:value="365" office:value-type="float"/>
          <table:table-cell office:value="19" office:value-type="float"/>
          <table:table-cell office:value-type="string">
            <text:p/>
          </table:table-cell>
          <table:table-cell office:value-type="string">
            <text:p/>
          </table:table-cell>
        </table:table-row>
        <table:table-row>
          <table:table-cell office:value-type="string">
            <text:p>Road density</text:p>
          </table:table-cell>
          <table:table-cell office:value-type="string">
            <text:p>Road length per area of analysis</text:p>
          </table:table-cell>
          <table:table-cell office:value-type="string">
            <text:p/>
          </table:table-cell>
          <table:table-cell office:value-type="string">
            <text:p>km/km2</text:p>
          </table:table-cell>
          <table:table-cell office:value-type="string">
            <text:p>Total road length / total area</text:p>
          </table:table-cell>
          <table:table-cell office:value="366" office:value-type="float"/>
          <table:table-cell office:value="19" office:value-type="float"/>
          <table:table-cell office:value-type="string">
            <text:p/>
          </table:table-cell>
          <table:table-cell office:value-type="string">
            <text:p/>
          </table:table-cell>
        </table:table-row>
        <table:table-row>
          <table:table-cell office:value-type="string">
            <text:p>Housing price inflation</text:p>
          </table:table-cell>
          <table:table-cell office:value-type="string">
            <text:p>Average house inflation over the years</text:p>
          </table:table-cell>
          <table:table-cell office:value-type="string">
            <text:p/>
          </table:table-cell>
          <table:table-cell office:value-type="string">
            <text:p>%</text:p>
          </table:table-cell>
          <table:table-cell office:value-type="string">
            <text:p>HPIt - HPt-1 / HPIt-1 *100</text:p>
          </table:table-cell>
          <table:table-cell office:value="367" office:value-type="float"/>
          <table:table-cell office:value="22" office:value-type="float"/>
          <table:table-cell office:value-type="string">
            <text:p/>
          </table:table-cell>
          <table:table-cell office:value-type="string">
            <text:p/>
          </table:table-cell>
        </table:table-row>
        <table:table-row>
          <table:table-cell office:value-type="string">
            <text:p>Tax decuction rate</text:p>
          </table:table-cell>
          <table:table-cell office:value-type="string">
            <text:p>Share of mortgage interest payments that is tax-deductible.</text:p>
          </table:table-cell>
          <table:table-cell office:value-type="string">
            <text:p/>
          </table:table-cell>
          <table:table-cell office:value-type="string">
            <text:p>%</text:p>
          </table:table-cell>
          <table:table-cell office:value-type="string">
            <text:p>Deductible interest / Total Interest paid *100</text:p>
          </table:table-cell>
          <table:table-cell office:value="368" office:value-type="float"/>
          <table:table-cell office:value="22" office:value-type="float"/>
          <table:table-cell office:value-type="string">
            <text:p/>
          </table:table-cell>
          <table:table-cell office:value-type="string">
            <text:p/>
          </table:table-cell>
        </table:table-row>
        <table:table-row>
          <table:table-cell office:value-type="string">
            <text:p>Employment in construction</text:p>
          </table:table-cell>
          <table:table-cell office:value-type="string">
            <text:p>Share of total construction workforce employed specifically on residential‐housing projects.</text:p>
          </table:table-cell>
          <table:table-cell office:value-type="string">
            <text:p/>
          </table:table-cell>
          <table:table-cell office:value-type="string">
            <text:p>%</text:p>
          </table:table-cell>
          <table:table-cell office:value-type="string">
            <text:p>Housing sector construction jobs / total construction jobs</text:p>
          </table:table-cell>
          <table:table-cell office:value="369" office:value-type="float"/>
          <table:table-cell office:value="20" office:value-type="float"/>
          <table:table-cell office:value-type="string">
            <text:p/>
          </table:table-cell>
          <table:table-cell office:value-type="string">
            <text:p/>
          </table:table-cell>
        </table:table-row>
        <table:table-row>
          <table:table-cell office:value-type="string">
            <text:p>Share of wealth</text:p>
          </table:table-cell>
          <table:table-cell office:value-type="string">
            <text:p>Proportion of family wealth that is stored in real state</text:p>
          </table:table-cell>
          <table:table-cell office:value-type="string">
            <text:p/>
          </table:table-cell>
          <table:table-cell office:value-type="string">
            <text:p>%</text:p>
          </table:table-cell>
          <table:table-cell office:value-type="string">
            <text:p>Value of real estate assets / Total household assets *100</text:p>
          </table:table-cell>
          <table:table-cell office:value="370" office:value-type="float"/>
          <table:table-cell office:value="22" office:value-type="float"/>
          <table:table-cell office:value-type="string">
            <text:p/>
          </table:table-cell>
          <table:table-cell office:value-type="string">
            <text:p/>
          </table:table-cell>
        </table:table-row>
        <table:table-row>
          <table:table-cell office:value-type="string">
            <text:p>Housing Affordability stress</text:p>
          </table:table-cell>
          <table:table-cell office:value-type="string">
            <text:p>Eflects the purchasing power of a representative household, <text:s/>which is largely determined by the mortgage component, as households finance their house purchases with a large fraction of debt</text:p>
          </table:table-cell>
          <table:table-cell office:value-type="string">
            <text:p/>
          </table:table-cell>
          <table:table-cell office:value-type="string">
            <text:p>--</text:p>
          </table:table-cell>
          <table:table-cell office:value-type="string">
            <text:p>\frac{B_t}{P_t} = \gamma \frac{Y_t}{P_t} [ \frac{1 - (1 + R_t)^{-T}}{R_t} ]</text:p>
          </table:table-cell>
          <table:table-cell office:value="371" office:value-type="float"/>
          <table:table-cell office:value="22" office:value-type="float"/>
          <table:table-cell office:value-type="string">
            <text:p/>
          </table:table-cell>
          <table:table-cell office:value-type="string">
            <text:p/>
          </table:table-cell>
        </table:table-row>
        <table:table-row>
          <table:table-cell office:value-type="string">
            <text:p>Price-to-CPI ratio</text:p>
          </table:table-cell>
          <table:table-cell office:value-type="string">
            <text:p>Relative movement of house prices compared to general consumer inflation.</text:p>
          </table:table-cell>
          <table:table-cell office:value-type="string">
            <text:p/>
          </table:table-cell>
          <table:table-cell office:value-type="string">
            <text:p>--</text:p>
          </table:table-cell>
          <table:table-cell office:value-type="string">
            <text:p>HPI/CPI</text:p>
          </table:table-cell>
          <table:table-cell office:value="372" office:value-type="float"/>
          <table:table-cell office:value="22" office:value-type="float"/>
          <table:table-cell office:value-type="string">
            <text:p/>
          </table:table-cell>
          <table:table-cell office:value-type="string">
            <text:p/>
          </table:table-cell>
        </table:table-row>
        <table:table-row>
          <table:table-cell office:value-type="string">
            <text:p>Price-ConstructionCosts ratio</text:p>
          </table:table-cell>
          <table:table-cell office:value-type="string">
            <text:p>Relative movement of house prices compared to building-cost inflation.</text:p>
          </table:table-cell>
          <table:table-cell office:value-type="string">
            <text:p/>
          </table:table-cell>
          <table:table-cell office:value-type="string">
            <text:p>--</text:p>
          </table:table-cell>
          <table:table-cell office:value-type="string">
            <text:p>HPI/CCI</text:p>
          </table:table-cell>
          <table:table-cell office:value="373" office:value-type="float"/>
          <table:table-cell office:value="22" office:value-type="float"/>
          <table:table-cell office:value-type="string">
            <text:p/>
          </table:table-cell>
          <table:table-cell office:value-type="string">
            <text:p/>
          </table:table-cell>
        </table:table-row>
        <table:table-row>
          <table:table-cell office:value-type="string">
            <text:p>Housing Lease Index</text:p>
          </table:table-cell>
          <table:table-cell office:value-type="string">
            <text:p>Composite index tracking changes in average rents over time (base year = 100).</text:p>
          </table:table-cell>
          <table:table-cell office:value-type="string">
            <text:p/>
          </table:table-cell>
          <table:table-cell office:value-type="string">
            <text:p>--</text:p>
          </table:table-cell>
          <table:table-cell office:value-type="string">
            <text:p>Weighted average rent in period ÷ Weighted average rent in base period × 100</text:p>
          </table:table-cell>
          <table:table-cell office:value="374" office:value-type="float"/>
          <table:table-cell office:value="22" office:value-type="float"/>
          <table:table-cell office:value-type="string">
            <text:p/>
          </table:table-cell>
          <table:table-cell office:value-type="string">
            <text:p/>
          </table:table-cell>
        </table:table-row>
        <table:table-row>
          <table:table-cell office:value-type="string">
            <text:p>Reach - Centrality</text:p>
          </table:table-cell>
          <table:table-cell office:value-type="string">
            <text:p>How many buildings are reachable within a given network radius <text:line-break/>𝑟<text:line-break/>r from location <text:line-break/>𝑖<text:line-break/>i, weighted by the size (floor area) <text:line-break/>𝑊<text:line-break/>[<text:line-break/>𝑗<text:line-break/>]<text:line-break/>W[j] of each building.</text:p>
          </table:table-cell>
          <table:table-cell office:value-type="string">
            <text:p/>
          </table:table-cell>
          <table:table-cell office:value-type="string">
            <text:p>m2</text:p>
          </table:table-cell>
          <table:table-cell office:value-type="string">
            <text:p>\[ \text{Reach}'[i] = \sum_{j \in G - \{i\};\ d[i,j] \leq r} W[j] \]</text:p>
          </table:table-cell>
          <table:table-cell office:value="375" office:value-type="float"/>
          <table:table-cell office:value="19" office:value-type="float"/>
          <table:table-cell office:value-type="string">
            <text:p/>
          </table:table-cell>
          <table:table-cell office:value-type="string">
            <text:p/>
          </table:table-cell>
        </table:table-row>
        <table:table-row>
          <table:table-cell office:value-type="string">
            <text:p>Gravity - Centrality</text:p>
          </table:table-cell>
          <table:table-cell office:value-type="string">
            <text:p>Measures "attraction" by combining building size <text:line-break/>𝑊<text:line-break/>[<text:line-break/>𝑗<text:line-break/>]<text:line-break/>W[j] and the distance decay effect — farther buildings count less</text:p>
          </table:table-cell>
          <table:table-cell office:value-type="string">
            <text:p/>
          </table:table-cell>
          <table:table-cell office:value-type="string">
            <text:p>--</text:p>
          </table:table-cell>
          <table:table-cell office:value-type="string">
            <text:p>\[\text{Gravity}'[i] = \sum_{j \in G - \{i\};\ d[i,j] \leq r} \frac{W[j]}{e^{\beta \cdot d[i,j]}}\]</text:p>
          </table:table-cell>
          <table:table-cell office:value="376" office:value-type="float"/>
          <table:table-cell office:value="19" office:value-type="float"/>
          <table:table-cell office:value-type="string">
            <text:p/>
          </table:table-cell>
          <table:table-cell office:value-type="string">
            <text:p/>
          </table:table-cell>
        </table:table-row>
        <table:table-row>
          <table:table-cell office:value-type="string">
            <text:p>Betweenness - Centrality</text:p>
          </table:table-cell>
          <table:table-cell office:value-type="string">
            <text:p>How often location <text:line-break/>𝑖<text:line-break/>i lies on the shortest paths between pairs of other locations <text:line-break/>𝑗<text:line-break/>j and <text:line-break/>𝑘<text:line-break/>k.</text:p>
          </table:table-cell>
          <table:table-cell office:value-type="string">
            <text:p/>
          </table:table-cell>
          <table:table-cell office:value-type="string">
            <text:p>m2</text:p>
          </table:table-cell>
          <table:table-cell office:value-type="string">
            <text:p>\[\text{Betweenness}'[i] = \sum_{j \in G - \{i\};\ d[I,j] \leq r} \frac{\eta_{jk}[i]}{\eta_{jk}} \cdot W[j]<text:line-break/>\]</text:p>
          </table:table-cell>
          <table:table-cell office:value="377" office:value-type="float"/>
          <table:table-cell office:value="19" office:value-type="float"/>
          <table:table-cell office:value-type="string">
            <text:p/>
          </table:table-cell>
          <table:table-cell office:value-type="string">
            <text:p/>
          </table:table-cell>
        </table:table-row>
        <table:table-row>
          <table:table-cell office:value-type="string">
            <text:p>Closeness - Centrality</text:p>
          </table:table-cell>
          <table:table-cell office:value-type="string">
            <text:p>Inverse of the average weighted distance to all reachable destinations.</text:p>
          </table:table-cell>
          <table:table-cell office:value-type="string">
            <text:p/>
          </table:table-cell>
          <table:table-cell office:value-type="string">
            <text:p>m^-3</text:p>
          </table:table-cell>
          <table:table-cell office:value-type="string">
            <text:p>\[\text{Closeness}'[i] = \frac{1}{\sum_{j \in G - \{i\};\ d[I,j] \leq r} \left( d[I,j] \cdot W[j] \right)}<text:line-break/>\]</text:p>
          </table:table-cell>
          <table:table-cell office:value="378" office:value-type="float"/>
          <table:table-cell office:value="19" office:value-type="float"/>
          <table:table-cell office:value-type="string">
            <text:p/>
          </table:table-cell>
          <table:table-cell office:value-type="string">
            <text:p/>
          </table:table-cell>
        </table:table-row>
        <table:table-row>
          <table:table-cell office:value-type="string">
            <text:p>Average annual net migration rate</text:p>
          </table:table-cell>
          <table:table-cell office:value-type="string">
            <text:p>Annual net migration (in-minus out-migrants) relative to average population.</text:p>
          </table:table-cell>
          <table:table-cell office:value-type="string">
            <text:p/>
          </table:table-cell>
          <table:table-cell office:value-type="string">
            <text:p>%</text:p>
          </table:table-cell>
          <table:table-cell office:value-type="string">
            <text:p>((In - Out) /((POPy - POPy-1)/2)*100</text:p>
          </table:table-cell>
          <table:table-cell office:value="379" office:value-type="float"/>
          <table:table-cell office:value="21" office:value-type="float"/>
          <table:table-cell office:value-type="string">
            <text:p/>
          </table:table-cell>
          <table:table-cell office:value-type="string">
            <text:p/>
          </table:table-cell>
        </table:table-row>
        <table:table-row>
          <table:table-cell office:value-type="string">
            <text:p>Total Sales of commercial housing</text:p>
          </table:table-cell>
          <table:table-cell office:value-type="string">
            <text:p>Total market value of all commercial‐sector housing transactions in a period.</text:p>
          </table:table-cell>
          <table:table-cell office:value-type="string">
            <text:p/>
          </table:table-cell>
          <table:table-cell office:value-type="string">
            <text:p>M.U.</text:p>
          </table:table-cell>
          <table:table-cell office:value-type="string">
            <text:p>∑Sale value <text:line-break/>i<text:line-break/>​<text:line-break/> <text:s/>for all residential/commercial transactions</text:p>
          </table:table-cell>
          <table:table-cell office:value="380" office:value-type="float"/>
          <table:table-cell office:value="22" office:value-type="float"/>
          <table:table-cell office:value-type="string">
            <text:p/>
          </table:table-cell>
          <table:table-cell office:value-type="string">
            <text:p/>
          </table:table-cell>
        </table:table-row>
        <table:table-row>
          <table:table-cell office:value-type="string">
            <text:p>Total sales area of commercial housing</text:p>
          </table:table-cell>
          <table:table-cell office:value-type="string">
            <text:p>Cumulative gross floor area (m²) of residential units sold in the commercial (non-subsidized) housing market during the period.</text:p>
          </table:table-cell>
          <table:table-cell office:value-type="string">
            <text:p/>
          </table:table-cell>
          <table:table-cell office:value-type="string">
            <text:p>m2</text:p>
          </table:table-cell>
          <table:table-cell office:value-type="string">
            <text:p>Sum Area of units</text:p>
          </table:table-cell>
          <table:table-cell office:value="381" office:value-type="float"/>
          <table:table-cell office:value="20" office:value-type="float"/>
          <table:table-cell office:value-type="string">
            <text:p/>
          </table:table-cell>
          <table:table-cell office:value-type="string">
            <text:p/>
          </table:table-cell>
        </table:table-row>
        <table:table-row>
          <table:table-cell office:value-type="string">
            <text:p>Numer of real state offers per year</text:p>
          </table:table-cell>
          <table:table-cell office:value-type="string">
            <text:p>Total count of property sale listings (offers) advertised over a year.</text:p>
          </table:table-cell>
          <table:table-cell office:value-type="string">
            <text:p/>
          </table:table-cell>
          <table:table-cell office:value-type="string">
            <text:p>Homes/year</text:p>
          </table:table-cell>
          <table:table-cell office:value-type="string">
            <text:p>Count of distinct sale offers posted in the year</text:p>
          </table:table-cell>
          <table:table-cell office:value="382" office:value-type="float"/>
          <table:table-cell office:value="18" office:value-type="float"/>
          <table:table-cell office:value-type="string">
            <text:p/>
          </table:table-cell>
          <table:table-cell office:value-type="string">
            <text:p/>
          </table:table-cell>
        </table:table-row>
        <table:table-row>
          <table:table-cell office:value-type="string">
            <text:p>Number of rental offers</text:p>
          </table:table-cell>
          <table:table-cell office:value-type="string">
            <text:p>Total count of rental property listings (offers) advertised over a year.</text:p>
          </table:table-cell>
          <table:table-cell office:value-type="string">
            <text:p/>
          </table:table-cell>
          <table:table-cell office:value-type="string">
            <text:p>Homes/year</text:p>
          </table:table-cell>
          <table:table-cell office:value-type="string">
            <text:p>Count of distinct rental offers posted in the year</text:p>
          </table:table-cell>
          <table:table-cell office:value="383" office:value-type="float"/>
          <table:table-cell office:value="18" office:value-type="float"/>
          <table:table-cell office:value-type="string">
            <text:p/>
          </table:table-cell>
          <table:table-cell office:value-type="string">
            <text:p/>
          </table:table-cell>
        </table:table-row>
        <table:table-row>
          <table:table-cell office:value-type="string">
            <text:p>Proportion of rental housing supply</text:p>
          </table:table-cell>
          <table:table-cell office:value-type="string">
            <text:p>Share of newly completed units that are intended for rental (market or subsidized) rather than sale.</text:p>
          </table:table-cell>
          <table:table-cell office:value-type="string">
            <text:p/>
          </table:table-cell>
          <table:table-cell office:value-type="string">
            <text:p>%</text:p>
          </table:table-cell>
          <table:table-cell office:value-type="string">
            <text:p>Rental unites completed / total units completed</text:p>
          </table:table-cell>
          <table:table-cell office:value="384" office:value-type="float"/>
          <table:table-cell office:value="20" office:value-type="float"/>
          <table:table-cell office:value-type="string">
            <text:p/>
          </table:table-cell>
          <table:table-cell office:value-type="string">
            <text:p/>
          </table:table-cell>
        </table:table-row>
        <table:table-row>
          <table:table-cell office:value-type="string">
            <text:p>Price to Downpayment Ratio</text:p>
          </table:table-cell>
          <table:table-cell office:value-type="string">
            <text:p>Average house price divided by the typical down-payment amount.</text:p>
          </table:table-cell>
          <table:table-cell office:value-type="string">
            <text:p/>
          </table:table-cell>
          <table:table-cell office:value-type="string">
            <text:p>--</text:p>
          </table:table-cell>
          <table:table-cell office:value-type="string">
            <text:p>Average house price / Average downpayment</text:p>
          </table:table-cell>
          <table:table-cell office:value="385" office:value-type="float"/>
          <table:table-cell office:value="22" office:value-type="float"/>
          <table:table-cell office:value-type="string">
            <text:p/>
          </table:table-cell>
          <table:table-cell office:value-type="string">
            <text:p/>
          </table:table-cell>
        </table:table-row>
        <table:table-row>
          <table:table-cell office:value-type="string">
            <text:p>Downpayment to Income Ratio</text:p>
          </table:table-cell>
          <table:table-cell office:value-type="string">
            <text:p>Share of annual disposable income required for the down-payment on an average home.</text:p>
          </table:table-cell>
          <table:table-cell office:value-type="string">
            <text:p/>
          </table:table-cell>
          <table:table-cell office:value-type="string">
            <text:p>--</text:p>
          </table:table-cell>
          <table:table-cell office:value-type="string">
            <text:p>Average downpayment / Average annual disposable income *100</text:p>
          </table:table-cell>
          <table:table-cell office:value="386" office:value-type="float"/>
          <table:table-cell office:value="22" office:value-type="float"/>
          <table:table-cell office:value-type="string">
            <text:p/>
          </table:table-cell>
          <table:table-cell office:value-type="string">
            <text:p/>
          </table:table-cell>
        </table:table-row>
        <table:table-row>
          <table:table-cell office:value-type="string">
            <text:p>LTV- Loan to Value ratio</text:p>
          </table:table-cell>
          <table:table-cell office:value-type="string">
            <text:p>Share of the property value financed through a mortgage.</text:p>
          </table:table-cell>
          <table:table-cell office:value-type="string">
            <text:p/>
          </table:table-cell>
          <table:table-cell office:value-type="string">
            <text:p>%</text:p>
          </table:table-cell>
          <table:table-cell office:value-type="string">
            <text:p>Mortage principal / Property value *100</text:p>
          </table:table-cell>
          <table:table-cell office:value="387" office:value-type="float"/>
          <table:table-cell office:value="22" office:value-type="float"/>
          <table:table-cell office:value-type="string">
            <text:p/>
          </table:table-cell>
          <table:table-cell office:value-type="string">
            <text:p/>
          </table:table-cell>
        </table:table-row>
        <table:table-row>
          <table:table-cell office:value-type="string">
            <text:p>Remodeling Affordability</text:p>
          </table:table-cell>
          <table:table-cell office:value-type="string">
            <text:p>Number of median‐income years required to fully fund an average home-remodel project.</text:p>
          </table:table-cell>
          <table:table-cell office:value-type="string">
            <text:p/>
          </table:table-cell>
          <table:table-cell office:value-type="string">
            <text:p>--</text:p>
          </table:table-cell>
          <table:table-cell office:value-type="string">
            <text:p>Average remodeling cost / Median annual income</text:p>
          </table:table-cell>
          <table:table-cell office:value="388" office:value-type="float"/>
          <table:table-cell office:value="22" office:value-type="float"/>
          <table:table-cell office:value-type="string">
            <text:p/>
          </table:table-cell>
          <table:table-cell office:value-type="string">
            <text:p/>
          </table:table-cell>
        </table:table-row>
        <table:table-row>
          <table:table-cell office:value-type="string">
            <text:p>Debt-to-Income ratio</text:p>
          </table:table-cell>
          <table:table-cell office:value-type="string">
            <text:p>Share of household income used to service all debt obligations (mortgage plus other loans).</text:p>
          </table:table-cell>
          <table:table-cell office:value-type="string">
            <text:p/>
          </table:table-cell>
          <table:table-cell office:value-type="string">
            <text:p>--</text:p>
          </table:table-cell>
          <table:table-cell office:value-type="string">
            <text:p>Annual debt payments / Annual disposable income *100</text:p>
          </table:table-cell>
          <table:table-cell office:value="389" office:value-type="float"/>
          <table:table-cell office:value="22" office:value-type="float"/>
          <table:table-cell office:value-type="string">
            <text:p/>
          </table:table-cell>
          <table:table-cell office:value-type="string">
            <text:p/>
          </table:table-cell>
        </table:table-row>
        <table:table-row>
          <table:table-cell office:value-type="string">
            <text:p>Surrounding air pollution</text:p>
          </table:table-cell>
          <table:table-cell office:value-type="string">
            <text:p>Average concentration of PM2.5 SO2, O3</text:p>
          </table:table-cell>
          <table:table-cell office:value-type="string">
            <text:p/>
          </table:table-cell>
          <table:table-cell office:value-type="string">
            <text:p>ug/m3</text:p>
          </table:table-cell>
          <table:table-cell office:value-type="string">
            <text:p>PM2.5 + SO2+ O3 / 3</text:p>
          </table:table-cell>
          <table:table-cell office:value="390" office:value-type="float"/>
          <table:table-cell office:value="19" office:value-type="float"/>
          <table:table-cell office:value-type="string">
            <text:p/>
          </table:table-cell>
          <table:table-cell office:value-type="string">
            <text:p/>
          </table:table-cell>
        </table:table-row>
        <table:table-row>
          <table:table-cell office:value-type="string">
            <text:p>Crime rate</text:p>
          </table:table-cell>
          <table:table-cell office:value-type="string">
            <text:p>Number of recorded crimes on public space per 100 inhab</text:p>
          </table:table-cell>
          <table:table-cell office:value-type="string">
            <text:p/>
          </table:table-cell>
          <table:table-cell office:value-type="string">
            <text:p>crimes/hab</text:p>
          </table:table-cell>
          <table:table-cell office:value-type="string">
            <text:p>Crimes/population *100</text:p>
          </table:table-cell>
          <table:table-cell office:value="391" office:value-type="float"/>
          <table:table-cell office:value="19" office:value-type="float"/>
          <table:table-cell office:value-type="string">
            <text:p/>
          </table:table-cell>
          <table:table-cell office:value-type="string">
            <text:p/>
          </table:table-cell>
        </table:table-row>
        <table:table-row>
          <table:table-cell office:value-type="string">
            <text:p>Walkability</text:p>
          </table:table-cell>
          <table:table-cell office:value-type="string">
            <text:p>Composite of sidewalk coverage, intersection density, block size, and land-use mix, indicating pedestrian friendliness.</text:p>
          </table:table-cell>
          <table:table-cell office:value-type="string">
            <text:p/>
          </table:table-cell>
          <table:table-cell office:value-type="string">
            <text:p>--</text:p>
          </table:table-cell>
          <table:table-cell office:value-type="string">
            <text:p>WI <text:line-break/>i<text:line-break/>​<text:line-break/> =w <text:line-break/>1<text:line-break/>​<text:line-break/> SidewalkCov <text:line-break/>i<text:line-break/>​<text:line-break/> +w <text:line-break/>2<text:line-break/>​<text:line-break/> IntDen <text:line-break/>i<text:line-break/>​<text:line-break/> +w <text:line-break/>3<text:line-break/>​<text:line-break/> BlkSize <text:line-break/>i<text:line-break/>​<text:line-break/> +w <text:line-break/>4<text:line-break/>​<text:line-break/> Mix <text:line-break/>i<text:line-break/>​<text:line-break/> ,</text:p>
          </table:table-cell>
          <table:table-cell office:value="392" office:value-type="float"/>
          <table:table-cell office:value="19" office:value-type="float"/>
          <table:table-cell office:value-type="string">
            <text:p/>
          </table:table-cell>
          <table:table-cell office:value-type="string">
            <text:p/>
          </table:table-cell>
        </table:table-row>
      </table:table>
      <table:table table:name="MainTable">
        <table:table-column/>
        <table:table-column/>
        <table:table-column/>
        <table:table-column/>
        <table:table-row>
          <table:table-cell office:value-type="string">
            <text:p>ID</text:p>
          </table:table-cell>
          <table:table-cell office:value-type="string">
            <text:p>IndicatorName</text:p>
          </table:table-cell>
          <table:table-cell office:value-type="string">
            <text:p>Lookup Paper</text:p>
          </table:table-cell>
          <table:table-cell office:value-type="string">
            <text:p>Comment</text:p>
          </table:table-cell>
        </table:table-row>
        <table:table-row>
          <table:table-cell office:value="1" office:value-type="float"/>
          <table:table-cell office:value="10" office:value-type="float"/>
          <table:table-cell office:value="1" office:value-type="float"/>
          <table:table-cell office:value-type="string">
            <text:p/>
          </table:table-cell>
        </table:table-row>
        <table:table-row>
          <table:table-cell office:value="2" office:value-type="float"/>
          <table:table-cell office:value="7" office:value-type="float"/>
          <table:table-cell office:value="1" office:value-type="float"/>
          <table:table-cell office:value-type="string">
            <text:p/>
          </table:table-cell>
        </table:table-row>
        <table:table-row>
          <table:table-cell office:value="3" office:value-type="float"/>
          <table:table-cell office:value="6" office:value-type="float"/>
          <table:table-cell office:value="1" office:value-type="float"/>
          <table:table-cell office:value-type="string">
            <text:p/>
          </table:table-cell>
        </table:table-row>
        <table:table-row>
          <table:table-cell office:value="4" office:value-type="float"/>
          <table:table-cell office:value="5" office:value-type="float"/>
          <table:table-cell office:value="1" office:value-type="float"/>
          <table:table-cell office:value-type="string">
            <text:p/>
          </table:table-cell>
        </table:table-row>
        <table:table-row>
          <table:table-cell office:value="5" office:value-type="float"/>
          <table:table-cell office:value="27" office:value-type="float"/>
          <table:table-cell office:value="1" office:value-type="float"/>
          <table:table-cell office:value-type="string">
            <text:p/>
          </table:table-cell>
        </table:table-row>
        <table:table-row>
          <table:table-cell office:value="6" office:value-type="float"/>
          <table:table-cell office:value="15" office:value-type="float"/>
          <table:table-cell office:value="1" office:value-type="float"/>
          <table:table-cell office:value-type="string">
            <text:p/>
          </table:table-cell>
        </table:table-row>
        <table:table-row>
          <table:table-cell office:value="7" office:value-type="float"/>
          <table:table-cell office:value="24" office:value-type="float"/>
          <table:table-cell office:value="1" office:value-type="float"/>
          <table:table-cell office:value-type="string">
            <text:p/>
          </table:table-cell>
        </table:table-row>
        <table:table-row>
          <table:table-cell office:value="8" office:value-type="float"/>
          <table:table-cell office:value="8" office:value-type="float"/>
          <table:table-cell office:value="1" office:value-type="float"/>
          <table:table-cell office:value-type="string">
            <text:p/>
          </table:table-cell>
        </table:table-row>
        <table:table-row>
          <table:table-cell office:value="10" office:value-type="float"/>
          <table:table-cell office:value="31" office:value-type="float"/>
          <table:table-cell office:value="1" office:value-type="float"/>
          <table:table-cell office:value-type="string">
            <text:p/>
          </table:table-cell>
        </table:table-row>
        <table:table-row>
          <table:table-cell office:value="11" office:value-type="float"/>
          <table:table-cell office:value="36" office:value-type="float"/>
          <table:table-cell office:value="1" office:value-type="float"/>
          <table:table-cell office:value-type="string">
            <text:p/>
          </table:table-cell>
        </table:table-row>
        <table:table-row>
          <table:table-cell office:value="12" office:value-type="float"/>
          <table:table-cell office:value="46" office:value-type="float"/>
          <table:table-cell office:value="1" office:value-type="float"/>
          <table:table-cell office:value-type="string">
            <text:p/>
          </table:table-cell>
        </table:table-row>
        <table:table-row>
          <table:table-cell office:value="13" office:value-type="float"/>
          <table:table-cell office:value="14" office:value-type="float"/>
          <table:table-cell office:value="1" office:value-type="float"/>
          <table:table-cell office:value-type="string">
            <text:p/>
          </table:table-cell>
        </table:table-row>
        <table:table-row>
          <table:table-cell office:value="14" office:value-type="float"/>
          <table:table-cell office:value="39" office:value-type="float"/>
          <table:table-cell office:value="2" office:value-type="float"/>
          <table:table-cell office:value-type="string">
            <text:p/>
          </table:table-cell>
        </table:table-row>
        <table:table-row>
          <table:table-cell office:value="15" office:value-type="float"/>
          <table:table-cell office:value="47" office:value-type="float"/>
          <table:table-cell office:value="2" office:value-type="float"/>
          <table:table-cell office:value-type="string">
            <text:p/>
          </table:table-cell>
        </table:table-row>
        <table:table-row>
          <table:table-cell office:value="16" office:value-type="float"/>
          <table:table-cell office:value="26" office:value-type="float"/>
          <table:table-cell office:value="2" office:value-type="float"/>
          <table:table-cell office:value-type="string">
            <text:p/>
          </table:table-cell>
        </table:table-row>
        <table:table-row>
          <table:table-cell office:value="17" office:value-type="float"/>
          <table:table-cell office:value="11" office:value-type="float"/>
          <table:table-cell office:value="2" office:value-type="float"/>
          <table:table-cell office:value-type="string">
            <text:p/>
          </table:table-cell>
        </table:table-row>
        <table:table-row>
          <table:table-cell office:value="19" office:value-type="float"/>
          <table:table-cell office:value="13" office:value-type="float"/>
          <table:table-cell office:value="2" office:value-type="float"/>
          <table:table-cell office:value-type="string">
            <text:p/>
          </table:table-cell>
        </table:table-row>
        <table:table-row>
          <table:table-cell office:value="20" office:value-type="float"/>
          <table:table-cell office:value="48" office:value-type="float"/>
          <table:table-cell office:value="2" office:value-type="float"/>
          <table:table-cell office:value-type="string">
            <text:p/>
          </table:table-cell>
        </table:table-row>
        <table:table-row>
          <table:table-cell office:value="21" office:value-type="float"/>
          <table:table-cell office:value="50" office:value-type="float"/>
          <table:table-cell office:value="2" office:value-type="float"/>
          <table:table-cell office:value-type="string">
            <text:p/>
          </table:table-cell>
        </table:table-row>
        <table:table-row>
          <table:table-cell office:value="22" office:value-type="float"/>
          <table:table-cell office:value="17" office:value-type="float"/>
          <table:table-cell office:value="2" office:value-type="float"/>
          <table:table-cell office:value-type="string">
            <text:p/>
          </table:table-cell>
        </table:table-row>
        <table:table-row>
          <table:table-cell office:value="23" office:value-type="float"/>
          <table:table-cell office:value="53" office:value-type="float"/>
          <table:table-cell office:value="2" office:value-type="float"/>
          <table:table-cell office:value-type="string">
            <text:p/>
          </table:table-cell>
        </table:table-row>
        <table:table-row>
          <table:table-cell office:value="24" office:value-type="float"/>
          <table:table-cell office:value="34" office:value-type="float"/>
          <table:table-cell office:value="2" office:value-type="float"/>
          <table:table-cell office:value-type="string">
            <text:p/>
          </table:table-cell>
        </table:table-row>
        <table:table-row>
          <table:table-cell office:value="25" office:value-type="float"/>
          <table:table-cell office:value="20" office:value-type="float"/>
          <table:table-cell office:value="2" office:value-type="float"/>
          <table:table-cell office:value-type="string">
            <text:p/>
          </table:table-cell>
        </table:table-row>
        <table:table-row>
          <table:table-cell office:value="26" office:value-type="float"/>
          <table:table-cell office:value="21" office:value-type="float"/>
          <table:table-cell office:value="2" office:value-type="float"/>
          <table:table-cell office:value-type="string">
            <text:p/>
          </table:table-cell>
        </table:table-row>
        <table:table-row>
          <table:table-cell office:value="27" office:value-type="float"/>
          <table:table-cell office:value="22" office:value-type="float"/>
          <table:table-cell office:value="2" office:value-type="float"/>
          <table:table-cell office:value-type="string">
            <text:p/>
          </table:table-cell>
        </table:table-row>
        <table:table-row>
          <table:table-cell office:value="28" office:value-type="float"/>
          <table:table-cell office:value="23" office:value-type="float"/>
          <table:table-cell office:value="2" office:value-type="float"/>
          <table:table-cell office:value-type="string">
            <text:p/>
          </table:table-cell>
        </table:table-row>
        <table:table-row>
          <table:table-cell office:value="29" office:value-type="float"/>
          <table:table-cell office:value="41" office:value-type="float"/>
          <table:table-cell office:value="2" office:value-type="float"/>
          <table:table-cell office:value-type="string">
            <text:p/>
          </table:table-cell>
        </table:table-row>
        <table:table-row>
          <table:table-cell office:value="30" office:value-type="float"/>
          <table:table-cell office:value="44" office:value-type="float"/>
          <table:table-cell office:value="2" office:value-type="float"/>
          <table:table-cell office:value-type="string">
            <text:p/>
          </table:table-cell>
        </table:table-row>
        <table:table-row>
          <table:table-cell office:value="31" office:value-type="float"/>
          <table:table-cell office:value="38" office:value-type="float"/>
          <table:table-cell office:value="2" office:value-type="float"/>
          <table:table-cell office:value-type="string">
            <text:p/>
          </table:table-cell>
        </table:table-row>
        <table:table-row>
          <table:table-cell office:value="33" office:value-type="float"/>
          <table:table-cell office:value="1" office:value-type="float"/>
          <table:table-cell office:value="2" office:value-type="float"/>
          <table:table-cell office:value-type="string">
            <text:p/>
          </table:table-cell>
        </table:table-row>
        <table:table-row>
          <table:table-cell office:value="34" office:value-type="float"/>
          <table:table-cell office:value="40" office:value-type="float"/>
          <table:table-cell office:value="2" office:value-type="float"/>
          <table:table-cell office:value-type="string">
            <text:p/>
          </table:table-cell>
        </table:table-row>
        <table:table-row>
          <table:table-cell office:value="35" office:value-type="float"/>
          <table:table-cell office:value="42" office:value-type="float"/>
          <table:table-cell office:value="2" office:value-type="float"/>
          <table:table-cell office:value-type="string">
            <text:p/>
          </table:table-cell>
        </table:table-row>
        <table:table-row>
          <table:table-cell office:value="36" office:value-type="float"/>
          <table:table-cell office:value="15" office:value-type="float"/>
          <table:table-cell office:value="2" office:value-type="float"/>
          <table:table-cell office:value-type="string">
            <text:p/>
          </table:table-cell>
        </table:table-row>
        <table:table-row>
          <table:table-cell office:value="37" office:value-type="float"/>
          <table:table-cell office:value="28" office:value-type="float"/>
          <table:table-cell office:value="2" office:value-type="float"/>
          <table:table-cell office:value-type="string">
            <text:p/>
          </table:table-cell>
        </table:table-row>
        <table:table-row>
          <table:table-cell office:value="39" office:value-type="float"/>
          <table:table-cell office:value="37" office:value-type="float"/>
          <table:table-cell office:value="2" office:value-type="float"/>
          <table:table-cell office:value-type="string">
            <text:p/>
          </table:table-cell>
        </table:table-row>
        <table:table-row>
          <table:table-cell office:value="40" office:value-type="float"/>
          <table:table-cell office:value="19" office:value-type="float"/>
          <table:table-cell office:value="2" office:value-type="float"/>
          <table:table-cell office:value-type="string">
            <text:p/>
          </table:table-cell>
        </table:table-row>
        <table:table-row>
          <table:table-cell office:value="41" office:value-type="float"/>
          <table:table-cell office:value="43" office:value-type="float"/>
          <table:table-cell office:value="2" office:value-type="float"/>
          <table:table-cell office:value-type="string">
            <text:p/>
          </table:table-cell>
        </table:table-row>
        <table:table-row>
          <table:table-cell office:value="42" office:value-type="float"/>
          <table:table-cell office:value="12" office:value-type="float"/>
          <table:table-cell office:value="2" office:value-type="float"/>
          <table:table-cell office:value-type="string">
            <text:p/>
          </table:table-cell>
        </table:table-row>
        <table:table-row>
          <table:table-cell office:value="43" office:value-type="float"/>
          <table:table-cell office:value="33" office:value-type="float"/>
          <table:table-cell office:value="2" office:value-type="float"/>
          <table:table-cell office:value-type="string">
            <text:p/>
          </table:table-cell>
        </table:table-row>
        <table:table-row>
          <table:table-cell office:value="44" office:value-type="float"/>
          <table:table-cell office:value="55" office:value-type="float"/>
          <table:table-cell office:value="2" office:value-type="float"/>
          <table:table-cell office:value-type="string">
            <text:p/>
          </table:table-cell>
        </table:table-row>
        <table:table-row>
          <table:table-cell office:value="46" office:value-type="float"/>
          <table:table-cell office:value="32" office:value-type="float"/>
          <table:table-cell office:value="2" office:value-type="float"/>
          <table:table-cell office:value-type="string">
            <text:p/>
          </table:table-cell>
        </table:table-row>
        <table:table-row>
          <table:table-cell office:value="47" office:value-type="float"/>
          <table:table-cell office:value="2" office:value-type="float"/>
          <table:table-cell office:value="2" office:value-type="float"/>
          <table:table-cell office:value-type="string">
            <text:p/>
          </table:table-cell>
        </table:table-row>
        <table:table-row>
          <table:table-cell office:value="48" office:value-type="float"/>
          <table:table-cell office:value="25" office:value-type="float"/>
          <table:table-cell office:value="2" office:value-type="float"/>
          <table:table-cell office:value-type="string">
            <text:p/>
          </table:table-cell>
        </table:table-row>
        <table:table-row>
          <table:table-cell office:value="50" office:value-type="float"/>
          <table:table-cell office:value="5" office:value-type="float"/>
          <table:table-cell office:value="3" office:value-type="float"/>
          <table:table-cell office:value-type="string">
            <text:p/>
          </table:table-cell>
        </table:table-row>
        <table:table-row>
          <table:table-cell office:value="53" office:value-type="float"/>
          <table:table-cell office:value="52" office:value-type="float"/>
          <table:table-cell office:value="3" office:value-type="float"/>
          <table:table-cell office:value-type="string">
            <text:p/>
          </table:table-cell>
        </table:table-row>
        <table:table-row>
          <table:table-cell office:value="54" office:value-type="float"/>
          <table:table-cell office:value="54" office:value-type="float"/>
          <table:table-cell office:value="3" office:value-type="float"/>
          <table:table-cell office:value-type="string">
            <text:p/>
          </table:table-cell>
        </table:table-row>
        <table:table-row>
          <table:table-cell office:value="56" office:value-type="float"/>
          <table:table-cell office:value="10" office:value-type="float"/>
          <table:table-cell office:value="3" office:value-type="float"/>
          <table:table-cell office:value-type="string">
            <text:p/>
          </table:table-cell>
        </table:table-row>
        <table:table-row>
          <table:table-cell office:value="57" office:value-type="float"/>
          <table:table-cell office:value="31" office:value-type="float"/>
          <table:table-cell office:value="3" office:value-type="float"/>
          <table:table-cell office:value-type="string">
            <text:p/>
          </table:table-cell>
        </table:table-row>
        <table:table-row>
          <table:table-cell office:value="58" office:value-type="float"/>
          <table:table-cell office:value="31" office:value-type="float"/>
          <table:table-cell office:value="3" office:value-type="float"/>
          <table:table-cell office:value-type="string">
            <text:p/>
          </table:table-cell>
        </table:table-row>
        <table:table-row>
          <table:table-cell office:value="59" office:value-type="float"/>
          <table:table-cell office:value="36" office:value-type="float"/>
          <table:table-cell office:value="3" office:value-type="float"/>
          <table:table-cell office:value-type="string">
            <text:p/>
          </table:table-cell>
        </table:table-row>
        <table:table-row>
          <table:table-cell office:value="60" office:value-type="float"/>
          <table:table-cell office:value="46" office:value-type="float"/>
          <table:table-cell office:value="3" office:value-type="float"/>
          <table:table-cell office:value-type="string">
            <text:p/>
          </table:table-cell>
        </table:table-row>
        <table:table-row>
          <table:table-cell office:value="63" office:value-type="float"/>
          <table:table-cell office:value="56" office:value-type="float"/>
          <table:table-cell office:value="5" office:value-type="float"/>
          <table:table-cell office:value-type="string">
            <text:p/>
          </table:table-cell>
        </table:table-row>
        <table:table-row>
          <table:table-cell office:value="64" office:value-type="float"/>
          <table:table-cell office:value="57" office:value-type="float"/>
          <table:table-cell office:value="5" office:value-type="float"/>
          <table:table-cell office:value-type="string">
            <text:p/>
          </table:table-cell>
        </table:table-row>
        <table:table-row>
          <table:table-cell office:value="65" office:value-type="float"/>
          <table:table-cell office:value="59" office:value-type="float"/>
          <table:table-cell office:value="5" office:value-type="float"/>
          <table:table-cell office:value-type="string">
            <text:p/>
          </table:table-cell>
        </table:table-row>
        <table:table-row>
          <table:table-cell office:value="67" office:value-type="float"/>
          <table:table-cell office:value="40" office:value-type="float"/>
          <table:table-cell office:value="5" office:value-type="float"/>
          <table:table-cell office:value-type="string">
            <text:p/>
          </table:table-cell>
        </table:table-row>
        <table:table-row>
          <table:table-cell office:value="68" office:value-type="float"/>
          <table:table-cell office:value="1" office:value-type="float"/>
          <table:table-cell office:value="1" office:value-type="float"/>
          <table:table-cell office:value-type="string">
            <text:p/>
          </table:table-cell>
        </table:table-row>
        <table:table-row>
          <table:table-cell office:value="69" office:value-type="float"/>
          <table:table-cell office:value="62" office:value-type="float"/>
          <table:table-cell office:value="5" office:value-type="float"/>
          <table:table-cell office:value-type="string">
            <text:p/>
          </table:table-cell>
        </table:table-row>
        <table:table-row>
          <table:table-cell office:value="70" office:value-type="float"/>
          <table:table-cell office:value="63" office:value-type="float"/>
          <table:table-cell office:value="5" office:value-type="float"/>
          <table:table-cell office:value-type="string">
            <text:p/>
          </table:table-cell>
        </table:table-row>
        <table:table-row>
          <table:table-cell office:value="71" office:value-type="float"/>
          <table:table-cell office:value="64" office:value-type="float"/>
          <table:table-cell office:value="5" office:value-type="float"/>
          <table:table-cell office:value-type="string">
            <text:p/>
          </table:table-cell>
        </table:table-row>
        <table:table-row>
          <table:table-cell office:value="72" office:value-type="float"/>
          <table:table-cell office:value="36" office:value-type="float"/>
          <table:table-cell office:value="5" office:value-type="float"/>
          <table:table-cell office:value-type="string">
            <text:p/>
          </table:table-cell>
        </table:table-row>
        <table:table-row>
          <table:table-cell office:value="73" office:value-type="float"/>
          <table:table-cell office:value="20" office:value-type="float"/>
          <table:table-cell office:value="5" office:value-type="float"/>
          <table:table-cell office:value-type="string">
            <text:p/>
          </table:table-cell>
        </table:table-row>
        <table:table-row>
          <table:table-cell office:value="74" office:value-type="float"/>
          <table:table-cell office:value="43" office:value-type="float"/>
          <table:table-cell office:value="5" office:value-type="float"/>
          <table:table-cell office:value-type="string">
            <text:p/>
          </table:table-cell>
        </table:table-row>
        <table:table-row>
          <table:table-cell office:value="75" office:value-type="float"/>
          <table:table-cell office:value="31" office:value-type="float"/>
          <table:table-cell office:value="5" office:value-type="float"/>
          <table:table-cell office:value-type="string">
            <text:p/>
          </table:table-cell>
        </table:table-row>
        <table:table-row>
          <table:table-cell office:value="77" office:value-type="float"/>
          <table:table-cell office:value="31" office:value-type="float"/>
          <table:table-cell office:value="6" office:value-type="float"/>
          <table:table-cell office:value-type="string">
            <text:p/>
          </table:table-cell>
        </table:table-row>
        <table:table-row>
          <table:table-cell office:value="78" office:value-type="float"/>
          <table:table-cell office:value="54" office:value-type="float"/>
          <table:table-cell office:value="6" office:value-type="float"/>
          <table:table-cell office:value-type="string">
            <text:p/>
          </table:table-cell>
        </table:table-row>
        <table:table-row>
          <table:table-cell office:value="79" office:value-type="float"/>
          <table:table-cell office:value="68" office:value-type="float"/>
          <table:table-cell office:value="6" office:value-type="float"/>
          <table:table-cell office:value-type="string">
            <text:p/>
          </table:table-cell>
        </table:table-row>
        <table:table-row>
          <table:table-cell office:value="80" office:value-type="float"/>
          <table:table-cell office:value="69" office:value-type="float"/>
          <table:table-cell office:value="6" office:value-type="float"/>
          <table:table-cell office:value-type="string">
            <text:p/>
          </table:table-cell>
        </table:table-row>
        <table:table-row>
          <table:table-cell office:value="81" office:value-type="float"/>
          <table:table-cell office:value="10" office:value-type="float"/>
          <table:table-cell office:value="9" office:value-type="float"/>
          <table:table-cell office:value-type="string">
            <text:p/>
          </table:table-cell>
        </table:table-row>
        <table:table-row>
          <table:table-cell office:value="82" office:value-type="float"/>
          <table:table-cell office:value="36" office:value-type="float"/>
          <table:table-cell office:value="9" office:value-type="float"/>
          <table:table-cell office:value-type="string">
            <text:p/>
          </table:table-cell>
        </table:table-row>
        <table:table-row>
          <table:table-cell office:value="83" office:value-type="float"/>
          <table:table-cell office:value="46" office:value-type="float"/>
          <table:table-cell office:value="9" office:value-type="float"/>
          <table:table-cell office:value-type="string">
            <text:p/>
          </table:table-cell>
        </table:table-row>
        <table:table-row>
          <table:table-cell office:value="84" office:value-type="float"/>
          <table:table-cell office:value="5" office:value-type="float"/>
          <table:table-cell office:value="9" office:value-type="float"/>
          <table:table-cell office:value-type="string">
            <text:p/>
          </table:table-cell>
        </table:table-row>
        <table:table-row>
          <table:table-cell office:value="85" office:value-type="float"/>
          <table:table-cell office:value="31" office:value-type="float"/>
          <table:table-cell office:value="9" office:value-type="float"/>
          <table:table-cell office:value-type="string">
            <text:p/>
          </table:table-cell>
        </table:table-row>
        <table:table-row>
          <table:table-cell office:value="86" office:value-type="float"/>
          <table:table-cell office:value="54" office:value-type="float"/>
          <table:table-cell office:value="9" office:value-type="float"/>
          <table:table-cell office:value-type="string">
            <text:p/>
          </table:table-cell>
        </table:table-row>
        <table:table-row>
          <table:table-cell office:value="87" office:value-type="float"/>
          <table:table-cell office:value="27" office:value-type="float"/>
          <table:table-cell office:value="9" office:value-type="float"/>
          <table:table-cell office:value-type="string">
            <text:p/>
          </table:table-cell>
        </table:table-row>
        <table:table-row>
          <table:table-cell office:value="89" office:value-type="float"/>
          <table:table-cell office:value="61" office:value-type="float"/>
          <table:table-cell office:value="5" office:value-type="float"/>
          <table:table-cell office:value-type="string">
            <text:p/>
          </table:table-cell>
        </table:table-row>
        <table:table-row>
          <table:table-cell office:value="90" office:value-type="float"/>
          <table:table-cell office:value="61" office:value-type="float"/>
          <table:table-cell office:value="9" office:value-type="float"/>
          <table:table-cell office:value-type="string">
            <text:p/>
          </table:table-cell>
        </table:table-row>
        <table:table-row>
          <table:table-cell office:value="91" office:value-type="float"/>
          <table:table-cell office:value="70" office:value-type="float"/>
          <table:table-cell office:value="9" office:value-type="float"/>
          <table:table-cell office:value-type="string">
            <text:p/>
          </table:table-cell>
        </table:table-row>
        <table:table-row>
          <table:table-cell office:value="92" office:value-type="float"/>
          <table:table-cell office:value="71" office:value-type="float"/>
          <table:table-cell office:value="10" office:value-type="float"/>
          <table:table-cell office:value-type="string">
            <text:p/>
          </table:table-cell>
        </table:table-row>
        <table:table-row>
          <table:table-cell office:value="93" office:value-type="float"/>
          <table:table-cell office:value="36" office:value-type="float"/>
          <table:table-cell office:value="10" office:value-type="float"/>
          <table:table-cell office:value-type="string">
            <text:p>Measured per HH</text:p>
          </table:table-cell>
        </table:table-row>
        <table:table-row>
          <table:table-cell office:value="94" office:value-type="float"/>
          <table:table-cell office:value="5" office:value-type="float"/>
          <table:table-cell office:value="10" office:value-type="float"/>
          <table:table-cell office:value-type="string">
            <text:p/>
          </table:table-cell>
        </table:table-row>
        <table:table-row>
          <table:table-cell office:value="95" office:value-type="float"/>
          <table:table-cell office:value="27" office:value-type="float"/>
          <table:table-cell office:value="10" office:value-type="float"/>
          <table:table-cell office:value-type="string">
            <text:p/>
          </table:table-cell>
        </table:table-row>
        <table:table-row>
          <table:table-cell office:value="96" office:value-type="float"/>
          <table:table-cell office:value="24" office:value-type="float"/>
          <table:table-cell office:value="10" office:value-type="float"/>
          <table:table-cell office:value-type="string">
            <text:p/>
          </table:table-cell>
        </table:table-row>
        <table:table-row>
          <table:table-cell office:value="97" office:value-type="float"/>
          <table:table-cell office:value="46" office:value-type="float"/>
          <table:table-cell office:value="10" office:value-type="float"/>
          <table:table-cell office:value-type="string">
            <text:p/>
          </table:table-cell>
        </table:table-row>
        <table:table-row>
          <table:table-cell office:value="98" office:value-type="float"/>
          <table:table-cell office:value="72" office:value-type="float"/>
          <table:table-cell office:value="10" office:value-type="float"/>
          <table:table-cell office:value-type="string">
            <text:p/>
          </table:table-cell>
        </table:table-row>
        <table:table-row>
          <table:table-cell office:value="99" office:value-type="float"/>
          <table:table-cell office:value="31" office:value-type="float"/>
          <table:table-cell office:value="10" office:value-type="float"/>
          <table:table-cell office:value-type="string">
            <text:p/>
          </table:table-cell>
        </table:table-row>
        <table:table-row>
          <table:table-cell office:value="100" office:value-type="float"/>
          <table:table-cell office:value="74" office:value-type="float"/>
          <table:table-cell office:value="10" office:value-type="float"/>
          <table:table-cell office:value-type="string">
            <text:p/>
          </table:table-cell>
        </table:table-row>
        <table:table-row>
          <table:table-cell office:value="101" office:value-type="float"/>
          <table:table-cell office:value="73" office:value-type="float"/>
          <table:table-cell office:value="10" office:value-type="float"/>
          <table:table-cell office:value-type="string">
            <text:p/>
          </table:table-cell>
        </table:table-row>
        <table:table-row>
          <table:table-cell office:value="102" office:value-type="float"/>
          <table:table-cell office:value="36" office:value-type="float"/>
          <table:table-cell office:value="11" office:value-type="float"/>
          <table:table-cell office:value-type="string">
            <text:p/>
          </table:table-cell>
        </table:table-row>
        <table:table-row>
          <table:table-cell office:value="103" office:value-type="float"/>
          <table:table-cell office:value="5" office:value-type="float"/>
          <table:table-cell office:value="11" office:value-type="float"/>
          <table:table-cell office:value-type="string">
            <text:p/>
          </table:table-cell>
        </table:table-row>
        <table:table-row>
          <table:table-cell office:value="104" office:value-type="float"/>
          <table:table-cell office:value="27" office:value-type="float"/>
          <table:table-cell office:value="11" office:value-type="float"/>
          <table:table-cell office:value-type="string">
            <text:p/>
          </table:table-cell>
        </table:table-row>
        <table:table-row>
          <table:table-cell office:value="105" office:value-type="float"/>
          <table:table-cell office:value="28" office:value-type="float"/>
          <table:table-cell office:value="11" office:value-type="float"/>
          <table:table-cell office:value-type="string">
            <text:p/>
          </table:table-cell>
        </table:table-row>
        <table:table-row>
          <table:table-cell office:value="107" office:value-type="float"/>
          <table:table-cell office:value="72" office:value-type="float"/>
          <table:table-cell office:value="11" office:value-type="float"/>
          <table:table-cell office:value-type="string">
            <text:p/>
          </table:table-cell>
        </table:table-row>
        <table:table-row>
          <table:table-cell office:value="108" office:value-type="float"/>
          <table:table-cell office:value="31" office:value-type="float"/>
          <table:table-cell office:value="11" office:value-type="float"/>
          <table:table-cell office:value-type="string">
            <text:p/>
          </table:table-cell>
        </table:table-row>
        <table:table-row>
          <table:table-cell office:value="109" office:value-type="float"/>
          <table:table-cell office:value="73" office:value-type="float"/>
          <table:table-cell office:value="11" office:value-type="float"/>
          <table:table-cell office:value-type="string">
            <text:p/>
          </table:table-cell>
        </table:table-row>
        <table:table-row>
          <table:table-cell office:value="110" office:value-type="float"/>
          <table:table-cell office:value="74" office:value-type="float"/>
          <table:table-cell office:value="11" office:value-type="float"/>
          <table:table-cell office:value-type="string">
            <text:p/>
          </table:table-cell>
        </table:table-row>
        <table:table-row>
          <table:table-cell office:value="111" office:value-type="float"/>
          <table:table-cell office:value="27" office:value-type="float"/>
          <table:table-cell office:value="12" office:value-type="float"/>
          <table:table-cell office:value-type="string">
            <text:p/>
          </table:table-cell>
        </table:table-row>
        <table:table-row>
          <table:table-cell office:value="112" office:value-type="float"/>
          <table:table-cell office:value="10" office:value-type="float"/>
          <table:table-cell office:value="12" office:value-type="float"/>
          <table:table-cell office:value-type="string">
            <text:p/>
          </table:table-cell>
        </table:table-row>
        <table:table-row>
          <table:table-cell office:value="113" office:value-type="float"/>
          <table:table-cell office:value="14" office:value-type="float"/>
          <table:table-cell office:value="12" office:value-type="float"/>
          <table:table-cell office:value-type="string">
            <text:p>Inversed measurement. Own resources vs total Water</text:p>
          </table:table-cell>
        </table:table-row>
        <table:table-row>
          <table:table-cell office:value="114" office:value-type="float"/>
          <table:table-cell office:value="75" office:value-type="float"/>
          <table:table-cell office:value="12" office:value-type="float"/>
          <table:table-cell office:value-type="string">
            <text:p/>
          </table:table-cell>
        </table:table-row>
        <table:table-row>
          <table:table-cell office:value="115" office:value-type="float"/>
          <table:table-cell office:value="76" office:value-type="float"/>
          <table:table-cell office:value="12" office:value-type="float"/>
          <table:table-cell office:value-type="string">
            <text:p/>
          </table:table-cell>
        </table:table-row>
        <table:table-row>
          <table:table-cell office:value="116" office:value-type="float"/>
          <table:table-cell office:value="77" office:value-type="float"/>
          <table:table-cell office:value="12" office:value-type="float"/>
          <table:table-cell office:value-type="string">
            <text:p/>
          </table:table-cell>
        </table:table-row>
        <table:table-row>
          <table:table-cell office:value="117" office:value-type="float"/>
          <table:table-cell office:value="78" office:value-type="float"/>
          <table:table-cell office:value="12" office:value-type="float"/>
          <table:table-cell office:value-type="string">
            <text:p/>
          </table:table-cell>
        </table:table-row>
        <table:table-row>
          <table:table-cell office:value="118" office:value-type="float"/>
          <table:table-cell office:value="79" office:value-type="float"/>
          <table:table-cell office:value="12" office:value-type="float"/>
          <table:table-cell office:value-type="string">
            <text:p/>
          </table:table-cell>
        </table:table-row>
        <table:table-row>
          <table:table-cell office:value="119" office:value-type="float"/>
          <table:table-cell office:value="80" office:value-type="float"/>
          <table:table-cell office:value="12" office:value-type="float"/>
          <table:table-cell office:value-type="string">
            <text:p/>
          </table:table-cell>
        </table:table-row>
        <table:table-row>
          <table:table-cell office:value="120" office:value-type="float"/>
          <table:table-cell office:value="81" office:value-type="float"/>
          <table:table-cell office:value="12" office:value-type="float"/>
          <table:table-cell office:value-type="string">
            <text:p/>
          </table:table-cell>
        </table:table-row>
        <table:table-row>
          <table:table-cell office:value="121" office:value-type="float"/>
          <table:table-cell office:value="83" office:value-type="float"/>
          <table:table-cell office:value="12" office:value-type="float"/>
          <table:table-cell office:value-type="string">
            <text:p/>
          </table:table-cell>
        </table:table-row>
        <table:table-row>
          <table:table-cell office:value="122" office:value-type="float"/>
          <table:table-cell office:value="84" office:value-type="float"/>
          <table:table-cell office:value="12" office:value-type="float"/>
          <table:table-cell office:value-type="string">
            <text:p/>
          </table:table-cell>
        </table:table-row>
        <table:table-row>
          <table:table-cell office:value="123" office:value-type="float"/>
          <table:table-cell office:value="85" office:value-type="float"/>
          <table:table-cell office:value="12" office:value-type="float"/>
          <table:table-cell office:value-type="string">
            <text:p/>
          </table:table-cell>
        </table:table-row>
        <table:table-row>
          <table:table-cell office:value="124" office:value-type="float"/>
          <table:table-cell office:value="86" office:value-type="float"/>
          <table:table-cell office:value="12" office:value-type="float"/>
          <table:table-cell office:value-type="string">
            <text:p/>
          </table:table-cell>
        </table:table-row>
        <table:table-row>
          <table:table-cell office:value="125" office:value-type="float"/>
          <table:table-cell office:value="87" office:value-type="float"/>
          <table:table-cell office:value="12" office:value-type="float"/>
          <table:table-cell office:value-type="string">
            <text:p/>
          </table:table-cell>
        </table:table-row>
        <table:table-row>
          <table:table-cell office:value="126" office:value-type="float"/>
          <table:table-cell office:value="88" office:value-type="float"/>
          <table:table-cell office:value="12" office:value-type="float"/>
          <table:table-cell office:value-type="string">
            <text:p/>
          </table:table-cell>
        </table:table-row>
        <table:table-row>
          <table:table-cell office:value="127" office:value-type="float"/>
          <table:table-cell office:value="89" office:value-type="float"/>
          <table:table-cell office:value="12" office:value-type="float"/>
          <table:table-cell office:value-type="string">
            <text:p/>
          </table:table-cell>
        </table:table-row>
        <table:table-row>
          <table:table-cell office:value="128" office:value-type="float"/>
          <table:table-cell office:value="90" office:value-type="float"/>
          <table:table-cell office:value="12" office:value-type="float"/>
          <table:table-cell office:value-type="string">
            <text:p/>
          </table:table-cell>
        </table:table-row>
        <table:table-row>
          <table:table-cell office:value="129" office:value-type="float"/>
          <table:table-cell office:value="91" office:value-type="float"/>
          <table:table-cell office:value="12" office:value-type="float"/>
          <table:table-cell office:value-type="string">
            <text:p/>
          </table:table-cell>
        </table:table-row>
        <table:table-row>
          <table:table-cell office:value="130" office:value-type="float"/>
          <table:table-cell office:value="92" office:value-type="float"/>
          <table:table-cell office:value="12" office:value-type="float"/>
          <table:table-cell office:value-type="string">
            <text:p/>
          </table:table-cell>
        </table:table-row>
        <table:table-row>
          <table:table-cell office:value="131" office:value-type="float"/>
          <table:table-cell office:value="93" office:value-type="float"/>
          <table:table-cell office:value="12" office:value-type="float"/>
          <table:table-cell office:value-type="string">
            <text:p/>
          </table:table-cell>
        </table:table-row>
        <table:table-row>
          <table:table-cell office:value="132" office:value-type="float"/>
          <table:table-cell office:value="94" office:value-type="float"/>
          <table:table-cell office:value="12" office:value-type="float"/>
          <table:table-cell office:value-type="string">
            <text:p/>
          </table:table-cell>
        </table:table-row>
        <table:table-row>
          <table:table-cell office:value="133" office:value-type="float"/>
          <table:table-cell office:value="95" office:value-type="float"/>
          <table:table-cell office:value="12" office:value-type="float"/>
          <table:table-cell office:value-type="string">
            <text:p/>
          </table:table-cell>
        </table:table-row>
        <table:table-row>
          <table:table-cell office:value="134" office:value-type="float"/>
          <table:table-cell office:value="96" office:value-type="float"/>
          <table:table-cell office:value="12" office:value-type="float"/>
          <table:table-cell office:value-type="string">
            <text:p/>
          </table:table-cell>
        </table:table-row>
        <table:table-row>
          <table:table-cell office:value="135" office:value-type="float"/>
          <table:table-cell office:value="56" office:value-type="float"/>
          <table:table-cell office:value="12" office:value-type="float"/>
          <table:table-cell office:value-type="string">
            <text:p>measured as kWh/m3/100m</text:p>
          </table:table-cell>
        </table:table-row>
        <table:table-row>
          <table:table-cell office:value="136" office:value-type="float"/>
          <table:table-cell office:value="97" office:value-type="float"/>
          <table:table-cell office:value="12" office:value-type="float"/>
          <table:table-cell office:value-type="string">
            <text:p/>
          </table:table-cell>
        </table:table-row>
        <table:table-row>
          <table:table-cell office:value="137" office:value-type="float"/>
          <table:table-cell office:value="98" office:value-type="float"/>
          <table:table-cell office:value="12" office:value-type="float"/>
          <table:table-cell office:value-type="string">
            <text:p/>
          </table:table-cell>
        </table:table-row>
        <table:table-row>
          <table:table-cell office:value="138" office:value-type="float"/>
          <table:table-cell office:value="99" office:value-type="float"/>
          <table:table-cell office:value="12" office:value-type="float"/>
          <table:table-cell office:value-type="string">
            <text:p/>
          </table:table-cell>
        </table:table-row>
        <table:table-row>
          <table:table-cell office:value="139" office:value-type="float"/>
          <table:table-cell office:value="100" office:value-type="float"/>
          <table:table-cell office:value="12" office:value-type="float"/>
          <table:table-cell office:value-type="string">
            <text:p/>
          </table:table-cell>
        </table:table-row>
        <table:table-row>
          <table:table-cell office:value="140" office:value-type="float"/>
          <table:table-cell office:value="24" office:value-type="float"/>
          <table:table-cell office:value="12" office:value-type="float"/>
          <table:table-cell office:value-type="string">
            <text:p/>
          </table:table-cell>
        </table:table-row>
        <table:table-row>
          <table:table-cell office:value="141" office:value-type="float"/>
          <table:table-cell office:value="28" office:value-type="float"/>
          <table:table-cell office:value="12" office:value-type="float"/>
          <table:table-cell office:value-type="string">
            <text:p/>
          </table:table-cell>
        </table:table-row>
        <table:table-row>
          <table:table-cell office:value="142" office:value-type="float"/>
          <table:table-cell office:value="101" office:value-type="float"/>
          <table:table-cell office:value="12" office:value-type="float"/>
          <table:table-cell office:value-type="string">
            <text:p/>
          </table:table-cell>
        </table:table-row>
        <table:table-row>
          <table:table-cell office:value="143" office:value-type="float"/>
          <table:table-cell office:value="102" office:value-type="float"/>
          <table:table-cell office:value="12" office:value-type="float"/>
          <table:table-cell office:value-type="string">
            <text:p/>
          </table:table-cell>
        </table:table-row>
        <table:table-row>
          <table:table-cell office:value="144" office:value-type="float"/>
          <table:table-cell office:value="103" office:value-type="float"/>
          <table:table-cell office:value="12" office:value-type="float"/>
          <table:table-cell office:value-type="string">
            <text:p/>
          </table:table-cell>
        </table:table-row>
        <table:table-row>
          <table:table-cell office:value="145" office:value-type="float"/>
          <table:table-cell office:value="104" office:value-type="float"/>
          <table:table-cell office:value="12" office:value-type="float"/>
          <table:table-cell office:value-type="string">
            <text:p/>
          </table:table-cell>
        </table:table-row>
        <table:table-row>
          <table:table-cell office:value="146" office:value-type="float"/>
          <table:table-cell office:value="105" office:value-type="float"/>
          <table:table-cell office:value="12" office:value-type="float"/>
          <table:table-cell office:value-type="string">
            <text:p/>
          </table:table-cell>
        </table:table-row>
        <table:table-row>
          <table:table-cell office:value="147" office:value-type="float"/>
          <table:table-cell office:value="39" office:value-type="float"/>
          <table:table-cell office:value="12" office:value-type="float"/>
          <table:table-cell office:value-type="string">
            <text:p/>
          </table:table-cell>
        </table:table-row>
        <table:table-row>
          <table:table-cell office:value="148" office:value-type="float"/>
          <table:table-cell office:value="47" office:value-type="float"/>
          <table:table-cell office:value="12" office:value-type="float"/>
          <table:table-cell office:value-type="string">
            <text:p/>
          </table:table-cell>
        </table:table-row>
        <table:table-row>
          <table:table-cell office:value="149" office:value-type="float"/>
          <table:table-cell office:value="106" office:value-type="float"/>
          <table:table-cell office:value="12" office:value-type="float"/>
          <table:table-cell office:value-type="string">
            <text:p/>
          </table:table-cell>
        </table:table-row>
        <table:table-row>
          <table:table-cell office:value="150" office:value-type="float"/>
          <table:table-cell office:value="107" office:value-type="float"/>
          <table:table-cell office:value="12" office:value-type="float"/>
          <table:table-cell office:value-type="string">
            <text:p/>
          </table:table-cell>
        </table:table-row>
        <table:table-row>
          <table:table-cell office:value="152" office:value-type="float"/>
          <table:table-cell office:value="13" office:value-type="float"/>
          <table:table-cell office:value="12" office:value-type="float"/>
          <table:table-cell office:value-type="string">
            <text:p/>
          </table:table-cell>
        </table:table-row>
        <table:table-row>
          <table:table-cell office:value="153" office:value-type="float"/>
          <table:table-cell office:value="34" office:value-type="float"/>
          <table:table-cell office:value="12" office:value-type="float"/>
          <table:table-cell office:value-type="string">
            <text:p/>
          </table:table-cell>
        </table:table-row>
        <table:table-row>
          <table:table-cell office:value="154" office:value-type="float"/>
          <table:table-cell office:value="108" office:value-type="float"/>
          <table:table-cell office:value="12" office:value-type="float"/>
          <table:table-cell office:value-type="string">
            <text:p/>
          </table:table-cell>
        </table:table-row>
        <table:table-row>
          <table:table-cell office:value="156" office:value-type="float"/>
          <table:table-cell office:value="48" office:value-type="float"/>
          <table:table-cell office:value="12" office:value-type="float"/>
          <table:table-cell office:value-type="string">
            <text:p/>
          </table:table-cell>
        </table:table-row>
        <table:table-row>
          <table:table-cell office:value="157" office:value-type="float"/>
          <table:table-cell office:value="17" office:value-type="float"/>
          <table:table-cell office:value="12" office:value-type="float"/>
          <table:table-cell office:value-type="string">
            <text:p/>
          </table:table-cell>
        </table:table-row>
        <table:table-row>
          <table:table-cell office:value="158" office:value-type="float"/>
          <table:table-cell office:value="53" office:value-type="float"/>
          <table:table-cell office:value="12" office:value-type="float"/>
          <table:table-cell office:value-type="string">
            <text:p/>
          </table:table-cell>
        </table:table-row>
        <table:table-row>
          <table:table-cell office:value="159" office:value-type="float"/>
          <table:table-cell office:value="111" office:value-type="float"/>
          <table:table-cell office:value="12" office:value-type="float"/>
          <table:table-cell office:value-type="string">
            <text:p/>
          </table:table-cell>
        </table:table-row>
        <table:table-row>
          <table:table-cell office:value="160" office:value-type="float"/>
          <table:table-cell office:value="112" office:value-type="float"/>
          <table:table-cell office:value="12" office:value-type="float"/>
          <table:table-cell office:value-type="string">
            <text:p/>
          </table:table-cell>
        </table:table-row>
        <table:table-row>
          <table:table-cell office:value="161" office:value-type="float"/>
          <table:table-cell office:value="21" office:value-type="float"/>
          <table:table-cell office:value="12" office:value-type="float"/>
          <table:table-cell office:value-type="string">
            <text:p/>
          </table:table-cell>
        </table:table-row>
        <table:table-row>
          <table:table-cell office:value="162" office:value-type="float"/>
          <table:table-cell office:value="113" office:value-type="float"/>
          <table:table-cell office:value="12" office:value-type="float"/>
          <table:table-cell office:value-type="string">
            <text:p/>
          </table:table-cell>
        </table:table-row>
        <table:table-row>
          <table:table-cell office:value="163" office:value-type="float"/>
          <table:table-cell office:value="22" office:value-type="float"/>
          <table:table-cell office:value="12" office:value-type="float"/>
          <table:table-cell office:value-type="string">
            <text:p/>
          </table:table-cell>
        </table:table-row>
        <table:table-row>
          <table:table-cell office:value="164" office:value-type="float"/>
          <table:table-cell office:value="41" office:value-type="float"/>
          <table:table-cell office:value="12" office:value-type="float"/>
          <table:table-cell office:value-type="string">
            <text:p/>
          </table:table-cell>
        </table:table-row>
        <table:table-row>
          <table:table-cell office:value="165" office:value-type="float"/>
          <table:table-cell office:value="23" office:value-type="float"/>
          <table:table-cell office:value="12" office:value-type="float"/>
          <table:table-cell office:value-type="string">
            <text:p/>
          </table:table-cell>
        </table:table-row>
        <table:table-row>
          <table:table-cell office:value="166" office:value-type="float"/>
          <table:table-cell office:value="38" office:value-type="float"/>
          <table:table-cell office:value="12" office:value-type="float"/>
          <table:table-cell office:value-type="string">
            <text:p/>
          </table:table-cell>
        </table:table-row>
        <table:table-row>
          <table:table-cell office:value="167" office:value-type="float"/>
          <table:table-cell office:value="40" office:value-type="float"/>
          <table:table-cell office:value="12" office:value-type="float"/>
          <table:table-cell office:value-type="string">
            <text:p/>
          </table:table-cell>
        </table:table-row>
        <table:table-row>
          <table:table-cell office:value="168" office:value-type="float"/>
          <table:table-cell office:value="108" office:value-type="float"/>
          <table:table-cell office:value="2" office:value-type="float"/>
          <table:table-cell office:value-type="string">
            <text:p/>
          </table:table-cell>
        </table:table-row>
        <table:table-row>
          <table:table-cell office:value="169" office:value-type="float"/>
          <table:table-cell office:value="1" office:value-type="float"/>
          <table:table-cell office:value="12" office:value-type="float"/>
          <table:table-cell office:value-type="string">
            <text:p/>
          </table:table-cell>
        </table:table-row>
        <table:table-row>
          <table:table-cell office:value="171" office:value-type="float"/>
          <table:table-cell office:value="15" office:value-type="float"/>
          <table:table-cell office:value="12" office:value-type="float"/>
          <table:table-cell office:value-type="string">
            <text:p/>
          </table:table-cell>
        </table:table-row>
        <table:table-row>
          <table:table-cell office:value="172" office:value-type="float"/>
          <table:table-cell office:value="37" office:value-type="float"/>
          <table:table-cell office:value="12" office:value-type="float"/>
          <table:table-cell office:value-type="string">
            <text:p/>
          </table:table-cell>
        </table:table-row>
        <table:table-row>
          <table:table-cell office:value="173" office:value-type="float"/>
          <table:table-cell office:value="19" office:value-type="float"/>
          <table:table-cell office:value="12" office:value-type="float"/>
          <table:table-cell office:value-type="string">
            <text:p/>
          </table:table-cell>
        </table:table-row>
        <table:table-row>
          <table:table-cell office:value="174" office:value-type="float"/>
          <table:table-cell office:value="12" office:value-type="float"/>
          <table:table-cell office:value="12" office:value-type="float"/>
          <table:table-cell office:value-type="string">
            <text:p/>
          </table:table-cell>
        </table:table-row>
        <table:table-row>
          <table:table-cell office:value="399" office:value-type="float"/>
          <table:table-cell office:value="53" office:value-type="float"/>
          <table:table-cell office:value="30" office:value-type="float"/>
          <table:table-cell office:value-type="string">
            <text:p/>
          </table:table-cell>
        </table:table-row>
        <table:table-row>
          <table:table-cell office:value="400" office:value-type="float"/>
          <table:table-cell office:value="5" office:value-type="float"/>
          <table:table-cell office:value="31" office:value-type="float"/>
          <table:table-cell office:value-type="string">
            <text:p/>
          </table:table-cell>
        </table:table-row>
        <table:table-row>
          <table:table-cell office:value="401" office:value-type="float"/>
          <table:table-cell office:value="160" office:value-type="float"/>
          <table:table-cell office:value="31" office:value-type="float"/>
          <table:table-cell office:value-type="string">
            <text:p/>
          </table:table-cell>
        </table:table-row>
        <table:table-row>
          <table:table-cell office:value="403" office:value-type="float"/>
          <table:table-cell office:value="27" office:value-type="float"/>
          <table:table-cell office:value="31" office:value-type="float"/>
          <table:table-cell office:value-type="string">
            <text:p/>
          </table:table-cell>
        </table:table-row>
        <table:table-row>
          <table:table-cell office:value="404" office:value-type="float"/>
          <table:table-cell office:value="133" office:value-type="float"/>
          <table:table-cell office:value="31" office:value-type="float"/>
          <table:table-cell office:value-type="string">
            <text:p/>
          </table:table-cell>
        </table:table-row>
        <table:table-row>
          <table:table-cell office:value="405" office:value-type="float"/>
          <table:table-cell office:value="73" office:value-type="float"/>
          <table:table-cell office:value="31" office:value-type="float"/>
          <table:table-cell office:value-type="string">
            <text:p/>
          </table:table-cell>
        </table:table-row>
        <table:table-row>
          <table:table-cell office:value="406" office:value-type="float"/>
          <table:table-cell office:value="58" office:value-type="float"/>
          <table:table-cell office:value="31" office:value-type="float"/>
          <table:table-cell office:value-type="string">
            <text:p/>
          </table:table-cell>
        </table:table-row>
        <table:table-row>
          <table:table-cell office:value="407" office:value-type="float"/>
          <table:table-cell office:value="126" office:value-type="float"/>
          <table:table-cell office:value="31" office:value-type="float"/>
          <table:table-cell office:value-type="string">
            <text:p/>
          </table:table-cell>
        </table:table-row>
        <table:table-row>
          <table:table-cell office:value="409" office:value-type="float"/>
          <table:table-cell office:value="61" office:value-type="float"/>
          <table:table-cell office:value="31" office:value-type="float"/>
          <table:table-cell office:value-type="string">
            <text:p/>
          </table:table-cell>
        </table:table-row>
        <table:table-row>
          <table:table-cell office:value="410" office:value-type="float"/>
          <table:table-cell office:value="61" office:value-type="float"/>
          <table:table-cell office:value="32" office:value-type="float"/>
          <table:table-cell office:value-type="string">
            <text:p/>
          </table:table-cell>
        </table:table-row>
        <table:table-row>
          <table:table-cell office:value="411" office:value-type="float"/>
          <table:table-cell office:value="58" office:value-type="float"/>
          <table:table-cell office:value="32" office:value-type="float"/>
          <table:table-cell office:value-type="string">
            <text:p/>
          </table:table-cell>
        </table:table-row>
        <table:table-row>
          <table:table-cell office:value="412" office:value-type="float"/>
          <table:table-cell office:value="147" office:value-type="float"/>
          <table:table-cell office:value="32" office:value-type="float"/>
          <table:table-cell office:value-type="string">
            <text:p/>
          </table:table-cell>
        </table:table-row>
        <table:table-row>
          <table:table-cell office:value="413" office:value-type="float"/>
          <table:table-cell office:value="46" office:value-type="float"/>
          <table:table-cell office:value="32" office:value-type="float"/>
          <table:table-cell office:value-type="string">
            <text:p/>
          </table:table-cell>
        </table:table-row>
        <table:table-row>
          <table:table-cell office:value="414" office:value-type="float"/>
          <table:table-cell office:value="31" office:value-type="float"/>
          <table:table-cell office:value="32" office:value-type="float"/>
          <table:table-cell office:value-type="string">
            <text:p/>
          </table:table-cell>
        </table:table-row>
        <table:table-row>
          <table:table-cell office:value="415" office:value-type="float"/>
          <table:table-cell office:value="10" office:value-type="float"/>
          <table:table-cell office:value="33" office:value-type="float"/>
          <table:table-cell office:value-type="string">
            <text:p/>
          </table:table-cell>
        </table:table-row>
        <table:table-row>
          <table:table-cell office:value="416" office:value-type="float"/>
          <table:table-cell office:value="14" office:value-type="float"/>
          <table:table-cell office:value="33" office:value-type="float"/>
          <table:table-cell office:value-type="string">
            <text:p/>
          </table:table-cell>
        </table:table-row>
        <table:table-row>
          <table:table-cell office:value="417" office:value-type="float"/>
          <table:table-cell office:value="31" office:value-type="float"/>
          <table:table-cell office:value="33" office:value-type="float"/>
          <table:table-cell office:value-type="string">
            <text:p/>
          </table:table-cell>
        </table:table-row>
        <table:table-row>
          <table:table-cell office:value="418" office:value-type="float"/>
          <table:table-cell office:value="36" office:value-type="float"/>
          <table:table-cell office:value="33" office:value-type="float"/>
          <table:table-cell office:value-type="string">
            <text:p/>
          </table:table-cell>
        </table:table-row>
        <table:table-row>
          <table:table-cell office:value="419" office:value-type="float"/>
          <table:table-cell office:value="15" office:value-type="float"/>
          <table:table-cell office:value="33" office:value-type="float"/>
          <table:table-cell office:value-type="string">
            <text:p/>
          </table:table-cell>
        </table:table-row>
        <table:table-row>
          <table:table-cell office:value="420" office:value-type="float"/>
          <table:table-cell office:value="143" office:value-type="float"/>
          <table:table-cell office:value="33" office:value-type="float"/>
          <table:table-cell office:value-type="string">
            <text:p/>
          </table:table-cell>
        </table:table-row>
        <table:table-row>
          <table:table-cell office:value="421" office:value-type="float"/>
          <table:table-cell office:value="75" office:value-type="float"/>
          <table:table-cell office:value="33" office:value-type="float"/>
          <table:table-cell office:value-type="string">
            <text:p/>
          </table:table-cell>
        </table:table-row>
        <table:table-row>
          <table:table-cell office:value="422" office:value-type="float"/>
          <table:table-cell office:value="61" office:value-type="float"/>
          <table:table-cell office:value="33" office:value-type="float"/>
          <table:table-cell office:value-type="string">
            <text:p/>
          </table:table-cell>
        </table:table-row>
        <table:table-row>
          <table:table-cell office:value="423" office:value-type="float"/>
          <table:table-cell office:value="5" office:value-type="float"/>
          <table:table-cell office:value="33" office:value-type="float"/>
          <table:table-cell office:value-type="string">
            <text:p/>
          </table:table-cell>
        </table:table-row>
        <table:table-row>
          <table:table-cell office:value="424" office:value-type="float"/>
          <table:table-cell office:value="36" office:value-type="float"/>
          <table:table-cell office:value="33" office:value-type="float"/>
          <table:table-cell office:value-type="string">
            <text:p/>
          </table:table-cell>
        </table:table-row>
        <table:table-row>
          <table:table-cell office:value="425" office:value-type="float"/>
          <table:table-cell office:value="27" office:value-type="float"/>
          <table:table-cell office:value="33" office:value-type="float"/>
          <table:table-cell office:value-type="string">
            <text:p/>
          </table:table-cell>
        </table:table-row>
        <table:table-row>
          <table:table-cell office:value="426" office:value-type="float"/>
          <table:table-cell office:value="1" office:value-type="float"/>
          <table:table-cell office:value="33" office:value-type="float"/>
          <table:table-cell office:value-type="string">
            <text:p/>
          </table:table-cell>
        </table:table-row>
        <table:table-row>
          <table:table-cell office:value="427" office:value-type="float"/>
          <table:table-cell office:value="40" office:value-type="float"/>
          <table:table-cell office:value="33" office:value-type="float"/>
          <table:table-cell office:value-type="string">
            <text:p/>
          </table:table-cell>
        </table:table-row>
        <table:table-row>
          <table:table-cell office:value="428" office:value-type="float"/>
          <table:table-cell office:value="15" office:value-type="float"/>
          <table:table-cell office:value="33" office:value-type="float"/>
          <table:table-cell office:value-type="string">
            <text:p/>
          </table:table-cell>
        </table:table-row>
        <table:table-row>
          <table:table-cell office:value="430" office:value-type="float"/>
          <table:table-cell office:value="56" office:value-type="float"/>
          <table:table-cell office:value="36" office:value-type="float"/>
          <table:table-cell office:value-type="string">
            <text:p/>
          </table:table-cell>
        </table:table-row>
        <table:table-row>
          <table:table-cell office:value="431" office:value-type="float"/>
          <table:table-cell office:value="126" office:value-type="float"/>
          <table:table-cell office:value="36" office:value-type="float"/>
          <table:table-cell office:value-type="string">
            <text:p/>
          </table:table-cell>
        </table:table-row>
        <table:table-row>
          <table:table-cell office:value="432" office:value-type="float"/>
          <table:table-cell office:value="40" office:value-type="float"/>
          <table:table-cell office:value="36" office:value-type="float"/>
          <table:table-cell office:value-type="string">
            <text:p/>
          </table:table-cell>
        </table:table-row>
        <table:table-row>
          <table:table-cell office:value="433" office:value-type="float"/>
          <table:table-cell office:value="5" office:value-type="float"/>
          <table:table-cell office:value="36" office:value-type="float"/>
          <table:table-cell office:value-type="string">
            <text:p/>
          </table:table-cell>
        </table:table-row>
        <table:table-row>
          <table:table-cell office:value="434" office:value-type="float"/>
          <table:table-cell office:value="56" office:value-type="float"/>
          <table:table-cell office:value="37" office:value-type="float"/>
          <table:table-cell office:value-type="string">
            <text:p/>
          </table:table-cell>
        </table:table-row>
        <table:table-row>
          <table:table-cell office:value="435" office:value-type="float"/>
          <table:table-cell office:value="10" office:value-type="float"/>
          <table:table-cell office:value="37" office:value-type="float"/>
          <table:table-cell office:value-type="string">
            <text:p>Measured as total not per capita</text:p>
          </table:table-cell>
        </table:table-row>
        <table:table-row>
          <table:table-cell office:value="436" office:value-type="float"/>
          <table:table-cell office:value="40" office:value-type="float"/>
          <table:table-cell office:value="17" office:value-type="float"/>
          <table:table-cell office:value-type="string">
            <text:p/>
          </table:table-cell>
        </table:table-row>
        <table:table-row>
          <table:table-cell office:value="437" office:value-type="float"/>
          <table:table-cell office:value="40" office:value-type="float"/>
          <table:table-cell office:value="37" office:value-type="float"/>
          <table:table-cell office:value-type="string">
            <text:p/>
          </table:table-cell>
        </table:table-row>
        <table:table-row>
          <table:table-cell office:value="438" office:value-type="float"/>
          <table:table-cell office:value="147" office:value-type="float"/>
          <table:table-cell office:value="37" office:value-type="float"/>
          <table:table-cell office:value-type="string">
            <text:p/>
          </table:table-cell>
        </table:table-row>
        <table:table-row>
          <table:table-cell office:value="439" office:value-type="float"/>
          <table:table-cell office:value="36" office:value-type="float"/>
          <table:table-cell office:value="38" office:value-type="float"/>
          <table:table-cell office:value-type="string">
            <text:p/>
          </table:table-cell>
        </table:table-row>
        <table:table-row>
          <table:table-cell office:value="440" office:value-type="float"/>
          <table:table-cell office:value="46" office:value-type="float"/>
          <table:table-cell office:value="38" office:value-type="float"/>
          <table:table-cell office:value-type="string">
            <text:p/>
          </table:table-cell>
        </table:table-row>
        <table:table-row>
          <table:table-cell office:value="441" office:value-type="float"/>
          <table:table-cell office:value="5" office:value-type="float"/>
          <table:table-cell office:value="38" office:value-type="float"/>
          <table:table-cell office:value-type="string">
            <text:p/>
          </table:table-cell>
        </table:table-row>
        <table:table-row>
          <table:table-cell office:value="442" office:value-type="float"/>
          <table:table-cell office:value="27" office:value-type="float"/>
          <table:table-cell office:value="38" office:value-type="float"/>
          <table:table-cell office:value-type="string">
            <text:p/>
          </table:table-cell>
        </table:table-row>
        <table:table-row>
          <table:table-cell office:value="443" office:value-type="float"/>
          <table:table-cell office:value="28" office:value-type="float"/>
          <table:table-cell office:value="38" office:value-type="float"/>
          <table:table-cell office:value-type="string">
            <text:p/>
          </table:table-cell>
        </table:table-row>
        <table:table-row>
          <table:table-cell office:value="444" office:value-type="float"/>
          <table:table-cell office:value="73" office:value-type="float"/>
          <table:table-cell office:value="38" office:value-type="float"/>
          <table:table-cell office:value-type="string">
            <text:p>Measured inversily</text:p>
          </table:table-cell>
        </table:table-row>
        <table:table-row>
          <table:table-cell office:value="445" office:value-type="float"/>
          <table:table-cell office:value="74" office:value-type="float"/>
          <table:table-cell office:value="38" office:value-type="float"/>
          <table:table-cell office:value-type="string">
            <text:p/>
          </table:table-cell>
        </table:table-row>
        <table:table-row>
          <table:table-cell office:value="446" office:value-type="float"/>
          <table:table-cell office:value="54" office:value-type="float"/>
          <table:table-cell office:value="38" office:value-type="float"/>
          <table:table-cell office:value-type="string">
            <text:p/>
          </table:table-cell>
        </table:table-row>
        <table:table-row>
          <table:table-cell office:value="447" office:value-type="float"/>
          <table:table-cell office:value="76" office:value-type="float"/>
          <table:table-cell office:value="38" office:value-type="float"/>
          <table:table-cell office:value-type="string">
            <text:p>Measured per connection</text:p>
          </table:table-cell>
        </table:table-row>
        <table:table-row>
          <table:table-cell office:value="448" office:value-type="float"/>
          <table:table-cell office:value="36" office:value-type="float"/>
          <table:table-cell office:value="39" office:value-type="float"/>
          <table:table-cell office:value-type="string">
            <text:p/>
          </table:table-cell>
        </table:table-row>
        <table:table-row>
          <table:table-cell office:value="449" office:value-type="float"/>
          <table:table-cell office:value="5" office:value-type="float"/>
          <table:table-cell office:value="39" office:value-type="float"/>
          <table:table-cell office:value-type="string">
            <text:p/>
          </table:table-cell>
        </table:table-row>
        <table:table-row>
          <table:table-cell office:value="450" office:value-type="float"/>
          <table:table-cell office:value="28" office:value-type="float"/>
          <table:table-cell office:value="39" office:value-type="float"/>
          <table:table-cell office:value-type="string">
            <text:p/>
          </table:table-cell>
        </table:table-row>
        <table:table-row>
          <table:table-cell office:value="451" office:value-type="float"/>
          <table:table-cell office:value="27" office:value-type="float"/>
          <table:table-cell office:value="39" office:value-type="float"/>
          <table:table-cell office:value-type="string">
            <text:p/>
          </table:table-cell>
        </table:table-row>
        <table:table-row>
          <table:table-cell office:value="452" office:value-type="float"/>
          <table:table-cell office:value="46" office:value-type="float"/>
          <table:table-cell office:value="39" office:value-type="float"/>
          <table:table-cell office:value-type="string">
            <text:p/>
          </table:table-cell>
        </table:table-row>
        <table:table-row>
          <table:table-cell office:value="453" office:value-type="float"/>
          <table:table-cell office:value="72" office:value-type="float"/>
          <table:table-cell office:value="39" office:value-type="float"/>
          <table:table-cell office:value-type="string">
            <text:p/>
          </table:table-cell>
        </table:table-row>
        <table:table-row>
          <table:table-cell office:value="454" office:value-type="float"/>
          <table:table-cell office:value="31" office:value-type="float"/>
          <table:table-cell office:value="39" office:value-type="float"/>
          <table:table-cell office:value-type="string">
            <text:p/>
          </table:table-cell>
        </table:table-row>
        <table:table-row>
          <table:table-cell office:value="455" office:value-type="float"/>
          <table:table-cell office:value="73" office:value-type="float"/>
          <table:table-cell office:value="39" office:value-type="float"/>
          <table:table-cell office:value-type="string">
            <text:p/>
          </table:table-cell>
        </table:table-row>
        <table:table-row>
          <table:table-cell office:value="456" office:value-type="float"/>
          <table:table-cell office:value="74" office:value-type="float"/>
          <table:table-cell office:value="39" office:value-type="float"/>
          <table:table-cell office:value-type="string">
            <text:p/>
          </table:table-cell>
        </table:table-row>
        <table:table-row>
          <table:table-cell office:value="457" office:value-type="float"/>
          <table:table-cell office:value="5" office:value-type="float"/>
          <table:table-cell office:value="40" office:value-type="float"/>
          <table:table-cell office:value-type="string">
            <text:p/>
          </table:table-cell>
        </table:table-row>
        <table:table-row>
          <table:table-cell office:value="458" office:value-type="float"/>
          <table:table-cell office:value="65" office:value-type="float"/>
          <table:table-cell office:value="40" office:value-type="float"/>
          <table:table-cell office:value-type="string">
            <text:p/>
          </table:table-cell>
        </table:table-row>
        <table:table-row>
          <table:table-cell office:value="459" office:value-type="float"/>
          <table:table-cell office:value="59" office:value-type="float"/>
          <table:table-cell office:value="40" office:value-type="float"/>
          <table:table-cell office:value-type="string">
            <text:p>measured per day</text:p>
          </table:table-cell>
        </table:table-row>
        <table:table-row>
          <table:table-cell office:value="460" office:value-type="float"/>
          <table:table-cell office:value="10" office:value-type="float"/>
          <table:table-cell office:value="41" office:value-type="float"/>
          <table:table-cell office:value-type="string">
            <text:p/>
          </table:table-cell>
        </table:table-row>
        <table:table-row>
          <table:table-cell office:value="461" office:value-type="float"/>
          <table:table-cell office:value="140" office:value-type="float"/>
          <table:table-cell office:value="41" office:value-type="float"/>
          <table:table-cell office:value-type="string">
            <text:p/>
          </table:table-cell>
        </table:table-row>
        <table:table-row>
          <table:table-cell office:value="462" office:value-type="float"/>
          <table:table-cell office:value="10" office:value-type="float"/>
          <table:table-cell office:value="268" office:value-type="float"/>
          <table:table-cell office:value-type="string">
            <text:p>Measured as total not per capita</text:p>
          </table:table-cell>
        </table:table-row>
        <table:table-row>
          <table:table-cell office:value="463" office:value-type="float"/>
          <table:table-cell office:value="59" office:value-type="float"/>
          <table:table-cell office:value="11" office:value-type="float"/>
          <table:table-cell office:value-type="string">
            <text:p>measured per day</text:p>
          </table:table-cell>
        </table:table-row>
        <table:table-row>
          <table:table-cell office:value="464" office:value-type="float"/>
          <table:table-cell office:value="56" office:value-type="float"/>
          <table:table-cell office:value="11" office:value-type="float"/>
          <table:table-cell office:value-type="string">
            <text:p>measured in kWh/m3</text:p>
          </table:table-cell>
        </table:table-row>
        <table:table-row>
          <table:table-cell office:value="465" office:value-type="float"/>
          <table:table-cell office:value="126" office:value-type="float"/>
          <table:table-cell office:value="11" office:value-type="float"/>
          <table:table-cell office:value-type="string">
            <text:p/>
          </table:table-cell>
        </table:table-row>
        <table:table-row>
          <table:table-cell office:value="466" office:value-type="float"/>
          <table:table-cell office:value="74" office:value-type="float"/>
          <table:table-cell office:value="11" office:value-type="float"/>
          <table:table-cell office:value-type="string">
            <text:p/>
          </table:table-cell>
        </table:table-row>
        <table:table-row>
          <table:table-cell office:value="467" office:value-type="float"/>
          <table:table-cell office:value="27" office:value-type="float"/>
          <table:table-cell office:value="11" office:value-type="float"/>
          <table:table-cell office:value-type="string">
            <text:p/>
          </table:table-cell>
        </table:table-row>
        <table:table-row>
          <table:table-cell office:value="468" office:value-type="float"/>
          <table:table-cell office:value="57" office:value-type="float"/>
          <table:table-cell office:value="11" office:value-type="float"/>
          <table:table-cell office:value-type="string">
            <text:p/>
          </table:table-cell>
        </table:table-row>
        <table:table-row>
          <table:table-cell office:value="469" office:value-type="float"/>
          <table:table-cell office:value="143" office:value-type="float"/>
          <table:table-cell office:value="11" office:value-type="float"/>
          <table:table-cell office:value-type="string">
            <text:p/>
          </table:table-cell>
        </table:table-row>
        <table:table-row>
          <table:table-cell office:value="470" office:value-type="float"/>
          <table:table-cell office:value="22" office:value-type="float"/>
          <table:table-cell office:value="11" office:value-type="float"/>
          <table:table-cell office:value-type="string">
            <text:p/>
          </table:table-cell>
        </table:table-row>
        <table:table-row>
          <table:table-cell office:value="471" office:value-type="float"/>
          <table:table-cell office:value="161" office:value-type="float"/>
          <table:table-cell office:value="11" office:value-type="float"/>
          <table:table-cell office:value-type="string">
            <text:p/>
          </table:table-cell>
        </table:table-row>
        <table:table-row>
          <table:table-cell office:value="472" office:value-type="float"/>
          <table:table-cell office:value="19" office:value-type="float"/>
          <table:table-cell office:value="11" office:value-type="float"/>
          <table:table-cell office:value-type="string">
            <text:p/>
          </table:table-cell>
        </table:table-row>
        <table:table-row>
          <table:table-cell office:value="473" office:value-type="float"/>
          <table:table-cell office:value="122" office:value-type="float"/>
          <table:table-cell office:value="11" office:value-type="float"/>
          <table:table-cell office:value-type="string">
            <text:p/>
          </table:table-cell>
        </table:table-row>
        <table:table-row>
          <table:table-cell office:value="474" office:value-type="float"/>
          <table:table-cell office:value="36" office:value-type="float"/>
          <table:table-cell office:value="11" office:value-type="float"/>
          <table:table-cell office:value-type="string">
            <text:p/>
          </table:table-cell>
        </table:table-row>
        <table:table-row>
          <table:table-cell office:value="475" office:value-type="float"/>
          <table:table-cell office:value="46" office:value-type="float"/>
          <table:table-cell office:value="11" office:value-type="float"/>
          <table:table-cell office:value-type="string">
            <text:p/>
          </table:table-cell>
        </table:table-row>
        <table:table-row>
          <table:table-cell office:value="476" office:value-type="float"/>
          <table:table-cell office:value="31" office:value-type="float"/>
          <table:table-cell office:value="11" office:value-type="float"/>
          <table:table-cell office:value-type="string">
            <text:p/>
          </table:table-cell>
        </table:table-row>
        <table:table-row>
          <table:table-cell office:value="477" office:value-type="float"/>
          <table:table-cell office:value="67" office:value-type="float"/>
          <table:table-cell office:value="11" office:value-type="float"/>
          <table:table-cell office:value-type="string">
            <text:p/>
          </table:table-cell>
        </table:table-row>
        <table:table-row>
          <table:table-cell office:value="479" office:value-type="float"/>
          <table:table-cell office:value="27" office:value-type="float"/>
          <table:table-cell office:value="43" office:value-type="float"/>
          <table:table-cell office:value-type="string">
            <text:p/>
          </table:table-cell>
        </table:table-row>
        <table:table-row>
          <table:table-cell office:value="480" office:value-type="float"/>
          <table:table-cell office:value="1" office:value-type="float"/>
          <table:table-cell office:value="43" office:value-type="float"/>
          <table:table-cell office:value-type="string">
            <text:p/>
          </table:table-cell>
        </table:table-row>
        <table:table-row>
          <table:table-cell office:value="481" office:value-type="float"/>
          <table:table-cell office:value="56" office:value-type="float"/>
          <table:table-cell office:value="43" office:value-type="float"/>
          <table:table-cell office:value-type="string">
            <text:p/>
          </table:table-cell>
        </table:table-row>
        <table:table-row>
          <table:table-cell office:value="482" office:value-type="float"/>
          <table:table-cell office:value="61" office:value-type="float"/>
          <table:table-cell office:value="43" office:value-type="float"/>
          <table:table-cell office:value-type="string">
            <text:p/>
          </table:table-cell>
        </table:table-row>
        <table:table-row>
          <table:table-cell office:value="483" office:value-type="float"/>
          <table:table-cell office:value="104" office:value-type="float"/>
          <table:table-cell office:value="43" office:value-type="float"/>
          <table:table-cell office:value-type="string">
            <text:p/>
          </table:table-cell>
        </table:table-row>
        <table:table-row>
          <table:table-cell office:value="484" office:value-type="float"/>
          <table:table-cell office:value="123" office:value-type="float"/>
          <table:table-cell office:value="43" office:value-type="float"/>
          <table:table-cell office:value-type="string">
            <text:p/>
          </table:table-cell>
        </table:table-row>
        <table:table-row>
          <table:table-cell office:value="485" office:value-type="float"/>
          <table:table-cell office:value="73" office:value-type="float"/>
          <table:table-cell office:value="43" office:value-type="float"/>
          <table:table-cell office:value-type="string">
            <text:p>Measured inversily</text:p>
          </table:table-cell>
        </table:table-row>
        <table:table-row>
          <table:table-cell office:value="486" office:value-type="float"/>
          <table:table-cell office:value="133" office:value-type="float"/>
          <table:table-cell office:value="43" office:value-type="float"/>
          <table:table-cell office:value-type="string">
            <text:p/>
          </table:table-cell>
        </table:table-row>
        <table:table-row>
          <table:table-cell office:value="487" office:value-type="float"/>
          <table:table-cell office:value="126" office:value-type="float"/>
          <table:table-cell office:value="43" office:value-type="float"/>
          <table:table-cell office:value-type="string">
            <text:p/>
          </table:table-cell>
        </table:table-row>
        <table:table-row>
          <table:table-cell office:value="488" office:value-type="float"/>
          <table:table-cell office:value="128" office:value-type="float"/>
          <table:table-cell office:value="43" office:value-type="float"/>
          <table:table-cell office:value-type="string">
            <text:p/>
          </table:table-cell>
        </table:table-row>
        <table:table-row>
          <table:table-cell office:value="489" office:value-type="float"/>
          <table:table-cell office:value="131" office:value-type="float"/>
          <table:table-cell office:value="43" office:value-type="float"/>
          <table:table-cell office:value-type="string">
            <text:p/>
          </table:table-cell>
        </table:table-row>
        <table:table-row>
          <table:table-cell office:value="490" office:value-type="float"/>
          <table:table-cell office:value="132" office:value-type="float"/>
          <table:table-cell office:value="43" office:value-type="float"/>
          <table:table-cell office:value-type="string">
            <text:p/>
          </table:table-cell>
        </table:table-row>
        <table:table-row>
          <table:table-cell office:value="491" office:value-type="float"/>
          <table:table-cell office:value="54" office:value-type="float"/>
          <table:table-cell office:value="43" office:value-type="float"/>
          <table:table-cell office:value-type="string">
            <text:p/>
          </table:table-cell>
        </table:table-row>
        <table:table-row>
          <table:table-cell office:value="493" office:value-type="float"/>
          <table:table-cell office:value="149" office:value-type="float"/>
          <table:table-cell office:value="44" office:value-type="float"/>
          <table:table-cell office:value-type="string">
            <text:p/>
          </table:table-cell>
        </table:table-row>
        <table:table-row>
          <table:table-cell office:value="494" office:value-type="float"/>
          <table:table-cell office:value="43" office:value-type="float"/>
          <table:table-cell office:value="255" office:value-type="float"/>
          <table:table-cell office:value-type="string">
            <text:p/>
          </table:table-cell>
        </table:table-row>
        <table:table-row>
          <table:table-cell office:value="495" office:value-type="float"/>
          <table:table-cell office:value="31" office:value-type="float"/>
          <table:table-cell office:value="255" office:value-type="float"/>
          <table:table-cell office:value-type="string">
            <text:p/>
          </table:table-cell>
        </table:table-row>
        <table:table-row>
          <table:table-cell office:value="496" office:value-type="float"/>
          <table:table-cell office:value="8" office:value-type="float"/>
          <table:table-cell office:value="262" office:value-type="float"/>
          <table:table-cell office:value-type="string">
            <text:p/>
          </table:table-cell>
        </table:table-row>
        <table:table-row>
          <table:table-cell office:value="497" office:value-type="float"/>
          <table:table-cell office:value="40" office:value-type="float"/>
          <table:table-cell office:value="261" office:value-type="float"/>
          <table:table-cell office:value-type="string">
            <text:p/>
          </table:table-cell>
        </table:table-row>
        <table:table-row>
          <table:table-cell office:value="498" office:value-type="float"/>
          <table:table-cell office:value="162" office:value-type="float"/>
          <table:table-cell office:value="262" office:value-type="float"/>
          <table:table-cell office:value-type="string">
            <text:p/>
          </table:table-cell>
        </table:table-row>
        <table:table-row>
          <table:table-cell office:value="499" office:value-type="float"/>
          <table:table-cell office:value="162" office:value-type="float"/>
          <table:table-cell office:value="261" office:value-type="float"/>
          <table:table-cell office:value-type="string">
            <text:p/>
          </table:table-cell>
        </table:table-row>
        <table:table-row>
          <table:table-cell office:value="500" office:value-type="float"/>
          <table:table-cell office:value="140" office:value-type="float"/>
          <table:table-cell office:value="261" office:value-type="float"/>
          <table:table-cell office:value-type="string">
            <text:p/>
          </table:table-cell>
        </table:table-row>
        <table:table-row>
          <table:table-cell office:value="501" office:value-type="float"/>
          <table:table-cell office:value="65" office:value-type="float"/>
          <table:table-cell office:value="261" office:value-type="float"/>
          <table:table-cell office:value-type="string">
            <text:p/>
          </table:table-cell>
        </table:table-row>
        <table:table-row>
          <table:table-cell office:value="502" office:value-type="float"/>
          <table:table-cell office:value="143" office:value-type="float"/>
          <table:table-cell office:value="264" office:value-type="float"/>
          <table:table-cell office:value-type="string">
            <text:p/>
          </table:table-cell>
        </table:table-row>
        <table:table-row>
          <table:table-cell office:value="503" office:value-type="float"/>
          <table:table-cell office:value="46" office:value-type="float"/>
          <table:table-cell office:value="264" office:value-type="float"/>
          <table:table-cell office:value-type="string">
            <text:p/>
          </table:table-cell>
        </table:table-row>
        <table:table-row>
          <table:table-cell office:value="504" office:value-type="float"/>
          <table:table-cell office:value="21" office:value-type="float"/>
          <table:table-cell office:value="264" office:value-type="float"/>
          <table:table-cell office:value-type="string">
            <text:p/>
          </table:table-cell>
        </table:table-row>
        <table:table-row>
          <table:table-cell office:value="505" office:value-type="float"/>
          <table:table-cell office:value="40" office:value-type="float"/>
          <table:table-cell office:value="264" office:value-type="float"/>
          <table:table-cell office:value-type="string">
            <text:p/>
          </table:table-cell>
        </table:table-row>
        <table:table-row>
          <table:table-cell office:value="506" office:value-type="float"/>
          <table:table-cell office:value="127" office:value-type="float"/>
          <table:table-cell office:value="264" office:value-type="float"/>
          <table:table-cell office:value-type="string">
            <text:p/>
          </table:table-cell>
        </table:table-row>
        <table:table-row>
          <table:table-cell office:value="507" office:value-type="float"/>
          <table:table-cell office:value="65" office:value-type="float"/>
          <table:table-cell office:value="273" office:value-type="float"/>
          <table:table-cell office:value-type="string">
            <text:p/>
          </table:table-cell>
        </table:table-row>
        <table:table-row>
          <table:table-cell office:value="509" office:value-type="float"/>
          <table:table-cell office:value="138" office:value-type="float"/>
          <table:table-cell office:value="264" office:value-type="float"/>
          <table:table-cell office:value-type="string">
            <text:p/>
          </table:table-cell>
        </table:table-row>
        <table:table-row>
          <table:table-cell office:value="510" office:value-type="float"/>
          <table:table-cell office:value="31" office:value-type="float"/>
          <table:table-cell office:value="265" office:value-type="float"/>
          <table:table-cell office:value-type="string">
            <text:p/>
          </table:table-cell>
        </table:table-row>
        <table:table-row>
          <table:table-cell office:value="511" office:value-type="float"/>
          <table:table-cell office:value="5" office:value-type="float"/>
          <table:table-cell office:value="268" office:value-type="float"/>
          <table:table-cell office:value-type="string">
            <text:p/>
          </table:table-cell>
        </table:table-row>
        <table:table-row>
          <table:table-cell office:value="512" office:value-type="float"/>
          <table:table-cell office:value="36" office:value-type="float"/>
          <table:table-cell office:value="269" office:value-type="float"/>
          <table:table-cell office:value-type="string">
            <text:p/>
          </table:table-cell>
        </table:table-row>
        <table:table-row>
          <table:table-cell office:value="513" office:value-type="float"/>
          <table:table-cell office:value="40" office:value-type="float"/>
          <table:table-cell office:value="269" office:value-type="float"/>
          <table:table-cell office:value-type="string">
            <text:p/>
          </table:table-cell>
        </table:table-row>
        <table:table-row>
          <table:table-cell office:value="514" office:value-type="float"/>
          <table:table-cell office:value="122" office:value-type="float"/>
          <table:table-cell office:value="269" office:value-type="float"/>
          <table:table-cell office:value-type="string">
            <text:p/>
          </table:table-cell>
        </table:table-row>
        <table:table-row>
          <table:table-cell office:value="515" office:value-type="float"/>
          <table:table-cell office:value="120" office:value-type="float"/>
          <table:table-cell office:value="20" office:value-type="float"/>
          <table:table-cell office:value-type="string">
            <text:p/>
          </table:table-cell>
        </table:table-row>
        <table:table-row>
          <table:table-cell office:value="516" office:value-type="float"/>
          <table:table-cell office:value="127" office:value-type="float"/>
          <table:table-cell office:value="270" office:value-type="float"/>
          <table:table-cell office:value-type="string">
            <text:p/>
          </table:table-cell>
        </table:table-row>
        <table:table-row>
          <table:table-cell office:value="517" office:value-type="float"/>
          <table:table-cell office:value="56" office:value-type="float"/>
          <table:table-cell office:value="270" office:value-type="float"/>
          <table:table-cell office:value-type="string">
            <text:p/>
          </table:table-cell>
        </table:table-row>
        <table:table-row>
          <table:table-cell office:value="518" office:value-type="float"/>
          <table:table-cell office:value="126" office:value-type="float"/>
          <table:table-cell office:value="270" office:value-type="float"/>
          <table:table-cell office:value-type="string">
            <text:p/>
          </table:table-cell>
        </table:table-row>
        <table:table-row>
          <table:table-cell office:value="519" office:value-type="float"/>
          <table:table-cell office:value="128" office:value-type="float"/>
          <table:table-cell office:value="270" office:value-type="float"/>
          <table:table-cell office:value-type="string">
            <text:p/>
          </table:table-cell>
        </table:table-row>
        <table:table-row>
          <table:table-cell office:value="520" office:value-type="float"/>
          <table:table-cell office:value="31" office:value-type="float"/>
          <table:table-cell office:value="270" office:value-type="float"/>
          <table:table-cell office:value-type="string">
            <text:p/>
          </table:table-cell>
        </table:table-row>
        <table:table-row>
          <table:table-cell office:value="521" office:value-type="float"/>
          <table:table-cell office:value="123" office:value-type="float"/>
          <table:table-cell office:value="270" office:value-type="float"/>
          <table:table-cell office:value-type="string">
            <text:p/>
          </table:table-cell>
        </table:table-row>
        <table:table-row>
          <table:table-cell office:value="522" office:value-type="float"/>
          <table:table-cell office:value="137" office:value-type="float"/>
          <table:table-cell office:value="271" office:value-type="float"/>
          <table:table-cell office:value-type="string">
            <text:p/>
          </table:table-cell>
        </table:table-row>
        <table:table-row>
          <table:table-cell office:value="523" office:value-type="float"/>
          <table:table-cell office:value="8" office:value-type="float"/>
          <table:table-cell office:value="271" office:value-type="float"/>
          <table:table-cell office:value-type="string">
            <text:p/>
          </table:table-cell>
        </table:table-row>
        <table:table-row>
          <table:table-cell office:value="524" office:value-type="float"/>
          <table:table-cell office:value="61" office:value-type="float"/>
          <table:table-cell office:value="271" office:value-type="float"/>
          <table:table-cell office:value-type="string">
            <text:p/>
          </table:table-cell>
        </table:table-row>
        <table:table-row>
          <table:table-cell office:value="525" office:value-type="float"/>
          <table:table-cell office:value="10" office:value-type="float"/>
          <table:table-cell office:value="273" office:value-type="float"/>
          <table:table-cell office:value-type="string">
            <text:p>Measured as Stream and groundwater level</text:p>
          </table:table-cell>
        </table:table-row>
        <table:table-row>
          <table:table-cell office:value="526" office:value-type="float"/>
          <table:table-cell office:value="31" office:value-type="float"/>
          <table:table-cell office:value="273" office:value-type="float"/>
          <table:table-cell office:value-type="string">
            <text:p/>
          </table:table-cell>
        </table:table-row>
        <table:table-row>
          <table:table-cell office:value="527" office:value-type="float"/>
          <table:table-cell office:value="44" office:value-type="float"/>
          <table:table-cell office:value="264" office:value-type="float"/>
          <table:table-cell office:value-type="string">
            <text:p/>
          </table:table-cell>
        </table:table-row>
        <table:table-row>
          <table:table-cell office:value="528" office:value-type="float"/>
          <table:table-cell office:value="52" office:value-type="float"/>
          <table:table-cell office:value="273" office:value-type="float"/>
          <table:table-cell office:value-type="string">
            <text:p/>
          </table:table-cell>
        </table:table-row>
        <table:table-row>
          <table:table-cell office:value="529" office:value-type="float"/>
          <table:table-cell office:value="123" office:value-type="float"/>
          <table:table-cell office:value="273" office:value-type="float"/>
          <table:table-cell office:value-type="string">
            <text:p>measured as percentage</text:p>
          </table:table-cell>
        </table:table-row>
        <table:table-row>
          <table:table-cell office:value="530" office:value-type="float"/>
          <table:table-cell office:value="5" office:value-type="float"/>
          <table:table-cell office:value="275" office:value-type="float"/>
          <table:table-cell office:value-type="string">
            <text:p/>
          </table:table-cell>
        </table:table-row>
        <table:table-row>
          <table:table-cell office:value="531" office:value-type="float"/>
          <table:table-cell office:value="10" office:value-type="float"/>
          <table:table-cell office:value="275" office:value-type="float"/>
          <table:table-cell office:value-type="string">
            <text:p/>
          </table:table-cell>
        </table:table-row>
        <table:table-row>
          <table:table-cell office:value="532" office:value-type="float"/>
          <table:table-cell office:value="59" office:value-type="float"/>
          <table:table-cell office:value="275" office:value-type="float"/>
          <table:table-cell office:value-type="string">
            <text:p/>
          </table:table-cell>
        </table:table-row>
        <table:table-row>
          <table:table-cell office:value="533" office:value-type="float"/>
          <table:table-cell office:value="31" office:value-type="float"/>
          <table:table-cell office:value="275" office:value-type="float"/>
          <table:table-cell office:value-type="string">
            <text:p/>
          </table:table-cell>
        </table:table-row>
        <table:table-row>
          <table:table-cell office:value="534" office:value-type="float"/>
          <table:table-cell office:value="65" office:value-type="float"/>
          <table:table-cell office:value="275" office:value-type="float"/>
          <table:table-cell office:value-type="string">
            <text:p/>
          </table:table-cell>
        </table:table-row>
        <table:table-row>
          <table:table-cell office:value="535" office:value-type="float"/>
          <table:table-cell office:value="153" office:value-type="float"/>
          <table:table-cell office:value="277" office:value-type="float"/>
          <table:table-cell office:value-type="string">
            <text:p/>
          </table:table-cell>
        </table:table-row>
        <table:table-row>
          <table:table-cell office:value="536" office:value-type="float"/>
          <table:table-cell office:value="154" office:value-type="float"/>
          <table:table-cell office:value="277" office:value-type="float"/>
          <table:table-cell office:value-type="string">
            <text:p/>
          </table:table-cell>
        </table:table-row>
        <table:table-row>
          <table:table-cell office:value="537" office:value-type="float"/>
          <table:table-cell office:value="155" office:value-type="float"/>
          <table:table-cell office:value="277" office:value-type="float"/>
          <table:table-cell office:value-type="string">
            <text:p/>
          </table:table-cell>
        </table:table-row>
        <table:table-row>
          <table:table-cell office:value="538" office:value-type="float"/>
          <table:table-cell office:value="5" office:value-type="float"/>
          <table:table-cell office:value="277" office:value-type="float"/>
          <table:table-cell office:value-type="string">
            <text:p/>
          </table:table-cell>
        </table:table-row>
        <table:table-row>
          <table:table-cell office:value="539" office:value-type="float"/>
          <table:table-cell office:value="10" office:value-type="float"/>
          <table:table-cell office:value="277" office:value-type="float"/>
          <table:table-cell office:value-type="string">
            <text:p/>
          </table:table-cell>
        </table:table-row>
        <table:table-row>
          <table:table-cell office:value="540" office:value-type="float"/>
          <table:table-cell office:value="36" office:value-type="float"/>
          <table:table-cell office:value="278" office:value-type="float"/>
          <table:table-cell office:value-type="string">
            <text:p/>
          </table:table-cell>
        </table:table-row>
        <table:table-row>
          <table:table-cell office:value="541" office:value-type="float"/>
          <table:table-cell office:value="67" office:value-type="float"/>
          <table:table-cell office:value="278" office:value-type="float"/>
          <table:table-cell office:value-type="string">
            <text:p/>
          </table:table-cell>
        </table:table-row>
        <table:table-row>
          <table:table-cell office:value="542" office:value-type="float"/>
          <table:table-cell office:value="72" office:value-type="float"/>
          <table:table-cell office:value="278" office:value-type="float"/>
          <table:table-cell office:value-type="string">
            <text:p/>
          </table:table-cell>
        </table:table-row>
        <table:table-row>
          <table:table-cell office:value="543" office:value-type="float"/>
          <table:table-cell office:value="127" office:value-type="float"/>
          <table:table-cell office:value="278" office:value-type="float"/>
          <table:table-cell office:value-type="string">
            <text:p/>
          </table:table-cell>
        </table:table-row>
        <table:table-row>
          <table:table-cell office:value="544" office:value-type="float"/>
          <table:table-cell office:value="90" office:value-type="float"/>
          <table:table-cell office:value="278" office:value-type="float"/>
          <table:table-cell office:value-type="string">
            <text:p/>
          </table:table-cell>
        </table:table-row>
        <table:table-row>
          <table:table-cell office:value="545" office:value-type="float"/>
          <table:table-cell office:value="149" office:value-type="float"/>
          <table:table-cell office:value="278" office:value-type="float"/>
          <table:table-cell office:value-type="string">
            <text:p/>
          </table:table-cell>
        </table:table-row>
        <table:table-row>
          <table:table-cell office:value="546" office:value-type="float"/>
          <table:table-cell office:value="150" office:value-type="float"/>
          <table:table-cell office:value="278" office:value-type="float"/>
          <table:table-cell office:value-type="string">
            <text:p/>
          </table:table-cell>
        </table:table-row>
        <table:table-row>
          <table:table-cell office:value="547" office:value-type="float"/>
          <table:table-cell office:value="46" office:value-type="float"/>
          <table:table-cell office:value="278" office:value-type="float"/>
          <table:table-cell office:value-type="string">
            <text:p>days/year</text:p>
          </table:table-cell>
        </table:table-row>
        <table:table-row>
          <table:table-cell office:value="548" office:value-type="float"/>
          <table:table-cell office:value="8" office:value-type="float"/>
          <table:table-cell office:value="278" office:value-type="float"/>
          <table:table-cell office:value-type="string">
            <text:p/>
          </table:table-cell>
        </table:table-row>
        <table:table-row>
          <table:table-cell office:value="549" office:value-type="float"/>
          <table:table-cell office:value="19" office:value-type="float"/>
          <table:table-cell office:value="278" office:value-type="float"/>
          <table:table-cell office:value-type="string">
            <text:p/>
          </table:table-cell>
        </table:table-row>
        <table:table-row>
          <table:table-cell office:value="550" office:value-type="float"/>
          <table:table-cell office:value="122" office:value-type="float"/>
          <table:table-cell office:value="278" office:value-type="float"/>
          <table:table-cell office:value-type="string">
            <text:p/>
          </table:table-cell>
        </table:table-row>
        <table:table-row>
          <table:table-cell office:value="551" office:value-type="float"/>
          <table:table-cell office:value="120" office:value-type="float"/>
          <table:table-cell office:value="278" office:value-type="float"/>
          <table:table-cell office:value-type="string">
            <text:p/>
          </table:table-cell>
        </table:table-row>
        <table:table-row>
          <table:table-cell office:value="552" office:value-type="float"/>
          <table:table-cell office:value="43" office:value-type="float"/>
          <table:table-cell office:value="278" office:value-type="float"/>
          <table:table-cell office:value-type="string">
            <text:p/>
          </table:table-cell>
        </table:table-row>
        <table:table-row>
          <table:table-cell office:value="553" office:value-type="float"/>
          <table:table-cell office:value="44" office:value-type="float"/>
          <table:table-cell office:value="278" office:value-type="float"/>
          <table:table-cell office:value-type="string">
            <text:p/>
          </table:table-cell>
        </table:table-row>
        <table:table-row>
          <table:table-cell office:value="554" office:value-type="float"/>
          <table:table-cell office:value="48" office:value-type="float"/>
          <table:table-cell office:value="278" office:value-type="float"/>
          <table:table-cell office:value-type="string">
            <text:p/>
          </table:table-cell>
        </table:table-row>
        <table:table-row>
          <table:table-cell office:value="215" office:value-type="float"/>
          <table:table-cell office:value="27" office:value-type="float"/>
          <table:table-cell office:value="2" office:value-type="float"/>
          <table:table-cell office:value-type="string">
            <text:p/>
          </table:table-cell>
        </table:table-row>
        <table:table-row>
          <table:table-cell office:value="216" office:value-type="float"/>
          <table:table-cell office:value="14" office:value-type="float"/>
          <table:table-cell office:value="13" office:value-type="float"/>
          <table:table-cell office:value-type="string">
            <text:p>Inversed measurement</text:p>
          </table:table-cell>
        </table:table-row>
        <table:table-row>
          <table:table-cell office:value="217" office:value-type="float"/>
          <table:table-cell office:value="24" office:value-type="float"/>
          <table:table-cell office:value="13" office:value-type="float"/>
          <table:table-cell office:value-type="string">
            <text:p/>
          </table:table-cell>
        </table:table-row>
        <table:table-row>
          <table:table-cell office:value="218" office:value-type="float"/>
          <table:table-cell office:value="95" office:value-type="float"/>
          <table:table-cell office:value="13" office:value-type="float"/>
          <table:table-cell office:value-type="string">
            <text:p/>
          </table:table-cell>
        </table:table-row>
        <table:table-row>
          <table:table-cell office:value="219" office:value-type="float"/>
          <table:table-cell office:value="96" office:value-type="float"/>
          <table:table-cell office:value="13" office:value-type="float"/>
          <table:table-cell office:value-type="string">
            <text:p/>
          </table:table-cell>
        </table:table-row>
        <table:table-row>
          <table:table-cell office:value="220" office:value-type="float"/>
          <table:table-cell office:value="138" office:value-type="float"/>
          <table:table-cell office:value="13" office:value-type="float"/>
          <table:table-cell office:value-type="string">
            <text:p/>
          </table:table-cell>
        </table:table-row>
        <table:table-row>
          <table:table-cell office:value="221" office:value-type="float"/>
          <table:table-cell office:value="139" office:value-type="float"/>
          <table:table-cell office:value="13" office:value-type="float"/>
          <table:table-cell office:value-type="string">
            <text:p/>
          </table:table-cell>
        </table:table-row>
        <table:table-row>
          <table:table-cell office:value="222" office:value-type="float"/>
          <table:table-cell office:value="5" office:value-type="float"/>
          <table:table-cell office:value="13" office:value-type="float"/>
          <table:table-cell office:value-type="string">
            <text:p/>
          </table:table-cell>
        </table:table-row>
        <table:table-row>
          <table:table-cell office:value="223" office:value-type="float"/>
          <table:table-cell office:value="96" office:value-type="float"/>
          <table:table-cell office:value="273" office:value-type="float"/>
          <table:table-cell office:value-type="string">
            <text:p/>
          </table:table-cell>
        </table:table-row>
        <table:table-row>
          <table:table-cell office:value="224" office:value-type="float"/>
          <table:table-cell office:value="46" office:value-type="float"/>
          <table:table-cell office:value="13" office:value-type="float"/>
          <table:table-cell office:value-type="string">
            <text:p/>
          </table:table-cell>
        </table:table-row>
        <table:table-row>
          <table:table-cell office:value="225" office:value-type="float"/>
          <table:table-cell office:value="36" office:value-type="float"/>
          <table:table-cell office:value="13" office:value-type="float"/>
          <table:table-cell office:value-type="string">
            <text:p/>
          </table:table-cell>
        </table:table-row>
        <table:table-row>
          <table:table-cell office:value="226" office:value-type="float"/>
          <table:table-cell office:value="140" office:value-type="float"/>
          <table:table-cell office:value="13" office:value-type="float"/>
          <table:table-cell office:value-type="string">
            <text:p/>
          </table:table-cell>
        </table:table-row>
        <table:table-row>
          <table:table-cell office:value="227" office:value-type="float"/>
          <table:table-cell office:value="103" office:value-type="float"/>
          <table:table-cell office:value="13" office:value-type="float"/>
          <table:table-cell office:value-type="string">
            <text:p/>
          </table:table-cell>
        </table:table-row>
        <table:table-row>
          <table:table-cell office:value="228" office:value-type="float"/>
          <table:table-cell office:value="141" office:value-type="float"/>
          <table:table-cell office:value="13" office:value-type="float"/>
          <table:table-cell office:value-type="string">
            <text:p/>
          </table:table-cell>
        </table:table-row>
        <table:table-row>
          <table:table-cell office:value="229" office:value-type="float"/>
          <table:table-cell office:value="142" office:value-type="float"/>
          <table:table-cell office:value="13" office:value-type="float"/>
          <table:table-cell office:value-type="string">
            <text:p/>
          </table:table-cell>
        </table:table-row>
        <table:table-row>
          <table:table-cell office:value="230" office:value-type="float"/>
          <table:table-cell office:value="143" office:value-type="float"/>
          <table:table-cell office:value="13" office:value-type="float"/>
          <table:table-cell office:value-type="string">
            <text:p/>
          </table:table-cell>
        </table:table-row>
        <table:table-row>
          <table:table-cell office:value="231" office:value-type="float"/>
          <table:table-cell office:value="20" office:value-type="float"/>
          <table:table-cell office:value="13" office:value-type="float"/>
          <table:table-cell office:value-type="string">
            <text:p/>
          </table:table-cell>
        </table:table-row>
        <table:table-row>
          <table:table-cell office:value="232" office:value-type="float"/>
          <table:table-cell office:value="41" office:value-type="float"/>
          <table:table-cell office:value="13" office:value-type="float"/>
          <table:table-cell office:value-type="string">
            <text:p/>
          </table:table-cell>
        </table:table-row>
        <table:table-row>
          <table:table-cell office:value="233" office:value-type="float"/>
          <table:table-cell office:value="65" office:value-type="float"/>
          <table:table-cell office:value="13" office:value-type="float"/>
          <table:table-cell office:value-type="string">
            <text:p/>
          </table:table-cell>
        </table:table-row>
        <table:table-row>
          <table:table-cell office:value="234" office:value-type="float"/>
          <table:table-cell office:value="65" office:value-type="float"/>
          <table:table-cell office:value="5" office:value-type="float"/>
          <table:table-cell office:value-type="string">
            <text:p/>
          </table:table-cell>
        </table:table-row>
        <table:table-row>
          <table:table-cell office:value="235" office:value-type="float"/>
          <table:table-cell office:value="19" office:value-type="float"/>
          <table:table-cell office:value="13" office:value-type="float"/>
          <table:table-cell office:value-type="string">
            <text:p/>
          </table:table-cell>
        </table:table-row>
        <table:table-row>
          <table:table-cell office:value="236" office:value-type="float"/>
          <table:table-cell office:value="144" office:value-type="float"/>
          <table:table-cell office:value="13" office:value-type="float"/>
          <table:table-cell office:value-type="string">
            <text:p/>
          </table:table-cell>
        </table:table-row>
        <table:table-row>
          <table:table-cell office:value="237" office:value-type="float"/>
          <table:table-cell office:value="133" office:value-type="float"/>
          <table:table-cell office:value="12" office:value-type="float"/>
          <table:table-cell office:value-type="string">
            <text:p/>
          </table:table-cell>
        </table:table-row>
        <table:table-row>
          <table:table-cell office:value="238" office:value-type="float"/>
          <table:table-cell office:value="133" office:value-type="float"/>
          <table:table-cell office:value="13" office:value-type="float"/>
          <table:table-cell office:value-type="string">
            <text:p/>
          </table:table-cell>
        </table:table-row>
        <table:table-row>
          <table:table-cell office:value="239" office:value-type="float"/>
          <table:table-cell office:value="146" office:value-type="float"/>
          <table:table-cell office:value="13" office:value-type="float"/>
          <table:table-cell office:value-type="string">
            <text:p/>
          </table:table-cell>
        </table:table-row>
        <table:table-row>
          <table:table-cell office:value="240" office:value-type="float"/>
          <table:table-cell office:value="145" office:value-type="float"/>
          <table:table-cell office:value="13" office:value-type="float"/>
          <table:table-cell office:value-type="string">
            <text:p/>
          </table:table-cell>
        </table:table-row>
        <table:table-row>
          <table:table-cell office:value="241" office:value-type="float"/>
          <table:table-cell office:value="147" office:value-type="float"/>
          <table:table-cell office:value="13" office:value-type="float"/>
          <table:table-cell office:value-type="string">
            <text:p/>
          </table:table-cell>
        </table:table-row>
        <table:table-row>
          <table:table-cell office:value="242" office:value-type="float"/>
          <table:table-cell office:value="15" office:value-type="float"/>
          <table:table-cell office:value="13" office:value-type="float"/>
          <table:table-cell office:value-type="string">
            <text:p/>
          </table:table-cell>
        </table:table-row>
        <table:table-row>
          <table:table-cell office:value="244" office:value-type="float"/>
          <table:table-cell office:value="36" office:value-type="float"/>
          <table:table-cell office:value="14" office:value-type="float"/>
          <table:table-cell office:value-type="string">
            <text:p/>
          </table:table-cell>
        </table:table-row>
        <table:table-row>
          <table:table-cell office:value="245" office:value-type="float"/>
          <table:table-cell office:value="59" office:value-type="float"/>
          <table:table-cell office:value="14" office:value-type="float"/>
          <table:table-cell office:value-type="string">
            <text:p/>
          </table:table-cell>
        </table:table-row>
        <table:table-row>
          <table:table-cell office:value="246" office:value-type="float"/>
          <table:table-cell office:value="46" office:value-type="float"/>
          <table:table-cell office:value="14" office:value-type="float"/>
          <table:table-cell office:value-type="string">
            <text:p/>
          </table:table-cell>
        </table:table-row>
        <table:table-row>
          <table:table-cell office:value="247" office:value-type="float"/>
          <table:table-cell office:value="5" office:value-type="float"/>
          <table:table-cell office:value="14" office:value-type="float"/>
          <table:table-cell office:value-type="string">
            <text:p/>
          </table:table-cell>
        </table:table-row>
        <table:table-row>
          <table:table-cell office:value="248" office:value-type="float"/>
          <table:table-cell office:value="149" office:value-type="float"/>
          <table:table-cell office:value="14" office:value-type="float"/>
          <table:table-cell office:value-type="string">
            <text:p/>
          </table:table-cell>
        </table:table-row>
        <table:table-row>
          <table:table-cell office:value="249" office:value-type="float"/>
          <table:table-cell office:value="150" office:value-type="float"/>
          <table:table-cell office:value="14" office:value-type="float"/>
          <table:table-cell office:value-type="string">
            <text:p/>
          </table:table-cell>
        </table:table-row>
        <table:table-row>
          <table:table-cell office:value="250" office:value-type="float"/>
          <table:table-cell office:value="65" office:value-type="float"/>
          <table:table-cell office:value="14" office:value-type="float"/>
          <table:table-cell office:value-type="string">
            <text:p/>
          </table:table-cell>
        </table:table-row>
        <table:table-row>
          <table:table-cell office:value="251" office:value-type="float"/>
          <table:table-cell office:value="27" office:value-type="float"/>
          <table:table-cell office:value="14" office:value-type="float"/>
          <table:table-cell office:value-type="string">
            <text:p/>
          </table:table-cell>
        </table:table-row>
        <table:table-row>
          <table:table-cell office:value="252" office:value-type="float"/>
          <table:table-cell office:value="15" office:value-type="float"/>
          <table:table-cell office:value="14" office:value-type="float"/>
          <table:table-cell office:value-type="string">
            <text:p/>
          </table:table-cell>
        </table:table-row>
        <table:table-row>
          <table:table-cell office:value="253" office:value-type="float"/>
          <table:table-cell office:value="133" office:value-type="float"/>
          <table:table-cell office:value="14" office:value-type="float"/>
          <table:table-cell office:value-type="string">
            <text:p>Measured as total profit</text:p>
          </table:table-cell>
        </table:table-row>
        <table:table-row>
          <table:table-cell office:value="254" office:value-type="float"/>
          <table:table-cell office:value="151" office:value-type="float"/>
          <table:table-cell office:value="14" office:value-type="float"/>
          <table:table-cell office:value-type="string">
            <text:p/>
          </table:table-cell>
        </table:table-row>
        <table:table-row>
          <table:table-cell office:value="255" office:value-type="float"/>
          <table:table-cell office:value="36" office:value-type="float"/>
          <table:table-cell office:value="15" office:value-type="float"/>
          <table:table-cell office:value-type="string">
            <text:p/>
          </table:table-cell>
        </table:table-row>
        <table:table-row>
          <table:table-cell office:value="256" office:value-type="float"/>
          <table:table-cell office:value="119" office:value-type="float"/>
          <table:table-cell office:value="15" office:value-type="float"/>
          <table:table-cell office:value-type="string">
            <text:p/>
          </table:table-cell>
        </table:table-row>
        <table:table-row>
          <table:table-cell office:value="257" office:value-type="float"/>
          <table:table-cell office:value="10" office:value-type="float"/>
          <table:table-cell office:value="15" office:value-type="float"/>
          <table:table-cell office:value-type="string">
            <text:p/>
          </table:table-cell>
        </table:table-row>
        <table:table-row>
          <table:table-cell office:value="258" office:value-type="float"/>
          <table:table-cell office:value="5" office:value-type="float"/>
          <table:table-cell office:value="15" office:value-type="float"/>
          <table:table-cell office:value-type="string">
            <text:p/>
          </table:table-cell>
        </table:table-row>
        <table:table-row>
          <table:table-cell office:value="259" office:value-type="float"/>
          <table:table-cell office:value="153" office:value-type="float"/>
          <table:table-cell office:value="15" office:value-type="float"/>
          <table:table-cell office:value-type="string">
            <text:p/>
          </table:table-cell>
        </table:table-row>
        <table:table-row>
          <table:table-cell office:value="260" office:value-type="float"/>
          <table:table-cell office:value="154" office:value-type="float"/>
          <table:table-cell office:value="15" office:value-type="float"/>
          <table:table-cell office:value-type="string">
            <text:p/>
          </table:table-cell>
        </table:table-row>
        <table:table-row>
          <table:table-cell office:value="261" office:value-type="float"/>
          <table:table-cell office:value="155" office:value-type="float"/>
          <table:table-cell office:value="15" office:value-type="float"/>
          <table:table-cell office:value-type="string">
            <text:p/>
          </table:table-cell>
        </table:table-row>
        <table:table-row>
          <table:table-cell office:value="262" office:value-type="float"/>
          <table:table-cell office:value="27" office:value-type="float"/>
          <table:table-cell office:value="15" office:value-type="float"/>
          <table:table-cell office:value-type="string">
            <text:p/>
          </table:table-cell>
        </table:table-row>
        <table:table-row>
          <table:table-cell office:value="263" office:value-type="float"/>
          <table:table-cell office:value="104" office:value-type="float"/>
          <table:table-cell office:value="13" office:value-type="float"/>
          <table:table-cell office:value-type="string">
            <text:p/>
          </table:table-cell>
        </table:table-row>
        <table:table-row>
          <table:table-cell office:value="264" office:value-type="float"/>
          <table:table-cell office:value="104" office:value-type="float"/>
          <table:table-cell office:value="15" office:value-type="float"/>
          <table:table-cell office:value-type="string">
            <text:p/>
          </table:table-cell>
        </table:table-row>
        <table:table-row>
          <table:table-cell office:value="265" office:value-type="float"/>
          <table:table-cell office:value="42" office:value-type="float"/>
          <table:table-cell office:value="15" office:value-type="float"/>
          <table:table-cell office:value-type="string">
            <text:p/>
          </table:table-cell>
        </table:table-row>
        <table:table-row>
          <table:table-cell office:value="266" office:value-type="float"/>
          <table:table-cell office:value="19" office:value-type="float"/>
          <table:table-cell office:value="15" office:value-type="float"/>
          <table:table-cell office:value-type="string">
            <text:p/>
          </table:table-cell>
        </table:table-row>
        <table:table-row>
          <table:table-cell office:value="267" office:value-type="float"/>
          <table:table-cell office:value="126" office:value-type="float"/>
          <table:table-cell office:value="15" office:value-type="float"/>
          <table:table-cell office:value-type="string">
            <text:p/>
          </table:table-cell>
        </table:table-row>
        <table:table-row>
          <table:table-cell office:value="268" office:value-type="float"/>
          <table:table-cell office:value="128" office:value-type="float"/>
          <table:table-cell office:value="15" office:value-type="float"/>
          <table:table-cell office:value-type="string">
            <text:p/>
          </table:table-cell>
        </table:table-row>
        <table:table-row>
          <table:table-cell office:value="269" office:value-type="float"/>
          <table:table-cell office:value="129" office:value-type="float"/>
          <table:table-cell office:value="15" office:value-type="float"/>
          <table:table-cell office:value-type="string">
            <text:p/>
          </table:table-cell>
        </table:table-row>
        <table:table-row>
          <table:table-cell office:value="270" office:value-type="float"/>
          <table:table-cell office:value="46" office:value-type="float"/>
          <table:table-cell office:value="15" office:value-type="float"/>
          <table:table-cell office:value-type="string">
            <text:p/>
          </table:table-cell>
        </table:table-row>
        <table:table-row>
          <table:table-cell office:value="271" office:value-type="float"/>
          <table:table-cell office:value="43" office:value-type="float"/>
          <table:table-cell office:value="15" office:value-type="float"/>
          <table:table-cell office:value-type="string">
            <text:p/>
          </table:table-cell>
        </table:table-row>
        <table:table-row>
          <table:table-cell office:value="272" office:value-type="float"/>
          <table:table-cell office:value="31" office:value-type="float"/>
          <table:table-cell office:value="15" office:value-type="float"/>
          <table:table-cell office:value-type="string">
            <text:p/>
          </table:table-cell>
        </table:table-row>
        <table:table-row>
          <table:table-cell office:value="273" office:value-type="float"/>
          <table:table-cell office:value="123" office:value-type="float"/>
          <table:table-cell office:value="15" office:value-type="float"/>
          <table:table-cell office:value-type="string">
            <text:p/>
          </table:table-cell>
        </table:table-row>
        <table:table-row>
          <table:table-cell office:value="274" office:value-type="float"/>
          <table:table-cell office:value="135" office:value-type="float"/>
          <table:table-cell office:value="12" office:value-type="float"/>
          <table:table-cell office:value-type="string">
            <text:p/>
          </table:table-cell>
        </table:table-row>
        <table:table-row>
          <table:table-cell office:value="275" office:value-type="float"/>
          <table:table-cell office:value="74" office:value-type="float"/>
          <table:table-cell office:value="15" office:value-type="float"/>
          <table:table-cell office:value-type="string">
            <text:p/>
          </table:table-cell>
        </table:table-row>
        <table:table-row>
          <table:table-cell office:value="276" office:value-type="float"/>
          <table:table-cell office:value="135" office:value-type="float"/>
          <table:table-cell office:value="15" office:value-type="float"/>
          <table:table-cell office:value-type="string">
            <text:p/>
          </table:table-cell>
        </table:table-row>
        <table:table-row>
          <table:table-cell office:value="277" office:value-type="float"/>
          <table:table-cell office:value="36" office:value-type="float"/>
          <table:table-cell office:value="16" office:value-type="float"/>
          <table:table-cell office:value-type="string">
            <text:p/>
          </table:table-cell>
        </table:table-row>
        <table:table-row>
          <table:table-cell office:value="278" office:value-type="float"/>
          <table:table-cell office:value="126" office:value-type="float"/>
          <table:table-cell office:value="16" office:value-type="float"/>
          <table:table-cell office:value-type="string">
            <text:p/>
          </table:table-cell>
        </table:table-row>
        <table:table-row>
          <table:table-cell office:value="279" office:value-type="float"/>
          <table:table-cell office:value="5" office:value-type="float"/>
          <table:table-cell office:value="16" office:value-type="float"/>
          <table:table-cell office:value-type="string">
            <text:p/>
          </table:table-cell>
        </table:table-row>
        <table:table-row>
          <table:table-cell office:value="280" office:value-type="float"/>
          <table:table-cell office:value="46" office:value-type="float"/>
          <table:table-cell office:value="16" office:value-type="float"/>
          <table:table-cell office:value-type="string">
            <text:p/>
          </table:table-cell>
        </table:table-row>
        <table:table-row>
          <table:table-cell office:value="281" office:value-type="float"/>
          <table:table-cell office:value="54" office:value-type="float"/>
          <table:table-cell office:value="16" office:value-type="float"/>
          <table:table-cell office:value-type="string">
            <text:p/>
          </table:table-cell>
        </table:table-row>
        <table:table-row>
          <table:table-cell office:value="282" office:value-type="float"/>
          <table:table-cell office:value="27" office:value-type="float"/>
          <table:table-cell office:value="16" office:value-type="float"/>
          <table:table-cell office:value-type="string">
            <text:p/>
          </table:table-cell>
        </table:table-row>
        <table:table-row>
          <table:table-cell office:value="283" office:value-type="float"/>
          <table:table-cell office:value="28" office:value-type="float"/>
          <table:table-cell office:value="16" office:value-type="float"/>
          <table:table-cell office:value-type="string">
            <text:p/>
          </table:table-cell>
        </table:table-row>
        <table:table-row>
          <table:table-cell office:value="284" office:value-type="float"/>
          <table:table-cell office:value="74" office:value-type="float"/>
          <table:table-cell office:value="16" office:value-type="float"/>
          <table:table-cell office:value-type="string">
            <text:p/>
          </table:table-cell>
        </table:table-row>
        <table:table-row>
          <table:table-cell office:value="285" office:value-type="float"/>
          <table:table-cell office:value="135" office:value-type="float"/>
          <table:table-cell office:value="16" office:value-type="float"/>
          <table:table-cell office:value-type="string">
            <text:p/>
          </table:table-cell>
        </table:table-row>
        <table:table-row>
          <table:table-cell office:value="286" office:value-type="float"/>
          <table:table-cell office:value="54" office:value-type="float"/>
          <table:table-cell office:value="17" office:value-type="float"/>
          <table:table-cell office:value-type="string">
            <text:p/>
          </table:table-cell>
        </table:table-row>
        <table:table-row>
          <table:table-cell office:value="287" office:value-type="float"/>
          <table:table-cell office:value="46" office:value-type="float"/>
          <table:table-cell office:value="17" office:value-type="float"/>
          <table:table-cell office:value-type="string">
            <text:p/>
          </table:table-cell>
        </table:table-row>
        <table:table-row>
          <table:table-cell office:value="288" office:value-type="float"/>
          <table:table-cell office:value="25" office:value-type="float"/>
          <table:table-cell office:value="17" office:value-type="float"/>
          <table:table-cell office:value-type="string">
            <text:p/>
          </table:table-cell>
        </table:table-row>
        <table:table-row>
          <table:table-cell office:value="289" office:value-type="float"/>
          <table:table-cell office:value="32" office:value-type="float"/>
          <table:table-cell office:value="17" office:value-type="float"/>
          <table:table-cell office:value-type="string">
            <text:p/>
          </table:table-cell>
        </table:table-row>
        <table:table-row>
          <table:table-cell office:value="291" office:value-type="float"/>
          <table:table-cell office:value="15" office:value-type="float"/>
          <table:table-cell office:value="17" office:value-type="float"/>
          <table:table-cell office:value-type="string">
            <text:p/>
          </table:table-cell>
        </table:table-row>
        <table:table-row>
          <table:table-cell office:value="292" office:value-type="float"/>
          <table:table-cell office:value="135" office:value-type="float"/>
          <table:table-cell office:value="17" office:value-type="float"/>
          <table:table-cell office:value-type="string">
            <text:p/>
          </table:table-cell>
        </table:table-row>
        <table:table-row>
          <table:table-cell office:value="293" office:value-type="float"/>
          <table:table-cell office:value="73" office:value-type="float"/>
          <table:table-cell office:value="17" office:value-type="float"/>
          <table:table-cell office:value-type="string">
            <text:p/>
          </table:table-cell>
        </table:table-row>
        <table:table-row>
          <table:table-cell office:value="294" office:value-type="float"/>
          <table:table-cell office:value="74" office:value-type="float"/>
          <table:table-cell office:value="17" office:value-type="float"/>
          <table:table-cell office:value-type="string">
            <text:p/>
          </table:table-cell>
        </table:table-row>
        <table:table-row>
          <table:table-cell office:value="295" office:value-type="float"/>
          <table:table-cell office:value="59" office:value-type="float"/>
          <table:table-cell office:value="19" office:value-type="float"/>
          <table:table-cell office:value-type="string">
            <text:p/>
          </table:table-cell>
        </table:table-row>
        <table:table-row>
          <table:table-cell office:value="296" office:value-type="float"/>
          <table:table-cell office:value="14" office:value-type="float"/>
          <table:table-cell office:value="19" office:value-type="float"/>
          <table:table-cell office:value-type="string">
            <text:p/>
          </table:table-cell>
        </table:table-row>
        <table:table-row>
          <table:table-cell office:value="297" office:value-type="float"/>
          <table:table-cell office:value="36" office:value-type="float"/>
          <table:table-cell office:value="19" office:value-type="float"/>
          <table:table-cell office:value-type="string">
            <text:p/>
          </table:table-cell>
        </table:table-row>
        <table:table-row>
          <table:table-cell office:value="298" office:value-type="float"/>
          <table:table-cell office:value="61" office:value-type="float"/>
          <table:table-cell office:value="19" office:value-type="float"/>
          <table:table-cell office:value-type="string">
            <text:p/>
          </table:table-cell>
        </table:table-row>
        <table:table-row>
          <table:table-cell office:value="299" office:value-type="float"/>
          <table:table-cell office:value="10" office:value-type="float"/>
          <table:table-cell office:value="19" office:value-type="float"/>
          <table:table-cell office:value-type="string">
            <text:p/>
          </table:table-cell>
        </table:table-row>
        <table:table-row>
          <table:table-cell office:value="300" office:value-type="float"/>
          <table:table-cell office:value="65" office:value-type="float"/>
          <table:table-cell office:value="19" office:value-type="float"/>
          <table:table-cell office:value-type="string">
            <text:p/>
          </table:table-cell>
        </table:table-row>
        <table:table-row>
          <table:table-cell office:value="301" office:value-type="float"/>
          <table:table-cell office:value="56" office:value-type="float"/>
          <table:table-cell office:value="19" office:value-type="float"/>
          <table:table-cell office:value-type="string">
            <text:p/>
          </table:table-cell>
        </table:table-row>
        <table:table-row>
          <table:table-cell office:value="302" office:value-type="float"/>
          <table:table-cell office:value="31" office:value-type="float"/>
          <table:table-cell office:value="19" office:value-type="float"/>
          <table:table-cell office:value-type="string">
            <text:p/>
          </table:table-cell>
        </table:table-row>
        <table:table-row>
          <table:table-cell office:value="303" office:value-type="float"/>
          <table:table-cell office:value="46" office:value-type="float"/>
          <table:table-cell office:value="19" office:value-type="float"/>
          <table:table-cell office:value-type="string">
            <text:p/>
          </table:table-cell>
        </table:table-row>
        <table:table-row>
          <table:table-cell office:value="304" office:value-type="float"/>
          <table:table-cell office:value="27" office:value-type="float"/>
          <table:table-cell office:value="19" office:value-type="float"/>
          <table:table-cell office:value-type="string">
            <text:p/>
          </table:table-cell>
        </table:table-row>
        <table:table-row>
          <table:table-cell office:value="305" office:value-type="float"/>
          <table:table-cell office:value="20" office:value-type="float"/>
          <table:table-cell office:value="20" office:value-type="float"/>
          <table:table-cell office:value-type="string">
            <text:p/>
          </table:table-cell>
        </table:table-row>
        <table:table-row>
          <table:table-cell office:value="306" office:value-type="float"/>
          <table:table-cell office:value="19" office:value-type="float"/>
          <table:table-cell office:value="20" office:value-type="float"/>
          <table:table-cell office:value-type="string">
            <text:p/>
          </table:table-cell>
        </table:table-row>
        <table:table-row>
          <table:table-cell office:value="307" office:value-type="float"/>
          <table:table-cell office:value="40" office:value-type="float"/>
          <table:table-cell office:value="20" office:value-type="float"/>
          <table:table-cell office:value-type="string">
            <text:p/>
          </table:table-cell>
        </table:table-row>
        <table:table-row>
          <table:table-cell office:value="310" office:value-type="float"/>
          <table:table-cell office:value="6" office:value-type="float"/>
          <table:table-cell office:value="19" office:value-type="float"/>
          <table:table-cell office:value-type="string">
            <text:p/>
          </table:table-cell>
        </table:table-row>
        <table:table-row>
          <table:table-cell office:value="311" office:value-type="float"/>
          <table:table-cell office:value="156" office:value-type="float"/>
          <table:table-cell office:value="20" office:value-type="float"/>
          <table:table-cell office:value-type="string">
            <text:p/>
          </table:table-cell>
        </table:table-row>
        <table:table-row>
          <table:table-cell office:value="312" office:value-type="float"/>
          <table:table-cell office:value="27" office:value-type="float"/>
          <table:table-cell office:value="20" office:value-type="float"/>
          <table:table-cell office:value-type="string">
            <text:p/>
          </table:table-cell>
        </table:table-row>
        <table:table-row>
          <table:table-cell office:value="313" office:value-type="float"/>
          <table:table-cell office:value="46" office:value-type="float"/>
          <table:table-cell office:value="20" office:value-type="float"/>
          <table:table-cell office:value-type="string">
            <text:p/>
          </table:table-cell>
        </table:table-row>
        <table:table-row>
          <table:table-cell office:value="315" office:value-type="float"/>
          <table:table-cell office:value="10" office:value-type="float"/>
          <table:table-cell office:value="21" office:value-type="float"/>
          <table:table-cell office:value-type="string">
            <text:p/>
          </table:table-cell>
        </table:table-row>
        <table:table-row>
          <table:table-cell office:value="316" office:value-type="float"/>
          <table:table-cell office:value="59" office:value-type="float"/>
          <table:table-cell office:value="21" office:value-type="float"/>
          <table:table-cell office:value-type="string">
            <text:p/>
          </table:table-cell>
        </table:table-row>
        <table:table-row>
          <table:table-cell office:value="317" office:value-type="float"/>
          <table:table-cell office:value="54" office:value-type="float"/>
          <table:table-cell office:value="21" office:value-type="float"/>
          <table:table-cell office:value-type="string">
            <text:p/>
          </table:table-cell>
        </table:table-row>
        <table:table-row>
          <table:table-cell office:value="318" office:value-type="float"/>
          <table:table-cell office:value="140" office:value-type="float"/>
          <table:table-cell office:value="21" office:value-type="float"/>
          <table:table-cell office:value-type="string">
            <text:p/>
          </table:table-cell>
        </table:table-row>
        <table:table-row>
          <table:table-cell office:value="319" office:value-type="float"/>
          <table:table-cell office:value="5" office:value-type="float"/>
          <table:table-cell office:value="21" office:value-type="float"/>
          <table:table-cell office:value-type="string">
            <text:p/>
          </table:table-cell>
        </table:table-row>
        <table:table-row>
          <table:table-cell office:value="320" office:value-type="float"/>
          <table:table-cell office:value="59" office:value-type="float"/>
          <table:table-cell office:value="22" office:value-type="float"/>
          <table:table-cell office:value-type="string">
            <text:p/>
          </table:table-cell>
        </table:table-row>
        <table:table-row>
          <table:table-cell office:value="321" office:value-type="float"/>
          <table:table-cell office:value="5" office:value-type="float"/>
          <table:table-cell office:value="22" office:value-type="float"/>
          <table:table-cell office:value-type="string">
            <text:p/>
          </table:table-cell>
        </table:table-row>
        <table:table-row>
          <table:table-cell office:value="322" office:value-type="float"/>
          <table:table-cell office:value="31" office:value-type="float"/>
          <table:table-cell office:value="22" office:value-type="float"/>
          <table:table-cell office:value-type="string">
            <text:p/>
          </table:table-cell>
        </table:table-row>
        <table:table-row>
          <table:table-cell office:value="324" office:value-type="float"/>
          <table:table-cell office:value="36" office:value-type="float"/>
          <table:table-cell office:value="22" office:value-type="float"/>
          <table:table-cell office:value-type="string">
            <text:p/>
          </table:table-cell>
        </table:table-row>
        <table:table-row>
          <table:table-cell office:value="325" office:value-type="float"/>
          <table:table-cell office:value="27" office:value-type="float"/>
          <table:table-cell office:value="22" office:value-type="float"/>
          <table:table-cell office:value-type="string">
            <text:p/>
          </table:table-cell>
        </table:table-row>
        <table:table-row>
          <table:table-cell office:value="326" office:value-type="float"/>
          <table:table-cell office:value="24" office:value-type="float"/>
          <table:table-cell office:value="22" office:value-type="float"/>
          <table:table-cell office:value-type="string">
            <text:p/>
          </table:table-cell>
        </table:table-row>
        <table:table-row>
          <table:table-cell office:value="327" office:value-type="float"/>
          <table:table-cell office:value="15" office:value-type="float"/>
          <table:table-cell office:value="22" office:value-type="float"/>
          <table:table-cell office:value-type="string">
            <text:p/>
          </table:table-cell>
        </table:table-row>
        <table:table-row>
          <table:table-cell office:value="328" office:value-type="float"/>
          <table:table-cell office:value="46" office:value-type="float"/>
          <table:table-cell office:value="22" office:value-type="float"/>
          <table:table-cell office:value-type="string">
            <text:p/>
          </table:table-cell>
        </table:table-row>
        <table:table-row>
          <table:table-cell office:value="329" office:value-type="float"/>
          <table:table-cell office:value="14" office:value-type="float"/>
          <table:table-cell office:value="22" office:value-type="float"/>
          <table:table-cell office:value-type="string">
            <text:p/>
          </table:table-cell>
        </table:table-row>
        <table:table-row>
          <table:table-cell office:value="331" office:value-type="float"/>
          <table:table-cell office:value="54" office:value-type="float"/>
          <table:table-cell office:value="22" office:value-type="float"/>
          <table:table-cell office:value-type="string">
            <text:p/>
          </table:table-cell>
        </table:table-row>
        <table:table-row>
          <table:table-cell office:value="332" office:value-type="float"/>
          <table:table-cell office:value="73" office:value-type="float"/>
          <table:table-cell office:value="22" office:value-type="float"/>
          <table:table-cell office:value-type="string">
            <text:p/>
          </table:table-cell>
        </table:table-row>
        <table:table-row>
          <table:table-cell office:value="333" office:value-type="float"/>
          <table:table-cell office:value="10" office:value-type="float"/>
          <table:table-cell office:value="23" office:value-type="float"/>
          <table:table-cell office:value-type="string">
            <text:p/>
          </table:table-cell>
        </table:table-row>
        <table:table-row>
          <table:table-cell office:value="334" office:value-type="float"/>
          <table:table-cell office:value="24" office:value-type="float"/>
          <table:table-cell office:value="23" office:value-type="float"/>
          <table:table-cell office:value-type="string">
            <text:p/>
          </table:table-cell>
        </table:table-row>
        <table:table-row>
          <table:table-cell office:value="335" office:value-type="float"/>
          <table:table-cell office:value="5" office:value-type="float"/>
          <table:table-cell office:value="23" office:value-type="float"/>
          <table:table-cell office:value-type="string">
            <text:p/>
          </table:table-cell>
        </table:table-row>
        <table:table-row>
          <table:table-cell office:value="336" office:value-type="float"/>
          <table:table-cell office:value="27" office:value-type="float"/>
          <table:table-cell office:value="23" office:value-type="float"/>
          <table:table-cell office:value-type="string">
            <text:p/>
          </table:table-cell>
        </table:table-row>
        <table:table-row>
          <table:table-cell office:value="337" office:value-type="float"/>
          <table:table-cell office:value="75" office:value-type="float"/>
          <table:table-cell office:value="23" office:value-type="float"/>
          <table:table-cell office:value-type="string">
            <text:p/>
          </table:table-cell>
        </table:table-row>
        <table:table-row>
          <table:table-cell office:value="340" office:value-type="float"/>
          <table:table-cell office:value="10" office:value-type="float"/>
          <table:table-cell office:value="24" office:value-type="float"/>
          <table:table-cell office:value-type="string">
            <text:p/>
          </table:table-cell>
        </table:table-row>
        <table:table-row>
          <table:table-cell office:value="341" office:value-type="float"/>
          <table:table-cell office:value="62" office:value-type="float"/>
          <table:table-cell office:value="24" office:value-type="float"/>
          <table:table-cell office:value-type="string">
            <text:p>As plants per capita</text:p>
          </table:table-cell>
        </table:table-row>
        <table:table-row>
          <table:table-cell office:value="342" office:value-type="float"/>
          <table:table-cell office:value="59" office:value-type="float"/>
          <table:table-cell office:value="24" office:value-type="float"/>
          <table:table-cell office:value-type="string">
            <text:p/>
          </table:table-cell>
        </table:table-row>
        <table:table-row>
          <table:table-cell office:value="343" office:value-type="float"/>
          <table:table-cell office:value="61" office:value-type="float"/>
          <table:table-cell office:value="24" office:value-type="float"/>
          <table:table-cell office:value-type="string">
            <text:p/>
          </table:table-cell>
        </table:table-row>
        <table:table-row>
          <table:table-cell office:value="344" office:value-type="float"/>
          <table:table-cell office:value="36" office:value-type="float"/>
          <table:table-cell office:value="24" office:value-type="float"/>
          <table:table-cell office:value-type="string">
            <text:p/>
          </table:table-cell>
        </table:table-row>
        <table:table-row>
          <table:table-cell office:value="345" office:value-type="float"/>
          <table:table-cell office:value="31" office:value-type="float"/>
          <table:table-cell office:value="24" office:value-type="float"/>
          <table:table-cell office:value-type="string">
            <text:p/>
          </table:table-cell>
        </table:table-row>
        <table:table-row>
          <table:table-cell office:value="346" office:value-type="float"/>
          <table:table-cell office:value="25" office:value-type="float"/>
          <table:table-cell office:value="24" office:value-type="float"/>
          <table:table-cell office:value-type="string">
            <text:p/>
          </table:table-cell>
        </table:table-row>
        <table:table-row>
          <table:table-cell office:value="347" office:value-type="float"/>
          <table:table-cell office:value="32" office:value-type="float"/>
          <table:table-cell office:value="24" office:value-type="float"/>
          <table:table-cell office:value-type="string">
            <text:p/>
          </table:table-cell>
        </table:table-row>
        <table:table-row>
          <table:table-cell office:value="348" office:value-type="float"/>
          <table:table-cell office:value="65" office:value-type="float"/>
          <table:table-cell office:value="24" office:value-type="float"/>
          <table:table-cell office:value-type="string">
            <text:p/>
          </table:table-cell>
        </table:table-row>
        <table:table-row>
          <table:table-cell office:value="349" office:value-type="float"/>
          <table:table-cell office:value="104" office:value-type="float"/>
          <table:table-cell office:value="24" office:value-type="float"/>
          <table:table-cell office:value-type="string">
            <text:p/>
          </table:table-cell>
        </table:table-row>
        <table:table-row>
          <table:table-cell office:value="350" office:value-type="float"/>
          <table:table-cell office:value="27" office:value-type="float"/>
          <table:table-cell office:value="24" office:value-type="float"/>
          <table:table-cell office:value-type="string">
            <text:p/>
          </table:table-cell>
        </table:table-row>
        <table:table-row>
          <table:table-cell office:value="351" office:value-type="float"/>
          <table:table-cell office:value="56" office:value-type="float"/>
          <table:table-cell office:value="24" office:value-type="float"/>
          <table:table-cell office:value-type="string">
            <text:p/>
          </table:table-cell>
        </table:table-row>
        <table:table-row>
          <table:table-cell office:value="352" office:value-type="float"/>
          <table:table-cell office:value="156" office:value-type="float"/>
          <table:table-cell office:value="24" office:value-type="float"/>
          <table:table-cell office:value-type="string">
            <text:p/>
          </table:table-cell>
        </table:table-row>
        <table:table-row>
          <table:table-cell office:value="353" office:value-type="float"/>
          <table:table-cell office:value="123" office:value-type="float"/>
          <table:table-cell office:value="24" office:value-type="float"/>
          <table:table-cell office:value-type="string">
            <text:p/>
          </table:table-cell>
        </table:table-row>
        <table:table-row>
          <table:table-cell office:value="354" office:value-type="float"/>
          <table:table-cell office:value="123" office:value-type="float"/>
          <table:table-cell office:value="11" office:value-type="float"/>
          <table:table-cell office:value-type="string">
            <text:p/>
          </table:table-cell>
        </table:table-row>
        <table:table-row>
          <table:table-cell office:value="355" office:value-type="float"/>
          <table:table-cell office:value="76" office:value-type="float"/>
          <table:table-cell office:value="24" office:value-type="float"/>
          <table:table-cell office:value-type="string">
            <text:p/>
          </table:table-cell>
        </table:table-row>
        <table:table-row>
          <table:table-cell office:value="357" office:value-type="float"/>
          <table:table-cell office:value="127" office:value-type="float"/>
          <table:table-cell office:value="25" office:value-type="float"/>
          <table:table-cell office:value-type="string">
            <text:p/>
          </table:table-cell>
        </table:table-row>
        <table:table-row>
          <table:table-cell office:value="358" office:value-type="float"/>
          <table:table-cell office:value="65" office:value-type="float"/>
          <table:table-cell office:value="25" office:value-type="float"/>
          <table:table-cell office:value-type="string">
            <text:p/>
          </table:table-cell>
        </table:table-row>
        <table:table-row>
          <table:table-cell office:value="359" office:value-type="float"/>
          <table:table-cell office:value="56" office:value-type="float"/>
          <table:table-cell office:value="25" office:value-type="float"/>
          <table:table-cell office:value-type="string">
            <text:p/>
          </table:table-cell>
        </table:table-row>
        <table:table-row>
          <table:table-cell office:value="360" office:value-type="float"/>
          <table:table-cell office:value="59" office:value-type="float"/>
          <table:table-cell office:value="25" office:value-type="float"/>
          <table:table-cell office:value-type="string">
            <text:p/>
          </table:table-cell>
        </table:table-row>
        <table:table-row>
          <table:table-cell office:value="361" office:value-type="float"/>
          <table:table-cell office:value="27" office:value-type="float"/>
          <table:table-cell office:value="26" office:value-type="float"/>
          <table:table-cell office:value-type="string">
            <text:p/>
          </table:table-cell>
        </table:table-row>
        <table:table-row>
          <table:table-cell office:value="362" office:value-type="float"/>
          <table:table-cell office:value="128" office:value-type="float"/>
          <table:table-cell office:value="26" office:value-type="float"/>
          <table:table-cell office:value-type="string">
            <text:p/>
          </table:table-cell>
        </table:table-row>
        <table:table-row>
          <table:table-cell office:value="363" office:value-type="float"/>
          <table:table-cell office:value="57" office:value-type="float"/>
          <table:table-cell office:value="26" office:value-type="float"/>
          <table:table-cell office:value-type="string">
            <text:p/>
          </table:table-cell>
        </table:table-row>
        <table:table-row>
          <table:table-cell office:value="364" office:value-type="float"/>
          <table:table-cell office:value="36" office:value-type="float"/>
          <table:table-cell office:value="26" office:value-type="float"/>
          <table:table-cell office:value-type="string">
            <text:p/>
          </table:table-cell>
        </table:table-row>
        <table:table-row>
          <table:table-cell office:value="365" office:value-type="float"/>
          <table:table-cell office:value="46" office:value-type="float"/>
          <table:table-cell office:value="26" office:value-type="float"/>
          <table:table-cell office:value-type="string">
            <text:p/>
          </table:table-cell>
        </table:table-row>
        <table:table-row>
          <table:table-cell office:value="366" office:value-type="float"/>
          <table:table-cell office:value="103" office:value-type="float"/>
          <table:table-cell office:value="26" office:value-type="float"/>
          <table:table-cell office:value-type="string">
            <text:p/>
          </table:table-cell>
        </table:table-row>
        <table:table-row>
          <table:table-cell office:value="367" office:value-type="float"/>
          <table:table-cell office:value="74" office:value-type="float"/>
          <table:table-cell office:value="26" office:value-type="float"/>
          <table:table-cell office:value-type="string">
            <text:p/>
          </table:table-cell>
        </table:table-row>
        <table:table-row>
          <table:table-cell office:value="368" office:value-type="float"/>
          <table:table-cell office:value="31" office:value-type="float"/>
          <table:table-cell office:value="26" office:value-type="float"/>
          <table:table-cell office:value-type="string">
            <text:p/>
          </table:table-cell>
        </table:table-row>
        <table:table-row>
          <table:table-cell office:value="369" office:value-type="float"/>
          <table:table-cell office:value="5" office:value-type="float"/>
          <table:table-cell office:value="27" office:value-type="float"/>
          <table:table-cell office:value-type="string">
            <text:p/>
          </table:table-cell>
        </table:table-row>
        <table:table-row>
          <table:table-cell office:value="370" office:value-type="float"/>
          <table:table-cell office:value="127" office:value-type="float"/>
          <table:table-cell office:value="27" office:value-type="float"/>
          <table:table-cell office:value-type="string">
            <text:p/>
          </table:table-cell>
        </table:table-row>
        <table:table-row>
          <table:table-cell office:value="371" office:value-type="float"/>
          <table:table-cell office:value="14" office:value-type="float"/>
          <table:table-cell office:value="27" office:value-type="float"/>
          <table:table-cell office:value-type="string">
            <text:p/>
          </table:table-cell>
        </table:table-row>
        <table:table-row>
          <table:table-cell office:value="372" office:value-type="float"/>
          <table:table-cell office:value="36" office:value-type="float"/>
          <table:table-cell office:value="27" office:value-type="float"/>
          <table:table-cell office:value-type="string">
            <text:p/>
          </table:table-cell>
        </table:table-row>
        <table:table-row>
          <table:table-cell office:value="374" office:value-type="float"/>
          <table:table-cell office:value="117" office:value-type="float"/>
          <table:table-cell office:value="27" office:value-type="float"/>
          <table:table-cell office:value-type="string">
            <text:p/>
          </table:table-cell>
        </table:table-row>
        <table:table-row>
          <table:table-cell office:value="375" office:value-type="float"/>
          <table:table-cell office:value="25" office:value-type="float"/>
          <table:table-cell office:value="27" office:value-type="float"/>
          <table:table-cell office:value-type="string">
            <text:p/>
          </table:table-cell>
        </table:table-row>
        <table:table-row>
          <table:table-cell office:value="376" office:value-type="float"/>
          <table:table-cell office:value="2" office:value-type="float"/>
          <table:table-cell office:value="27" office:value-type="float"/>
          <table:table-cell office:value-type="string">
            <text:p/>
          </table:table-cell>
        </table:table-row>
        <table:table-row>
          <table:table-cell office:value="377" office:value-type="float"/>
          <table:table-cell office:value="32" office:value-type="float"/>
          <table:table-cell office:value="27" office:value-type="float"/>
          <table:table-cell office:value-type="string">
            <text:p>Turbidity and pH</text:p>
          </table:table-cell>
        </table:table-row>
        <table:table-row>
          <table:table-cell office:value="378" office:value-type="float"/>
          <table:table-cell office:value="54" office:value-type="float"/>
          <table:table-cell office:value="27" office:value-type="float"/>
          <table:table-cell office:value-type="string">
            <text:p/>
          </table:table-cell>
        </table:table-row>
        <table:table-row>
          <table:table-cell office:value="379" office:value-type="float"/>
          <table:table-cell office:value="5" office:value-type="float"/>
          <table:table-cell office:value="28" office:value-type="float"/>
          <table:table-cell office:value-type="string">
            <text:p/>
          </table:table-cell>
        </table:table-row>
        <table:table-row>
          <table:table-cell office:value="380" office:value-type="float"/>
          <table:table-cell office:value="126" office:value-type="float"/>
          <table:table-cell office:value="28" office:value-type="float"/>
          <table:table-cell office:value-type="string">
            <text:p/>
          </table:table-cell>
        </table:table-row>
        <table:table-row>
          <table:table-cell office:value="382" office:value-type="float"/>
          <table:table-cell office:value="46" office:value-type="float"/>
          <table:table-cell office:value="29" office:value-type="float"/>
          <table:table-cell office:value-type="string">
            <text:p/>
          </table:table-cell>
        </table:table-row>
        <table:table-row>
          <table:table-cell office:value="383" office:value-type="float"/>
          <table:table-cell office:value="36" office:value-type="float"/>
          <table:table-cell office:value="29" office:value-type="float"/>
          <table:table-cell office:value-type="string">
            <text:p/>
          </table:table-cell>
        </table:table-row>
        <table:table-row>
          <table:table-cell office:value="384" office:value-type="float"/>
          <table:table-cell office:value="67" office:value-type="float"/>
          <table:table-cell office:value="29" office:value-type="float"/>
          <table:table-cell office:value-type="string">
            <text:p/>
          </table:table-cell>
        </table:table-row>
        <table:table-row>
          <table:table-cell office:value="385" office:value-type="float"/>
          <table:table-cell office:value="126" office:value-type="float"/>
          <table:table-cell office:value="29" office:value-type="float"/>
          <table:table-cell office:value-type="string">
            <text:p/>
          </table:table-cell>
        </table:table-row>
        <table:table-row>
          <table:table-cell office:value="386" office:value-type="float"/>
          <table:table-cell office:value="159" office:value-type="float"/>
          <table:table-cell office:value="28" office:value-type="float"/>
          <table:table-cell office:value-type="string">
            <text:p/>
          </table:table-cell>
        </table:table-row>
        <table:table-row>
          <table:table-cell office:value="387" office:value-type="float"/>
          <table:table-cell office:value="159" office:value-type="float"/>
          <table:table-cell office:value="29" office:value-type="float"/>
          <table:table-cell office:value-type="string">
            <text:p/>
          </table:table-cell>
        </table:table-row>
        <table:table-row>
          <table:table-cell office:value="389" office:value-type="float"/>
          <table:table-cell office:value="1" office:value-type="float"/>
          <table:table-cell office:value="29" office:value-type="float"/>
          <table:table-cell office:value-type="string">
            <text:p/>
          </table:table-cell>
        </table:table-row>
        <table:table-row>
          <table:table-cell office:value="390" office:value-type="float"/>
          <table:table-cell office:value="24" office:value-type="float"/>
          <table:table-cell office:value="29" office:value-type="float"/>
          <table:table-cell office:value-type="string">
            <text:p/>
          </table:table-cell>
        </table:table-row>
        <table:table-row>
          <table:table-cell office:value="391" office:value-type="float"/>
          <table:table-cell office:value="5" office:value-type="float"/>
          <table:table-cell office:value="30" office:value-type="float"/>
          <table:table-cell office:value-type="string">
            <text:p/>
          </table:table-cell>
        </table:table-row>
        <table:table-row>
          <table:table-cell office:value="392" office:value-type="float"/>
          <table:table-cell office:value="70" office:value-type="float"/>
          <table:table-cell office:value="30" office:value-type="float"/>
          <table:table-cell office:value-type="string">
            <text:p/>
          </table:table-cell>
        </table:table-row>
        <table:table-row>
          <table:table-cell office:value="393" office:value-type="float"/>
          <table:table-cell office:value="124" office:value-type="float"/>
          <table:table-cell office:value="30" office:value-type="float"/>
          <table:table-cell office:value-type="string">
            <text:p/>
          </table:table-cell>
        </table:table-row>
        <table:table-row>
          <table:table-cell office:value="394" office:value-type="float"/>
          <table:table-cell office:value="126" office:value-type="float"/>
          <table:table-cell office:value="30" office:value-type="float"/>
          <table:table-cell office:value-type="string">
            <text:p/>
          </table:table-cell>
        </table:table-row>
        <table:table-row>
          <table:table-cell office:value="395" office:value-type="float"/>
          <table:table-cell office:value="143" office:value-type="float"/>
          <table:table-cell office:value="30" office:value-type="float"/>
          <table:table-cell office:value-type="string">
            <text:p/>
          </table:table-cell>
        </table:table-row>
        <table:table-row>
          <table:table-cell office:value="396" office:value-type="float"/>
          <table:table-cell office:value="72" office:value-type="float"/>
          <table:table-cell office:value="30" office:value-type="float"/>
          <table:table-cell office:value-type="string">
            <text:p/>
          </table:table-cell>
        </table:table-row>
        <table:table-row>
          <table:table-cell office:value="397" office:value-type="float"/>
          <table:table-cell office:value="20" office:value-type="float"/>
          <table:table-cell office:value="30" office:value-type="float"/>
          <table:table-cell office:value-type="string">
            <text:p/>
          </table:table-cell>
        </table:table-row>
        <table:table-row>
          <table:table-cell office:value="398" office:value-type="float"/>
          <table:table-cell office:value="32" office:value-type="float"/>
          <table:table-cell office:value="30" office:value-type="float"/>
          <table:table-cell office:value-type="string">
            <text:p>pH, Hardnessm Alkalinity, temperature, conductivity</text:p>
          </table:table-cell>
        </table:table-row>
        <table:table-row>
          <table:table-cell office:value="555" office:value-type="float"/>
          <table:table-cell office:value="145" office:value-type="float"/>
          <table:table-cell office:value="278" office:value-type="float"/>
          <table:table-cell office:value-type="string">
            <text:p/>
          </table:table-cell>
        </table:table-row>
        <table:table-row>
          <table:table-cell office:value="556" office:value-type="float"/>
          <table:table-cell office:value="135" office:value-type="float"/>
          <table:table-cell office:value="278" office:value-type="float"/>
          <table:table-cell office:value-type="string">
            <text:p/>
          </table:table-cell>
        </table:table-row>
        <table:table-row>
          <table:table-cell office:value="557" office:value-type="float"/>
          <table:table-cell office:value="126" office:value-type="float"/>
          <table:table-cell office:value="278" office:value-type="float"/>
          <table:table-cell office:value-type="string">
            <text:p/>
          </table:table-cell>
        </table:table-row>
        <table:table-row>
          <table:table-cell office:value="558" office:value-type="float"/>
          <table:table-cell office:value="127" office:value-type="float"/>
          <table:table-cell office:value="340" office:value-type="float"/>
          <table:table-cell office:value-type="string">
            <text:p/>
          </table:table-cell>
        </table:table-row>
        <table:table-row>
          <table:table-cell office:value="559" office:value-type="float"/>
          <table:table-cell office:value="5" office:value-type="float"/>
          <table:table-cell office:value="279" office:value-type="float"/>
          <table:table-cell office:value-type="string">
            <text:p/>
          </table:table-cell>
        </table:table-row>
        <table:table-row>
          <table:table-cell office:value="560" office:value-type="float"/>
          <table:table-cell office:value="149" office:value-type="float"/>
          <table:table-cell office:value="279" office:value-type="float"/>
          <table:table-cell office:value-type="string">
            <text:p/>
          </table:table-cell>
        </table:table-row>
        <table:table-row>
          <table:table-cell office:value="561" office:value-type="float"/>
          <table:table-cell office:value="5" office:value-type="float"/>
          <table:table-cell office:value="280" office:value-type="float"/>
          <table:table-cell office:value-type="string">
            <text:p/>
          </table:table-cell>
        </table:table-row>
        <table:table-row>
          <table:table-cell office:value="562" office:value-type="float"/>
          <table:table-cell office:value="123" office:value-type="float"/>
          <table:table-cell office:value="280" office:value-type="float"/>
          <table:table-cell office:value-type="string">
            <text:p/>
          </table:table-cell>
        </table:table-row>
        <table:table-row>
          <table:table-cell office:value="563" office:value-type="float"/>
          <table:table-cell office:value="163" office:value-type="float"/>
          <table:table-cell office:value="281" office:value-type="float"/>
          <table:table-cell office:value-type="string">
            <text:p/>
          </table:table-cell>
        </table:table-row>
        <table:table-row>
          <table:table-cell office:value="564" office:value-type="float"/>
          <table:table-cell office:value="159" office:value-type="float"/>
          <table:table-cell office:value="281" office:value-type="float"/>
          <table:table-cell office:value-type="string">
            <text:p/>
          </table:table-cell>
        </table:table-row>
        <table:table-row>
          <table:table-cell office:value="565" office:value-type="float"/>
          <table:table-cell office:value="61" office:value-type="float"/>
          <table:table-cell office:value="282" office:value-type="float"/>
          <table:table-cell office:value-type="string">
            <text:p>Measuyred as water stress</text:p>
          </table:table-cell>
        </table:table-row>
        <table:table-row>
          <table:table-cell office:value="566" office:value-type="float"/>
          <table:table-cell office:value="10" office:value-type="float"/>
          <table:table-cell office:value="282" office:value-type="float"/>
          <table:table-cell office:value-type="string">
            <text:p>Measured as water stress</text:p>
          </table:table-cell>
        </table:table-row>
        <table:table-row>
          <table:table-cell office:value="567" office:value-type="float"/>
          <table:table-cell office:value="163" office:value-type="float"/>
          <table:table-cell office:value="282" office:value-type="float"/>
          <table:table-cell office:value-type="string">
            <text:p/>
          </table:table-cell>
        </table:table-row>
        <table:table-row>
          <table:table-cell office:value="568" office:value-type="float"/>
          <table:table-cell office:value="147" office:value-type="float"/>
          <table:table-cell office:value="282" office:value-type="float"/>
          <table:table-cell office:value-type="string">
            <text:p/>
          </table:table-cell>
        </table:table-row>
        <table:table-row>
          <table:table-cell office:value="569" office:value-type="float"/>
          <table:table-cell office:value="56" office:value-type="float"/>
          <table:table-cell office:value="282" office:value-type="float"/>
          <table:table-cell office:value-type="string">
            <text:p/>
          </table:table-cell>
        </table:table-row>
        <table:table-row>
          <table:table-cell office:value="570" office:value-type="float"/>
          <table:table-cell office:value="5" office:value-type="float"/>
          <table:table-cell office:value="286" office:value-type="float"/>
          <table:table-cell office:value-type="string">
            <text:p/>
          </table:table-cell>
        </table:table-row>
        <table:table-row>
          <table:table-cell office:value="571" office:value-type="float"/>
          <table:table-cell office:value="14" office:value-type="float"/>
          <table:table-cell office:value="286" office:value-type="float"/>
          <table:table-cell office:value-type="string">
            <text:p/>
          </table:table-cell>
        </table:table-row>
        <table:table-row>
          <table:table-cell office:value="572" office:value-type="float"/>
          <table:table-cell office:value="36" office:value-type="float"/>
          <table:table-cell office:value="286" office:value-type="float"/>
          <table:table-cell office:value-type="string">
            <text:p/>
          </table:table-cell>
        </table:table-row>
        <table:table-row>
          <table:table-cell office:value="573" office:value-type="float"/>
          <table:table-cell office:value="2" office:value-type="float"/>
          <table:table-cell office:value="286" office:value-type="float"/>
          <table:table-cell office:value-type="string">
            <text:p/>
          </table:table-cell>
        </table:table-row>
        <table:table-row>
          <table:table-cell office:value="574" office:value-type="float"/>
          <table:table-cell office:value="54" office:value-type="float"/>
          <table:table-cell office:value="286" office:value-type="float"/>
          <table:table-cell office:value-type="string">
            <text:p/>
          </table:table-cell>
        </table:table-row>
        <table:table-row>
          <table:table-cell office:value="575" office:value-type="float"/>
          <table:table-cell office:value="158" office:value-type="float"/>
          <table:table-cell office:value="286" office:value-type="float"/>
          <table:table-cell office:value-type="string">
            <text:p/>
          </table:table-cell>
        </table:table-row>
        <table:table-row>
          <table:table-cell office:value="576" office:value-type="float"/>
          <table:table-cell office:value="158" office:value-type="float"/>
          <table:table-cell office:value="27" office:value-type="float"/>
          <table:table-cell office:value-type="string">
            <text:p/>
          </table:table-cell>
        </table:table-row>
        <table:table-row>
          <table:table-cell office:value="577" office:value-type="float"/>
          <table:table-cell office:value="10" office:value-type="float"/>
          <table:table-cell office:value="290" office:value-type="float"/>
          <table:table-cell office:value-type="string">
            <text:p/>
          </table:table-cell>
        </table:table-row>
        <table:table-row>
          <table:table-cell office:value="578" office:value-type="float"/>
          <table:table-cell office:value="32" office:value-type="float"/>
          <table:table-cell office:value="290" office:value-type="float"/>
          <table:table-cell office:value-type="string">
            <text:p>Turbidity, TSS, N, P</text:p>
          </table:table-cell>
        </table:table-row>
        <table:table-row>
          <table:table-cell office:value="579" office:value-type="float"/>
          <table:table-cell office:value="54" office:value-type="float"/>
          <table:table-cell office:value="291" office:value-type="float"/>
          <table:table-cell office:value-type="string">
            <text:p/>
          </table:table-cell>
        </table:table-row>
        <table:table-row>
          <table:table-cell office:value="580" office:value-type="float"/>
          <table:table-cell office:value="10" office:value-type="float"/>
          <table:table-cell office:value="292" office:value-type="float"/>
          <table:table-cell office:value-type="string">
            <text:p/>
          </table:table-cell>
        </table:table-row>
        <table:table-row>
          <table:table-cell office:value="581" office:value-type="float"/>
          <table:table-cell office:value="10" office:value-type="float"/>
          <table:table-cell office:value="293" office:value-type="float"/>
          <table:table-cell office:value-type="string">
            <text:p/>
          </table:table-cell>
        </table:table-row>
        <table:table-row>
          <table:table-cell office:value="582" office:value-type="float"/>
          <table:table-cell office:value="54" office:value-type="float"/>
          <table:table-cell office:value="293" office:value-type="float"/>
          <table:table-cell office:value-type="string">
            <text:p/>
          </table:table-cell>
        </table:table-row>
        <table:table-row>
          <table:table-cell office:value="583" office:value-type="float"/>
          <table:table-cell office:value="31" office:value-type="float"/>
          <table:table-cell office:value="293" office:value-type="float"/>
          <table:table-cell office:value-type="string">
            <text:p/>
          </table:table-cell>
        </table:table-row>
        <table:table-row>
          <table:table-cell office:value="584" office:value-type="float"/>
          <table:table-cell office:value="52" office:value-type="float"/>
          <table:table-cell office:value="294" office:value-type="float"/>
          <table:table-cell office:value-type="string">
            <text:p/>
          </table:table-cell>
        </table:table-row>
        <table:table-row>
          <table:table-cell office:value="585" office:value-type="float"/>
          <table:table-cell office:value="19" office:value-type="float"/>
          <table:table-cell office:value="294" office:value-type="float"/>
          <table:table-cell office:value-type="string">
            <text:p/>
          </table:table-cell>
        </table:table-row>
        <table:table-row>
          <table:table-cell office:value="587" office:value-type="float"/>
          <table:table-cell office:value="36" office:value-type="float"/>
          <table:table-cell office:value="296" office:value-type="float"/>
          <table:table-cell office:value-type="string">
            <text:p/>
          </table:table-cell>
        </table:table-row>
        <table:table-row>
          <table:table-cell office:value="588" office:value-type="float"/>
          <table:table-cell office:value="46" office:value-type="float"/>
          <table:table-cell office:value="296" office:value-type="float"/>
          <table:table-cell office:value-type="string">
            <text:p/>
          </table:table-cell>
        </table:table-row>
        <table:table-row>
          <table:table-cell office:value="589" office:value-type="float"/>
          <table:table-cell office:value="27" office:value-type="float"/>
          <table:table-cell office:value="296" office:value-type="float"/>
          <table:table-cell office:value-type="string">
            <text:p/>
          </table:table-cell>
        </table:table-row>
        <table:table-row>
          <table:table-cell office:value="590" office:value-type="float"/>
          <table:table-cell office:value="74" office:value-type="float"/>
          <table:table-cell office:value="296" office:value-type="float"/>
          <table:table-cell office:value-type="string">
            <text:p/>
          </table:table-cell>
        </table:table-row>
        <table:table-row>
          <table:table-cell office:value="591" office:value-type="float"/>
          <table:table-cell office:value="31" office:value-type="float"/>
          <table:table-cell office:value="297" office:value-type="float"/>
          <table:table-cell office:value-type="string">
            <text:p/>
          </table:table-cell>
        </table:table-row>
        <table:table-row>
          <table:table-cell office:value="592" office:value-type="float"/>
          <table:table-cell office:value="117" office:value-type="float"/>
          <table:table-cell office:value="297" office:value-type="float"/>
          <table:table-cell office:value-type="string">
            <text:p/>
          </table:table-cell>
        </table:table-row>
        <table:table-row>
          <table:table-cell office:value="593" office:value-type="float"/>
          <table:table-cell office:value="36" office:value-type="float"/>
          <table:table-cell office:value="297" office:value-type="float"/>
          <table:table-cell office:value-type="string">
            <text:p>Measure as num. HH/Total HH</text:p>
          </table:table-cell>
        </table:table-row>
        <table:table-row>
          <table:table-cell office:value="594" office:value-type="float"/>
          <table:table-cell office:value="54" office:value-type="float"/>
          <table:table-cell office:value="297" office:value-type="float"/>
          <table:table-cell office:value-type="string">
            <text:p/>
          </table:table-cell>
        </table:table-row>
        <table:table-row>
          <table:table-cell office:value="595" office:value-type="float"/>
          <table:table-cell office:value="46" office:value-type="float"/>
          <table:table-cell office:value="297" office:value-type="float"/>
          <table:table-cell office:value-type="string">
            <text:p/>
          </table:table-cell>
        </table:table-row>
        <table:table-row>
          <table:table-cell office:value="596" office:value-type="float"/>
          <table:table-cell office:value="27" office:value-type="float"/>
          <table:table-cell office:value="299" office:value-type="float"/>
          <table:table-cell office:value-type="string">
            <text:p/>
          </table:table-cell>
        </table:table-row>
        <table:table-row>
          <table:table-cell office:value="597" office:value-type="float"/>
          <table:table-cell office:value="74" office:value-type="float"/>
          <table:table-cell office:value="300" office:value-type="float"/>
          <table:table-cell office:value-type="string">
            <text:p/>
          </table:table-cell>
        </table:table-row>
        <table:table-row>
          <table:table-cell office:value="598" office:value-type="float"/>
          <table:table-cell office:value="1" office:value-type="float"/>
          <table:table-cell office:value="300" office:value-type="float"/>
          <table:table-cell office:value-type="string">
            <text:p/>
          </table:table-cell>
        </table:table-row>
        <table:table-row>
          <table:table-cell office:value="599" office:value-type="float"/>
          <table:table-cell office:value="40" office:value-type="float"/>
          <table:table-cell office:value="300" office:value-type="float"/>
          <table:table-cell office:value-type="string">
            <text:p/>
          </table:table-cell>
        </table:table-row>
        <table:table-row>
          <table:table-cell office:value="600" office:value-type="float"/>
          <table:table-cell office:value="15" office:value-type="float"/>
          <table:table-cell office:value="300" office:value-type="float"/>
          <table:table-cell office:value-type="string">
            <text:p/>
          </table:table-cell>
        </table:table-row>
        <table:table-row>
          <table:table-cell office:value="601" office:value-type="float"/>
          <table:table-cell office:value="27" office:value-type="float"/>
          <table:table-cell office:value="300" office:value-type="float"/>
          <table:table-cell office:value-type="string">
            <text:p/>
          </table:table-cell>
        </table:table-row>
        <table:table-row>
          <table:table-cell office:value="602" office:value-type="float"/>
          <table:table-cell office:value="120" office:value-type="float"/>
          <table:table-cell office:value="300" office:value-type="float"/>
          <table:table-cell office:value-type="string">
            <text:p/>
          </table:table-cell>
        </table:table-row>
        <table:table-row>
          <table:table-cell office:value="603" office:value-type="float"/>
          <table:table-cell office:value="5" office:value-type="float"/>
          <table:table-cell office:value="302" office:value-type="float"/>
          <table:table-cell office:value-type="string">
            <text:p/>
          </table:table-cell>
        </table:table-row>
        <table:table-row>
          <table:table-cell office:value="604" office:value-type="float"/>
          <table:table-cell office:value="56" office:value-type="float"/>
          <table:table-cell office:value="302" office:value-type="float"/>
          <table:table-cell office:value-type="string">
            <text:p/>
          </table:table-cell>
        </table:table-row>
        <table:table-row>
          <table:table-cell office:value="605" office:value-type="float"/>
          <table:table-cell office:value="70" office:value-type="float"/>
          <table:table-cell office:value="302" office:value-type="float"/>
          <table:table-cell office:value-type="string">
            <text:p/>
          </table:table-cell>
        </table:table-row>
        <table:table-row>
          <table:table-cell office:value="606" office:value-type="float"/>
          <table:table-cell office:value="46" office:value-type="float"/>
          <table:table-cell office:value="304" office:value-type="float"/>
          <table:table-cell office:value-type="string">
            <text:p/>
          </table:table-cell>
        </table:table-row>
        <table:table-row>
          <table:table-cell office:value="607" office:value-type="float"/>
          <table:table-cell office:value="54" office:value-type="float"/>
          <table:table-cell office:value="304" office:value-type="float"/>
          <table:table-cell office:value-type="string">
            <text:p/>
          </table:table-cell>
        </table:table-row>
        <table:table-row>
          <table:table-cell office:value="608" office:value-type="float"/>
          <table:table-cell office:value="117" office:value-type="float"/>
          <table:table-cell office:value="304" office:value-type="float"/>
          <table:table-cell office:value-type="string">
            <text:p/>
          </table:table-cell>
        </table:table-row>
        <table:table-row>
          <table:table-cell office:value="609" office:value-type="float"/>
          <table:table-cell office:value="31" office:value-type="float"/>
          <table:table-cell office:value="305" office:value-type="float"/>
          <table:table-cell office:value-type="string">
            <text:p/>
          </table:table-cell>
        </table:table-row>
        <table:table-row>
          <table:table-cell office:value="610" office:value-type="float"/>
          <table:table-cell office:value="120" office:value-type="float"/>
          <table:table-cell office:value="305" office:value-type="float"/>
          <table:table-cell office:value-type="string">
            <text:p/>
          </table:table-cell>
        </table:table-row>
        <table:table-row>
          <table:table-cell office:value="611" office:value-type="float"/>
          <table:table-cell office:value="56" office:value-type="float"/>
          <table:table-cell office:value="305" office:value-type="float"/>
          <table:table-cell office:value-type="string">
            <text:p/>
          </table:table-cell>
        </table:table-row>
        <table:table-row>
          <table:table-cell office:value="612" office:value-type="float"/>
          <table:table-cell office:value="27" office:value-type="float"/>
          <table:table-cell office:value="305" office:value-type="float"/>
          <table:table-cell office:value-type="string">
            <text:p/>
          </table:table-cell>
        </table:table-row>
        <table:table-row>
          <table:table-cell office:value="613" office:value-type="float"/>
          <table:table-cell office:value="73" office:value-type="float"/>
          <table:table-cell office:value="305" office:value-type="float"/>
          <table:table-cell office:value-type="string">
            <text:p/>
          </table:table-cell>
        </table:table-row>
        <table:table-row>
          <table:table-cell office:value="614" office:value-type="float"/>
          <table:table-cell office:value="27" office:value-type="float"/>
          <table:table-cell office:value="306" office:value-type="float"/>
          <table:table-cell office:value-type="string">
            <text:p/>
          </table:table-cell>
        </table:table-row>
        <table:table-row>
          <table:table-cell office:value="615" office:value-type="float"/>
          <table:table-cell office:value="54" office:value-type="float"/>
          <table:table-cell office:value="306" office:value-type="float"/>
          <table:table-cell office:value-type="string">
            <text:p/>
          </table:table-cell>
        </table:table-row>
        <table:table-row>
          <table:table-cell office:value="616" office:value-type="float"/>
          <table:table-cell office:value="10" office:value-type="float"/>
          <table:table-cell office:value="308" office:value-type="float"/>
          <table:table-cell office:value-type="string">
            <text:p/>
          </table:table-cell>
        </table:table-row>
        <table:table-row>
          <table:table-cell office:value="617" office:value-type="float"/>
          <table:table-cell office:value="5" office:value-type="float"/>
          <table:table-cell office:value="308" office:value-type="float"/>
          <table:table-cell office:value-type="string">
            <text:p/>
          </table:table-cell>
        </table:table-row>
        <table:table-row>
          <table:table-cell office:value="618" office:value-type="float"/>
          <table:table-cell office:value="61" office:value-type="float"/>
          <table:table-cell office:value="308" office:value-type="float"/>
          <table:table-cell office:value-type="string">
            <text:p/>
          </table:table-cell>
        </table:table-row>
        <table:table-row>
          <table:table-cell office:value="619" office:value-type="float"/>
          <table:table-cell office:value="56" office:value-type="float"/>
          <table:table-cell office:value="308" office:value-type="float"/>
          <table:table-cell office:value-type="string">
            <text:p/>
          </table:table-cell>
        </table:table-row>
        <table:table-row>
          <table:table-cell office:value="620" office:value-type="float"/>
          <table:table-cell office:value="19" office:value-type="float"/>
          <table:table-cell office:value="308" office:value-type="float"/>
          <table:table-cell office:value-type="string">
            <text:p/>
          </table:table-cell>
        </table:table-row>
        <table:table-row>
          <table:table-cell office:value="621" office:value-type="float"/>
          <table:table-cell office:value="27" office:value-type="float"/>
          <table:table-cell office:value="308" office:value-type="float"/>
          <table:table-cell office:value-type="string">
            <text:p/>
          </table:table-cell>
        </table:table-row>
        <table:table-row>
          <table:table-cell office:value="622" office:value-type="float"/>
          <table:table-cell office:value="142" office:value-type="float"/>
          <table:table-cell office:value="308" office:value-type="float"/>
          <table:table-cell office:value-type="string">
            <text:p/>
          </table:table-cell>
        </table:table-row>
        <table:table-row>
          <table:table-cell office:value="623" office:value-type="float"/>
          <table:table-cell office:value="8" office:value-type="float"/>
          <table:table-cell office:value="309" office:value-type="float"/>
          <table:table-cell office:value-type="string">
            <text:p/>
          </table:table-cell>
        </table:table-row>
        <table:table-row>
          <table:table-cell office:value="624" office:value-type="float"/>
          <table:table-cell office:value="8" office:value-type="float"/>
          <table:table-cell office:value="310" office:value-type="float"/>
          <table:table-cell office:value-type="string">
            <text:p/>
          </table:table-cell>
        </table:table-row>
        <table:table-row>
          <table:table-cell office:value="625" office:value-type="float"/>
          <table:table-cell office:value="71" office:value-type="float"/>
          <table:table-cell office:value="311" office:value-type="float"/>
          <table:table-cell office:value-type="string">
            <text:p/>
          </table:table-cell>
        </table:table-row>
        <table:table-row>
          <table:table-cell office:value="627" office:value-type="float"/>
          <table:table-cell office:value="120" office:value-type="float"/>
          <table:table-cell office:value="311" office:value-type="float"/>
          <table:table-cell office:value-type="string">
            <text:p/>
          </table:table-cell>
        </table:table-row>
        <table:table-row>
          <table:table-cell office:value="628" office:value-type="float"/>
          <table:table-cell office:value="127" office:value-type="float"/>
          <table:table-cell office:value="311" office:value-type="float"/>
          <table:table-cell office:value-type="string">
            <text:p/>
          </table:table-cell>
        </table:table-row>
        <table:table-row>
          <table:table-cell office:value="629" office:value-type="float"/>
          <table:table-cell office:value="126" office:value-type="float"/>
          <table:table-cell office:value="311" office:value-type="float"/>
          <table:table-cell office:value-type="string">
            <text:p/>
          </table:table-cell>
        </table:table-row>
        <table:table-row>
          <table:table-cell office:value="630" office:value-type="float"/>
          <table:table-cell office:value="59" office:value-type="float"/>
          <table:table-cell office:value="312" office:value-type="float"/>
          <table:table-cell office:value-type="string">
            <text:p/>
          </table:table-cell>
        </table:table-row>
        <table:table-row>
          <table:table-cell office:value="631" office:value-type="float"/>
          <table:table-cell office:value="10" office:value-type="float"/>
          <table:table-cell office:value="312" office:value-type="float"/>
          <table:table-cell office:value-type="string">
            <text:p/>
          </table:table-cell>
        </table:table-row>
        <table:table-row>
          <table:table-cell office:value="632" office:value-type="float"/>
          <table:table-cell office:value="46" office:value-type="float"/>
          <table:table-cell office:value="320" office:value-type="float"/>
          <table:table-cell office:value-type="string">
            <text:p/>
          </table:table-cell>
        </table:table-row>
        <table:table-row>
          <table:table-cell office:value="633" office:value-type="float"/>
          <table:table-cell office:value="61" office:value-type="float"/>
          <table:table-cell office:value="312" office:value-type="float"/>
          <table:table-cell office:value-type="string">
            <text:p/>
          </table:table-cell>
        </table:table-row>
        <table:table-row>
          <table:table-cell office:value="634" office:value-type="float"/>
          <table:table-cell office:value="36" office:value-type="float"/>
          <table:table-cell office:value="312" office:value-type="float"/>
          <table:table-cell office:value-type="string">
            <text:p/>
          </table:table-cell>
        </table:table-row>
        <table:table-row>
          <table:table-cell office:value="635" office:value-type="float"/>
          <table:table-cell office:value="126" office:value-type="float"/>
          <table:table-cell office:value="321" office:value-type="float"/>
          <table:table-cell office:value-type="string">
            <text:p/>
          </table:table-cell>
        </table:table-row>
        <table:table-row>
          <table:table-cell office:value="636" office:value-type="float"/>
          <table:table-cell office:value="61" office:value-type="float"/>
          <table:table-cell office:value="321" office:value-type="float"/>
          <table:table-cell office:value-type="string">
            <text:p/>
          </table:table-cell>
        </table:table-row>
        <table:table-row>
          <table:table-cell office:value="637" office:value-type="float"/>
          <table:table-cell office:value="36" office:value-type="float"/>
          <table:table-cell office:value="321" office:value-type="float"/>
          <table:table-cell office:value-type="string">
            <text:p/>
          </table:table-cell>
        </table:table-row>
        <table:table-row>
          <table:table-cell office:value="638" office:value-type="float"/>
          <table:table-cell office:value="10" office:value-type="float"/>
          <table:table-cell office:value="322" office:value-type="float"/>
          <table:table-cell office:value-type="string">
            <text:p/>
          </table:table-cell>
        </table:table-row>
        <table:table-row>
          <table:table-cell office:value="639" office:value-type="float"/>
          <table:table-cell office:value="27" office:value-type="float"/>
          <table:table-cell office:value="322" office:value-type="float"/>
          <table:table-cell office:value-type="string">
            <text:p/>
          </table:table-cell>
        </table:table-row>
        <table:table-row>
          <table:table-cell office:value="640" office:value-type="float"/>
          <table:table-cell office:value="104" office:value-type="float"/>
          <table:table-cell office:value="322" office:value-type="float"/>
          <table:table-cell office:value-type="string">
            <text:p/>
          </table:table-cell>
        </table:table-row>
        <table:table-row>
          <table:table-cell office:value="641" office:value-type="float"/>
          <table:table-cell office:value="36" office:value-type="float"/>
          <table:table-cell office:value="322" office:value-type="float"/>
          <table:table-cell office:value-type="string">
            <text:p>Measured as pop. With water</text:p>
          </table:table-cell>
        </table:table-row>
        <table:table-row>
          <table:table-cell office:value="642" office:value-type="float"/>
          <table:table-cell office:value="7" office:value-type="float"/>
          <table:table-cell office:value="322" office:value-type="float"/>
          <table:table-cell office:value-type="string">
            <text:p/>
          </table:table-cell>
        </table:table-row>
        <table:table-row>
          <table:table-cell office:value="653" office:value-type="float"/>
          <table:table-cell office:value="27" office:value-type="float"/>
          <table:table-cell office:value="326" office:value-type="float"/>
          <table:table-cell office:value-type="string">
            <text:p/>
          </table:table-cell>
        </table:table-row>
        <table:table-row>
          <table:table-cell office:value="654" office:value-type="float"/>
          <table:table-cell office:value="127" office:value-type="float"/>
          <table:table-cell office:value="349" office:value-type="float"/>
          <table:table-cell office:value-type="string">
            <text:p/>
          </table:table-cell>
        </table:table-row>
        <table:table-row>
          <table:table-cell office:value="655" office:value-type="float"/>
          <table:table-cell office:value="126" office:value-type="float"/>
          <table:table-cell office:value="349" office:value-type="float"/>
          <table:table-cell office:value-type="string">
            <text:p/>
          </table:table-cell>
        </table:table-row>
        <table:table-row>
          <table:table-cell office:value="656" office:value-type="float"/>
          <table:table-cell office:value="149" office:value-type="float"/>
          <table:table-cell office:value="327" office:value-type="float"/>
          <table:table-cell office:value-type="string">
            <text:p/>
          </table:table-cell>
        </table:table-row>
        <table:table-row>
          <table:table-cell office:value="658" office:value-type="float"/>
          <table:table-cell office:value="10" office:value-type="float"/>
          <table:table-cell office:value="327" office:value-type="float"/>
          <table:table-cell office:value-type="string">
            <text:p/>
          </table:table-cell>
        </table:table-row>
        <table:table-row>
          <table:table-cell office:value="659" office:value-type="float"/>
          <table:table-cell office:value="31" office:value-type="float"/>
          <table:table-cell office:value="327" office:value-type="float"/>
          <table:table-cell office:value-type="string">
            <text:p/>
          </table:table-cell>
        </table:table-row>
        <table:table-row>
          <table:table-cell office:value="660" office:value-type="float"/>
          <table:table-cell office:value="147" office:value-type="float"/>
          <table:table-cell office:value="350" office:value-type="float"/>
          <table:table-cell office:value-type="string">
            <text:p/>
          </table:table-cell>
        </table:table-row>
        <table:table-row>
          <table:table-cell office:value="661" office:value-type="float"/>
          <table:table-cell office:value="5" office:value-type="float"/>
          <table:table-cell office:value="325" office:value-type="float"/>
          <table:table-cell office:value-type="string">
            <text:p/>
          </table:table-cell>
        </table:table-row>
        <table:table-row>
          <table:table-cell office:value="662" office:value-type="float"/>
          <table:table-cell office:value="61" office:value-type="float"/>
          <table:table-cell office:value="325" office:value-type="float"/>
          <table:table-cell office:value-type="string">
            <text:p/>
          </table:table-cell>
        </table:table-row>
        <table:table-row>
          <table:table-cell office:value="663" office:value-type="float"/>
          <table:table-cell office:value="65" office:value-type="float"/>
          <table:table-cell office:value="325" office:value-type="float"/>
          <table:table-cell office:value-type="string">
            <text:p/>
          </table:table-cell>
        </table:table-row>
        <table:table-row>
          <table:table-cell office:value="664" office:value-type="float"/>
          <table:table-cell office:value="15" office:value-type="float"/>
          <table:table-cell office:value="324" office:value-type="float"/>
          <table:table-cell office:value-type="string">
            <text:p/>
          </table:table-cell>
        </table:table-row>
        <table:table-row>
          <table:table-cell office:value="665" office:value-type="float"/>
          <table:table-cell office:value="123" office:value-type="float"/>
          <table:table-cell office:value="325" office:value-type="float"/>
          <table:table-cell office:value-type="string">
            <text:p/>
          </table:table-cell>
        </table:table-row>
        <table:table-row>
          <table:table-cell office:value="666" office:value-type="float"/>
          <table:table-cell office:value="59" office:value-type="float"/>
          <table:table-cell office:value="326" office:value-type="float"/>
          <table:table-cell office:value-type="string">
            <text:p/>
          </table:table-cell>
        </table:table-row>
        <table:table-row>
          <table:table-cell office:value="667" office:value-type="float"/>
          <table:table-cell office:value="126" office:value-type="float"/>
          <table:table-cell office:value="327" office:value-type="float"/>
          <table:table-cell office:value-type="string">
            <text:p/>
          </table:table-cell>
        </table:table-row>
        <table:table-row>
          <table:table-cell office:value="668" office:value-type="float"/>
          <table:table-cell office:value="95" office:value-type="float"/>
          <table:table-cell office:value="327" office:value-type="float"/>
          <table:table-cell office:value-type="string">
            <text:p/>
          </table:table-cell>
        </table:table-row>
        <table:table-row>
          <table:table-cell office:value="669" office:value-type="float"/>
          <table:table-cell office:value="158" office:value-type="float"/>
          <table:table-cell office:value="327" office:value-type="float"/>
          <table:table-cell office:value-type="string">
            <text:p/>
          </table:table-cell>
        </table:table-row>
        <table:table-row>
          <table:table-cell office:value="670" office:value-type="float"/>
          <table:table-cell office:value="5" office:value-type="float"/>
          <table:table-cell office:value="328" office:value-type="float"/>
          <table:table-cell office:value-type="string">
            <text:p/>
          </table:table-cell>
        </table:table-row>
        <table:table-row>
          <table:table-cell office:value="671" office:value-type="float"/>
          <table:table-cell office:value="56" office:value-type="float"/>
          <table:table-cell office:value="328" office:value-type="float"/>
          <table:table-cell office:value-type="string">
            <text:p/>
          </table:table-cell>
        </table:table-row>
        <table:table-row>
          <table:table-cell office:value="672" office:value-type="float"/>
          <table:table-cell office:value="143" office:value-type="float"/>
          <table:table-cell office:value="330" office:value-type="float"/>
          <table:table-cell office:value-type="string">
            <text:p/>
          </table:table-cell>
        </table:table-row>
        <table:table-row>
          <table:table-cell office:value="673" office:value-type="float"/>
          <table:table-cell office:value="61" office:value-type="float"/>
          <table:table-cell office:value="332" office:value-type="float"/>
          <table:table-cell office:value-type="string">
            <text:p/>
          </table:table-cell>
        </table:table-row>
        <table:table-row>
          <table:table-cell office:value="674" office:value-type="float"/>
          <table:table-cell office:value="54" office:value-type="float"/>
          <table:table-cell office:value="333" office:value-type="float"/>
          <table:table-cell office:value-type="string">
            <text:p/>
          </table:table-cell>
        </table:table-row>
        <table:table-row>
          <table:table-cell office:value="675" office:value-type="float"/>
          <table:table-cell office:value="133" office:value-type="float"/>
          <table:table-cell office:value="333" office:value-type="float"/>
          <table:table-cell office:value-type="string">
            <text:p/>
          </table:table-cell>
        </table:table-row>
        <table:table-row>
          <table:table-cell office:value="676" office:value-type="float"/>
          <table:table-cell office:value="126" office:value-type="float"/>
          <table:table-cell office:value="334" office:value-type="float"/>
          <table:table-cell office:value-type="string">
            <text:p/>
          </table:table-cell>
        </table:table-row>
        <table:table-row>
          <table:table-cell office:value="677" office:value-type="float"/>
          <table:table-cell office:value="147" office:value-type="float"/>
          <table:table-cell office:value="334" office:value-type="float"/>
          <table:table-cell office:value-type="string">
            <text:p/>
          </table:table-cell>
        </table:table-row>
        <table:table-row>
          <table:table-cell office:value="678" office:value-type="float"/>
          <table:table-cell office:value="70" office:value-type="float"/>
          <table:table-cell office:value="334" office:value-type="float"/>
          <table:table-cell office:value-type="string">
            <text:p>Measured per m3</text:p>
          </table:table-cell>
        </table:table-row>
        <table:table-row>
          <table:table-cell office:value="679" office:value-type="float"/>
          <table:table-cell office:value="5" office:value-type="float"/>
          <table:table-cell office:value="336" office:value-type="float"/>
          <table:table-cell office:value-type="string">
            <text:p/>
          </table:table-cell>
        </table:table-row>
        <table:table-row>
          <table:table-cell office:value="680" office:value-type="float"/>
          <table:table-cell office:value="10" office:value-type="float"/>
          <table:table-cell office:value="336" office:value-type="float"/>
          <table:table-cell office:value-type="string">
            <text:p/>
          </table:table-cell>
        </table:table-row>
        <table:table-row>
          <table:table-cell office:value="681" office:value-type="float"/>
          <table:table-cell office:value="61" office:value-type="float"/>
          <table:table-cell office:value="336" office:value-type="float"/>
          <table:table-cell office:value-type="string">
            <text:p/>
          </table:table-cell>
        </table:table-row>
        <table:table-row>
          <table:table-cell office:value="682" office:value-type="float"/>
          <table:table-cell office:value="31" office:value-type="float"/>
          <table:table-cell office:value="337" office:value-type="float"/>
          <table:table-cell office:value-type="string">
            <text:p/>
          </table:table-cell>
        </table:table-row>
        <table:table-row>
          <table:table-cell office:value="683" office:value-type="float"/>
          <table:table-cell office:value="61" office:value-type="float"/>
          <table:table-cell office:value="337" office:value-type="float"/>
          <table:table-cell office:value-type="string">
            <text:p/>
          </table:table-cell>
        </table:table-row>
        <table:table-row>
          <table:table-cell office:value="684" office:value-type="float"/>
          <table:table-cell office:value="56" office:value-type="float"/>
          <table:table-cell office:value="339" office:value-type="float"/>
          <table:table-cell office:value-type="string">
            <text:p/>
          </table:table-cell>
        </table:table-row>
        <table:table-row>
          <table:table-cell office:value="685" office:value-type="float"/>
          <table:table-cell office:value="59" office:value-type="float"/>
          <table:table-cell office:value="339" office:value-type="float"/>
          <table:table-cell office:value-type="string">
            <text:p/>
          </table:table-cell>
        </table:table-row>
        <table:table-row>
          <table:table-cell office:value="686" office:value-type="float"/>
          <table:table-cell office:value="65" office:value-type="float"/>
          <table:table-cell office:value="339" office:value-type="float"/>
          <table:table-cell office:value-type="string">
            <text:p/>
          </table:table-cell>
        </table:table-row>
        <table:table-row>
          <table:table-cell office:value="687" office:value-type="float"/>
          <table:table-cell office:value="36" office:value-type="float"/>
          <table:table-cell office:value="339" office:value-type="float"/>
          <table:table-cell office:value-type="string">
            <text:p/>
          </table:table-cell>
        </table:table-row>
        <table:table-row>
          <table:table-cell office:value="688" office:value-type="float"/>
          <table:table-cell office:value="147" office:value-type="float"/>
          <table:table-cell office:value="339" office:value-type="float"/>
          <table:table-cell office:value-type="string">
            <text:p/>
          </table:table-cell>
        </table:table-row>
        <table:table-row>
          <table:table-cell office:value="689" office:value-type="float"/>
          <table:table-cell office:value="27" office:value-type="float"/>
          <table:table-cell office:value="340" office:value-type="float"/>
          <table:table-cell office:value-type="string">
            <text:p/>
          </table:table-cell>
        </table:table-row>
        <table:table-row>
          <table:table-cell office:value="175" office:value-type="float"/>
          <table:table-cell office:value="33" office:value-type="float"/>
          <table:table-cell office:value="12" office:value-type="float"/>
          <table:table-cell office:value-type="string">
            <text:p/>
          </table:table-cell>
        </table:table-row>
        <table:table-row>
          <table:table-cell office:value="176" office:value-type="float"/>
          <table:table-cell office:value="43" office:value-type="float"/>
          <table:table-cell office:value="12" office:value-type="float"/>
          <table:table-cell office:value-type="string">
            <text:p/>
          </table:table-cell>
        </table:table-row>
        <table:table-row>
          <table:table-cell office:value="177" office:value-type="float"/>
          <table:table-cell office:value="42" office:value-type="float"/>
          <table:table-cell office:value="12" office:value-type="float"/>
          <table:table-cell office:value-type="string">
            <text:p/>
          </table:table-cell>
        </table:table-row>
        <table:table-row>
          <table:table-cell office:value="178" office:value-type="float"/>
          <table:table-cell office:value="28" office:value-type="float"/>
          <table:table-cell office:value="15" office:value-type="float"/>
          <table:table-cell office:value-type="string">
            <text:p/>
          </table:table-cell>
        </table:table-row>
        <table:table-row>
          <table:table-cell office:value="180" office:value-type="float"/>
          <table:table-cell office:value="31" office:value-type="float"/>
          <table:table-cell office:value="12" office:value-type="float"/>
          <table:table-cell office:value-type="string">
            <text:p/>
          </table:table-cell>
        </table:table-row>
        <table:table-row>
          <table:table-cell office:value="181" office:value-type="float"/>
          <table:table-cell office:value="25" office:value-type="float"/>
          <table:table-cell office:value="12" office:value-type="float"/>
          <table:table-cell office:value-type="string">
            <text:p/>
          </table:table-cell>
        </table:table-row>
        <table:table-row>
          <table:table-cell office:value="182" office:value-type="float"/>
          <table:table-cell office:value="32" office:value-type="float"/>
          <table:table-cell office:value="12" office:value-type="float"/>
          <table:table-cell office:value-type="string">
            <text:p/>
          </table:table-cell>
        </table:table-row>
        <table:table-row>
          <table:table-cell office:value="183" office:value-type="float"/>
          <table:table-cell office:value="114" office:value-type="float"/>
          <table:table-cell office:value="12" office:value-type="float"/>
          <table:table-cell office:value-type="string">
            <text:p/>
          </table:table-cell>
        </table:table-row>
        <table:table-row>
          <table:table-cell office:value="184" office:value-type="float"/>
          <table:table-cell office:value="115" office:value-type="float"/>
          <table:table-cell office:value="12" office:value-type="float"/>
          <table:table-cell office:value-type="string">
            <text:p/>
          </table:table-cell>
        </table:table-row>
        <table:table-row>
          <table:table-cell office:value="185" office:value-type="float"/>
          <table:table-cell office:value="36" office:value-type="float"/>
          <table:table-cell office:value="12" office:value-type="float"/>
          <table:table-cell office:value-type="string">
            <text:p/>
          </table:table-cell>
        </table:table-row>
        <table:table-row>
          <table:table-cell office:value="186" office:value-type="float"/>
          <table:table-cell office:value="116" office:value-type="float"/>
          <table:table-cell office:value="12" office:value-type="float"/>
          <table:table-cell office:value-type="string">
            <text:p/>
          </table:table-cell>
        </table:table-row>
        <table:table-row>
          <table:table-cell office:value="187" office:value-type="float"/>
          <table:table-cell office:value="117" office:value-type="float"/>
          <table:table-cell office:value="12" office:value-type="float"/>
          <table:table-cell office:value-type="string">
            <text:p/>
          </table:table-cell>
        </table:table-row>
        <table:table-row>
          <table:table-cell office:value="188" office:value-type="float"/>
          <table:table-cell office:value="118" office:value-type="float"/>
          <table:table-cell office:value="12" office:value-type="float"/>
          <table:table-cell office:value-type="string">
            <text:p/>
          </table:table-cell>
        </table:table-row>
        <table:table-row>
          <table:table-cell office:value="189" office:value-type="float"/>
          <table:table-cell office:value="119" office:value-type="float"/>
          <table:table-cell office:value="12" office:value-type="float"/>
          <table:table-cell office:value-type="string">
            <text:p/>
          </table:table-cell>
        </table:table-row>
        <table:table-row>
          <table:table-cell office:value="190" office:value-type="float"/>
          <table:table-cell office:value="46" office:value-type="float"/>
          <table:table-cell office:value="12" office:value-type="float"/>
          <table:table-cell office:value-type="string">
            <text:p/>
          </table:table-cell>
        </table:table-row>
        <table:table-row>
          <table:table-cell office:value="191" office:value-type="float"/>
          <table:table-cell office:value="120" office:value-type="float"/>
          <table:table-cell office:value="12" office:value-type="float"/>
          <table:table-cell office:value-type="string">
            <text:p/>
          </table:table-cell>
        </table:table-row>
        <table:table-row>
          <table:table-cell office:value="192" office:value-type="float"/>
          <table:table-cell office:value="67" office:value-type="float"/>
          <table:table-cell office:value="6" office:value-type="float"/>
          <table:table-cell office:value-type="string">
            <text:p/>
          </table:table-cell>
        </table:table-row>
        <table:table-row>
          <table:table-cell office:value="193" office:value-type="float"/>
          <table:table-cell office:value="67" office:value-type="float"/>
          <table:table-cell office:value="12" office:value-type="float"/>
          <table:table-cell office:value-type="string">
            <text:p/>
          </table:table-cell>
        </table:table-row>
        <table:table-row>
          <table:table-cell office:value="195" office:value-type="float"/>
          <table:table-cell office:value="58" office:value-type="float"/>
          <table:table-cell office:value="5" office:value-type="float"/>
          <table:table-cell office:value-type="string">
            <text:p/>
          </table:table-cell>
        </table:table-row>
        <table:table-row>
          <table:table-cell office:value="196" office:value-type="float"/>
          <table:table-cell office:value="58" office:value-type="float"/>
          <table:table-cell office:value="12" office:value-type="float"/>
          <table:table-cell office:value-type="string">
            <text:p/>
          </table:table-cell>
        </table:table-row>
        <table:table-row>
          <table:table-cell office:value="197" office:value-type="float"/>
          <table:table-cell office:value="121" office:value-type="float"/>
          <table:table-cell office:value="12" office:value-type="float"/>
          <table:table-cell office:value-type="string">
            <text:p/>
          </table:table-cell>
        </table:table-row>
        <table:table-row>
          <table:table-cell office:value="198" office:value-type="float"/>
          <table:table-cell office:value="122" office:value-type="float"/>
          <table:table-cell office:value="12" office:value-type="float"/>
          <table:table-cell office:value-type="string">
            <text:p/>
          </table:table-cell>
        </table:table-row>
        <table:table-row>
          <table:table-cell office:value="199" office:value-type="float"/>
          <table:table-cell office:value="123" office:value-type="float"/>
          <table:table-cell office:value="12" office:value-type="float"/>
          <table:table-cell office:value-type="string">
            <text:p/>
          </table:table-cell>
        </table:table-row>
        <table:table-row>
          <table:table-cell office:value="200" office:value-type="float"/>
          <table:table-cell office:value="124" office:value-type="float"/>
          <table:table-cell office:value="12" office:value-type="float"/>
          <table:table-cell office:value-type="string">
            <text:p/>
          </table:table-cell>
        </table:table-row>
        <table:table-row>
          <table:table-cell office:value="201" office:value-type="float"/>
          <table:table-cell office:value="125" office:value-type="float"/>
          <table:table-cell office:value="12" office:value-type="float"/>
          <table:table-cell office:value-type="string">
            <text:p/>
          </table:table-cell>
        </table:table-row>
        <table:table-row>
          <table:table-cell office:value="202" office:value-type="float"/>
          <table:table-cell office:value="126" office:value-type="float"/>
          <table:table-cell office:value="12" office:value-type="float"/>
          <table:table-cell office:value-type="string">
            <text:p/>
          </table:table-cell>
        </table:table-row>
        <table:table-row>
          <table:table-cell office:value="203" office:value-type="float"/>
          <table:table-cell office:value="127" office:value-type="float"/>
          <table:table-cell office:value="12" office:value-type="float"/>
          <table:table-cell office:value-type="string">
            <text:p/>
          </table:table-cell>
        </table:table-row>
        <table:table-row>
          <table:table-cell office:value="204" office:value-type="float"/>
          <table:table-cell office:value="128" office:value-type="float"/>
          <table:table-cell office:value="12" office:value-type="float"/>
          <table:table-cell office:value-type="string">
            <text:p/>
          </table:table-cell>
        </table:table-row>
        <table:table-row>
          <table:table-cell office:value="205" office:value-type="float"/>
          <table:table-cell office:value="130" office:value-type="float"/>
          <table:table-cell office:value="12" office:value-type="float"/>
          <table:table-cell office:value-type="string">
            <text:p/>
          </table:table-cell>
        </table:table-row>
        <table:table-row>
          <table:table-cell office:value="206" office:value-type="float"/>
          <table:table-cell office:value="129" office:value-type="float"/>
          <table:table-cell office:value="12" office:value-type="float"/>
          <table:table-cell office:value-type="string">
            <text:p/>
          </table:table-cell>
        </table:table-row>
        <table:table-row>
          <table:table-cell office:value="207" office:value-type="float"/>
          <table:table-cell office:value="131" office:value-type="float"/>
          <table:table-cell office:value="12" office:value-type="float"/>
          <table:table-cell office:value-type="string">
            <text:p/>
          </table:table-cell>
        </table:table-row>
        <table:table-row>
          <table:table-cell office:value="208" office:value-type="float"/>
          <table:table-cell office:value="132" office:value-type="float"/>
          <table:table-cell office:value="12" office:value-type="float"/>
          <table:table-cell office:value-type="string">
            <text:p/>
          </table:table-cell>
        </table:table-row>
        <table:table-row>
          <table:table-cell office:value="209" office:value-type="float"/>
          <table:table-cell office:value="73" office:value-type="float"/>
          <table:table-cell office:value="12" office:value-type="float"/>
          <table:table-cell office:value-type="string">
            <text:p/>
          </table:table-cell>
        </table:table-row>
        <table:table-row>
          <table:table-cell office:value="210" office:value-type="float"/>
          <table:table-cell office:value="54" office:value-type="float"/>
          <table:table-cell office:value="12" office:value-type="float"/>
          <table:table-cell office:value-type="string">
            <text:p/>
          </table:table-cell>
        </table:table-row>
        <table:table-row>
          <table:table-cell office:value="211" office:value-type="float"/>
          <table:table-cell office:value="134" office:value-type="float"/>
          <table:table-cell office:value="12" office:value-type="float"/>
          <table:table-cell office:value-type="string">
            <text:p/>
          </table:table-cell>
        </table:table-row>
        <table:table-row>
          <table:table-cell office:value="213" office:value-type="float"/>
          <table:table-cell office:value="137" office:value-type="float"/>
          <table:table-cell office:value="13" office:value-type="float"/>
          <table:table-cell office:value-type="string">
            <text:p/>
          </table:table-cell>
        </table:table-row>
        <table:table-row>
          <table:table-cell office:value="214" office:value-type="float"/>
          <table:table-cell office:value="61" office:value-type="float"/>
          <table:table-cell office:value="13" office:value-type="float"/>
          <table:table-cell office:value-type="string">
            <text:p>Measured inversly</text:p>
          </table:table-cell>
        </table:table-row>
        <table:table-row>
          <table:table-cell office:value="690" office:value-type="float"/>
          <table:table-cell office:value="36" office:value-type="float"/>
          <table:table-cell office:value="340" office:value-type="float"/>
          <table:table-cell office:value-type="string">
            <text:p/>
          </table:table-cell>
        </table:table-row>
        <table:table-row>
          <table:table-cell office:value="691" office:value-type="float"/>
          <table:table-cell office:value="10" office:value-type="float"/>
          <table:table-cell office:value="340" office:value-type="float"/>
          <table:table-cell office:value-type="string">
            <text:p/>
          </table:table-cell>
        </table:table-row>
        <table:table-row>
          <table:table-cell office:value="692" office:value-type="float"/>
          <table:table-cell office:value="95" office:value-type="float"/>
          <table:table-cell office:value="340" office:value-type="float"/>
          <table:table-cell office:value-type="string">
            <text:p/>
          </table:table-cell>
        </table:table-row>
        <table:table-row>
          <table:table-cell office:value="699" office:value-type="float"/>
          <table:table-cell office:value="10" office:value-type="float"/>
          <table:table-cell office:value="345" office:value-type="float"/>
          <table:table-cell office:value-type="string">
            <text:p/>
          </table:table-cell>
        </table:table-row>
        <table:table-row>
          <table:table-cell office:value="700" office:value-type="float"/>
          <table:table-cell office:value="5" office:value-type="float"/>
          <table:table-cell office:value="348" office:value-type="float"/>
          <table:table-cell office:value-type="string">
            <text:p/>
          </table:table-cell>
        </table:table-row>
        <table:table-row>
          <table:table-cell office:value="701" office:value-type="float"/>
          <table:table-cell office:value="36" office:value-type="float"/>
          <table:table-cell office:value="356" office:value-type="float"/>
          <table:table-cell office:value-type="string">
            <text:p/>
          </table:table-cell>
        </table:table-row>
        <table:table-row>
          <table:table-cell office:value="703" office:value-type="float"/>
          <table:table-cell office:value="27" office:value-type="float"/>
          <table:table-cell office:value="345" office:value-type="float"/>
          <table:table-cell office:value-type="string">
            <text:p/>
          </table:table-cell>
        </table:table-row>
        <table:table-row>
          <table:table-cell office:value="706" office:value-type="float"/>
          <table:table-cell office:value="59" office:value-type="float"/>
          <table:table-cell office:value="345" office:value-type="float"/>
          <table:table-cell office:value-type="string">
            <text:p/>
          </table:table-cell>
        </table:table-row>
        <table:table-row>
          <table:table-cell office:value="707" office:value-type="float"/>
          <table:table-cell office:value="5" office:value-type="float"/>
          <table:table-cell office:value="345" office:value-type="float"/>
          <table:table-cell office:value-type="string">
            <text:p/>
          </table:table-cell>
        </table:table-row>
        <table:table-row>
          <table:table-cell office:value="708" office:value-type="float"/>
          <table:table-cell office:value="54" office:value-type="float"/>
          <table:table-cell office:value="345" office:value-type="float"/>
          <table:table-cell office:value-type="string">
            <text:p/>
          </table:table-cell>
        </table:table-row>
        <table:table-row>
          <table:table-cell office:value="709" office:value-type="float"/>
          <table:table-cell office:value="99" office:value-type="float"/>
          <table:table-cell office:value="5" office:value-type="float"/>
          <table:table-cell office:value-type="string">
            <text:p/>
          </table:table-cell>
        </table:table-row>
        <table:table-row>
          <table:table-cell office:value="710" office:value-type="float"/>
          <table:table-cell office:value="120" office:value-type="float"/>
          <table:table-cell office:value="345" office:value-type="float"/>
          <table:table-cell office:value-type="string">
            <text:p/>
          </table:table-cell>
        </table:table-row>
        <table:table-row>
          <table:table-cell office:value="711" office:value-type="float"/>
          <table:table-cell office:value="5" office:value-type="float"/>
          <table:table-cell office:value="345" office:value-type="float"/>
          <table:table-cell office:value-type="string">
            <text:p/>
          </table:table-cell>
        </table:table-row>
        <table:table-row>
          <table:table-cell office:value="712" office:value-type="float"/>
          <table:table-cell office:value="10" office:value-type="float"/>
          <table:table-cell office:value="347" office:value-type="float"/>
          <table:table-cell office:value-type="string">
            <text:p/>
          </table:table-cell>
        </table:table-row>
        <table:table-row>
          <table:table-cell office:value="713" office:value-type="float"/>
          <table:table-cell office:value="31" office:value-type="float"/>
          <table:table-cell office:value="347" office:value-type="float"/>
          <table:table-cell office:value-type="string">
            <text:p/>
          </table:table-cell>
        </table:table-row>
        <table:table-row>
          <table:table-cell office:value="714" office:value-type="float"/>
          <table:table-cell office:value="32" office:value-type="float"/>
          <table:table-cell office:value="347" office:value-type="float"/>
          <table:table-cell office:value-type="string">
            <text:p>BOD, QODl SST</text:p>
          </table:table-cell>
        </table:table-row>
        <table:table-row>
          <table:table-cell office:value="715" office:value-type="float"/>
          <table:table-cell office:value="27" office:value-type="float"/>
          <table:table-cell office:value="347" office:value-type="float"/>
          <table:table-cell office:value-type="string">
            <text:p/>
          </table:table-cell>
        </table:table-row>
        <table:table-row>
          <table:table-cell office:value="716" office:value-type="float"/>
          <table:table-cell office:value="54" office:value-type="float"/>
          <table:table-cell office:value="348" office:value-type="float"/>
          <table:table-cell office:value-type="string">
            <text:p/>
          </table:table-cell>
        </table:table-row>
        <table:table-row>
          <table:table-cell office:value="717" office:value-type="float"/>
          <table:table-cell office:value="118" office:value-type="float"/>
          <table:table-cell office:value="348" office:value-type="float"/>
          <table:table-cell office:value-type="string">
            <text:p/>
          </table:table-cell>
        </table:table-row>
        <table:table-row>
          <table:table-cell office:value="718" office:value-type="float"/>
          <table:table-cell office:value="61" office:value-type="float"/>
          <table:table-cell office:value="348" office:value-type="float"/>
          <table:table-cell office:value-type="string">
            <text:p/>
          </table:table-cell>
        </table:table-row>
        <table:table-row>
          <table:table-cell office:value="719" office:value-type="float"/>
          <table:table-cell office:value="117" office:value-type="float"/>
          <table:table-cell office:value="348" office:value-type="float"/>
          <table:table-cell office:value-type="string">
            <text:p/>
          </table:table-cell>
        </table:table-row>
        <table:table-row>
          <table:table-cell office:value="720" office:value-type="float"/>
          <table:table-cell office:value="10" office:value-type="float"/>
          <table:table-cell office:value="349" office:value-type="float"/>
          <table:table-cell office:value-type="string">
            <text:p/>
          </table:table-cell>
        </table:table-row>
        <table:table-row>
          <table:table-cell office:value="721" office:value-type="float"/>
          <table:table-cell office:value="61" office:value-type="float"/>
          <table:table-cell office:value="349" office:value-type="float"/>
          <table:table-cell office:value-type="string">
            <text:p/>
          </table:table-cell>
        </table:table-row>
        <table:table-row>
          <table:table-cell office:value="722" office:value-type="float"/>
          <table:table-cell office:value="31" office:value-type="float"/>
          <table:table-cell office:value="349" office:value-type="float"/>
          <table:table-cell office:value-type="string">
            <text:p/>
          </table:table-cell>
        </table:table-row>
        <table:table-row>
          <table:table-cell office:value="723" office:value-type="float"/>
          <table:table-cell office:value="27" office:value-type="float"/>
          <table:table-cell office:value="349" office:value-type="float"/>
          <table:table-cell office:value-type="string">
            <text:p/>
          </table:table-cell>
        </table:table-row>
        <table:table-row>
          <table:table-cell office:value="724" office:value-type="float"/>
          <table:table-cell office:value="5" office:value-type="float"/>
          <table:table-cell office:value="349" office:value-type="float"/>
          <table:table-cell office:value-type="string">
            <text:p/>
          </table:table-cell>
        </table:table-row>
        <table:table-row>
          <table:table-cell office:value="725" office:value-type="float"/>
          <table:table-cell office:value="56" office:value-type="float"/>
          <table:table-cell office:value="349" office:value-type="float"/>
          <table:table-cell office:value-type="string">
            <text:p/>
          </table:table-cell>
        </table:table-row>
        <table:table-row>
          <table:table-cell office:value="726" office:value-type="float"/>
          <table:table-cell office:value="99" office:value-type="float"/>
          <table:table-cell office:value="349" office:value-type="float"/>
          <table:table-cell office:value-type="string">
            <text:p/>
          </table:table-cell>
        </table:table-row>
        <table:table-row>
          <table:table-cell office:value="727" office:value-type="float"/>
          <table:table-cell office:value="56" office:value-type="float"/>
          <table:table-cell office:value="350" office:value-type="float"/>
          <table:table-cell office:value-type="string">
            <text:p/>
          </table:table-cell>
        </table:table-row>
        <table:table-row>
          <table:table-cell office:value="729" office:value-type="float"/>
          <table:table-cell office:value="31" office:value-type="float"/>
          <table:table-cell office:value="351" office:value-type="float"/>
          <table:table-cell office:value-type="string">
            <text:p/>
          </table:table-cell>
        </table:table-row>
        <table:table-row>
          <table:table-cell office:value="730" office:value-type="float"/>
          <table:table-cell office:value="5" office:value-type="float"/>
          <table:table-cell office:value="351" office:value-type="float"/>
          <table:table-cell office:value-type="string">
            <text:p/>
          </table:table-cell>
        </table:table-row>
        <table:table-row>
          <table:table-cell office:value="731" office:value-type="float"/>
          <table:table-cell office:value="5" office:value-type="float"/>
          <table:table-cell office:value="353" office:value-type="float"/>
          <table:table-cell office:value-type="string">
            <text:p/>
          </table:table-cell>
        </table:table-row>
        <table:table-row>
          <table:table-cell office:value="732" office:value-type="float"/>
          <table:table-cell office:value="61" office:value-type="float"/>
          <table:table-cell office:value="353" office:value-type="float"/>
          <table:table-cell office:value-type="string">
            <text:p/>
          </table:table-cell>
        </table:table-row>
        <table:table-row>
          <table:table-cell office:value="733" office:value-type="float"/>
          <table:table-cell office:value="46" office:value-type="float"/>
          <table:table-cell office:value="353" office:value-type="float"/>
          <table:table-cell office:value-type="string">
            <text:p/>
          </table:table-cell>
        </table:table-row>
        <table:table-row>
          <table:table-cell office:value="734" office:value-type="float"/>
          <table:table-cell office:value="157" office:value-type="float"/>
          <table:table-cell office:value="356" office:value-type="float"/>
          <table:table-cell office:value-type="string">
            <text:p/>
          </table:table-cell>
        </table:table-row>
        <table:table-row>
          <table:table-cell office:value="735" office:value-type="float"/>
          <table:table-cell office:value="127" office:value-type="float"/>
          <table:table-cell office:value="356" office:value-type="float"/>
          <table:table-cell office:value-type="string">
            <text:p/>
          </table:table-cell>
        </table:table-row>
        <table:table-row>
          <table:table-cell office:value="736" office:value-type="float"/>
          <table:table-cell office:value="126" office:value-type="float"/>
          <table:table-cell office:value="356" office:value-type="float"/>
          <table:table-cell office:value-type="string">
            <text:p/>
          </table:table-cell>
        </table:table-row>
        <table:table-row>
          <table:table-cell office:value="737" office:value-type="float"/>
          <table:table-cell office:value="54" office:value-type="float"/>
          <table:table-cell office:value="356" office:value-type="float"/>
          <table:table-cell office:value-type="string">
            <text:p/>
          </table:table-cell>
        </table:table-row>
        <table:table-row>
          <table:table-cell office:value="738" office:value-type="float"/>
          <table:table-cell office:value="67" office:value-type="float"/>
          <table:table-cell office:value="356" office:value-type="float"/>
          <table:table-cell office:value-type="string">
            <text:p/>
          </table:table-cell>
        </table:table-row>
        <table:table-row>
          <table:table-cell office:value="739" office:value-type="float"/>
          <table:table-cell office:value="159" office:value-type="float"/>
          <table:table-cell office:value="356" office:value-type="float"/>
          <table:table-cell office:value-type="string">
            <text:p/>
          </table:table-cell>
        </table:table-row>
        <table:table-row>
          <table:table-cell office:value="740" office:value-type="float"/>
          <table:table-cell office:value="31" office:value-type="float"/>
          <table:table-cell office:value="356" office:value-type="float"/>
          <table:table-cell office:value-type="string">
            <text:p/>
          </table:table-cell>
        </table:table-row>
        <table:table-row>
          <table:table-cell office:value="741" office:value-type="float"/>
          <table:table-cell office:value="108" office:value-type="float"/>
          <table:table-cell office:value="356" office:value-type="float"/>
          <table:table-cell office:value-type="string">
            <text:p/>
          </table:table-cell>
        </table:table-row>
        <table:table-row>
          <table:table-cell office:value="742" office:value-type="float"/>
          <table:table-cell office:value="46" office:value-type="float"/>
          <table:table-cell office:value="356" office:value-type="float"/>
          <table:table-cell office:value-type="string">
            <text:p/>
          </table:table-cell>
        </table:table-row>
        <table:table-row>
          <table:table-cell office:value="743" office:value-type="float"/>
          <table:table-cell office:value="61" office:value-type="float"/>
          <table:table-cell office:value="357" office:value-type="float"/>
          <table:table-cell office:value-type="string">
            <text:p/>
          </table:table-cell>
        </table:table-row>
        <table:table-row>
          <table:table-cell office:value="1639" office:value-type="float"/>
          <table:table-cell office:value="177" office:value-type="float"/>
          <table:table-cell office:value="496" office:value-type="float"/>
          <table:table-cell office:value-type="string">
            <text:p/>
          </table:table-cell>
        </table:table-row>
        <table:table-row>
          <table:table-cell office:value="1640" office:value-type="float"/>
          <table:table-cell office:value="201" office:value-type="float"/>
          <table:table-cell office:value="496" office:value-type="float"/>
          <table:table-cell office:value-type="string">
            <text:p/>
          </table:table-cell>
        </table:table-row>
        <table:table-row>
          <table:table-cell office:value="1641" office:value-type="float"/>
          <table:table-cell office:value="197" office:value-type="float"/>
          <table:table-cell office:value="496" office:value-type="float"/>
          <table:table-cell office:value-type="string">
            <text:p/>
          </table:table-cell>
        </table:table-row>
        <table:table-row>
          <table:table-cell office:value="1642" office:value-type="float"/>
          <table:table-cell office:value="179" office:value-type="float"/>
          <table:table-cell office:value="358" office:value-type="float"/>
          <table:table-cell office:value-type="string">
            <text:p>Range 21.6 - <text:s/>31.6 Measure as Autonomy</text:p>
          </table:table-cell>
        </table:table-row>
        <table:table-row>
          <table:table-cell office:value="1643" office:value-type="float"/>
          <table:table-cell office:value="193" office:value-type="float"/>
          <table:table-cell office:value="358" office:value-type="float"/>
          <table:table-cell office:value-type="string">
            <text:p/>
          </table:table-cell>
        </table:table-row>
        <table:table-row>
          <table:table-cell office:value="1644" office:value-type="float"/>
          <table:table-cell office:value="187" office:value-type="float"/>
          <table:table-cell office:value="358" office:value-type="float"/>
          <table:table-cell office:value-type="string">
            <text:p/>
          </table:table-cell>
        </table:table-row>
        <table:table-row>
          <table:table-cell office:value="1645" office:value-type="float"/>
          <table:table-cell office:value="200" office:value-type="float"/>
          <table:table-cell office:value="359" office:value-type="float"/>
          <table:table-cell office:value-type="string">
            <text:p/>
          </table:table-cell>
        </table:table-row>
        <table:table-row>
          <table:table-cell office:value="1646" office:value-type="float"/>
          <table:table-cell office:value="183" office:value-type="float"/>
          <table:table-cell office:value="361" office:value-type="float"/>
          <table:table-cell office:value-type="string">
            <text:p/>
          </table:table-cell>
        </table:table-row>
        <table:table-row>
          <table:table-cell office:value="1647" office:value-type="float"/>
          <table:table-cell office:value="203" office:value-type="float"/>
          <table:table-cell office:value="360" office:value-type="float"/>
          <table:table-cell office:value-type="string">
            <text:p/>
          </table:table-cell>
        </table:table-row>
        <table:table-row>
          <table:table-cell office:value="1648" office:value-type="float"/>
          <table:table-cell office:value="181" office:value-type="float"/>
          <table:table-cell office:value="361" office:value-type="float"/>
          <table:table-cell office:value-type="string">
            <text:p/>
          </table:table-cell>
        </table:table-row>
        <table:table-row>
          <table:table-cell office:value="1649" office:value-type="float"/>
          <table:table-cell office:value="171" office:value-type="float"/>
          <table:table-cell office:value="362" office:value-type="float"/>
          <table:table-cell office:value-type="string">
            <text:p/>
          </table:table-cell>
        </table:table-row>
        <table:table-row>
          <table:table-cell office:value="1650" office:value-type="float"/>
          <table:table-cell office:value="204" office:value-type="float"/>
          <table:table-cell office:value="362" office:value-type="float"/>
          <table:table-cell office:value-type="string">
            <text:p/>
          </table:table-cell>
        </table:table-row>
        <table:table-row>
          <table:table-cell office:value="1651" office:value-type="float"/>
          <table:table-cell office:value="182" office:value-type="float"/>
          <table:table-cell office:value="375" office:value-type="float"/>
          <table:table-cell office:value-type="string">
            <text:p/>
          </table:table-cell>
        </table:table-row>
        <table:table-row>
          <table:table-cell office:value="1652" office:value-type="float"/>
          <table:table-cell office:value="182" office:value-type="float"/>
          <table:table-cell office:value="363" office:value-type="float"/>
          <table:table-cell office:value-type="string">
            <text:p/>
          </table:table-cell>
        </table:table-row>
        <table:table-row>
          <table:table-cell office:value="1653" office:value-type="float"/>
          <table:table-cell office:value="166" office:value-type="float"/>
          <table:table-cell office:value="363" office:value-type="float"/>
          <table:table-cell office:value-type="string">
            <text:p/>
          </table:table-cell>
        </table:table-row>
        <table:table-row>
          <table:table-cell office:value="1654" office:value-type="float"/>
          <table:table-cell office:value="182" office:value-type="float"/>
          <table:table-cell office:value="364" office:value-type="float"/>
          <table:table-cell office:value-type="string">
            <text:p/>
          </table:table-cell>
        </table:table-row>
        <table:table-row>
          <table:table-cell office:value="1655" office:value-type="float"/>
          <table:table-cell office:value="171" office:value-type="float"/>
          <table:table-cell office:value="365" office:value-type="float"/>
          <table:table-cell office:value-type="string">
            <text:p/>
          </table:table-cell>
        </table:table-row>
        <table:table-row>
          <table:table-cell office:value="1656" office:value-type="float"/>
          <table:table-cell office:value="203" office:value-type="float"/>
          <table:table-cell office:value="365" office:value-type="float"/>
          <table:table-cell office:value-type="string">
            <text:p/>
          </table:table-cell>
        </table:table-row>
        <table:table-row>
          <table:table-cell office:value="1657" office:value-type="float"/>
          <table:table-cell office:value="182" office:value-type="float"/>
          <table:table-cell office:value="365" office:value-type="float"/>
          <table:table-cell office:value-type="string">
            <text:p/>
          </table:table-cell>
        </table:table-row>
        <table:table-row>
          <table:table-cell office:value="1658" office:value-type="float"/>
          <table:table-cell office:value="185" office:value-type="float"/>
          <table:table-cell office:value="365" office:value-type="float"/>
          <table:table-cell office:value-type="string">
            <text:p/>
          </table:table-cell>
        </table:table-row>
        <table:table-row>
          <table:table-cell office:value="1659" office:value-type="float"/>
          <table:table-cell office:value="191" office:value-type="float"/>
          <table:table-cell office:value="366" office:value-type="float"/>
          <table:table-cell office:value-type="string">
            <text:p/>
          </table:table-cell>
        </table:table-row>
        <table:table-row>
          <table:table-cell office:value="1660" office:value-type="float"/>
          <table:table-cell office:value="191" office:value-type="float"/>
          <table:table-cell office:value="364" office:value-type="float"/>
          <table:table-cell office:value-type="string">
            <text:p/>
          </table:table-cell>
        </table:table-row>
        <table:table-row>
          <table:table-cell office:value="1661" office:value-type="float"/>
          <table:table-cell office:value="203" office:value-type="float"/>
          <table:table-cell office:value="366" office:value-type="float"/>
          <table:table-cell office:value-type="string">
            <text:p/>
          </table:table-cell>
        </table:table-row>
        <table:table-row>
          <table:table-cell office:value="1662" office:value-type="float"/>
          <table:table-cell office:value="191" office:value-type="float"/>
          <table:table-cell office:value="367" office:value-type="float"/>
          <table:table-cell office:value-type="string">
            <text:p/>
          </table:table-cell>
        </table:table-row>
        <table:table-row>
          <table:table-cell office:value="1663" office:value-type="float"/>
          <table:table-cell office:value="182" office:value-type="float"/>
          <table:table-cell office:value="367" office:value-type="float"/>
          <table:table-cell office:value-type="string">
            <text:p/>
          </table:table-cell>
        </table:table-row>
        <table:table-row>
          <table:table-cell office:value="1664" office:value-type="float"/>
          <table:table-cell office:value="196" office:value-type="float"/>
          <table:table-cell office:value="368" office:value-type="float"/>
          <table:table-cell office:value-type="string">
            <text:p/>
          </table:table-cell>
        </table:table-row>
        <table:table-row>
          <table:table-cell office:value="1665" office:value-type="float"/>
          <table:table-cell office:value="177" office:value-type="float"/>
          <table:table-cell office:value="369" office:value-type="float"/>
          <table:table-cell office:value-type="string">
            <text:p>Using PALM</text:p>
          </table:table-cell>
        </table:table-row>
        <table:table-row>
          <table:table-cell office:value="1666" office:value-type="float"/>
          <table:table-cell office:value="191" office:value-type="float"/>
          <table:table-cell office:value="369" office:value-type="float"/>
          <table:table-cell office:value-type="string">
            <text:p>Using PALM</text:p>
          </table:table-cell>
        </table:table-row>
        <table:table-row>
          <table:table-cell office:value="1667" office:value-type="float"/>
          <table:table-cell office:value="182" office:value-type="float"/>
          <table:table-cell office:value="369" office:value-type="float"/>
          <table:table-cell office:value-type="string">
            <text:p>Using PALM</text:p>
          </table:table-cell>
        </table:table-row>
        <table:table-row>
          <table:table-cell office:value="1668" office:value-type="float"/>
          <table:table-cell office:value="188" office:value-type="float"/>
          <table:table-cell office:value="370" office:value-type="float"/>
          <table:table-cell office:value-type="string">
            <text:p/>
          </table:table-cell>
        </table:table-row>
        <table:table-row>
          <table:table-cell office:value="1669" office:value-type="float"/>
          <table:table-cell office:value="196" office:value-type="float"/>
          <table:table-cell office:value="371" office:value-type="float"/>
          <table:table-cell office:value-type="string">
            <text:p/>
          </table:table-cell>
        </table:table-row>
        <table:table-row>
          <table:table-cell office:value="1670" office:value-type="float"/>
          <table:table-cell office:value="177" office:value-type="float"/>
          <table:table-cell office:value="371" office:value-type="float"/>
          <table:table-cell office:value-type="string">
            <text:p/>
          </table:table-cell>
        </table:table-row>
        <table:table-row>
          <table:table-cell office:value="1671" office:value-type="float"/>
          <table:table-cell office:value="204" office:value-type="float"/>
          <table:table-cell office:value="372" office:value-type="float"/>
          <table:table-cell office:value-type="string">
            <text:p>Measured as 0.567 × T + 0.393 × VP + 3.94 see https://agupubs-onlinelibrary-wiley-com.ezproxy2.utwente.nl/action/downloadSupplement?doi=10.1029%2F2019GL084156&amp;file=grl59619-sup-0001-2019GL084156-Text_SI-S01.pdf</text:p>
          </table:table-cell>
        </table:table-row>
        <table:table-row>
          <table:table-cell office:value="1672" office:value-type="float"/>
          <table:table-cell office:value="177" office:value-type="float"/>
          <table:table-cell office:value="373" office:value-type="float"/>
          <table:table-cell office:value-type="string">
            <text:p>Multi comparison (urban-rural, urban-agricultiure, range)</text:p>
          </table:table-cell>
        </table:table-row>
        <table:table-row>
          <table:table-cell office:value="1673" office:value-type="float"/>
          <table:table-cell office:value="204" office:value-type="float"/>
          <table:table-cell office:value="374" office:value-type="float"/>
          <table:table-cell office:value-type="string">
            <text:p>Measured at different heights: surface, canopy, simplified</text:p>
          </table:table-cell>
        </table:table-row>
        <table:table-row>
          <table:table-cell office:value="1674" office:value-type="float"/>
          <table:table-cell office:value="182" office:value-type="float"/>
          <table:table-cell office:value="376" office:value-type="float"/>
          <table:table-cell office:value-type="string">
            <text:p/>
          </table:table-cell>
        </table:table-row>
        <table:table-row>
          <table:table-cell office:value="1675" office:value-type="float"/>
          <table:table-cell office:value="186" office:value-type="float"/>
          <table:table-cell office:value="376" office:value-type="float"/>
          <table:table-cell office:value-type="string">
            <text:p/>
          </table:table-cell>
        </table:table-row>
        <table:table-row>
          <table:table-cell office:value="1676" office:value-type="float"/>
          <table:table-cell office:value="194" office:value-type="float"/>
          <table:table-cell office:value="377" office:value-type="float"/>
          <table:table-cell office:value-type="string">
            <text:p/>
          </table:table-cell>
        </table:table-row>
        <table:table-row>
          <table:table-cell office:value="1677" office:value-type="float"/>
          <table:table-cell office:value="171" office:value-type="float"/>
          <table:table-cell office:value="379" office:value-type="float"/>
          <table:table-cell office:value-type="string">
            <text:p/>
          </table:table-cell>
        </table:table-row>
        <table:table-row>
          <table:table-cell office:value="1678" office:value-type="float"/>
          <table:table-cell office:value="177" office:value-type="float"/>
          <table:table-cell office:value="379" office:value-type="float"/>
          <table:table-cell office:value-type="string">
            <text:p/>
          </table:table-cell>
        </table:table-row>
        <table:table-row>
          <table:table-cell office:value="1679" office:value-type="float"/>
          <table:table-cell office:value="176" office:value-type="float"/>
          <table:table-cell office:value="379" office:value-type="float"/>
          <table:table-cell office:value-type="string">
            <text:p/>
          </table:table-cell>
        </table:table-row>
        <table:table-row>
          <table:table-cell office:value="1680" office:value-type="float"/>
          <table:table-cell office:value="188" office:value-type="float"/>
          <table:table-cell office:value="380" office:value-type="float"/>
          <table:table-cell office:value-type="string">
            <text:p/>
          </table:table-cell>
        </table:table-row>
        <table:table-row>
          <table:table-cell office:value="1681" office:value-type="float"/>
          <table:table-cell office:value="171" office:value-type="float"/>
          <table:table-cell office:value="378" office:value-type="float"/>
          <table:table-cell office:value-type="string">
            <text:p/>
          </table:table-cell>
        </table:table-row>
        <table:table-row>
          <table:table-cell office:value="1682" office:value-type="float"/>
          <table:table-cell office:value="176" office:value-type="float"/>
          <table:table-cell office:value="378" office:value-type="float"/>
          <table:table-cell office:value-type="string">
            <text:p/>
          </table:table-cell>
        </table:table-row>
        <table:table-row>
          <table:table-cell office:value="1683" office:value-type="float"/>
          <table:table-cell office:value="204" office:value-type="float"/>
          <table:table-cell office:value="382" office:value-type="float"/>
          <table:table-cell office:value-type="string">
            <text:p/>
          </table:table-cell>
        </table:table-row>
        <table:table-row>
          <table:table-cell office:value="1684" office:value-type="float"/>
          <table:table-cell office:value="204" office:value-type="float"/>
          <table:table-cell office:value="385" office:value-type="float"/>
          <table:table-cell office:value-type="string">
            <text:p/>
          </table:table-cell>
        </table:table-row>
        <table:table-row>
          <table:table-cell office:value="1685" office:value-type="float"/>
          <table:table-cell office:value="188" office:value-type="float"/>
          <table:table-cell office:value="384" office:value-type="float"/>
          <table:table-cell office:value-type="string">
            <text:p/>
          </table:table-cell>
        </table:table-row>
        <table:table-row>
          <table:table-cell office:value="1686" office:value-type="float"/>
          <table:table-cell office:value="177" office:value-type="float"/>
          <table:table-cell office:value="384" office:value-type="float"/>
          <table:table-cell office:value-type="string">
            <text:p/>
          </table:table-cell>
        </table:table-row>
        <table:table-row>
          <table:table-cell office:value="1687" office:value-type="float"/>
          <table:table-cell office:value="189" office:value-type="float"/>
          <table:table-cell office:value="387" office:value-type="float"/>
          <table:table-cell office:value-type="string">
            <text:p/>
          </table:table-cell>
        </table:table-row>
        <table:table-row>
          <table:table-cell office:value="1688" office:value-type="float"/>
          <table:table-cell office:value="197" office:value-type="float"/>
          <table:table-cell office:value="381" office:value-type="float"/>
          <table:table-cell office:value-type="string">
            <text:p/>
          </table:table-cell>
        </table:table-row>
        <table:table-row>
          <table:table-cell office:value="1689" office:value-type="float"/>
          <table:table-cell office:value="177" office:value-type="float"/>
          <table:table-cell office:value="389" office:value-type="float"/>
          <table:table-cell office:value-type="string">
            <text:p/>
          </table:table-cell>
        </table:table-row>
        <table:table-row>
          <table:table-cell office:value="1690" office:value-type="float"/>
          <table:table-cell office:value="177" office:value-type="float"/>
          <table:table-cell office:value="383" office:value-type="float"/>
          <table:table-cell office:value-type="string">
            <text:p/>
          </table:table-cell>
        </table:table-row>
        <table:table-row>
          <table:table-cell office:value="1691" office:value-type="float"/>
          <table:table-cell office:value="177" office:value-type="float"/>
          <table:table-cell office:value="388" office:value-type="float"/>
          <table:table-cell office:value-type="string">
            <text:p/>
          </table:table-cell>
        </table:table-row>
        <table:table-row>
          <table:table-cell office:value="1692" office:value-type="float"/>
          <table:table-cell office:value="183" office:value-type="float"/>
          <table:table-cell office:value="390" office:value-type="float"/>
          <table:table-cell office:value-type="string">
            <text:p/>
          </table:table-cell>
        </table:table-row>
        <table:table-row>
          <table:table-cell office:value="1693" office:value-type="float"/>
          <table:table-cell office:value="185" office:value-type="float"/>
          <table:table-cell office:value="392" office:value-type="float"/>
          <table:table-cell office:value-type="string">
            <text:p/>
          </table:table-cell>
        </table:table-row>
        <table:table-row>
          <table:table-cell office:value="1694" office:value-type="float"/>
          <table:table-cell office:value="180" office:value-type="float"/>
          <table:table-cell office:value="392" office:value-type="float"/>
          <table:table-cell office:value-type="string">
            <text:p/>
          </table:table-cell>
        </table:table-row>
        <table:table-row>
          <table:table-cell office:value="1695" office:value-type="float"/>
          <table:table-cell office:value="177" office:value-type="float"/>
          <table:table-cell office:value="393" office:value-type="float"/>
          <table:table-cell office:value-type="string">
            <text:p/>
          </table:table-cell>
        </table:table-row>
        <table:table-row>
          <table:table-cell office:value="1696" office:value-type="float"/>
          <table:table-cell office:value="196" office:value-type="float"/>
          <table:table-cell office:value="393" office:value-type="float"/>
          <table:table-cell office:value-type="string">
            <text:p/>
          </table:table-cell>
        </table:table-row>
        <table:table-row>
          <table:table-cell office:value="1697" office:value-type="float"/>
          <table:table-cell office:value="176" office:value-type="float"/>
          <table:table-cell office:value="394" office:value-type="float"/>
          <table:table-cell office:value-type="string">
            <text:p/>
          </table:table-cell>
        </table:table-row>
        <table:table-row>
          <table:table-cell office:value="1698" office:value-type="float"/>
          <table:table-cell office:value="204" office:value-type="float"/>
          <table:table-cell office:value="394" office:value-type="float"/>
          <table:table-cell office:value-type="string">
            <text:p/>
          </table:table-cell>
        </table:table-row>
        <table:table-row>
          <table:table-cell office:value="1699" office:value-type="float"/>
          <table:table-cell office:value="188" office:value-type="float"/>
          <table:table-cell office:value="395" office:value-type="float"/>
          <table:table-cell office:value-type="string">
            <text:p/>
          </table:table-cell>
        </table:table-row>
        <table:table-row>
          <table:table-cell office:value="1700" office:value-type="float"/>
          <table:table-cell office:value="191" office:value-type="float"/>
          <table:table-cell office:value="401" office:value-type="float"/>
          <table:table-cell office:value-type="string">
            <text:p/>
          </table:table-cell>
        </table:table-row>
        <table:table-row>
          <table:table-cell office:value="1701" office:value-type="float"/>
          <table:table-cell office:value="182" office:value-type="float"/>
          <table:table-cell office:value="397" office:value-type="float"/>
          <table:table-cell office:value-type="string">
            <text:p>Using Rayman</text:p>
          </table:table-cell>
        </table:table-row>
        <table:table-row>
          <table:table-cell office:value="1702" office:value-type="float"/>
          <table:table-cell office:value="171" office:value-type="float"/>
          <table:table-cell office:value="399" office:value-type="float"/>
          <table:table-cell office:value-type="string">
            <text:p/>
          </table:table-cell>
        </table:table-row>
        <table:table-row>
          <table:table-cell office:value="1703" office:value-type="float"/>
          <table:table-cell office:value="204" office:value-type="float"/>
          <table:table-cell office:value="399" office:value-type="float"/>
          <table:table-cell office:value-type="string">
            <text:p/>
          </table:table-cell>
        </table:table-row>
        <table:table-row>
          <table:table-cell office:value="1704" office:value-type="float"/>
          <table:table-cell office:value="182" office:value-type="float"/>
          <table:table-cell office:value="398" office:value-type="float"/>
          <table:table-cell office:value-type="string">
            <text:p/>
          </table:table-cell>
        </table:table-row>
        <table:table-row>
          <table:table-cell office:value="1705" office:value-type="float"/>
          <table:table-cell office:value="197" office:value-type="float"/>
          <table:table-cell office:value="400" office:value-type="float"/>
          <table:table-cell office:value-type="string">
            <text:p/>
          </table:table-cell>
        </table:table-row>
        <table:table-row>
          <table:table-cell office:value="1706" office:value-type="float"/>
          <table:table-cell office:value="174" office:value-type="float"/>
          <table:table-cell office:value="400" office:value-type="float"/>
          <table:table-cell office:value-type="string">
            <text:p/>
          </table:table-cell>
        </table:table-row>
        <table:table-row>
          <table:table-cell office:value="1707" office:value-type="float"/>
          <table:table-cell office:value="188" office:value-type="float"/>
          <table:table-cell office:value="402" office:value-type="float"/>
          <table:table-cell office:value-type="string">
            <text:p/>
          </table:table-cell>
        </table:table-row>
        <table:table-row>
          <table:table-cell office:value="1708" office:value-type="float"/>
          <table:table-cell office:value="190" office:value-type="float"/>
          <table:table-cell office:value="402" office:value-type="float"/>
          <table:table-cell office:value-type="string">
            <text:p/>
          </table:table-cell>
        </table:table-row>
        <table:table-row>
          <table:table-cell office:value="1709" office:value-type="float"/>
          <table:table-cell office:value="182" office:value-type="float"/>
          <table:table-cell office:value="403" office:value-type="float"/>
          <table:table-cell office:value-type="string">
            <text:p/>
          </table:table-cell>
        </table:table-row>
        <table:table-row>
          <table:table-cell office:value="1710" office:value-type="float"/>
          <table:table-cell office:value="203" office:value-type="float"/>
          <table:table-cell office:value="403" office:value-type="float"/>
          <table:table-cell office:value-type="string">
            <text:p/>
          </table:table-cell>
        </table:table-row>
        <table:table-row>
          <table:table-cell office:value="1711" office:value-type="float"/>
          <table:table-cell office:value="172" office:value-type="float"/>
          <table:table-cell office:value="404" office:value-type="float"/>
          <table:table-cell office:value-type="string">
            <text:p/>
          </table:table-cell>
        </table:table-row>
        <table:table-row>
          <table:table-cell office:value="1712" office:value-type="float"/>
          <table:table-cell office:value="177" office:value-type="float"/>
          <table:table-cell office:value="405" office:value-type="float"/>
          <table:table-cell office:value-type="string">
            <text:p/>
          </table:table-cell>
        </table:table-row>
        <table:table-row>
          <table:table-cell office:value="1713" office:value-type="float"/>
          <table:table-cell office:value="177" office:value-type="float"/>
          <table:table-cell office:value="406" office:value-type="float"/>
          <table:table-cell office:value-type="string">
            <text:p>Recognize LST is not a good indicator due to sun syncronus 10am satellite</text:p>
          </table:table-cell>
        </table:table-row>
        <table:table-row>
          <table:table-cell office:value="1714" office:value-type="float"/>
          <table:table-cell office:value="182" office:value-type="float"/>
          <table:table-cell office:value="407" office:value-type="float"/>
          <table:table-cell office:value-type="string">
            <text:p>Using Greenpass Editor</text:p>
          </table:table-cell>
        </table:table-row>
        <table:table-row>
          <table:table-cell office:value="1715" office:value-type="float"/>
          <table:table-cell office:value="177" office:value-type="float"/>
          <table:table-cell office:value="409" office:value-type="float"/>
          <table:table-cell office:value-type="string">
            <text:p/>
          </table:table-cell>
        </table:table-row>
        <table:table-row>
          <table:table-cell office:value="1716" office:value-type="float"/>
          <table:table-cell office:value="170" office:value-type="float"/>
          <table:table-cell office:value="410" office:value-type="float"/>
          <table:table-cell office:value-type="string">
            <text:p/>
          </table:table-cell>
        </table:table-row>
        <table:table-row>
          <table:table-cell office:value="1717" office:value-type="float"/>
          <table:table-cell office:value="165" office:value-type="float"/>
          <table:table-cell office:value="410" office:value-type="float"/>
          <table:table-cell office:value-type="string">
            <text:p/>
          </table:table-cell>
        </table:table-row>
        <table:table-row>
          <table:table-cell office:value="1718" office:value-type="float"/>
          <table:table-cell office:value="204" office:value-type="float"/>
          <table:table-cell office:value="411" office:value-type="float"/>
          <table:table-cell office:value-type="string">
            <text:p/>
          </table:table-cell>
        </table:table-row>
        <table:table-row>
          <table:table-cell office:value="1719" office:value-type="float"/>
          <table:table-cell office:value="171" office:value-type="float"/>
          <table:table-cell office:value="411" office:value-type="float"/>
          <table:table-cell office:value-type="string">
            <text:p/>
          </table:table-cell>
        </table:table-row>
        <table:table-row>
          <table:table-cell office:value="1720" office:value-type="float"/>
          <table:table-cell office:value="177" office:value-type="float"/>
          <table:table-cell office:value="412" office:value-type="float"/>
          <table:table-cell office:value-type="string">
            <text:p/>
          </table:table-cell>
        </table:table-row>
        <table:table-row>
          <table:table-cell office:value="1721" office:value-type="float"/>
          <table:table-cell office:value="197" office:value-type="float"/>
          <table:table-cell office:value="413" office:value-type="float"/>
          <table:table-cell office:value-type="string">
            <text:p/>
          </table:table-cell>
        </table:table-row>
        <table:table-row>
          <table:table-cell office:value="1722" office:value-type="float"/>
          <table:table-cell office:value="204" office:value-type="float"/>
          <table:table-cell office:value="414" office:value-type="float"/>
          <table:table-cell office:value-type="string">
            <text:p/>
          </table:table-cell>
        </table:table-row>
        <table:table-row>
          <table:table-cell office:value="1723" office:value-type="float"/>
          <table:table-cell office:value="171" office:value-type="float"/>
          <table:table-cell office:value="414" office:value-type="float"/>
          <table:table-cell office:value-type="string">
            <text:p/>
          </table:table-cell>
        </table:table-row>
        <table:table-row>
          <table:table-cell office:value="1724" office:value-type="float"/>
          <table:table-cell office:value="188" office:value-type="float"/>
          <table:table-cell office:value="415" office:value-type="float"/>
          <table:table-cell office:value-type="string">
            <text:p/>
          </table:table-cell>
        </table:table-row>
        <table:table-row>
          <table:table-cell office:value="1725" office:value-type="float"/>
          <table:table-cell office:value="183" office:value-type="float"/>
          <table:table-cell office:value="416" office:value-type="float"/>
          <table:table-cell office:value-type="string">
            <text:p/>
          </table:table-cell>
        </table:table-row>
        <table:table-row>
          <table:table-cell office:value="1726" office:value-type="float"/>
          <table:table-cell office:value="177" office:value-type="float"/>
          <table:table-cell office:value="417" office:value-type="float"/>
          <table:table-cell office:value-type="string">
            <text:p/>
          </table:table-cell>
        </table:table-row>
        <table:table-row>
          <table:table-cell office:value="1727" office:value-type="float"/>
          <table:table-cell office:value="197" office:value-type="float"/>
          <table:table-cell office:value="418" office:value-type="float"/>
          <table:table-cell office:value-type="string">
            <text:p/>
          </table:table-cell>
        </table:table-row>
        <table:table-row>
          <table:table-cell office:value="1728" office:value-type="float"/>
          <table:table-cell office:value="171" office:value-type="float"/>
          <table:table-cell office:value="419" office:value-type="float"/>
          <table:table-cell office:value-type="string">
            <text:p/>
          </table:table-cell>
        </table:table-row>
        <table:table-row>
          <table:table-cell office:value="1729" office:value-type="float"/>
          <table:table-cell office:value="177" office:value-type="float"/>
          <table:table-cell office:value="421" office:value-type="float"/>
          <table:table-cell office:value-type="string">
            <text:p/>
          </table:table-cell>
        </table:table-row>
        <table:table-row>
          <table:table-cell office:value="1730" office:value-type="float"/>
          <table:table-cell office:value="188" office:value-type="float"/>
          <table:table-cell office:value="420" office:value-type="float"/>
          <table:table-cell office:value-type="string">
            <text:p/>
          </table:table-cell>
        </table:table-row>
        <table:table-row>
          <table:table-cell office:value="1731" office:value-type="float"/>
          <table:table-cell office:value="177" office:value-type="float"/>
          <table:table-cell office:value="423" office:value-type="float"/>
          <table:table-cell office:value-type="string">
            <text:p/>
          </table:table-cell>
        </table:table-row>
        <table:table-row>
          <table:table-cell office:value="1732" office:value-type="float"/>
          <table:table-cell office:value="203" office:value-type="float"/>
          <table:table-cell office:value="422" office:value-type="float"/>
          <table:table-cell office:value-type="string">
            <text:p/>
          </table:table-cell>
        </table:table-row>
        <table:table-row>
          <table:table-cell office:value="1733" office:value-type="float"/>
          <table:table-cell office:value="177" office:value-type="float"/>
          <table:table-cell office:value="422" office:value-type="float"/>
          <table:table-cell office:value-type="string">
            <text:p/>
          </table:table-cell>
        </table:table-row>
        <table:table-row>
          <table:table-cell office:value="1734" office:value-type="float"/>
          <table:table-cell office:value="184" office:value-type="float"/>
          <table:table-cell office:value="425" office:value-type="float"/>
          <table:table-cell office:value-type="string">
            <text:p/>
          </table:table-cell>
        </table:table-row>
        <table:table-row>
          <table:table-cell office:value="1735" office:value-type="float"/>
          <table:table-cell office:value="204" office:value-type="float"/>
          <table:table-cell office:value="426" office:value-type="float"/>
          <table:table-cell office:value-type="string">
            <text:p/>
          </table:table-cell>
        </table:table-row>
        <table:table-row>
          <table:table-cell office:value="1736" office:value-type="float"/>
          <table:table-cell office:value="171" office:value-type="float"/>
          <table:table-cell office:value="426" office:value-type="float"/>
          <table:table-cell office:value-type="string">
            <text:p/>
          </table:table-cell>
        </table:table-row>
        <table:table-row>
          <table:table-cell office:value="1737" office:value-type="float"/>
          <table:table-cell office:value="176" office:value-type="float"/>
          <table:table-cell office:value="426" office:value-type="float"/>
          <table:table-cell office:value-type="string">
            <text:p/>
          </table:table-cell>
        </table:table-row>
        <table:table-row>
          <table:table-cell office:value="1738" office:value-type="float"/>
          <table:table-cell office:value="203" office:value-type="float"/>
          <table:table-cell office:value="426" office:value-type="float"/>
          <table:table-cell office:value-type="string">
            <text:p/>
          </table:table-cell>
        </table:table-row>
        <table:table-row>
          <table:table-cell office:value="1739" office:value-type="float"/>
          <table:table-cell office:value="164" office:value-type="float"/>
          <table:table-cell office:value="426" office:value-type="float"/>
          <table:table-cell office:value-type="string">
            <text:p/>
          </table:table-cell>
        </table:table-row>
        <table:table-row>
          <table:table-cell office:value="1740" office:value-type="float"/>
          <table:table-cell office:value="184" office:value-type="float"/>
          <table:table-cell office:value="424" office:value-type="float"/>
          <table:table-cell office:value-type="string">
            <text:p/>
          </table:table-cell>
        </table:table-row>
        <table:table-row>
          <table:table-cell office:value="1741" office:value-type="float"/>
          <table:table-cell office:value="203" office:value-type="float"/>
          <table:table-cell office:value="427" office:value-type="float"/>
          <table:table-cell office:value-type="string">
            <text:p/>
          </table:table-cell>
        </table:table-row>
        <table:table-row>
          <table:table-cell office:value="1742" office:value-type="float"/>
          <table:table-cell office:value="182" office:value-type="float"/>
          <table:table-cell office:value="427" office:value-type="float"/>
          <table:table-cell office:value-type="string">
            <text:p/>
          </table:table-cell>
        </table:table-row>
        <table:table-row>
          <table:table-cell office:value="1743" office:value-type="float"/>
          <table:table-cell office:value="177" office:value-type="float"/>
          <table:table-cell office:value="428" office:value-type="float"/>
          <table:table-cell office:value-type="string">
            <text:p/>
          </table:table-cell>
        </table:table-row>
        <table:table-row>
          <table:table-cell office:value="1744" office:value-type="float"/>
          <table:table-cell office:value="177" office:value-type="float"/>
          <table:table-cell office:value="430" office:value-type="float"/>
          <table:table-cell office:value-type="string">
            <text:p/>
          </table:table-cell>
        </table:table-row>
        <table:table-row>
          <table:table-cell office:value="1745" office:value-type="float"/>
          <table:table-cell office:value="177" office:value-type="float"/>
          <table:table-cell office:value="431" office:value-type="float"/>
          <table:table-cell office:value-type="string">
            <text:p/>
          </table:table-cell>
        </table:table-row>
        <table:table-row>
          <table:table-cell office:value="1746" office:value-type="float"/>
          <table:table-cell office:value="183" office:value-type="float"/>
          <table:table-cell office:value="432" office:value-type="float"/>
          <table:table-cell office:value-type="string">
            <text:p/>
          </table:table-cell>
        </table:table-row>
        <table:table-row>
          <table:table-cell office:value="1747" office:value-type="float"/>
          <table:table-cell office:value="177" office:value-type="float"/>
          <table:table-cell office:value="433" office:value-type="float"/>
          <table:table-cell office:value-type="string">
            <text:p/>
          </table:table-cell>
        </table:table-row>
        <table:table-row>
          <table:table-cell office:value="1748" office:value-type="float"/>
          <table:table-cell office:value="203" office:value-type="float"/>
          <table:table-cell office:value="434" office:value-type="float"/>
          <table:table-cell office:value-type="string">
            <text:p/>
          </table:table-cell>
        </table:table-row>
        <table:table-row>
          <table:table-cell office:value="1749" office:value-type="float"/>
          <table:table-cell office:value="171" office:value-type="float"/>
          <table:table-cell office:value="435" office:value-type="float"/>
          <table:table-cell office:value-type="string">
            <text:p/>
          </table:table-cell>
        </table:table-row>
        <table:table-row>
          <table:table-cell office:value="1750" office:value-type="float"/>
          <table:table-cell office:value="191" office:value-type="float"/>
          <table:table-cell office:value="436" office:value-type="float"/>
          <table:table-cell office:value-type="string">
            <text:p/>
          </table:table-cell>
        </table:table-row>
        <table:table-row>
          <table:table-cell office:value="1751" office:value-type="float"/>
          <table:table-cell office:value="182" office:value-type="float"/>
          <table:table-cell office:value="436" office:value-type="float"/>
          <table:table-cell office:value-type="string">
            <text:p/>
          </table:table-cell>
        </table:table-row>
        <table:table-row>
          <table:table-cell office:value="1752" office:value-type="float"/>
          <table:table-cell office:value="203" office:value-type="float"/>
          <table:table-cell office:value="437" office:value-type="float"/>
          <table:table-cell office:value-type="string">
            <text:p/>
          </table:table-cell>
        </table:table-row>
        <table:table-row>
          <table:table-cell office:value="1753" office:value-type="float"/>
          <table:table-cell office:value="169" office:value-type="float"/>
          <table:table-cell office:value="437" office:value-type="float"/>
          <table:table-cell office:value-type="string">
            <text:p/>
          </table:table-cell>
        </table:table-row>
        <table:table-row>
          <table:table-cell office:value="1754" office:value-type="float"/>
          <table:table-cell office:value="177" office:value-type="float"/>
          <table:table-cell office:value="439" office:value-type="float"/>
          <table:table-cell office:value-type="string">
            <text:p/>
          </table:table-cell>
        </table:table-row>
        <table:table-row>
          <table:table-cell office:value="1755" office:value-type="float"/>
          <table:table-cell office:value="177" office:value-type="float"/>
          <table:table-cell office:value="440" office:value-type="float"/>
          <table:table-cell office:value-type="string">
            <text:p/>
          </table:table-cell>
        </table:table-row>
        <table:table-row>
          <table:table-cell office:value="1756" office:value-type="float"/>
          <table:table-cell office:value="177" office:value-type="float"/>
          <table:table-cell office:value="438" office:value-type="float"/>
          <table:table-cell office:value-type="string">
            <text:p/>
          </table:table-cell>
        </table:table-row>
        <table:table-row>
          <table:table-cell office:value="1757" office:value-type="float"/>
          <table:table-cell office:value="203" office:value-type="float"/>
          <table:table-cell office:value="441" office:value-type="float"/>
          <table:table-cell office:value-type="string">
            <text:p/>
          </table:table-cell>
        </table:table-row>
        <table:table-row>
          <table:table-cell office:value="1758" office:value-type="float"/>
          <table:table-cell office:value="177" office:value-type="float"/>
          <table:table-cell office:value="442" office:value-type="float"/>
          <table:table-cell office:value-type="string">
            <text:p/>
          </table:table-cell>
        </table:table-row>
        <table:table-row>
          <table:table-cell office:value="1759" office:value-type="float"/>
          <table:table-cell office:value="204" office:value-type="float"/>
          <table:table-cell office:value="443" office:value-type="float"/>
          <table:table-cell office:value-type="string">
            <text:p/>
          </table:table-cell>
        </table:table-row>
        <table:table-row>
          <table:table-cell office:value="1760" office:value-type="float"/>
          <table:table-cell office:value="188" office:value-type="float"/>
          <table:table-cell office:value="444" office:value-type="float"/>
          <table:table-cell office:value-type="string">
            <text:p/>
          </table:table-cell>
        </table:table-row>
        <table:table-row>
          <table:table-cell office:value="1761" office:value-type="float"/>
          <table:table-cell office:value="192" office:value-type="float"/>
          <table:table-cell office:value="445" office:value-type="float"/>
          <table:table-cell office:value-type="string">
            <text:p/>
          </table:table-cell>
        </table:table-row>
        <table:table-row>
          <table:table-cell office:value="1762" office:value-type="float"/>
          <table:table-cell office:value="205" office:value-type="float"/>
          <table:table-cell office:value="445" office:value-type="float"/>
          <table:table-cell office:value-type="string">
            <text:p/>
          </table:table-cell>
        </table:table-row>
        <table:table-row>
          <table:table-cell office:value="1763" office:value-type="float"/>
          <table:table-cell office:value="204" office:value-type="float"/>
          <table:table-cell office:value="446" office:value-type="float"/>
          <table:table-cell office:value-type="string">
            <text:p/>
          </table:table-cell>
        </table:table-row>
        <table:table-row>
          <table:table-cell office:value="1764" office:value-type="float"/>
          <table:table-cell office:value="171" office:value-type="float"/>
          <table:table-cell office:value="446" office:value-type="float"/>
          <table:table-cell office:value-type="string">
            <text:p/>
          </table:table-cell>
        </table:table-row>
        <table:table-row>
          <table:table-cell office:value="1765" office:value-type="float"/>
          <table:table-cell office:value="164" office:value-type="float"/>
          <table:table-cell office:value="446" office:value-type="float"/>
          <table:table-cell office:value-type="string">
            <text:p/>
          </table:table-cell>
        </table:table-row>
        <table:table-row>
          <table:table-cell office:value="1766" office:value-type="float"/>
          <table:table-cell office:value="188" office:value-type="float"/>
          <table:table-cell office:value="447" office:value-type="float"/>
          <table:table-cell office:value-type="string">
            <text:p/>
          </table:table-cell>
        </table:table-row>
        <table:table-row>
          <table:table-cell office:value="1767" office:value-type="float"/>
          <table:table-cell office:value="197" office:value-type="float"/>
          <table:table-cell office:value="448" office:value-type="float"/>
          <table:table-cell office:value-type="string">
            <text:p/>
          </table:table-cell>
        </table:table-row>
        <table:table-row>
          <table:table-cell office:value="1768" office:value-type="float"/>
          <table:table-cell office:value="199" office:value-type="float"/>
          <table:table-cell office:value="449" office:value-type="float"/>
          <table:table-cell office:value-type="string">
            <text:p/>
          </table:table-cell>
        </table:table-row>
        <table:table-row>
          <table:table-cell office:value="1769" office:value-type="float"/>
          <table:table-cell office:value="197" office:value-type="float"/>
          <table:table-cell office:value="450" office:value-type="float"/>
          <table:table-cell office:value-type="string">
            <text:p/>
          </table:table-cell>
        </table:table-row>
        <table:table-row>
          <table:table-cell office:value="1770" office:value-type="float"/>
          <table:table-cell office:value="171" office:value-type="float"/>
          <table:table-cell office:value="450" office:value-type="float"/>
          <table:table-cell office:value-type="string">
            <text:p/>
          </table:table-cell>
        </table:table-row>
        <table:table-row>
          <table:table-cell office:value="1771" office:value-type="float"/>
          <table:table-cell office:value="203" office:value-type="float"/>
          <table:table-cell office:value="451" office:value-type="float"/>
          <table:table-cell office:value-type="string">
            <text:p/>
          </table:table-cell>
        </table:table-row>
        <table:table-row>
          <table:table-cell office:value="1772" office:value-type="float"/>
          <table:table-cell office:value="204" office:value-type="float"/>
          <table:table-cell office:value="452" office:value-type="float"/>
          <table:table-cell office:value-type="string">
            <text:p/>
          </table:table-cell>
        </table:table-row>
        <table:table-row>
          <table:table-cell office:value="1773" office:value-type="float"/>
          <table:table-cell office:value="182" office:value-type="float"/>
          <table:table-cell office:value="453" office:value-type="float"/>
          <table:table-cell office:value-type="string">
            <text:p/>
          </table:table-cell>
        </table:table-row>
        <table:table-row>
          <table:table-cell office:value="1774" office:value-type="float"/>
          <table:table-cell office:value="188" office:value-type="float"/>
          <table:table-cell office:value="454" office:value-type="float"/>
          <table:table-cell office:value-type="string">
            <text:p/>
          </table:table-cell>
        </table:table-row>
        <table:table-row>
          <table:table-cell office:value="1775" office:value-type="float"/>
          <table:table-cell office:value="203" office:value-type="float"/>
          <table:table-cell office:value="455" office:value-type="float"/>
          <table:table-cell office:value-type="string">
            <text:p/>
          </table:table-cell>
        </table:table-row>
        <table:table-row>
          <table:table-cell office:value="1776" office:value-type="float"/>
          <table:table-cell office:value="191" office:value-type="float"/>
          <table:table-cell office:value="455" office:value-type="float"/>
          <table:table-cell office:value-type="string">
            <text:p/>
          </table:table-cell>
        </table:table-row>
        <table:table-row>
          <table:table-cell office:value="1777" office:value-type="float"/>
          <table:table-cell office:value="182" office:value-type="float"/>
          <table:table-cell office:value="456" office:value-type="float"/>
          <table:table-cell office:value-type="string">
            <text:p/>
          </table:table-cell>
        </table:table-row>
        <table:table-row>
          <table:table-cell office:value="1778" office:value-type="float"/>
          <table:table-cell office:value="194" office:value-type="float"/>
          <table:table-cell office:value="456" office:value-type="float"/>
          <table:table-cell office:value-type="string">
            <text:p/>
          </table:table-cell>
        </table:table-row>
        <table:table-row>
          <table:table-cell office:value="1779" office:value-type="float"/>
          <table:table-cell office:value="182" office:value-type="float"/>
          <table:table-cell office:value="457" office:value-type="float"/>
          <table:table-cell office:value-type="string">
            <text:p/>
          </table:table-cell>
        </table:table-row>
        <table:table-row>
          <table:table-cell office:value="1780" office:value-type="float"/>
          <table:table-cell office:value="194" office:value-type="float"/>
          <table:table-cell office:value="457" office:value-type="float"/>
          <table:table-cell office:value-type="string">
            <text:p/>
          </table:table-cell>
        </table:table-row>
        <table:table-row>
          <table:table-cell office:value="1781" office:value-type="float"/>
          <table:table-cell office:value="188" office:value-type="float"/>
          <table:table-cell office:value="458" office:value-type="float"/>
          <table:table-cell office:value-type="string">
            <text:p/>
          </table:table-cell>
        </table:table-row>
        <table:table-row>
          <table:table-cell office:value="1782" office:value-type="float"/>
          <table:table-cell office:value="177" office:value-type="float"/>
          <table:table-cell office:value="458" office:value-type="float"/>
          <table:table-cell office:value-type="string">
            <text:p/>
          </table:table-cell>
        </table:table-row>
        <table:table-row>
          <table:table-cell office:value="1783" office:value-type="float"/>
          <table:table-cell office:value="182" office:value-type="float"/>
          <table:table-cell office:value="459" office:value-type="float"/>
          <table:table-cell office:value-type="string">
            <text:p/>
          </table:table-cell>
        </table:table-row>
        <table:table-row>
          <table:table-cell office:value="1784" office:value-type="float"/>
          <table:table-cell office:value="177" office:value-type="float"/>
          <table:table-cell office:value="460" office:value-type="float"/>
          <table:table-cell office:value-type="string">
            <text:p/>
          </table:table-cell>
        </table:table-row>
        <table:table-row>
          <table:table-cell office:value="1785" office:value-type="float"/>
          <table:table-cell office:value="182" office:value-type="float"/>
          <table:table-cell office:value="461" office:value-type="float"/>
          <table:table-cell office:value-type="string">
            <text:p/>
          </table:table-cell>
        </table:table-row>
        <table:table-row>
          <table:table-cell office:value="1786" office:value-type="float"/>
          <table:table-cell office:value="194" office:value-type="float"/>
          <table:table-cell office:value="462" office:value-type="float"/>
          <table:table-cell office:value-type="string">
            <text:p/>
          </table:table-cell>
        </table:table-row>
        <table:table-row>
          <table:table-cell office:value="1787" office:value-type="float"/>
          <table:table-cell office:value="182" office:value-type="float"/>
          <table:table-cell office:value="462" office:value-type="float"/>
          <table:table-cell office:value-type="string">
            <text:p/>
          </table:table-cell>
        </table:table-row>
        <table:table-row>
          <table:table-cell office:value="1788" office:value-type="float"/>
          <table:table-cell office:value="177" office:value-type="float"/>
          <table:table-cell office:value="463" office:value-type="float"/>
          <table:table-cell office:value-type="string">
            <text:p/>
          </table:table-cell>
        </table:table-row>
        <table:table-row>
          <table:table-cell office:value="1789" office:value-type="float"/>
          <table:table-cell office:value="182" office:value-type="float"/>
          <table:table-cell office:value="464" office:value-type="float"/>
          <table:table-cell office:value-type="string">
            <text:p/>
          </table:table-cell>
        </table:table-row>
        <table:table-row>
          <table:table-cell office:value="1790" office:value-type="float"/>
          <table:table-cell office:value="194" office:value-type="float"/>
          <table:table-cell office:value="464" office:value-type="float"/>
          <table:table-cell office:value-type="string">
            <text:p/>
          </table:table-cell>
        </table:table-row>
        <table:table-row>
          <table:table-cell office:value="1791" office:value-type="float"/>
          <table:table-cell office:value="191" office:value-type="float"/>
          <table:table-cell office:value="464" office:value-type="float"/>
          <table:table-cell office:value-type="string">
            <text:p/>
          </table:table-cell>
        </table:table-row>
        <table:table-row>
          <table:table-cell office:value="1792" office:value-type="float"/>
          <table:table-cell office:value="197" office:value-type="float"/>
          <table:table-cell office:value="465" office:value-type="float"/>
          <table:table-cell office:value-type="string">
            <text:p/>
          </table:table-cell>
        </table:table-row>
        <table:table-row>
          <table:table-cell office:value="1793" office:value-type="float"/>
          <table:table-cell office:value="197" office:value-type="float"/>
          <table:table-cell office:value="466" office:value-type="float"/>
          <table:table-cell office:value-type="string">
            <text:p/>
          </table:table-cell>
        </table:table-row>
        <table:table-row>
          <table:table-cell office:value="1794" office:value-type="float"/>
          <table:table-cell office:value="188" office:value-type="float"/>
          <table:table-cell office:value="467" office:value-type="float"/>
          <table:table-cell office:value-type="string">
            <text:p/>
          </table:table-cell>
        </table:table-row>
        <table:table-row>
          <table:table-cell office:value="1795" office:value-type="float"/>
          <table:table-cell office:value="197" office:value-type="float"/>
          <table:table-cell office:value="468" office:value-type="float"/>
          <table:table-cell office:value-type="string">
            <text:p/>
          </table:table-cell>
        </table:table-row>
        <table:table-row>
          <table:table-cell office:value="1796" office:value-type="float"/>
          <table:table-cell office:value="197" office:value-type="float"/>
          <table:table-cell office:value="469" office:value-type="float"/>
          <table:table-cell office:value-type="string">
            <text:p/>
          </table:table-cell>
        </table:table-row>
        <table:table-row>
          <table:table-cell office:value="1797" office:value-type="float"/>
          <table:table-cell office:value="177" office:value-type="float"/>
          <table:table-cell office:value="470" office:value-type="float"/>
          <table:table-cell office:value-type="string">
            <text:p/>
          </table:table-cell>
        </table:table-row>
        <table:table-row>
          <table:table-cell office:value="1798" office:value-type="float"/>
          <table:table-cell office:value="167" office:value-type="float"/>
          <table:table-cell office:value="484" office:value-type="float"/>
          <table:table-cell office:value-type="string">
            <text:p/>
          </table:table-cell>
        </table:table-row>
        <table:table-row>
          <table:table-cell office:value="1799" office:value-type="float"/>
          <table:table-cell office:value="182" office:value-type="float"/>
          <table:table-cell office:value="487" office:value-type="float"/>
          <table:table-cell office:value-type="string">
            <text:p/>
          </table:table-cell>
        </table:table-row>
        <table:table-row>
          <table:table-cell office:value="1800" office:value-type="float"/>
          <table:table-cell office:value="188" office:value-type="float"/>
          <table:table-cell office:value="473" office:value-type="float"/>
          <table:table-cell office:value-type="string">
            <text:p/>
          </table:table-cell>
        </table:table-row>
        <table:table-row>
          <table:table-cell office:value="1801" office:value-type="float"/>
          <table:table-cell office:value="188" office:value-type="float"/>
          <table:table-cell office:value="486" office:value-type="float"/>
          <table:table-cell office:value-type="string">
            <text:p/>
          </table:table-cell>
        </table:table-row>
        <table:table-row>
          <table:table-cell office:value="1802" office:value-type="float"/>
          <table:table-cell office:value="182" office:value-type="float"/>
          <table:table-cell office:value="490" office:value-type="float"/>
          <table:table-cell office:value-type="string">
            <text:p/>
          </table:table-cell>
        </table:table-row>
        <table:table-row>
          <table:table-cell office:value="1803" office:value-type="float"/>
          <table:table-cell office:value="188" office:value-type="float"/>
          <table:table-cell office:value="471" office:value-type="float"/>
          <table:table-cell office:value-type="string">
            <text:p/>
          </table:table-cell>
        </table:table-row>
        <table:table-row>
          <table:table-cell office:value="1804" office:value-type="float"/>
          <table:table-cell office:value="182" office:value-type="float"/>
          <table:table-cell office:value="478" office:value-type="float"/>
          <table:table-cell office:value-type="string">
            <text:p/>
          </table:table-cell>
        </table:table-row>
        <table:table-row>
          <table:table-cell office:value="1805" office:value-type="float"/>
          <table:table-cell office:value="191" office:value-type="float"/>
          <table:table-cell office:value="478" office:value-type="float"/>
          <table:table-cell office:value-type="string">
            <text:p/>
          </table:table-cell>
        </table:table-row>
        <table:table-row>
          <table:table-cell office:value="1806" office:value-type="float"/>
          <table:table-cell office:value="197" office:value-type="float"/>
          <table:table-cell office:value="472" office:value-type="float"/>
          <table:table-cell office:value-type="string">
            <text:p/>
          </table:table-cell>
        </table:table-row>
        <table:table-row>
          <table:table-cell office:value="1807" office:value-type="float"/>
          <table:table-cell office:value="177" office:value-type="float"/>
          <table:table-cell office:value="480" office:value-type="float"/>
          <table:table-cell office:value-type="string">
            <text:p/>
          </table:table-cell>
        </table:table-row>
        <table:table-row>
          <table:table-cell office:value="1808" office:value-type="float"/>
          <table:table-cell office:value="188" office:value-type="float"/>
          <table:table-cell office:value="481" office:value-type="float"/>
          <table:table-cell office:value-type="string">
            <text:p/>
          </table:table-cell>
        </table:table-row>
        <table:table-row>
          <table:table-cell office:value="1809" office:value-type="float"/>
          <table:table-cell office:value="188" office:value-type="float"/>
          <table:table-cell office:value="479" office:value-type="float"/>
          <table:table-cell office:value-type="string">
            <text:p/>
          </table:table-cell>
        </table:table-row>
        <table:table-row>
          <table:table-cell office:value="1810" office:value-type="float"/>
          <table:table-cell office:value="177" office:value-type="float"/>
          <table:table-cell office:value="483" office:value-type="float"/>
          <table:table-cell office:value-type="string">
            <text:p/>
          </table:table-cell>
        </table:table-row>
        <table:table-row>
          <table:table-cell office:value="1811" office:value-type="float"/>
          <table:table-cell office:value="177" office:value-type="float"/>
          <table:table-cell office:value="477" office:value-type="float"/>
          <table:table-cell office:value-type="string">
            <text:p/>
          </table:table-cell>
        </table:table-row>
        <table:table-row>
          <table:table-cell office:value="1812" office:value-type="float"/>
          <table:table-cell office:value="188" office:value-type="float"/>
          <table:table-cell office:value="488" office:value-type="float"/>
          <table:table-cell office:value-type="string">
            <text:p/>
          </table:table-cell>
        </table:table-row>
        <table:table-row>
          <table:table-cell office:value="1813" office:value-type="float"/>
          <table:table-cell office:value="188" office:value-type="float"/>
          <table:table-cell office:value="491" office:value-type="float"/>
          <table:table-cell office:value-type="string">
            <text:p/>
          </table:table-cell>
        </table:table-row>
        <table:table-row>
          <table:table-cell office:value="1814" office:value-type="float"/>
          <table:table-cell office:value="171" office:value-type="float"/>
          <table:table-cell office:value="489" office:value-type="float"/>
          <table:table-cell office:value-type="string">
            <text:p/>
          </table:table-cell>
        </table:table-row>
        <table:table-row>
          <table:table-cell office:value="1815" office:value-type="float"/>
          <table:table-cell office:value="164" office:value-type="float"/>
          <table:table-cell office:value="489" office:value-type="float"/>
          <table:table-cell office:value-type="string">
            <text:p/>
          </table:table-cell>
        </table:table-row>
        <table:table-row>
          <table:table-cell office:value="1816" office:value-type="float"/>
          <table:table-cell office:value="176" office:value-type="float"/>
          <table:table-cell office:value="489" office:value-type="float"/>
          <table:table-cell office:value-type="string">
            <text:p/>
          </table:table-cell>
        </table:table-row>
        <table:table-row>
          <table:table-cell office:value="1817" office:value-type="float"/>
          <table:table-cell office:value="204" office:value-type="float"/>
          <table:table-cell office:value="489" office:value-type="float"/>
          <table:table-cell office:value-type="string">
            <text:p/>
          </table:table-cell>
        </table:table-row>
        <table:table-row>
          <table:table-cell office:value="1818" office:value-type="float"/>
          <table:table-cell office:value="170" office:value-type="float"/>
          <table:table-cell office:value="489" office:value-type="float"/>
          <table:table-cell office:value-type="string">
            <text:p/>
          </table:table-cell>
        </table:table-row>
        <table:table-row>
          <table:table-cell office:value="1819" office:value-type="float"/>
          <table:table-cell office:value="171" office:value-type="float"/>
          <table:table-cell office:value="475" office:value-type="float"/>
          <table:table-cell office:value-type="string">
            <text:p/>
          </table:table-cell>
        </table:table-row>
        <table:table-row>
          <table:table-cell office:value="1820" office:value-type="float"/>
          <table:table-cell office:value="177" office:value-type="float"/>
          <table:table-cell office:value="474" office:value-type="float"/>
          <table:table-cell office:value-type="string">
            <text:p/>
          </table:table-cell>
        </table:table-row>
        <table:table-row>
          <table:table-cell office:value="1821" office:value-type="float"/>
          <table:table-cell office:value="191" office:value-type="float"/>
          <table:table-cell office:value="474" office:value-type="float"/>
          <table:table-cell office:value-type="string">
            <text:p/>
          </table:table-cell>
        </table:table-row>
        <table:table-row>
          <table:table-cell office:value="1822" office:value-type="float"/>
          <table:table-cell office:value="203" office:value-type="float"/>
          <table:table-cell office:value="485" office:value-type="float"/>
          <table:table-cell office:value-type="string">
            <text:p/>
          </table:table-cell>
        </table:table-row>
        <table:table-row>
          <table:table-cell office:value="1823" office:value-type="float"/>
          <table:table-cell office:value="188" office:value-type="float"/>
          <table:table-cell office:value="476" office:value-type="float"/>
          <table:table-cell office:value-type="string">
            <text:p/>
          </table:table-cell>
        </table:table-row>
        <table:table-row>
          <table:table-cell office:value="1824" office:value-type="float"/>
          <table:table-cell office:value="182" office:value-type="float"/>
          <table:table-cell office:value="482" office:value-type="float"/>
          <table:table-cell office:value-type="string">
            <text:p/>
          </table:table-cell>
        </table:table-row>
        <table:table-row>
          <table:table-cell office:value="1825" office:value-type="float"/>
          <table:table-cell office:value="191" office:value-type="float"/>
          <table:table-cell office:value="482" office:value-type="float"/>
          <table:table-cell office:value-type="string">
            <text:p/>
          </table:table-cell>
        </table:table-row>
        <table:table-row>
          <table:table-cell office:value="1826" office:value-type="float"/>
          <table:table-cell office:value="194" office:value-type="float"/>
          <table:table-cell office:value="493" office:value-type="float"/>
          <table:table-cell office:value-type="string">
            <text:p/>
          </table:table-cell>
        </table:table-row>
        <table:table-row>
          <table:table-cell office:value="1827" office:value-type="float"/>
          <table:table-cell office:value="164" office:value-type="float"/>
          <table:table-cell office:value="492" office:value-type="float"/>
          <table:table-cell office:value-type="string">
            <text:p/>
          </table:table-cell>
        </table:table-row>
        <table:table-row>
          <table:table-cell office:value="1828" office:value-type="float"/>
          <table:table-cell office:value="170" office:value-type="float"/>
          <table:table-cell office:value="492" office:value-type="float"/>
          <table:table-cell office:value-type="string">
            <text:p/>
          </table:table-cell>
        </table:table-row>
        <table:table-row>
          <table:table-cell office:value="1829" office:value-type="float"/>
          <table:table-cell office:value="177" office:value-type="float"/>
          <table:table-cell office:value="494" office:value-type="float"/>
          <table:table-cell office:value-type="string">
            <text:p/>
          </table:table-cell>
        </table:table-row>
        <table:table-row>
          <table:table-cell office:value="1830" office:value-type="float"/>
          <table:table-cell office:value="197" office:value-type="float"/>
          <table:table-cell office:value="494" office:value-type="float"/>
          <table:table-cell office:value-type="string">
            <text:p/>
          </table:table-cell>
        </table:table-row>
        <table:table-row>
          <table:table-cell office:value="1831" office:value-type="float"/>
          <table:table-cell office:value="197" office:value-type="float"/>
          <table:table-cell office:value="506" office:value-type="float"/>
          <table:table-cell office:value-type="string">
            <text:p/>
          </table:table-cell>
        </table:table-row>
        <table:table-row>
          <table:table-cell office:value="1832" office:value-type="float"/>
          <table:table-cell office:value="177" office:value-type="float"/>
          <table:table-cell office:value="507" office:value-type="float"/>
          <table:table-cell office:value-type="string">
            <text:p/>
          </table:table-cell>
        </table:table-row>
        <table:table-row>
          <table:table-cell office:value="1833" office:value-type="float"/>
          <table:table-cell office:value="191" office:value-type="float"/>
          <table:table-cell office:value="507" office:value-type="float"/>
          <table:table-cell office:value-type="string">
            <text:p/>
          </table:table-cell>
        </table:table-row>
        <table:table-row>
          <table:table-cell office:value="1834" office:value-type="float"/>
          <table:table-cell office:value="183" office:value-type="float"/>
          <table:table-cell office:value="507" office:value-type="float"/>
          <table:table-cell office:value-type="string">
            <text:p/>
          </table:table-cell>
        </table:table-row>
        <table:table-row>
          <table:table-cell office:value="1835" office:value-type="float"/>
          <table:table-cell office:value="204" office:value-type="float"/>
          <table:table-cell office:value="503" office:value-type="float"/>
          <table:table-cell office:value-type="string">
            <text:p/>
          </table:table-cell>
        </table:table-row>
        <table:table-row>
          <table:table-cell office:value="1836" office:value-type="float"/>
          <table:table-cell office:value="177" office:value-type="float"/>
          <table:table-cell office:value="508" office:value-type="float"/>
          <table:table-cell office:value-type="string">
            <text:p/>
          </table:table-cell>
        </table:table-row>
        <table:table-row>
          <table:table-cell office:value="1837" office:value-type="float"/>
          <table:table-cell office:value="196" office:value-type="float"/>
          <table:table-cell office:value="509" office:value-type="float"/>
          <table:table-cell office:value-type="string">
            <text:p/>
          </table:table-cell>
        </table:table-row>
        <table:table-row>
          <table:table-cell office:value="1838" office:value-type="float"/>
          <table:table-cell office:value="191" office:value-type="float"/>
          <table:table-cell office:value="510" office:value-type="float"/>
          <table:table-cell office:value-type="string">
            <text:p/>
          </table:table-cell>
        </table:table-row>
        <table:table-row>
          <table:table-cell office:value="1839" office:value-type="float"/>
          <table:table-cell office:value="197" office:value-type="float"/>
          <table:table-cell office:value="512" office:value-type="float"/>
          <table:table-cell office:value-type="string">
            <text:p/>
          </table:table-cell>
        </table:table-row>
        <table:table-row>
          <table:table-cell office:value="1840" office:value-type="float"/>
          <table:table-cell office:value="204" office:value-type="float"/>
          <table:table-cell office:value="511" office:value-type="float"/>
          <table:table-cell office:value-type="string">
            <text:p/>
          </table:table-cell>
        </table:table-row>
        <table:table-row>
          <table:table-cell office:value="1841" office:value-type="float"/>
          <table:table-cell office:value="194" office:value-type="float"/>
          <table:table-cell office:value="511" office:value-type="float"/>
          <table:table-cell office:value-type="string">
            <text:p/>
          </table:table-cell>
        </table:table-row>
        <table:table-row>
          <table:table-cell office:value="1842" office:value-type="float"/>
          <table:table-cell office:value="182" office:value-type="float"/>
          <table:table-cell office:value="513" office:value-type="float"/>
          <table:table-cell office:value-type="string">
            <text:p/>
          </table:table-cell>
        </table:table-row>
        <table:table-row>
          <table:table-cell office:value="1843" office:value-type="float"/>
          <table:table-cell office:value="194" office:value-type="float"/>
          <table:table-cell office:value="504" office:value-type="float"/>
          <table:table-cell office:value-type="string">
            <text:p/>
          </table:table-cell>
        </table:table-row>
        <table:table-row>
          <table:table-cell office:value="1844" office:value-type="float"/>
          <table:table-cell office:value="182" office:value-type="float"/>
          <table:table-cell office:value="504" office:value-type="float"/>
          <table:table-cell office:value-type="string">
            <text:p/>
          </table:table-cell>
        </table:table-row>
        <table:table-row>
          <table:table-cell office:value="1845" office:value-type="float"/>
          <table:table-cell office:value="191" office:value-type="float"/>
          <table:table-cell office:value="504" office:value-type="float"/>
          <table:table-cell office:value-type="string">
            <text:p/>
          </table:table-cell>
        </table:table-row>
        <table:table-row>
          <table:table-cell office:value="1846" office:value-type="float"/>
          <table:table-cell office:value="171" office:value-type="float"/>
          <table:table-cell office:value="514" office:value-type="float"/>
          <table:table-cell office:value-type="string">
            <text:p/>
          </table:table-cell>
        </table:table-row>
        <table:table-row>
          <table:table-cell office:value="1847" office:value-type="float"/>
          <table:table-cell office:value="204" office:value-type="float"/>
          <table:table-cell office:value="514" office:value-type="float"/>
          <table:table-cell office:value-type="string">
            <text:p/>
          </table:table-cell>
        </table:table-row>
        <table:table-row>
          <table:table-cell office:value="1848" office:value-type="float"/>
          <table:table-cell office:value="182" office:value-type="float"/>
          <table:table-cell office:value="515" office:value-type="float"/>
          <table:table-cell office:value-type="string">
            <text:p/>
          </table:table-cell>
        </table:table-row>
        <table:table-row>
          <table:table-cell office:value="1849" office:value-type="float"/>
          <table:table-cell office:value="182" office:value-type="float"/>
          <table:table-cell office:value="516" office:value-type="float"/>
          <table:table-cell office:value-type="string">
            <text:p/>
          </table:table-cell>
        </table:table-row>
        <table:table-row>
          <table:table-cell office:value="1850" office:value-type="float"/>
          <table:table-cell office:value="191" office:value-type="float"/>
          <table:table-cell office:value="516" office:value-type="float"/>
          <table:table-cell office:value-type="string">
            <text:p/>
          </table:table-cell>
        </table:table-row>
        <table:table-row>
          <table:table-cell office:value="1851" office:value-type="float"/>
          <table:table-cell office:value="177" office:value-type="float"/>
          <table:table-cell office:value="517" office:value-type="float"/>
          <table:table-cell office:value-type="string">
            <text:p/>
          </table:table-cell>
        </table:table-row>
        <table:table-row>
          <table:table-cell office:value="1852" office:value-type="float"/>
          <table:table-cell office:value="188" office:value-type="float"/>
          <table:table-cell office:value="518" office:value-type="float"/>
          <table:table-cell office:value-type="string">
            <text:p/>
          </table:table-cell>
        </table:table-row>
        <table:table-row>
          <table:table-cell office:value="1853" office:value-type="float"/>
          <table:table-cell office:value="191" office:value-type="float"/>
          <table:table-cell office:value="519" office:value-type="float"/>
          <table:table-cell office:value-type="string">
            <text:p/>
          </table:table-cell>
        </table:table-row>
        <table:table-row>
          <table:table-cell office:value="1854" office:value-type="float"/>
          <table:table-cell office:value="182" office:value-type="float"/>
          <table:table-cell office:value="521" office:value-type="float"/>
          <table:table-cell office:value-type="string">
            <text:p/>
          </table:table-cell>
        </table:table-row>
        <table:table-row>
          <table:table-cell office:value="1855" office:value-type="float"/>
          <table:table-cell office:value="191" office:value-type="float"/>
          <table:table-cell office:value="521" office:value-type="float"/>
          <table:table-cell office:value-type="string">
            <text:p/>
          </table:table-cell>
        </table:table-row>
        <table:table-row>
          <table:table-cell office:value="1856" office:value-type="float"/>
          <table:table-cell office:value="188" office:value-type="float"/>
          <table:table-cell office:value="520" office:value-type="float"/>
          <table:table-cell office:value-type="string">
            <text:p/>
          </table:table-cell>
        </table:table-row>
        <table:table-row>
          <table:table-cell office:value="1857" office:value-type="float"/>
          <table:table-cell office:value="164" office:value-type="float"/>
          <table:table-cell office:value="538" office:value-type="float"/>
          <table:table-cell office:value-type="string">
            <text:p/>
          </table:table-cell>
        </table:table-row>
        <table:table-row>
          <table:table-cell office:value="1858" office:value-type="float"/>
          <table:table-cell office:value="188" office:value-type="float"/>
          <table:table-cell office:value="501" office:value-type="float"/>
          <table:table-cell office:value-type="string">
            <text:p/>
          </table:table-cell>
        </table:table-row>
        <table:table-row>
          <table:table-cell office:value="1859" office:value-type="float"/>
          <table:table-cell office:value="177" office:value-type="float"/>
          <table:table-cell office:value="501" office:value-type="float"/>
          <table:table-cell office:value-type="string">
            <text:p/>
          </table:table-cell>
        </table:table-row>
        <table:table-row>
          <table:table-cell office:value="1860" office:value-type="float"/>
          <table:table-cell office:value="204" office:value-type="float"/>
          <table:table-cell office:value="497" office:value-type="float"/>
          <table:table-cell office:value-type="string">
            <text:p/>
          </table:table-cell>
        </table:table-row>
        <table:table-row>
          <table:table-cell office:value="1861" office:value-type="float"/>
          <table:table-cell office:value="164" office:value-type="float"/>
          <table:table-cell office:value="500" office:value-type="float"/>
          <table:table-cell office:value-type="string">
            <text:p/>
          </table:table-cell>
        </table:table-row>
        <table:table-row>
          <table:table-cell office:value="1862" office:value-type="float"/>
          <table:table-cell office:value="170" office:value-type="float"/>
          <table:table-cell office:value="500" office:value-type="float"/>
          <table:table-cell office:value-type="string">
            <text:p/>
          </table:table-cell>
        </table:table-row>
        <table:table-row>
          <table:table-cell office:value="1863" office:value-type="float"/>
          <table:table-cell office:value="171" office:value-type="float"/>
          <table:table-cell office:value="500" office:value-type="float"/>
          <table:table-cell office:value-type="string">
            <text:p/>
          </table:table-cell>
        </table:table-row>
        <table:table-row>
          <table:table-cell office:value="1864" office:value-type="float"/>
          <table:table-cell office:value="176" office:value-type="float"/>
          <table:table-cell office:value="500" office:value-type="float"/>
          <table:table-cell office:value-type="string">
            <text:p/>
          </table:table-cell>
        </table:table-row>
        <table:table-row>
          <table:table-cell office:value="1865" office:value-type="float"/>
          <table:table-cell office:value="190" office:value-type="float"/>
          <table:table-cell office:value="500" office:value-type="float"/>
          <table:table-cell office:value-type="string">
            <text:p/>
          </table:table-cell>
        </table:table-row>
        <table:table-row>
          <table:table-cell office:value="1866" office:value-type="float"/>
          <table:table-cell office:value="204" office:value-type="float"/>
          <table:table-cell office:value="500" office:value-type="float"/>
          <table:table-cell office:value-type="string">
            <text:p/>
          </table:table-cell>
        </table:table-row>
        <table:table-row>
          <table:table-cell office:value="1867" office:value-type="float"/>
          <table:table-cell office:value="173" office:value-type="float"/>
          <table:table-cell office:value="499" office:value-type="float"/>
          <table:table-cell office:value-type="string">
            <text:p/>
          </table:table-cell>
        </table:table-row>
        <table:table-row>
          <table:table-cell office:value="1868" office:value-type="float"/>
          <table:table-cell office:value="173" office:value-type="float"/>
          <table:table-cell office:value="498" office:value-type="float"/>
          <table:table-cell office:value-type="string">
            <text:p/>
          </table:table-cell>
        </table:table-row>
        <table:table-row>
          <table:table-cell office:value="1869" office:value-type="float"/>
          <table:table-cell office:value="177" office:value-type="float"/>
          <table:table-cell office:value="495" office:value-type="float"/>
          <table:table-cell office:value-type="string">
            <text:p/>
          </table:table-cell>
        </table:table-row>
        <table:table-row>
          <table:table-cell office:value="1870" office:value-type="float"/>
          <table:table-cell office:value="171" office:value-type="float"/>
          <table:table-cell office:value="502" office:value-type="float"/>
          <table:table-cell office:value-type="string">
            <text:p/>
          </table:table-cell>
        </table:table-row>
        <table:table-row>
          <table:table-cell office:value="1871" office:value-type="float"/>
          <table:table-cell office:value="204" office:value-type="float"/>
          <table:table-cell office:value="502" office:value-type="float"/>
          <table:table-cell office:value-type="string">
            <text:p/>
          </table:table-cell>
        </table:table-row>
        <table:table-row>
          <table:table-cell office:value="1872" office:value-type="float"/>
          <table:table-cell office:value="197" office:value-type="float"/>
          <table:table-cell office:value="505" office:value-type="float"/>
          <table:table-cell office:value-type="string">
            <text:p/>
          </table:table-cell>
        </table:table-row>
        <table:table-row>
          <table:table-cell office:value="1873" office:value-type="float"/>
          <table:table-cell office:value="191" office:value-type="float"/>
          <table:table-cell office:value="522" office:value-type="float"/>
          <table:table-cell office:value-type="string">
            <text:p/>
          </table:table-cell>
        </table:table-row>
        <table:table-row>
          <table:table-cell office:value="1874" office:value-type="float"/>
          <table:table-cell office:value="188" office:value-type="float"/>
          <table:table-cell office:value="523" office:value-type="float"/>
          <table:table-cell office:value-type="string">
            <text:p/>
          </table:table-cell>
        </table:table-row>
        <table:table-row>
          <table:table-cell office:value="1875" office:value-type="float"/>
          <table:table-cell office:value="191" office:value-type="float"/>
          <table:table-cell office:value="524" office:value-type="float"/>
          <table:table-cell office:value-type="string">
            <text:p/>
          </table:table-cell>
        </table:table-row>
        <table:table-row>
          <table:table-cell office:value="1876" office:value-type="float"/>
          <table:table-cell office:value="177" office:value-type="float"/>
          <table:table-cell office:value="525" office:value-type="float"/>
          <table:table-cell office:value-type="string">
            <text:p/>
          </table:table-cell>
        </table:table-row>
        <table:table-row>
          <table:table-cell office:value="1877" office:value-type="float"/>
          <table:table-cell office:value="188" office:value-type="float"/>
          <table:table-cell office:value="525" office:value-type="float"/>
          <table:table-cell office:value-type="string">
            <text:p>Measured as Diff/mean</text:p>
          </table:table-cell>
        </table:table-row>
        <table:table-row>
          <table:table-cell office:value="1878" office:value-type="float"/>
          <table:table-cell office:value="177" office:value-type="float"/>
          <table:table-cell office:value="526" office:value-type="float"/>
          <table:table-cell office:value-type="string">
            <text:p/>
          </table:table-cell>
        </table:table-row>
        <table:table-row>
          <table:table-cell office:value="1879" office:value-type="float"/>
          <table:table-cell office:value="191" office:value-type="float"/>
          <table:table-cell office:value="527" office:value-type="float"/>
          <table:table-cell office:value-type="string">
            <text:p/>
          </table:table-cell>
        </table:table-row>
        <table:table-row>
          <table:table-cell office:value="1880" office:value-type="float"/>
          <table:table-cell office:value="183" office:value-type="float"/>
          <table:table-cell office:value="527" office:value-type="float"/>
          <table:table-cell office:value-type="string">
            <text:p/>
          </table:table-cell>
        </table:table-row>
        <table:table-row>
          <table:table-cell office:value="1881" office:value-type="float"/>
          <table:table-cell office:value="182" office:value-type="float"/>
          <table:table-cell office:value="527" office:value-type="float"/>
          <table:table-cell office:value-type="string">
            <text:p/>
          </table:table-cell>
        </table:table-row>
        <table:table-row>
          <table:table-cell office:value="1882" office:value-type="float"/>
          <table:table-cell office:value="203" office:value-type="float"/>
          <table:table-cell office:value="527" office:value-type="float"/>
          <table:table-cell office:value-type="string">
            <text:p/>
          </table:table-cell>
        </table:table-row>
        <table:table-row>
          <table:table-cell office:value="1883" office:value-type="float"/>
          <table:table-cell office:value="203" office:value-type="float"/>
          <table:table-cell office:value="528" office:value-type="float"/>
          <table:table-cell office:value-type="string">
            <text:p/>
          </table:table-cell>
        </table:table-row>
        <table:table-row>
          <table:table-cell office:value="1884" office:value-type="float"/>
          <table:table-cell office:value="179" office:value-type="float"/>
          <table:table-cell office:value="529" office:value-type="float"/>
          <table:table-cell office:value-type="string">
            <text:p/>
          </table:table-cell>
        </table:table-row>
        <table:table-row>
          <table:table-cell office:value="1885" office:value-type="float"/>
          <table:table-cell office:value="164" office:value-type="float"/>
          <table:table-cell office:value="530" office:value-type="float"/>
          <table:table-cell office:value-type="string">
            <text:p/>
          </table:table-cell>
        </table:table-row>
        <table:table-row>
          <table:table-cell office:value="1886" office:value-type="float"/>
          <table:table-cell office:value="197" office:value-type="float"/>
          <table:table-cell office:value="531" office:value-type="float"/>
          <table:table-cell office:value-type="string">
            <text:p/>
          </table:table-cell>
        </table:table-row>
        <table:table-row>
          <table:table-cell office:value="1887" office:value-type="float"/>
          <table:table-cell office:value="188" office:value-type="float"/>
          <table:table-cell office:value="532" office:value-type="float"/>
          <table:table-cell office:value-type="string">
            <text:p/>
          </table:table-cell>
        </table:table-row>
        <table:table-row>
          <table:table-cell office:value="1888" office:value-type="float"/>
          <table:table-cell office:value="182" office:value-type="float"/>
          <table:table-cell office:value="533" office:value-type="float"/>
          <table:table-cell office:value-type="string">
            <text:p/>
          </table:table-cell>
        </table:table-row>
        <table:table-row>
          <table:table-cell office:value="1889" office:value-type="float"/>
          <table:table-cell office:value="164" office:value-type="float"/>
          <table:table-cell office:value="534" office:value-type="float"/>
          <table:table-cell office:value-type="string">
            <text:p/>
          </table:table-cell>
        </table:table-row>
        <table:table-row>
          <table:table-cell office:value="1890" office:value-type="float"/>
          <table:table-cell office:value="191" office:value-type="float"/>
          <table:table-cell office:value="534" office:value-type="float"/>
          <table:table-cell office:value-type="string">
            <text:p/>
          </table:table-cell>
        </table:table-row>
        <table:table-row>
          <table:table-cell office:value="1891" office:value-type="float"/>
          <table:table-cell office:value="182" office:value-type="float"/>
          <table:table-cell office:value="534" office:value-type="float"/>
          <table:table-cell office:value-type="string">
            <text:p/>
          </table:table-cell>
        </table:table-row>
        <table:table-row>
          <table:table-cell office:value="1892" office:value-type="float"/>
          <table:table-cell office:value="177" office:value-type="float"/>
          <table:table-cell office:value="535" office:value-type="float"/>
          <table:table-cell office:value-type="string">
            <text:p/>
          </table:table-cell>
        </table:table-row>
        <table:table-row>
          <table:table-cell office:value="1893" office:value-type="float"/>
          <table:table-cell office:value="177" office:value-type="float"/>
          <table:table-cell office:value="536" office:value-type="float"/>
          <table:table-cell office:value-type="string">
            <text:p/>
          </table:table-cell>
        </table:table-row>
        <table:table-row>
          <table:table-cell office:value="1894" office:value-type="float"/>
          <table:table-cell office:value="203" office:value-type="float"/>
          <table:table-cell office:value="539" office:value-type="float"/>
          <table:table-cell office:value-type="string">
            <text:p/>
          </table:table-cell>
        </table:table-row>
        <table:table-row>
          <table:table-cell office:value="1895" office:value-type="float"/>
          <table:table-cell office:value="177" office:value-type="float"/>
          <table:table-cell office:value="540" office:value-type="float"/>
          <table:table-cell office:value-type="string">
            <text:p/>
          </table:table-cell>
        </table:table-row>
        <table:table-row>
          <table:table-cell office:value="1896" office:value-type="float"/>
          <table:table-cell office:value="177" office:value-type="float"/>
          <table:table-cell office:value="541" office:value-type="float"/>
          <table:table-cell office:value-type="string">
            <text:p/>
          </table:table-cell>
        </table:table-row>
        <table:table-row>
          <table:table-cell office:value="1897" office:value-type="float"/>
          <table:table-cell office:value="203" office:value-type="float"/>
          <table:table-cell office:value="542" office:value-type="float"/>
          <table:table-cell office:value-type="string">
            <text:p/>
          </table:table-cell>
        </table:table-row>
        <table:table-row>
          <table:table-cell office:value="1898" office:value-type="float"/>
          <table:table-cell office:value="177" office:value-type="float"/>
          <table:table-cell office:value="543" office:value-type="float"/>
          <table:table-cell office:value-type="string">
            <text:p/>
          </table:table-cell>
        </table:table-row>
        <table:table-row>
          <table:table-cell office:value="1899" office:value-type="float"/>
          <table:table-cell office:value="182" office:value-type="float"/>
          <table:table-cell office:value="544" office:value-type="float"/>
          <table:table-cell office:value-type="string">
            <text:p/>
          </table:table-cell>
        </table:table-row>
        <table:table-row>
          <table:table-cell office:value="1900" office:value-type="float"/>
          <table:table-cell office:value="164" office:value-type="float"/>
          <table:table-cell office:value="545" office:value-type="float"/>
          <table:table-cell office:value-type="string">
            <text:p/>
          </table:table-cell>
        </table:table-row>
        <table:table-row>
          <table:table-cell office:value="1901" office:value-type="float"/>
          <table:table-cell office:value="182" office:value-type="float"/>
          <table:table-cell office:value="546" office:value-type="float"/>
          <table:table-cell office:value-type="string">
            <text:p/>
          </table:table-cell>
        </table:table-row>
        <table:table-row>
          <table:table-cell office:value="1902" office:value-type="float"/>
          <table:table-cell office:value="188" office:value-type="float"/>
          <table:table-cell office:value="547" office:value-type="float"/>
          <table:table-cell office:value-type="string">
            <text:p/>
          </table:table-cell>
        </table:table-row>
        <table:table-row>
          <table:table-cell office:value="1903" office:value-type="float"/>
          <table:table-cell office:value="182" office:value-type="float"/>
          <table:table-cell office:value="548" office:value-type="float"/>
          <table:table-cell office:value-type="string">
            <text:p/>
          </table:table-cell>
        </table:table-row>
        <table:table-row>
          <table:table-cell office:value="1904" office:value-type="float"/>
          <table:table-cell office:value="177" office:value-type="float"/>
          <table:table-cell office:value="549" office:value-type="float"/>
          <table:table-cell office:value-type="string">
            <text:p/>
          </table:table-cell>
        </table:table-row>
        <table:table-row>
          <table:table-cell office:value="1905" office:value-type="float"/>
          <table:table-cell office:value="177" office:value-type="float"/>
          <table:table-cell office:value="550" office:value-type="float"/>
          <table:table-cell office:value-type="string">
            <text:p/>
          </table:table-cell>
        </table:table-row>
        <table:table-row>
          <table:table-cell office:value="1906" office:value-type="float"/>
          <table:table-cell office:value="182" office:value-type="float"/>
          <table:table-cell office:value="551" office:value-type="float"/>
          <table:table-cell office:value-type="string">
            <text:p/>
          </table:table-cell>
        </table:table-row>
        <table:table-row>
          <table:table-cell office:value="1907" office:value-type="float"/>
          <table:table-cell office:value="183" office:value-type="float"/>
          <table:table-cell office:value="552" office:value-type="float"/>
          <table:table-cell office:value-type="string">
            <text:p/>
          </table:table-cell>
        </table:table-row>
        <table:table-row>
          <table:table-cell office:value="1908" office:value-type="float"/>
          <table:table-cell office:value="181" office:value-type="float"/>
          <table:table-cell office:value="552" office:value-type="float"/>
          <table:table-cell office:value-type="string">
            <text:p/>
          </table:table-cell>
        </table:table-row>
        <table:table-row>
          <table:table-cell office:value="1909" office:value-type="float"/>
          <table:table-cell office:value="183" office:value-type="float"/>
          <table:table-cell office:value="553" office:value-type="float"/>
          <table:table-cell office:value-type="string">
            <text:p/>
          </table:table-cell>
        </table:table-row>
        <table:table-row>
          <table:table-cell office:value="1910" office:value-type="float"/>
          <table:table-cell office:value="181" office:value-type="float"/>
          <table:table-cell office:value="553" office:value-type="float"/>
          <table:table-cell office:value-type="string">
            <text:p/>
          </table:table-cell>
        </table:table-row>
        <table:table-row>
          <table:table-cell office:value="1911" office:value-type="float"/>
          <table:table-cell office:value="204" office:value-type="float"/>
          <table:table-cell office:value="554" office:value-type="float"/>
          <table:table-cell office:value-type="string">
            <text:p/>
          </table:table-cell>
        </table:table-row>
        <table:table-row>
          <table:table-cell office:value="1912" office:value-type="float"/>
          <table:table-cell office:value="203" office:value-type="float"/>
          <table:table-cell office:value="555" office:value-type="float"/>
          <table:table-cell office:value-type="string">
            <text:p/>
          </table:table-cell>
        </table:table-row>
        <table:table-row>
          <table:table-cell office:value="1913" office:value-type="float"/>
          <table:table-cell office:value="204" office:value-type="float"/>
          <table:table-cell office:value="555" office:value-type="float"/>
          <table:table-cell office:value-type="string">
            <text:p/>
          </table:table-cell>
        </table:table-row>
        <table:table-row>
          <table:table-cell office:value="1914" office:value-type="float"/>
          <table:table-cell office:value="177" office:value-type="float"/>
          <table:table-cell office:value="556" office:value-type="float"/>
          <table:table-cell office:value-type="string">
            <text:p/>
          </table:table-cell>
        </table:table-row>
        <table:table-row>
          <table:table-cell office:value="1915" office:value-type="float"/>
          <table:table-cell office:value="188" office:value-type="float"/>
          <table:table-cell office:value="556" office:value-type="float"/>
          <table:table-cell office:value-type="string">
            <text:p/>
          </table:table-cell>
        </table:table-row>
        <table:table-row>
          <table:table-cell office:value="1916" office:value-type="float"/>
          <table:table-cell office:value="203" office:value-type="float"/>
          <table:table-cell office:value="557" office:value-type="float"/>
          <table:table-cell office:value-type="string">
            <text:p/>
          </table:table-cell>
        </table:table-row>
        <table:table-row>
          <table:table-cell office:value="1917" office:value-type="float"/>
          <table:table-cell office:value="188" office:value-type="float"/>
          <table:table-cell office:value="558" office:value-type="float"/>
          <table:table-cell office:value-type="string">
            <text:p/>
          </table:table-cell>
        </table:table-row>
        <table:table-row>
          <table:table-cell office:value="1918" office:value-type="float"/>
          <table:table-cell office:value="190" office:value-type="float"/>
          <table:table-cell office:value="559" office:value-type="float"/>
          <table:table-cell office:value-type="string">
            <text:p/>
          </table:table-cell>
        </table:table-row>
        <table:table-row>
          <table:table-cell office:value="1919" office:value-type="float"/>
          <table:table-cell office:value="203" office:value-type="float"/>
          <table:table-cell office:value="560" office:value-type="float"/>
          <table:table-cell office:value-type="string">
            <text:p/>
          </table:table-cell>
        </table:table-row>
        <table:table-row>
          <table:table-cell office:value="1920" office:value-type="float"/>
          <table:table-cell office:value="177" office:value-type="float"/>
          <table:table-cell office:value="561" office:value-type="float"/>
          <table:table-cell office:value-type="string">
            <text:p/>
          </table:table-cell>
        </table:table-row>
        <table:table-row>
          <table:table-cell office:value="1921" office:value-type="float"/>
          <table:table-cell office:value="164" office:value-type="float"/>
          <table:table-cell office:value="563" office:value-type="float"/>
          <table:table-cell office:value-type="string">
            <text:p/>
          </table:table-cell>
        </table:table-row>
        <table:table-row>
          <table:table-cell office:value="1922" office:value-type="float"/>
          <table:table-cell office:value="182" office:value-type="float"/>
          <table:table-cell office:value="563" office:value-type="float"/>
          <table:table-cell office:value-type="string">
            <text:p/>
          </table:table-cell>
        </table:table-row>
        <table:table-row>
          <table:table-cell office:value="1923" office:value-type="float"/>
          <table:table-cell office:value="182" office:value-type="float"/>
          <table:table-cell office:value="562" office:value-type="float"/>
          <table:table-cell office:value-type="string">
            <text:p/>
          </table:table-cell>
        </table:table-row>
        <table:table-row>
          <table:table-cell office:value="1924" office:value-type="float"/>
          <table:table-cell office:value="164" office:value-type="float"/>
          <table:table-cell office:value="564" office:value-type="float"/>
          <table:table-cell office:value-type="string">
            <text:p/>
          </table:table-cell>
        </table:table-row>
        <table:table-row>
          <table:table-cell office:value="1925" office:value-type="float"/>
          <table:table-cell office:value="171" office:value-type="float"/>
          <table:table-cell office:value="564" office:value-type="float"/>
          <table:table-cell office:value-type="string">
            <text:p/>
          </table:table-cell>
        </table:table-row>
        <table:table-row>
          <table:table-cell office:value="1926" office:value-type="float"/>
          <table:table-cell office:value="176" office:value-type="float"/>
          <table:table-cell office:value="564" office:value-type="float"/>
          <table:table-cell office:value-type="string">
            <text:p/>
          </table:table-cell>
        </table:table-row>
        <table:table-row>
          <table:table-cell office:value="1927" office:value-type="float"/>
          <table:table-cell office:value="203" office:value-type="float"/>
          <table:table-cell office:value="564" office:value-type="float"/>
          <table:table-cell office:value-type="string">
            <text:p/>
          </table:table-cell>
        </table:table-row>
        <table:table-row>
          <table:table-cell office:value="1928" office:value-type="float"/>
          <table:table-cell office:value="204" office:value-type="float"/>
          <table:table-cell office:value="564" office:value-type="float"/>
          <table:table-cell office:value-type="string">
            <text:p/>
          </table:table-cell>
        </table:table-row>
        <table:table-row>
          <table:table-cell office:value="1929" office:value-type="float"/>
          <table:table-cell office:value="175" office:value-type="float"/>
          <table:table-cell office:value="565" office:value-type="float"/>
          <table:table-cell office:value-type="string">
            <text:p/>
          </table:table-cell>
        </table:table-row>
        <table:table-row>
          <table:table-cell office:value="1930" office:value-type="float"/>
          <table:table-cell office:value="205" office:value-type="float"/>
          <table:table-cell office:value="566" office:value-type="float"/>
          <table:table-cell office:value-type="string">
            <text:p/>
          </table:table-cell>
        </table:table-row>
        <table:table-row>
          <table:table-cell office:value="1931" office:value-type="float"/>
          <table:table-cell office:value="192" office:value-type="float"/>
          <table:table-cell office:value="566" office:value-type="float"/>
          <table:table-cell office:value-type="string">
            <text:p/>
          </table:table-cell>
        </table:table-row>
        <table:table-row>
          <table:table-cell office:value="1932" office:value-type="float"/>
          <table:table-cell office:value="183" office:value-type="float"/>
          <table:table-cell office:value="567" office:value-type="float"/>
          <table:table-cell office:value-type="string">
            <text:p/>
          </table:table-cell>
        </table:table-row>
        <table:table-row>
          <table:table-cell office:value="1933" office:value-type="float"/>
          <table:table-cell office:value="205" office:value-type="float"/>
          <table:table-cell office:value="568" office:value-type="float"/>
          <table:table-cell office:value-type="string">
            <text:p/>
          </table:table-cell>
        </table:table-row>
        <table:table-row>
          <table:table-cell office:value="1934" office:value-type="float"/>
          <table:table-cell office:value="188" office:value-type="float"/>
          <table:table-cell office:value="569" office:value-type="float"/>
          <table:table-cell office:value-type="string">
            <text:p/>
          </table:table-cell>
        </table:table-row>
        <table:table-row>
          <table:table-cell office:value="1935" office:value-type="float"/>
          <table:table-cell office:value="177" office:value-type="float"/>
          <table:table-cell office:value="571" office:value-type="float"/>
          <table:table-cell office:value-type="string">
            <text:p/>
          </table:table-cell>
        </table:table-row>
        <table:table-row>
          <table:table-cell office:value="1936" office:value-type="float"/>
          <table:table-cell office:value="177" office:value-type="float"/>
          <table:table-cell office:value="570" office:value-type="float"/>
          <table:table-cell office:value-type="string">
            <text:p/>
          </table:table-cell>
        </table:table-row>
        <table:table-row>
          <table:table-cell office:value="1937" office:value-type="float"/>
          <table:table-cell office:value="188" office:value-type="float"/>
          <table:table-cell office:value="572" office:value-type="float"/>
          <table:table-cell office:value-type="string">
            <text:p/>
          </table:table-cell>
        </table:table-row>
        <table:table-row>
          <table:table-cell office:value="1938" office:value-type="float"/>
          <table:table-cell office:value="188" office:value-type="float"/>
          <table:table-cell office:value="573" office:value-type="float"/>
          <table:table-cell office:value-type="string">
            <text:p/>
          </table:table-cell>
        </table:table-row>
        <table:table-row>
          <table:table-cell office:value="1939" office:value-type="float"/>
          <table:table-cell office:value="188" office:value-type="float"/>
          <table:table-cell office:value="574" office:value-type="float"/>
          <table:table-cell office:value-type="string">
            <text:p/>
          </table:table-cell>
        </table:table-row>
        <table:table-row>
          <table:table-cell office:value="1940" office:value-type="float"/>
          <table:table-cell office:value="188" office:value-type="float"/>
          <table:table-cell office:value="575" office:value-type="float"/>
          <table:table-cell office:value-type="string">
            <text:p/>
          </table:table-cell>
        </table:table-row>
        <table:table-row>
          <table:table-cell office:value="1941" office:value-type="float"/>
          <table:table-cell office:value="197" office:value-type="float"/>
          <table:table-cell office:value="576" office:value-type="float"/>
          <table:table-cell office:value-type="string">
            <text:p/>
          </table:table-cell>
        </table:table-row>
        <table:table-row>
          <table:table-cell office:value="1942" office:value-type="float"/>
          <table:table-cell office:value="177" office:value-type="float"/>
          <table:table-cell office:value="577" office:value-type="float"/>
          <table:table-cell office:value-type="string">
            <text:p/>
          </table:table-cell>
        </table:table-row>
        <table:table-row>
          <table:table-cell office:value="1943" office:value-type="float"/>
          <table:table-cell office:value="182" office:value-type="float"/>
          <table:table-cell office:value="578" office:value-type="float"/>
          <table:table-cell office:value-type="string">
            <text:p/>
          </table:table-cell>
        </table:table-row>
        <table:table-row>
          <table:table-cell office:value="1944" office:value-type="float"/>
          <table:table-cell office:value="194" office:value-type="float"/>
          <table:table-cell office:value="579" office:value-type="float"/>
          <table:table-cell office:value-type="string">
            <text:p/>
          </table:table-cell>
        </table:table-row>
        <table:table-row>
          <table:table-cell office:value="1945" office:value-type="float"/>
          <table:table-cell office:value="183" office:value-type="float"/>
          <table:table-cell office:value="579" office:value-type="float"/>
          <table:table-cell office:value-type="string">
            <text:p/>
          </table:table-cell>
        </table:table-row>
        <table:table-row>
          <table:table-cell office:value="1946" office:value-type="float"/>
          <table:table-cell office:value="203" office:value-type="float"/>
          <table:table-cell office:value="579" office:value-type="float"/>
          <table:table-cell office:value-type="string">
            <text:p/>
          </table:table-cell>
        </table:table-row>
        <table:table-row>
          <table:table-cell office:value="1947" office:value-type="float"/>
          <table:table-cell office:value="182" office:value-type="float"/>
          <table:table-cell office:value="580" office:value-type="float"/>
          <table:table-cell office:value-type="string">
            <text:p/>
          </table:table-cell>
        </table:table-row>
        <table:table-row>
          <table:table-cell office:value="1948" office:value-type="float"/>
          <table:table-cell office:value="183" office:value-type="float"/>
          <table:table-cell office:value="580" office:value-type="float"/>
          <table:table-cell office:value-type="string">
            <text:p/>
          </table:table-cell>
        </table:table-row>
        <table:table-row>
          <table:table-cell office:value="1949" office:value-type="float"/>
          <table:table-cell office:value="183" office:value-type="float"/>
          <table:table-cell office:value="581" office:value-type="float"/>
          <table:table-cell office:value-type="string">
            <text:p/>
          </table:table-cell>
        </table:table-row>
        <table:table-row>
          <table:table-cell office:value="1950" office:value-type="float"/>
          <table:table-cell office:value="181" office:value-type="float"/>
          <table:table-cell office:value="581" office:value-type="float"/>
          <table:table-cell office:value-type="string">
            <text:p/>
          </table:table-cell>
        </table:table-row>
        <table:table-row>
          <table:table-cell office:value="1951" office:value-type="float"/>
          <table:table-cell office:value="185" office:value-type="float"/>
          <table:table-cell office:value="581" office:value-type="float"/>
          <table:table-cell office:value-type="string">
            <text:p/>
          </table:table-cell>
        </table:table-row>
        <table:table-row>
          <table:table-cell office:value="1952" office:value-type="float"/>
          <table:table-cell office:value="188" office:value-type="float"/>
          <table:table-cell office:value="583" office:value-type="float"/>
          <table:table-cell office:value-type="string">
            <text:p/>
          </table:table-cell>
        </table:table-row>
        <table:table-row>
          <table:table-cell office:value="1953" office:value-type="float"/>
          <table:table-cell office:value="182" office:value-type="float"/>
          <table:table-cell office:value="584" office:value-type="float"/>
          <table:table-cell office:value-type="string">
            <text:p/>
          </table:table-cell>
        </table:table-row>
        <table:table-row>
          <table:table-cell office:value="1954" office:value-type="float"/>
          <table:table-cell office:value="194" office:value-type="float"/>
          <table:table-cell office:value="584" office:value-type="float"/>
          <table:table-cell office:value-type="string">
            <text:p/>
          </table:table-cell>
        </table:table-row>
        <table:table-row>
          <table:table-cell office:value="1955" office:value-type="float"/>
          <table:table-cell office:value="203" office:value-type="float"/>
          <table:table-cell office:value="584" office:value-type="float"/>
          <table:table-cell office:value-type="string">
            <text:p/>
          </table:table-cell>
        </table:table-row>
        <table:table-row>
          <table:table-cell office:value="1956" office:value-type="float"/>
          <table:table-cell office:value="191" office:value-type="float"/>
          <table:table-cell office:value="585" office:value-type="float"/>
          <table:table-cell office:value-type="string">
            <text:p/>
          </table:table-cell>
        </table:table-row>
        <table:table-row>
          <table:table-cell office:value="1957" office:value-type="float"/>
          <table:table-cell office:value="182" office:value-type="float"/>
          <table:table-cell office:value="585" office:value-type="float"/>
          <table:table-cell office:value-type="string">
            <text:p/>
          </table:table-cell>
        </table:table-row>
        <table:table-row>
          <table:table-cell office:value="1958" office:value-type="float"/>
          <table:table-cell office:value="181" office:value-type="float"/>
          <table:table-cell office:value="585" office:value-type="float"/>
          <table:table-cell office:value-type="string">
            <text:p/>
          </table:table-cell>
        </table:table-row>
        <table:table-row>
          <table:table-cell office:value="1959" office:value-type="float"/>
          <table:table-cell office:value="191" office:value-type="float"/>
          <table:table-cell office:value="586" office:value-type="float"/>
          <table:table-cell office:value-type="string">
            <text:p/>
          </table:table-cell>
        </table:table-row>
        <table:table-row>
          <table:table-cell office:value="1960" office:value-type="float"/>
          <table:table-cell office:value="185" office:value-type="float"/>
          <table:table-cell office:value="586" office:value-type="float"/>
          <table:table-cell office:value-type="string">
            <text:p/>
          </table:table-cell>
        </table:table-row>
        <table:table-row>
          <table:table-cell office:value="1961" office:value-type="float"/>
          <table:table-cell office:value="204" office:value-type="float"/>
          <table:table-cell office:value="586" office:value-type="float"/>
          <table:table-cell office:value-type="string">
            <text:p/>
          </table:table-cell>
        </table:table-row>
        <table:table-row>
          <table:table-cell office:value="1962" office:value-type="float"/>
          <table:table-cell office:value="183" office:value-type="float"/>
          <table:table-cell office:value="587" office:value-type="float"/>
          <table:table-cell office:value-type="string">
            <text:p/>
          </table:table-cell>
        </table:table-row>
        <table:table-row>
          <table:table-cell office:value="1963" office:value-type="float"/>
          <table:table-cell office:value="182" office:value-type="float"/>
          <table:table-cell office:value="587" office:value-type="float"/>
          <table:table-cell office:value-type="string">
            <text:p/>
          </table:table-cell>
        </table:table-row>
        <table:table-row>
          <table:table-cell office:value="1964" office:value-type="float"/>
          <table:table-cell office:value="185" office:value-type="float"/>
          <table:table-cell office:value="587" office:value-type="float"/>
          <table:table-cell office:value-type="string">
            <text:p/>
          </table:table-cell>
        </table:table-row>
        <table:table-row>
          <table:table-cell office:value="1965" office:value-type="float"/>
          <table:table-cell office:value="177" office:value-type="float"/>
          <table:table-cell office:value="588" office:value-type="float"/>
          <table:table-cell office:value-type="string">
            <text:p/>
          </table:table-cell>
        </table:table-row>
        <table:table-row>
          <table:table-cell office:value="1966" office:value-type="float"/>
          <table:table-cell office:value="177" office:value-type="float"/>
          <table:table-cell office:value="589" office:value-type="float"/>
          <table:table-cell office:value-type="string">
            <text:p/>
          </table:table-cell>
        </table:table-row>
        <table:table-row>
          <table:table-cell office:value="1967" office:value-type="float"/>
          <table:table-cell office:value="182" office:value-type="float"/>
          <table:table-cell office:value="590" office:value-type="float"/>
          <table:table-cell office:value-type="string">
            <text:p/>
          </table:table-cell>
        </table:table-row>
        <table:table-row>
          <table:table-cell office:value="1968" office:value-type="float"/>
          <table:table-cell office:value="194" office:value-type="float"/>
          <table:table-cell office:value="590" office:value-type="float"/>
          <table:table-cell office:value-type="string">
            <text:p/>
          </table:table-cell>
        </table:table-row>
        <table:table-row>
          <table:table-cell office:value="1969" office:value-type="float"/>
          <table:table-cell office:value="182" office:value-type="float"/>
          <table:table-cell office:value="591" office:value-type="float"/>
          <table:table-cell office:value-type="string">
            <text:p/>
          </table:table-cell>
        </table:table-row>
        <table:table-row>
          <table:table-cell office:value="1970" office:value-type="float"/>
          <table:table-cell office:value="204" office:value-type="float"/>
          <table:table-cell office:value="592" office:value-type="float"/>
          <table:table-cell office:value-type="string">
            <text:p/>
          </table:table-cell>
        </table:table-row>
        <table:table-row>
          <table:table-cell office:value="1971" office:value-type="float"/>
          <table:table-cell office:value="177" office:value-type="float"/>
          <table:table-cell office:value="593" office:value-type="float"/>
          <table:table-cell office:value-type="string">
            <text:p/>
          </table:table-cell>
        </table:table-row>
        <table:table-row>
          <table:table-cell office:value="1972" office:value-type="float"/>
          <table:table-cell office:value="182" office:value-type="float"/>
          <table:table-cell office:value="594" office:value-type="float"/>
          <table:table-cell office:value-type="string">
            <text:p/>
          </table:table-cell>
        </table:table-row>
        <table:table-row>
          <table:table-cell office:value="1973" office:value-type="float"/>
          <table:table-cell office:value="195" office:value-type="float"/>
          <table:table-cell office:value="595" office:value-type="float"/>
          <table:table-cell office:value-type="string">
            <text:p/>
          </table:table-cell>
        </table:table-row>
        <table:table-row>
          <table:table-cell office:value="1974" office:value-type="float"/>
          <table:table-cell office:value="182" office:value-type="float"/>
          <table:table-cell office:value="596" office:value-type="float"/>
          <table:table-cell office:value-type="string">
            <text:p/>
          </table:table-cell>
        </table:table-row>
        <table:table-row>
          <table:table-cell office:value="1975" office:value-type="float"/>
          <table:table-cell office:value="203" office:value-type="float"/>
          <table:table-cell office:value="604" office:value-type="float"/>
          <table:table-cell office:value-type="string">
            <text:p/>
          </table:table-cell>
        </table:table-row>
        <table:table-row>
          <table:table-cell office:value="1976" office:value-type="float"/>
          <table:table-cell office:value="183" office:value-type="float"/>
          <table:table-cell office:value="600" office:value-type="float"/>
          <table:table-cell office:value-type="string">
            <text:p/>
          </table:table-cell>
        </table:table-row>
        <table:table-row>
          <table:table-cell office:value="1977" office:value-type="float"/>
          <table:table-cell office:value="203" office:value-type="float"/>
          <table:table-cell office:value="606" office:value-type="float"/>
          <table:table-cell office:value-type="string">
            <text:p/>
          </table:table-cell>
        </table:table-row>
        <table:table-row>
          <table:table-cell office:value="1978" office:value-type="float"/>
          <table:table-cell office:value="191" office:value-type="float"/>
          <table:table-cell office:value="606" office:value-type="float"/>
          <table:table-cell office:value-type="string">
            <text:p/>
          </table:table-cell>
        </table:table-row>
        <table:table-row>
          <table:table-cell office:value="1979" office:value-type="float"/>
          <table:table-cell office:value="176" office:value-type="float"/>
          <table:table-cell office:value="606" office:value-type="float"/>
          <table:table-cell office:value-type="string">
            <text:p/>
          </table:table-cell>
        </table:table-row>
        <table:table-row>
          <table:table-cell office:value="1980" office:value-type="float"/>
          <table:table-cell office:value="188" office:value-type="float"/>
          <table:table-cell office:value="606" office:value-type="float"/>
          <table:table-cell office:value-type="string">
            <text:p/>
          </table:table-cell>
        </table:table-row>
        <table:table-row>
          <table:table-cell office:value="1981" office:value-type="float"/>
          <table:table-cell office:value="177" office:value-type="float"/>
          <table:table-cell office:value="599" office:value-type="float"/>
          <table:table-cell office:value-type="string">
            <text:p/>
          </table:table-cell>
        </table:table-row>
        <table:table-row>
          <table:table-cell office:value="1982" office:value-type="float"/>
          <table:table-cell office:value="177" office:value-type="float"/>
          <table:table-cell office:value="605" office:value-type="float"/>
          <table:table-cell office:value-type="string">
            <text:p/>
          </table:table-cell>
        </table:table-row>
        <table:table-row>
          <table:table-cell office:value="1983" office:value-type="float"/>
          <table:table-cell office:value="183" office:value-type="float"/>
          <table:table-cell office:value="603" office:value-type="float"/>
          <table:table-cell office:value-type="string">
            <text:p/>
          </table:table-cell>
        </table:table-row>
        <table:table-row>
          <table:table-cell office:value="1984" office:value-type="float"/>
          <table:table-cell office:value="182" office:value-type="float"/>
          <table:table-cell office:value="597" office:value-type="float"/>
          <table:table-cell office:value-type="string">
            <text:p/>
          </table:table-cell>
        </table:table-row>
        <table:table-row>
          <table:table-cell office:value="1985" office:value-type="float"/>
          <table:table-cell office:value="203" office:value-type="float"/>
          <table:table-cell office:value="597" office:value-type="float"/>
          <table:table-cell office:value-type="string">
            <text:p/>
          </table:table-cell>
        </table:table-row>
        <table:table-row>
          <table:table-cell office:value="1986" office:value-type="float"/>
          <table:table-cell office:value="201" office:value-type="float"/>
          <table:table-cell office:value="601" office:value-type="float"/>
          <table:table-cell office:value-type="string">
            <text:p/>
          </table:table-cell>
        </table:table-row>
        <table:table-row>
          <table:table-cell office:value="1987" office:value-type="float"/>
          <table:table-cell office:value="197" office:value-type="float"/>
          <table:table-cell office:value="598" office:value-type="float"/>
          <table:table-cell office:value-type="string">
            <text:p/>
          </table:table-cell>
        </table:table-row>
        <table:table-row>
          <table:table-cell office:value="1988" office:value-type="float"/>
          <table:table-cell office:value="188" office:value-type="float"/>
          <table:table-cell office:value="602" office:value-type="float"/>
          <table:table-cell office:value-type="string">
            <text:p/>
          </table:table-cell>
        </table:table-row>
        <table:table-row>
          <table:table-cell office:value="1989" office:value-type="float"/>
          <table:table-cell office:value="194" office:value-type="float"/>
          <table:table-cell office:value="607" office:value-type="float"/>
          <table:table-cell office:value-type="string">
            <text:p/>
          </table:table-cell>
        </table:table-row>
        <table:table-row>
          <table:table-cell office:value="1990" office:value-type="float"/>
          <table:table-cell office:value="182" office:value-type="float"/>
          <table:table-cell office:value="607" office:value-type="float"/>
          <table:table-cell office:value-type="string">
            <text:p/>
          </table:table-cell>
        </table:table-row>
        <table:table-row>
          <table:table-cell office:value="1991" office:value-type="float"/>
          <table:table-cell office:value="203" office:value-type="float"/>
          <table:table-cell office:value="607" office:value-type="float"/>
          <table:table-cell office:value-type="string">
            <text:p/>
          </table:table-cell>
        </table:table-row>
        <table:table-row>
          <table:table-cell office:value="1992" office:value-type="float"/>
          <table:table-cell office:value="182" office:value-type="float"/>
          <table:table-cell office:value="608" office:value-type="float"/>
          <table:table-cell office:value-type="string">
            <text:p/>
          </table:table-cell>
        </table:table-row>
        <table:table-row>
          <table:table-cell office:value="1993" office:value-type="float"/>
          <table:table-cell office:value="203" office:value-type="float"/>
          <table:table-cell office:value="608" office:value-type="float"/>
          <table:table-cell office:value-type="string">
            <text:p/>
          </table:table-cell>
        </table:table-row>
        <table:table-row>
          <table:table-cell office:value="1994" office:value-type="float"/>
          <table:table-cell office:value="191" office:value-type="float"/>
          <table:table-cell office:value="608" office:value-type="float"/>
          <table:table-cell office:value-type="string">
            <text:p/>
          </table:table-cell>
        </table:table-row>
        <table:table-row>
          <table:table-cell office:value="1995" office:value-type="float"/>
          <table:table-cell office:value="203" office:value-type="float"/>
          <table:table-cell office:value="609" office:value-type="float"/>
          <table:table-cell office:value-type="string">
            <text:p/>
          </table:table-cell>
        </table:table-row>
        <table:table-row>
          <table:table-cell office:value="1996" office:value-type="float"/>
          <table:table-cell office:value="177" office:value-type="float"/>
          <table:table-cell office:value="611" office:value-type="float"/>
          <table:table-cell office:value-type="string">
            <text:p/>
          </table:table-cell>
        </table:table-row>
        <table:table-row>
          <table:table-cell office:value="1997" office:value-type="float"/>
          <table:table-cell office:value="188" office:value-type="float"/>
          <table:table-cell office:value="610" office:value-type="float"/>
          <table:table-cell office:value-type="string">
            <text:p/>
          </table:table-cell>
        </table:table-row>
        <table:table-row>
          <table:table-cell office:value="1998" office:value-type="float"/>
          <table:table-cell office:value="183" office:value-type="float"/>
          <table:table-cell office:value="613" office:value-type="float"/>
          <table:table-cell office:value-type="string">
            <text:p/>
          </table:table-cell>
        </table:table-row>
        <table:table-row>
          <table:table-cell office:value="1999" office:value-type="float"/>
          <table:table-cell office:value="191" office:value-type="float"/>
          <table:table-cell office:value="613" office:value-type="float"/>
          <table:table-cell office:value-type="string">
            <text:p/>
          </table:table-cell>
        </table:table-row>
        <table:table-row>
          <table:table-cell office:value="2000" office:value-type="float"/>
          <table:table-cell office:value="182" office:value-type="float"/>
          <table:table-cell office:value="614" office:value-type="float"/>
          <table:table-cell office:value-type="string">
            <text:p/>
          </table:table-cell>
        </table:table-row>
        <table:table-row>
          <table:table-cell office:value="2001" office:value-type="float"/>
          <table:table-cell office:value="185" office:value-type="float"/>
          <table:table-cell office:value="614" office:value-type="float"/>
          <table:table-cell office:value-type="string">
            <text:p/>
          </table:table-cell>
        </table:table-row>
        <table:table-row>
          <table:table-cell office:value="2002" office:value-type="float"/>
          <table:table-cell office:value="203" office:value-type="float"/>
          <table:table-cell office:value="614" office:value-type="float"/>
          <table:table-cell office:value-type="string">
            <text:p/>
          </table:table-cell>
        </table:table-row>
        <table:table-row>
          <table:table-cell office:value="2003" office:value-type="float"/>
          <table:table-cell office:value="177" office:value-type="float"/>
          <table:table-cell office:value="615" office:value-type="float"/>
          <table:table-cell office:value-type="string">
            <text:p/>
          </table:table-cell>
        </table:table-row>
        <table:table-row>
          <table:table-cell office:value="2004" office:value-type="float"/>
          <table:table-cell office:value="168" office:value-type="float"/>
          <table:table-cell office:value="619" office:value-type="float"/>
          <table:table-cell office:value-type="string">
            <text:p/>
          </table:table-cell>
        </table:table-row>
        <table:table-row>
          <table:table-cell office:value="2005" office:value-type="float"/>
          <table:table-cell office:value="197" office:value-type="float"/>
          <table:table-cell office:value="616" office:value-type="float"/>
          <table:table-cell office:value-type="string">
            <text:p/>
          </table:table-cell>
        </table:table-row>
        <table:table-row>
          <table:table-cell office:value="2006" office:value-type="float"/>
          <table:table-cell office:value="182" office:value-type="float"/>
          <table:table-cell office:value="616" office:value-type="float"/>
          <table:table-cell office:value-type="string">
            <text:p/>
          </table:table-cell>
        </table:table-row>
        <table:table-row>
          <table:table-cell office:value="2007" office:value-type="float"/>
          <table:table-cell office:value="188" office:value-type="float"/>
          <table:table-cell office:value="612" office:value-type="float"/>
          <table:table-cell office:value-type="string">
            <text:p/>
          </table:table-cell>
        </table:table-row>
        <table:table-row>
          <table:table-cell office:value="2008" office:value-type="float"/>
          <table:table-cell office:value="203" office:value-type="float"/>
          <table:table-cell office:value="617" office:value-type="float"/>
          <table:table-cell office:value-type="string">
            <text:p/>
          </table:table-cell>
        </table:table-row>
        <table:table-row>
          <table:table-cell office:value="2009" office:value-type="float"/>
          <table:table-cell office:value="203" office:value-type="float"/>
          <table:table-cell office:value="618" office:value-type="float"/>
          <table:table-cell office:value-type="string">
            <text:p/>
          </table:table-cell>
        </table:table-row>
        <table:table-row>
          <table:table-cell office:value="2010" office:value-type="float"/>
          <table:table-cell office:value="194" office:value-type="float"/>
          <table:table-cell office:value="618" office:value-type="float"/>
          <table:table-cell office:value-type="string">
            <text:p/>
          </table:table-cell>
        </table:table-row>
        <table:table-row>
          <table:table-cell office:value="2011" office:value-type="float"/>
          <table:table-cell office:value="188" office:value-type="float"/>
          <table:table-cell office:value="621" office:value-type="float"/>
          <table:table-cell office:value-type="string">
            <text:p/>
          </table:table-cell>
        </table:table-row>
        <table:table-row>
          <table:table-cell office:value="2012" office:value-type="float"/>
          <table:table-cell office:value="197" office:value-type="float"/>
          <table:table-cell office:value="621" office:value-type="float"/>
          <table:table-cell office:value-type="string">
            <text:p/>
          </table:table-cell>
        </table:table-row>
        <table:table-row>
          <table:table-cell office:value="2013" office:value-type="float"/>
          <table:table-cell office:value="188" office:value-type="float"/>
          <table:table-cell office:value="622" office:value-type="float"/>
          <table:table-cell office:value-type="string">
            <text:p/>
          </table:table-cell>
        </table:table-row>
        <table:table-row>
          <table:table-cell office:value="2014" office:value-type="float"/>
          <table:table-cell office:value="197" office:value-type="float"/>
          <table:table-cell office:value="623" office:value-type="float"/>
          <table:table-cell office:value-type="string">
            <text:p/>
          </table:table-cell>
        </table:table-row>
        <table:table-row>
          <table:table-cell office:value="2015" office:value-type="float"/>
          <table:table-cell office:value="198" office:value-type="float"/>
          <table:table-cell office:value="623" office:value-type="float"/>
          <table:table-cell office:value-type="string">
            <text:p/>
          </table:table-cell>
        </table:table-row>
        <table:table-row>
          <table:table-cell office:value="2016" office:value-type="float"/>
          <table:table-cell office:value="177" office:value-type="float"/>
          <table:table-cell office:value="624" office:value-type="float"/>
          <table:table-cell office:value-type="string">
            <text:p/>
          </table:table-cell>
        </table:table-row>
        <table:table-row>
          <table:table-cell office:value="2017" office:value-type="float"/>
          <table:table-cell office:value="177" office:value-type="float"/>
          <table:table-cell office:value="620" office:value-type="float"/>
          <table:table-cell office:value-type="string">
            <text:p/>
          </table:table-cell>
        </table:table-row>
        <table:table-row>
          <table:table-cell office:value="2018" office:value-type="float"/>
          <table:table-cell office:value="177" office:value-type="float"/>
          <table:table-cell office:value="627" office:value-type="float"/>
          <table:table-cell office:value-type="string">
            <text:p/>
          </table:table-cell>
        </table:table-row>
        <table:table-row>
          <table:table-cell office:value="2019" office:value-type="float"/>
          <table:table-cell office:value="188" office:value-type="float"/>
          <table:table-cell office:value="625" office:value-type="float"/>
          <table:table-cell office:value-type="string">
            <text:p/>
          </table:table-cell>
        </table:table-row>
        <table:table-row>
          <table:table-cell office:value="2020" office:value-type="float"/>
          <table:table-cell office:value="188" office:value-type="float"/>
          <table:table-cell office:value="626" office:value-type="float"/>
          <table:table-cell office:value-type="string">
            <text:p/>
          </table:table-cell>
        </table:table-row>
        <table:table-row>
          <table:table-cell office:value="2021" office:value-type="float"/>
          <table:table-cell office:value="188" office:value-type="float"/>
          <table:table-cell office:value="628" office:value-type="float"/>
          <table:table-cell office:value-type="string">
            <text:p/>
          </table:table-cell>
        </table:table-row>
        <table:table-row>
          <table:table-cell office:value="2022" office:value-type="float"/>
          <table:table-cell office:value="203" office:value-type="float"/>
          <table:table-cell office:value="630" office:value-type="float"/>
          <table:table-cell office:value-type="string">
            <text:p/>
          </table:table-cell>
        </table:table-row>
        <table:table-row>
          <table:table-cell office:value="2023" office:value-type="float"/>
          <table:table-cell office:value="182" office:value-type="float"/>
          <table:table-cell office:value="629" office:value-type="float"/>
          <table:table-cell office:value-type="string">
            <text:p/>
          </table:table-cell>
        </table:table-row>
        <table:table-row>
          <table:table-cell office:value="2024" office:value-type="float"/>
          <table:table-cell office:value="203" office:value-type="float"/>
          <table:table-cell office:value="629" office:value-type="float"/>
          <table:table-cell office:value-type="string">
            <text:p/>
          </table:table-cell>
        </table:table-row>
        <table:table-row>
          <table:table-cell office:value="2025" office:value-type="float"/>
          <table:table-cell office:value="164" office:value-type="float"/>
          <table:table-cell office:value="629" office:value-type="float"/>
          <table:table-cell office:value-type="string">
            <text:p/>
          </table:table-cell>
        </table:table-row>
        <table:table-row>
          <table:table-cell office:value="2026" office:value-type="float"/>
          <table:table-cell office:value="171" office:value-type="float"/>
          <table:table-cell office:value="629" office:value-type="float"/>
          <table:table-cell office:value-type="string">
            <text:p/>
          </table:table-cell>
        </table:table-row>
        <table:table-row>
          <table:table-cell office:value="2027" office:value-type="float"/>
          <table:table-cell office:value="204" office:value-type="float"/>
          <table:table-cell office:value="629" office:value-type="float"/>
          <table:table-cell office:value-type="string">
            <text:p/>
          </table:table-cell>
        </table:table-row>
        <table:table-row>
          <table:table-cell office:value="2028" office:value-type="float"/>
          <table:table-cell office:value="188" office:value-type="float"/>
          <table:table-cell office:value="631" office:value-type="float"/>
          <table:table-cell office:value-type="string">
            <text:p/>
          </table:table-cell>
        </table:table-row>
        <table:table-row>
          <table:table-cell office:value="2029" office:value-type="float"/>
          <table:table-cell office:value="182" office:value-type="float"/>
          <table:table-cell office:value="632" office:value-type="float"/>
          <table:table-cell office:value-type="string">
            <text:p/>
          </table:table-cell>
        </table:table-row>
        <table:table-row>
          <table:table-cell office:value="2030" office:value-type="float"/>
          <table:table-cell office:value="194" office:value-type="float"/>
          <table:table-cell office:value="632" office:value-type="float"/>
          <table:table-cell office:value-type="string">
            <text:p/>
          </table:table-cell>
        </table:table-row>
        <table:table-row>
          <table:table-cell office:value="2031" office:value-type="float"/>
          <table:table-cell office:value="203" office:value-type="float"/>
          <table:table-cell office:value="634" office:value-type="float"/>
          <table:table-cell office:value-type="string">
            <text:p/>
          </table:table-cell>
        </table:table-row>
        <table:table-row>
          <table:table-cell office:value="2032" office:value-type="float"/>
          <table:table-cell office:value="182" office:value-type="float"/>
          <table:table-cell office:value="634" office:value-type="float"/>
          <table:table-cell office:value-type="string">
            <text:p/>
          </table:table-cell>
        </table:table-row>
        <table:table-row>
          <table:table-cell office:value="2033" office:value-type="float"/>
          <table:table-cell office:value="204" office:value-type="float"/>
          <table:table-cell office:value="634" office:value-type="float"/>
          <table:table-cell office:value-type="string">
            <text:p/>
          </table:table-cell>
        </table:table-row>
        <table:table-row>
          <table:table-cell office:value="2034" office:value-type="float"/>
          <table:table-cell office:value="191" office:value-type="float"/>
          <table:table-cell office:value="634" office:value-type="float"/>
          <table:table-cell office:value-type="string">
            <text:p/>
          </table:table-cell>
        </table:table-row>
        <table:table-row>
          <table:table-cell office:value="2035" office:value-type="float"/>
          <table:table-cell office:value="188" office:value-type="float"/>
          <table:table-cell office:value="633" office:value-type="float"/>
          <table:table-cell office:value-type="string">
            <text:p/>
          </table:table-cell>
        </table:table-row>
        <table:table-row>
          <table:table-cell office:value="2036" office:value-type="float"/>
          <table:table-cell office:value="182" office:value-type="float"/>
          <table:table-cell office:value="653" office:value-type="float"/>
          <table:table-cell office:value-type="string">
            <text:p/>
          </table:table-cell>
        </table:table-row>
        <table:table-row>
          <table:table-cell office:value="2037" office:value-type="float"/>
          <table:table-cell office:value="194" office:value-type="float"/>
          <table:table-cell office:value="653" office:value-type="float"/>
          <table:table-cell office:value-type="string">
            <text:p/>
          </table:table-cell>
        </table:table-row>
        <table:table-row>
          <table:table-cell office:value="2038" office:value-type="float"/>
          <table:table-cell office:value="177" office:value-type="float"/>
          <table:table-cell office:value="636" office:value-type="float"/>
          <table:table-cell office:value-type="string">
            <text:p/>
          </table:table-cell>
        </table:table-row>
        <table:table-row>
          <table:table-cell office:value="2039" office:value-type="float"/>
          <table:table-cell office:value="177" office:value-type="float"/>
          <table:table-cell office:value="646" office:value-type="float"/>
          <table:table-cell office:value-type="string">
            <text:p/>
          </table:table-cell>
        </table:table-row>
        <table:table-row>
          <table:table-cell office:value="2040" office:value-type="float"/>
          <table:table-cell office:value="194" office:value-type="float"/>
          <table:table-cell office:value="646" office:value-type="float"/>
          <table:table-cell office:value-type="string">
            <text:p/>
          </table:table-cell>
        </table:table-row>
        <table:table-row>
          <table:table-cell office:value="2041" office:value-type="float"/>
          <table:table-cell office:value="203" office:value-type="float"/>
          <table:table-cell office:value="646" office:value-type="float"/>
          <table:table-cell office:value-type="string">
            <text:p/>
          </table:table-cell>
        </table:table-row>
        <table:table-row>
          <table:table-cell office:value="2042" office:value-type="float"/>
          <table:table-cell office:value="182" office:value-type="float"/>
          <table:table-cell office:value="645" office:value-type="float"/>
          <table:table-cell office:value-type="string">
            <text:p/>
          </table:table-cell>
        </table:table-row>
        <table:table-row>
          <table:table-cell office:value="2043" office:value-type="float"/>
          <table:table-cell office:value="191" office:value-type="float"/>
          <table:table-cell office:value="645" office:value-type="float"/>
          <table:table-cell office:value-type="string">
            <text:p/>
          </table:table-cell>
        </table:table-row>
        <table:table-row>
          <table:table-cell office:value="2044" office:value-type="float"/>
          <table:table-cell office:value="182" office:value-type="float"/>
          <table:table-cell office:value="641" office:value-type="float"/>
          <table:table-cell office:value-type="string">
            <text:p/>
          </table:table-cell>
        </table:table-row>
        <table:table-row>
          <table:table-cell office:value="2045" office:value-type="float"/>
          <table:table-cell office:value="191" office:value-type="float"/>
          <table:table-cell office:value="641" office:value-type="float"/>
          <table:table-cell office:value-type="string">
            <text:p/>
          </table:table-cell>
        </table:table-row>
        <table:table-row>
          <table:table-cell office:value="2046" office:value-type="float"/>
          <table:table-cell office:value="177" office:value-type="float"/>
          <table:table-cell office:value="638" office:value-type="float"/>
          <table:table-cell office:value-type="string">
            <text:p/>
          </table:table-cell>
        </table:table-row>
        <table:table-row>
          <table:table-cell office:value="2047" office:value-type="float"/>
          <table:table-cell office:value="204" office:value-type="float"/>
          <table:table-cell office:value="649" office:value-type="float"/>
          <table:table-cell office:value-type="string">
            <text:p/>
          </table:table-cell>
        </table:table-row>
        <table:table-row>
          <table:table-cell office:value="2048" office:value-type="float"/>
          <table:table-cell office:value="178" office:value-type="float"/>
          <table:table-cell office:value="642" office:value-type="float"/>
          <table:table-cell office:value-type="string">
            <text:p/>
          </table:table-cell>
        </table:table-row>
        <table:table-row>
          <table:table-cell office:value="2049" office:value-type="float"/>
          <table:table-cell office:value="179" office:value-type="float"/>
          <table:table-cell office:value="644" office:value-type="float"/>
          <table:table-cell office:value-type="string">
            <text:p/>
          </table:table-cell>
        </table:table-row>
        <table:table-row>
          <table:table-cell office:value="2050" office:value-type="float"/>
          <table:table-cell office:value="182" office:value-type="float"/>
          <table:table-cell office:value="644" office:value-type="float"/>
          <table:table-cell office:value-type="string">
            <text:p/>
          </table:table-cell>
        </table:table-row>
        <table:table-row>
          <table:table-cell office:value="2051" office:value-type="float"/>
          <table:table-cell office:value="194" office:value-type="float"/>
          <table:table-cell office:value="644" office:value-type="float"/>
          <table:table-cell office:value-type="string">
            <text:p/>
          </table:table-cell>
        </table:table-row>
        <table:table-row>
          <table:table-cell office:value="2052" office:value-type="float"/>
          <table:table-cell office:value="203" office:value-type="float"/>
          <table:table-cell office:value="644" office:value-type="float"/>
          <table:table-cell office:value-type="string">
            <text:p/>
          </table:table-cell>
        </table:table-row>
        <table:table-row>
          <table:table-cell office:value="2053" office:value-type="float"/>
          <table:table-cell office:value="197" office:value-type="float"/>
          <table:table-cell office:value="639" office:value-type="float"/>
          <table:table-cell office:value-type="string">
            <text:p/>
          </table:table-cell>
        </table:table-row>
        <table:table-row>
          <table:table-cell office:value="2054" office:value-type="float"/>
          <table:table-cell office:value="182" office:value-type="float"/>
          <table:table-cell office:value="643" office:value-type="float"/>
          <table:table-cell office:value-type="string">
            <text:p/>
          </table:table-cell>
        </table:table-row>
        <table:table-row>
          <table:table-cell office:value="2055" office:value-type="float"/>
          <table:table-cell office:value="177" office:value-type="float"/>
          <table:table-cell office:value="640" office:value-type="float"/>
          <table:table-cell office:value-type="string">
            <text:p/>
          </table:table-cell>
        </table:table-row>
        <table:table-row>
          <table:table-cell office:value="2056" office:value-type="float"/>
          <table:table-cell office:value="177" office:value-type="float"/>
          <table:table-cell office:value="647" office:value-type="float"/>
          <table:table-cell office:value-type="string">
            <text:p/>
          </table:table-cell>
        </table:table-row>
        <table:table-row>
          <table:table-cell office:value="2057" office:value-type="float"/>
          <table:table-cell office:value="177" office:value-type="float"/>
          <table:table-cell office:value="648" office:value-type="float"/>
          <table:table-cell office:value-type="string">
            <text:p/>
          </table:table-cell>
        </table:table-row>
        <table:table-row>
          <table:table-cell office:value="2058" office:value-type="float"/>
          <table:table-cell office:value="177" office:value-type="float"/>
          <table:table-cell office:value="637" office:value-type="float"/>
          <table:table-cell office:value-type="string">
            <text:p/>
          </table:table-cell>
        </table:table-row>
        <table:table-row>
          <table:table-cell office:value="2059" office:value-type="float"/>
          <table:table-cell office:value="191" office:value-type="float"/>
          <table:table-cell office:value="650" office:value-type="float"/>
          <table:table-cell office:value-type="string">
            <text:p/>
          </table:table-cell>
        </table:table-row>
        <table:table-row>
          <table:table-cell office:value="2060" office:value-type="float"/>
          <table:table-cell office:value="203" office:value-type="float"/>
          <table:table-cell office:value="650" office:value-type="float"/>
          <table:table-cell office:value-type="string">
            <text:p/>
          </table:table-cell>
        </table:table-row>
        <table:table-row>
          <table:table-cell office:value="2061" office:value-type="float"/>
          <table:table-cell office:value="177" office:value-type="float"/>
          <table:table-cell office:value="651" office:value-type="float"/>
          <table:table-cell office:value-type="string">
            <text:p/>
          </table:table-cell>
        </table:table-row>
        <table:table-row>
          <table:table-cell office:value="2062" office:value-type="float"/>
          <table:table-cell office:value="203" office:value-type="float"/>
          <table:table-cell office:value="652" office:value-type="float"/>
          <table:table-cell office:value-type="string">
            <text:p/>
          </table:table-cell>
        </table:table-row>
        <table:table-row>
          <table:table-cell office:value="2063" office:value-type="float"/>
          <table:table-cell office:value="185" office:value-type="float"/>
          <table:table-cell office:value="654" office:value-type="float"/>
          <table:table-cell office:value-type="string">
            <text:p/>
          </table:table-cell>
        </table:table-row>
        <table:table-row>
          <table:table-cell office:value="2064" office:value-type="float"/>
          <table:table-cell office:value="182" office:value-type="float"/>
          <table:table-cell office:value="654" office:value-type="float"/>
          <table:table-cell office:value-type="string">
            <text:p/>
          </table:table-cell>
        </table:table-row>
        <table:table-row>
          <table:table-cell office:value="2065" office:value-type="float"/>
          <table:table-cell office:value="203" office:value-type="float"/>
          <table:table-cell office:value="654" office:value-type="float"/>
          <table:table-cell office:value-type="string">
            <text:p/>
          </table:table-cell>
        </table:table-row>
        <table:table-row>
          <table:table-cell office:value="2066" office:value-type="float"/>
          <table:table-cell office:value="177" office:value-type="float"/>
          <table:table-cell office:value="656" office:value-type="float"/>
          <table:table-cell office:value-type="string">
            <text:p/>
          </table:table-cell>
        </table:table-row>
        <table:table-row>
          <table:table-cell office:value="2067" office:value-type="float"/>
          <table:table-cell office:value="203" office:value-type="float"/>
          <table:table-cell office:value="658" office:value-type="float"/>
          <table:table-cell office:value-type="string">
            <text:p/>
          </table:table-cell>
        </table:table-row>
        <table:table-row>
          <table:table-cell office:value="2068" office:value-type="float"/>
          <table:table-cell office:value="177" office:value-type="float"/>
          <table:table-cell office:value="657" office:value-type="float"/>
          <table:table-cell office:value-type="string">
            <text:p/>
          </table:table-cell>
        </table:table-row>
        <table:table-row>
          <table:table-cell office:value="2069" office:value-type="float"/>
          <table:table-cell office:value="188" office:value-type="float"/>
          <table:table-cell office:value="655" office:value-type="float"/>
          <table:table-cell office:value-type="string">
            <text:p/>
          </table:table-cell>
        </table:table-row>
        <table:table-row>
          <table:table-cell office:value="2070" office:value-type="float"/>
          <table:table-cell office:value="203" office:value-type="float"/>
          <table:table-cell office:value="659" office:value-type="float"/>
          <table:table-cell office:value-type="string">
            <text:p/>
          </table:table-cell>
        </table:table-row>
        <table:table-row>
          <table:table-cell office:value="2071" office:value-type="float"/>
          <table:table-cell office:value="164" office:value-type="float"/>
          <table:table-cell office:value="660" office:value-type="float"/>
          <table:table-cell office:value-type="string">
            <text:p/>
          </table:table-cell>
        </table:table-row>
        <table:table-row>
          <table:table-cell office:value="2072" office:value-type="float"/>
          <table:table-cell office:value="177" office:value-type="float"/>
          <table:table-cell office:value="635" office:value-type="float"/>
          <table:table-cell office:value-type="string">
            <text:p/>
          </table:table-cell>
        </table:table-row>
        <table:table-row>
          <table:table-cell office:value="2073" office:value-type="float"/>
          <table:table-cell office:value="182" office:value-type="float"/>
          <table:table-cell office:value="391" office:value-type="float"/>
          <table:table-cell office:value-type="string">
            <text:p/>
          </table:table-cell>
        </table:table-row>
        <table:table-row>
          <table:table-cell office:value="2074" office:value-type="float"/>
          <table:table-cell office:value="177" office:value-type="float"/>
          <table:table-cell office:value="386" office:value-type="float"/>
          <table:table-cell office:value-type="string">
            <text:p/>
          </table:table-cell>
        </table:table-row>
        <table:table-row>
          <table:table-cell office:value="2075" office:value-type="float"/>
          <table:table-cell office:value="191" office:value-type="float"/>
          <table:table-cell office:value="396" office:value-type="float"/>
          <table:table-cell office:value-type="string">
            <text:p/>
          </table:table-cell>
        </table:table-row>
        <table:table-row>
          <table:table-cell office:value="2076" office:value-type="float"/>
          <table:table-cell office:value="182" office:value-type="float"/>
          <table:table-cell office:value="408" office:value-type="float"/>
          <table:table-cell office:value-type="string">
            <text:p/>
          </table:table-cell>
        </table:table-row>
        <table:table-row>
          <table:table-cell office:value="2077" office:value-type="float"/>
          <table:table-cell office:value="197" office:value-type="float"/>
          <table:table-cell office:value="429" office:value-type="float"/>
          <table:table-cell office:value-type="string">
            <text:p/>
          </table:table-cell>
        </table:table-row>
        <table:table-row>
          <table:table-cell office:value="2078" office:value-type="float"/>
          <table:table-cell office:value="196" office:value-type="float"/>
          <table:table-cell office:value="537" office:value-type="float"/>
          <table:table-cell office:value-type="string">
            <text:p/>
          </table:table-cell>
        </table:table-row>
        <table:table-row>
          <table:table-cell office:value="2079" office:value-type="float"/>
          <table:table-cell office:value="182" office:value-type="float"/>
          <table:table-cell office:value="582" office:value-type="float"/>
          <table:table-cell office:value-type="string">
            <text:p/>
          </table:table-cell>
        </table:table-row>
        <table:table-row>
          <table:table-cell office:value="2573" office:value-type="float"/>
          <table:table-cell office:value="300" office:value-type="float"/>
          <table:table-cell office:value="661" office:value-type="float"/>
          <table:table-cell office:value-type="string">
            <text:p/>
          </table:table-cell>
        </table:table-row>
        <table:table-row>
          <table:table-cell office:value="2574" office:value-type="float"/>
          <table:table-cell office:value="301" office:value-type="float"/>
          <table:table-cell office:value="661" office:value-type="float"/>
          <table:table-cell office:value-type="string">
            <text:p/>
          </table:table-cell>
        </table:table-row>
        <table:table-row>
          <table:table-cell office:value="2575" office:value-type="float"/>
          <table:table-cell office:value="302" office:value-type="float"/>
          <table:table-cell office:value="661" office:value-type="float"/>
          <table:table-cell office:value-type="string">
            <text:p/>
          </table:table-cell>
        </table:table-row>
        <table:table-row>
          <table:table-cell office:value="2576" office:value-type="float"/>
          <table:table-cell office:value="303" office:value-type="float"/>
          <table:table-cell office:value="661" office:value-type="float"/>
          <table:table-cell office:value-type="string">
            <text:p/>
          </table:table-cell>
        </table:table-row>
        <table:table-row>
          <table:table-cell office:value="2577" office:value-type="float"/>
          <table:table-cell office:value="304" office:value-type="float"/>
          <table:table-cell office:value="661" office:value-type="float"/>
          <table:table-cell office:value-type="string">
            <text:p/>
          </table:table-cell>
        </table:table-row>
        <table:table-row>
          <table:table-cell office:value="2578" office:value-type="float"/>
          <table:table-cell office:value="305" office:value-type="float"/>
          <table:table-cell office:value="661" office:value-type="float"/>
          <table:table-cell office:value-type="string">
            <text:p/>
          </table:table-cell>
        </table:table-row>
        <table:table-row>
          <table:table-cell office:value="2579" office:value-type="float"/>
          <table:table-cell office:value="306" office:value-type="float"/>
          <table:table-cell office:value="661" office:value-type="float"/>
          <table:table-cell office:value-type="string">
            <text:p/>
          </table:table-cell>
        </table:table-row>
        <table:table-row>
          <table:table-cell office:value="2580" office:value-type="float"/>
          <table:table-cell office:value="308" office:value-type="float"/>
          <table:table-cell office:value="661" office:value-type="float"/>
          <table:table-cell office:value-type="string">
            <text:p/>
          </table:table-cell>
        </table:table-row>
        <table:table-row>
          <table:table-cell office:value="2581" office:value-type="float"/>
          <table:table-cell office:value="309" office:value-type="float"/>
          <table:table-cell office:value="661" office:value-type="float"/>
          <table:table-cell office:value-type="string">
            <text:p/>
          </table:table-cell>
        </table:table-row>
        <table:table-row>
          <table:table-cell office:value="2582" office:value-type="float"/>
          <table:table-cell office:value="310" office:value-type="float"/>
          <table:table-cell office:value="661" office:value-type="float"/>
          <table:table-cell office:value-type="string">
            <text:p/>
          </table:table-cell>
        </table:table-row>
        <table:table-row>
          <table:table-cell office:value="2583" office:value-type="float"/>
          <table:table-cell office:value="311" office:value-type="float"/>
          <table:table-cell office:value="663" office:value-type="float"/>
          <table:table-cell office:value-type="string">
            <text:p/>
          </table:table-cell>
        </table:table-row>
        <table:table-row>
          <table:table-cell office:value="2584" office:value-type="float"/>
          <table:table-cell office:value="312" office:value-type="float"/>
          <table:table-cell office:value="664" office:value-type="float"/>
          <table:table-cell office:value-type="string">
            <text:p/>
          </table:table-cell>
        </table:table-row>
        <table:table-row>
          <table:table-cell office:value="2585" office:value-type="float"/>
          <table:table-cell office:value="313" office:value-type="float"/>
          <table:table-cell office:value="664" office:value-type="float"/>
          <table:table-cell office:value-type="string">
            <text:p/>
          </table:table-cell>
        </table:table-row>
        <table:table-row>
          <table:table-cell office:value="2586" office:value-type="float"/>
          <table:table-cell office:value="314" office:value-type="float"/>
          <table:table-cell office:value="664" office:value-type="float"/>
          <table:table-cell office:value-type="string">
            <text:p/>
          </table:table-cell>
        </table:table-row>
        <table:table-row>
          <table:table-cell office:value="2587" office:value-type="float"/>
          <table:table-cell office:value="315" office:value-type="float"/>
          <table:table-cell office:value="664" office:value-type="float"/>
          <table:table-cell office:value-type="string">
            <text:p/>
          </table:table-cell>
        </table:table-row>
        <table:table-row>
          <table:table-cell office:value="2588" office:value-type="float"/>
          <table:table-cell office:value="316" office:value-type="float"/>
          <table:table-cell office:value="664" office:value-type="float"/>
          <table:table-cell office:value-type="string">
            <text:p/>
          </table:table-cell>
        </table:table-row>
        <table:table-row>
          <table:table-cell office:value="2589" office:value-type="float"/>
          <table:table-cell office:value="317" office:value-type="float"/>
          <table:table-cell office:value="664" office:value-type="float"/>
          <table:table-cell office:value-type="string">
            <text:p/>
          </table:table-cell>
        </table:table-row>
        <table:table-row>
          <table:table-cell office:value="2590" office:value-type="float"/>
          <table:table-cell office:value="318" office:value-type="float"/>
          <table:table-cell office:value="665" office:value-type="float"/>
          <table:table-cell office:value-type="string">
            <text:p/>
          </table:table-cell>
        </table:table-row>
        <table:table-row>
          <table:table-cell office:value="2591" office:value-type="float"/>
          <table:table-cell office:value="319" office:value-type="float"/>
          <table:table-cell office:value="665" office:value-type="float"/>
          <table:table-cell office:value-type="string">
            <text:p/>
          </table:table-cell>
        </table:table-row>
        <table:table-row>
          <table:table-cell office:value="2592" office:value-type="float"/>
          <table:table-cell office:value="320" office:value-type="float"/>
          <table:table-cell office:value="665" office:value-type="float"/>
          <table:table-cell office:value-type="string">
            <text:p/>
          </table:table-cell>
        </table:table-row>
        <table:table-row>
          <table:table-cell office:value="2593" office:value-type="float"/>
          <table:table-cell office:value="321" office:value-type="float"/>
          <table:table-cell office:value="665" office:value-type="float"/>
          <table:table-cell office:value-type="string">
            <text:p/>
          </table:table-cell>
        </table:table-row>
        <table:table-row>
          <table:table-cell office:value="2594" office:value-type="float"/>
          <table:table-cell office:value="322" office:value-type="float"/>
          <table:table-cell office:value="665" office:value-type="float"/>
          <table:table-cell office:value-type="string">
            <text:p/>
          </table:table-cell>
        </table:table-row>
        <table:table-row>
          <table:table-cell office:value="2595" office:value-type="float"/>
          <table:table-cell office:value="323" office:value-type="float"/>
          <table:table-cell office:value="665" office:value-type="float"/>
          <table:table-cell office:value-type="string">
            <text:p/>
          </table:table-cell>
        </table:table-row>
        <table:table-row>
          <table:table-cell office:value="2596" office:value-type="float"/>
          <table:table-cell office:value="320" office:value-type="float"/>
          <table:table-cell office:value="667" office:value-type="float"/>
          <table:table-cell office:value-type="string">
            <text:p/>
          </table:table-cell>
        </table:table-row>
        <table:table-row>
          <table:table-cell office:value="2597" office:value-type="float"/>
          <table:table-cell office:value="336" office:value-type="float"/>
          <table:table-cell office:value="668" office:value-type="float"/>
          <table:table-cell office:value-type="string">
            <text:p/>
          </table:table-cell>
        </table:table-row>
        <table:table-row>
          <table:table-cell office:value="2598" office:value-type="float"/>
          <table:table-cell office:value="337" office:value-type="float"/>
          <table:table-cell office:value="668" office:value-type="float"/>
          <table:table-cell office:value-type="string">
            <text:p/>
          </table:table-cell>
        </table:table-row>
        <table:table-row>
          <table:table-cell office:value="2599" office:value-type="float"/>
          <table:table-cell office:value="338" office:value-type="float"/>
          <table:table-cell office:value="670" office:value-type="float"/>
          <table:table-cell office:value-type="string">
            <text:p/>
          </table:table-cell>
        </table:table-row>
        <table:table-row>
          <table:table-cell office:value="2600" office:value-type="float"/>
          <table:table-cell office:value="315" office:value-type="float"/>
          <table:table-cell office:value="671" office:value-type="float"/>
          <table:table-cell office:value-type="string">
            <text:p/>
          </table:table-cell>
        </table:table-row>
        <table:table-row>
          <table:table-cell office:value="2601" office:value-type="float"/>
          <table:table-cell office:value="337" office:value-type="float"/>
          <table:table-cell office:value="671" office:value-type="float"/>
          <table:table-cell office:value-type="string">
            <text:p/>
          </table:table-cell>
        </table:table-row>
        <table:table-row>
          <table:table-cell office:value="2602" office:value-type="float"/>
          <table:table-cell office:value="309" office:value-type="float"/>
          <table:table-cell office:value="672" office:value-type="float"/>
          <table:table-cell office:value-type="string">
            <text:p/>
          </table:table-cell>
        </table:table-row>
        <table:table-row>
          <table:table-cell office:value="2603" office:value-type="float"/>
          <table:table-cell office:value="328" office:value-type="float"/>
          <table:table-cell office:value="669" office:value-type="float"/>
          <table:table-cell office:value-type="string">
            <text:p/>
          </table:table-cell>
        </table:table-row>
        <table:table-row>
          <table:table-cell office:value="2604" office:value-type="float"/>
          <table:table-cell office:value="329" office:value-type="float"/>
          <table:table-cell office:value="669" office:value-type="float"/>
          <table:table-cell office:value-type="string">
            <text:p/>
          </table:table-cell>
        </table:table-row>
        <table:table-row>
          <table:table-cell office:value="2605" office:value-type="float"/>
          <table:table-cell office:value="330" office:value-type="float"/>
          <table:table-cell office:value="669" office:value-type="float"/>
          <table:table-cell office:value-type="string">
            <text:p/>
          </table:table-cell>
        </table:table-row>
        <table:table-row>
          <table:table-cell office:value="2606" office:value-type="float"/>
          <table:table-cell office:value="331" office:value-type="float"/>
          <table:table-cell office:value="669" office:value-type="float"/>
          <table:table-cell office:value-type="string">
            <text:p/>
          </table:table-cell>
        </table:table-row>
        <table:table-row>
          <table:table-cell office:value="2607" office:value-type="float"/>
          <table:table-cell office:value="332" office:value-type="float"/>
          <table:table-cell office:value="669" office:value-type="float"/>
          <table:table-cell office:value-type="string">
            <text:p/>
          </table:table-cell>
        </table:table-row>
        <table:table-row>
          <table:table-cell office:value="2608" office:value-type="float"/>
          <table:table-cell office:value="333" office:value-type="float"/>
          <table:table-cell office:value="669" office:value-type="float"/>
          <table:table-cell office:value-type="string">
            <text:p/>
          </table:table-cell>
        </table:table-row>
        <table:table-row>
          <table:table-cell office:value="2609" office:value-type="float"/>
          <table:table-cell office:value="334" office:value-type="float"/>
          <table:table-cell office:value="669" office:value-type="float"/>
          <table:table-cell office:value-type="string">
            <text:p/>
          </table:table-cell>
        </table:table-row>
        <table:table-row>
          <table:table-cell office:value="2610" office:value-type="float"/>
          <table:table-cell office:value="327" office:value-type="float"/>
          <table:table-cell office:value="669" office:value-type="float"/>
          <table:table-cell office:value-type="string">
            <text:p/>
          </table:table-cell>
        </table:table-row>
        <table:table-row>
          <table:table-cell office:value="2611" office:value-type="float"/>
          <table:table-cell office:value="326" office:value-type="float"/>
          <table:table-cell office:value="667" office:value-type="float"/>
          <table:table-cell office:value-type="string">
            <text:p/>
          </table:table-cell>
        </table:table-row>
        <table:table-row>
          <table:table-cell office:value="2612" office:value-type="float"/>
          <table:table-cell office:value="325" office:value-type="float"/>
          <table:table-cell office:value="667" office:value-type="float"/>
          <table:table-cell office:value-type="string">
            <text:p/>
          </table:table-cell>
        </table:table-row>
        <table:table-row>
          <table:table-cell office:value="2613" office:value-type="float"/>
          <table:table-cell office:value="324" office:value-type="float"/>
          <table:table-cell office:value="667" office:value-type="float"/>
          <table:table-cell office:value-type="string">
            <text:p/>
          </table:table-cell>
        </table:table-row>
        <table:table-row>
          <table:table-cell office:value="2614" office:value-type="float"/>
          <table:table-cell office:value="340" office:value-type="float"/>
          <table:table-cell office:value="672" office:value-type="float"/>
          <table:table-cell office:value-type="string">
            <text:p/>
          </table:table-cell>
        </table:table-row>
        <table:table-row>
          <table:table-cell office:value="2615" office:value-type="float"/>
          <table:table-cell office:value="337" office:value-type="float"/>
          <table:table-cell office:value="673" office:value-type="float"/>
          <table:table-cell office:value-type="string">
            <text:p/>
          </table:table-cell>
        </table:table-row>
        <table:table-row>
          <table:table-cell office:value="2616" office:value-type="float"/>
          <table:table-cell office:value="337" office:value-type="float"/>
          <table:table-cell office:value="674" office:value-type="float"/>
          <table:table-cell office:value-type="string">
            <text:p/>
          </table:table-cell>
        </table:table-row>
        <table:table-row>
          <table:table-cell office:value="2617" office:value-type="float"/>
          <table:table-cell office:value="344" office:value-type="float"/>
          <table:table-cell office:value="676" office:value-type="float"/>
          <table:table-cell office:value-type="string">
            <text:p/>
          </table:table-cell>
        </table:table-row>
        <table:table-row>
          <table:table-cell office:value="2618" office:value-type="float"/>
          <table:table-cell office:value="345" office:value-type="float"/>
          <table:table-cell office:value="676" office:value-type="float"/>
          <table:table-cell office:value-type="string">
            <text:p/>
          </table:table-cell>
        </table:table-row>
        <table:table-row>
          <table:table-cell office:value="2619" office:value-type="float"/>
          <table:table-cell office:value="337" office:value-type="float"/>
          <table:table-cell office:value="677" office:value-type="float"/>
          <table:table-cell office:value-type="string">
            <text:p/>
          </table:table-cell>
        </table:table-row>
        <table:table-row>
          <table:table-cell office:value="2620" office:value-type="float"/>
          <table:table-cell office:value="337" office:value-type="float"/>
          <table:table-cell office:value="678" office:value-type="float"/>
          <table:table-cell office:value-type="string">
            <text:p/>
          </table:table-cell>
        </table:table-row>
        <table:table-row>
          <table:table-cell office:value="2621" office:value-type="float"/>
          <table:table-cell office:value="348" office:value-type="float"/>
          <table:table-cell office:value="678" office:value-type="float"/>
          <table:table-cell office:value-type="string">
            <text:p/>
          </table:table-cell>
        </table:table-row>
        <table:table-row>
          <table:table-cell office:value="2622" office:value-type="float"/>
          <table:table-cell office:value="308" office:value-type="float"/>
          <table:table-cell office:value="678" office:value-type="float"/>
          <table:table-cell office:value-type="string">
            <text:p>inversed</text:p>
          </table:table-cell>
        </table:table-row>
        <table:table-row>
          <table:table-cell office:value="2623" office:value-type="float"/>
          <table:table-cell office:value="304" office:value-type="float"/>
          <table:table-cell office:value="678" office:value-type="float"/>
          <table:table-cell office:value-type="string">
            <text:p/>
          </table:table-cell>
        </table:table-row>
        <table:table-row>
          <table:table-cell office:value="2624" office:value-type="float"/>
          <table:table-cell office:value="309" office:value-type="float"/>
          <table:table-cell office:value="678" office:value-type="float"/>
          <table:table-cell office:value-type="string">
            <text:p/>
          </table:table-cell>
        </table:table-row>
        <table:table-row>
          <table:table-cell office:value="2625" office:value-type="float"/>
          <table:table-cell office:value="349" office:value-type="float"/>
          <table:table-cell office:value="678" office:value-type="float"/>
          <table:table-cell office:value-type="string">
            <text:p/>
          </table:table-cell>
        </table:table-row>
        <table:table-row>
          <table:table-cell office:value="2626" office:value-type="float"/>
          <table:table-cell office:value="350" office:value-type="float"/>
          <table:table-cell office:value="678" office:value-type="float"/>
          <table:table-cell office:value-type="string">
            <text:p/>
          </table:table-cell>
        </table:table-row>
        <table:table-row>
          <table:table-cell office:value="2627" office:value-type="float"/>
          <table:table-cell office:value="337" office:value-type="float"/>
          <table:table-cell office:value="679" office:value-type="float"/>
          <table:table-cell office:value-type="string">
            <text:p/>
          </table:table-cell>
        </table:table-row>
        <table:table-row>
          <table:table-cell office:value="2628" office:value-type="float"/>
          <table:table-cell office:value="339" office:value-type="float"/>
          <table:table-cell office:value="680" office:value-type="float"/>
          <table:table-cell office:value-type="string">
            <text:p/>
          </table:table-cell>
        </table:table-row>
        <table:table-row>
          <table:table-cell office:value="2629" office:value-type="float"/>
          <table:table-cell office:value="339" office:value-type="float"/>
          <table:table-cell office:value="672" office:value-type="float"/>
          <table:table-cell office:value-type="string">
            <text:p/>
          </table:table-cell>
        </table:table-row>
        <table:table-row>
          <table:table-cell office:value="2630" office:value-type="float"/>
          <table:table-cell office:value="313" office:value-type="float"/>
          <table:table-cell office:value="680" office:value-type="float"/>
          <table:table-cell office:value-type="string">
            <text:p/>
          </table:table-cell>
        </table:table-row>
        <table:table-row>
          <table:table-cell office:value="2631" office:value-type="float"/>
          <table:table-cell office:value="351" office:value-type="float"/>
          <table:table-cell office:value="680" office:value-type="float"/>
          <table:table-cell office:value-type="string">
            <text:p/>
          </table:table-cell>
        </table:table-row>
        <table:table-row>
          <table:table-cell office:value="2632" office:value-type="float"/>
          <table:table-cell office:value="351" office:value-type="float"/>
          <table:table-cell office:value="681" office:value-type="float"/>
          <table:table-cell office:value-type="string">
            <text:p/>
          </table:table-cell>
        </table:table-row>
        <table:table-row>
          <table:table-cell office:value="2633" office:value-type="float"/>
          <table:table-cell office:value="341" office:value-type="float"/>
          <table:table-cell office:value="679" office:value-type="float"/>
          <table:table-cell office:value-type="string">
            <text:p/>
          </table:table-cell>
        </table:table-row>
        <table:table-row>
          <table:table-cell office:value="2634" office:value-type="float"/>
          <table:table-cell office:value="342" office:value-type="float"/>
          <table:table-cell office:value="679" office:value-type="float"/>
          <table:table-cell office:value-type="string">
            <text:p/>
          </table:table-cell>
        </table:table-row>
        <table:table-row>
          <table:table-cell office:value="2635" office:value-type="float"/>
          <table:table-cell office:value="343" office:value-type="float"/>
          <table:table-cell office:value="679" office:value-type="float"/>
          <table:table-cell office:value-type="string">
            <text:p/>
          </table:table-cell>
        </table:table-row>
        <table:table-row>
          <table:table-cell office:value="2636" office:value-type="float"/>
          <table:table-cell office:value="337" office:value-type="float"/>
          <table:table-cell office:value="681" office:value-type="float"/>
          <table:table-cell office:value-type="string">
            <text:p/>
          </table:table-cell>
        </table:table-row>
        <table:table-row>
          <table:table-cell office:value="2637" office:value-type="float"/>
          <table:table-cell office:value="352" office:value-type="float"/>
          <table:table-cell office:value="682" office:value-type="float"/>
          <table:table-cell office:value-type="string">
            <text:p/>
          </table:table-cell>
        </table:table-row>
        <table:table-row>
          <table:table-cell office:value="2638" office:value-type="float"/>
          <table:table-cell office:value="309" office:value-type="float"/>
          <table:table-cell office:value="682" office:value-type="float"/>
          <table:table-cell office:value-type="string">
            <text:p/>
          </table:table-cell>
        </table:table-row>
        <table:table-row>
          <table:table-cell office:value="2639" office:value-type="float"/>
          <table:table-cell office:value="308" office:value-type="float"/>
          <table:table-cell office:value="682" office:value-type="float"/>
          <table:table-cell office:value-type="string">
            <text:p/>
          </table:table-cell>
        </table:table-row>
        <table:table-row>
          <table:table-cell office:value="2640" office:value-type="float"/>
          <table:table-cell office:value="320" office:value-type="float"/>
          <table:table-cell office:value="682" office:value-type="float"/>
          <table:table-cell office:value-type="string">
            <text:p/>
          </table:table-cell>
        </table:table-row>
        <table:table-row>
          <table:table-cell office:value="2641" office:value-type="float"/>
          <table:table-cell office:value="353" office:value-type="float"/>
          <table:table-cell office:value="682" office:value-type="float"/>
          <table:table-cell office:value-type="string">
            <text:p/>
          </table:table-cell>
        </table:table-row>
        <table:table-row>
          <table:table-cell office:value="2642" office:value-type="float"/>
          <table:table-cell office:value="340" office:value-type="float"/>
          <table:table-cell office:value="678" office:value-type="float"/>
          <table:table-cell office:value-type="string">
            <text:p/>
          </table:table-cell>
        </table:table-row>
        <table:table-row>
          <table:table-cell office:value="2643" office:value-type="float"/>
          <table:table-cell office:value="355" office:value-type="float"/>
          <table:table-cell office:value="682" office:value-type="float"/>
          <table:table-cell office:value-type="string">
            <text:p/>
          </table:table-cell>
        </table:table-row>
        <table:table-row>
          <table:table-cell office:value="2644" office:value-type="float"/>
          <table:table-cell office:value="354" office:value-type="float"/>
          <table:table-cell office:value="682" office:value-type="float"/>
          <table:table-cell office:value-type="string">
            <text:p/>
          </table:table-cell>
        </table:table-row>
        <table:table-row>
          <table:table-cell office:value="2645" office:value-type="float"/>
          <table:table-cell office:value="356" office:value-type="float"/>
          <table:table-cell office:value="684" office:value-type="float"/>
          <table:table-cell office:value-type="string">
            <text:p/>
          </table:table-cell>
        </table:table-row>
        <table:table-row>
          <table:table-cell office:value="2646" office:value-type="float"/>
          <table:table-cell office:value="337" office:value-type="float"/>
          <table:table-cell office:value="685" office:value-type="float"/>
          <table:table-cell office:value-type="string">
            <text:p/>
          </table:table-cell>
        </table:table-row>
        <table:table-row>
          <table:table-cell office:value="2647" office:value-type="float"/>
          <table:table-cell office:value="356" office:value-type="float"/>
          <table:table-cell office:value="685" office:value-type="float"/>
          <table:table-cell office:value-type="string">
            <text:p/>
          </table:table-cell>
        </table:table-row>
        <table:table-row>
          <table:table-cell office:value="2648" office:value-type="float"/>
          <table:table-cell office:value="356" office:value-type="float"/>
          <table:table-cell office:value="686" office:value-type="float"/>
          <table:table-cell office:value-type="string">
            <text:p/>
          </table:table-cell>
        </table:table-row>
        <table:table-row>
          <table:table-cell office:value="2649" office:value-type="float"/>
          <table:table-cell office:value="342" office:value-type="float"/>
          <table:table-cell office:value="685" office:value-type="float"/>
          <table:table-cell office:value-type="string">
            <text:p/>
          </table:table-cell>
        </table:table-row>
        <table:table-row>
          <table:table-cell office:value="2650" office:value-type="float"/>
          <table:table-cell office:value="315" office:value-type="float"/>
          <table:table-cell office:value="684" office:value-type="float"/>
          <table:table-cell office:value-type="string">
            <text:p/>
          </table:table-cell>
        </table:table-row>
        <table:table-row>
          <table:table-cell office:value="2651" office:value-type="float"/>
          <table:table-cell office:value="311" office:value-type="float"/>
          <table:table-cell office:value="684" office:value-type="float"/>
          <table:table-cell office:value-type="string">
            <text:p>Greening Rate</text:p>
          </table:table-cell>
        </table:table-row>
        <table:table-row>
          <table:table-cell office:value="2652" office:value-type="float"/>
          <table:table-cell office:value="357" office:value-type="float"/>
          <table:table-cell office:value="684" office:value-type="float"/>
          <table:table-cell office:value-type="string">
            <text:p/>
          </table:table-cell>
        </table:table-row>
        <table:table-row>
          <table:table-cell office:value="2653" office:value-type="float"/>
          <table:table-cell office:value="322" office:value-type="float"/>
          <table:table-cell office:value="684" office:value-type="float"/>
          <table:table-cell office:value-type="string">
            <text:p/>
          </table:table-cell>
        </table:table-row>
        <table:table-row>
          <table:table-cell office:value="2654" office:value-type="float"/>
          <table:table-cell office:value="358" office:value-type="float"/>
          <table:table-cell office:value="689" office:value-type="float"/>
          <table:table-cell office:value-type="string">
            <text:p/>
          </table:table-cell>
        </table:table-row>
        <table:table-row>
          <table:table-cell office:value="2655" office:value-type="float"/>
          <table:table-cell office:value="359" office:value-type="float"/>
          <table:table-cell office:value="689" office:value-type="float"/>
          <table:table-cell office:value-type="string">
            <text:p/>
          </table:table-cell>
        </table:table-row>
        <table:table-row>
          <table:table-cell office:value="2656" office:value-type="float"/>
          <table:table-cell office:value="320" office:value-type="float"/>
          <table:table-cell office:value="690" office:value-type="float"/>
          <table:table-cell office:value-type="string">
            <text:p/>
          </table:table-cell>
        </table:table-row>
        <table:table-row>
          <table:table-cell office:value="2657" office:value-type="float"/>
          <table:table-cell office:value="343" office:value-type="float"/>
          <table:table-cell office:value="691" office:value-type="float"/>
          <table:table-cell office:value-type="string">
            <text:p/>
          </table:table-cell>
        </table:table-row>
        <table:table-row>
          <table:table-cell office:value="2658" office:value-type="float"/>
          <table:table-cell office:value="350" office:value-type="float"/>
          <table:table-cell office:value="691" office:value-type="float"/>
          <table:table-cell office:value-type="string">
            <text:p/>
          </table:table-cell>
        </table:table-row>
        <table:table-row>
          <table:table-cell office:value="2659" office:value-type="float"/>
          <table:table-cell office:value="310" office:value-type="float"/>
          <table:table-cell office:value="691" office:value-type="float"/>
          <table:table-cell office:value-type="string">
            <text:p/>
          </table:table-cell>
        </table:table-row>
        <table:table-row>
          <table:table-cell office:value="2660" office:value-type="float"/>
          <table:table-cell office:value="337" office:value-type="float"/>
          <table:table-cell office:value="692" office:value-type="float"/>
          <table:table-cell office:value-type="string">
            <text:p/>
          </table:table-cell>
        </table:table-row>
        <table:table-row>
          <table:table-cell office:value="2661" office:value-type="float"/>
          <table:table-cell office:value="307" office:value-type="float"/>
          <table:table-cell office:value="692" office:value-type="float"/>
          <table:table-cell office:value-type="string">
            <text:p>per capita</text:p>
          </table:table-cell>
        </table:table-row>
        <table:table-row>
          <table:table-cell office:value="2662" office:value-type="float"/>
          <table:table-cell office:value="360" office:value-type="float"/>
          <table:table-cell office:value="692" office:value-type="float"/>
          <table:table-cell office:value-type="string">
            <text:p/>
          </table:table-cell>
        </table:table-row>
        <table:table-row>
          <table:table-cell office:value="2663" office:value-type="float"/>
          <table:table-cell office:value="310" office:value-type="float"/>
          <table:table-cell office:value="692" office:value-type="float"/>
          <table:table-cell office:value-type="string">
            <text:p/>
          </table:table-cell>
        </table:table-row>
        <table:table-row>
          <table:table-cell office:value="2664" office:value-type="float"/>
          <table:table-cell office:value="337" office:value-type="float"/>
          <table:table-cell office:value="666" office:value-type="float"/>
          <table:table-cell office:value-type="string">
            <text:p>as Sale price</text:p>
          </table:table-cell>
        </table:table-row>
        <table:table-row>
          <table:table-cell office:value="2665" office:value-type="float"/>
          <table:table-cell office:value="337" office:value-type="float"/>
          <table:table-cell office:value="667" office:value-type="float"/>
          <table:table-cell office:value-type="string">
            <text:p>as Sale price</text:p>
          </table:table-cell>
        </table:table-row>
        <table:table-row>
          <table:table-cell office:value="2666" office:value-type="float"/>
          <table:table-cell office:value="337" office:value-type="float"/>
          <table:table-cell office:value="693" office:value-type="float"/>
          <table:table-cell office:value-type="string">
            <text:p>as Sale price</text:p>
          </table:table-cell>
        </table:table-row>
        <table:table-row>
          <table:table-cell office:value="2667" office:value-type="float"/>
          <table:table-cell office:value="304" office:value-type="float"/>
          <table:table-cell office:value="693" office:value-type="float"/>
          <table:table-cell office:value-type="string">
            <text:p/>
          </table:table-cell>
        </table:table-row>
        <table:table-row>
          <table:table-cell office:value="2668" office:value-type="float"/>
          <table:table-cell office:value="308" office:value-type="float"/>
          <table:table-cell office:value="694" office:value-type="float"/>
          <table:table-cell office:value-type="string">
            <text:p/>
          </table:table-cell>
        </table:table-row>
        <table:table-row>
          <table:table-cell office:value="2669" office:value-type="float"/>
          <table:table-cell office:value="324" office:value-type="float"/>
          <table:table-cell office:value="694" office:value-type="float"/>
          <table:table-cell office:value-type="string">
            <text:p/>
          </table:table-cell>
        </table:table-row>
        <table:table-row>
          <table:table-cell office:value="2670" office:value-type="float"/>
          <table:table-cell office:value="304" office:value-type="float"/>
          <table:table-cell office:value="694" office:value-type="float"/>
          <table:table-cell office:value-type="string">
            <text:p/>
          </table:table-cell>
        </table:table-row>
        <table:table-row>
          <table:table-cell office:value="2671" office:value-type="float"/>
          <table:table-cell office:value="356" office:value-type="float"/>
          <table:table-cell office:value="694" office:value-type="float"/>
          <table:table-cell office:value-type="string">
            <text:p/>
          </table:table-cell>
        </table:table-row>
        <table:table-row>
          <table:table-cell office:value="2672" office:value-type="float"/>
          <table:table-cell office:value="306" office:value-type="float"/>
          <table:table-cell office:value="696" office:value-type="float"/>
          <table:table-cell office:value-type="string">
            <text:p/>
          </table:table-cell>
        </table:table-row>
        <table:table-row>
          <table:table-cell office:value="2673" office:value-type="float"/>
          <table:table-cell office:value="343" office:value-type="float"/>
          <table:table-cell office:value="696" office:value-type="float"/>
          <table:table-cell office:value-type="string">
            <text:p/>
          </table:table-cell>
        </table:table-row>
        <table:table-row>
          <table:table-cell office:value="2674" office:value-type="float"/>
          <table:table-cell office:value="335" office:value-type="float"/>
          <table:table-cell office:value="668" office:value-type="float"/>
          <table:table-cell office:value-type="string">
            <text:p/>
          </table:table-cell>
        </table:table-row>
        <table:table-row>
          <table:table-cell office:value="2675" office:value-type="float"/>
          <table:table-cell office:value="335" office:value-type="float"/>
          <table:table-cell office:value="696" office:value-type="float"/>
          <table:table-cell office:value-type="string">
            <text:p/>
          </table:table-cell>
        </table:table-row>
        <table:table-row>
          <table:table-cell office:value="2676" office:value-type="float"/>
          <table:table-cell office:value="324" office:value-type="float"/>
          <table:table-cell office:value="696" office:value-type="float"/>
          <table:table-cell office:value-type="string">
            <text:p>per capita</text:p>
          </table:table-cell>
        </table:table-row>
        <table:table-row>
          <table:table-cell office:value="2677" office:value-type="float"/>
          <table:table-cell office:value="305" office:value-type="float"/>
          <table:table-cell office:value="696" office:value-type="float"/>
          <table:table-cell office:value-type="string">
            <text:p/>
          </table:table-cell>
        </table:table-row>
        <table:table-row>
          <table:table-cell office:value="2678" office:value-type="float"/>
          <table:table-cell office:value="363" office:value-type="float"/>
          <table:table-cell office:value="696" office:value-type="float"/>
          <table:table-cell office:value-type="string">
            <text:p/>
          </table:table-cell>
        </table:table-row>
        <table:table-row>
          <table:table-cell office:value="2679" office:value-type="float"/>
          <table:table-cell office:value="362" office:value-type="float"/>
          <table:table-cell office:value="696" office:value-type="float"/>
          <table:table-cell office:value-type="string">
            <text:p/>
          </table:table-cell>
        </table:table-row>
        <table:table-row>
          <table:table-cell office:value="2680" office:value-type="float"/>
          <table:table-cell office:value="314" office:value-type="float"/>
          <table:table-cell office:value="696" office:value-type="float"/>
          <table:table-cell office:value-type="string">
            <text:p/>
          </table:table-cell>
        </table:table-row>
        <table:table-row>
          <table:table-cell office:value="2681" office:value-type="float"/>
          <table:table-cell office:value="337" office:value-type="float"/>
          <table:table-cell office:value="661" office:value-type="float"/>
          <table:table-cell office:value-type="string">
            <text:p>both new and existing</text:p>
          </table:table-cell>
        </table:table-row>
        <table:table-row>
          <table:table-cell office:value="2682" office:value-type="float"/>
          <table:table-cell office:value="337" office:value-type="float"/>
          <table:table-cell office:value="697" office:value-type="float"/>
          <table:table-cell office:value-type="string">
            <text:p/>
          </table:table-cell>
        </table:table-row>
        <table:table-row>
          <table:table-cell office:value="2683" office:value-type="float"/>
          <table:table-cell office:value="324" office:value-type="float"/>
          <table:table-cell office:value="697" office:value-type="float"/>
          <table:table-cell office:value-type="string">
            <text:p/>
          </table:table-cell>
        </table:table-row>
        <table:table-row>
          <table:table-cell office:value="2684" office:value-type="float"/>
          <table:table-cell office:value="339" office:value-type="float"/>
          <table:table-cell office:value="697" office:value-type="float"/>
          <table:table-cell office:value-type="string">
            <text:p/>
          </table:table-cell>
        </table:table-row>
        <table:table-row>
          <table:table-cell office:value="2685" office:value-type="float"/>
          <table:table-cell office:value="329" office:value-type="float"/>
          <table:table-cell office:value="697" office:value-type="float"/>
          <table:table-cell office:value-type="string">
            <text:p/>
          </table:table-cell>
        </table:table-row>
        <table:table-row>
          <table:table-cell office:value="2686" office:value-type="float"/>
          <table:table-cell office:value="353" office:value-type="float"/>
          <table:table-cell office:value="698" office:value-type="float"/>
          <table:table-cell office:value-type="string">
            <text:p/>
          </table:table-cell>
        </table:table-row>
        <table:table-row>
          <table:table-cell office:value="2687" office:value-type="float"/>
          <table:table-cell office:value="337" office:value-type="float"/>
          <table:table-cell office:value="698" office:value-type="float"/>
          <table:table-cell office:value-type="string">
            <text:p/>
          </table:table-cell>
        </table:table-row>
        <table:table-row>
          <table:table-cell office:value="2688" office:value-type="float"/>
          <table:table-cell office:value="343" office:value-type="float"/>
          <table:table-cell office:value="699" office:value-type="float"/>
          <table:table-cell office:value-type="string">
            <text:p/>
          </table:table-cell>
        </table:table-row>
        <table:table-row>
          <table:table-cell office:value="2689" office:value-type="float"/>
          <table:table-cell office:value="322" office:value-type="float"/>
          <table:table-cell office:value="699" office:value-type="float"/>
          <table:table-cell office:value-type="string">
            <text:p/>
          </table:table-cell>
        </table:table-row>
        <table:table-row>
          <table:table-cell office:value="2690" office:value-type="float"/>
          <table:table-cell office:value="332" office:value-type="float"/>
          <table:table-cell office:value="699" office:value-type="float"/>
          <table:table-cell office:value-type="string">
            <text:p/>
          </table:table-cell>
        </table:table-row>
        <table:table-row>
          <table:table-cell office:value="2691" office:value-type="float"/>
          <table:table-cell office:value="356" office:value-type="float"/>
          <table:table-cell office:value="699" office:value-type="float"/>
          <table:table-cell office:value-type="string">
            <text:p/>
          </table:table-cell>
        </table:table-row>
        <table:table-row>
          <table:table-cell office:value="2692" office:value-type="float"/>
          <table:table-cell office:value="365" office:value-type="float"/>
          <table:table-cell office:value="699" office:value-type="float"/>
          <table:table-cell office:value-type="string">
            <text:p/>
          </table:table-cell>
        </table:table-row>
        <table:table-row>
          <table:table-cell office:value="2693" office:value-type="float"/>
          <table:table-cell office:value="310" office:value-type="float"/>
          <table:table-cell office:value="700" office:value-type="float"/>
          <table:table-cell office:value-type="string">
            <text:p/>
          </table:table-cell>
        </table:table-row>
        <table:table-row>
          <table:table-cell office:value="2694" office:value-type="float"/>
          <table:table-cell office:value="312" office:value-type="float"/>
          <table:table-cell office:value="700" office:value-type="float"/>
          <table:table-cell office:value-type="string">
            <text:p/>
          </table:table-cell>
        </table:table-row>
        <table:table-row>
          <table:table-cell office:value="2695" office:value-type="float"/>
          <table:table-cell office:value="339" office:value-type="float"/>
          <table:table-cell office:value="700" office:value-type="float"/>
          <table:table-cell office:value-type="string">
            <text:p/>
          </table:table-cell>
        </table:table-row>
        <table:table-row>
          <table:table-cell office:value="2696" office:value-type="float"/>
          <table:table-cell office:value="368" office:value-type="float"/>
          <table:table-cell office:value="700" office:value-type="float"/>
          <table:table-cell office:value-type="string">
            <text:p/>
          </table:table-cell>
        </table:table-row>
        <table:table-row>
          <table:table-cell office:value="2697" office:value-type="float"/>
          <table:table-cell office:value="367" office:value-type="float"/>
          <table:table-cell office:value="700" office:value-type="float"/>
          <table:table-cell office:value-type="string">
            <text:p/>
          </table:table-cell>
        </table:table-row>
        <table:table-row>
          <table:table-cell office:value="2698" office:value-type="float"/>
          <table:table-cell office:value="352" office:value-type="float"/>
          <table:table-cell office:value="701" office:value-type="float"/>
          <table:table-cell office:value-type="string">
            <text:p/>
          </table:table-cell>
        </table:table-row>
        <table:table-row>
          <table:table-cell office:value="2699" office:value-type="float"/>
          <table:table-cell office:value="352" office:value-type="float"/>
          <table:table-cell office:value="702" office:value-type="float"/>
          <table:table-cell office:value-type="string">
            <text:p/>
          </table:table-cell>
        </table:table-row>
        <table:table-row>
          <table:table-cell office:value="2700" office:value-type="float"/>
          <table:table-cell office:value="310" office:value-type="float"/>
          <table:table-cell office:value="702" office:value-type="float"/>
          <table:table-cell office:value-type="string">
            <text:p/>
          </table:table-cell>
        </table:table-row>
        <table:table-row>
          <table:table-cell office:value="2701" office:value-type="float"/>
          <table:table-cell office:value="307" office:value-type="float"/>
          <table:table-cell office:value="702" office:value-type="float"/>
          <table:table-cell office:value-type="string">
            <text:p/>
          </table:table-cell>
        </table:table-row>
        <table:table-row>
          <table:table-cell office:value="2702" office:value-type="float"/>
          <table:table-cell office:value="352" office:value-type="float"/>
          <table:table-cell office:value="703" office:value-type="float"/>
          <table:table-cell office:value-type="string">
            <text:p/>
          </table:table-cell>
        </table:table-row>
        <table:table-row>
          <table:table-cell office:value="2703" office:value-type="float"/>
          <table:table-cell office:value="337" office:value-type="float"/>
          <table:table-cell office:value="704" office:value-type="float"/>
          <table:table-cell office:value-type="string">
            <text:p/>
          </table:table-cell>
        </table:table-row>
        <table:table-row>
          <table:table-cell office:value="2704" office:value-type="float"/>
          <table:table-cell office:value="342" office:value-type="float"/>
          <table:table-cell office:value="759" office:value-type="float"/>
          <table:table-cell office:value-type="string">
            <text:p/>
          </table:table-cell>
        </table:table-row>
        <table:table-row>
          <table:table-cell office:value="2705" office:value-type="float"/>
          <table:table-cell office:value="324" office:value-type="float"/>
          <table:table-cell office:value="705" office:value-type="float"/>
          <table:table-cell office:value-type="string">
            <text:p/>
          </table:table-cell>
        </table:table-row>
        <table:table-row>
          <table:table-cell office:value="2706" office:value-type="float"/>
          <table:table-cell office:value="342" office:value-type="float"/>
          <table:table-cell office:value="705" office:value-type="float"/>
          <table:table-cell office:value-type="string">
            <text:p/>
          </table:table-cell>
        </table:table-row>
        <table:table-row>
          <table:table-cell office:value="2707" office:value-type="float"/>
          <table:table-cell office:value="305" office:value-type="float"/>
          <table:table-cell office:value="706" office:value-type="float"/>
          <table:table-cell office:value-type="string">
            <text:p/>
          </table:table-cell>
        </table:table-row>
        <table:table-row>
          <table:table-cell office:value="2708" office:value-type="float"/>
          <table:table-cell office:value="337" office:value-type="float"/>
          <table:table-cell office:value="706" office:value-type="float"/>
          <table:table-cell office:value-type="string">
            <text:p/>
          </table:table-cell>
        </table:table-row>
        <table:table-row>
          <table:table-cell office:value="2709" office:value-type="float"/>
          <table:table-cell office:value="369" office:value-type="float"/>
          <table:table-cell office:value="706" office:value-type="float"/>
          <table:table-cell office:value-type="string">
            <text:p/>
          </table:table-cell>
        </table:table-row>
        <table:table-row>
          <table:table-cell office:value="2710" office:value-type="float"/>
          <table:table-cell office:value="308" office:value-type="float"/>
          <table:table-cell office:value="706" office:value-type="float"/>
          <table:table-cell office:value-type="string">
            <text:p/>
          </table:table-cell>
        </table:table-row>
        <table:table-row>
          <table:table-cell office:value="2711" office:value-type="float"/>
          <table:table-cell office:value="327" office:value-type="float"/>
          <table:table-cell office:value="706" office:value-type="float"/>
          <table:table-cell office:value-type="string">
            <text:p/>
          </table:table-cell>
        </table:table-row>
        <table:table-row>
          <table:table-cell office:value="2712" office:value-type="float"/>
          <table:table-cell office:value="352" office:value-type="float"/>
          <table:table-cell office:value="707" office:value-type="float"/>
          <table:table-cell office:value-type="string">
            <text:p/>
          </table:table-cell>
        </table:table-row>
        <table:table-row>
          <table:table-cell office:value="2713" office:value-type="float"/>
          <table:table-cell office:value="352" office:value-type="float"/>
          <table:table-cell office:value="708" office:value-type="float"/>
          <table:table-cell office:value-type="string">
            <text:p/>
          </table:table-cell>
        </table:table-row>
        <table:table-row>
          <table:table-cell office:value="2714" office:value-type="float"/>
          <table:table-cell office:value="304" office:value-type="float"/>
          <table:table-cell office:value="708" office:value-type="float"/>
          <table:table-cell office:value-type="string">
            <text:p/>
          </table:table-cell>
        </table:table-row>
        <table:table-row>
          <table:table-cell office:value="2715" office:value-type="float"/>
          <table:table-cell office:value="309" office:value-type="float"/>
          <table:table-cell office:value="708" office:value-type="float"/>
          <table:table-cell office:value-type="string">
            <text:p/>
          </table:table-cell>
        </table:table-row>
        <table:table-row>
          <table:table-cell office:value="2716" office:value-type="float"/>
          <table:table-cell office:value="370" office:value-type="float"/>
          <table:table-cell office:value="708" office:value-type="float"/>
          <table:table-cell office:value-type="string">
            <text:p/>
          </table:table-cell>
        </table:table-row>
        <table:table-row>
          <table:table-cell office:value="2717" office:value-type="float"/>
          <table:table-cell office:value="367" office:value-type="float"/>
          <table:table-cell office:value="708" office:value-type="float"/>
          <table:table-cell office:value-type="string">
            <text:p/>
          </table:table-cell>
        </table:table-row>
        <table:table-row>
          <table:table-cell office:value="2718" office:value-type="float"/>
          <table:table-cell office:value="343" office:value-type="float"/>
          <table:table-cell office:value="708" office:value-type="float"/>
          <table:table-cell office:value-type="string">
            <text:p/>
          </table:table-cell>
        </table:table-row>
        <table:table-row>
          <table:table-cell office:value="2719" office:value-type="float"/>
          <table:table-cell office:value="367" office:value-type="float"/>
          <table:table-cell office:value="709" office:value-type="float"/>
          <table:table-cell office:value-type="string">
            <text:p/>
          </table:table-cell>
        </table:table-row>
        <table:table-row>
          <table:table-cell office:value="2720" office:value-type="float"/>
          <table:table-cell office:value="356" office:value-type="float"/>
          <table:table-cell office:value="709" office:value-type="float"/>
          <table:table-cell office:value-type="string">
            <text:p/>
          </table:table-cell>
        </table:table-row>
        <table:table-row>
          <table:table-cell office:value="2721" office:value-type="float"/>
          <table:table-cell office:value="309" office:value-type="float"/>
          <table:table-cell office:value="710" office:value-type="float"/>
          <table:table-cell office:value-type="string">
            <text:p/>
          </table:table-cell>
        </table:table-row>
        <table:table-row>
          <table:table-cell office:value="2722" office:value-type="float"/>
          <table:table-cell office:value="318" office:value-type="float"/>
          <table:table-cell office:value="709" office:value-type="float"/>
          <table:table-cell office:value-type="string">
            <text:p/>
          </table:table-cell>
        </table:table-row>
        <table:table-row>
          <table:table-cell office:value="2723" office:value-type="float"/>
          <table:table-cell office:value="310" office:value-type="float"/>
          <table:table-cell office:value="710" office:value-type="float"/>
          <table:table-cell office:value-type="string">
            <text:p/>
          </table:table-cell>
        </table:table-row>
        <table:table-row>
          <table:table-cell office:value="2724" office:value-type="float"/>
          <table:table-cell office:value="312" office:value-type="float"/>
          <table:table-cell office:value="710" office:value-type="float"/>
          <table:table-cell office:value-type="string">
            <text:p/>
          </table:table-cell>
        </table:table-row>
        <table:table-row>
          <table:table-cell office:value="2725" office:value-type="float"/>
          <table:table-cell office:value="337" office:value-type="float"/>
          <table:table-cell office:value="711" office:value-type="float"/>
          <table:table-cell office:value-type="string">
            <text:p/>
          </table:table-cell>
        </table:table-row>
        <table:table-row>
          <table:table-cell office:value="2726" office:value-type="float"/>
          <table:table-cell office:value="356" office:value-type="float"/>
          <table:table-cell office:value="711" office:value-type="float"/>
          <table:table-cell office:value-type="string">
            <text:p/>
          </table:table-cell>
        </table:table-row>
        <table:table-row>
          <table:table-cell office:value="2727" office:value-type="float"/>
          <table:table-cell office:value="304" office:value-type="float"/>
          <table:table-cell office:value="815" office:value-type="float"/>
          <table:table-cell office:value-type="string">
            <text:p>as total built area</text:p>
          </table:table-cell>
        </table:table-row>
        <table:table-row>
          <table:table-cell office:value="2728" office:value-type="float"/>
          <table:table-cell office:value="371" office:value-type="float"/>
          <table:table-cell office:value="712" office:value-type="float"/>
          <table:table-cell office:value-type="string">
            <text:p/>
          </table:table-cell>
        </table:table-row>
        <table:table-row>
          <table:table-cell office:value="2729" office:value-type="float"/>
          <table:table-cell office:value="327" office:value-type="float"/>
          <table:table-cell office:value="712" office:value-type="float"/>
          <table:table-cell office:value-type="string">
            <text:p/>
          </table:table-cell>
        </table:table-row>
        <table:table-row>
          <table:table-cell office:value="2730" office:value-type="float"/>
          <table:table-cell office:value="300" office:value-type="float"/>
          <table:table-cell office:value="712" office:value-type="float"/>
          <table:table-cell office:value-type="string">
            <text:p/>
          </table:table-cell>
        </table:table-row>
        <table:table-row>
          <table:table-cell office:value="2731" office:value-type="float"/>
          <table:table-cell office:value="308" office:value-type="float"/>
          <table:table-cell office:value="712" office:value-type="float"/>
          <table:table-cell office:value-type="string">
            <text:p/>
          </table:table-cell>
        </table:table-row>
        <table:table-row>
          <table:table-cell office:value="2732" office:value-type="float"/>
          <table:table-cell office:value="371" office:value-type="float"/>
          <table:table-cell office:value="713" office:value-type="float"/>
          <table:table-cell office:value-type="string">
            <text:p/>
          </table:table-cell>
        </table:table-row>
        <table:table-row>
          <table:table-cell office:value="2733" office:value-type="float"/>
          <table:table-cell office:value="371" office:value-type="float"/>
          <table:table-cell office:value="675" office:value-type="float"/>
          <table:table-cell office:value-type="string">
            <text:p>as stress if HA &gt;30$%</text:p>
          </table:table-cell>
        </table:table-row>
        <table:table-row>
          <table:table-cell office:value="2734" office:value-type="float"/>
          <table:table-cell office:value="371" office:value-type="float"/>
          <table:table-cell office:value="687" office:value-type="float"/>
          <table:table-cell office:value-type="string">
            <text:p>Qualitative</text:p>
          </table:table-cell>
        </table:table-row>
        <table:table-row>
          <table:table-cell office:value="2735" office:value-type="float"/>
          <table:table-cell office:value="371" office:value-type="float"/>
          <table:table-cell office:value="688" office:value-type="float"/>
          <table:table-cell office:value-type="string">
            <text:p>Qualitative</text:p>
          </table:table-cell>
        </table:table-row>
        <table:table-row>
          <table:table-cell office:value="2736" office:value-type="float"/>
          <table:table-cell office:value="371" office:value-type="float"/>
          <table:table-cell office:value="684" office:value-type="float"/>
          <table:table-cell office:value-type="string">
            <text:p>as Downpayment affordability</text:p>
          </table:table-cell>
        </table:table-row>
        <table:table-row>
          <table:table-cell office:value="2737" office:value-type="float"/>
          <table:table-cell office:value="353" office:value-type="float"/>
          <table:table-cell office:value="714" office:value-type="float"/>
          <table:table-cell office:value-type="string">
            <text:p/>
          </table:table-cell>
        </table:table-row>
        <table:table-row>
          <table:table-cell office:value="2738" office:value-type="float"/>
          <table:table-cell office:value="310" office:value-type="float"/>
          <table:table-cell office:value="714" office:value-type="float"/>
          <table:table-cell office:value-type="string">
            <text:p/>
          </table:table-cell>
        </table:table-row>
        <table:table-row>
          <table:table-cell office:value="2739" office:value-type="float"/>
          <table:table-cell office:value="337" office:value-type="float"/>
          <table:table-cell office:value="715" office:value-type="float"/>
          <table:table-cell office:value-type="string">
            <text:p/>
          </table:table-cell>
        </table:table-row>
        <table:table-row>
          <table:table-cell office:value="2740" office:value-type="float"/>
          <table:table-cell office:value="337" office:value-type="float"/>
          <table:table-cell office:value="717" office:value-type="float"/>
          <table:table-cell office:value-type="string">
            <text:p/>
          </table:table-cell>
        </table:table-row>
        <table:table-row>
          <table:table-cell office:value="2741" office:value-type="float"/>
          <table:table-cell office:value="337" office:value-type="float"/>
          <table:table-cell office:value="719" office:value-type="float"/>
          <table:table-cell office:value-type="string">
            <text:p/>
          </table:table-cell>
        </table:table-row>
        <table:table-row>
          <table:table-cell office:value="2742" office:value-type="float"/>
          <table:table-cell office:value="352" office:value-type="float"/>
          <table:table-cell office:value="718" office:value-type="float"/>
          <table:table-cell office:value-type="string">
            <text:p/>
          </table:table-cell>
        </table:table-row>
        <table:table-row>
          <table:table-cell office:value="2743" office:value-type="float"/>
          <table:table-cell office:value="304" office:value-type="float"/>
          <table:table-cell office:value="718" office:value-type="float"/>
          <table:table-cell office:value-type="string">
            <text:p/>
          </table:table-cell>
        </table:table-row>
        <table:table-row>
          <table:table-cell office:value="2744" office:value-type="float"/>
          <table:table-cell office:value="305" office:value-type="float"/>
          <table:table-cell office:value="718" office:value-type="float"/>
          <table:table-cell office:value-type="string">
            <text:p/>
          </table:table-cell>
        </table:table-row>
        <table:table-row>
          <table:table-cell office:value="2745" office:value-type="float"/>
          <table:table-cell office:value="356" office:value-type="float"/>
          <table:table-cell office:value="716" office:value-type="float"/>
          <table:table-cell office:value-type="string">
            <text:p/>
          </table:table-cell>
        </table:table-row>
        <table:table-row>
          <table:table-cell office:value="2746" office:value-type="float"/>
          <table:table-cell office:value="343" office:value-type="float"/>
          <table:table-cell office:value="716" office:value-type="float"/>
          <table:table-cell office:value-type="string">
            <text:p/>
          </table:table-cell>
        </table:table-row>
        <table:table-row>
          <table:table-cell office:value="2747" office:value-type="float"/>
          <table:table-cell office:value="309" office:value-type="float"/>
          <table:table-cell office:value="721" office:value-type="float"/>
          <table:table-cell office:value-type="string">
            <text:p/>
          </table:table-cell>
        </table:table-row>
        <table:table-row>
          <table:table-cell office:value="2748" office:value-type="float"/>
          <table:table-cell office:value="352" office:value-type="float"/>
          <table:table-cell office:value="721" office:value-type="float"/>
          <table:table-cell office:value-type="string">
            <text:p/>
          </table:table-cell>
        </table:table-row>
        <table:table-row>
          <table:table-cell office:value="2749" office:value-type="float"/>
          <table:table-cell office:value="310" office:value-type="float"/>
          <table:table-cell office:value="721" office:value-type="float"/>
          <table:table-cell office:value-type="string">
            <text:p/>
          </table:table-cell>
        </table:table-row>
        <table:table-row>
          <table:table-cell office:value="2750" office:value-type="float"/>
          <table:table-cell office:value="352" office:value-type="float"/>
          <table:table-cell office:value="723" office:value-type="float"/>
          <table:table-cell office:value-type="string">
            <text:p/>
          </table:table-cell>
        </table:table-row>
        <table:table-row>
          <table:table-cell office:value="2751" office:value-type="float"/>
          <table:table-cell office:value="374" office:value-type="float"/>
          <table:table-cell office:value="723" office:value-type="float"/>
          <table:table-cell office:value-type="string">
            <text:p/>
          </table:table-cell>
        </table:table-row>
        <table:table-row>
          <table:table-cell office:value="2752" office:value-type="float"/>
          <table:table-cell office:value="307" office:value-type="float"/>
          <table:table-cell office:value="816" office:value-type="float"/>
          <table:table-cell office:value-type="string">
            <text:p>per 1000 residents</text:p>
          </table:table-cell>
        </table:table-row>
        <table:table-row>
          <table:table-cell office:value="2753" office:value-type="float"/>
          <table:table-cell office:value="324" office:value-type="float"/>
          <table:table-cell office:value="816" office:value-type="float"/>
          <table:table-cell office:value-type="string">
            <text:p/>
          </table:table-cell>
        </table:table-row>
        <table:table-row>
          <table:table-cell office:value="2754" office:value-type="float"/>
          <table:table-cell office:value="319" office:value-type="float"/>
          <table:table-cell office:value="816" office:value-type="float"/>
          <table:table-cell office:value-type="string">
            <text:p>space in m2 per person</text:p>
          </table:table-cell>
        </table:table-row>
        <table:table-row>
          <table:table-cell office:value="2755" office:value-type="float"/>
          <table:table-cell office:value="375" office:value-type="float"/>
          <table:table-cell office:value="724" office:value-type="float"/>
          <table:table-cell office:value-type="string">
            <text:p/>
          </table:table-cell>
        </table:table-row>
        <table:table-row>
          <table:table-cell office:value="2756" office:value-type="float"/>
          <table:table-cell office:value="376" office:value-type="float"/>
          <table:table-cell office:value="724" office:value-type="float"/>
          <table:table-cell office:value-type="string">
            <text:p/>
          </table:table-cell>
        </table:table-row>
        <table:table-row>
          <table:table-cell office:value="2757" office:value-type="float"/>
          <table:table-cell office:value="356" office:value-type="float"/>
          <table:table-cell office:value="724" office:value-type="float"/>
          <table:table-cell office:value-type="string">
            <text:p/>
          </table:table-cell>
        </table:table-row>
        <table:table-row>
          <table:table-cell office:value="2758" office:value-type="float"/>
          <table:table-cell office:value="377" office:value-type="float"/>
          <table:table-cell office:value="724" office:value-type="float"/>
          <table:table-cell office:value-type="string">
            <text:p/>
          </table:table-cell>
        </table:table-row>
        <table:table-row>
          <table:table-cell office:value="2759" office:value-type="float"/>
          <table:table-cell office:value="337" office:value-type="float"/>
          <table:table-cell office:value="724" office:value-type="float"/>
          <table:table-cell office:value-type="string">
            <text:p/>
          </table:table-cell>
        </table:table-row>
        <table:table-row>
          <table:table-cell office:value="2760" office:value-type="float"/>
          <table:table-cell office:value="379" office:value-type="float"/>
          <table:table-cell office:value="725" office:value-type="float"/>
          <table:table-cell office:value-type="string">
            <text:p/>
          </table:table-cell>
        </table:table-row>
        <table:table-row>
          <table:table-cell office:value="2761" office:value-type="float"/>
          <table:table-cell office:value="332" office:value-type="float"/>
          <table:table-cell office:value="725" office:value-type="float"/>
          <table:table-cell office:value-type="string">
            <text:p/>
          </table:table-cell>
        </table:table-row>
        <table:table-row>
          <table:table-cell office:value="2762" office:value-type="float"/>
          <table:table-cell office:value="304" office:value-type="float"/>
          <table:table-cell office:value="725" office:value-type="float"/>
          <table:table-cell office:value-type="string">
            <text:p/>
          </table:table-cell>
        </table:table-row>
        <table:table-row>
          <table:table-cell office:value="2763" office:value-type="float"/>
          <table:table-cell office:value="309" office:value-type="float"/>
          <table:table-cell office:value="726" office:value-type="float"/>
          <table:table-cell office:value-type="string">
            <text:p/>
          </table:table-cell>
        </table:table-row>
        <table:table-row>
          <table:table-cell office:value="2764" office:value-type="float"/>
          <table:table-cell office:value="379" office:value-type="float"/>
          <table:table-cell office:value="727" office:value-type="float"/>
          <table:table-cell office:value-type="string">
            <text:p/>
          </table:table-cell>
        </table:table-row>
        <table:table-row>
          <table:table-cell office:value="2765" office:value-type="float"/>
          <table:table-cell office:value="379" office:value-type="float"/>
          <table:table-cell office:value="672" office:value-type="float"/>
          <table:table-cell office:value-type="string">
            <text:p/>
          </table:table-cell>
        </table:table-row>
        <table:table-row>
          <table:table-cell office:value="2766" office:value-type="float"/>
          <table:table-cell office:value="332" office:value-type="float"/>
          <table:table-cell office:value="727" office:value-type="float"/>
          <table:table-cell office:value-type="string">
            <text:p>total per 10,000 sqm</text:p>
          </table:table-cell>
        </table:table-row>
        <table:table-row>
          <table:table-cell office:value="2767" office:value-type="float"/>
          <table:table-cell office:value="350" office:value-type="float"/>
          <table:table-cell office:value="727" office:value-type="float"/>
          <table:table-cell office:value-type="string">
            <text:p/>
          </table:table-cell>
        </table:table-row>
        <table:table-row>
          <table:table-cell office:value="2768" office:value-type="float"/>
          <table:table-cell office:value="339" office:value-type="float"/>
          <table:table-cell office:value="727" office:value-type="float"/>
          <table:table-cell office:value-type="string">
            <text:p/>
          </table:table-cell>
        </table:table-row>
        <table:table-row>
          <table:table-cell office:value="2769" office:value-type="float"/>
          <table:table-cell office:value="305" office:value-type="float"/>
          <table:table-cell office:value="727" office:value-type="float"/>
          <table:table-cell office:value-type="string">
            <text:p/>
          </table:table-cell>
        </table:table-row>
        <table:table-row>
          <table:table-cell office:value="2770" office:value-type="float"/>
          <table:table-cell office:value="307" office:value-type="float"/>
          <table:table-cell office:value="727" office:value-type="float"/>
          <table:table-cell office:value-type="string">
            <text:p/>
          </table:table-cell>
        </table:table-row>
        <table:table-row>
          <table:table-cell office:value="2771" office:value-type="float"/>
          <table:table-cell office:value="328" office:value-type="float"/>
          <table:table-cell office:value="727" office:value-type="float"/>
          <table:table-cell office:value-type="string">
            <text:p/>
          </table:table-cell>
        </table:table-row>
        <table:table-row>
          <table:table-cell office:value="2772" office:value-type="float"/>
          <table:table-cell office:value="343" office:value-type="float"/>
          <table:table-cell office:value="727" office:value-type="float"/>
          <table:table-cell office:value-type="string">
            <text:p/>
          </table:table-cell>
        </table:table-row>
        <table:table-row>
          <table:table-cell office:value="2773" office:value-type="float"/>
          <table:table-cell office:value="309" office:value-type="float"/>
          <table:table-cell office:value="728" office:value-type="float"/>
          <table:table-cell office:value-type="string">
            <text:p/>
          </table:table-cell>
        </table:table-row>
        <table:table-row>
          <table:table-cell office:value="2774" office:value-type="float"/>
          <table:table-cell office:value="328" office:value-type="float"/>
          <table:table-cell office:value="728" office:value-type="float"/>
          <table:table-cell office:value-type="string">
            <text:p/>
          </table:table-cell>
        </table:table-row>
        <table:table-row>
          <table:table-cell office:value="2775" office:value-type="float"/>
          <table:table-cell office:value="301" office:value-type="float"/>
          <table:table-cell office:value="728" office:value-type="float"/>
          <table:table-cell office:value-type="string">
            <text:p/>
          </table:table-cell>
        </table:table-row>
        <table:table-row>
          <table:table-cell office:value="2776" office:value-type="float"/>
          <table:table-cell office:value="301" office:value-type="float"/>
          <table:table-cell office:value="682" office:value-type="float"/>
          <table:table-cell office:value-type="string">
            <text:p/>
          </table:table-cell>
        </table:table-row>
        <table:table-row>
          <table:table-cell office:value="2777" office:value-type="float"/>
          <table:table-cell office:value="358" office:value-type="float"/>
          <table:table-cell office:value="728" office:value-type="float"/>
          <table:table-cell office:value-type="string">
            <text:p/>
          </table:table-cell>
        </table:table-row>
        <table:table-row>
          <table:table-cell office:value="2778" office:value-type="float"/>
          <table:table-cell office:value="337" office:value-type="float"/>
          <table:table-cell office:value="729" office:value-type="float"/>
          <table:table-cell office:value-type="string">
            <text:p/>
          </table:table-cell>
        </table:table-row>
        <table:table-row>
          <table:table-cell office:value="2779" office:value-type="float"/>
          <table:table-cell office:value="340" office:value-type="float"/>
          <table:table-cell office:value="727" office:value-type="float"/>
          <table:table-cell office:value-type="string">
            <text:p/>
          </table:table-cell>
        </table:table-row>
        <table:table-row>
          <table:table-cell office:value="2780" office:value-type="float"/>
          <table:table-cell office:value="352" office:value-type="float"/>
          <table:table-cell office:value="730" office:value-type="float"/>
          <table:table-cell office:value-type="string">
            <text:p/>
          </table:table-cell>
        </table:table-row>
        <table:table-row>
          <table:table-cell office:value="2781" office:value-type="float"/>
          <table:table-cell office:value="309" office:value-type="float"/>
          <table:table-cell office:value="730" office:value-type="float"/>
          <table:table-cell office:value-type="string">
            <text:p/>
          </table:table-cell>
        </table:table-row>
        <table:table-row>
          <table:table-cell office:value="2782" office:value-type="float"/>
          <table:table-cell office:value="324" office:value-type="float"/>
          <table:table-cell office:value="731" office:value-type="float"/>
          <table:table-cell office:value-type="string">
            <text:p/>
          </table:table-cell>
        </table:table-row>
        <table:table-row>
          <table:table-cell office:value="2783" office:value-type="float"/>
          <table:table-cell office:value="371" office:value-type="float"/>
          <table:table-cell office:value="731" office:value-type="float"/>
          <table:table-cell office:value-type="string">
            <text:p>Qualitative</text:p>
          </table:table-cell>
        </table:table-row>
        <table:table-row>
          <table:table-cell office:value="2784" office:value-type="float"/>
          <table:table-cell office:value="307" office:value-type="float"/>
          <table:table-cell office:value="661" office:value-type="float"/>
          <table:table-cell office:value-type="string">
            <text:p/>
          </table:table-cell>
        </table:table-row>
        <table:table-row>
          <table:table-cell office:value="2785" office:value-type="float"/>
          <table:table-cell office:value="382" office:value-type="float"/>
          <table:table-cell office:value="661" office:value-type="float"/>
          <table:table-cell office:value-type="string">
            <text:p/>
          </table:table-cell>
        </table:table-row>
        <table:table-row>
          <table:table-cell office:value="2786" office:value-type="float"/>
          <table:table-cell office:value="382" office:value-type="float"/>
          <table:table-cell office:value="672" office:value-type="float"/>
          <table:table-cell office:value-type="string">
            <text:p/>
          </table:table-cell>
        </table:table-row>
        <table:table-row>
          <table:table-cell office:value="2787" office:value-type="float"/>
          <table:table-cell office:value="382" office:value-type="float"/>
          <table:table-cell office:value="731" office:value-type="float"/>
          <table:table-cell office:value-type="string">
            <text:p/>
          </table:table-cell>
        </table:table-row>
        <table:table-row>
          <table:table-cell office:value="2788" office:value-type="float"/>
          <table:table-cell office:value="383" office:value-type="float"/>
          <table:table-cell office:value="731" office:value-type="float"/>
          <table:table-cell office:value-type="string">
            <text:p/>
          </table:table-cell>
        </table:table-row>
        <table:table-row>
          <table:table-cell office:value="2789" office:value-type="float"/>
          <table:table-cell office:value="337" office:value-type="float"/>
          <table:table-cell office:value="731" office:value-type="float"/>
          <table:table-cell office:value-type="string">
            <text:p/>
          </table:table-cell>
        </table:table-row>
        <table:table-row>
          <table:table-cell office:value="2790" office:value-type="float"/>
          <table:table-cell office:value="308" office:value-type="float"/>
          <table:table-cell office:value="731" office:value-type="float"/>
          <table:table-cell office:value-type="string">
            <text:p/>
          </table:table-cell>
        </table:table-row>
        <table:table-row>
          <table:table-cell office:value="2791" office:value-type="float"/>
          <table:table-cell office:value="343" office:value-type="float"/>
          <table:table-cell office:value="731" office:value-type="float"/>
          <table:table-cell office:value-type="string">
            <text:p/>
          </table:table-cell>
        </table:table-row>
        <table:table-row>
          <table:table-cell office:value="2792" office:value-type="float"/>
          <table:table-cell office:value="342" office:value-type="float"/>
          <table:table-cell office:value="732" office:value-type="float"/>
          <table:table-cell office:value-type="string">
            <text:p/>
          </table:table-cell>
        </table:table-row>
        <table:table-row>
          <table:table-cell office:value="2793" office:value-type="float"/>
          <table:table-cell office:value="343" office:value-type="float"/>
          <table:table-cell office:value="732" office:value-type="float"/>
          <table:table-cell office:value-type="string">
            <text:p/>
          </table:table-cell>
        </table:table-row>
        <table:table-row>
          <table:table-cell office:value="2794" office:value-type="float"/>
          <table:table-cell office:value="309" office:value-type="float"/>
          <table:table-cell office:value="733" office:value-type="float"/>
          <table:table-cell office:value-type="string">
            <text:p/>
          </table:table-cell>
        </table:table-row>
        <table:table-row>
          <table:table-cell office:value="2795" office:value-type="float"/>
          <table:table-cell office:value="343" office:value-type="float"/>
          <table:table-cell office:value="734" office:value-type="float"/>
          <table:table-cell office:value-type="string">
            <text:p/>
          </table:table-cell>
        </table:table-row>
        <table:table-row>
          <table:table-cell office:value="2796" office:value-type="float"/>
          <table:table-cell office:value="343" office:value-type="float"/>
          <table:table-cell office:value="735" office:value-type="float"/>
          <table:table-cell office:value-type="string">
            <text:p/>
          </table:table-cell>
        </table:table-row>
        <table:table-row>
          <table:table-cell office:value="2797" office:value-type="float"/>
          <table:table-cell office:value="356" office:value-type="float"/>
          <table:table-cell office:value="734" office:value-type="float"/>
          <table:table-cell office:value-type="string">
            <text:p/>
          </table:table-cell>
        </table:table-row>
        <table:table-row>
          <table:table-cell office:value="2798" office:value-type="float"/>
          <table:table-cell office:value="380" office:value-type="float"/>
          <table:table-cell office:value="731" office:value-type="float"/>
          <table:table-cell office:value-type="string">
            <text:p/>
          </table:table-cell>
        </table:table-row>
        <table:table-row>
          <table:table-cell office:value="2799" office:value-type="float"/>
          <table:table-cell office:value="381" office:value-type="float"/>
          <table:table-cell office:value="731" office:value-type="float"/>
          <table:table-cell office:value-type="string">
            <text:p/>
          </table:table-cell>
        </table:table-row>
        <table:table-row>
          <table:table-cell office:value="2800" office:value-type="float"/>
          <table:table-cell office:value="380" office:value-type="float"/>
          <table:table-cell office:value="735" office:value-type="float"/>
          <table:table-cell office:value-type="string">
            <text:p/>
          </table:table-cell>
        </table:table-row>
        <table:table-row>
          <table:table-cell office:value="2801" office:value-type="float"/>
          <table:table-cell office:value="343" office:value-type="float"/>
          <table:table-cell office:value="737" office:value-type="float"/>
          <table:table-cell office:value-type="string">
            <text:p/>
          </table:table-cell>
        </table:table-row>
        <table:table-row>
          <table:table-cell office:value="2802" office:value-type="float"/>
          <table:table-cell office:value="356" office:value-type="float"/>
          <table:table-cell office:value="737" office:value-type="float"/>
          <table:table-cell office:value-type="string">
            <text:p/>
          </table:table-cell>
        </table:table-row>
        <table:table-row>
          <table:table-cell office:value="2803" office:value-type="float"/>
          <table:table-cell office:value="308" office:value-type="float"/>
          <table:table-cell office:value="736" office:value-type="float"/>
          <table:table-cell office:value-type="string">
            <text:p/>
          </table:table-cell>
        </table:table-row>
        <table:table-row>
          <table:table-cell office:value="2804" office:value-type="float"/>
          <table:table-cell office:value="309" office:value-type="float"/>
          <table:table-cell office:value="736" office:value-type="float"/>
          <table:table-cell office:value-type="string">
            <text:p/>
          </table:table-cell>
        </table:table-row>
        <table:table-row>
          <table:table-cell office:value="2805" office:value-type="float"/>
          <table:table-cell office:value="354" office:value-type="float"/>
          <table:table-cell office:value="736" office:value-type="float"/>
          <table:table-cell office:value-type="string">
            <text:p/>
          </table:table-cell>
        </table:table-row>
        <table:table-row>
          <table:table-cell office:value="2806" office:value-type="float"/>
          <table:table-cell office:value="354" office:value-type="float"/>
          <table:table-cell office:value="701" office:value-type="float"/>
          <table:table-cell office:value-type="string">
            <text:p/>
          </table:table-cell>
        </table:table-row>
        <table:table-row>
          <table:table-cell office:value="2807" office:value-type="float"/>
          <table:table-cell office:value="354" office:value-type="float"/>
          <table:table-cell office:value="669" office:value-type="float"/>
          <table:table-cell office:value-type="string">
            <text:p/>
          </table:table-cell>
        </table:table-row>
        <table:table-row>
          <table:table-cell office:value="2808" office:value-type="float"/>
          <table:table-cell office:value="384" office:value-type="float"/>
          <table:table-cell office:value="736" office:value-type="float"/>
          <table:table-cell office:value-type="string">
            <text:p/>
          </table:table-cell>
        </table:table-row>
        <table:table-row>
          <table:table-cell office:value="2809" office:value-type="float"/>
          <table:table-cell office:value="356" office:value-type="float"/>
          <table:table-cell office:value="738" office:value-type="float"/>
          <table:table-cell office:value-type="string">
            <text:p>as number of</text:p>
          </table:table-cell>
        </table:table-row>
        <table:table-row>
          <table:table-cell office:value="2810" office:value-type="float"/>
          <table:table-cell office:value="328" office:value-type="float"/>
          <table:table-cell office:value="738" office:value-type="float"/>
          <table:table-cell office:value-type="string">
            <text:p/>
          </table:table-cell>
        </table:table-row>
        <table:table-row>
          <table:table-cell office:value="2811" office:value-type="float"/>
          <table:table-cell office:value="322" office:value-type="float"/>
          <table:table-cell office:value="738" office:value-type="float"/>
          <table:table-cell office:value-type="string">
            <text:p/>
          </table:table-cell>
        </table:table-row>
        <table:table-row>
          <table:table-cell office:value="2812" office:value-type="float"/>
          <table:table-cell office:value="356" office:value-type="float"/>
          <table:table-cell office:value="739" office:value-type="float"/>
          <table:table-cell office:value-type="string">
            <text:p/>
          </table:table-cell>
        </table:table-row>
        <table:table-row>
          <table:table-cell office:value="2813" office:value-type="float"/>
          <table:table-cell office:value="337" office:value-type="float"/>
          <table:table-cell office:value="739" office:value-type="float"/>
          <table:table-cell office:value-type="string">
            <text:p/>
          </table:table-cell>
        </table:table-row>
        <table:table-row>
          <table:table-cell office:value="2814" office:value-type="float"/>
          <table:table-cell office:value="309" office:value-type="float"/>
          <table:table-cell office:value="740" office:value-type="float"/>
          <table:table-cell office:value-type="string">
            <text:p/>
          </table:table-cell>
        </table:table-row>
        <table:table-row>
          <table:table-cell office:value="2815" office:value-type="float"/>
          <table:table-cell office:value="308" office:value-type="float"/>
          <table:table-cell office:value="741" office:value-type="float"/>
          <table:table-cell office:value-type="string">
            <text:p/>
          </table:table-cell>
        </table:table-row>
        <table:table-row>
          <table:table-cell office:value="2816" office:value-type="float"/>
          <table:table-cell office:value="309" office:value-type="float"/>
          <table:table-cell office:value="742" office:value-type="float"/>
          <table:table-cell office:value-type="string">
            <text:p/>
          </table:table-cell>
        </table:table-row>
        <table:table-row>
          <table:table-cell office:value="2817" office:value-type="float"/>
          <table:table-cell office:value="385" office:value-type="float"/>
          <table:table-cell office:value="672" office:value-type="float"/>
          <table:table-cell office:value-type="string">
            <text:p/>
          </table:table-cell>
        </table:table-row>
        <table:table-row>
          <table:table-cell office:value="2818" office:value-type="float"/>
          <table:table-cell office:value="385" office:value-type="float"/>
          <table:table-cell office:value="742" office:value-type="float"/>
          <table:table-cell office:value-type="string">
            <text:p/>
          </table:table-cell>
        </table:table-row>
        <table:table-row>
          <table:table-cell office:value="2819" office:value-type="float"/>
          <table:table-cell office:value="352" office:value-type="float"/>
          <table:table-cell office:value="743" office:value-type="float"/>
          <table:table-cell office:value-type="string">
            <text:p/>
          </table:table-cell>
        </table:table-row>
        <table:table-row>
          <table:table-cell office:value="2820" office:value-type="float"/>
          <table:table-cell office:value="373" office:value-type="float"/>
          <table:table-cell office:value="744" office:value-type="float"/>
          <table:table-cell office:value-type="string">
            <text:p/>
          </table:table-cell>
        </table:table-row>
        <table:table-row>
          <table:table-cell office:value="2821" office:value-type="float"/>
          <table:table-cell office:value="307" office:value-type="float"/>
          <table:table-cell office:value="744" office:value-type="float"/>
          <table:table-cell office:value-type="string">
            <text:p/>
          </table:table-cell>
        </table:table-row>
        <table:table-row>
          <table:table-cell office:value="2822" office:value-type="float"/>
          <table:table-cell office:value="340" office:value-type="float"/>
          <table:table-cell office:value="744" office:value-type="float"/>
          <table:table-cell office:value-type="string">
            <text:p/>
          </table:table-cell>
        </table:table-row>
        <table:table-row>
          <table:table-cell office:value="2823" office:value-type="float"/>
          <table:table-cell office:value="359" office:value-type="float"/>
          <table:table-cell office:value="745" office:value-type="float"/>
          <table:table-cell office:value-type="string">
            <text:p/>
          </table:table-cell>
        </table:table-row>
        <table:table-row>
          <table:table-cell office:value="2824" office:value-type="float"/>
          <table:table-cell office:value="363" office:value-type="float"/>
          <table:table-cell office:value="745" office:value-type="float"/>
          <table:table-cell office:value-type="string">
            <text:p/>
          </table:table-cell>
        </table:table-row>
        <table:table-row>
          <table:table-cell office:value="2825" office:value-type="float"/>
          <table:table-cell office:value="361" office:value-type="float"/>
          <table:table-cell office:value="745" office:value-type="float"/>
          <table:table-cell office:value-type="string">
            <text:p/>
          </table:table-cell>
        </table:table-row>
        <table:table-row>
          <table:table-cell office:value="2826" office:value-type="float"/>
          <table:table-cell office:value="361" office:value-type="float"/>
          <table:table-cell office:value="694" office:value-type="float"/>
          <table:table-cell office:value-type="string">
            <text:p/>
          </table:table-cell>
        </table:table-row>
        <table:table-row>
          <table:table-cell office:value="2827" office:value-type="float"/>
          <table:table-cell office:value="356" office:value-type="float"/>
          <table:table-cell office:value="745" office:value-type="float"/>
          <table:table-cell office:value-type="string">
            <text:p/>
          </table:table-cell>
        </table:table-row>
        <table:table-row>
          <table:table-cell office:value="2828" office:value-type="float"/>
          <table:table-cell office:value="358" office:value-type="float"/>
          <table:table-cell office:value="746" office:value-type="float"/>
          <table:table-cell office:value-type="string">
            <text:p/>
          </table:table-cell>
        </table:table-row>
        <table:table-row>
          <table:table-cell office:value="2829" office:value-type="float"/>
          <table:table-cell office:value="339" office:value-type="float"/>
          <table:table-cell office:value="747" office:value-type="float"/>
          <table:table-cell office:value-type="string">
            <text:p/>
          </table:table-cell>
        </table:table-row>
        <table:table-row>
          <table:table-cell office:value="2830" office:value-type="float"/>
          <table:table-cell office:value="339" office:value-type="float"/>
          <table:table-cell office:value="748" office:value-type="float"/>
          <table:table-cell office:value-type="string">
            <text:p/>
          </table:table-cell>
        </table:table-row>
        <table:table-row>
          <table:table-cell office:value="2831" office:value-type="float"/>
          <table:table-cell office:value="368" office:value-type="float"/>
          <table:table-cell office:value="749" office:value-type="float"/>
          <table:table-cell office:value-type="string">
            <text:p/>
          </table:table-cell>
        </table:table-row>
        <table:table-row>
          <table:table-cell office:value="2832" office:value-type="float"/>
          <table:table-cell office:value="355" office:value-type="float"/>
          <table:table-cell office:value="749" office:value-type="float"/>
          <table:table-cell office:value-type="string">
            <text:p/>
          </table:table-cell>
        </table:table-row>
        <table:table-row>
          <table:table-cell office:value="2833" office:value-type="float"/>
          <table:table-cell office:value="387" office:value-type="float"/>
          <table:table-cell office:value="749" office:value-type="float"/>
          <table:table-cell office:value-type="string">
            <text:p/>
          </table:table-cell>
        </table:table-row>
        <table:table-row>
          <table:table-cell office:value="2834" office:value-type="float"/>
          <table:table-cell office:value="301" office:value-type="float"/>
          <table:table-cell office:value="749" office:value-type="float"/>
          <table:table-cell office:value-type="string">
            <text:p/>
          </table:table-cell>
        </table:table-row>
        <table:table-row>
          <table:table-cell office:value="2835" office:value-type="float"/>
          <table:table-cell office:value="358" office:value-type="float"/>
          <table:table-cell office:value="749" office:value-type="float"/>
          <table:table-cell office:value-type="string">
            <text:p/>
          </table:table-cell>
        </table:table-row>
        <table:table-row>
          <table:table-cell office:value="2836" office:value-type="float"/>
          <table:table-cell office:value="337" office:value-type="float"/>
          <table:table-cell office:value="678" office:value-type="float"/>
          <table:table-cell office:value-type="string">
            <text:p>per Dwelling type</text:p>
          </table:table-cell>
        </table:table-row>
        <table:table-row>
          <table:table-cell office:value="2837" office:value-type="float"/>
          <table:table-cell office:value="364" office:value-type="float"/>
          <table:table-cell office:value="749" office:value-type="float"/>
          <table:table-cell office:value-type="string">
            <text:p/>
          </table:table-cell>
        </table:table-row>
        <table:table-row>
          <table:table-cell office:value="2838" office:value-type="float"/>
          <table:table-cell office:value="366" office:value-type="float"/>
          <table:table-cell office:value="699" office:value-type="float"/>
          <table:table-cell office:value-type="string">
            <text:p/>
          </table:table-cell>
        </table:table-row>
        <table:table-row>
          <table:table-cell office:value="2839" office:value-type="float"/>
          <table:table-cell office:value="364" office:value-type="float"/>
          <table:table-cell office:value="697" office:value-type="float"/>
          <table:table-cell office:value-type="string">
            <text:p/>
          </table:table-cell>
        </table:table-row>
        <table:table-row>
          <table:table-cell office:value="2840" office:value-type="float"/>
          <table:table-cell office:value="352" office:value-type="float"/>
          <table:table-cell office:value="749" office:value-type="float"/>
          <table:table-cell office:value-type="string">
            <text:p/>
          </table:table-cell>
        </table:table-row>
        <table:table-row>
          <table:table-cell office:value="2841" office:value-type="float"/>
          <table:table-cell office:value="323" office:value-type="float"/>
          <table:table-cell office:value="749" office:value-type="float"/>
          <table:table-cell office:value-type="string">
            <text:p/>
          </table:table-cell>
        </table:table-row>
        <table:table-row>
          <table:table-cell office:value="2842" office:value-type="float"/>
          <table:table-cell office:value="356" office:value-type="float"/>
          <table:table-cell office:value="750" office:value-type="float"/>
          <table:table-cell office:value-type="string">
            <text:p/>
          </table:table-cell>
        </table:table-row>
        <table:table-row>
          <table:table-cell office:value="2843" office:value-type="float"/>
          <table:table-cell office:value="311" office:value-type="float"/>
          <table:table-cell office:value="750" office:value-type="float"/>
          <table:table-cell office:value-type="string">
            <text:p>Biodiversity</text:p>
          </table:table-cell>
        </table:table-row>
        <table:table-row>
          <table:table-cell office:value="2844" office:value-type="float"/>
          <table:table-cell office:value="361" office:value-type="float"/>
          <table:table-cell office:value="750" office:value-type="float"/>
          <table:table-cell office:value-type="string">
            <text:p/>
          </table:table-cell>
        </table:table-row>
        <table:table-row>
          <table:table-cell office:value="2845" office:value-type="float"/>
          <table:table-cell office:value="337" office:value-type="float"/>
          <table:table-cell office:value="751" office:value-type="float"/>
          <table:table-cell office:value-type="string">
            <text:p/>
          </table:table-cell>
        </table:table-row>
        <table:table-row>
          <table:table-cell office:value="2846" office:value-type="float"/>
          <table:table-cell office:value="345" office:value-type="float"/>
          <table:table-cell office:value="752" office:value-type="float"/>
          <table:table-cell office:value-type="string">
            <text:p/>
          </table:table-cell>
        </table:table-row>
        <table:table-row>
          <table:table-cell office:value="2847" office:value-type="float"/>
          <table:table-cell office:value="324" office:value-type="float"/>
          <table:table-cell office:value="752" office:value-type="float"/>
          <table:table-cell office:value-type="string">
            <text:p/>
          </table:table-cell>
        </table:table-row>
        <table:table-row>
          <table:table-cell office:value="2848" office:value-type="float"/>
          <table:table-cell office:value="387" office:value-type="float"/>
          <table:table-cell office:value="753" office:value-type="float"/>
          <table:table-cell office:value-type="string">
            <text:p/>
          </table:table-cell>
        </table:table-row>
        <table:table-row>
          <table:table-cell office:value="2849" office:value-type="float"/>
          <table:table-cell office:value="323" office:value-type="float"/>
          <table:table-cell office:value="753" office:value-type="float"/>
          <table:table-cell office:value-type="string">
            <text:p/>
          </table:table-cell>
        </table:table-row>
        <table:table-row>
          <table:table-cell office:value="2850" office:value-type="float"/>
          <table:table-cell office:value="309" office:value-type="float"/>
          <table:table-cell office:value="754" office:value-type="float"/>
          <table:table-cell office:value-type="string">
            <text:p/>
          </table:table-cell>
        </table:table-row>
        <table:table-row>
          <table:table-cell office:value="2851" office:value-type="float"/>
          <table:table-cell office:value="309" office:value-type="float"/>
          <table:table-cell office:value="755" office:value-type="float"/>
          <table:table-cell office:value-type="string">
            <text:p/>
          </table:table-cell>
        </table:table-row>
        <table:table-row>
          <table:table-cell office:value="2852" office:value-type="float"/>
          <table:table-cell office:value="352" office:value-type="float"/>
          <table:table-cell office:value="756" office:value-type="float"/>
          <table:table-cell office:value-type="string">
            <text:p/>
          </table:table-cell>
        </table:table-row>
        <table:table-row>
          <table:table-cell office:value="2853" office:value-type="float"/>
          <table:table-cell office:value="310" office:value-type="float"/>
          <table:table-cell office:value="756" office:value-type="float"/>
          <table:table-cell office:value-type="string">
            <text:p/>
          </table:table-cell>
        </table:table-row>
        <table:table-row>
          <table:table-cell office:value="2854" office:value-type="float"/>
          <table:table-cell office:value="371" office:value-type="float"/>
          <table:table-cell office:value="758" office:value-type="float"/>
          <table:table-cell office:value-type="string">
            <text:p>as Downpayment affordability</text:p>
          </table:table-cell>
        </table:table-row>
        <table:table-row>
          <table:table-cell office:value="2855" office:value-type="float"/>
          <table:table-cell office:value="312" office:value-type="float"/>
          <table:table-cell office:value="758" office:value-type="float"/>
          <table:table-cell office:value-type="string">
            <text:p>as affordability</text:p>
          </table:table-cell>
        </table:table-row>
        <table:table-row>
          <table:table-cell office:value="2856" office:value-type="float"/>
          <table:table-cell office:value="309" office:value-type="float"/>
          <table:table-cell office:value="758" office:value-type="float"/>
          <table:table-cell office:value-type="string">
            <text:p/>
          </table:table-cell>
        </table:table-row>
        <table:table-row>
          <table:table-cell office:value="2857" office:value-type="float"/>
          <table:table-cell office:value="343" office:value-type="float"/>
          <table:table-cell office:value="758" office:value-type="float"/>
          <table:table-cell office:value-type="string">
            <text:p/>
          </table:table-cell>
        </table:table-row>
        <table:table-row>
          <table:table-cell office:value="2858" office:value-type="float"/>
          <table:table-cell office:value="342" office:value-type="float"/>
          <table:table-cell office:value="758" office:value-type="float"/>
          <table:table-cell office:value-type="string">
            <text:p/>
          </table:table-cell>
        </table:table-row>
        <table:table-row>
          <table:table-cell office:value="2859" office:value-type="float"/>
          <table:table-cell office:value="310" office:value-type="float"/>
          <table:table-cell office:value="758" office:value-type="float"/>
          <table:table-cell office:value-type="string">
            <text:p/>
          </table:table-cell>
        </table:table-row>
        <table:table-row>
          <table:table-cell office:value="2860" office:value-type="float"/>
          <table:table-cell office:value="314" office:value-type="float"/>
          <table:table-cell office:value="758" office:value-type="float"/>
          <table:table-cell office:value-type="string">
            <text:p/>
          </table:table-cell>
        </table:table-row>
        <table:table-row>
          <table:table-cell office:value="2861" office:value-type="float"/>
          <table:table-cell office:value="346" office:value-type="float"/>
          <table:table-cell office:value="676" office:value-type="float"/>
          <table:table-cell office:value-type="string">
            <text:p/>
          </table:table-cell>
        </table:table-row>
        <table:table-row>
          <table:table-cell office:value="2862" office:value-type="float"/>
          <table:table-cell office:value="347" office:value-type="float"/>
          <table:table-cell office:value="676" office:value-type="float"/>
          <table:table-cell office:value-type="string">
            <text:p/>
          </table:table-cell>
        </table:table-row>
        <table:table-row>
          <table:table-cell office:value="2863" office:value-type="float"/>
          <table:table-cell office:value="345" office:value-type="float"/>
          <table:table-cell office:value="759" office:value-type="float"/>
          <table:table-cell office:value-type="string">
            <text:p/>
          </table:table-cell>
        </table:table-row>
        <table:table-row>
          <table:table-cell office:value="2864" office:value-type="float"/>
          <table:table-cell office:value="347" office:value-type="float"/>
          <table:table-cell office:value="759" office:value-type="float"/>
          <table:table-cell office:value-type="string">
            <text:p/>
          </table:table-cell>
        </table:table-row>
        <table:table-row>
          <table:table-cell office:value="2865" office:value-type="float"/>
          <table:table-cell office:value="320" office:value-type="float"/>
          <table:table-cell office:value="760" office:value-type="float"/>
          <table:table-cell office:value-type="string">
            <text:p/>
          </table:table-cell>
        </table:table-row>
        <table:table-row>
          <table:table-cell office:value="2866" office:value-type="float"/>
          <table:table-cell office:value="345" office:value-type="float"/>
          <table:table-cell office:value="760" office:value-type="float"/>
          <table:table-cell office:value-type="string">
            <text:p/>
          </table:table-cell>
        </table:table-row>
        <table:table-row>
          <table:table-cell office:value="2867" office:value-type="float"/>
          <table:table-cell office:value="343" office:value-type="float"/>
          <table:table-cell office:value="760" office:value-type="float"/>
          <table:table-cell office:value-type="string">
            <text:p/>
          </table:table-cell>
        </table:table-row>
        <table:table-row>
          <table:table-cell office:value="2868" office:value-type="float"/>
          <table:table-cell office:value="318" office:value-type="float"/>
          <table:table-cell office:value="760" office:value-type="float"/>
          <table:table-cell office:value-type="string">
            <text:p/>
          </table:table-cell>
        </table:table-row>
        <table:table-row>
          <table:table-cell office:value="2869" office:value-type="float"/>
          <table:table-cell office:value="371" office:value-type="float"/>
          <table:table-cell office:value="761" office:value-type="float"/>
          <table:table-cell office:value-type="string">
            <text:p/>
          </table:table-cell>
        </table:table-row>
        <table:table-row>
          <table:table-cell office:value="2870" office:value-type="float"/>
          <table:table-cell office:value="320" office:value-type="float"/>
          <table:table-cell office:value="762" office:value-type="float"/>
          <table:table-cell office:value-type="string">
            <text:p/>
          </table:table-cell>
        </table:table-row>
        <table:table-row>
          <table:table-cell office:value="2871" office:value-type="float"/>
          <table:table-cell office:value="345" office:value-type="float"/>
          <table:table-cell office:value="762" office:value-type="float"/>
          <table:table-cell office:value-type="string">
            <text:p/>
          </table:table-cell>
        </table:table-row>
        <table:table-row>
          <table:table-cell office:value="2872" office:value-type="float"/>
          <table:table-cell office:value="345" office:value-type="float"/>
          <table:table-cell office:value="679" office:value-type="float"/>
          <table:table-cell office:value-type="string">
            <text:p>Housing Quality Indicator (UK)</text:p>
          </table:table-cell>
        </table:table-row>
        <table:table-row>
          <table:table-cell office:value="2873" office:value-type="float"/>
          <table:table-cell office:value="387" office:value-type="float"/>
          <table:table-cell office:value="762" office:value-type="float"/>
          <table:table-cell office:value-type="string">
            <text:p/>
          </table:table-cell>
        </table:table-row>
        <table:table-row>
          <table:table-cell office:value="2874" office:value-type="float"/>
          <table:table-cell office:value="306" office:value-type="float"/>
          <table:table-cell office:value="762" office:value-type="float"/>
          <table:table-cell office:value-type="string">
            <text:p/>
          </table:table-cell>
        </table:table-row>
        <table:table-row>
          <table:table-cell office:value="2875" office:value-type="float"/>
          <table:table-cell office:value="304" office:value-type="float"/>
          <table:table-cell office:value="762" office:value-type="float"/>
          <table:table-cell office:value-type="string">
            <text:p/>
          </table:table-cell>
        </table:table-row>
        <table:table-row>
          <table:table-cell office:value="2876" office:value-type="float"/>
          <table:table-cell office:value="353" office:value-type="float"/>
          <table:table-cell office:value="762" office:value-type="float"/>
          <table:table-cell office:value-type="string">
            <text:p/>
          </table:table-cell>
        </table:table-row>
        <table:table-row>
          <table:table-cell office:value="2877" office:value-type="float"/>
          <table:table-cell office:value="342" office:value-type="float"/>
          <table:table-cell office:value="763" office:value-type="float"/>
          <table:table-cell office:value-type="string">
            <text:p/>
          </table:table-cell>
        </table:table-row>
        <table:table-row>
          <table:table-cell office:value="2878" office:value-type="float"/>
          <table:table-cell office:value="359" office:value-type="float"/>
          <table:table-cell office:value="763" office:value-type="float"/>
          <table:table-cell office:value-type="string">
            <text:p/>
          </table:table-cell>
        </table:table-row>
        <table:table-row>
          <table:table-cell office:value="2879" office:value-type="float"/>
          <table:table-cell office:value="388" office:value-type="float"/>
          <table:table-cell office:value="763" office:value-type="float"/>
          <table:table-cell office:value-type="string">
            <text:p/>
          </table:table-cell>
        </table:table-row>
        <table:table-row>
          <table:table-cell office:value="2880" office:value-type="float"/>
          <table:table-cell office:value="325" office:value-type="float"/>
          <table:table-cell office:value="763" office:value-type="float"/>
          <table:table-cell office:value-type="string">
            <text:p/>
          </table:table-cell>
        </table:table-row>
        <table:table-row>
          <table:table-cell office:value="2881" office:value-type="float"/>
          <table:table-cell office:value="387" office:value-type="float"/>
          <table:table-cell office:value="764" office:value-type="float"/>
          <table:table-cell office:value-type="string">
            <text:p/>
          </table:table-cell>
        </table:table-row>
        <table:table-row>
          <table:table-cell office:value="2882" office:value-type="float"/>
          <table:table-cell office:value="389" office:value-type="float"/>
          <table:table-cell office:value="764" office:value-type="float"/>
          <table:table-cell office:value-type="string">
            <text:p/>
          </table:table-cell>
        </table:table-row>
        <table:table-row>
          <table:table-cell office:value="2883" office:value-type="float"/>
          <table:table-cell office:value="339" office:value-type="float"/>
          <table:table-cell office:value="765" office:value-type="float"/>
          <table:table-cell office:value-type="string">
            <text:p/>
          </table:table-cell>
        </table:table-row>
        <table:table-row>
          <table:table-cell office:value="2884" office:value-type="float"/>
          <table:table-cell office:value="374" office:value-type="float"/>
          <table:table-cell office:value="766" office:value-type="float"/>
          <table:table-cell office:value-type="string">
            <text:p/>
          </table:table-cell>
        </table:table-row>
        <table:table-row>
          <table:table-cell office:value="2885" office:value-type="float"/>
          <table:table-cell office:value="352" office:value-type="float"/>
          <table:table-cell office:value="766" office:value-type="float"/>
          <table:table-cell office:value-type="string">
            <text:p/>
          </table:table-cell>
        </table:table-row>
        <table:table-row>
          <table:table-cell office:value="2886" office:value-type="float"/>
          <table:table-cell office:value="340" office:value-type="float"/>
          <table:table-cell office:value="766" office:value-type="float"/>
          <table:table-cell office:value-type="string">
            <text:p/>
          </table:table-cell>
        </table:table-row>
        <table:table-row>
          <table:table-cell office:value="2887" office:value-type="float"/>
          <table:table-cell office:value="326" office:value-type="float"/>
          <table:table-cell office:value="767" office:value-type="float"/>
          <table:table-cell office:value-type="string">
            <text:p/>
          </table:table-cell>
        </table:table-row>
        <table:table-row>
          <table:table-cell office:value="2888" office:value-type="float"/>
          <table:table-cell office:value="320" office:value-type="float"/>
          <table:table-cell office:value="767" office:value-type="float"/>
          <table:table-cell office:value-type="string">
            <text:p/>
          </table:table-cell>
        </table:table-row>
        <table:table-row>
          <table:table-cell office:value="2889" office:value-type="float"/>
          <table:table-cell office:value="352" office:value-type="float"/>
          <table:table-cell office:value="768" office:value-type="float"/>
          <table:table-cell office:value-type="string">
            <text:p/>
          </table:table-cell>
        </table:table-row>
        <table:table-row>
          <table:table-cell office:value="2890" office:value-type="float"/>
          <table:table-cell office:value="337" office:value-type="float"/>
          <table:table-cell office:value="768" office:value-type="float"/>
          <table:table-cell office:value-type="string">
            <text:p>as Sale price</text:p>
          </table:table-cell>
        </table:table-row>
        <table:table-row>
          <table:table-cell office:value="2891" office:value-type="float"/>
          <table:table-cell office:value="304" office:value-type="float"/>
          <table:table-cell office:value="768" office:value-type="float"/>
          <table:table-cell office:value-type="string">
            <text:p/>
          </table:table-cell>
        </table:table-row>
        <table:table-row>
          <table:table-cell office:value="2892" office:value-type="float"/>
          <table:table-cell office:value="309" office:value-type="float"/>
          <table:table-cell office:value="768" office:value-type="float"/>
          <table:table-cell office:value-type="string">
            <text:p/>
          </table:table-cell>
        </table:table-row>
        <table:table-row>
          <table:table-cell office:value="2893" office:value-type="float"/>
          <table:table-cell office:value="339" office:value-type="float"/>
          <table:table-cell office:value="768" office:value-type="float"/>
          <table:table-cell office:value-type="string">
            <text:p/>
          </table:table-cell>
        </table:table-row>
        <table:table-row>
          <table:table-cell office:value="2894" office:value-type="float"/>
          <table:table-cell office:value="352" office:value-type="float"/>
          <table:table-cell office:value="769" office:value-type="float"/>
          <table:table-cell office:value-type="string">
            <text:p/>
          </table:table-cell>
        </table:table-row>
        <table:table-row>
          <table:table-cell office:value="2895" office:value-type="float"/>
          <table:table-cell office:value="310" office:value-type="float"/>
          <table:table-cell office:value="770" office:value-type="float"/>
          <table:table-cell office:value-type="string">
            <text:p/>
          </table:table-cell>
        </table:table-row>
        <table:table-row>
          <table:table-cell office:value="2896" office:value-type="float"/>
          <table:table-cell office:value="323" office:value-type="float"/>
          <table:table-cell office:value="770" office:value-type="float"/>
          <table:table-cell office:value-type="string">
            <text:p/>
          </table:table-cell>
        </table:table-row>
        <table:table-row>
          <table:table-cell office:value="2897" office:value-type="float"/>
          <table:table-cell office:value="388" office:value-type="float"/>
          <table:table-cell office:value="770" office:value-type="float"/>
          <table:table-cell office:value-type="string">
            <text:p/>
          </table:table-cell>
        </table:table-row>
        <table:table-row>
          <table:table-cell office:value="2898" office:value-type="float"/>
          <table:table-cell office:value="309" office:value-type="float"/>
          <table:table-cell office:value="770" office:value-type="float"/>
          <table:table-cell office:value-type="string">
            <text:p/>
          </table:table-cell>
        </table:table-row>
        <table:table-row>
          <table:table-cell office:value="2899" office:value-type="float"/>
          <table:table-cell office:value="387" office:value-type="float"/>
          <table:table-cell office:value="770" office:value-type="float"/>
          <table:table-cell office:value-type="string">
            <text:p/>
          </table:table-cell>
        </table:table-row>
        <table:table-row>
          <table:table-cell office:value="2900" office:value-type="float"/>
          <table:table-cell office:value="371" office:value-type="float"/>
          <table:table-cell office:value="771" office:value-type="float"/>
          <table:table-cell office:value-type="string">
            <text:p>Qualitative</text:p>
          </table:table-cell>
        </table:table-row>
        <table:table-row>
          <table:table-cell office:value="2901" office:value-type="float"/>
          <table:table-cell office:value="344" office:value-type="float"/>
          <table:table-cell office:value="771" office:value-type="float"/>
          <table:table-cell office:value-type="string">
            <text:p/>
          </table:table-cell>
        </table:table-row>
        <table:table-row>
          <table:table-cell office:value="2902" office:value-type="float"/>
          <table:table-cell office:value="346" office:value-type="float"/>
          <table:table-cell office:value="771" office:value-type="float"/>
          <table:table-cell office:value-type="string">
            <text:p/>
          </table:table-cell>
        </table:table-row>
        <table:table-row>
          <table:table-cell office:value="2903" office:value-type="float"/>
          <table:table-cell office:value="356" office:value-type="float"/>
          <table:table-cell office:value="771" office:value-type="float"/>
          <table:table-cell office:value-type="string">
            <text:p/>
          </table:table-cell>
        </table:table-row>
        <table:table-row>
          <table:table-cell office:value="2904" office:value-type="float"/>
          <table:table-cell office:value="319" office:value-type="float"/>
          <table:table-cell office:value="771" office:value-type="float"/>
          <table:table-cell office:value-type="string">
            <text:p/>
          </table:table-cell>
        </table:table-row>
        <table:table-row>
          <table:table-cell office:value="2905" office:value-type="float"/>
          <table:table-cell office:value="357" office:value-type="float"/>
          <table:table-cell office:value="772" office:value-type="float"/>
          <table:table-cell office:value-type="string">
            <text:p/>
          </table:table-cell>
        </table:table-row>
        <table:table-row>
          <table:table-cell office:value="2906" office:value-type="float"/>
          <table:table-cell office:value="371" office:value-type="float"/>
          <table:table-cell office:value="772" office:value-type="float"/>
          <table:table-cell office:value-type="string">
            <text:p/>
          </table:table-cell>
        </table:table-row>
        <table:table-row>
          <table:table-cell office:value="2907" office:value-type="float"/>
          <table:table-cell office:value="309" office:value-type="float"/>
          <table:table-cell office:value="773" office:value-type="float"/>
          <table:table-cell office:value-type="string">
            <text:p>per income percentile and age</text:p>
          </table:table-cell>
        </table:table-row>
        <table:table-row>
          <table:table-cell office:value="2908" office:value-type="float"/>
          <table:table-cell office:value="304" office:value-type="float"/>
          <table:table-cell office:value="774" office:value-type="float"/>
          <table:table-cell office:value-type="string">
            <text:p/>
          </table:table-cell>
        </table:table-row>
        <table:table-row>
          <table:table-cell office:value="2909" office:value-type="float"/>
          <table:table-cell office:value="369" office:value-type="float"/>
          <table:table-cell office:value="774" office:value-type="float"/>
          <table:table-cell office:value-type="string">
            <text:p/>
          </table:table-cell>
        </table:table-row>
        <table:table-row>
          <table:table-cell office:value="2910" office:value-type="float"/>
          <table:table-cell office:value="305" office:value-type="float"/>
          <table:table-cell office:value="774" office:value-type="float"/>
          <table:table-cell office:value-type="string">
            <text:p/>
          </table:table-cell>
        </table:table-row>
        <table:table-row>
          <table:table-cell office:value="2911" office:value-type="float"/>
          <table:table-cell office:value="345" office:value-type="float"/>
          <table:table-cell office:value="775" office:value-type="float"/>
          <table:table-cell office:value-type="string">
            <text:p>Basic Facility Index</text:p>
          </table:table-cell>
        </table:table-row>
        <table:table-row>
          <table:table-cell office:value="2912" office:value-type="float"/>
          <table:table-cell office:value="358" office:value-type="float"/>
          <table:table-cell office:value="775" office:value-type="float"/>
          <table:table-cell office:value-type="string">
            <text:p/>
          </table:table-cell>
        </table:table-row>
        <table:table-row>
          <table:table-cell office:value="2913" office:value-type="float"/>
          <table:table-cell office:value="352" office:value-type="float"/>
          <table:table-cell office:value="776" office:value-type="float"/>
          <table:table-cell office:value-type="string">
            <text:p/>
          </table:table-cell>
        </table:table-row>
        <table:table-row>
          <table:table-cell office:value="2914" office:value-type="float"/>
          <table:table-cell office:value="345" office:value-type="float"/>
          <table:table-cell office:value="777" office:value-type="float"/>
          <table:table-cell office:value-type="string">
            <text:p>Self Help Quality Index</text:p>
          </table:table-cell>
        </table:table-row>
        <table:table-row>
          <table:table-cell office:value="2915" office:value-type="float"/>
          <table:table-cell office:value="326" office:value-type="float"/>
          <table:table-cell office:value="778" office:value-type="float"/>
          <table:table-cell office:value-type="string">
            <text:p/>
          </table:table-cell>
        </table:table-row>
        <table:table-row>
          <table:table-cell office:value="2916" office:value-type="float"/>
          <table:table-cell office:value="309" office:value-type="float"/>
          <table:table-cell office:value="779" office:value-type="float"/>
          <table:table-cell office:value-type="string">
            <text:p/>
          </table:table-cell>
        </table:table-row>
        <table:table-row>
          <table:table-cell office:value="2917" office:value-type="float"/>
          <table:table-cell office:value="308" office:value-type="float"/>
          <table:table-cell office:value="779" office:value-type="float"/>
          <table:table-cell office:value-type="string">
            <text:p/>
          </table:table-cell>
        </table:table-row>
        <table:table-row>
          <table:table-cell office:value="2918" office:value-type="float"/>
          <table:table-cell office:value="339" office:value-type="float"/>
          <table:table-cell office:value="779" office:value-type="float"/>
          <table:table-cell office:value-type="string">
            <text:p/>
          </table:table-cell>
        </table:table-row>
        <table:table-row>
          <table:table-cell office:value="2919" office:value-type="float"/>
          <table:table-cell office:value="337" office:value-type="float"/>
          <table:table-cell office:value="779" office:value-type="float"/>
          <table:table-cell office:value-type="string">
            <text:p/>
          </table:table-cell>
        </table:table-row>
        <table:table-row>
          <table:table-cell office:value="2920" office:value-type="float"/>
          <table:table-cell office:value="332" office:value-type="float"/>
          <table:table-cell office:value="779" office:value-type="float"/>
          <table:table-cell office:value-type="string">
            <text:p/>
          </table:table-cell>
        </table:table-row>
        <table:table-row>
          <table:table-cell office:value="2921" office:value-type="float"/>
          <table:table-cell office:value="304" office:value-type="float"/>
          <table:table-cell office:value="779" office:value-type="float"/>
          <table:table-cell office:value-type="string">
            <text:p/>
          </table:table-cell>
        </table:table-row>
        <table:table-row>
          <table:table-cell office:value="2922" office:value-type="float"/>
          <table:table-cell office:value="310" office:value-type="float"/>
          <table:table-cell office:value="779" office:value-type="float"/>
          <table:table-cell office:value-type="string">
            <text:p/>
          </table:table-cell>
        </table:table-row>
        <table:table-row>
          <table:table-cell office:value="2923" office:value-type="float"/>
          <table:table-cell office:value="309" office:value-type="float"/>
          <table:table-cell office:value="780" office:value-type="float"/>
          <table:table-cell office:value-type="string">
            <text:p/>
          </table:table-cell>
        </table:table-row>
        <table:table-row>
          <table:table-cell office:value="2924" office:value-type="float"/>
          <table:table-cell office:value="308" office:value-type="float"/>
          <table:table-cell office:value="780" office:value-type="float"/>
          <table:table-cell office:value-type="string">
            <text:p/>
          </table:table-cell>
        </table:table-row>
        <table:table-row>
          <table:table-cell office:value="2925" office:value-type="float"/>
          <table:table-cell office:value="343" office:value-type="float"/>
          <table:table-cell office:value="780" office:value-type="float"/>
          <table:table-cell office:value-type="string">
            <text:p/>
          </table:table-cell>
        </table:table-row>
        <table:table-row>
          <table:table-cell office:value="2926" office:value-type="float"/>
          <table:table-cell office:value="382" office:value-type="float"/>
          <table:table-cell office:value="780" office:value-type="float"/>
          <table:table-cell office:value-type="string">
            <text:p/>
          </table:table-cell>
        </table:table-row>
        <table:table-row>
          <table:table-cell office:value="2927" office:value-type="float"/>
          <table:table-cell office:value="351" office:value-type="float"/>
          <table:table-cell office:value="781" office:value-type="float"/>
          <table:table-cell office:value-type="string">
            <text:p>Shannon diversity</text:p>
          </table:table-cell>
        </table:table-row>
        <table:table-row>
          <table:table-cell office:value="2928" office:value-type="float"/>
          <table:table-cell office:value="375" office:value-type="float"/>
          <table:table-cell office:value="781" office:value-type="float"/>
          <table:table-cell office:value-type="string">
            <text:p/>
          </table:table-cell>
        </table:table-row>
        <table:table-row>
          <table:table-cell office:value="2929" office:value-type="float"/>
          <table:table-cell office:value="311" office:value-type="float"/>
          <table:table-cell office:value="781" office:value-type="float"/>
          <table:table-cell office:value-type="string">
            <text:p>Blue-Green area</text:p>
          </table:table-cell>
        </table:table-row>
        <table:table-row>
          <table:table-cell office:value="2930" office:value-type="float"/>
          <table:table-cell office:value="366" office:value-type="float"/>
          <table:table-cell office:value="781" office:value-type="float"/>
          <table:table-cell office:value-type="string">
            <text:p/>
          </table:table-cell>
        </table:table-row>
        <table:table-row>
          <table:table-cell office:value="2931" office:value-type="float"/>
          <table:table-cell office:value="378" office:value-type="float"/>
          <table:table-cell office:value="724" office:value-type="float"/>
          <table:table-cell office:value-type="string">
            <text:p/>
          </table:table-cell>
        </table:table-row>
        <table:table-row>
          <table:table-cell office:value="2932" office:value-type="float"/>
          <table:table-cell office:value="378" office:value-type="float"/>
          <table:table-cell office:value="781" office:value-type="float"/>
          <table:table-cell office:value-type="string">
            <text:p>activity density</text:p>
          </table:table-cell>
        </table:table-row>
        <table:table-row>
          <table:table-cell office:value="2933" office:value-type="float"/>
          <table:table-cell office:value="387" office:value-type="float"/>
          <table:table-cell office:value="782" office:value-type="float"/>
          <table:table-cell office:value-type="string">
            <text:p/>
          </table:table-cell>
        </table:table-row>
        <table:table-row>
          <table:table-cell office:value="2934" office:value-type="float"/>
          <table:table-cell office:value="352" office:value-type="float"/>
          <table:table-cell office:value="782" office:value-type="float"/>
          <table:table-cell office:value-type="string">
            <text:p/>
          </table:table-cell>
        </table:table-row>
        <table:table-row>
          <table:table-cell office:value="2935" office:value-type="float"/>
          <table:table-cell office:value="310" office:value-type="float"/>
          <table:table-cell office:value="782" office:value-type="float"/>
          <table:table-cell office:value-type="string">
            <text:p/>
          </table:table-cell>
        </table:table-row>
        <table:table-row>
          <table:table-cell office:value="2936" office:value-type="float"/>
          <table:table-cell office:value="389" office:value-type="float"/>
          <table:table-cell office:value="782" office:value-type="float"/>
          <table:table-cell office:value-type="string">
            <text:p/>
          </table:table-cell>
        </table:table-row>
        <table:table-row>
          <table:table-cell office:value="2937" office:value-type="float"/>
          <table:table-cell office:value="304" office:value-type="float"/>
          <table:table-cell office:value="784" office:value-type="float"/>
          <table:table-cell office:value-type="string">
            <text:p/>
          </table:table-cell>
        </table:table-row>
        <table:table-row>
          <table:table-cell office:value="2938" office:value-type="float"/>
          <table:table-cell office:value="326" office:value-type="float"/>
          <table:table-cell office:value="784" office:value-type="float"/>
          <table:table-cell office:value-type="string">
            <text:p/>
          </table:table-cell>
        </table:table-row>
        <table:table-row>
          <table:table-cell office:value="2939" office:value-type="float"/>
          <table:table-cell office:value="324" office:value-type="float"/>
          <table:table-cell office:value="784" office:value-type="float"/>
          <table:table-cell office:value-type="string">
            <text:p>differentiation of rural vs urban</text:p>
          </table:table-cell>
        </table:table-row>
        <table:table-row>
          <table:table-cell office:value="2940" office:value-type="float"/>
          <table:table-cell office:value="345" office:value-type="float"/>
          <table:table-cell office:value="784" office:value-type="float"/>
          <table:table-cell office:value-type="string">
            <text:p/>
          </table:table-cell>
        </table:table-row>
        <table:table-row>
          <table:table-cell office:value="2941" office:value-type="float"/>
          <table:table-cell office:value="369" office:value-type="float"/>
          <table:table-cell office:value="783" office:value-type="float"/>
          <table:table-cell office:value-type="string">
            <text:p/>
          </table:table-cell>
        </table:table-row>
        <table:table-row>
          <table:table-cell office:value="2942" office:value-type="float"/>
          <table:table-cell office:value="326" office:value-type="float"/>
          <table:table-cell office:value="783" office:value-type="float"/>
          <table:table-cell office:value-type="string">
            <text:p/>
          </table:table-cell>
        </table:table-row>
        <table:table-row>
          <table:table-cell office:value="2943" office:value-type="float"/>
          <table:table-cell office:value="343" office:value-type="float"/>
          <table:table-cell office:value="783" office:value-type="float"/>
          <table:table-cell office:value-type="string">
            <text:p/>
          </table:table-cell>
        </table:table-row>
        <table:table-row>
          <table:table-cell office:value="2944" office:value-type="float"/>
          <table:table-cell office:value="367" office:value-type="float"/>
          <table:table-cell office:value="783" office:value-type="float"/>
          <table:table-cell office:value-type="string">
            <text:p/>
          </table:table-cell>
        </table:table-row>
        <table:table-row>
          <table:table-cell office:value="2945" office:value-type="float"/>
          <table:table-cell office:value="309" office:value-type="float"/>
          <table:table-cell office:value="785" office:value-type="float"/>
          <table:table-cell office:value-type="string">
            <text:p/>
          </table:table-cell>
        </table:table-row>
        <table:table-row>
          <table:table-cell office:value="2946" office:value-type="float"/>
          <table:table-cell office:value="312" office:value-type="float"/>
          <table:table-cell office:value="785" office:value-type="float"/>
          <table:table-cell office:value-type="string">
            <text:p/>
          </table:table-cell>
        </table:table-row>
        <table:table-row>
          <table:table-cell office:value="2947" office:value-type="float"/>
          <table:table-cell office:value="344" office:value-type="float"/>
          <table:table-cell office:value="786" office:value-type="float"/>
          <table:table-cell office:value-type="string">
            <text:p/>
          </table:table-cell>
        </table:table-row>
        <table:table-row>
          <table:table-cell office:value="2948" office:value-type="float"/>
          <table:table-cell office:value="337" office:value-type="float"/>
          <table:table-cell office:value="786" office:value-type="float"/>
          <table:table-cell office:value-type="string">
            <text:p/>
          </table:table-cell>
        </table:table-row>
        <table:table-row>
          <table:table-cell office:value="2949" office:value-type="float"/>
          <table:table-cell office:value="390" office:value-type="float"/>
          <table:table-cell office:value="788" office:value-type="float"/>
          <table:table-cell office:value-type="string">
            <text:p/>
          </table:table-cell>
        </table:table-row>
        <table:table-row>
          <table:table-cell office:value="2950" office:value-type="float"/>
          <table:table-cell office:value="378" office:value-type="float"/>
          <table:table-cell office:value="789" office:value-type="float"/>
          <table:table-cell office:value-type="string">
            <text:p>Railway travel</text:p>
          </table:table-cell>
        </table:table-row>
        <table:table-row>
          <table:table-cell office:value="2951" office:value-type="float"/>
          <table:table-cell office:value="322" office:value-type="float"/>
          <table:table-cell office:value="790" office:value-type="float"/>
          <table:table-cell office:value-type="string">
            <text:p/>
          </table:table-cell>
        </table:table-row>
        <table:table-row>
          <table:table-cell office:value="2952" office:value-type="float"/>
          <table:table-cell office:value="375" office:value-type="float"/>
          <table:table-cell office:value="790" office:value-type="float"/>
          <table:table-cell office:value-type="string">
            <text:p/>
          </table:table-cell>
        </table:table-row>
        <table:table-row>
          <table:table-cell office:value="2953" office:value-type="float"/>
          <table:table-cell office:value="356" office:value-type="float"/>
          <table:table-cell office:value="790" office:value-type="float"/>
          <table:table-cell office:value-type="string">
            <text:p/>
          </table:table-cell>
        </table:table-row>
        <table:table-row>
          <table:table-cell office:value="2954" office:value-type="float"/>
          <table:table-cell office:value="366" office:value-type="float"/>
          <table:table-cell office:value="790" office:value-type="float"/>
          <table:table-cell office:value-type="string">
            <text:p/>
          </table:table-cell>
        </table:table-row>
        <table:table-row>
          <table:table-cell office:value="2955" office:value-type="float"/>
          <table:table-cell office:value="346" office:value-type="float"/>
          <table:table-cell office:value="790" office:value-type="float"/>
          <table:table-cell office:value-type="string">
            <text:p/>
          </table:table-cell>
        </table:table-row>
        <table:table-row>
          <table:table-cell office:value="2956" office:value-type="float"/>
          <table:table-cell office:value="345" office:value-type="float"/>
          <table:table-cell office:value="790" office:value-type="float"/>
          <table:table-cell office:value-type="string">
            <text:p>Connection to utilities</text:p>
          </table:table-cell>
        </table:table-row>
        <table:table-row>
          <table:table-cell office:value="2957" office:value-type="float"/>
          <table:table-cell office:value="346" office:value-type="float"/>
          <table:table-cell office:value="791" office:value-type="float"/>
          <table:table-cell office:value-type="string">
            <text:p/>
          </table:table-cell>
        </table:table-row>
        <table:table-row>
          <table:table-cell office:value="2958" office:value-type="float"/>
          <table:table-cell office:value="311" office:value-type="float"/>
          <table:table-cell office:value="791" office:value-type="float"/>
          <table:table-cell office:value-type="string">
            <text:p/>
          </table:table-cell>
        </table:table-row>
        <table:table-row>
          <table:table-cell office:value="2959" office:value-type="float"/>
          <table:table-cell office:value="344" office:value-type="float"/>
          <table:table-cell office:value="791" office:value-type="float"/>
          <table:table-cell office:value-type="string">
            <text:p/>
          </table:table-cell>
        </table:table-row>
        <table:table-row>
          <table:table-cell office:value="2960" office:value-type="float"/>
          <table:table-cell office:value="355" office:value-type="float"/>
          <table:table-cell office:value="818" office:value-type="float"/>
          <table:table-cell office:value-type="string">
            <text:p/>
          </table:table-cell>
        </table:table-row>
        <table:table-row>
          <table:table-cell office:value="2961" office:value-type="float"/>
          <table:table-cell office:value="352" office:value-type="float"/>
          <table:table-cell office:value="792" office:value-type="float"/>
          <table:table-cell office:value-type="string">
            <text:p/>
          </table:table-cell>
        </table:table-row>
        <table:table-row>
          <table:table-cell office:value="2962" office:value-type="float"/>
          <table:table-cell office:value="343" office:value-type="float"/>
          <table:table-cell office:value="817" office:value-type="float"/>
          <table:table-cell office:value-type="string">
            <text:p/>
          </table:table-cell>
        </table:table-row>
        <table:table-row>
          <table:table-cell office:value="2963" office:value-type="float"/>
          <table:table-cell office:value="356" office:value-type="float"/>
          <table:table-cell office:value="817" office:value-type="float"/>
          <table:table-cell office:value-type="string">
            <text:p/>
          </table:table-cell>
        </table:table-row>
        <table:table-row>
          <table:table-cell office:value="2964" office:value-type="float"/>
          <table:table-cell office:value="311" office:value-type="float"/>
          <table:table-cell office:value="817" office:value-type="float"/>
          <table:table-cell office:value-type="string">
            <text:p>green public area per inhab</text:p>
          </table:table-cell>
        </table:table-row>
        <table:table-row>
          <table:table-cell office:value="2965" office:value-type="float"/>
          <table:table-cell office:value="346" office:value-type="float"/>
          <table:table-cell office:value="817" office:value-type="float"/>
          <table:table-cell office:value-type="string">
            <text:p/>
          </table:table-cell>
        </table:table-row>
        <table:table-row>
          <table:table-cell office:value="2966" office:value-type="float"/>
          <table:table-cell office:value="366" office:value-type="float"/>
          <table:table-cell office:value="817" office:value-type="float"/>
          <table:table-cell office:value-type="string">
            <text:p>Intersection density</text:p>
          </table:table-cell>
        </table:table-row>
        <table:table-row>
          <table:table-cell office:value="2967" office:value-type="float"/>
          <table:table-cell office:value="391" office:value-type="float"/>
          <table:table-cell office:value="817" office:value-type="float"/>
          <table:table-cell office:value-type="string">
            <text:p/>
          </table:table-cell>
        </table:table-row>
        <table:table-row>
          <table:table-cell office:value="2968" office:value-type="float"/>
          <table:table-cell office:value="356" office:value-type="float"/>
          <table:table-cell office:value="794" office:value-type="float"/>
          <table:table-cell office:value-type="string">
            <text:p/>
          </table:table-cell>
        </table:table-row>
        <table:table-row>
          <table:table-cell office:value="2969" office:value-type="float"/>
          <table:table-cell office:value="337" office:value-type="float"/>
          <table:table-cell office:value="794" office:value-type="float"/>
          <table:table-cell office:value-type="string">
            <text:p/>
          </table:table-cell>
        </table:table-row>
        <table:table-row>
          <table:table-cell office:value="2970" office:value-type="float"/>
          <table:table-cell office:value="385" office:value-type="float"/>
          <table:table-cell office:value="795" office:value-type="float"/>
          <table:table-cell office:value-type="string">
            <text:p/>
          </table:table-cell>
        </table:table-row>
        <table:table-row>
          <table:table-cell office:value="2971" office:value-type="float"/>
          <table:table-cell office:value="371" office:value-type="float"/>
          <table:table-cell office:value="794" office:value-type="float"/>
          <table:table-cell office:value-type="string">
            <text:p>as Downpayment affordability</text:p>
          </table:table-cell>
        </table:table-row>
        <table:table-row>
          <table:table-cell office:value="2972" office:value-type="float"/>
          <table:table-cell office:value="342" office:value-type="float"/>
          <table:table-cell office:value="800" office:value-type="float"/>
          <table:table-cell office:value-type="string">
            <text:p/>
          </table:table-cell>
        </table:table-row>
        <table:table-row>
          <table:table-cell office:value="2973" office:value-type="float"/>
          <table:table-cell office:value="324" office:value-type="float"/>
          <table:table-cell office:value="800" office:value-type="float"/>
          <table:table-cell office:value-type="string">
            <text:p/>
          </table:table-cell>
        </table:table-row>
        <table:table-row>
          <table:table-cell office:value="2974" office:value-type="float"/>
          <table:table-cell office:value="346" office:value-type="float"/>
          <table:table-cell office:value="794" office:value-type="float"/>
          <table:table-cell office:value-type="string">
            <text:p/>
          </table:table-cell>
        </table:table-row>
        <table:table-row>
          <table:table-cell office:value="2975" office:value-type="float"/>
          <table:table-cell office:value="375" office:value-type="float"/>
          <table:table-cell office:value="800" office:value-type="float"/>
          <table:table-cell office:value-type="string">
            <text:p/>
          </table:table-cell>
        </table:table-row>
        <table:table-row>
          <table:table-cell office:value="2976" office:value-type="float"/>
          <table:table-cell office:value="390" office:value-type="float"/>
          <table:table-cell office:value="799" office:value-type="float"/>
          <table:table-cell office:value-type="string">
            <text:p/>
          </table:table-cell>
        </table:table-row>
        <table:table-row>
          <table:table-cell office:value="2977" office:value-type="float"/>
          <table:table-cell office:value="337" office:value-type="float"/>
          <table:table-cell office:value="799" office:value-type="float"/>
          <table:table-cell office:value-type="string">
            <text:p/>
          </table:table-cell>
        </table:table-row>
        <table:table-row>
          <table:table-cell office:value="2978" office:value-type="float"/>
          <table:table-cell office:value="379" office:value-type="float"/>
          <table:table-cell office:value="794" office:value-type="float"/>
          <table:table-cell office:value-type="string">
            <text:p/>
          </table:table-cell>
        </table:table-row>
        <table:table-row>
          <table:table-cell office:value="2979" office:value-type="float"/>
          <table:table-cell office:value="350" office:value-type="float"/>
          <table:table-cell office:value="794" office:value-type="float"/>
          <table:table-cell office:value-type="string">
            <text:p/>
          </table:table-cell>
        </table:table-row>
        <table:table-row>
          <table:table-cell office:value="2980" office:value-type="float"/>
          <table:table-cell office:value="343" office:value-type="float"/>
          <table:table-cell office:value="794" office:value-type="float"/>
          <table:table-cell office:value-type="string">
            <text:p/>
          </table:table-cell>
        </table:table-row>
        <table:table-row>
          <table:table-cell office:value="2981" office:value-type="float"/>
          <table:table-cell office:value="305" office:value-type="float"/>
          <table:table-cell office:value="794" office:value-type="float"/>
          <table:table-cell office:value-type="string">
            <text:p/>
          </table:table-cell>
        </table:table-row>
        <table:table-row>
          <table:table-cell office:value="2982" office:value-type="float"/>
          <table:table-cell office:value="309" office:value-type="float"/>
          <table:table-cell office:value="797" office:value-type="float"/>
          <table:table-cell office:value-type="string">
            <text:p/>
          </table:table-cell>
        </table:table-row>
        <table:table-row>
          <table:table-cell office:value="2983" office:value-type="float"/>
          <table:table-cell office:value="333" office:value-type="float"/>
          <table:table-cell office:value="797" office:value-type="float"/>
          <table:table-cell office:value-type="string">
            <text:p/>
          </table:table-cell>
        </table:table-row>
        <table:table-row>
          <table:table-cell office:value="2984" office:value-type="float"/>
          <table:table-cell office:value="374" office:value-type="float"/>
          <table:table-cell office:value="797" office:value-type="float"/>
          <table:table-cell office:value-type="string">
            <text:p/>
          </table:table-cell>
        </table:table-row>
        <table:table-row>
          <table:table-cell office:value="2985" office:value-type="float"/>
          <table:table-cell office:value="352" office:value-type="float"/>
          <table:table-cell office:value="797" office:value-type="float"/>
          <table:table-cell office:value-type="string">
            <text:p/>
          </table:table-cell>
        </table:table-row>
        <table:table-row>
          <table:table-cell office:value="2986" office:value-type="float"/>
          <table:table-cell office:value="314" office:value-type="float"/>
          <table:table-cell office:value="798" office:value-type="float"/>
          <table:table-cell office:value-type="string">
            <text:p/>
          </table:table-cell>
        </table:table-row>
        <table:table-row>
          <table:table-cell office:value="2987" office:value-type="float"/>
          <table:table-cell office:value="319" office:value-type="float"/>
          <table:table-cell office:value="798" office:value-type="float"/>
          <table:table-cell office:value-type="string">
            <text:p/>
          </table:table-cell>
        </table:table-row>
        <table:table-row>
          <table:table-cell office:value="2988" office:value-type="float"/>
          <table:table-cell office:value="307" office:value-type="float"/>
          <table:table-cell office:value="798" office:value-type="float"/>
          <table:table-cell office:value-type="string">
            <text:p/>
          </table:table-cell>
        </table:table-row>
        <table:table-row>
          <table:table-cell office:value="2989" office:value-type="float"/>
          <table:table-cell office:value="378" office:value-type="float"/>
          <table:table-cell office:value="798" office:value-type="float"/>
          <table:table-cell office:value-type="string">
            <text:p/>
          </table:table-cell>
        </table:table-row>
        <table:table-row>
          <table:table-cell office:value="2990" office:value-type="float"/>
          <table:table-cell office:value="365" office:value-type="float"/>
          <table:table-cell office:value="798" office:value-type="float"/>
          <table:table-cell office:value-type="string">
            <text:p/>
          </table:table-cell>
        </table:table-row>
        <table:table-row>
          <table:table-cell office:value="2991" office:value-type="float"/>
          <table:table-cell office:value="375" office:value-type="float"/>
          <table:table-cell office:value="798" office:value-type="float"/>
          <table:table-cell office:value-type="string">
            <text:p/>
          </table:table-cell>
        </table:table-row>
        <table:table-row>
          <table:table-cell office:value="2992" office:value-type="float"/>
          <table:table-cell office:value="343" office:value-type="float"/>
          <table:table-cell office:value="801" office:value-type="float"/>
          <table:table-cell office:value-type="string">
            <text:p/>
          </table:table-cell>
        </table:table-row>
        <table:table-row>
          <table:table-cell office:value="2993" office:value-type="float"/>
          <table:table-cell office:value="324" office:value-type="float"/>
          <table:table-cell office:value="801" office:value-type="float"/>
          <table:table-cell office:value-type="string">
            <text:p/>
          </table:table-cell>
        </table:table-row>
        <table:table-row>
          <table:table-cell office:value="2994" office:value-type="float"/>
          <table:table-cell office:value="342" office:value-type="float"/>
          <table:table-cell office:value="801" office:value-type="float"/>
          <table:table-cell office:value-type="string">
            <text:p/>
          </table:table-cell>
        </table:table-row>
        <table:table-row>
          <table:table-cell office:value="2995" office:value-type="float"/>
          <table:table-cell office:value="322" office:value-type="float"/>
          <table:table-cell office:value="801" office:value-type="float"/>
          <table:table-cell office:value-type="string">
            <text:p/>
          </table:table-cell>
        </table:table-row>
        <table:table-row>
          <table:table-cell office:value="2996" office:value-type="float"/>
          <table:table-cell office:value="356" office:value-type="float"/>
          <table:table-cell office:value="801" office:value-type="float"/>
          <table:table-cell office:value-type="string">
            <text:p/>
          </table:table-cell>
        </table:table-row>
        <table:table-row>
          <table:table-cell office:value="2997" office:value-type="float"/>
          <table:table-cell office:value="346" office:value-type="float"/>
          <table:table-cell office:value="801" office:value-type="float"/>
          <table:table-cell office:value-type="string">
            <text:p/>
          </table:table-cell>
        </table:table-row>
        <table:table-row>
          <table:table-cell office:value="2998" office:value-type="float"/>
          <table:table-cell office:value="311" office:value-type="float"/>
          <table:table-cell office:value="802" office:value-type="float"/>
          <table:table-cell office:value-type="string">
            <text:p>Green visibility</text:p>
          </table:table-cell>
        </table:table-row>
        <table:table-row>
          <table:table-cell office:value="2999" office:value-type="float"/>
          <table:table-cell office:value="356" office:value-type="float"/>
          <table:table-cell office:value="802" office:value-type="float"/>
          <table:table-cell office:value-type="string">
            <text:p/>
          </table:table-cell>
        </table:table-row>
        <table:table-row>
          <table:table-cell office:value="3000" office:value-type="float"/>
          <table:table-cell office:value="343" office:value-type="float"/>
          <table:table-cell office:value="803" office:value-type="float"/>
          <table:table-cell office:value-type="string">
            <text:p/>
          </table:table-cell>
        </table:table-row>
        <table:table-row>
          <table:table-cell office:value="3001" office:value-type="float"/>
          <table:table-cell office:value="350" office:value-type="float"/>
          <table:table-cell office:value="803" office:value-type="float"/>
          <table:table-cell office:value-type="string">
            <text:p/>
          </table:table-cell>
        </table:table-row>
        <table:table-row>
          <table:table-cell office:value="3002" office:value-type="float"/>
          <table:table-cell office:value="311" office:value-type="float"/>
          <table:table-cell office:value="803" office:value-type="float"/>
          <table:table-cell office:value-type="string">
            <text:p>% land coverage</text:p>
          </table:table-cell>
        </table:table-row>
        <table:table-row>
          <table:table-cell office:value="3003" office:value-type="float"/>
          <table:table-cell office:value="356" office:value-type="float"/>
          <table:table-cell office:value="803" office:value-type="float"/>
          <table:table-cell office:value-type="string">
            <text:p/>
          </table:table-cell>
        </table:table-row>
        <table:table-row>
          <table:table-cell office:value="3004" office:value-type="float"/>
          <table:table-cell office:value="378" office:value-type="float"/>
          <table:table-cell office:value="803" office:value-type="float"/>
          <table:table-cell office:value-type="string">
            <text:p/>
          </table:table-cell>
        </table:table-row>
        <table:table-row>
          <table:table-cell office:value="3005" office:value-type="float"/>
          <table:table-cell office:value="324" office:value-type="float"/>
          <table:table-cell office:value="804" office:value-type="float"/>
          <table:table-cell office:value-type="string">
            <text:p/>
          </table:table-cell>
        </table:table-row>
        <table:table-row>
          <table:table-cell office:value="3006" office:value-type="float"/>
          <table:table-cell office:value="375" office:value-type="float"/>
          <table:table-cell office:value="805" office:value-type="float"/>
          <table:table-cell office:value-type="string">
            <text:p/>
          </table:table-cell>
        </table:table-row>
        <table:table-row>
          <table:table-cell office:value="3007" office:value-type="float"/>
          <table:table-cell office:value="311" office:value-type="float"/>
          <table:table-cell office:value="807" office:value-type="float"/>
          <table:table-cell office:value-type="string">
            <text:p>NDVI and % land coverage</text:p>
          </table:table-cell>
        </table:table-row>
        <table:table-row>
          <table:table-cell office:value="3008" office:value-type="float"/>
          <table:table-cell office:value="392" office:value-type="float"/>
          <table:table-cell office:value="801" office:value-type="float"/>
          <table:table-cell office:value-type="string">
            <text:p/>
          </table:table-cell>
        </table:table-row>
        <table:table-row>
          <table:table-cell office:value="3009" office:value-type="float"/>
          <table:table-cell office:value="392" office:value-type="float"/>
          <table:table-cell office:value="807" office:value-type="float"/>
          <table:table-cell office:value-type="string">
            <text:p/>
          </table:table-cell>
        </table:table-row>
        <table:table-row>
          <table:table-cell office:value="3010" office:value-type="float"/>
          <table:table-cell office:value="352" office:value-type="float"/>
          <table:table-cell office:value="806" office:value-type="float"/>
          <table:table-cell office:value-type="string">
            <text:p/>
          </table:table-cell>
        </table:table-row>
        <table:table-row>
          <table:table-cell office:value="3011" office:value-type="float"/>
          <table:table-cell office:value="391" office:value-type="float"/>
          <table:table-cell office:value="806" office:value-type="float"/>
          <table:table-cell office:value-type="string">
            <text:p/>
          </table:table-cell>
        </table:table-row>
        <table:table-row>
          <table:table-cell office:value="3012" office:value-type="float"/>
          <table:table-cell office:value="352" office:value-type="float"/>
          <table:table-cell office:value="808" office:value-type="float"/>
          <table:table-cell office:value-type="string">
            <text:p/>
          </table:table-cell>
        </table:table-row>
        <table:table-row>
          <table:table-cell office:value="3013" office:value-type="float"/>
          <table:table-cell office:value="309" office:value-type="float"/>
          <table:table-cell office:value="809" office:value-type="float"/>
          <table:table-cell office:value-type="string">
            <text:p/>
          </table:table-cell>
        </table:table-row>
        <table:table-row>
          <table:table-cell office:value="3014" office:value-type="float"/>
          <table:table-cell office:value="332" office:value-type="float"/>
          <table:table-cell office:value="810" office:value-type="float"/>
          <table:table-cell office:value-type="string">
            <text:p/>
          </table:table-cell>
        </table:table-row>
        <table:table-row>
          <table:table-cell office:value="3015" office:value-type="float"/>
          <table:table-cell office:value="324" office:value-type="float"/>
          <table:table-cell office:value="810" office:value-type="float"/>
          <table:table-cell office:value-type="string">
            <text:p/>
          </table:table-cell>
        </table:table-row>
        <table:table-row>
          <table:table-cell office:value="3016" office:value-type="float"/>
          <table:table-cell office:value="319" office:value-type="float"/>
          <table:table-cell office:value="810" office:value-type="float"/>
          <table:table-cell office:value-type="string">
            <text:p>Households/residential unit</text:p>
          </table:table-cell>
        </table:table-row>
        <table:table-row>
          <table:table-cell office:value="3017" office:value-type="float"/>
          <table:table-cell office:value="358" office:value-type="float"/>
          <table:table-cell office:value="810" office:value-type="float"/>
          <table:table-cell office:value-type="string">
            <text:p/>
          </table:table-cell>
        </table:table-row>
        <table:table-row>
          <table:table-cell office:value="3018" office:value-type="float"/>
          <table:table-cell office:value="312" office:value-type="float"/>
          <table:table-cell office:value="810" office:value-type="float"/>
          <table:table-cell office:value-type="string">
            <text:p/>
          </table:table-cell>
        </table:table-row>
        <table:table-row>
          <table:table-cell office:value="3019" office:value-type="float"/>
          <table:table-cell office:value="313" office:value-type="float"/>
          <table:table-cell office:value="810" office:value-type="float"/>
          <table:table-cell office:value-type="string">
            <text:p/>
          </table:table-cell>
        </table:table-row>
        <table:table-row>
          <table:table-cell office:value="3020" office:value-type="float"/>
          <table:table-cell office:value="307" office:value-type="float"/>
          <table:table-cell office:value="810" office:value-type="float"/>
          <table:table-cell office:value-type="string">
            <text:p/>
          </table:table-cell>
        </table:table-row>
        <table:table-row>
          <table:table-cell office:value="3021" office:value-type="float"/>
          <table:table-cell office:value="379" office:value-type="float"/>
          <table:table-cell office:value="810" office:value-type="float"/>
          <table:table-cell office:value-type="string">
            <text:p/>
          </table:table-cell>
        </table:table-row>
        <table:table-row>
          <table:table-cell office:value="3022" office:value-type="float"/>
          <table:table-cell office:value="391" office:value-type="float"/>
          <table:table-cell office:value="810" office:value-type="float"/>
          <table:table-cell office:value-type="string">
            <text:p/>
          </table:table-cell>
        </table:table-row>
        <table:table-row>
          <table:table-cell office:value="3023" office:value-type="float"/>
          <table:table-cell office:value="375" office:value-type="float"/>
          <table:table-cell office:value="810" office:value-type="float"/>
          <table:table-cell office:value-type="string">
            <text:p/>
          </table:table-cell>
        </table:table-row>
        <table:table-row>
          <table:table-cell office:value="3024" office:value-type="float"/>
          <table:table-cell office:value="343" office:value-type="float"/>
          <table:table-cell office:value="810" office:value-type="float"/>
          <table:table-cell office:value-type="string">
            <text:p/>
          </table:table-cell>
        </table:table-row>
        <table:table-row>
          <table:table-cell office:value="3025" office:value-type="float"/>
          <table:table-cell office:value="311" office:value-type="float"/>
          <table:table-cell office:value="810" office:value-type="float"/>
          <table:table-cell office:value-type="string">
            <text:p/>
          </table:table-cell>
        </table:table-row>
        <table:table-row>
          <table:table-cell office:value="3026" office:value-type="float"/>
          <table:table-cell office:value="390" office:value-type="float"/>
          <table:table-cell office:value="810" office:value-type="float"/>
          <table:table-cell office:value-type="string">
            <text:p/>
          </table:table-cell>
        </table:table-row>
        <table:table-row>
          <table:table-cell office:value="3027" office:value-type="float"/>
          <table:table-cell office:value="336" office:value-type="float"/>
          <table:table-cell office:value="810" office:value-type="float"/>
          <table:table-cell office:value-type="string">
            <text:p/>
          </table:table-cell>
        </table:table-row>
        <table:table-row>
          <table:table-cell office:value="3028" office:value-type="float"/>
          <table:table-cell office:value="336" office:value-type="float"/>
          <table:table-cell office:value="801" office:value-type="float"/>
          <table:table-cell office:value-type="string">
            <text:p/>
          </table:table-cell>
        </table:table-row>
        <table:table-row>
          <table:table-cell office:value="3029" office:value-type="float"/>
          <table:table-cell office:value="367" office:value-type="float"/>
          <table:table-cell office:value="811" office:value-type="float"/>
          <table:table-cell office:value-type="string">
            <text:p/>
          </table:table-cell>
        </table:table-row>
        <table:table-row>
          <table:table-cell office:value="3030" office:value-type="float"/>
          <table:table-cell office:value="342" office:value-type="float"/>
          <table:table-cell office:value="811" office:value-type="float"/>
          <table:table-cell office:value-type="string">
            <text:p/>
          </table:table-cell>
        </table:table-row>
        <table:table-row>
          <table:table-cell office:value="3031" office:value-type="float"/>
          <table:table-cell office:value="324" office:value-type="float"/>
          <table:table-cell office:value="811" office:value-type="float"/>
          <table:table-cell office:value-type="string">
            <text:p/>
          </table:table-cell>
        </table:table-row>
        <table:table-row>
          <table:table-cell office:value="3032" office:value-type="float"/>
          <table:table-cell office:value="343" office:value-type="float"/>
          <table:table-cell office:value="811" office:value-type="float"/>
          <table:table-cell office:value-type="string">
            <text:p/>
          </table:table-cell>
        </table:table-row>
        <table:table-row>
          <table:table-cell office:value="3033" office:value-type="float"/>
          <table:table-cell office:value="337" office:value-type="float"/>
          <table:table-cell office:value="811" office:value-type="float"/>
          <table:table-cell office:value-type="string">
            <text:p/>
          </table:table-cell>
        </table:table-row>
        <table:table-row>
          <table:table-cell office:value="3034" office:value-type="float"/>
          <table:table-cell office:value="311" office:value-type="float"/>
          <table:table-cell office:value="811" office:value-type="float"/>
          <table:table-cell office:value-type="string">
            <text:p>NDVI</text:p>
          </table:table-cell>
        </table:table-row>
        <table:table-row>
          <table:table-cell office:value="3035" office:value-type="float"/>
          <table:table-cell office:value="356" office:value-type="float"/>
          <table:table-cell office:value="811" office:value-type="float"/>
          <table:table-cell office:value-type="string">
            <text:p>Park distance</text:p>
          </table:table-cell>
        </table:table-row>
        <table:table-row>
          <table:table-cell office:value="3036" office:value-type="float"/>
          <table:table-cell office:value="343" office:value-type="float"/>
          <table:table-cell office:value="811" office:value-type="float"/>
          <table:table-cell office:value-type="string">
            <text:p/>
          </table:table-cell>
        </table:table-row>
        <table:table-row>
          <table:table-cell office:value="3037" office:value-type="float"/>
          <table:table-cell office:value="322" office:value-type="float"/>
          <table:table-cell office:value="811" office:value-type="float"/>
          <table:table-cell office:value-type="string">
            <text:p/>
          </table:table-cell>
        </table:table-row>
        <table:table-row>
          <table:table-cell office:value="3038" office:value-type="float"/>
          <table:table-cell office:value="350" office:value-type="float"/>
          <table:table-cell office:value="811" office:value-type="float"/>
          <table:table-cell office:value-type="string">
            <text:p/>
          </table:table-cell>
        </table:table-row>
        <table:table-row>
          <table:table-cell office:value="3039" office:value-type="float"/>
          <table:table-cell office:value="354" office:value-type="float"/>
          <table:table-cell office:value="812" office:value-type="float"/>
          <table:table-cell office:value-type="string">
            <text:p>Yearly</text:p>
          </table:table-cell>
        </table:table-row>
        <table:table-row>
          <table:table-cell office:value="3040" office:value-type="float"/>
          <table:table-cell office:value="342" office:value-type="float"/>
          <table:table-cell office:value="812" office:value-type="float"/>
          <table:table-cell office:value-type="string">
            <text:p/>
          </table:table-cell>
        </table:table-row>
        <table:table-row>
          <table:table-cell office:value="3041" office:value-type="float"/>
          <table:table-cell office:value="356" office:value-type="float"/>
          <table:table-cell office:value="812" office:value-type="float"/>
          <table:table-cell office:value-type="string">
            <text:p>Park Distance</text:p>
          </table:table-cell>
        </table:table-row>
        <table:table-row>
          <table:table-cell office:value="3042" office:value-type="float"/>
          <table:table-cell office:value="322" office:value-type="float"/>
          <table:table-cell office:value="812" office:value-type="float"/>
          <table:table-cell office:value-type="string">
            <text:p/>
          </table:table-cell>
        </table:table-row>
        <table:table-row>
          <table:table-cell office:value="3043" office:value-type="float"/>
          <table:table-cell office:value="326" office:value-type="float"/>
          <table:table-cell office:value="812" office:value-type="float"/>
          <table:table-cell office:value-type="string">
            <text:p/>
          </table:table-cell>
        </table:table-row>
        <table:table-row>
          <table:table-cell office:value="3044" office:value-type="float"/>
          <table:table-cell office:value="391" office:value-type="float"/>
          <table:table-cell office:value="812" office:value-type="float"/>
          <table:table-cell office:value-type="string">
            <text:p/>
          </table:table-cell>
        </table:table-row>
        <table:table-row>
          <table:table-cell office:value="3045" office:value-type="float"/>
          <table:table-cell office:value="375" office:value-type="float"/>
          <table:table-cell office:value="813" office:value-type="float"/>
          <table:table-cell office:value-type="string">
            <text:p/>
          </table:table-cell>
        </table:table-row>
        <table:table-row>
          <table:table-cell office:value="3046" office:value-type="float"/>
          <table:table-cell office:value="311" office:value-type="float"/>
          <table:table-cell office:value="813" office:value-type="float"/>
          <table:table-cell office:value-type="string">
            <text:p/>
          </table:table-cell>
        </table:table-row>
        <table:table-row>
          <table:table-cell office:value="3047" office:value-type="float"/>
          <table:table-cell office:value="356" office:value-type="float"/>
          <table:table-cell office:value="813" office:value-type="float"/>
          <table:table-cell office:value-type="string">
            <text:p/>
          </table:table-cell>
        </table:table-row>
        <table:table-row>
          <table:table-cell office:value="3048" office:value-type="float"/>
          <table:table-cell office:value="333" office:value-type="float"/>
          <table:table-cell office:value="813" office:value-type="float"/>
          <table:table-cell office:value-type="string">
            <text:p/>
          </table:table-cell>
        </table:table-row>
        <table:table-row>
          <table:table-cell office:value="3049" office:value-type="float"/>
          <table:table-cell office:value="325" office:value-type="float"/>
          <table:table-cell office:value="813" office:value-type="float"/>
          <table:table-cell office:value-type="string">
            <text:p/>
          </table:table-cell>
        </table:table-row>
        <table:table-row>
          <table:table-cell office:value="3050" office:value-type="float"/>
          <table:table-cell office:value="325" office:value-type="float"/>
          <table:table-cell office:value="812" office:value-type="float"/>
          <table:table-cell office:value-type="string">
            <text:p/>
          </table:table-cell>
        </table:table-row>
        <table:table-row>
          <table:table-cell office:value="3051" office:value-type="float"/>
          <table:table-cell office:value="347" office:value-type="float"/>
          <table:table-cell office:value="813" office:value-type="float"/>
          <table:table-cell office:value-type="string">
            <text:p/>
          </table:table-cell>
        </table:table-row>
        <table:table-row>
          <table:table-cell office:value="3052" office:value-type="float"/>
          <table:table-cell office:value="343" office:value-type="float"/>
          <table:table-cell office:value="814" office:value-type="float"/>
          <table:table-cell office:value-type="string">
            <text:p/>
          </table:table-cell>
        </table:table-row>
        <table:table-row>
          <table:table-cell office:value="3053" office:value-type="float"/>
          <table:table-cell office:value="324" office:value-type="float"/>
          <table:table-cell office:value="814" office:value-type="float"/>
          <table:table-cell office:value-type="string">
            <text:p/>
          </table:table-cell>
        </table:table-row>
        <table:table-row>
          <table:table-cell office:value="3054" office:value-type="float"/>
          <table:table-cell office:value="325" office:value-type="float"/>
          <table:table-cell office:value="814" office:value-type="float"/>
          <table:table-cell office:value-type="string">
            <text:p/>
          </table:table-cell>
        </table:table-row>
        <table:table-row>
          <table:table-cell office:value="3055" office:value-type="float"/>
          <table:table-cell office:value="356" office:value-type="float"/>
          <table:table-cell office:value="814" office:value-type="float"/>
          <table:table-cell office:value-type="string">
            <text:p/>
          </table:table-cell>
        </table:table-row>
        <table:table-row>
          <table:table-cell office:value="3056" office:value-type="float"/>
          <table:table-cell office:value="375" office:value-type="float"/>
          <table:table-cell office:value="814" office:value-type="float"/>
          <table:table-cell office:value-type="string">
            <text:p/>
          </table:table-cell>
        </table:table-row>
        <table:table-row>
          <table:table-cell office:value="3057" office:value-type="float"/>
          <table:table-cell office:value="346" office:value-type="float"/>
          <table:table-cell office:value="814" office:value-type="float"/>
          <table:table-cell office:value-type="string">
            <text:p/>
          </table:table-cell>
        </table:table-row>
        <table:table-row>
          <table:table-cell office:value="3058" office:value-type="float"/>
          <table:table-cell office:value="352" office:value-type="float"/>
          <table:table-cell office:value="662" office:value-type="float"/>
          <table:table-cell office:value-type="string">
            <text:p/>
          </table:table-cell>
        </table:table-row>
        <table:table-row>
          <table:table-cell office:value="3059" office:value-type="float"/>
          <table:table-cell office:value="309" office:value-type="float"/>
          <table:table-cell office:value="819" office:value-type="float"/>
          <table:table-cell office:value-type="string">
            <text:p/>
          </table:table-cell>
        </table:table-row>
      </table:table>
      <table:table table:name="Objective">
        <table:table-column/>
        <table:table-column/>
        <table:table-column/>
        <table:table-row>
          <table:table-cell office:value-type="string">
            <text:p>Objective</text:p>
          </table:table-cell>
          <table:table-cell office:value-type="string">
            <text:p>ID</text:p>
          </table:table-cell>
          <table:table-cell office:value-type="string">
            <text:p>Topic</text:p>
          </table:table-cell>
        </table:table-row>
        <table:table-row>
          <table:table-cell office:value-type="string">
            <text:p>Accesibility</text:p>
          </table:table-cell>
          <table:table-cell office:value="1" office:value-type="float"/>
          <table:table-cell office:value="5" office:value-type="float"/>
        </table:table-row>
        <table:table-row>
          <table:table-cell office:value-type="string">
            <text:p>Availability</text:p>
          </table:table-cell>
          <table:table-cell office:value="2" office:value-type="float"/>
          <table:table-cell office:value="3" office:value-type="float"/>
        </table:table-row>
        <table:table-row>
          <table:table-cell office:value-type="string">
            <text:p>Demand</text:p>
          </table:table-cell>
          <table:table-cell office:value="3" office:value-type="float"/>
          <table:table-cell office:value="5" office:value-type="float"/>
        </table:table-row>
        <table:table-row>
          <table:table-cell office:value-type="string">
            <text:p>Functional Performance</text:p>
          </table:table-cell>
          <table:table-cell office:value="4" office:value-type="float"/>
          <table:table-cell office:value="3" office:value-type="float"/>
        </table:table-row>
        <table:table-row>
          <table:table-cell office:value-type="string">
            <text:p>Environmental Quality</text:p>
          </table:table-cell>
          <table:table-cell office:value="5" office:value-type="float"/>
          <table:table-cell office:value="2" office:value-type="float"/>
        </table:table-row>
        <table:table-row>
          <table:table-cell office:value-type="string">
            <text:p>Reliability</text:p>
          </table:table-cell>
          <table:table-cell office:value="6" office:value-type="float"/>
          <table:table-cell office:value="4" office:value-type="float"/>
        </table:table-row>
        <table:table-row>
          <table:table-cell office:value-type="string">
            <text:p>Economic Performance</text:p>
          </table:table-cell>
          <table:table-cell office:value="7" office:value-type="float"/>
          <table:table-cell office:value="1" office:value-type="float"/>
        </table:table-row>
        <table:table-row>
          <table:table-cell office:value-type="string">
            <text:p>Functional Quality</text:p>
          </table:table-cell>
          <table:table-cell office:value="8" office:value-type="float"/>
          <table:table-cell office:value="3" office:value-type="float"/>
        </table:table-row>
        <table:table-row>
          <table:table-cell office:value-type="string">
            <text:p>Human Resource Efficiency</text:p>
          </table:table-cell>
          <table:table-cell office:value="11" office:value-type="float"/>
          <table:table-cell office:value="3" office:value-type="float"/>
        </table:table-row>
        <table:table-row>
          <table:table-cell office:value-type="string">
            <text:p>Thermal Comfort</text:p>
          </table:table-cell>
          <table:table-cell office:value="15" office:value-type="float"/>
          <table:table-cell office:value="6" office:value-type="float"/>
        </table:table-row>
        <table:table-row>
          <table:table-cell office:value-type="string">
            <text:p>Heat risk</text:p>
          </table:table-cell>
          <table:table-cell office:value="16" office:value-type="float"/>
          <table:table-cell office:value="6" office:value-type="float"/>
        </table:table-row>
        <table:table-row>
          <table:table-cell office:value-type="string">
            <text:p>Radiant Heat</text:p>
          </table:table-cell>
          <table:table-cell office:value="17" office:value-type="float"/>
          <table:table-cell office:value="6" office:value-type="float"/>
        </table:table-row>
        <table:table-row>
          <table:table-cell office:value-type="string">
            <text:p>Quantity</text:p>
          </table:table-cell>
          <table:table-cell office:value="18" office:value-type="float"/>
          <table:table-cell office:value="7" office:value-type="float"/>
        </table:table-row>
        <table:table-row>
          <table:table-cell office:value-type="string">
            <text:p>Quality</text:p>
          </table:table-cell>
          <table:table-cell office:value="19" office:value-type="float"/>
          <table:table-cell office:value="7" office:value-type="float"/>
        </table:table-row>
        <table:table-row>
          <table:table-cell office:value-type="string">
            <text:p>Supply</text:p>
          </table:table-cell>
          <table:table-cell office:value="20" office:value-type="float"/>
          <table:table-cell office:value="7" office:value-type="float"/>
        </table:table-row>
        <table:table-row>
          <table:table-cell office:value-type="string">
            <text:p>Demand</text:p>
          </table:table-cell>
          <table:table-cell office:value="21" office:value-type="float"/>
          <table:table-cell office:value="7" office:value-type="float"/>
        </table:table-row>
        <table:table-row>
          <table:table-cell office:value-type="string">
            <text:p>Price</text:p>
          </table:table-cell>
          <table:table-cell office:value="22" office:value-type="float"/>
          <table:table-cell office:value="7" office:value-type="float"/>
        </table:table-row>
      </table:table>
      <table:table table:name="Paper">
        <table:table-column/>
        <table:table-column/>
        <table:table-column/>
        <table:table-column/>
        <table:table-column/>
        <table:table-row>
          <table:table-cell office:value-type="string">
            <text:p>ID</text:p>
          </table:table-cell>
          <table:table-cell office:value-type="string">
            <text:p>ZoteroID</text:p>
          </table:table-cell>
          <table:table-cell office:value-type="string">
            <text:p>Title</text:p>
          </table:table-cell>
          <table:table-cell office:value-type="string">
            <text:p>Year</text:p>
          </table:table-cell>
          <table:table-cell office:value-type="string">
            <text:p>Country</text:p>
          </table:table-cell>
        </table:table-row>
        <table:table-row>
          <table:table-cell office:value="13" office:value-type="float"/>
          <table:table-cell office:value-type="string">
            <text:p>jwwaGuidelinesManagement05</text:p>
          </table:table-cell>
          <table:table-cell office:value-type="string">
            <text:p>&lt;div&gt;Guidelines for the management and assessment of drinking water services&lt;/div&gt;</text:p>
          </table:table-cell>
          <table:table-cell office:value="2005" office:value-type="float"/>
          <table:table-cell office:value-type="string">
            <text:p>Japan</text:p>
          </table:table-cell>
        </table:table-row>
        <table:table-row>
          <table:table-cell office:value="14" office:value-type="float"/>
          <table:table-cell office:value-type="string">
            <text:p>adbHandbookSelecting15</text:p>
          </table:table-cell>
          <table:table-cell office:value-type="string">
            <text:p>&lt;div&gt;Handbook for Selecting Performance Indicators for ADB-funded Projects in the PRC&lt;/div&gt;</text:p>
          </table:table-cell>
          <table:table-cell office:value="2015" office:value-type="float"/>
          <table:table-cell office:value-type="string">
            <text:p>China</text:p>
          </table:table-cell>
        </table:table-row>
        <table:table-row>
          <table:table-cell office:value="15" office:value-type="float"/>
          <table:table-cell office:value-type="string">
            <text:p>oecdWaterUtility11</text:p>
          </table:table-cell>
          <table:table-cell office:value-type="string">
            <text:p>&lt;div&gt;Water Utility Performance Indicators (IBNET)&lt;/div&gt;</text:p>
          </table:table-cell>
          <table:table-cell office:value="2011" office:value-type="float"/>
          <table:table-cell office:value-type="string">
            <text:p>World</text:p>
          </table:table-cell>
        </table:table-row>
        <table:table-row>
          <table:table-cell office:value="16" office:value-type="float"/>
          <table:table-cell office:value-type="string">
            <text:p>bhattPoliticsPerformance24</text:p>
          </table:table-cell>
          <table:table-cell office:value-type="string">
            <text:p>&lt;div&gt;The Politics of Performance Benchmarking in Urban Water Supply: Sacrificing Equity on the Altar of Efficiency&lt;/div&gt;</text:p>
          </table:table-cell>
          <table:table-cell office:value="2024" office:value-type="float"/>
          <table:table-cell office:value-type="string">
            <text:p>India</text:p>
          </table:table-cell>
        </table:table-row>
        <table:table-row>
          <table:table-cell office:value="17" office:value-type="float"/>
          <table:table-cell office:value-type="string">
            <text:p>bolognesiAssessingSociotechnical21</text:p>
          </table:table-cell>
          <table:table-cell office:value-type="string">
            <text:p>&lt;div&gt;Assessing socio-technical resistance to public policy instruments: Insights from water performance indicators in the Grenoble area (France)&lt;/div&gt;</text:p>
          </table:table-cell>
          <table:table-cell office:value="2021" office:value-type="float"/>
          <table:table-cell office:value-type="string">
            <text:p>France</text:p>
          </table:table-cell>
        </table:table-row>
        <table:table-row>
          <table:table-cell office:value="19" office:value-type="float"/>
          <table:table-cell office:value-type="string">
            <text:p>canteleNewFramework18</text:p>
          </table:table-cell>
          <table:table-cell office:value-type="string">
            <text:p>&lt;div&gt;Local indices within a mathematical framework for urban water distribution systems&lt;/div&gt;</text:p>
          </table:table-cell>
          <table:table-cell office:value="2019" office:value-type="float"/>
          <table:table-cell office:value-type="string">
            <text:p>World</text:p>
          </table:table-cell>
        </table:table-row>
        <table:table-row>
          <table:table-cell office:value="20" office:value-type="float"/>
          <table:table-cell office:value-type="string">
            <text:p>carricoInformationSystem23</text:p>
          </table:table-cell>
          <table:table-cell office:value-type="string">
            <text:p>&lt;div&gt;An Information System for Infrastructure Asset Management Tailored to Portuguese Water Utilities: Platform Conceptualization and a Prototype Demonstration&lt;/div&gt;</text:p>
          </table:table-cell>
          <table:table-cell office:value="2023" office:value-type="float"/>
          <table:table-cell office:value-type="string">
            <text:p>Portugal</text:p>
          </table:table-cell>
        </table:table-row>
        <table:table-row>
          <table:table-cell office:value="21" office:value-type="float"/>
          <table:table-cell office:value-type="string">
            <text:p>changWaterSecurity21</text:p>
          </table:table-cell>
          <table:table-cell office:value-type="string">
            <text:p>&lt;div&gt;Water security of the megacities in the Yangtze River basin: Comparative assessment and policy implications&lt;/div&gt;</text:p>
          </table:table-cell>
          <table:table-cell office:value="2021" office:value-type="float"/>
          <table:table-cell office:value-type="string">
            <text:p>China</text:p>
          </table:table-cell>
        </table:table-row>
        <table:table-row>
          <table:table-cell office:value="22" office:value-type="float"/>
          <table:table-cell office:value-type="string">
            <text:p>chapagainUrbanWater22</text:p>
          </table:table-cell>
          <table:table-cell office:value-type="string">
            <text:p>&lt;div&gt;Urban water security: A comparative assessment and policy analysis of five cities in diverse developing countries of Asia&lt;/div&gt;</text:p>
          </table:table-cell>
          <table:table-cell office:value="2022" office:value-type="float"/>
          <table:table-cell office:value-type="string">
            <text:p>Multi-City</text:p>
          </table:table-cell>
        </table:table-row>
        <table:table-row>
          <table:table-cell office:value="23" office:value-type="float"/>
          <table:table-cell office:value-type="string">
            <text:p>daiIndexSystem22</text:p>
          </table:table-cell>
          <table:table-cell office:value-type="string">
            <text:p>&lt;div&gt;Index System of Water Resources Development and Utilization Level Based on Water-Saving Society&lt;/div&gt;</text:p>
          </table:table-cell>
          <table:table-cell office:value="2022" office:value-type="float"/>
          <table:table-cell office:value-type="string">
            <text:p>China</text:p>
          </table:table-cell>
        </table:table-row>
        <table:table-row>
          <table:table-cell office:value="24" office:value-type="float"/>
          <table:table-cell office:value-type="string">
            <text:p>declercqIdentificationUrban18</text:p>
          </table:table-cell>
          <table:table-cell office:value-type="string">
            <text:p>&lt;div&gt;Identification of urban drinking water supply patterns across 627 cities in China based on supervised and unsupervised statistical learning&lt;/div&gt;</text:p>
          </table:table-cell>
          <table:table-cell office:value="2018" office:value-type="float"/>
          <table:table-cell office:value-type="string">
            <text:p>China</text:p>
          </table:table-cell>
        </table:table-row>
        <table:table-row>
          <table:table-cell office:value="25" office:value-type="float"/>
          <table:table-cell office:value-type="string">
            <text:p>dongBenchmarkingSustainability18</text:p>
          </table:table-cell>
          <table:table-cell office:value-type="string">
            <text:p>&lt;div&gt;Benchmarking sustainability of urban water infrastructure systems in China&lt;/div&gt;</text:p>
          </table:table-cell>
          <table:table-cell office:value="2018" office:value-type="float"/>
          <table:table-cell office:value-type="string">
            <text:p>China</text:p>
          </table:table-cell>
        </table:table-row>
        <table:table-row>
          <table:table-cell office:value="26" office:value-type="float"/>
          <table:table-cell office:value-type="string">
            <text:p>gidionConsistencyEfficiency19</text:p>
          </table:table-cell>
          <table:table-cell office:value-type="string">
            <text:p>&lt;div&gt;Consistency in efficiency benchmarking: Urban water utility regulation with performance improvement&lt;/div&gt;</text:p>
          </table:table-cell>
          <table:table-cell office:value="2019" office:value-type="float"/>
          <table:table-cell office:value-type="string">
            <text:p>Tanzania</text:p>
          </table:table-cell>
        </table:table-row>
        <table:table-row>
          <table:table-cell office:value="27" office:value-type="float"/>
          <table:table-cell office:value-type="string">
            <text:p>babelMeasuringWater20</text:p>
          </table:table-cell>
          <table:table-cell office:value-type="string">
            <text:p>&lt;div&gt;Measuring water security: A vital step for climate change adaptation&lt;/div&gt;</text:p>
          </table:table-cell>
          <table:table-cell office:value="2020" office:value-type="float"/>
          <table:table-cell office:value-type="string">
            <text:p>Thailand</text:p>
          </table:table-cell>
        </table:table-row>
        <table:table-row>
          <table:table-cell office:value="28" office:value-type="float"/>
          <table:table-cell office:value-type="string">
            <text:p>haakWaterEconomyNexus20</text:p>
          </table:table-cell>
          <table:table-cell office:value-type="string">
            <text:p>&lt;div&gt;The Water-Economy Nexus: a Composite Index Approach to Evaluate Urban Water Vulnerability&lt;/div&gt;</text:p>
          </table:table-cell>
          <table:table-cell office:value="2020" office:value-type="float"/>
          <table:table-cell office:value-type="string">
            <text:p>United States</text:p>
          </table:table-cell>
        </table:table-row>
        <table:table-row>
          <table:table-cell office:value="29" office:value-type="float"/>
          <table:table-cell office:value-type="string">
            <text:p>halkijevicIndicatorsNeuroFuzzy17</text:p>
          </table:table-cell>
          <table:table-cell office:value-type="string">
            <text:p>&lt;div&gt;Indicators and a Neuro-Fuzzy Based Model for the Evaluation of Water Supply Sustainability&lt;/div&gt;</text:p>
          </table:table-cell>
          <table:table-cell office:value="2017" office:value-type="float"/>
          <table:table-cell office:value-type="string">
            <text:p>Croatia</text:p>
          </table:table-cell>
        </table:table-row>
        <table:table-row>
          <table:table-cell office:value="30" office:value-type="float"/>
          <table:table-cell office:value-type="string">
            <text:p>kaurInvestigatingTemporal22</text:p>
          </table:table-cell>
          <table:table-cell office:value-type="string">
            <text:p>&lt;div&gt;Investigating temporal dynamics of urban densification on the buried water infrastructure performance&lt;/div&gt;</text:p>
          </table:table-cell>
          <table:table-cell office:value="2022" office:value-type="float"/>
          <table:table-cell office:value-type="string">
            <text:p>Canada</text:p>
          </table:table-cell>
        </table:table-row>
        <table:table-row>
          <table:table-cell office:value="31" office:value-type="float"/>
          <table:table-cell office:value-type="string">
            <text:p>khelladiStudyPerformance22</text:p>
          </table:table-cell>
          <table:table-cell office:value-type="string">
            <text:p>&lt;div&gt;Study of the performance of the drinking water supply network: case of the new urban pole of Boujlida (City of Tlemcen, Algeria)&lt;/div&gt;</text:p>
          </table:table-cell>
          <table:table-cell office:value="2022" office:value-type="float"/>
          <table:table-cell office:value-type="string">
            <text:p>Algeria</text:p>
          </table:table-cell>
        </table:table-row>
        <table:table-row>
          <table:table-cell office:value="32" office:value-type="float"/>
          <table:table-cell office:value-type="string">
            <text:p>morleyDecisionSupport16</text:p>
          </table:table-cell>
          <table:table-cell office:value-type="string">
            <text:p>&lt;div&gt;Decision support system for metabolism-based transition to urban water systems of tomorrow&lt;/div&gt;</text:p>
          </table:table-cell>
          <table:table-cell office:value="2016" office:value-type="float"/>
          <table:table-cell office:value-type="string">
            <text:p>United Kingdom</text:p>
          </table:table-cell>
        </table:table-row>
        <table:table-row>
          <table:table-cell office:value="33" office:value-type="float"/>
          <table:table-cell office:value-type="string">
            <text:p>namavarDevelopingIndicatorbased23</text:p>
          </table:table-cell>
          <table:table-cell office:value-type="string">
            <text:p>&lt;div&gt;Developing an indicator-based assessment framework for assessing the sustainability of urban water management&lt;/div&gt;</text:p>
          </table:table-cell>
          <table:table-cell office:value="2023" office:value-type="float"/>
          <table:table-cell office:value-type="string">
            <text:p>Iran, Islamic Rep.</text:p>
          </table:table-cell>
        </table:table-row>
        <table:table-row>
          <table:table-cell office:value="36" office:value-type="float"/>
          <table:table-cell office:value-type="string">
            <text:p>reyesMitigationOptions17</text:p>
          </table:table-cell>
          <table:table-cell office:value-type="string">
            <text:p>&lt;div&gt;Mitigation options for futurewater scarcity: A case study in Santa Cruz Island (Galapagos Archipelago)&lt;/div&gt;</text:p>
          </table:table-cell>
          <table:table-cell office:value="2017" office:value-type="float"/>
          <table:table-cell office:value-type="string">
            <text:p>Ecuador</text:p>
          </table:table-cell>
        </table:table-row>
        <table:table-row>
          <table:table-cell office:value="37" office:value-type="float"/>
          <table:table-cell office:value-type="string">
            <text:p>smithContributionUrban16</text:p>
          </table:table-cell>
          <table:table-cell office:value-type="string">
            <text:p>&lt;div&gt;Contribution of Urban Water Supply to Greenhouse Gas Emissions in China&lt;/div&gt;</text:p>
          </table:table-cell>
          <table:table-cell office:value="2016" office:value-type="float"/>
          <table:table-cell office:value-type="string">
            <text:p>China</text:p>
          </table:table-cell>
        </table:table-row>
        <table:table-row>
          <table:table-cell office:value="38" office:value-type="float"/>
          <table:table-cell office:value-type="string">
            <text:p>srivastavaComparingMulticriteria23</text:p>
          </table:table-cell>
          <table:table-cell office:value-type="string">
            <text:p>&lt;div&gt;Comparing multi-criteria models for ranking the Performance of India's water supply utilities&lt;/div&gt;</text:p>
          </table:table-cell>
          <table:table-cell office:value="2023" office:value-type="float"/>
          <table:table-cell office:value-type="string">
            <text:p>India</text:p>
          </table:table-cell>
        </table:table-row>
        <table:table-row>
          <table:table-cell office:value="39" office:value-type="float"/>
          <table:table-cell office:value-type="string">
            <text:p>tholiyaUrbanWater22</text:p>
          </table:table-cell>
          <table:table-cell office:value-type="string">
            <text:p>&lt;div&gt;Urban Water Security: Geospatial Assessment For Water Supply Services In Pune, India&lt;/div&gt;</text:p>
          </table:table-cell>
          <table:table-cell office:value="2022" office:value-type="float"/>
          <table:table-cell office:value-type="string">
            <text:p>India</text:p>
          </table:table-cell>
        </table:table-row>
        <table:table-row>
          <table:table-cell office:value="40" office:value-type="float"/>
          <table:table-cell office:value-type="string">
            <text:p>yuanDevelopmentMultidimensional23</text:p>
          </table:table-cell>
          <table:table-cell office:value-type="string">
            <text:p>&lt;div&gt;Development of multidimensional water poverty in the Yangtze River Economic Belt, China&lt;/div&gt;</text:p>
          </table:table-cell>
          <table:table-cell office:value="2023" office:value-type="float"/>
          <table:table-cell office:value-type="string">
            <text:p>China</text:p>
          </table:table-cell>
        </table:table-row>
        <table:table-row>
          <table:table-cell office:value="41" office:value-type="float"/>
          <table:table-cell office:value-type="string">
            <text:p>zhuUrbanWater20</text:p>
          </table:table-cell>
          <table:table-cell office:value-type="string">
            <text:p>&lt;div&gt;Urban water security assessment in the context of sustainability and urban water management transitions: An empirical study in Shanghai&lt;/div&gt;</text:p>
          </table:table-cell>
          <table:table-cell office:value="2020" office:value-type="float"/>
          <table:table-cell office:value-type="string">
            <text:p>China</text:p>
          </table:table-cell>
        </table:table-row>
        <table:table-row>
          <table:table-cell office:value="43" office:value-type="float"/>
          <table:table-cell office:value-type="string">
            <text:p>barrosAssessmentEconomic23</text:p>
          </table:table-cell>
          <table:table-cell office:value-type="string">
            <text:p>&lt;div&gt;Assessment of the economic sustainability of water capture from surface and underground water sources to supply urban areas&lt;/div&gt;</text:p>
          </table:table-cell>
          <table:table-cell office:value="2023" office:value-type="float"/>
          <table:table-cell office:value-type="string">
            <text:p>Brazil</text:p>
          </table:table-cell>
        </table:table-row>
        <table:table-row>
          <table:table-cell office:value="44" office:value-type="float"/>
          <table:table-cell office:value-type="string">
            <text:p>batistaMethodologyDetermining22</text:p>
          </table:table-cell>
          <table:table-cell office:value-type="string">
            <text:p>&lt;div&gt;Methodology for Determining Sustainable Water Consumption Indicators for Buildings&lt;/div&gt;</text:p>
          </table:table-cell>
          <table:table-cell office:value="2022" office:value-type="float"/>
          <table:table-cell office:value-type="string">
            <text:p>Brazil</text:p>
          </table:table-cell>
        </table:table-row>
        <table:table-row>
          <table:table-cell office:value="1" office:value-type="float"/>
          <table:table-cell office:value-type="string">
            <text:p>aboelngaAssessingWater20</text:p>
          </table:table-cell>
          <table:table-cell office:value-type="string">
            <text:p>&lt;div&gt;&lt;font face="Aptos Display" color=black&gt;Assessing Water Security in Water-Scarce Cities:&lt;/font&gt;&lt;/div&gt;<text:line-break/><text:line-break/>&lt;div&gt;&lt;font face="Aptos Display" color=black&gt;Applying the Integrated Urban Water Security Index&lt;/font&gt;&lt;/div&gt;<text:line-break/><text:line-break/>&lt;div&gt;&lt;font face="Aptos Display" color=black&gt;(IUWSI) in Madaba, Jordan&lt;/font&gt;&lt;/div&gt;</text:p>
          </table:table-cell>
          <table:table-cell office:value="2020" office:value-type="float"/>
          <table:table-cell office:value-type="string">
            <text:p>Jordan</text:p>
          </table:table-cell>
        </table:table-row>
        <table:table-row>
          <table:table-cell office:value="2" office:value-type="float"/>
          <table:table-cell office:value-type="string">
            <text:p>alnaamaniOperationalTechnical21</text:p>
          </table:table-cell>
          <table:table-cell office:value-type="string">
            <text:p>&lt;div&gt;Operational and technical performance of a water distribution network in Oman&lt;/div&gt;</text:p>
          </table:table-cell>
          <table:table-cell office:value="2021" office:value-type="float"/>
          <table:table-cell office:value-type="string">
            <text:p>Oman</text:p>
          </table:table-cell>
        </table:table-row>
        <table:table-row>
          <table:table-cell office:value="3" office:value-type="float"/>
          <table:table-cell office:value-type="string">
            <text:p>alwathafApplicationIntegrated24</text:p>
          </table:table-cell>
          <table:table-cell office:value-type="string">
            <text:p>&lt;div&gt;Application of Integrated Urban Water Security&lt;/div&gt;<text:line-break/><text:line-break/>&lt;div&gt;Index (IUWSI) in Sana’a, Yemen (Case study)&lt;/div&gt;</text:p>
          </table:table-cell>
          <table:table-cell office:value="2024" office:value-type="float"/>
          <table:table-cell office:value-type="string">
            <text:p>Yemen, Rep.</text:p>
          </table:table-cell>
        </table:table-row>
        <table:table-row>
          <table:table-cell office:value="5" office:value-type="float"/>
          <table:table-cell office:value-type="string">
            <text:p>amaralDriversWater23</text:p>
          </table:table-cell>
          <table:table-cell office:value-type="string">
            <text:p>&lt;div&gt;&lt;font size=2&gt;Drivers of water utilities? operational performance-An analysis from the Portuguese case&lt;/font&gt;&lt;/div&gt;</text:p>
          </table:table-cell>
          <table:table-cell office:value="2023" office:value-type="float"/>
          <table:table-cell office:value-type="string">
            <text:p>Portugal</text:p>
          </table:table-cell>
        </table:table-row>
        <table:table-row>
          <table:table-cell office:value="6" office:value-type="float"/>
          <table:table-cell office:value-type="string">
            <text:p>antonioCompositeIndicator22</text:p>
          </table:table-cell>
          <table:table-cell office:value-type="string">
            <text:p>&lt;div&gt;&lt;font size=2 color=black style="BACKGROUND-COLOR:#FFFFFF"&gt;A composite indicator index as a proxy for measuring the quality of water supply as perceived by users for urban water services &lt;/font&gt;&lt;/div&gt;</text:p>
          </table:table-cell>
          <table:table-cell office:value="2022" office:value-type="float"/>
          <table:table-cell office:value-type="string">
            <text:p>Spain</text:p>
          </table:table-cell>
        </table:table-row>
        <table:table-row>
          <table:table-cell office:value="9" office:value-type="float"/>
          <table:table-cell office:value-type="string">
            <text:p>assefaDevelopmentGeneric19</text:p>
          </table:table-cell>
          <table:table-cell office:value-type="string">
            <text:p>&lt;div&gt;Development of a Generic Domestic Water Security Index, and Its Application in Addis Ababa, Ethiopia&lt;/div&gt;</text:p>
          </table:table-cell>
          <table:table-cell office:value="2018" office:value-type="float"/>
          <table:table-cell office:value-type="string">
            <text:p>Ethiopia</text:p>
          </table:table-cell>
        </table:table-row>
        <table:table-row>
          <table:table-cell office:value="10" office:value-type="float"/>
          <table:table-cell office:value-type="string">
            <text:p>balekelayiComparisonPerformance22</text:p>
          </table:table-cell>
          <table:table-cell office:value-type="string">
            <text:p>&lt;div&gt;Comparison of the Performance of a Surrogate Based Gaussian Process, NSGA2 and PSO Multi-objective Optimization of the Operation and Fuzzy Structural Reliability of Water Distribution System: Case Study for the City of Asmara, Eritrea&lt;/div&gt;</text:p>
          </table:table-cell>
          <table:table-cell office:value="2022" office:value-type="float"/>
          <table:table-cell office:value-type="string">
            <text:p>Eritrea</text:p>
          </table:table-cell>
        </table:table-row>
        <table:table-row>
          <table:table-cell office:value="11" office:value-type="float"/>
          <table:table-cell office:value-type="string">
            <text:p>bandariDeterminantsCapita21</text:p>
          </table:table-cell>
          <table:table-cell office:value-type="string">
            <text:p>&lt;div&gt;Determinants of per capita water supply in Indian cities with low surface water availability&lt;/div&gt;</text:p>
          </table:table-cell>
          <table:table-cell office:value="2021" office:value-type="float"/>
          <table:table-cell office:value-type="string">
            <text:p>India</text:p>
          </table:table-cell>
        </table:table-row>
        <table:table-row>
          <table:table-cell office:value="12" office:value-type="float"/>
          <table:table-cell office:value-type="string">
            <text:p>alegrePerformanceIndicators16</text:p>
          </table:table-cell>
          <table:table-cell office:value-type="string">
            <text:p>&lt;div&gt;Performance Indicators for Water Supply Services: Third Edition&lt;/div&gt;</text:p>
          </table:table-cell>
          <table:table-cell office:value="2016" office:value-type="float"/>
          <table:table-cell office:value-type="string">
            <text:p>World</text:p>
          </table:table-cell>
        </table:table-row>
        <table:table-row>
          <table:table-cell office:value="255" office:value-type="float"/>
          <table:table-cell office:value-type="string">
            <text:p>bekerFuzzyLogicbased22</text:p>
          </table:table-cell>
          <table:table-cell office:value-type="string">
            <text:p>Fuzzy Logic-Based Integrated Performance Evaluation of a Water Distribution Network</text:p>
          </table:table-cell>
          <table:table-cell office:value="2022" office:value-type="float"/>
          <table:table-cell office:value-type="string">
            <text:p>Ethiopia</text:p>
          </table:table-cell>
        </table:table-row>
        <table:table-row>
          <table:table-cell office:value="261" office:value-type="float"/>
          <table:table-cell office:value-type="string">
            <text:p>carneiroExploratoryAnalysis23</text:p>
          </table:table-cell>
          <table:table-cell office:value-type="string">
            <text:p>Exploratory Analysis of Surrogate Metrics to Assess the Resilience of Water Distribution Networks</text:p>
          </table:table-cell>
          <table:table-cell office:value="2023" office:value-type="float"/>
          <table:table-cell office:value-type="string">
            <text:p>Portugal</text:p>
          </table:table-cell>
        </table:table-row>
        <table:table-row>
          <table:table-cell office:value="262" office:value-type="float"/>
          <table:table-cell office:value-type="string">
            <text:p>carneiroIntegratingUncertainty24</text:p>
          </table:table-cell>
          <table:table-cell office:value-type="string">
            <text:p>Integrating Uncertainty in Performance Assessment of Water Distribution Networks by Scenario Building</text:p>
          </table:table-cell>
          <table:table-cell office:value="2024" office:value-type="float"/>
          <table:table-cell office:value-type="string">
            <text:p>Portugal</text:p>
          </table:table-cell>
        </table:table-row>
        <table:table-row>
          <table:table-cell office:value="264" office:value-type="float"/>
          <table:table-cell office:value-type="string">
            <text:p>carricoMulticriteriaDecision21</text:p>
          </table:table-cell>
          <table:table-cell office:value-type="string">
            <text:p>Multi-Criteria Decision Analysis in Urban Water Asset Management</text:p>
          </table:table-cell>
          <table:table-cell office:value="2021" office:value-type="float"/>
          <table:table-cell office:value-type="string">
            <text:p>Portugal</text:p>
          </table:table-cell>
        </table:table-row>
        <table:table-row>
          <table:table-cell office:value="265" office:value-type="float"/>
          <table:table-cell office:value-type="string">
            <text:p>chaiResearchPerformance22</text:p>
          </table:table-cell>
          <table:table-cell office:value-type="string">
            <text:p>Research on Performance Evaluation and Obstacle Diagnosis for Urban Water Ecological Civilization Construction Based on GFAHP-cloud-FSE Model: The Case of Shizuishan, China</text:p>
          </table:table-cell>
          <table:table-cell office:value="2022" office:value-type="float"/>
          <table:table-cell office:value-type="string">
            <text:p>China</text:p>
          </table:table-cell>
        </table:table-row>
        <table:table-row>
          <table:table-cell office:value="268" office:value-type="float"/>
          <table:table-cell office:value-type="string">
            <text:p>chenSustainableCities23</text:p>
          </table:table-cell>
          <table:table-cell office:value-type="string">
            <text:p>Towards Sustainable Cities: Studying Evaluation Index of Water Environment Carrying Capacity</text:p>
          </table:table-cell>
          <table:table-cell office:value="2023" office:value-type="float"/>
          <table:table-cell office:value-type="string">
            <text:p>China</text:p>
          </table:table-cell>
        </table:table-row>
        <table:table-row>
          <table:table-cell office:value="269" office:value-type="float"/>
          <table:table-cell office:value-type="string">
            <text:p>cimellaroNewResilience16</text:p>
          </table:table-cell>
          <table:table-cell office:value-type="string">
            <text:p>New Resilience Index for Urban Water Distribution Networks</text:p>
          </table:table-cell>
          <table:table-cell office:value="2016" office:value-type="float"/>
          <table:table-cell office:value-type="string">
            <text:p>Italy</text:p>
          </table:table-cell>
        </table:table-row>
        <table:table-row>
          <table:table-cell office:value="270" office:value-type="float"/>
          <table:table-cell office:value-type="string">
            <text:p>coleCentralizedDecentralized18</text:p>
          </table:table-cell>
          <table:table-cell office:value-type="string">
            <text:p>Centralized and Decentralized Strategies for Dual Water Supply: Case Study</text:p>
          </table:table-cell>
          <table:table-cell office:value="2018" office:value-type="float"/>
          <table:table-cell office:value-type="string">
            <text:p>United States</text:p>
          </table:table-cell>
        </table:table-row>
        <table:table-row>
          <table:table-cell office:value="271" office:value-type="float"/>
          <table:table-cell office:value-type="string">
            <text:p>creacoCombinedUse16</text:p>
          </table:table-cell>
          <table:table-cell office:value-type="string">
            <text:p>The Combined Use of Resilience and Loop Diameter Uniformity as a Good Indirect Measure of Network Reliability</text:p>
          </table:table-cell>
          <table:table-cell office:value="2016" office:value-type="float"/>
          <table:table-cell office:value-type="string">
            <text:p>Virtual</text:p>
          </table:table-cell>
        </table:table-row>
        <table:table-row>
          <table:table-cell office:value="273" office:value-type="float"/>
          <table:table-cell office:value-type="string">
            <text:p>dasallasDevelopmentApplication24</text:p>
          </table:table-cell>
          <table:table-cell office:value-type="string">
            <text:p>Development and Application of Technical Key Performance Indicators (KPIs) for Smart Water Cities (SWCs) Global Standards and Certification Schemes</text:p>
          </table:table-cell>
          <table:table-cell office:value="2024" office:value-type="float"/>
          <table:table-cell office:value-type="string">
            <text:p>Korea, Rep.</text:p>
          </table:table-cell>
        </table:table-row>
        <table:table-row>
          <table:table-cell office:value="275" office:value-type="float"/>
          <table:table-cell office:value-type="string">
            <text:p>dengComprehensiveEvaluation22</text:p>
          </table:table-cell>
          <table:table-cell office:value-type="string">
            <text:p>Comprehensive Evaluation on Urban Water Security Based on the Novel DPEBLR Concept Model and the Cloud Matter-Element Model: A Case Study of Chongqing, China</text:p>
          </table:table-cell>
          <table:table-cell office:value="2022" office:value-type="float"/>
          <table:table-cell office:value-type="string">
            <text:p>China</text:p>
          </table:table-cell>
        </table:table-row>
        <table:table-row>
          <table:table-cell office:value="277" office:value-type="float"/>
          <table:table-cell office:value-type="string">
            <text:p>dongComprehensiveEvaluation18</text:p>
          </table:table-cell>
          <table:table-cell office:value-type="string">
            <text:p>Comprehensive Evaluation Ofwater Resource Security: Case Study from Luoyang City, China</text:p>
          </table:table-cell>
          <table:table-cell office:value="2018" office:value-type="float"/>
          <table:table-cell office:value-type="string">
            <text:p>China</text:p>
          </table:table-cell>
        </table:table-row>
        <table:table-row>
          <table:table-cell office:value="278" office:value-type="float"/>
          <table:table-cell office:value-type="string">
            <text:p>esmailiOrganizationalCompetency17</text:p>
          </table:table-cell>
          <table:table-cell office:value-type="string">
            <text:p>Organizational Competency in Urban Water Infrastructure Asset Management</text:p>
          </table:table-cell>
          <table:table-cell office:value="2017" office:value-type="float"/>
          <table:table-cell office:value-type="string">
            <text:p>Multi-City</text:p>
          </table:table-cell>
        </table:table-row>
        <table:table-row>
          <table:table-cell office:value="279" office:value-type="float"/>
          <table:table-cell office:value-type="string">
            <text:p>felisaSustainabilityAnalysis19</text:p>
          </table:table-cell>
          <table:table-cell office:value-type="string">
            <text:p>Sustainability Analysis of Alternative Long-Term Management Strategies for Water Supply Systems: A Case Study in Reggio Emilia (Italy)</text:p>
          </table:table-cell>
          <table:table-cell office:value="2019" office:value-type="float"/>
          <table:table-cell office:value-type="string">
            <text:p>Italy</text:p>
          </table:table-cell>
        </table:table-row>
        <table:table-row>
          <table:table-cell office:value="280" office:value-type="float"/>
          <table:table-cell office:value-type="string">
            <text:p>fullertonShortTermForecasting16</text:p>
          </table:table-cell>
          <table:table-cell office:value-type="string">
            <text:p>Short-Term Forecasting Analysis for Municipal Water Demand</text:p>
          </table:table-cell>
          <table:table-cell office:value="2016" office:value-type="float"/>
          <table:table-cell office:value-type="string">
            <text:p>United States</text:p>
          </table:table-cell>
        </table:table-row>
        <table:table-row>
          <table:table-cell office:value="281" office:value-type="float"/>
          <table:table-cell office:value-type="string">
            <text:p>garcez-de-oliveiraSustainabilityIndicators22</text:p>
          </table:table-cell>
          <table:table-cell office:value-type="string">
            <text:p>Sustainability Indicators for Evaluation of Municipal Urban Water Management System: The Case of Volta Redonda -- RJ/ Brazil</text:p>
          </table:table-cell>
          <table:table-cell office:value="2022" office:value-type="float"/>
          <table:table-cell office:value-type="string">
            <text:p>Brazil</text:p>
          </table:table-cell>
        </table:table-row>
        <table:table-row>
          <table:table-cell office:value="282" office:value-type="float"/>
          <table:table-cell office:value-type="string">
            <text:p>garciaMethodologyAssessing24</text:p>
          </table:table-cell>
          <table:table-cell office:value-type="string">
            <text:p>Methodology for Assessing Progress in Sustainable Development Goals Indicators in Urban Water Systems. How Far Are We from the 2030 Targets?</text:p>
          </table:table-cell>
          <table:table-cell office:value="2024" office:value-type="float"/>
          <table:table-cell office:value-type="string">
            <text:p>World</text:p>
          </table:table-cell>
        </table:table-row>
        <table:table-row>
          <table:table-cell office:value="286" office:value-type="float"/>
          <table:table-cell office:value-type="string">
            <text:p>goswamiDevelopmentWater24</text:p>
          </table:table-cell>
          <table:table-cell office:value-type="string">
            <text:p>The Development of Water Security Index in Urbanized Sub-Himalayan Region: The Study of Jammu City</text:p>
          </table:table-cell>
          <table:table-cell office:value="2024" office:value-type="float"/>
          <table:table-cell office:value-type="string">
            <text:p>India</text:p>
          </table:table-cell>
        </table:table-row>
        <table:table-row>
          <table:table-cell office:value="290" office:value-type="float"/>
          <table:table-cell office:value-type="string">
            <text:p>hoepersIntegratedApproach24</text:p>
          </table:table-cell>
          <table:table-cell office:value-type="string">
            <text:p>An Integrated Approach to Decision-Making Variables on Urban Water Systems Using an Urban Water Use (UWU) Decision-Support Tool</text:p>
          </table:table-cell>
          <table:table-cell office:value="2024" office:value-type="float"/>
          <table:table-cell office:value-type="string">
            <text:p>Brazil</text:p>
          </table:table-cell>
        </table:table-row>
        <table:table-row>
          <table:table-cell office:value="291" office:value-type="float"/>
          <table:table-cell office:value-type="string">
            <text:p>honey-rosesMetricsMethods19</text:p>
          </table:table-cell>
          <table:table-cell office:value-type="string">
            <text:p>Metrics and Methods for Comparing Water Utility Rate Structures</text:p>
          </table:table-cell>
          <table:table-cell office:value="2019" office:value-type="float"/>
          <table:table-cell office:value-type="string">
            <text:p>Canada</text:p>
          </table:table-cell>
        </table:table-row>
        <table:table-row>
          <table:table-cell office:value="292" office:value-type="float"/>
          <table:table-cell office:value-type="string">
            <text:p>jabariAssessmentUrban20</text:p>
          </table:table-cell>
          <table:table-cell office:value-type="string">
            <text:p>Assessment of the Urban Water Security in a Severe Water Stress Area-Application to Palestinian Cities</text:p>
          </table:table-cell>
          <table:table-cell office:value="2020" office:value-type="float"/>
          <table:table-cell office:value-type="string">
            <text:p>West Bank and Gaza</text:p>
          </table:table-cell>
        </table:table-row>
        <table:table-row>
          <table:table-cell office:value="293" office:value-type="float"/>
          <table:table-cell office:value-type="string">
            <text:p>jensenUrbanWater20</text:p>
          </table:table-cell>
          <table:table-cell office:value-type="string">
            <text:p>Urban Water Systems: Development of Microlevel Indicators to Support Integrated Policy</text:p>
          </table:table-cell>
          <table:table-cell office:value="2020" office:value-type="float"/>
          <table:table-cell office:value-type="string">
            <text:p>Indonesia</text:p>
          </table:table-cell>
        </table:table-row>
        <table:table-row>
          <table:table-cell office:value="294" office:value-type="float"/>
          <table:table-cell office:value-type="string">
            <text:p>karamouzReliabilityBasedAssessment17</text:p>
          </table:table-cell>
          <table:table-cell office:value-type="string">
            <text:p>Reliability-Based Assessment of Lifecycle Cost of Urban Water Distribution Infrastructures</text:p>
          </table:table-cell>
          <table:table-cell office:value="2017" office:value-type="float"/>
          <table:table-cell office:value-type="string">
            <text:p>Iran, Islamic Rep.</text:p>
          </table:table-cell>
        </table:table-row>
        <table:table-row>
          <table:table-cell office:value="296" office:value-type="float"/>
          <table:table-cell office:value-type="string">
            <text:p>kemendiImpactPropoor18</text:p>
          </table:table-cell>
          <table:table-cell office:value-type="string">
            <text:p>The Impact of Pro-Poor Interventions on the Performance Indicators of a Water Utility: Case Studies of Nakuru and Kisumu</text:p>
          </table:table-cell>
          <table:table-cell office:value="2018" office:value-type="float"/>
          <table:table-cell office:value-type="string">
            <text:p>Kenya</text:p>
          </table:table-cell>
        </table:table-row>
        <table:table-row>
          <table:table-cell office:value="297" office:value-type="float"/>
          <table:table-cell office:value-type="string">
            <text:p>kharmylliemAssessingSustainability21</text:p>
          </table:table-cell>
          <table:table-cell office:value-type="string">
            <text:p>Assessing the Sustainability of Urban Water Supply Systems in Shillong, India</text:p>
          </table:table-cell>
          <table:table-cell office:value="2021" office:value-type="float"/>
          <table:table-cell office:value-type="string">
            <text:p>India</text:p>
          </table:table-cell>
        </table:table-row>
        <table:table-row>
          <table:table-cell office:value="299" office:value-type="float"/>
          <table:table-cell office:value-type="string">
            <text:p>kizilozNewPerformance21</text:p>
          </table:table-cell>
          <table:table-cell office:value-type="string">
            <text:p>A New Performance Analysis Model for Urban Water Supply Systems Evaluation</text:p>
          </table:table-cell>
          <table:table-cell office:value="2021" office:value-type="float"/>
          <table:table-cell office:value-type="string">
            <text:p>Türkiye</text:p>
          </table:table-cell>
        </table:table-row>
        <table:table-row>
          <table:table-cell office:value="300" office:value-type="float"/>
          <table:table-cell office:value-type="string">
            <text:p>kofinasSimulationWater20</text:p>
          </table:table-cell>
          <table:table-cell office:value-type="string">
            <text:p>Simulation of a Water Distribution Network with Key Performance Indicators for Spatio-Temporal Analysis and Operation of Highly Stressed Water Infrastructure</text:p>
          </table:table-cell>
          <table:table-cell office:value="2020" office:value-type="float"/>
          <table:table-cell office:value-type="string">
            <text:p>Greece</text:p>
          </table:table-cell>
        </table:table-row>
        <table:table-row>
          <table:table-cell office:value="302" office:value-type="float"/>
          <table:table-cell office:value-type="string">
            <text:p>lamEnergyUse17</text:p>
          </table:table-cell>
          <table:table-cell office:value-type="string">
            <text:p>Energy Use for Water Provision in Cities</text:p>
          </table:table-cell>
          <table:table-cell office:value="2017" office:value-type="float"/>
          <table:table-cell office:value-type="string">
            <text:p>Multi-City</text:p>
          </table:table-cell>
        </table:table-row>
        <table:table-row>
          <table:table-cell office:value="304" office:value-type="float"/>
          <table:table-cell office:value-type="string">
            <text:p>lesterGoingBasic18</text:p>
          </table:table-cell>
          <table:table-cell office:value-type="string">
            <text:p>Going beyond Basic Access to Improved Water Sources: Towards Deriving a Water Accessibility Index</text:p>
          </table:table-cell>
          <table:table-cell office:value="2018" office:value-type="float"/>
          <table:table-cell office:value-type="string">
            <text:p>Jamaica</text:p>
          </table:table-cell>
        </table:table-row>
        <table:table-row>
          <table:table-cell office:value="305" office:value-type="float"/>
          <table:table-cell office:value-type="string">
            <text:p>liPerformanceEvaluation20</text:p>
          </table:table-cell>
          <table:table-cell office:value-type="string">
            <text:p>Performance Evaluation for Urban Water Supply Services in China</text:p>
          </table:table-cell>
          <table:table-cell office:value="2020" office:value-type="float"/>
          <table:table-cell office:value-type="string">
            <text:p>China</text:p>
          </table:table-cell>
        </table:table-row>
        <table:table-row>
          <table:table-cell office:value="306" office:value-type="float"/>
          <table:table-cell office:value-type="string">
            <text:p>liuResilienceAssessment21</text:p>
          </table:table-cell>
          <table:table-cell office:value-type="string">
            <text:p>Resilience Assessment and Critical Point Identification for Urban Water Supply Systems under Uncertain Scenarios</text:p>
          </table:table-cell>
          <table:table-cell office:value="2021" office:value-type="float"/>
          <table:table-cell office:value-type="string">
            <text:p>China</text:p>
          </table:table-cell>
        </table:table-row>
        <table:table-row>
          <table:table-cell office:value="308" office:value-type="float"/>
          <table:table-cell office:value-type="string">
            <text:p>machariaExaminingRelative21</text:p>
          </table:table-cell>
          <table:table-cell office:value-type="string">
            <text:p>Examining the Relative Impact of Drivers on Energy Input for Municipal Water Supply in Africa</text:p>
          </table:table-cell>
          <table:table-cell office:value="2021" office:value-type="float"/>
          <table:table-cell office:value-type="string">
            <text:p>Africa</text:p>
          </table:table-cell>
        </table:table-row>
        <table:table-row>
          <table:table-cell office:value="309" office:value-type="float"/>
          <table:table-cell office:value-type="string">
            <text:p>mamadeComprehensiveWell17</text:p>
          </table:table-cell>
          <table:table-cell office:value-type="string">
            <text:p>A Comprehensive and Well Tested Energy Balance for Water Supply Systems</text:p>
          </table:table-cell>
          <table:table-cell office:value="2017" office:value-type="float"/>
          <table:table-cell office:value-type="string">
            <text:p>United States</text:p>
          </table:table-cell>
        </table:table-row>
        <table:table-row>
          <table:table-cell office:value="310" office:value-type="float"/>
          <table:table-cell office:value-type="string">
            <text:p>marlimEnergyIntensitybased23</text:p>
          </table:table-cell>
          <table:table-cell office:value-type="string">
            <text:p>Energy Intensity-Based Metric for Optimal Design of Water Distribution Systems</text:p>
          </table:table-cell>
          <table:table-cell office:value="2023" office:value-type="float"/>
          <table:table-cell office:value-type="string">
            <text:p>United States</text:p>
          </table:table-cell>
        </table:table-row>
        <table:table-row>
          <table:table-cell office:value="311" office:value-type="float"/>
          <table:table-cell office:value-type="string">
            <text:p>martinezEnhancingReclaimed24</text:p>
          </table:table-cell>
          <table:table-cell office:value-type="string">
            <text:p>Enhancing Reclaimed Water Distribution Network Resilience with Cost-Effective Meshing</text:p>
          </table:table-cell>
          <table:table-cell office:value="2024" office:value-type="float"/>
          <table:table-cell office:value-type="string">
            <text:p>Spain</text:p>
          </table:table-cell>
        </table:table-row>
        <table:table-row>
          <table:table-cell office:value="312" office:value-type="float"/>
          <table:table-cell office:value-type="string">
            <text:p>mauryaIdentificationIndicators20</text:p>
          </table:table-cell>
          <table:table-cell office:value-type="string">
            <text:p>Identification of Indicators for Sustainable Urban Water Development Planning</text:p>
          </table:table-cell>
          <table:table-cell office:value="2020" office:value-type="float"/>
          <table:table-cell office:value-type="string">
            <text:p>India</text:p>
          </table:table-cell>
        </table:table-row>
        <table:table-row>
          <table:table-cell office:value="320" office:value-type="float"/>
          <table:table-cell office:value-type="string">
            <text:p>nyathikalaPerformanceMeasurement20</text:p>
          </table:table-cell>
          <table:table-cell office:value-type="string">
            <text:p>Performance Measurement of Water Supply Services: A Cross-Country Comparison between India and the UK</text:p>
          </table:table-cell>
          <table:table-cell office:value="2020" office:value-type="float"/>
          <table:table-cell office:value-type="string">
            <text:p>Multi-City</text:p>
          </table:table-cell>
        </table:table-row>
        <table:table-row>
          <table:table-cell office:value="321" office:value-type="float"/>
          <table:table-cell office:value-type="string">
            <text:p>nyathikalaPerformanceProductivity17panAnalysisTrend21</text:p>
          </table:table-cell>
          <table:table-cell office:value-type="string">
            <text:p>Performance and Productivity Measurement of Urban Water Supply Services in India</text:p>
          </table:table-cell>
          <table:table-cell office:value="2017" office:value-type="float"/>
          <table:table-cell office:value-type="string">
            <text:p>India</text:p>
          </table:table-cell>
        </table:table-row>
        <table:table-row>
          <table:table-cell office:value="322" office:value-type="float"/>
          <table:table-cell office:value-type="string">
            <text:p>padowskiOvercomingUrban16</text:p>
          </table:table-cell>
          <table:table-cell office:value-type="string">
            <text:p>Overcoming Urban Water Insecurity with Infrastructure and Institutions</text:p>
          </table:table-cell>
          <table:table-cell office:value="2016" office:value-type="float"/>
          <table:table-cell office:value-type="string">
            <text:p>Multi-City</text:p>
          </table:table-cell>
        </table:table-row>
        <table:table-row>
          <table:table-cell office:value="324" office:value-type="float"/>
          <table:table-cell office:value-type="string">
            <text:p>parweenAnalyticalHierarchy24</text:p>
          </table:table-cell>
          <table:table-cell office:value-type="string">
            <text:p>An Analytical Hierarchy Process Approach for Prioritization of Objectives and Parameters for an Integrated Urban Water Management</text:p>
          </table:table-cell>
          <table:table-cell office:value="2024" office:value-type="float"/>
          <table:table-cell office:value-type="string">
            <text:p>India</text:p>
          </table:table-cell>
        </table:table-row>
        <table:table-row>
          <table:table-cell office:value="325" office:value-type="float"/>
          <table:table-cell office:value-type="string">
            <text:p>parweenIdentificationIndicators23</text:p>
          </table:table-cell>
          <table:table-cell office:value-type="string">
            <text:p>Identification of Indicators for Developing an Integrated Study on Urban Water Supply System, Planning, and Management</text:p>
          </table:table-cell>
          <table:table-cell office:value="2023" office:value-type="float"/>
          <table:table-cell office:value-type="string">
            <text:p>India</text:p>
          </table:table-cell>
        </table:table-row>
        <table:table-row>
          <table:table-cell office:value="326" office:value-type="float"/>
          <table:table-cell office:value-type="string">
            <text:p>radAnalysingWater19</text:p>
          </table:table-cell>
          <table:table-cell office:value-type="string">
            <text:p>Analysing Water Use Efficiency and Productivity in Iran's Metropolises</text:p>
          </table:table-cell>
          <table:table-cell office:value="2019" office:value-type="float"/>
          <table:table-cell office:value-type="string">
            <text:p>Iran, Islamic Rep.</text:p>
          </table:table-cell>
        </table:table-row>
        <table:table-row>
          <table:table-cell office:value="327" office:value-type="float"/>
          <table:table-cell office:value-type="string">
            <text:p>raybiswasDevelopmentApplication23</text:p>
          </table:table-cell>
          <table:table-cell office:value-type="string">
            <text:p>Development and Application of Regional Urban Water Security Indicators</text:p>
          </table:table-cell>
          <table:table-cell office:value="2023" office:value-type="float"/>
          <table:table-cell office:value-type="string">
            <text:p>Australia</text:p>
          </table:table-cell>
        </table:table-row>
        <table:table-row>
          <table:table-cell office:value="328" office:value-type="float"/>
          <table:table-cell office:value-type="string">
            <text:p>renoufUrbanWater17</text:p>
          </table:table-cell>
          <table:table-cell office:value-type="string">
            <text:p>Urban Water Metabolism Indicators Derived from a Water Mass Balance -- Bridging the Gap between Visions and Performance Assessment of Urban Water Resource Management</text:p>
          </table:table-cell>
          <table:table-cell office:value="2017" office:value-type="float"/>
          <table:table-cell office:value-type="string">
            <text:p>Australia</text:p>
          </table:table-cell>
        </table:table-row>
        <table:table-row>
          <table:table-cell office:value="330" office:value-type="float"/>
          <table:table-cell office:value-type="string">
            <text:p>rocheraDefiningComplementary19</text:p>
          </table:table-cell>
          <table:table-cell office:value-type="string">
            <text:p>Defining Complementary Tools to the IVI. The Infrastructure Degradation Index (IDI) and the Infrastructure Histogram (HI)</text:p>
          </table:table-cell>
          <table:table-cell office:value="2019" office:value-type="float"/>
          <table:table-cell office:value-type="string">
            <text:p>Multi-City</text:p>
          </table:table-cell>
        </table:table-row>
        <table:table-row>
          <table:table-cell office:value="332" office:value-type="float"/>
          <table:table-cell office:value-type="string">
            <text:p>rushforthVulnerabilityResilience16</text:p>
          </table:table-cell>
          <table:table-cell office:value-type="string">
            <text:p>The Vulnerability and Resilience of a City's Water Footprint: The Case of Flagstaff, Arizona, USA</text:p>
          </table:table-cell>
          <table:table-cell office:value="2016" office:value-type="float"/>
          <table:table-cell office:value-type="string">
            <text:p>United States</text:p>
          </table:table-cell>
        </table:table-row>
        <table:table-row>
          <table:table-cell office:value="333" office:value-type="float"/>
          <table:table-cell office:value-type="string">
            <text:p>schreursApplicationCity18</text:p>
          </table:table-cell>
          <table:table-cell office:value-type="string">
            <text:p>Application of the City Blueprint Approach to Assess the Challenges of Water Management and Governance in Quito (Ecuador)</text:p>
          </table:table-cell>
          <table:table-cell office:value="2018" office:value-type="float"/>
          <table:table-cell office:value-type="string">
            <text:p>Ecuador</text:p>
          </table:table-cell>
        </table:table-row>
        <table:table-row>
          <table:table-cell office:value="334" office:value-type="float"/>
          <table:table-cell office:value-type="string">
            <text:p>shahabiFrameworkPlanning17</text:p>
          </table:table-cell>
          <table:table-cell office:value-type="string">
            <text:p>A Framework for Planning Sustainable Seawater Desalination Water Supply</text:p>
          </table:table-cell>
          <table:table-cell office:value="2017" office:value-type="float"/>
          <table:table-cell office:value-type="string">
            <text:p>Australia</text:p>
          </table:table-cell>
        </table:table-row>
        <table:table-row>
          <table:table-cell office:value="336" office:value-type="float"/>
          <table:table-cell office:value-type="string">
            <text:p>simonsVirtualTracers20</text:p>
          </table:table-cell>
          <table:table-cell office:value-type="string">
            <text:p>Virtual Tracers to Detect Sources of Water and Track Water Reuse across a River Basin</text:p>
          </table:table-cell>
          <table:table-cell office:value="2020" office:value-type="float"/>
          <table:table-cell office:value-type="string">
            <text:p>Spain</text:p>
          </table:table-cell>
        </table:table-row>
        <table:table-row>
          <table:table-cell office:value="337" office:value-type="float"/>
          <table:table-cell office:value-type="string">
            <text:p>skrydstrupIncorporatingObjectives20</text:p>
          </table:table-cell>
          <table:table-cell office:value-type="string">
            <text:p>Incorporating Objectives of Stakeholders in Strategic Planning of Urban Water Management</text:p>
          </table:table-cell>
          <table:table-cell office:value="2020" office:value-type="float"/>
          <table:table-cell office:value-type="string">
            <text:p>Denmark</text:p>
          </table:table-cell>
        </table:table-row>
        <table:table-row>
          <table:table-cell office:value="339" office:value-type="float"/>
          <table:table-cell office:value-type="string">
            <text:p>smithImpactUrban16</text:p>
          </table:table-cell>
          <table:table-cell office:value-type="string">
            <text:p>Impact of Urban Water Supply on Energy Use in China: A Provincial and National Comparison</text:p>
          </table:table-cell>
          <table:table-cell office:value="2016" office:value-type="float"/>
          <table:table-cell office:value-type="string">
            <text:p>China</text:p>
          </table:table-cell>
        </table:table-row>
        <table:table-row>
          <table:table-cell office:value="340" office:value-type="float"/>
          <table:table-cell office:value-type="string">
            <text:p>sousaUseCauseeffect20</text:p>
          </table:table-cell>
          <table:table-cell office:value-type="string">
            <text:p>Use of Cause-Effect Indicators for the Diagnosis of Water Sustainability in the Balearic Islands (Spain)</text:p>
          </table:table-cell>
          <table:table-cell office:value="2020" office:value-type="float"/>
          <table:table-cell office:value-type="string">
            <text:p>Spain</text:p>
          </table:table-cell>
        </table:table-row>
        <table:table-row>
          <table:table-cell office:value="345" office:value-type="float"/>
          <table:table-cell office:value-type="string">
            <text:p>tianAnalysisSpatial23</text:p>
          </table:table-cell>
          <table:table-cell office:value-type="string">
            <text:p>Analysis of Spatial and Temporal Variation in Sustainable Water Resources and Their Use Based on Improved Combination Weights</text:p>
          </table:table-cell>
          <table:table-cell office:value="2023" office:value-type="float"/>
          <table:table-cell office:value-type="string">
            <text:p>China</text:p>
          </table:table-cell>
        </table:table-row>
        <table:table-row>
          <table:table-cell office:value="347" office:value-type="float"/>
          <table:table-cell office:value-type="string">
            <text:p>tiburcioProposalUrban20</text:p>
          </table:table-cell>
          <table:table-cell office:value-type="string">
            <text:p>Proposal for an Urban Water Indicators Framework for Mexico City 2005-2018</text:p>
          </table:table-cell>
          <table:table-cell office:value="2020" office:value-type="float"/>
          <table:table-cell office:value-type="string">
            <text:p>Mexico</text:p>
          </table:table-cell>
        </table:table-row>
        <table:table-row>
          <table:table-cell office:value="348" office:value-type="float"/>
          <table:table-cell office:value-type="string">
            <text:p>tirumalaHouseholdExpenditure22</text:p>
          </table:table-cell>
          <table:table-cell office:value-type="string">
            <text:p>Household Expenditure and Accessibility of Water in Urban India</text:p>
          </table:table-cell>
          <table:table-cell office:value="2022" office:value-type="float"/>
          <table:table-cell office:value-type="string">
            <text:p>India</text:p>
          </table:table-cell>
        </table:table-row>
        <table:table-row>
          <table:table-cell office:value="349" office:value-type="float"/>
          <table:table-cell office:value-type="string">
            <text:p>vanleeuwenChallengesWater16</text:p>
          </table:table-cell>
          <table:table-cell office:value-type="string">
            <text:p>The Challenges of Water Governance in Ho Chi Minh City</text:p>
          </table:table-cell>
          <table:table-cell office:value="2016" office:value-type="float"/>
          <table:table-cell office:value-type="string">
            <text:p>Vietnam</text:p>
          </table:table-cell>
        </table:table-row>
        <table:table-row>
          <table:table-cell office:value="350" office:value-type="float"/>
          <table:table-cell office:value-type="string">
            <text:p>venkateshMetabolismmodellingApproaches17</text:p>
          </table:table-cell>
          <table:table-cell office:value-type="string">
            <text:p>Metabolism-Modelling Approaches to Long-Term Sustainability Assessment of Urban Water Services</text:p>
          </table:table-cell>
          <table:table-cell office:value="2017" office:value-type="float"/>
          <table:table-cell office:value-type="string">
            <text:p>Sweden</text:p>
          </table:table-cell>
        </table:table-row>
        <table:table-row>
          <table:table-cell office:value="351" office:value-type="float"/>
          <table:table-cell office:value-type="string">
            <text:p>wangWaterResources18</text:p>
          </table:table-cell>
          <table:table-cell office:value-type="string">
            <text:p>Water Resources Carrying Capacity Evaluation of a Dense City Group: A Comprehensive Water Resources Carrying Capacity Evaluation Model of Wuhan Urban Agglomeration</text:p>
          </table:table-cell>
          <table:table-cell office:value="2018" office:value-type="float"/>
          <table:table-cell office:value-type="string">
            <text:p>China</text:p>
          </table:table-cell>
        </table:table-row>
        <table:table-row>
          <table:table-cell office:value="353" office:value-type="float"/>
          <table:table-cell office:value-type="string">
            <text:p>yooSeismicHazard16</text:p>
          </table:table-cell>
          <table:table-cell office:value-type="string">
            <text:p>Seismic Hazard Assessment Model for Urban Water Supply Networks</text:p>
          </table:table-cell>
          <table:table-cell office:value="2016" office:value-type="float"/>
          <table:table-cell office:value-type="string">
            <text:p>Korea, Rep.</text:p>
          </table:table-cell>
        </table:table-row>
        <table:table-row>
          <table:table-cell office:value="356" office:value-type="float"/>
          <table:table-cell office:value-type="string">
            <text:p>zhalmurziyevaAssessmentSustainability24</text:p>
          </table:table-cell>
          <table:table-cell office:value-type="string">
            <text:p>Assessment of Sustainability Indicators for Urban Water Infrastructure in a Developing Country</text:p>
          </table:table-cell>
          <table:table-cell office:value="2024" office:value-type="float"/>
          <table:table-cell office:value-type="string">
            <text:p>Kazakhstan</text:p>
          </table:table-cell>
        </table:table-row>
        <table:table-row>
          <table:table-cell office:value="357" office:value-type="float"/>
          <table:table-cell office:value-type="string">
            <text:p>zhouWaterResource23</text:p>
          </table:table-cell>
          <table:table-cell office:value-type="string">
            <text:p>Water Resource Security Assessment and Prediction in a Changing Natural and Social Environment: Case Study of the Yanhe Watershed, China</text:p>
          </table:table-cell>
          <table:table-cell office:value="2023" office:value-type="float"/>
          <table:table-cell office:value-type="string">
            <text:p>China</text:p>
          </table:table-cell>
        </table:table-row>
        <table:table-row>
          <table:table-cell office:value="358" office:value-type="float"/>
          <table:table-cell office:value-type="string">
            <text:p>aceroModellingInfluence21</text:p>
          </table:table-cell>
          <table:table-cell office:value-type="string">
            <text:p>&lt;div&gt;Modelling the influence of high-rise urban geometry on outdoor thermal comfort in Singapore&lt;/div&gt;</text:p>
          </table:table-cell>
          <table:table-cell office:value="2021" office:value-type="float"/>
          <table:table-cell office:value-type="string">
            <text:p>Singapore</text:p>
          </table:table-cell>
        </table:table-row>
        <table:table-row>
          <table:table-cell office:value="359" office:value-type="float"/>
          <table:table-cell office:value-type="string">
            <text:p>agathangelidisIntegratingUrban19</text:p>
          </table:table-cell>
          <table:table-cell office:value-type="string">
            <text:p>&lt;div&gt;&lt;font face="Aptos (Detail)" color="#2E2E2E"<text:line-break/>style="BACKGROUND-COLOR:#FFFFFF"&gt;Integrating urban form, function, and energy fluxes in a heat exposure indicator in view of intra-urban heat island assessment and climate change adaptation&lt;/font&gt;&lt;/div&gt;</text:p>
          </table:table-cell>
          <table:table-cell office:value="2019" office:value-type="float"/>
          <table:table-cell office:value-type="string">
            <text:p>Greece</text:p>
          </table:table-cell>
        </table:table-row>
        <table:table-row>
          <table:table-cell office:value="360" office:value-type="float"/>
          <table:table-cell office:value-type="string">
            <text:p>aghamolaeiTempospatialModelling20</text:p>
          </table:table-cell>
          <table:table-cell office:value-type="string">
            <text:p>&lt;div&gt;A tempo-spatial modelling framework to assess outdoor thermal comfort of complex urban neighbourhoods&lt;/div&gt;</text:p>
          </table:table-cell>
          <table:table-cell office:value="2020" office:value-type="float"/>
          <table:table-cell office:value-type="string">
            <text:p>Iran, Islamic Rep.</text:p>
          </table:table-cell>
        </table:table-row>
        <table:table-row>
          <table:table-cell office:value="361" office:value-type="float"/>
          <table:table-cell office:value-type="string">
            <text:p>ahmadiRoleNeighborhood22</text:p>
          </table:table-cell>
          <table:table-cell office:value-type="string">
            <text:p>&lt;div&gt;The role of neighborhood morphology in enhancing thermal comfort and resident's satisfaction&lt;/div&gt;</text:p>
          </table:table-cell>
          <table:table-cell office:value="2022" office:value-type="float"/>
          <table:table-cell office:value-type="string">
            <text:p>Iran, Islamic Rep.</text:p>
          </table:table-cell>
        </table:table-row>
        <table:table-row>
          <table:table-cell office:value="362" office:value-type="float"/>
          <table:table-cell office:value-type="string">
            <text:p>ahnComparingApproximated24</text:p>
          </table:table-cell>
          <table:table-cell office:value-type="string">
            <text:p>&lt;div&gt;Comparing approximated heat stress measures across the united states&lt;/div&gt;</text:p>
          </table:table-cell>
          <table:table-cell office:value="2024" office:value-type="float"/>
          <table:table-cell office:value-type="string">
            <text:p>United States</text:p>
          </table:table-cell>
        </table:table-row>
        <table:table-row>
          <table:table-cell office:value="363" office:value-type="float"/>
          <table:table-cell office:value-type="string">
            <text:p>alfonso-solarMonitoringEvaluation19</text:p>
          </table:table-cell>
          <table:table-cell office:value-type="string">
            <text:p>&lt;div&gt;Monitoring and evaluation of thermal comfort in urban areas: application to Valencia city&lt;/div&gt;</text:p>
          </table:table-cell>
          <table:table-cell office:value="2019" office:value-type="float"/>
          <table:table-cell office:value-type="string">
            <text:p>Spain</text:p>
          </table:table-cell>
        </table:table-row>
        <table:table-row>
          <table:table-cell office:value="364" office:value-type="float"/>
          <table:table-cell office:value-type="string">
            <text:p>alijaniNewApproach20</text:p>
          </table:table-cell>
          <table:table-cell office:value-type="string">
            <text:p>&lt;div&gt;A new approach of urban livability in Tehran: Thermal comfort as a primitive indicator. Case study, district 22&lt;/div&gt;</text:p>
          </table:table-cell>
          <table:table-cell office:value="2020" office:value-type="float"/>
          <table:table-cell office:value-type="string">
            <text:p>Iran, Islamic Rep.</text:p>
          </table:table-cell>
        </table:table-row>
        <table:table-row>
          <table:table-cell office:value="365" office:value-type="float"/>
          <table:table-cell office:value-type="string">
            <text:p>amaripadathMulticriteriaDecision24</text:p>
          </table:table-cell>
          <table:table-cell office:value-type="string">
            <text:p>&lt;div&gt;Multi-criteria decision support framework for outdoor heat stress management in urban environments&lt;/div&gt;</text:p>
          </table:table-cell>
          <table:table-cell office:value="2024" office:value-type="float"/>
          <table:table-cell office:value-type="string">
            <text:p>United States</text:p>
          </table:table-cell>
        </table:table-row>
        <table:table-row>
          <table:table-cell office:value="366" office:value-type="float"/>
          <table:table-cell office:value-type="string">
            <text:p>anOutdoorThermal21</text:p>
          </table:table-cell>
          <table:table-cell office:value-type="string">
            <text:p>&lt;div&gt;Outdoor thermal comfort during winter in China's cold regions: A comparative study&lt;/div&gt;</text:p>
          </table:table-cell>
          <table:table-cell office:value="2021" office:value-type="float"/>
          <table:table-cell office:value-type="string">
            <text:p>China</text:p>
          </table:table-cell>
        </table:table-row>
        <table:table-row>
          <table:table-cell office:value="367" office:value-type="float"/>
          <table:table-cell office:value-type="string">
            <text:p>araqueBiomimicrybasedStrategies21</text:p>
          </table:table-cell>
          <table:table-cell office:value-type="string">
            <text:p>&lt;div&gt;Biomimicry-based strategies for urban heat island mitigation: a numerical case study under tropical climate&lt;/div&gt;</text:p>
          </table:table-cell>
          <table:table-cell office:value="2021" office:value-type="float"/>
          <table:table-cell office:value-type="string">
            <text:p>Panama</text:p>
          </table:table-cell>
        </table:table-row>
        <table:table-row>
          <table:table-cell office:value="368" office:value-type="float"/>
          <table:table-cell office:value-type="string">
            <text:p>arunabQuantifyingUrban24</text:p>
          </table:table-cell>
          <table:table-cell office:value-type="string">
            <text:p>&lt;div&gt;Quantifying urban heat island and pollutant nexus: A novel geospatial approach&lt;/div&gt;</text:p>
          </table:table-cell>
          <table:table-cell office:value="2024" office:value-type="float"/>
          <table:table-cell office:value-type="string">
            <text:p>India</text:p>
          </table:table-cell>
        </table:table-row>
        <table:table-row>
          <table:table-cell office:value="369" office:value-type="float"/>
          <table:table-cell office:value-type="string">
            <text:p>beldaSensitivityAnalysis21</text:p>
          </table:table-cell>
          <table:table-cell office:value-type="string">
            <text:p>&lt;div&gt;Sensitivity analysis of the PALM model system 6.0 in the urban environment&lt;/div&gt;</text:p>
          </table:table-cell>
          <table:table-cell office:value="2021" office:value-type="float"/>
          <table:table-cell office:value-type="string">
            <text:p>Czechia</text:p>
          </table:table-cell>
        </table:table-row>
        <table:table-row>
          <table:table-cell office:value="427" office:value-type="float"/>
          <table:table-cell office:value-type="string">
            <text:p>hadianpourEffectsWindward19</text:p>
          </table:table-cell>
          <table:table-cell office:value-type="string">
            <text:p>Effects of Windward and Leeward Wind Directions on Outdoor Thermal and Wind Sensation in Tehran</text:p>
          </table:table-cell>
          <table:table-cell office:value="2019" office:value-type="float"/>
          <table:table-cell office:value-type="string">
            <text:p>Iran, Islamic Rep.</text:p>
          </table:table-cell>
        </table:table-row>
        <table:table-row>
          <table:table-cell office:value="428" office:value-type="float"/>
          <table:table-cell office:value-type="string">
            <text:p>halderEvaluationClimate21</text:p>
          </table:table-cell>
          <table:table-cell office:value-type="string">
            <text:p>Evaluation of the Climate Change Impact on Urban Heat Island Based on Land Surface Temperature and Geospatial Indicators</text:p>
          </table:table-cell>
          <table:table-cell office:value="2021" office:value-type="float"/>
          <table:table-cell office:value-type="string">
            <text:p>India</text:p>
          </table:table-cell>
        </table:table-row>
        <table:table-row>
          <table:table-cell office:value="429" office:value-type="float"/>
          <table:table-cell office:value-type="string">
            <text:p>hanEffectUrban23</text:p>
          </table:table-cell>
          <table:table-cell office:value-type="string">
            <text:p>Effect of Urban Built-up Area Expansion on the Urban Heat Islands in Different Seasons in 34 Metropolitan Regions across China</text:p>
          </table:table-cell>
          <table:table-cell office:value="2023" office:value-type="float"/>
          <table:table-cell office:value-type="string">
            <text:p>China</text:p>
          </table:table-cell>
        </table:table-row>
        <table:table-row>
          <table:table-cell office:value="430" office:value-type="float"/>
          <table:table-cell office:value-type="string">
            <text:p>hanHow2D23</text:p>
          </table:table-cell>
          <table:table-cell office:value-type="string">
            <text:p>How Do 2D/3D Urban Landscapes Impact Diurnal Land Surface Temperature: Insights from Block Scale and Machine Learning Algorithms</text:p>
          </table:table-cell>
          <table:table-cell office:value="2023" office:value-type="float"/>
          <table:table-cell office:value-type="string">
            <text:p>China</text:p>
          </table:table-cell>
        </table:table-row>
        <table:table-row>
          <table:table-cell office:value="431" office:value-type="float"/>
          <table:table-cell office:value-type="string">
            <text:p>hanSeasonalEffects23</text:p>
          </table:table-cell>
          <table:table-cell office:value-type="string">
            <text:p>Seasonal Effects of Urban Morphology on Land Surface Temperature in a Three-Dimensional Perspective: A Case Study in Hangzhou, China</text:p>
          </table:table-cell>
          <table:table-cell office:value="2023" office:value-type="float"/>
          <table:table-cell office:value-type="string">
            <text:p>China</text:p>
          </table:table-cell>
        </table:table-row>
        <table:table-row>
          <table:table-cell office:value="432" office:value-type="float"/>
          <table:table-cell office:value-type="string">
            <text:p>hegazyThermalComfort20</text:p>
          </table:table-cell>
          <table:table-cell office:value-type="string">
            <text:p>Thermal Comfort of Urban Spaces Using Simulation Tools Exploring Street Orientation Influence of on the Outdoor Thermal Comfort: A Case Study of Jeddah, Saudi Arabia</text:p>
          </table:table-cell>
          <table:table-cell office:value="2020" office:value-type="float"/>
          <table:table-cell office:value-type="string">
            <text:p>Saudi Arabia</text:p>
          </table:table-cell>
        </table:table-row>
        <table:table-row>
          <table:table-cell office:value="433" office:value-type="float"/>
          <table:table-cell office:value-type="string">
            <text:p>heImpactsGreenbluegrey23</text:p>
          </table:table-cell>
          <table:table-cell office:value-type="string">
            <text:p>Impacts of Green-Blue-Grey Infrastructures on High-Density Urban Thermal Environment at Multiple Spatial Scales: A Case Study in Wuhan</text:p>
          </table:table-cell>
          <table:table-cell office:value="2023" office:value-type="float"/>
          <table:table-cell office:value-type="string">
            <text:p>China</text:p>
          </table:table-cell>
        </table:table-row>
        <table:table-row>
          <table:table-cell office:value="434" office:value-type="float"/>
          <table:table-cell office:value-type="string">
            <text:p>heImprovingChildrens23</text:p>
          </table:table-cell>
          <table:table-cell office:value-type="string">
            <text:p>Improving Children's Outdoor Thermal Comfort: A Field Study in China's Severely Cold Regions</text:p>
          </table:table-cell>
          <table:table-cell office:value="2023" office:value-type="float"/>
          <table:table-cell office:value-type="string">
            <text:p>China</text:p>
          </table:table-cell>
        </table:table-row>
        <table:table-row>
          <table:table-cell office:value="435" office:value-type="float"/>
          <table:table-cell office:value-type="string">
            <text:p>hoangAssessingHeat22</text:p>
          </table:table-cell>
          <table:table-cell office:value-type="string">
            <text:p>Assessing Heat Index Changes in the Context of Climate Change: A Case Study of Hanoi (Vietnam)</text:p>
          </table:table-cell>
          <table:table-cell office:value="2022" office:value-type="float"/>
          <table:table-cell office:value-type="string">
            <text:p>Vietnam</text:p>
          </table:table-cell>
        </table:table-row>
        <table:table-row>
          <table:table-cell office:value="436" office:value-type="float"/>
          <table:table-cell office:value-type="string">
            <text:p>hosseinihaghighiUsingClimatesensitive20</text:p>
          </table:table-cell>
          <table:table-cell office:value-type="string">
            <text:p>Using Climate-Sensitive 3d City Modeling to Analyze Outdoor Thermal Comfort in Urban Areas</text:p>
          </table:table-cell>
          <table:table-cell office:value="2020" office:value-type="float"/>
          <table:table-cell office:value-type="string">
            <text:p>Canada</text:p>
          </table:table-cell>
        </table:table-row>
        <table:table-row>
          <table:table-cell office:value="437" office:value-type="float"/>
          <table:table-cell office:value-type="string">
            <text:p>huangAssessmentSummer23</text:p>
          </table:table-cell>
          <table:table-cell office:value-type="string">
            <text:p>Assessment of Summer Regional Outdoor Heat Stress and Regional Comfort in the Beijing-Tianjin-Hebei Agglomeration over the Last 40 Years</text:p>
          </table:table-cell>
          <table:table-cell office:value="2023" office:value-type="float"/>
          <table:table-cell office:value-type="string">
            <text:p>China</text:p>
          </table:table-cell>
        </table:table-row>
        <table:table-row>
          <table:table-cell office:value="438" office:value-type="float"/>
          <table:table-cell office:value-type="string">
            <text:p>huAssessingImpact23</text:p>
          </table:table-cell>
          <table:table-cell office:value-type="string">
            <text:p>Assessing the Impact of Spatiotemporal Land Cover Changes on the Urban Heat Islands in Developing Cities with Landsat Data: A Case Study in Zhanjiang</text:p>
          </table:table-cell>
          <table:table-cell office:value="2023" office:value-type="float"/>
          <table:table-cell office:value-type="string">
            <text:p>China</text:p>
          </table:table-cell>
        </table:table-row>
        <table:table-row>
          <table:table-cell office:value="439" office:value-type="float"/>
          <table:table-cell office:value-type="string">
            <text:p>huGreenspaceConfiguration21</text:p>
          </table:table-cell>
          <table:table-cell office:value-type="string">
            <text:p>Greenspace Configuration Impact on the Urban Heat Island in the Olympic Area of Beijing</text:p>
          </table:table-cell>
          <table:table-cell office:value="2021" office:value-type="float"/>
          <table:table-cell office:value-type="string">
            <text:p>China</text:p>
          </table:table-cell>
        </table:table-row>
        <table:table-row>
          <table:table-cell office:value="440" office:value-type="float"/>
          <table:table-cell office:value-type="string">
            <text:p>huModelingImpact20</text:p>
          </table:table-cell>
          <table:table-cell office:value-type="string">
            <text:p>Modeling the Impact of 2D/3D Urban Indicators on the Urban Heat Island over Different Seasons: A Boosted Regression Tree Approach</text:p>
          </table:table-cell>
          <table:table-cell office:value="2020" office:value-type="float"/>
          <table:table-cell office:value-type="string">
            <text:p>China</text:p>
          </table:table-cell>
        </table:table-row>
        <table:table-row>
          <table:table-cell office:value="441" office:value-type="float"/>
          <table:table-cell office:value-type="string">
            <text:p>ibrahimOptimisationUrban21</text:p>
          </table:table-cell>
          <table:table-cell office:value-type="string">
            <text:p>On the Optimisation of Urban Form Design, Energy Consumption and Outdoor Thermal Comfort Using a Parametric Workflow in a Hot Arid Zone</text:p>
          </table:table-cell>
          <table:table-cell office:value="2021" office:value-type="float"/>
          <table:table-cell office:value-type="string">
            <text:p>Egypt, Arab Rep.</text:p>
          </table:table-cell>
        </table:table-row>
        <table:table-row>
          <table:table-cell office:value="442" office:value-type="float"/>
          <table:table-cell office:value-type="string">
            <text:p>imranAnalysisMapping20</text:p>
          </table:table-cell>
          <table:table-cell office:value-type="string">
            <text:p>Analysis and Mapping of Present and Future Drivers of Local Urban Climate Using Remote Sensing: A Case of Lahore, Pakistan</text:p>
          </table:table-cell>
          <table:table-cell office:value="2020" office:value-type="float"/>
          <table:table-cell office:value-type="string">
            <text:p>Pakistan</text:p>
          </table:table-cell>
        </table:table-row>
        <table:table-row>
          <table:table-cell office:value="443" office:value-type="float"/>
          <table:table-cell office:value-type="string">
            <text:p>ivanovichStickinessNew24</text:p>
          </table:table-cell>
          <table:table-cell office:value-type="string">
            <text:p>Stickiness: A New Variable to Characterize the Temperature and Humidity Contributions toward Humid Heat</text:p>
          </table:table-cell>
          <table:table-cell office:value="2024" office:value-type="float"/>
          <table:table-cell office:value-type="string">
            <text:p>World</text:p>
          </table:table-cell>
        </table:table-row>
        <table:table-row>
          <table:table-cell office:value="444" office:value-type="float"/>
          <table:table-cell office:value-type="string">
            <text:p>jangRolesUrban20</text:p>
          </table:table-cell>
          <table:table-cell office:value-type="string">
            <text:p>Roles of Urban Heat Anomaly and Land-Use/Land-Cover on the Heat-Related Mortality in the National Capital Region of South Korea: A Multi-Districts Time-Series Study</text:p>
          </table:table-cell>
          <table:table-cell office:value="2020" office:value-type="float"/>
          <table:table-cell office:value-type="string">
            <text:p>Korea, Rep.</text:p>
          </table:table-cell>
        </table:table-row>
        <table:table-row>
          <table:table-cell office:value="445" office:value-type="float"/>
          <table:table-cell office:value-type="string">
            <text:p>jankuIncreaseUrban24</text:p>
          </table:table-cell>
          <table:table-cell office:value-type="string">
            <text:p>The Increase in Urban Heat Due to Global Warming Can Be Significantly Affected by the Structure of the Land Use and Land Cover</text:p>
          </table:table-cell>
          <table:table-cell office:value="2024" office:value-type="float"/>
          <table:table-cell office:value-type="string">
            <text:p>Czechia</text:p>
          </table:table-cell>
        </table:table-row>
        <table:table-row>
          <table:table-cell office:value="446" office:value-type="float"/>
          <table:table-cell office:value-type="string">
            <text:p>jaredrennieDevelopingValidating21</text:p>
          </table:table-cell>
          <table:table-cell office:value-type="string">
            <text:p>Developing and Validating Heat Exposure Products Using the U.S. Climate Reference Network</text:p>
          </table:table-cell>
          <table:table-cell office:value="2021" office:value-type="float"/>
          <table:table-cell office:value-type="string">
            <text:p>United States</text:p>
          </table:table-cell>
        </table:table-row>
        <table:table-row>
          <table:table-cell office:value="447" office:value-type="float"/>
          <table:table-cell office:value-type="string">
            <text:p>jato-espinoArcUHIGIS22</text:p>
          </table:table-cell>
          <table:table-cell office:value-type="string">
            <text:p>ArcUHI: A GIS Add-in for Automated Modelling of the Urban Heat Island Effect through Machine Learning</text:p>
          </table:table-cell>
          <table:table-cell office:value="2022" office:value-type="float"/>
          <table:table-cell office:value-type="string">
            <text:p>Spain</text:p>
          </table:table-cell>
        </table:table-row>
        <table:table-row>
          <table:table-cell office:value="448" office:value-type="float"/>
          <table:table-cell office:value-type="string">
            <text:p>jiangFeaturesUrban19</text:p>
          </table:table-cell>
          <table:table-cell office:value-type="string">
            <text:p>Features of Urban Heat Island in Mountainous Chongqing from a Dense Surface Monitoring Network</text:p>
          </table:table-cell>
          <table:table-cell office:value="2019" office:value-type="float"/>
          <table:table-cell office:value-type="string">
            <text:p>China</text:p>
          </table:table-cell>
        </table:table-row>
        <table:table-row>
          <table:table-cell office:value="449" office:value-type="float"/>
          <table:table-cell office:value-type="string">
            <text:p>jinUpdatedEstimate20</text:p>
          </table:table-cell>
          <table:table-cell office:value-type="string">
            <text:p>An Updated Estimate of the Urban Heat Island Effect on Observed Local Warming Trends in Mainland China's 45 Urban Stations</text:p>
          </table:table-cell>
          <table:table-cell office:value="2020" office:value-type="float"/>
          <table:table-cell office:value-type="string">
            <text:p>China</text:p>
          </table:table-cell>
        </table:table-row>
        <table:table-row>
          <table:table-cell office:value="450" office:value-type="float"/>
          <table:table-cell office:value-type="string">
            <text:p>joshiAssessingUrban24</text:p>
          </table:table-cell>
          <table:table-cell office:value-type="string">
            <text:p>Assessing Urban Heat Island Mitigation Potential of Realistic Roof Greening across Local Climate Zones: A Highly-Resolved Weather Research and Forecasting Model Study</text:p>
          </table:table-cell>
          <table:table-cell office:value="2024" office:value-type="float"/>
          <table:table-cell office:value-type="string">
            <text:p>Netherlands</text:p>
          </table:table-cell>
        </table:table-row>
        <table:table-row>
          <table:table-cell office:value="451" office:value-type="float"/>
          <table:table-cell office:value-type="string">
            <text:p>kackerHeatStress24</text:p>
          </table:table-cell>
          <table:table-cell office:value-type="string">
            <text:p>Heat Stress Risk at an Intra-Urban Level: A Case Study of Delhi, India</text:p>
          </table:table-cell>
          <table:table-cell office:value="2024" office:value-type="float"/>
          <table:table-cell office:value-type="string">
            <text:p>India</text:p>
          </table:table-cell>
        </table:table-row>
        <table:table-row>
          <table:table-cell office:value="452" office:value-type="float"/>
          <table:table-cell office:value-type="string">
            <text:p>kamalChangesWet24</text:p>
          </table:table-cell>
          <table:table-cell office:value-type="string">
            <text:p>Changes in Wet Bulb Globe Temperature and Risk to Heat-Related Hazards in Bangladesh</text:p>
          </table:table-cell>
          <table:table-cell office:value="2024" office:value-type="float"/>
          <table:table-cell office:value-type="string">
            <text:p>Bangladesh</text:p>
          </table:table-cell>
        </table:table-row>
        <table:table-row>
          <table:table-cell office:value="453" office:value-type="float"/>
          <table:table-cell office:value-type="string">
            <text:p>karimiEvaluationThermal20</text:p>
          </table:table-cell>
          <table:table-cell office:value-type="string">
            <text:p>Evaluation of the Thermal Indices and Thermal Comfort Improvement by Different Vegetation Species and Materials in a Medium-Sized Urban Park</text:p>
          </table:table-cell>
          <table:table-cell office:value="2020" office:value-type="float"/>
          <table:table-cell office:value-type="string">
            <text:p>Iran, Islamic Rep.</text:p>
          </table:table-cell>
        </table:table-row>
        <table:table-row>
          <table:table-cell office:value="454" office:value-type="float"/>
          <table:table-cell office:value-type="string">
            <text:p>karthikeyaImpactLand24</text:p>
          </table:table-cell>
          <table:table-cell office:value-type="string">
            <text:p>Impact of Land Transition around Eastern Economic Corridor in Thailand in the Context of SDG 11.3.1 Using Urban Heat Islands, Nighttime Light Intensity and Machine Learning</text:p>
          </table:table-cell>
          <table:table-cell office:value="2024" office:value-type="float"/>
          <table:table-cell office:value-type="string">
            <text:p>Thailand</text:p>
          </table:table-cell>
        </table:table-row>
        <table:table-row>
          <table:table-cell office:value="455" office:value-type="float"/>
          <table:table-cell office:value-type="string">
            <text:p>kastnerEddy3DToolkit22</text:p>
          </table:table-cell>
          <table:table-cell office:value-type="string">
            <text:p>Eddy3D: A Toolkit for Decoupled Outdoor Thermal Comfort Simulations in Urban Areas</text:p>
          </table:table-cell>
          <table:table-cell office:value="2022" office:value-type="float"/>
          <table:table-cell office:value-type="string">
            <text:p>United States</text:p>
          </table:table-cell>
        </table:table-row>
        <table:table-row>
          <table:table-cell office:value="456" office:value-type="float"/>
          <table:table-cell office:value-type="string">
            <text:p>kenawyEffectsCultural21</text:p>
          </table:table-cell>
          <table:table-cell office:value-type="string">
            <text:p>Effects of Cultural Diversity and Climatic Background on Outdoor Thermal Perception in Melbourne City, Australia</text:p>
          </table:table-cell>
          <table:table-cell office:value="2021" office:value-type="float"/>
          <table:table-cell office:value-type="string">
            <text:p>Australia</text:p>
          </table:table-cell>
        </table:table-row>
        <table:table-row>
          <table:table-cell office:value="457" office:value-type="float"/>
          <table:table-cell office:value-type="string">
            <text:p>kenawySummerOutdoor21</text:p>
          </table:table-cell>
          <table:table-cell office:value-type="string">
            <text:p>Summer Outdoor Thermal Benchmarks in Melbourne: Applications of Different Techniques</text:p>
          </table:table-cell>
          <table:table-cell office:value="2021" office:value-type="float"/>
          <table:table-cell office:value-type="string">
            <text:p>Australia</text:p>
          </table:table-cell>
        </table:table-row>
        <table:table-row>
          <table:table-cell office:value="458" office:value-type="float"/>
          <table:table-cell office:value-type="string">
            <text:p>khorramiEvaluationEnvironmental21</text:p>
          </table:table-cell>
          <table:table-cell office:value-type="string">
            <text:p>Evaluation of the Environmental Impacts of Urbanization from the Viewpoint of Increased Skin Temperatures: A Case Study from Istanbul, Turkey</text:p>
          </table:table-cell>
          <table:table-cell office:value="2021" office:value-type="float"/>
          <table:table-cell office:value-type="string">
            <text:p>Türkiye</text:p>
          </table:table-cell>
        </table:table-row>
        <table:table-row>
          <table:table-cell office:value="459" office:value-type="float"/>
          <table:table-cell office:value-type="string">
            <text:p>koopmansStandardizedPhysical20</text:p>
          </table:table-cell>
          <table:table-cell office:value-type="string">
            <text:p>A Standardized Physical Equivalent Temperature Urban Heat Map at 1-m Spatial Resolution to Facilitate Climate Stress Tests in the Netherlands</text:p>
          </table:table-cell>
          <table:table-cell office:value="2020" office:value-type="float"/>
          <table:table-cell office:value-type="string">
            <text:p>Netherlands</text:p>
          </table:table-cell>
        </table:table-row>
        <table:table-row>
          <table:table-cell office:value="460" office:value-type="float"/>
          <table:table-cell office:value-type="string">
            <text:p>kupachApplicationGIS22</text:p>
          </table:table-cell>
          <table:table-cell office:value-type="string">
            <text:p>Application of GIS Methods and LANDSAT Satellite Data in Studies of Recreational Urban Space of Kyiv</text:p>
          </table:table-cell>
          <table:table-cell office:value="2022" office:value-type="float"/>
          <table:table-cell office:value-type="string">
            <text:p>Ukraine</text:p>
          </table:table-cell>
        </table:table-row>
        <table:table-row>
          <table:table-cell office:value="461" office:value-type="float"/>
          <table:table-cell office:value-type="string">
            <text:p>labdaouiUtilizingThermal21</text:p>
          </table:table-cell>
          <table:table-cell office:value-type="string">
            <text:p>Utilizing Thermal Comfort and Walking Facilities to Propose a Comfort Walkability Index (CWI) at the Neighbourhood Level</text:p>
          </table:table-cell>
          <table:table-cell office:value="2021" office:value-type="float"/>
          <table:table-cell office:value-type="string">
            <text:p>Algeria</text:p>
          </table:table-cell>
        </table:table-row>
        <table:table-row>
          <table:table-cell office:value="462" office:value-type="float"/>
          <table:table-cell office:value-type="string">
            <text:p>lamAssessmentUrban23</text:p>
          </table:table-cell>
          <table:table-cell office:value-type="string">
            <text:p>Assessment of Urban Physical Features on Summer Thermal Perceptions Using the Local Climate Zone Classification</text:p>
          </table:table-cell>
          <table:table-cell office:value="2023" office:value-type="float"/>
          <table:table-cell office:value-type="string">
            <text:p>Australia</text:p>
          </table:table-cell>
        </table:table-row>
        <table:table-row>
          <table:table-cell office:value="463" office:value-type="float"/>
          <table:table-cell office:value-type="string">
            <text:p>landichoINTRAURBANHEAT19</text:p>
          </table:table-cell>
          <table:table-cell office:value-type="string">
            <text:p>INTRA-URBAN HEAT ISLAND DETECTION and TREND CHARACTERIZATION in METRO MANILA USING SURFACE TEMPERATURES DERIVED from MULTI-TEMPORAL LANDSAT DATA</text:p>
          </table:table-cell>
          <table:table-cell office:value="2019" office:value-type="float"/>
          <table:table-cell office:value-type="string">
            <text:p>Philippines</text:p>
          </table:table-cell>
        </table:table-row>
        <table:table-row>
          <table:table-cell office:value="464" office:value-type="float"/>
          <table:table-cell office:value-type="string">
            <text:p>lauOutdoorThermal19</text:p>
          </table:table-cell>
          <table:table-cell office:value-type="string">
            <text:p>Outdoor Thermal Comfort in Different Urban Settings of Sub-Tropical High-Density Cities: An Approach of Adopting Local Climate Zone (LCZ) Classification</text:p>
          </table:table-cell>
          <table:table-cell office:value="2019" office:value-type="float"/>
          <table:table-cell office:value-type="string">
            <text:p>Hong Kong SAR, China</text:p>
          </table:table-cell>
        </table:table-row>
        <table:table-row>
          <table:table-cell office:value="465" office:value-type="float"/>
          <table:table-cell office:value-type="string">
            <text:p>lauwaetHighResolution24</text:p>
          </table:table-cell>
          <table:table-cell office:value-type="string">
            <text:p>High Resolution Modelling of the Urban Heat Island of 100 European Cities</text:p>
          </table:table-cell>
          <table:table-cell office:value="2024" office:value-type="float"/>
          <table:table-cell office:value-type="string">
            <text:p>Europe</text:p>
          </table:table-cell>
        </table:table-row>
        <table:table-row>
          <table:table-cell office:value="466" office:value-type="float"/>
          <table:table-cell office:value-type="string">
            <text:p>leeSkyView19</text:p>
          </table:table-cell>
          <table:table-cell office:value-type="string">
            <text:p>Sky View Factor and Sunshine Factor of Urban Geometry for Urban Heat Island and Renewable Energy</text:p>
          </table:table-cell>
          <table:table-cell office:value="2019" office:value-type="float"/>
          <table:table-cell office:value-type="string">
            <text:p>United Kingdom</text:p>
          </table:table-cell>
        </table:table-row>
        <table:table-row>
          <table:table-cell office:value="467" office:value-type="float"/>
          <table:table-cell office:value-type="string">
            <text:p>leroyLongTime20</text:p>
          </table:table-cell>
          <table:table-cell office:value-type="string">
            <text:p>Long Time Series Spatialized Data for Urban Climatological Studies: A Case Study of Paris, France</text:p>
          </table:table-cell>
          <table:table-cell office:value="2020" office:value-type="float"/>
          <table:table-cell office:value-type="string">
            <text:p>France</text:p>
          </table:table-cell>
        </table:table-row>
        <table:table-row>
          <table:table-cell office:value="468" office:value-type="float"/>
          <table:table-cell office:value-type="string">
            <text:p>liangRelationshipUrban20</text:p>
          </table:table-cell>
          <table:table-cell office:value-type="string">
            <text:p>The Relationship between Urban Form and Heat Island Intensity along the Urban Development Gradients</text:p>
          </table:table-cell>
          <table:table-cell office:value="2020" office:value-type="float"/>
          <table:table-cell office:value-type="string">
            <text:p>China</text:p>
          </table:table-cell>
        </table:table-row>
        <table:table-row>
          <table:table-cell office:value="469" office:value-type="float"/>
          <table:table-cell office:value-type="string">
            <text:p>liangSpatiotemporalInteraction22</text:p>
          </table:table-cell>
          <table:table-cell office:value-type="string">
            <text:p>Spatiotemporal Interaction between Urban Heat Island and Urban-Construction Indicators on the Block Scale in Autumn in a Humid and Hot Climate</text:p>
          </table:table-cell>
          <table:table-cell office:value="2022" office:value-type="float"/>
          <table:table-cell office:value-type="string">
            <text:p>China</text:p>
          </table:table-cell>
        </table:table-row>
        <table:table-row>
          <table:table-cell office:value="470" office:value-type="float"/>
          <table:table-cell office:value-type="string">
            <text:p>liCharacteristicsTrend19</text:p>
          </table:table-cell>
          <table:table-cell office:value-type="string">
            <text:p>Characteristics and Trend Analysis of the Relationship between Land Surface Temperature and Nighttime Light Intensity Levels over China</text:p>
          </table:table-cell>
          <table:table-cell office:value="2019" office:value-type="float"/>
          <table:table-cell office:value-type="string">
            <text:p>China</text:p>
          </table:table-cell>
        </table:table-row>
        <table:table-row>
          <table:table-cell office:value="471" office:value-type="float"/>
          <table:table-cell office:value-type="string">
            <text:p>liCharacterizingIndicatorbased23</text:p>
          </table:table-cell>
          <table:table-cell office:value-type="string">
            <text:p>Characterizing the Indicator-Based, Day-and-Night, and Climate-Based Variations in Response of Surface Urban Heat Island during Heat Wave across Global 561 Cities</text:p>
          </table:table-cell>
          <table:table-cell office:value="2023" office:value-type="float"/>
          <table:table-cell office:value-type="string">
            <text:p>World</text:p>
          </table:table-cell>
        </table:table-row>
        <table:table-row>
          <table:table-cell office:value="472" office:value-type="float"/>
          <table:table-cell office:value-type="string">
            <text:p>liCharacterizingTemporal22</text:p>
          </table:table-cell>
          <table:table-cell office:value-type="string">
            <text:p>Characterizing Temporal Dynamics of Urban Heat Island in a Rapidly Expanding City: A 39 Years Study in Zhengzhou, China</text:p>
          </table:table-cell>
          <table:table-cell office:value="2022" office:value-type="float"/>
          <table:table-cell office:value-type="string">
            <text:p>China</text:p>
          </table:table-cell>
        </table:table-row>
        <table:table-row>
          <table:table-cell office:value="473" office:value-type="float"/>
          <table:table-cell office:value-type="string">
            <text:p>liComparativeAnalysis21</text:p>
          </table:table-cell>
          <table:table-cell office:value-type="string">
            <text:p>Comparative Analysis of Variations and Patterns between Surface Urban Heat Island Intensity and Frequency across 305 Chinese Cities</text:p>
          </table:table-cell>
          <table:table-cell office:value="2021" office:value-type="float"/>
          <table:table-cell office:value-type="string">
            <text:p>China</text:p>
          </table:table-cell>
        </table:table-row>
        <table:table-row>
          <table:table-cell office:value="474" office:value-type="float"/>
          <table:table-cell office:value-type="string">
            <text:p>liComparingLand23</text:p>
          </table:table-cell>
          <table:table-cell office:value-type="string">
            <text:p>Comparing Land Surface Temperature and Mean Radiant Temperature for Urban Heat Mapping in Philadelphia</text:p>
          </table:table-cell>
          <table:table-cell office:value="2023" office:value-type="float"/>
          <table:table-cell office:value-type="string">
            <text:p>United States</text:p>
          </table:table-cell>
        </table:table-row>
        <table:table-row>
          <table:table-cell office:value="475" office:value-type="float"/>
          <table:table-cell office:value-type="string">
            <text:p>liImpactsNorth19</text:p>
          </table:table-cell>
          <table:table-cell office:value-type="string">
            <text:p>Impacts of the North Atlantic Subtropical High on Interannual Variation of Summertime Heat Stress over the Conterminous United States</text:p>
          </table:table-cell>
          <table:table-cell office:value="2019" office:value-type="float"/>
          <table:table-cell office:value-type="string">
            <text:p>United States</text:p>
          </table:table-cell>
        </table:table-row>
        <table:table-row>
          <table:table-cell office:value="476" office:value-type="float"/>
          <table:table-cell office:value-type="string">
            <text:p>liImpactsSpatial24</text:p>
          </table:table-cell>
          <table:table-cell office:value-type="string">
            <text:p>Impacts of Spatial Explanatory Variables on Surface Urban Heat Island Intensity between Urban and Suburban Regions in China</text:p>
          </table:table-cell>
          <table:table-cell office:value="2024" office:value-type="float"/>
          <table:table-cell office:value-type="string">
            <text:p>China</text:p>
          </table:table-cell>
        </table:table-row>
        <table:table-row>
          <table:table-cell office:value="477" office:value-type="float"/>
          <table:table-cell office:value-type="string">
            <text:p>liInfluenceUrban20</text:p>
          </table:table-cell>
          <table:table-cell office:value-type="string">
            <text:p>The Influence of Urban Spatial Pattern on Land Surface Temperature for Different Functional Zones</text:p>
          </table:table-cell>
          <table:table-cell office:value="2020" office:value-type="float"/>
          <table:table-cell office:value-type="string">
            <text:p>China</text:p>
          </table:table-cell>
        </table:table-row>
        <table:table-row>
          <table:table-cell office:value="478" office:value-type="float"/>
          <table:table-cell office:value-type="string">
            <text:p>liInfluenceView24</text:p>
          </table:table-cell>
          <table:table-cell office:value-type="string">
            <text:p>Influence of View Factors on Outdoor Thermal Comfort of Residential Areas in Hot-Humid Regions</text:p>
          </table:table-cell>
          <table:table-cell office:value="2024" office:value-type="float"/>
          <table:table-cell office:value-type="string">
            <text:p>China</text:p>
          </table:table-cell>
        </table:table-row>
        <table:table-row>
          <table:table-cell office:value="479" office:value-type="float"/>
          <table:table-cell office:value-type="string">
            <text:p>linExploringConnection24</text:p>
          </table:table-cell>
          <table:table-cell office:value-type="string">
            <text:p>Exploring the Connection between Morphological Characteristic of Built-up Areas and Surface Heat Islands Based on MSPA</text:p>
          </table:table-cell>
          <table:table-cell office:value="2024" office:value-type="float"/>
          <table:table-cell office:value-type="string">
            <text:p>China</text:p>
          </table:table-cell>
        </table:table-row>
        <table:table-row>
          <table:table-cell office:value="480" office:value-type="float"/>
          <table:table-cell office:value-type="string">
            <text:p>linHowDoes24</text:p>
          </table:table-cell>
          <table:table-cell office:value-type="string">
            <text:p>How Does Urban Heat Island Differ across Urban Functional Zones? Insights from 2D/3D Urban Morphology Using Geospatial Big Data</text:p>
          </table:table-cell>
          <table:table-cell office:value="2024" office:value-type="float"/>
          <table:table-cell office:value-type="string">
            <text:p>China</text:p>
          </table:table-cell>
        </table:table-row>
        <table:table-row>
          <table:table-cell office:value="481" office:value-type="float"/>
          <table:table-cell office:value-type="string">
            <text:p>linMeasuringRelationship23</text:p>
          </table:table-cell>
          <table:table-cell office:value-type="string">
            <text:p>Measuring the Relationship between Morphological Spatial Pattern of Green Space and Urban Heat Island Using Machine Learning Methods</text:p>
          </table:table-cell>
          <table:table-cell office:value="2023" office:value-type="float"/>
          <table:table-cell office:value-type="string">
            <text:p>China</text:p>
          </table:table-cell>
        </table:table-row>
        <table:table-row>
          <table:table-cell office:value="482" office:value-type="float"/>
          <table:table-cell office:value-type="string">
            <text:p>liOutdoorThermal24</text:p>
          </table:table-cell>
          <table:table-cell office:value-type="string">
            <text:p>Outdoor Thermal Comfort and Activities in Urban Parks: An Experiment Study in Humid Subtropical Climates</text:p>
          </table:table-cell>
          <table:table-cell office:value="2024" office:value-type="float"/>
          <table:table-cell office:value-type="string">
            <text:p>Multi-Country</text:p>
          </table:table-cell>
        </table:table-row>
        <table:table-row>
          <table:table-cell office:value="483" office:value-type="float"/>
          <table:table-cell office:value-type="string">
            <text:p>liPredictionSummer23</text:p>
          </table:table-cell>
          <table:table-cell office:value-type="string">
            <text:p>Prediction of Summer Daytime Land Surface Temperature in Urban Environments Based on Machine Learning</text:p>
          </table:table-cell>
          <table:table-cell office:value="2023" office:value-type="float"/>
          <table:table-cell office:value-type="string">
            <text:p>United States</text:p>
          </table:table-cell>
        </table:table-row>
        <table:table-row>
          <table:table-cell office:value="484" office:value-type="float"/>
          <table:table-cell office:value-type="string">
            <text:p>liRelatingThreedecade23</text:p>
          </table:table-cell>
          <table:table-cell office:value-type="string">
            <text:p>Relating Three-Decade Surge in Space Cooling Demand to Urban Warming</text:p>
          </table:table-cell>
          <table:table-cell office:value="2023" office:value-type="float"/>
          <table:table-cell office:value-type="string">
            <text:p>Multi-Country</text:p>
          </table:table-cell>
        </table:table-row>
        <table:table-row>
          <table:table-cell office:value="485" office:value-type="float"/>
          <table:table-cell office:value-type="string">
            <text:p>liSensitivityVulnerability24</text:p>
          </table:table-cell>
          <table:table-cell office:value-type="string">
            <text:p>Sensitivity and Vulnerability to Summer Heat Extremes in Major Cities of the United States</text:p>
          </table:table-cell>
          <table:table-cell office:value="2024" office:value-type="float"/>
          <table:table-cell office:value-type="string">
            <text:p>United States</text:p>
          </table:table-cell>
        </table:table-row>
        <table:table-row>
          <table:table-cell office:value="486" office:value-type="float"/>
          <table:table-cell office:value-type="string">
            <text:p>liSpatialtemporalVariations19</text:p>
          </table:table-cell>
          <table:table-cell office:value-type="string">
            <text:p>Spatial-Temporal Variations of Surface Urban Heat Island Intensity Induced by Different Definitions of Rural Extents in China</text:p>
          </table:table-cell>
          <table:table-cell office:value="2019" office:value-type="float"/>
          <table:table-cell office:value-type="string">
            <text:p>China</text:p>
          </table:table-cell>
        </table:table-row>
        <table:table-row>
          <table:table-cell office:value="487" office:value-type="float"/>
          <table:table-cell office:value-type="string">
            <text:p>liStudyImpact24</text:p>
          </table:table-cell>
          <table:table-cell office:value-type="string">
            <text:p>Study on the Impact of Design Factors of Piloti Forms on the Thermal Environment in Residential Quarters</text:p>
          </table:table-cell>
          <table:table-cell office:value="2024" office:value-type="float"/>
          <table:table-cell office:value-type="string">
            <text:p>China</text:p>
          </table:table-cell>
        </table:table-row>
        <table:table-row>
          <table:table-cell office:value="488" office:value-type="float"/>
          <table:table-cell office:value-type="string">
            <text:p>liuAssessingCoordination20</text:p>
          </table:table-cell>
          <table:table-cell office:value-type="string">
            <text:p>Assessing the Coordination between Economic Growth and Urban Climate Change in China from 2000 to 2015</text:p>
          </table:table-cell>
          <table:table-cell office:value="2020" office:value-type="float"/>
          <table:table-cell office:value-type="string">
            <text:p>China</text:p>
          </table:table-cell>
        </table:table-row>
        <table:table-row>
          <table:table-cell office:value="489" office:value-type="float"/>
          <table:table-cell office:value-type="string">
            <text:p>liuAssessingDaytime24</text:p>
          </table:table-cell>
          <table:table-cell office:value-type="string">
            <text:p>Assessing Daytime Discrepancies and Key Factors in Urban Thermal Environments: A Local Climate Zones-Based Modeling Study in Five Chinese Cities</text:p>
          </table:table-cell>
          <table:table-cell office:value="2024" office:value-type="float"/>
          <table:table-cell office:value-type="string">
            <text:p>China</text:p>
          </table:table-cell>
        </table:table-row>
        <table:table-row>
          <table:table-cell office:value="490" office:value-type="float"/>
          <table:table-cell office:value-type="string">
            <text:p>liuEvaluatingImpact22</text:p>
          </table:table-cell>
          <table:table-cell office:value-type="string">
            <text:p>Evaluating the Impact of Tree Morphologies and Planting Densities on Outdoor Thermal Comfort in Tropical Residential Precincts in Singapore</text:p>
          </table:table-cell>
          <table:table-cell office:value="2022" office:value-type="float"/>
          <table:table-cell office:value-type="string">
            <text:p>Singapore</text:p>
          </table:table-cell>
        </table:table-row>
        <table:table-row>
          <table:table-cell office:value="491" office:value-type="float"/>
          <table:table-cell office:value-type="string">
            <text:p>liuInfluenceUrban21</text:p>
          </table:table-cell>
          <table:table-cell office:value-type="string">
            <text:p>The Influence of Urban Form on Surface Urban Heat Island and Its Planning Implications: Evidence from 1288 Urban Clusters in China</text:p>
          </table:table-cell>
          <table:table-cell office:value="2021" office:value-type="float"/>
          <table:table-cell office:value-type="string">
            <text:p>China</text:p>
          </table:table-cell>
        </table:table-row>
        <table:table-row>
          <table:table-cell office:value="492" office:value-type="float"/>
          <table:table-cell office:value-type="string">
            <text:p>loOptimalHeat23</text:p>
          </table:table-cell>
          <table:table-cell office:value-type="string">
            <text:p>Optimal Heat Stress Metric for Modelling Heat-Related Mortality Varies from Country to Country</text:p>
          </table:table-cell>
          <table:table-cell office:value="2023" office:value-type="float"/>
          <table:table-cell office:value-type="string">
            <text:p>Multi-Country</text:p>
          </table:table-cell>
        </table:table-row>
        <table:table-row>
          <table:table-cell office:value="493" office:value-type="float"/>
          <table:table-cell office:value-type="string">
            <text:p>lopesPerceptionsHuman21</text:p>
          </table:table-cell>
          <table:table-cell office:value-type="string">
            <text:p>Perceptions of Human Thermal Comfort in an Urban Tourism Destination -- A Case Study of Porto (Portugal)</text:p>
          </table:table-cell>
          <table:table-cell office:value="2021" office:value-type="float"/>
          <table:table-cell office:value-type="string">
            <text:p>Portugal</text:p>
          </table:table-cell>
        </table:table-row>
        <table:table-row>
          <table:table-cell office:value="494" office:value-type="float"/>
          <table:table-cell office:value-type="string">
            <text:p>lopezochoaQuantifyingSpatial24</text:p>
          </table:table-cell>
          <table:table-cell office:value-type="string">
            <text:p>Quantifying the Spatial Aggregation Bias of Urban Heat Data</text:p>
          </table:table-cell>
          <table:table-cell office:value="2024" office:value-type="float"/>
          <table:table-cell office:value-type="string">
            <text:p>United States</text:p>
          </table:table-cell>
        </table:table-row>
        <table:table-row>
          <table:table-cell office:value="495" office:value-type="float"/>
          <table:table-cell office:value-type="string">
            <text:p>luAssessingImpact22</text:p>
          </table:table-cell>
          <table:table-cell office:value-type="string">
            <text:p>Assessing the Impact of Natural Conditions/Socioeconomic Indicators on the Urban Thermal Environment Based on Geographic Big Data</text:p>
          </table:table-cell>
          <table:table-cell office:value="2022" office:value-type="float"/>
          <table:table-cell office:value-type="string">
            <text:p>China</text:p>
          </table:table-cell>
        </table:table-row>
        <table:table-row>
          <table:table-cell office:value="496" office:value-type="float"/>
          <table:table-cell office:value-type="string">
            <text:p>luInvestigationRobustness21</text:p>
          </table:table-cell>
          <table:table-cell office:value-type="string">
            <text:p>&lt;div&gt;&lt;font face="Aptos (Detail)" color=black&gt;Investigation the Robustness of Standard Classification Methods for Defining Urban Heat Islands&lt;/font&gt;&lt;/div&gt;</text:p>
          </table:table-cell>
          <table:table-cell office:value="2021" office:value-type="float"/>
          <table:table-cell office:value-type="string">
            <text:p>China</text:p>
          </table:table-cell>
        </table:table-row>
        <table:table-row>
          <table:table-cell office:value="497" office:value-type="float"/>
          <table:table-cell office:value-type="string">
            <text:p>lungAssessing7year24</text:p>
          </table:table-cell>
          <table:table-cell office:value-type="string">
            <text:p>Assessing 7-Year Heat-Stress Exposures and Adaptation Strategies for Children Using a Real-Time Monitoring Network in Taiwan</text:p>
          </table:table-cell>
          <table:table-cell office:value="2024" office:value-type="float"/>
          <table:table-cell office:value-type="string">
            <text:p>Taiwan, China</text:p>
          </table:table-cell>
        </table:table-row>
        <table:table-row>
          <table:table-cell office:value="498" office:value-type="float"/>
          <table:table-cell office:value-type="string">
            <text:p>luoEvaluatingHeat21</text:p>
          </table:table-cell>
          <table:table-cell office:value-type="string">
            <text:p>Evaluating the Heat Island Effect in a Planned Residential Area Using Planning Indicators</text:p>
          </table:table-cell>
          <table:table-cell office:value="2021" office:value-type="float"/>
          <table:table-cell office:value-type="string">
            <text:p>China</text:p>
          </table:table-cell>
        </table:table-row>
        <table:table-row>
          <table:table-cell office:value="499" office:value-type="float"/>
          <table:table-cell office:value-type="string">
            <text:p>luoEvaluationUrban24</text:p>
          </table:table-cell>
          <table:table-cell office:value-type="string">
            <text:p>Evaluation of the Urban Heat Island Effect Based on 3D Modeling and Planning Indicators for Urban Planning Proposals</text:p>
          </table:table-cell>
          <table:table-cell office:value="2024" office:value-type="float"/>
          <table:table-cell office:value-type="string">
            <text:p>China</text:p>
          </table:table-cell>
        </table:table-row>
        <table:table-row>
          <table:table-cell office:value="500" office:value-type="float"/>
          <table:table-cell office:value-type="string">
            <text:p>luoIncreasingHumanperceived21</text:p>
          </table:table-cell>
          <table:table-cell office:value-type="string">
            <text:p>Increasing Human-Perceived Heat Stress Risks Exacerbated by Urbanization in China: A Comparative Study Based on Multiple Metrics</text:p>
          </table:table-cell>
          <table:table-cell office:value="2021" office:value-type="float"/>
          <table:table-cell office:value-type="string">
            <text:p>China</text:p>
          </table:table-cell>
        </table:table-row>
        <table:table-row>
          <table:table-cell office:value="501" office:value-type="float"/>
          <table:table-cell office:value-type="string">
            <text:p>luSpatiotemporalVariation20</text:p>
          </table:table-cell>
          <table:table-cell office:value-type="string">
            <text:p>Spatiotemporal Variation of Surface Urban Heat Islands in Relation to Land Cover Composition and Configuration: A Multi-Scale Case Study of Xi'an, China</text:p>
          </table:table-cell>
          <table:table-cell office:value="2020" office:value-type="float"/>
          <table:table-cell office:value-type="string">
            <text:p>China</text:p>
          </table:table-cell>
        </table:table-row>
        <table:table-row>
          <table:table-cell office:value="502" office:value-type="float"/>
          <table:table-cell office:value-type="string">
            <text:p>luWetbulbTemperature23</text:p>
          </table:table-cell>
          <table:table-cell office:value-type="string">
            <text:p>&lt;div&gt;&lt;font face="Aptos (Detail)" size=2 color=black&gt;Is a wet-bulb temperature of 35 &lt;/font&gt;&lt;font<text:line-break/>face="Segoe UI Symbol" size=2 color=black&gt;&lt;em&gt;◦&lt;/em&gt;&lt;/font&gt;&lt;font<text:line-break/>face="Aptos (Detail)" size=2 color=black&gt;C the correct threshold for human survivability?&lt;/font&gt;&lt;/div&gt;</text:p>
          </table:table-cell>
          <table:table-cell office:value="2023" office:value-type="float"/>
          <table:table-cell office:value-type="string">
            <text:p>World</text:p>
          </table:table-cell>
        </table:table-row>
        <table:table-row>
          <table:table-cell office:value="503" office:value-type="float"/>
          <table:table-cell office:value-type="string">
            <text:p>maEuropeanSummer24</text:p>
          </table:table-cell>
          <table:table-cell office:value-type="string">
            <text:p>European Summer Wet-Bulb Temperature: Spatiotemporal Variations and Potential Drivers</text:p>
          </table:table-cell>
          <table:table-cell office:value="2024" office:value-type="float"/>
          <table:table-cell office:value-type="string">
            <text:p>Europe</text:p>
          </table:table-cell>
        </table:table-row>
        <table:table-row>
          <table:table-cell office:value="504" office:value-type="float"/>
          <table:table-cell office:value-type="string">
            <text:p>maHowDesign21</text:p>
          </table:table-cell>
          <table:table-cell office:value-type="string">
            <text:p>How to Design Comfortable Open Spaces for the Elderly? Implications of Their Thermal Perceptions in an Urban Park</text:p>
          </table:table-cell>
          <table:table-cell office:value="2021" office:value-type="float"/>
          <table:table-cell office:value-type="string">
            <text:p>China</text:p>
          </table:table-cell>
        </table:table-row>
        <table:table-row>
          <table:table-cell office:value="505" office:value-type="float"/>
          <table:table-cell office:value-type="string">
            <text:p>makvandiInteractiveImpact19</text:p>
          </table:table-cell>
          <table:table-cell office:value-type="string">
            <text:p>The Interactive Impact of Building Diversity on the Thermal Balance and Micro-Climate Change under the Influence of Rapid Urbanization</text:p>
          </table:table-cell>
          <table:table-cell office:value="2019" office:value-type="float"/>
          <table:table-cell office:value-type="string">
            <text:p>China</text:p>
          </table:table-cell>
        </table:table-row>
        <table:table-row>
          <table:table-cell office:value="506" office:value-type="float"/>
          <table:table-cell office:value-type="string">
            <text:p>makvandiUrbanHeat23</text:p>
          </table:table-cell>
          <table:table-cell office:value-type="string">
            <text:p>Urban Heat Mitigation towards Climate Change Adaptation: An Eco-Sustainable Design Strategy to Improve Environmental Performance under Rapid Urbanization</text:p>
          </table:table-cell>
          <table:table-cell office:value="2023" office:value-type="float"/>
          <table:table-cell office:value-type="string">
            <text:p>China</text:p>
          </table:table-cell>
        </table:table-row>
        <table:table-row>
          <table:table-cell office:value="507" office:value-type="float"/>
          <table:table-cell office:value-type="string">
            <text:p>mansillaEnvironmentalPerformance21</text:p>
          </table:table-cell>
          <table:table-cell office:value-type="string">
            <text:p>Environmental Performance of the Urban Microclimate in Pedestrian Zones of Tarija, Bolivia</text:p>
          </table:table-cell>
          <table:table-cell office:value="2021" office:value-type="float"/>
          <table:table-cell office:value-type="string">
            <text:p>Bolivia</text:p>
          </table:table-cell>
        </table:table-row>
        <table:table-row>
          <table:table-cell office:value="508" office:value-type="float"/>
          <table:table-cell office:value-type="string">
            <text:p>marandoUrbanHeat22</text:p>
          </table:table-cell>
          <table:table-cell office:value-type="string">
            <text:p>Urban Heat Island Mitigation by Green Infrastructure in European Functional Urban Areas</text:p>
          </table:table-cell>
          <table:table-cell office:value="2022" office:value-type="float"/>
          <table:table-cell office:value-type="string">
            <text:p>Europe</text:p>
          </table:table-cell>
        </table:table-row>
        <table:table-row>
          <table:table-cell office:value="509" office:value-type="float"/>
          <table:table-cell office:value-type="string">
            <text:p>marcelUrbanHeat21a</text:p>
          </table:table-cell>
          <table:table-cell office:value-type="string">
            <text:p>Urban Heat Island Index Based on a Simplified Micro Scale Model</text:p>
          </table:table-cell>
          <table:table-cell office:value="2021" office:value-type="float"/>
          <table:table-cell office:value-type="string">
            <text:p>France</text:p>
          </table:table-cell>
        </table:table-row>
        <table:table-row>
          <table:table-cell office:value="510" office:value-type="float"/>
          <table:table-cell office:value-type="string">
            <text:p>martilliWRFComfortSimulating24</text:p>
          </table:table-cell>
          <table:table-cell office:value-type="string">
            <text:p>WRF-Comfort: Simulating Microscale Variability in Outdoor Heat Stress at the City Scale with a Mesoscale Model</text:p>
          </table:table-cell>
          <table:table-cell office:value="2024" office:value-type="float"/>
          <table:table-cell office:value-type="string">
            <text:p>Spain</text:p>
          </table:table-cell>
        </table:table-row>
        <table:table-row>
          <table:table-cell office:value="511" office:value-type="float"/>
          <table:table-cell office:value-type="string">
            <text:p>martinez-bermudezCalculationThermal24</text:p>
          </table:table-cell>
          <table:table-cell office:value-type="string">
            <text:p>Calculation of Thermal Comfort in Outdoor Spaces: Evaluation of the Cold Season in Ensenada, Baja California</text:p>
          </table:table-cell>
          <table:table-cell office:value="2024" office:value-type="float"/>
          <table:table-cell office:value-type="string">
            <text:p>Mexico</text:p>
          </table:table-cell>
        </table:table-row>
        <table:table-row>
          <table:table-cell office:value="512" office:value-type="float"/>
          <table:table-cell office:value-type="string">
            <text:p>martinezPracticalApproach21</text:p>
          </table:table-cell>
          <table:table-cell office:value-type="string">
            <text:p>A Practical Approach to the Evaluation of Local Urban Overheating-- A Coastal City Case-Study</text:p>
          </table:table-cell>
          <table:table-cell office:value="2021" office:value-type="float"/>
          <table:table-cell office:value-type="string">
            <text:p>France</text:p>
          </table:table-cell>
        </table:table-row>
        <table:table-row>
          <table:table-cell office:value="513" office:value-type="float"/>
          <table:table-cell office:value-type="string">
            <text:p>mashhoodiHeatwaveExposure24</text:p>
          </table:table-cell>
          <table:table-cell office:value-type="string">
            <text:p>Heatwave Exposure Inequality: An Urban-Rural Comparison of Environmental Justice</text:p>
          </table:table-cell>
          <table:table-cell office:value="2024" office:value-type="float"/>
          <table:table-cell office:value-type="string">
            <text:p>Netherlands</text:p>
          </table:table-cell>
        </table:table-row>
        <table:table-row>
          <table:table-cell office:value="514" office:value-type="float"/>
          <table:table-cell office:value-type="string">
            <text:p>mcallisterHeatObservations22</text:p>
          </table:table-cell>
          <table:table-cell office:value-type="string">
            <text:p>The Heat Is on: Observations and Trends of Heat Stress Metrics during Florida Summers</text:p>
          </table:table-cell>
          <table:table-cell office:value="2022" office:value-type="float"/>
          <table:table-cell office:value-type="string">
            <text:p>United States</text:p>
          </table:table-cell>
        </table:table-row>
        <table:table-row>
          <table:table-cell office:value="515" office:value-type="float"/>
          <table:table-cell office:value-type="string">
            <text:p>meenaMicroclimateAnalysis24</text:p>
          </table:table-cell>
          <table:table-cell office:value-type="string">
            <text:p>Microclimate Analysis of Ganga Riverfront in Patna: Spatial Form Perspective</text:p>
          </table:table-cell>
          <table:table-cell office:value="2024" office:value-type="float"/>
          <table:table-cell office:value-type="string">
            <text:p>India</text:p>
          </table:table-cell>
        </table:table-row>
        <table:table-row>
          <table:table-cell office:value="516" office:value-type="float"/>
          <table:table-cell office:value-type="string">
            <text:p>mehrotraDiurnalThermal20</text:p>
          </table:table-cell>
          <table:table-cell office:value-type="string">
            <text:p>Diurnal Thermal Diversity in Heterogeneous Built Area: Mumbai, India</text:p>
          </table:table-cell>
          <table:table-cell office:value="2020" office:value-type="float"/>
          <table:table-cell office:value-type="string">
            <text:p>India</text:p>
          </table:table-cell>
        </table:table-row>
        <table:table-row>
          <table:table-cell office:value="517" office:value-type="float"/>
          <table:table-cell office:value-type="string">
            <text:p>mehtaAnalysisPatterns23</text:p>
          </table:table-cell>
          <table:table-cell office:value-type="string">
            <text:p>Analysis of Patterns of Urban Sprawl and Surface Urban Heat Island in Solan Town of Himachal Pradesh Using Remote Sensing and Gis</text:p>
          </table:table-cell>
          <table:table-cell office:value="2023" office:value-type="float"/>
          <table:table-cell office:value-type="string">
            <text:p>India</text:p>
          </table:table-cell>
        </table:table-row>
        <table:table-row>
          <table:table-cell office:value="518" office:value-type="float"/>
          <table:table-cell office:value-type="string">
            <text:p>mengSpatiotemporalEvolution24</text:p>
          </table:table-cell>
          <table:table-cell office:value-type="string">
            <text:p>Spatiotemporal Evolution and Influencing Factors of Heat Island Intensity in the Yangtze River Delta Urban Agglomeration Based on GEE</text:p>
          </table:table-cell>
          <table:table-cell office:value="2024" office:value-type="float"/>
          <table:table-cell office:value-type="string">
            <text:p>China</text:p>
          </table:table-cell>
        </table:table-row>
        <table:table-row>
          <table:table-cell office:value="519" office:value-type="float"/>
          <table:table-cell office:value-type="string">
            <text:p>middelSolarReflective20</text:p>
          </table:table-cell>
          <table:table-cell office:value-type="string">
            <text:p>Solar Reflective Pavements-A Policy Panacea to Heat Mitigation?</text:p>
          </table:table-cell>
          <table:table-cell office:value="2020" office:value-type="float"/>
          <table:table-cell office:value-type="string">
            <text:p>United States</text:p>
          </table:table-cell>
        </table:table-row>
        <table:table-row>
          <table:table-cell office:value="520" office:value-type="float"/>
          <table:table-cell office:value-type="string">
            <text:p>milosevicAnalysisAir22</text:p>
          </table:table-cell>
          <table:table-cell office:value-type="string">
            <text:p>Analysis of Air Temperature Dynamics in the ``Local Climate Zones'' of Novi Sad (Serbia) Based on Long-Term Database from an Urban Meteorological Network</text:p>
          </table:table-cell>
          <table:table-cell office:value="2022" office:value-type="float"/>
          <table:table-cell office:value-type="string">
            <text:p>Serbia</text:p>
          </table:table-cell>
        </table:table-row>
        <table:table-row>
          <table:table-cell office:value="521" office:value-type="float"/>
          <table:table-cell office:value-type="string">
            <text:p>miOutdoorThermal20</text:p>
          </table:table-cell>
          <table:table-cell office:value-type="string">
            <text:p>Outdoor Thermal Benchmarks and Their Application to Climate-responsive Designs of Residential Open Spaces in a Cold Region of China</text:p>
          </table:table-cell>
          <table:table-cell office:value="2020" office:value-type="float"/>
          <table:table-cell office:value-type="string">
            <text:p>China</text:p>
          </table:table-cell>
        </table:table-row>
        <table:table-row>
          <table:table-cell office:value="522" office:value-type="float"/>
          <table:table-cell office:value-type="string">
            <text:p>mohammadEvaluatingRole21</text:p>
          </table:table-cell>
          <table:table-cell office:value-type="string">
            <text:p>Evaluating the Role of the Albedo of Material and Vegetation Scenarios along the Urban Street Canyon for Improving Pedestrian Thermal Comfort Outdoors</text:p>
          </table:table-cell>
          <table:table-cell office:value="2021" office:value-type="float"/>
          <table:table-cell office:value-type="string">
            <text:p>India</text:p>
          </table:table-cell>
        </table:table-row>
        <table:table-row>
          <table:table-cell office:value="523" office:value-type="float"/>
          <table:table-cell office:value-type="string">
            <text:p>mohammadExploringDifferent23</text:p>
          </table:table-cell>
          <table:table-cell office:value-type="string">
            <text:p>Exploring Different Indicators for Quantifying Surface Urban Heat and Cool Island Together: A Case Study over Two Metropolitan Cities of India</text:p>
          </table:table-cell>
          <table:table-cell office:value="2023" office:value-type="float"/>
          <table:table-cell office:value-type="string">
            <text:p>India</text:p>
          </table:table-cell>
        </table:table-row>
        <table:table-row>
          <table:table-cell office:value="524" office:value-type="float"/>
          <table:table-cell office:value-type="string">
            <text:p>mohammadzadehInfluenceOutdoor23</text:p>
          </table:table-cell>
          <table:table-cell office:value-type="string">
            <text:p>The Influence of Outdoor Thermal Comfort on Acoustic Comfort of Urban Parks Based on Plant Communities</text:p>
          </table:table-cell>
          <table:table-cell office:value="2023" office:value-type="float"/>
          <table:table-cell office:value-type="string">
            <text:p>Iran, Islamic Rep.</text:p>
          </table:table-cell>
        </table:table-row>
        <table:table-row>
          <table:table-cell office:value="525" office:value-type="float"/>
          <table:table-cell office:value-type="string">
            <text:p>mokarramSpatialtemporalAnalysis24</text:p>
          </table:table-cell>
          <table:table-cell office:value-type="string">
            <text:p>Spatial-Temporal Analysis of Atmospheric Environment in Urban Areas Using Remote Sensing and Neural Networks</text:p>
          </table:table-cell>
          <table:table-cell office:value="2024" office:value-type="float"/>
          <table:table-cell office:value-type="string">
            <text:p>Iran, Islamic Rep.</text:p>
          </table:table-cell>
        </table:table-row>
        <table:table-row>
          <table:table-cell office:value="526" office:value-type="float"/>
          <table:table-cell office:value-type="string">
            <text:p>mushoreRemoteSensingbased23</text:p>
          </table:table-cell>
          <table:table-cell office:value-type="string">
            <text:p>Remote Sensing-Based Outdoor Thermal Comfort Assessment in Local Climate Zones in the Rural--Urban Continuum of eThekwini Municipality, South Africa</text:p>
          </table:table-cell>
          <table:table-cell office:value="2023" office:value-type="float"/>
          <table:table-cell office:value-type="string">
            <text:p>South Africa</text:p>
          </table:table-cell>
        </table:table-row>
        <table:table-row>
          <table:table-cell office:value="527" office:value-type="float"/>
          <table:table-cell office:value-type="string">
            <text:p>mutaniImprovingOutdoor22</text:p>
          </table:table-cell>
          <table:table-cell office:value-type="string">
            <text:p>Improving Outdoor Thermal Comfort in Built Environment Assessing the Impact of Urban Form and Vegetation</text:p>
          </table:table-cell>
          <table:table-cell office:value="2022" office:value-type="float"/>
          <table:table-cell office:value-type="string">
            <text:p>Italy</text:p>
          </table:table-cell>
        </table:table-row>
        <table:table-row>
          <table:table-cell office:value="528" office:value-type="float"/>
          <table:table-cell office:value-type="string">
            <text:p>naboniDigitalWorkflow19</text:p>
          </table:table-cell>
          <table:table-cell office:value-type="string">
            <text:p>A Digital Workflow to Quantify Regenerative Urban Design in the Context of a Changing Climate</text:p>
          </table:table-cell>
          <table:table-cell office:value="2019" office:value-type="float"/>
          <table:table-cell office:value-type="string">
            <text:p>Spain</text:p>
          </table:table-cell>
        </table:table-row>
        <table:table-row>
          <table:table-cell office:value="529" office:value-type="float"/>
          <table:table-cell office:value-type="string">
            <text:p>nazarianOutdoorThermal19</text:p>
          </table:table-cell>
          <table:table-cell office:value-type="string">
            <text:p>Outdoor Thermal Comfort Autonomy: Performance Metrics for Climate-Conscious Urban Design</text:p>
          </table:table-cell>
          <table:table-cell office:value="2019" office:value-type="float"/>
          <table:table-cell office:value-type="string">
            <text:p>Singapore</text:p>
          </table:table-cell>
        </table:table-row>
        <table:table-row>
          <table:table-cell office:value="530" office:value-type="float"/>
          <table:table-cell office:value-type="string">
            <text:p>ncongwaneCharacteristicsLongterm21</text:p>
          </table:table-cell>
          <table:table-cell office:value-type="string">
            <text:p>Characteristics and Long-Term Trends of Heat Stress for South Africa</text:p>
          </table:table-cell>
          <table:table-cell office:value="2021" office:value-type="float"/>
          <table:table-cell office:value-type="string">
            <text:p>South Africa</text:p>
          </table:table-cell>
        </table:table-row>
        <table:table-row>
          <table:table-cell office:value="531" office:value-type="float"/>
          <table:table-cell office:value-type="string">
            <text:p>ohUsingDeeplearning20</text:p>
          </table:table-cell>
          <table:table-cell office:value-type="string">
            <text:p>Using Deep-Learning to Forecast the Magnitude and Characteristics of Urban Heat Island in Seoul Korea</text:p>
          </table:table-cell>
          <table:table-cell office:value="2020" office:value-type="float"/>
          <table:table-cell office:value-type="string">
            <text:p>Korea, Rep.</text:p>
          </table:table-cell>
        </table:table-row>
        <table:table-row>
          <table:table-cell office:value="532" office:value-type="float"/>
          <table:table-cell office:value-type="string">
            <text:p>omalleyInvestigationHeat22</text:p>
          </table:table-cell>
          <table:table-cell office:value-type="string">
            <text:p>An Investigation into Heat Storage by Adopting Local Climate Zones and Nocturnal-Diurnal Urban Heat Island Differences in the Tokyo Prefecture</text:p>
          </table:table-cell>
          <table:table-cell office:value="2022" office:value-type="float"/>
          <table:table-cell office:value-type="string">
            <text:p>Japan</text:p>
          </table:table-cell>
        </table:table-row>
        <table:table-row>
          <table:table-cell office:value="533" office:value-type="float"/>
          <table:table-cell office:value-type="string">
            <text:p>oosterbroekIntegratedAssessment24</text:p>
          </table:table-cell>
          <table:table-cell office:value-type="string">
            <text:p>Integrated Assessment of Health Benefits and Burdens of Urban Greenspace Designs</text:p>
          </table:table-cell>
          <table:table-cell office:value="2024" office:value-type="float"/>
          <table:table-cell office:value-type="string">
            <text:p>Netherlands</text:p>
          </table:table-cell>
        </table:table-row>
        <table:table-row>
          <table:table-cell office:value="534" office:value-type="float"/>
          <table:table-cell office:value-type="string">
            <text:p>ouyangHowQuantify23</text:p>
          </table:table-cell>
          <table:table-cell office:value-type="string">
            <text:p>How to Quantify the Cooling Effects of Green Infrastructure Strategies from a Spatio-Temporal Perspective: Experience from a Parametric Study</text:p>
          </table:table-cell>
          <table:table-cell office:value="2023" office:value-type="float"/>
          <table:table-cell office:value-type="string">
            <text:p>Hong Kong SAR, China</text:p>
          </table:table-cell>
        </table:table-row>
        <table:table-row>
          <table:table-cell office:value="535" office:value-type="float"/>
          <table:table-cell office:value-type="string">
            <text:p>padmanabanSatelliteImage19</text:p>
          </table:table-cell>
          <table:table-cell office:value-type="string">
            <text:p>Satellite Image Fusion to Detect Changing Surface Permeability and Emerging Urban Heat Islands in a Fast-Growing City</text:p>
          </table:table-cell>
          <table:table-cell office:value="2019" office:value-type="float"/>
          <table:table-cell office:value-type="string">
            <text:p>India</text:p>
          </table:table-cell>
        </table:table-row>
        <table:table-row>
          <table:table-cell office:value="536" office:value-type="float"/>
          <table:table-cell office:value-type="string">
            <text:p>panAnalyzingChanges23</text:p>
          </table:table-cell>
          <table:table-cell office:value-type="string">
            <text:p>Analyzing Changes in Urban Green Spaces and Their Effect on Land Temperature from the Perspective of Surface Radiation Energy Balance in Rizhao City, the Central Coast of China</text:p>
          </table:table-cell>
          <table:table-cell office:value="2023" office:value-type="float"/>
          <table:table-cell office:value-type="string">
            <text:p>China</text:p>
          </table:table-cell>
        </table:table-row>
        <table:table-row>
          <table:table-cell office:value="537" office:value-type="float"/>
          <table:table-cell office:value-type="string">
            <text:p>panCharacterizingUrban19</text:p>
          </table:table-cell>
          <table:table-cell office:value-type="string">
            <text:p>Characterizing Urban Redevelopment Process by Quantifying Thermal Dynamic and Landscape Analysis</text:p>
          </table:table-cell>
          <table:table-cell office:value="2019" office:value-type="float"/>
          <table:table-cell office:value-type="string">
            <text:p>China</text:p>
          </table:table-cell>
        </table:table-row>
        <table:table-row>
          <table:table-cell office:value="538" office:value-type="float"/>
          <table:table-cell office:value-type="string">
            <text:p>papadopoulosFutureProjections24</text:p>
          </table:table-cell>
          <table:table-cell office:value-type="string">
            <text:p>Future Projections of Heat Waves and Associated Mortality Risk in a Coastal Mediterranean City</text:p>
          </table:table-cell>
          <table:table-cell office:value="2024" office:value-type="float"/>
          <table:table-cell office:value-type="string">
            <text:p>Greece</text:p>
          </table:table-cell>
        </table:table-row>
        <table:table-row>
          <table:table-cell office:value="539" office:value-type="float"/>
          <table:table-cell office:value-type="string">
            <text:p>paranunzioAssessingCurrent21</text:p>
          </table:table-cell>
          <table:table-cell office:value-type="string">
            <text:p>Assessing Current and Future Heat Risk in Dublin City, Ireland</text:p>
          </table:table-cell>
          <table:table-cell office:value="2021" office:value-type="float"/>
          <table:table-cell office:value-type="string">
            <text:p>Ireland</text:p>
          </table:table-cell>
        </table:table-row>
        <table:table-row>
          <table:table-cell office:value="540" office:value-type="float"/>
          <table:table-cell office:value-type="string">
            <text:p>parvarLCZFramework24</text:p>
          </table:table-cell>
          <table:table-cell office:value-type="string">
            <text:p>LCZ Framework and Landscape Metrics: Exploration of Urban and Peri-Urban Thermal Environment Emphasizing 2/3D Characteristics</text:p>
          </table:table-cell>
          <table:table-cell office:value="2024" office:value-type="float"/>
          <table:table-cell office:value-type="string">
            <text:p>Iran, Islamic Rep.</text:p>
          </table:table-cell>
        </table:table-row>
        <table:table-row>
          <table:table-cell office:value="541" office:value-type="float"/>
          <table:table-cell office:value-type="string">
            <text:p>parvezExploringInfluence19</text:p>
          </table:table-cell>
          <table:table-cell office:value-type="string">
            <text:p>Exploring the Influence of Land Use Type and Population Density on Urban Heat Island Intensity</text:p>
          </table:table-cell>
          <table:table-cell office:value="2019" office:value-type="float"/>
          <table:table-cell office:value-type="string">
            <text:p>Saudi Arabia</text:p>
          </table:table-cell>
        </table:table-row>
        <table:table-row>
          <table:table-cell office:value="370" office:value-type="float"/>
          <table:table-cell office:value-type="string">
            <text:p>bindajamEvaluatingImpact24</text:p>
          </table:table-cell>
          <table:table-cell office:value-type="string">
            <text:p>&lt;div&gt;Evaluating the impact of urbanization on the urban heat islands through integrated radius and non-linear regression approach&lt;/div&gt;</text:p>
          </table:table-cell>
          <table:table-cell office:value="2024" office:value-type="float"/>
          <table:table-cell office:value-type="string">
            <text:p>Saudi Arabia</text:p>
          </table:table-cell>
        </table:table-row>
        <table:table-row>
          <table:table-cell office:value="371" office:value-type="float"/>
          <table:table-cell office:value-type="string">
            <text:p>braunHeatEmergency24</text:p>
          </table:table-cell>
          <table:table-cell office:value-type="string">
            <text:p>&lt;div&gt;A heat emergency: Urban heat exposure and access to refuge in richmond, VA&lt;/div&gt;</text:p>
          </table:table-cell>
          <table:table-cell office:value="2024" office:value-type="float"/>
          <table:table-cell office:value-type="string">
            <text:p>United States</text:p>
          </table:table-cell>
        </table:table-row>
        <table:table-row>
          <table:table-cell office:value="372" office:value-type="float"/>
          <table:table-cell office:value-type="string">
            <text:p>brouilletInvestigatingRole19</text:p>
          </table:table-cell>
          <table:table-cell office:value-type="string">
            <text:p>&lt;div&gt;Investigating the role of the relative humidity in the co-occurrence of temperature and heat stress extremes in CMIP5 projections&lt;/div&gt;</text:p>
          </table:table-cell>
          <table:table-cell office:value="2019" office:value-type="float"/>
          <table:table-cell office:value-type="string">
            <text:p>World</text:p>
          </table:table-cell>
        </table:table-row>
        <table:table-row>
          <table:table-cell office:value="373" office:value-type="float"/>
          <table:table-cell office:value-type="string">
            <text:p>budhirajaSeasonalitySurface19</text:p>
          </table:table-cell>
          <table:table-cell office:value-type="string">
            <text:p>&lt;div&gt;Seasonality of surface urban heat island in delhi city region measured by local climate zones and conventional indicators&lt;/div&gt;</text:p>
          </table:table-cell>
          <table:table-cell office:value="2019" office:value-type="float"/>
          <table:table-cell office:value-type="string">
            <text:p>India</text:p>
          </table:table-cell>
        </table:table-row>
        <table:table-row>
          <table:table-cell office:value="374" office:value-type="float"/>
          <table:table-cell office:value-type="string">
            <text:p>buzanImplementationEvaluation24</text:p>
          </table:table-cell>
          <table:table-cell office:value-type="string">
            <text:p>&lt;div&gt;Implementation and evaluation of wet bulb globe temperature within non-urban environments in the community land model version 5&lt;/div&gt;</text:p>
          </table:table-cell>
          <table:table-cell office:value="2024" office:value-type="float"/>
          <table:table-cell office:value-type="string">
            <text:p>World</text:p>
          </table:table-cell>
        </table:table-row>
        <table:table-row>
          <table:table-cell office:value="375" office:value-type="float"/>
          <table:table-cell office:value-type="string">
            <text:p>caglakMonitoringFuture23</text:p>
          </table:table-cell>
          <table:table-cell office:value-type="string">
            <text:p>&lt;div&gt;Monitoring the past and future trends of urban thermal comfort conditions through a new methodology&lt;/div&gt;</text:p>
          </table:table-cell>
          <table:table-cell office:value="2023" office:value-type="float"/>
          <table:table-cell office:value-type="string">
            <text:p>Türkiye</text:p>
          </table:table-cell>
        </table:table-row>
        <table:table-row>
          <table:table-cell office:value="376" office:value-type="float"/>
          <table:table-cell office:value-type="string">
            <text:p>caiInvestigationPrediction24</text:p>
          </table:table-cell>
          <table:table-cell office:value-type="string">
            <text:p>&lt;div&gt;Investigation and prediction of outdoor thermal comfort under different protection and activity intensity conditions in summer in wuhan&lt;/div&gt;</text:p>
          </table:table-cell>
          <table:table-cell office:value="2024" office:value-type="float"/>
          <table:table-cell office:value-type="string">
            <text:p>China</text:p>
          </table:table-cell>
        </table:table-row>
        <table:table-row>
          <table:table-cell office:value="377" office:value-type="float"/>
          <table:table-cell office:value-type="string">
            <text:p>chaferMobileMeasurements22</text:p>
          </table:table-cell>
          <table:table-cell office:value-type="string">
            <text:p>&lt;div&gt;Mobile measurements of microclimatic variables through the central area of Singapore: An analysis from the pedestrian perspective&lt;/div&gt;</text:p>
          </table:table-cell>
          <table:table-cell office:value="2022" office:value-type="float"/>
          <table:table-cell office:value-type="string">
            <text:p>Singapore</text:p>
          </table:table-cell>
        </table:table-row>
        <table:table-row>
          <table:table-cell office:value="378" office:value-type="float"/>
          <table:table-cell office:value-type="string">
            <text:p>chakrabortyLowerUrban22</text:p>
          </table:table-cell>
          <table:table-cell office:value-type="string">
            <text:p>&lt;div&gt;Lower urban humidity moderates outdoor heat stress&lt;/div&gt;</text:p>
          </table:table-cell>
          <table:table-cell office:value="2022" office:value-type="float"/>
          <table:table-cell office:value-type="string">
            <text:p>Europe</text:p>
          </table:table-cell>
        </table:table-row>
        <table:table-row>
          <table:table-cell office:value="379" office:value-type="float"/>
          <table:table-cell office:value-type="string">
            <text:p>chakrabortyResidentialSegregation23</text:p>
          </table:table-cell>
          <table:table-cell office:value-type="string">
            <text:p>&lt;div&gt;Residential segregation and outdoor urban moist heat stress disparities in the United States&lt;/div&gt;</text:p>
          </table:table-cell>
          <table:table-cell office:value="2023" office:value-type="float"/>
          <table:table-cell office:value-type="string">
            <text:p>United States</text:p>
          </table:table-cell>
        </table:table-row>
        <table:table-row>
          <table:table-cell office:value="380" office:value-type="float"/>
          <table:table-cell office:value-type="string">
            <text:p>chakrabortySpatiallyExplicit20</text:p>
          </table:table-cell>
          <table:table-cell office:value-type="string">
            <text:p>&lt;div&gt;A spatially explicit surface urban heat island database for the United States: Characterization, uncertainties, and possible applications&lt;/div&gt;</text:p>
          </table:table-cell>
          <table:table-cell office:value="2020" office:value-type="float"/>
          <table:table-cell office:value-type="string">
            <text:p>United States</text:p>
          </table:table-cell>
        </table:table-row>
        <table:table-row>
          <table:table-cell office:value="381" office:value-type="float"/>
          <table:table-cell office:value-type="string">
            <text:p>chenAssessmentUrban24</text:p>
          </table:table-cell>
          <table:table-cell office:value-type="string">
            <text:p>Assessment of Urban Thermal Environments Using a Combination of the Local Climate Zone and Landscape Ecological Metrics in Taipei City</text:p>
          </table:table-cell>
          <table:table-cell office:value="2024" office:value-type="float"/>
          <table:table-cell office:value-type="string">
            <text:p>Taiwan, China</text:p>
          </table:table-cell>
        </table:table-row>
        <table:table-row>
          <table:table-cell office:value="382" office:value-type="float"/>
          <table:table-cell office:value-type="string">
            <text:p>chenChangesGlobal20</text:p>
          </table:table-cell>
          <table:table-cell office:value-type="string">
            <text:p>Changes in Global and Regional Characteristics of Heat Stress Waves in the 21st Century</text:p>
          </table:table-cell>
          <table:table-cell office:value="2020" office:value-type="float"/>
          <table:table-cell office:value-type="string">
            <text:p>World</text:p>
          </table:table-cell>
        </table:table-row>
        <table:table-row>
          <table:table-cell office:value="383" office:value-type="float"/>
          <table:table-cell office:value-type="string">
            <text:p>chenComprehensiveEffect22</text:p>
          </table:table-cell>
          <table:table-cell office:value-type="string">
            <text:p>Comprehensive Effect of the Three-Dimensional Spatial Distribution Pattern of Buildings on the Urban Thermal Environment</text:p>
          </table:table-cell>
          <table:table-cell office:value="2022" office:value-type="float"/>
          <table:table-cell office:value-type="string">
            <text:p>China</text:p>
          </table:table-cell>
        </table:table-row>
        <table:table-row>
          <table:table-cell office:value="384" office:value-type="float"/>
          <table:table-cell office:value-type="string">
            <text:p>chenDifferencesUrban23</text:p>
          </table:table-cell>
          <table:table-cell office:value-type="string">
            <text:p>Differences in Urban Heat Island and Its Driving Factors between Central and New Urban Areas of Wuhan, China</text:p>
          </table:table-cell>
          <table:table-cell office:value="2023" office:value-type="float"/>
          <table:table-cell office:value-type="string">
            <text:p>China</text:p>
          </table:table-cell>
        </table:table-row>
        <table:table-row>
          <table:table-cell office:value="385" office:value-type="float"/>
          <table:table-cell office:value-type="string">
            <text:p>chenEffectGreen24</text:p>
          </table:table-cell>
          <table:table-cell office:value-type="string">
            <text:p>Effect of Green Blue Spaces on the Urban Thermal Environment: A Field Study in Hong Kong</text:p>
          </table:table-cell>
          <table:table-cell office:value="2024" office:value-type="float"/>
          <table:table-cell office:value-type="string">
            <text:p>Hong Kong SAR, China</text:p>
          </table:table-cell>
        </table:table-row>
        <table:table-row>
          <table:table-cell office:value="386" office:value-type="float"/>
          <table:table-cell office:value-type="string">
            <text:p>chenEvaluatingSeasonal23</text:p>
          </table:table-cell>
          <table:table-cell office:value-type="string">
            <text:p>Evaluating the Seasonal Effects of Building Form and Street View Indicators on Street-Level Land Surface Temperature Using Random Forest Regression</text:p>
          </table:table-cell>
          <table:table-cell office:value="2023" office:value-type="float"/>
          <table:table-cell office:value-type="string">
            <text:p>China</text:p>
          </table:table-cell>
        </table:table-row>
        <table:table-row>
          <table:table-cell office:value="387" office:value-type="float"/>
          <table:table-cell office:value-type="string">
            <text:p>chenModellingInterpixel22</text:p>
          </table:table-cell>
          <table:table-cell office:value-type="string">
            <text:p>Modelling Inter-Pixel Spatial Variation of Surface Urban Heat Island Intensity</text:p>
          </table:table-cell>
          <table:table-cell office:value="2022" office:value-type="float"/>
          <table:table-cell office:value-type="string">
            <text:p>China</text:p>
          </table:table-cell>
        </table:table-row>
        <table:table-row>
          <table:table-cell office:value="388" office:value-type="float"/>
          <table:table-cell office:value-type="string">
            <text:p>chenRelationshipUrban23</text:p>
          </table:table-cell>
          <table:table-cell office:value-type="string">
            <text:p>Relationship between Urban Spatial Form and Seasonal Land Surface Temperature under Different Grid Scales</text:p>
          </table:table-cell>
          <table:table-cell office:value="2023" office:value-type="float"/>
          <table:table-cell office:value-type="string">
            <text:p>China</text:p>
          </table:table-cell>
        </table:table-row>
        <table:table-row>
          <table:table-cell office:value="389" office:value-type="float"/>
          <table:table-cell office:value-type="string">
            <text:p>chenStudySpatial22</text:p>
          </table:table-cell>
          <table:table-cell office:value-type="string">
            <text:p>Study on the Spatial Heterogeneity of Urban Heat Islands and Influencing Factors</text:p>
          </table:table-cell>
          <table:table-cell office:value="2022" office:value-type="float"/>
          <table:table-cell office:value-type="string">
            <text:p>China</text:p>
          </table:table-cell>
        </table:table-row>
        <table:table-row>
          <table:table-cell office:value="390" office:value-type="float"/>
          <table:table-cell office:value-type="string">
            <text:p>chiesaLowcostMonitoring22</text:p>
          </table:table-cell>
          <table:table-cell office:value-type="string">
            <text:p>A Low-Cost Monitoring Platform and Visual Interface to Analyse Thermal Comfort in Smart Building Applications Using a Citizen-Scientist Strategy</text:p>
          </table:table-cell>
          <table:table-cell office:value="2022" office:value-type="float"/>
          <table:table-cell office:value-type="string">
            <text:p>Italy</text:p>
          </table:table-cell>
        </table:table-row>
        <table:table-row>
          <table:table-cell office:value="391" office:value-type="float"/>
          <table:table-cell office:value-type="string">
            <text:p>choruengwiwatEcoefficiencyModel19</text:p>
          </table:table-cell>
          <table:table-cell office:value-type="string">
            <text:p>The Eco-Efficiency Model for Outdoor Environmental Design of the Mixed-Use Real Estate Development in Bangkok, Thailand</text:p>
          </table:table-cell>
          <table:table-cell office:value="2019" office:value-type="float"/>
          <table:table-cell office:value-type="string">
            <text:p>Thailand</text:p>
          </table:table-cell>
        </table:table-row>
        <table:table-row>
          <table:table-cell office:value="392" office:value-type="float"/>
          <table:table-cell office:value-type="string">
            <text:p>chunmingNewMethod24</text:p>
          </table:table-cell>
          <table:table-cell office:value-type="string">
            <text:p>A New Method for Evaluate the Cold Island Effect in Cities</text:p>
          </table:table-cell>
          <table:table-cell office:value="2024" office:value-type="float"/>
          <table:table-cell office:value-type="string">
            <text:p>China</text:p>
          </table:table-cell>
        </table:table-row>
        <table:table-row>
          <table:table-cell office:value="393" office:value-type="float"/>
          <table:table-cell office:value-type="string">
            <text:p>cotlierExtremeHeat22</text:p>
          </table:table-cell>
          <table:table-cell office:value-type="string">
            <text:p>The Extreme Heat Wave over Western North America in 2021: An Assessment by Means of Land Surface Temperature</text:p>
          </table:table-cell>
          <table:table-cell office:value="2022" office:value-type="float"/>
          <table:table-cell office:value-type="string">
            <text:p>Canada</text:p>
          </table:table-cell>
        </table:table-row>
        <table:table-row>
          <table:table-cell office:value="394" office:value-type="float"/>
          <table:table-cell office:value-type="string">
            <text:p>cvijanovicImportanceHumidity23</text:p>
          </table:table-cell>
          <table:table-cell office:value-type="string">
            <text:p>Importance of Humidity for Characterization and Communication of Dangerous Heatwave Conditions</text:p>
          </table:table-cell>
          <table:table-cell office:value="2023" office:value-type="float"/>
          <table:table-cell office:value-type="string">
            <text:p>World</text:p>
          </table:table-cell>
        </table:table-row>
        <table:table-row>
          <table:table-cell office:value="395" office:value-type="float"/>
          <table:table-cell office:value-type="string">
            <text:p>dangAssessmentUrban22</text:p>
          </table:table-cell>
          <table:table-cell office:value-type="string">
            <text:p>Assessment of Urban Climate Environment and Configuration of Ventilation Corridor: A Refined Study in Xi'an</text:p>
          </table:table-cell>
          <table:table-cell office:value="2022" office:value-type="float"/>
          <table:table-cell office:value-type="string">
            <text:p>China</text:p>
          </table:table-cell>
        </table:table-row>
        <table:table-row>
          <table:table-cell office:value="396" office:value-type="float"/>
          <table:table-cell office:value-type="string">
            <text:p>davtalabEffectKharkhona21</text:p>
          </table:table-cell>
          <table:table-cell office:value-type="string">
            <text:p>The Effect of Kharkhona on Outdoor Thermal Comfort in Hot and Dry Climate: A Case Study of Sistan Region in Iran</text:p>
          </table:table-cell>
          <table:table-cell office:value="2021" office:value-type="float"/>
          <table:table-cell office:value-type="string">
            <text:p>Iran, Islamic Rep.</text:p>
          </table:table-cell>
        </table:table-row>
        <table:table-row>
          <table:table-cell office:value="397" office:value-type="float"/>
          <table:table-cell office:value-type="string">
            <text:p>dengExaminationThermal23</text:p>
          </table:table-cell>
          <table:table-cell office:value-type="string">
            <text:p>&lt;div&gt;An Examination of the Thermal Comfort Impacts of icus Altssima on the Climate in Lower Subtropical China during the Winter Season&lt;/div&gt;</text:p>
          </table:table-cell>
          <table:table-cell office:value="2023" office:value-type="float"/>
          <table:table-cell office:value-type="string">
            <text:p>China</text:p>
          </table:table-cell>
        </table:table-row>
        <table:table-row>
          <table:table-cell office:value="398" office:value-type="float"/>
          <table:table-cell office:value-type="string">
            <text:p>dengResearchOutdoor22</text:p>
          </table:table-cell>
          <table:table-cell office:value-type="string">
            <text:p>Research on Outdoor Thermal Comfort and Activities in Residential Areas in Subtropical China</text:p>
          </table:table-cell>
          <table:table-cell office:value="2022" office:value-type="float"/>
          <table:table-cell office:value-type="string">
            <text:p>China</text:p>
          </table:table-cell>
        </table:table-row>
        <table:table-row>
          <table:table-cell office:value="399" office:value-type="float"/>
          <table:table-cell office:value-type="string">
            <text:p>dengUnderstandingImpact22</text:p>
          </table:table-cell>
          <table:table-cell office:value-type="string">
            <text:p>Understanding the Impact of Urban Expansion and Lake Shrinkage on Summer Climate and Human Thermal Comfort in a Land-Water Mosaic Area</text:p>
          </table:table-cell>
          <table:table-cell office:value="2022" office:value-type="float"/>
          <table:table-cell office:value-type="string">
            <text:p>China</text:p>
          </table:table-cell>
        </table:table-row>
        <table:table-row>
          <table:table-cell office:value="400" office:value-type="float"/>
          <table:table-cell office:value-type="string">
            <text:p>deridderAspirateNot23</text:p>
          </table:table-cell>
          <table:table-cell office:value-type="string">
            <text:p>To Aspirate or Not to Aspirate -- Impact of Active versus Passive Ventilation on Urban Heat (Island) Indicators</text:p>
          </table:table-cell>
          <table:table-cell office:value="2023" office:value-type="float"/>
          <table:table-cell office:value-type="string">
            <text:p>Belgium</text:p>
          </table:table-cell>
        </table:table-row>
        <table:table-row>
          <table:table-cell office:value="401" office:value-type="float"/>
          <table:table-cell office:value-type="string">
            <text:p>diaz-borregoUrbanLayout21</text:p>
          </table:table-cell>
          <table:table-cell office:value-type="string">
            <text:p>Urban Layout for Building Solar Optimization and Outdoor Comfort Balance: Neighborhood Strategy in Mediterranean Climate</text:p>
          </table:table-cell>
          <table:table-cell office:value="2021" office:value-type="float"/>
          <table:table-cell office:value-type="string">
            <text:p>Spain</text:p>
          </table:table-cell>
        </table:table-row>
        <table:table-row>
          <table:table-cell office:value="402" office:value-type="float"/>
          <table:table-cell office:value-type="string">
            <text:p>diemAssessingRelationship24</text:p>
          </table:table-cell>
          <table:table-cell office:value-type="string">
            <text:p>Assessing the Relationship between Land Surface Temperature and Air Temperature for Thermal Comfort Analysis in Can Tho City: Implications for Sustainable Spatial Planning</text:p>
          </table:table-cell>
          <table:table-cell office:value="2024" office:value-type="float"/>
          <table:table-cell office:value-type="string">
            <text:p>Vietnam</text:p>
          </table:table-cell>
        </table:table-row>
        <table:table-row>
          <table:table-cell office:value="403" office:value-type="float"/>
          <table:table-cell office:value-type="string">
            <text:p>dimitriadouDefiningHeatwaves21</text:p>
          </table:table-cell>
          <table:table-cell office:value-type="string">
            <text:p>Defining Heatwaves with Respect to Human Biometeorology. The Case of Attica Region, Greece</text:p>
          </table:table-cell>
          <table:table-cell office:value="2021" office:value-type="float"/>
          <table:table-cell office:value-type="string">
            <text:p>Greece</text:p>
          </table:table-cell>
        </table:table-row>
        <table:table-row>
          <table:table-cell office:value="404" office:value-type="float"/>
          <table:table-cell office:value-type="string">
            <text:p>dongMeasuringUrban24</text:p>
          </table:table-cell>
          <table:table-cell office:value-type="string">
            <text:p>Measuring Urban Thermal Environment from Accessibility-Based Perspective: A Case Study in a Populous City</text:p>
          </table:table-cell>
          <table:table-cell office:value="2024" office:value-type="float"/>
          <table:table-cell office:value-type="string">
            <text:p>China</text:p>
          </table:table-cell>
        </table:table-row>
        <table:table-row>
          <table:table-cell office:value="405" office:value-type="float"/>
          <table:table-cell office:value-type="string">
            <text:p>dongPlanningGreen23</text:p>
          </table:table-cell>
          <table:table-cell office:value-type="string">
            <text:p>Planning for Green Infrastructure Based on Integration of Multi-Driving Factors: A Case Study in Pilot Site of Sponge City</text:p>
          </table:table-cell>
          <table:table-cell office:value="2023" office:value-type="float"/>
          <table:table-cell office:value-type="string">
            <text:p>China</text:p>
          </table:table-cell>
        </table:table-row>
        <table:table-row>
          <table:table-cell office:value="406" office:value-type="float"/>
          <table:table-cell office:value-type="string">
            <text:p>dreskovicNDVINDBI24</text:p>
          </table:table-cell>
          <table:table-cell office:value-type="string">
            <text:p>NDVI and NDBI Indexes as Indicators of the Creation of Urban Heat Islands in the Sarajevo Basin</text:p>
          </table:table-cell>
          <table:table-cell office:value="2024" office:value-type="float"/>
          <table:table-cell office:value-type="string">
            <text:p>Bosnia and Herzegovina</text:p>
          </table:table-cell>
        </table:table-row>
        <table:table-row>
          <table:table-cell office:value="407" office:value-type="float"/>
          <table:table-cell office:value-type="string">
            <text:p>elagiryNature4CitiesNaturebased20</text:p>
          </table:table-cell>
          <table:table-cell office:value-type="string">
            <text:p>Nature4Cities: Nature-based Solutions and Climate Resilient Urban Planning and Modelling with GREENPASS{\textregistered} - a Case Study in Segrate/Milano/IT</text:p>
          </table:table-cell>
          <table:table-cell office:value="2020" office:value-type="float"/>
          <table:table-cell office:value-type="string">
            <text:p>Italy</text:p>
          </table:table-cell>
        </table:table-row>
        <table:table-row>
          <table:table-cell office:value="408" office:value-type="float"/>
          <table:table-cell office:value-type="string">
            <text:p>fabbriSunshadingSails23</text:p>
          </table:table-cell>
          <table:table-cell office:value-type="string">
            <text:p>Sun-Shading Sails in Courtyards: An Italian Case Study with RayMan</text:p>
          </table:table-cell>
          <table:table-cell office:value="2023" office:value-type="float"/>
          <table:table-cell office:value-type="string">
            <text:p>Italy</text:p>
          </table:table-cell>
        </table:table-row>
        <table:table-row>
          <table:table-cell office:value="409" office:value-type="float"/>
          <table:table-cell office:value-type="string">
            <text:p>faroqiAnalyzingEffects24</text:p>
          </table:table-cell>
          <table:table-cell office:value-type="string">
            <text:p>Analyzing Effects of Environmental Indices on Satellite Remote Sensing Land Surface Temperature Using Spatial Regression Models</text:p>
          </table:table-cell>
          <table:table-cell office:value="2024" office:value-type="float"/>
          <table:table-cell office:value-type="string">
            <text:p>Iran, Islamic Rep.</text:p>
          </table:table-cell>
        </table:table-row>
        <table:table-row>
          <table:table-cell office:value="410" office:value-type="float"/>
          <table:table-cell office:value-type="string">
            <text:p>fayshalUnveilingImpact24</text:p>
          </table:table-cell>
          <table:table-cell office:value-type="string">
            <text:p>Unveiling the Impact of Rapid Urbanization on Human Comfort: A Remote Sensing-Based Study in Rajshahi Division, Bangladesh</text:p>
          </table:table-cell>
          <table:table-cell office:value="2024" office:value-type="float"/>
          <table:table-cell office:value-type="string">
            <text:p>Bangladesh</text:p>
          </table:table-cell>
        </table:table-row>
        <table:table-row>
          <table:table-cell office:value="411" office:value-type="float"/>
          <table:table-cell office:value-type="string">
            <text:p>feiNewMethod23</text:p>
          </table:table-cell>
          <table:table-cell office:value-type="string">
            <text:p>A New Method for Evaluating the Synergistic Effect of Urban Water Body and Vegetation in the Summer Outdoor Thermal Environment</text:p>
          </table:table-cell>
          <table:table-cell office:value="2023" office:value-type="float"/>
          <table:table-cell office:value-type="string">
            <text:p>China</text:p>
          </table:table-cell>
        </table:table-row>
        <table:table-row>
          <table:table-cell office:value="412" office:value-type="float"/>
          <table:table-cell office:value-type="string">
            <text:p>fernandez-garzaUseSatellite22</text:p>
          </table:table-cell>
          <table:table-cell office:value-type="string">
            <text:p>Use of Satellite Images to Estimate Urban Heat Maps</text:p>
          </table:table-cell>
          <table:table-cell office:value="2022" office:value-type="float"/>
          <table:table-cell office:value-type="string">
            <text:p>Spain</text:p>
          </table:table-cell>
        </table:table-row>
        <table:table-row>
          <table:table-cell office:value="413" office:value-type="float"/>
          <table:table-cell office:value-type="string">
            <text:p>florenzioRoleUrban23</text:p>
          </table:table-cell>
          <table:table-cell office:value-type="string">
            <text:p>The Role of Urban Planning in Climate Adaptation: An Empirical Analysis of UHI in European Cities</text:p>
          </table:table-cell>
          <table:table-cell office:value="2023" office:value-type="float"/>
          <table:table-cell office:value-type="string">
            <text:p>Europe</text:p>
          </table:table-cell>
        </table:table-row>
        <table:table-row>
          <table:table-cell office:value="414" office:value-type="float"/>
          <table:table-cell office:value-type="string">
            <text:p>freychetRobustIncrease22</text:p>
          </table:table-cell>
          <table:table-cell office:value-type="string">
            <text:p>Robust Increase in Population Exposure to Heat Stress with Increasing Global Warming</text:p>
          </table:table-cell>
          <table:table-cell office:value="2022" office:value-type="float"/>
          <table:table-cell office:value-type="string">
            <text:p>World</text:p>
          </table:table-cell>
        </table:table-row>
        <table:table-row>
          <table:table-cell office:value="415" office:value-type="float"/>
          <table:table-cell office:value-type="string">
            <text:p>galodhaLandSurface21</text:p>
          </table:table-cell>
          <table:table-cell office:value-type="string">
            <text:p>Land Surface Temperature as an Indicator of Urban Heat Island Effect: A Google Earth Engine Based Web-App</text:p>
          </table:table-cell>
          <table:table-cell office:value="2021" office:value-type="float"/>
          <table:table-cell office:value-type="string">
            <text:p>World</text:p>
          </table:table-cell>
        </table:table-row>
        <table:table-row>
          <table:table-cell office:value="416" office:value-type="float"/>
          <table:table-cell office:value-type="string">
            <text:p>gamalel-deenImprovingPedestrian24</text:p>
          </table:table-cell>
          <table:table-cell office:value-type="string">
            <text:p>Improving Pedestrian Thermal Comfort Using Optimized Urban Trees Pattern in Aswan City</text:p>
          </table:table-cell>
          <table:table-cell office:value="2024" office:value-type="float"/>
          <table:table-cell office:value-type="string">
            <text:p>Egypt, Arab Rep.</text:p>
          </table:table-cell>
        </table:table-row>
        <table:table-row>
          <table:table-cell office:value="417" office:value-type="float"/>
          <table:table-cell office:value-type="string">
            <text:p>gaoEffectsBlock22</text:p>
          </table:table-cell>
          <table:table-cell office:value-type="string">
            <text:p>Effects of Block Morphology on the Surface Thermal Environment and the Corresponding Planning Strategy Using the Geographically Weighted Regression Model</text:p>
          </table:table-cell>
          <table:table-cell office:value="2022" office:value-type="float"/>
          <table:table-cell office:value-type="string">
            <text:p>China</text:p>
          </table:table-cell>
        </table:table-row>
        <table:table-row>
          <table:table-cell office:value="418" office:value-type="float"/>
          <table:table-cell office:value-type="string">
            <text:p>gaoEnhancedSensitivity19</text:p>
          </table:table-cell>
          <table:table-cell office:value-type="string">
            <text:p>Enhanced Sensitivity of the Urban Heat Island Effect to Summer Temperatures Induced by Urban Expansion</text:p>
          </table:table-cell>
          <table:table-cell office:value="2019" office:value-type="float"/>
          <table:table-cell office:value-type="string">
            <text:p>China</text:p>
          </table:table-cell>
        </table:table-row>
        <table:table-row>
          <table:table-cell office:value="419" office:value-type="float"/>
          <table:table-cell office:value-type="string">
            <text:p>garcia-blancoAdoptingResilience23</text:p>
          </table:table-cell>
          <table:table-cell office:value-type="string">
            <text:p>Adopting Resilience Thinking through Nature-Based Solutions within Urban Planning: A Case Study in the City of Val{\`e}ncia</text:p>
          </table:table-cell>
          <table:table-cell office:value="2023" office:value-type="float"/>
          <table:table-cell office:value-type="string">
            <text:p>Spain</text:p>
          </table:table-cell>
        </table:table-row>
        <table:table-row>
          <table:table-cell office:value="420" office:value-type="float"/>
          <table:table-cell office:value-type="string">
            <text:p>gawucStatisticalModeling20</text:p>
          </table:table-cell>
          <table:table-cell office:value-type="string">
            <text:p>Statistical Modeling of Urban Heat Island Intensity in Warsaw, Poland Using Simultaneous Air and Surface Temperature Observations</text:p>
          </table:table-cell>
          <table:table-cell office:value="2020" office:value-type="float"/>
          <table:table-cell office:value-type="string">
            <text:p>Poland</text:p>
          </table:table-cell>
        </table:table-row>
        <table:table-row>
          <table:table-cell office:value="421" office:value-type="float"/>
          <table:table-cell office:value-type="string">
            <text:p>getuQuantifyingSpatiotemporal24</text:p>
          </table:table-cell>
          <table:table-cell office:value-type="string">
            <text:p>Quantifying Spatio-temporal Dynamics of Land Surface Temperature for the Rapidly Growing City of Bahir Dar, Northwest Ethiopia Using Multidated Landsat Data</text:p>
          </table:table-cell>
          <table:table-cell office:value="2024" office:value-type="float"/>
          <table:table-cell office:value-type="string">
            <text:p>Ethiopia</text:p>
          </table:table-cell>
        </table:table-row>
        <table:table-row>
          <table:table-cell office:value="422" office:value-type="float"/>
          <table:table-cell office:value-type="string">
            <text:p>guerriFunctionalSeasonal22</text:p>
          </table:table-cell>
          <table:table-cell office:value-type="string">
            <text:p>A Functional Seasonal Thermal Hot-Spot Classification: Focus on Industrial Sites</text:p>
          </table:table-cell>
          <table:table-cell office:value="2022" office:value-type="float"/>
          <table:table-cell office:value-type="string">
            <text:p>Italy</text:p>
          </table:table-cell>
        </table:table-row>
        <table:table-row>
          <table:table-cell office:value="423" office:value-type="float"/>
          <table:table-cell office:value-type="string">
            <text:p>gullerImpactsUrban24</text:p>
          </table:table-cell>
          <table:table-cell office:value-type="string">
            <text:p>The Impacts of Urban Morphology on Urban Heat Islands in Housing Areas: The Case of Erzurum, Turkey</text:p>
          </table:table-cell>
          <table:table-cell office:value="2024" office:value-type="float"/>
          <table:table-cell office:value-type="string">
            <text:p>Türkiye</text:p>
          </table:table-cell>
        </table:table-row>
        <table:table-row>
          <table:table-cell office:value="424" office:value-type="float"/>
          <table:table-cell office:value-type="string">
            <text:p>guoFinerscaleUrban24</text:p>
          </table:table-cell>
          <table:table-cell office:value-type="string">
            <text:p>Finer-Scale Urban Health Risk Assessment Based on the Interaction Perspective of Thermal Radiation, Human, Activity, and Space</text:p>
          </table:table-cell>
          <table:table-cell office:value="2024" office:value-type="float"/>
          <table:table-cell office:value-type="string">
            <text:p>China</text:p>
          </table:table-cell>
        </table:table-row>
        <table:table-row>
          <table:table-cell office:value="425" office:value-type="float"/>
          <table:table-cell office:value-type="string">
            <text:p>guoMechanismStreet24</text:p>
          </table:table-cell>
          <table:table-cell office:value-type="string">
            <text:p>The Mechanism of Street Spatial Form on Thermal Comfort from Urban Morphology and Human-Centered Perspectives: A Study Based on Multi-Source Data</text:p>
          </table:table-cell>
          <table:table-cell office:value="2024" office:value-type="float"/>
          <table:table-cell office:value-type="string">
            <text:p>China</text:p>
          </table:table-cell>
        </table:table-row>
        <table:table-row>
          <table:table-cell office:value="426" office:value-type="float"/>
          <table:table-cell office:value-type="string">
            <text:p>guoRegionalVariation24</text:p>
          </table:table-cell>
          <table:table-cell office:value-type="string">
            <text:p>Regional Variation in the Role of Humidity on City-Level Heat-Related Mortality</text:p>
          </table:table-cell>
          <table:table-cell office:value="2024" office:value-type="float"/>
          <table:table-cell office:value-type="string">
            <text:p>World</text:p>
          </table:table-cell>
        </table:table-row>
        <table:table-row>
          <table:table-cell office:value="542" office:value-type="float"/>
          <table:table-cell office:value-type="string">
            <text:p>peceljAnalysisUniversal20</text:p>
          </table:table-cell>
          <table:table-cell office:value-type="string">
            <text:p>Analysis of the Universal Thermal Climate Index during Heat Waves in Serbia</text:p>
          </table:table-cell>
          <table:table-cell office:value="2020" office:value-type="float"/>
          <table:table-cell office:value-type="string">
            <text:p>Serbia</text:p>
          </table:table-cell>
        </table:table-row>
        <table:table-row>
          <table:table-cell office:value="543" office:value-type="float"/>
          <table:table-cell office:value-type="string">
            <text:p>pengWaveletCoherence20</text:p>
          </table:table-cell>
          <table:table-cell office:value-type="string">
            <text:p>A Wavelet Coherence Approach to Prioritizing Influencing Factors of Land Surface Temperature and Associated Research Scales</text:p>
          </table:table-cell>
          <table:table-cell office:value="2020" office:value-type="float"/>
          <table:table-cell office:value-type="string">
            <text:p>China</text:p>
          </table:table-cell>
        </table:table-row>
        <table:table-row>
          <table:table-cell office:value="544" office:value-type="float"/>
          <table:table-cell office:value-type="string">
            <text:p>perkhurovaRealtimeMicroscale19</text:p>
          </table:table-cell>
          <table:table-cell office:value-type="string">
            <text:p>Real-Time Microscale Modeling of Thermal Comfort Conditions in Moscow Region</text:p>
          </table:table-cell>
          <table:table-cell office:value="2019" office:value-type="float"/>
          <table:table-cell office:value-type="string">
            <text:p>Russian Federation</text:p>
          </table:table-cell>
        </table:table-row>
        <table:table-row>
          <table:table-cell office:value="545" office:value-type="float"/>
          <table:table-cell office:value-type="string">
            <text:p>pigliautileHumansCity20</text:p>
          </table:table-cell>
          <table:table-cell office:value-type="string">
            <text:p>Humans in the City: Representing Outdoor Thermal Comfort in Urban Canopy Models</text:p>
          </table:table-cell>
          <table:table-cell office:value="2020" office:value-type="float"/>
          <table:table-cell office:value-type="string">
            <text:p>United States</text:p>
          </table:table-cell>
        </table:table-row>
        <table:table-row>
          <table:table-cell office:value="546" office:value-type="float"/>
          <table:table-cell office:value-type="string">
            <text:p>pilipenkoEvaluationUrban21</text:p>
          </table:table-cell>
          <table:table-cell office:value-type="string">
            <text:p>Evaluation of Urban Microclimate Parameters as Indicators of Pedestrian Ways Environmental Comfort</text:p>
          </table:table-cell>
          <table:table-cell office:value="2021" office:value-type="float"/>
          <table:table-cell office:value-type="string">
            <text:p>Russian Federation</text:p>
          </table:table-cell>
        </table:table-row>
        <table:table-row>
          <table:table-cell office:value="547" office:value-type="float"/>
          <table:table-cell office:value-type="string">
            <text:p>priyankaraSpatialProcess19</text:p>
          </table:table-cell>
          <table:table-cell office:value-type="string">
            <text:p>Spatial Process of Surface Urban Heat Island in Rapidly Growing Seoul Metropolitan Area for Sustainable Urban Planning Using Landsat Data (1996-2017)</text:p>
          </table:table-cell>
          <table:table-cell office:value="2019" office:value-type="float"/>
          <table:table-cell office:value-type="string">
            <text:p>Korea, Rep.</text:p>
          </table:table-cell>
        </table:table-row>
        <table:table-row>
          <table:table-cell office:value="548" office:value-type="float"/>
          <table:table-cell office:value-type="string">
            <text:p>przesmyckaThermalComfort22</text:p>
          </table:table-cell>
          <table:table-cell office:value-type="string">
            <text:p>The Thermal Comfort Problem in Public Space during the Climate Change Era Based on the Case Study of Selected Area in Lublin City in Poland</text:p>
          </table:table-cell>
          <table:table-cell office:value="2022" office:value-type="float"/>
          <table:table-cell office:value-type="string">
            <text:p>Poland</text:p>
          </table:table-cell>
        </table:table-row>
        <table:table-row>
          <table:table-cell office:value="549" office:value-type="float"/>
          <table:table-cell office:value-type="string">
            <text:p>pucheInsightsEffect23</text:p>
          </table:table-cell>
          <table:table-cell office:value-type="string">
            <text:p>Insights into the Effect of Urban Morphology and Land Cover on Land Surface and Air Temperatures in the Metropolitan City of Milan (Italy) Using Satellite Imagery and in Situ Measurements</text:p>
          </table:table-cell>
          <table:table-cell office:value="2023" office:value-type="float"/>
          <table:table-cell office:value-type="string">
            <text:p>Italy</text:p>
          </table:table-cell>
        </table:table-row>
        <table:table-row>
          <table:table-cell office:value="550" office:value-type="float"/>
          <table:table-cell office:value-type="string">
            <text:p>purioAssessmentIntraurban22</text:p>
          </table:table-cell>
          <table:table-cell office:value-type="string">
            <text:p>Assessment of Intra-Urban Heat Island in a Densely Populated City Using Remote Sensing: A Case Study for Manila City</text:p>
          </table:table-cell>
          <table:table-cell office:value="2022" office:value-type="float"/>
          <table:table-cell office:value-type="string">
            <text:p>Philippines</text:p>
          </table:table-cell>
        </table:table-row>
        <table:table-row>
          <table:table-cell office:value="551" office:value-type="float"/>
          <table:table-cell office:value-type="string">
            <text:p>qiaoAnalysisCorrelation24</text:p>
          </table:table-cell>
          <table:table-cell office:value-type="string">
            <text:p>Analysis of the Correlation between Spatial Morphological Elements and Microclimate in the Higher Education Teaching Center Area</text:p>
          </table:table-cell>
          <table:table-cell office:value="2024" office:value-type="float"/>
          <table:table-cell office:value-type="string">
            <text:p>China</text:p>
          </table:table-cell>
        </table:table-row>
        <table:table-row>
          <table:table-cell office:value="552" office:value-type="float"/>
          <table:table-cell office:value-type="string">
            <text:p>radMeasuringEffects21</text:p>
          </table:table-cell>
          <table:table-cell office:value-type="string">
            <text:p>Measuring Effects of Building Orientation and Vegetation on Thermal Comfort by Envi-Met (Case Study: Maslak Area, Istanbul)</text:p>
          </table:table-cell>
          <table:table-cell office:value="2021" office:value-type="float"/>
          <table:table-cell office:value-type="string">
            <text:p>Türkiye</text:p>
          </table:table-cell>
        </table:table-row>
        <table:table-row>
          <table:table-cell office:value="553" office:value-type="float"/>
          <table:table-cell office:value-type="string">
            <text:p>radQuantitativeAssessment21</text:p>
          </table:table-cell>
          <table:table-cell office:value-type="string">
            <text:p>The Quantitative Assessment of the Effects of the Morphology of Urban Complexes on the Thermal Comfort Using the PMV/PPD Model (a Case Study of Gheytariyeh Neighborhood in Tehran)</text:p>
          </table:table-cell>
          <table:table-cell office:value="2021" office:value-type="float"/>
          <table:table-cell office:value-type="string">
            <text:p>Iran, Islamic Rep.</text:p>
          </table:table-cell>
        </table:table-row>
        <table:table-row>
          <table:table-cell office:value="554" office:value-type="float"/>
          <table:table-cell office:value-type="string">
            <text:p>ramsayChronicHeat21</text:p>
          </table:table-cell>
          <table:table-cell office:value-type="string">
            <text:p>Chronic Heat Stress in Tropical Urban Informal Settlements</text:p>
          </table:table-cell>
          <table:table-cell office:value="2021" office:value-type="float"/>
          <table:table-cell office:value-type="string">
            <text:p>Indonesia</text:p>
          </table:table-cell>
        </table:table-row>
        <table:table-row>
          <table:table-cell office:value="555" office:value-type="float"/>
          <table:table-cell office:value-type="string">
            <text:p>raymondEveningHumidheat24</text:p>
          </table:table-cell>
          <table:table-cell office:value-type="string">
            <text:p>Evening Humid-Heat Maxima near the Southern Persian/Arabian Gulf</text:p>
          </table:table-cell>
          <table:table-cell office:value="2024" office:value-type="float"/>
          <table:table-cell office:value-type="string">
            <text:p>United Arab Emirates</text:p>
          </table:table-cell>
        </table:table-row>
        <table:table-row>
          <table:table-cell office:value="556" office:value-type="float"/>
          <table:table-cell office:value-type="string">
            <text:p>renIntensityUrban21</text:p>
          </table:table-cell>
          <table:table-cell office:value-type="string">
            <text:p>Beyond Intensity of Urban Heat Island Effect: A Continental Scale Analysis on Land Surface Temperature in Major Chinese Cities</text:p>
          </table:table-cell>
          <table:table-cell office:value="2021" office:value-type="float"/>
          <table:table-cell office:value-type="string">
            <text:p>China</text:p>
          </table:table-cell>
        </table:table-row>
        <table:table-row>
          <table:table-cell office:value="557" office:value-type="float"/>
          <table:table-cell office:value-type="string">
            <text:p>reyesExploringEffects24</text:p>
          </table:table-cell>
          <table:table-cell office:value-type="string">
            <text:p>Exploring the Effects of Landscape Interventions on Outdoor Thermal Comfort Using Digital Simulation</text:p>
          </table:table-cell>
          <table:table-cell office:value="2024" office:value-type="float"/>
          <table:table-cell office:value-type="string">
            <text:p>Philippines</text:p>
          </table:table-cell>
        </table:table-row>
        <table:table-row>
          <table:table-cell office:value="558" office:value-type="float"/>
          <table:table-cell office:value-type="string">
            <text:p>roshanEnvironmentalImpacts24</text:p>
          </table:table-cell>
          <table:table-cell office:value-type="string">
            <text:p>Environmental Impacts of Shifts in Surface Urban Heat Island, Emissions, and Nighttime Light during the Russia--Ukraine War in Ukrainian Cities</text:p>
          </table:table-cell>
          <table:table-cell office:value="2024" office:value-type="float"/>
          <table:table-cell office:value-type="string">
            <text:p>Ukraine</text:p>
          </table:table-cell>
        </table:table-row>
        <table:table-row>
          <table:table-cell office:value="559" office:value-type="float"/>
          <table:table-cell office:value-type="string">
            <text:p>rusdayantiThermalComfort21</text:p>
          </table:table-cell>
          <table:table-cell office:value-type="string">
            <text:p>Thermal Comfort Assessment over the Past Two Decades in Different Landscape Areas within Palembang City</text:p>
          </table:table-cell>
          <table:table-cell office:value="2021" office:value-type="float"/>
          <table:table-cell office:value-type="string">
            <text:p>Indonesia</text:p>
          </table:table-cell>
        </table:table-row>
        <table:table-row>
          <table:table-cell office:value="560" office:value-type="float"/>
          <table:table-cell office:value-type="string">
            <text:p>sadeghiDevelopmentHeat21</text:p>
          </table:table-cell>
          <table:table-cell office:value-type="string">
            <text:p>Development of a Heat Stress Exposure Metric -- Impact of Intensity and Duration of Exposure to Heat on Physiological Thermal Regulation</text:p>
          </table:table-cell>
          <table:table-cell office:value="2021" office:value-type="float"/>
          <table:table-cell office:value-type="string">
            <text:p>Australia</text:p>
          </table:table-cell>
        </table:table-row>
        <table:table-row>
          <table:table-cell office:value="561" office:value-type="float"/>
          <table:table-cell office:value-type="string">
            <text:p>sariUrbanHeat24</text:p>
          </table:table-cell>
          <table:table-cell office:value-type="string">
            <text:p>Urban Heat Island (UHI) Spatiotemporal Pattern in Comparison with NDBI before-after COVID-19 Pandemic in Sleman Regency, Indonesia</text:p>
          </table:table-cell>
          <table:table-cell office:value="2024" office:value-type="float"/>
          <table:table-cell office:value-type="string">
            <text:p>Indonesia</text:p>
          </table:table-cell>
        </table:table-row>
        <table:table-row>
          <table:table-cell office:value="562" office:value-type="float"/>
          <table:table-cell office:value-type="string">
            <text:p>scharfGreenRoofs19</text:p>
          </table:table-cell>
          <table:table-cell office:value-type="string">
            <text:p>Green Roofs and Greenpass</text:p>
          </table:table-cell>
          <table:table-cell office:value="2019" office:value-type="float"/>
          <table:table-cell office:value-type="string">
            <text:p>Germany</text:p>
          </table:table-cell>
        </table:table-row>
        <table:table-row>
          <table:table-cell office:value="563" office:value-type="float"/>
          <table:table-cell office:value-type="string">
            <text:p>scharfNBSImpact21</text:p>
          </table:table-cell>
          <table:table-cell office:value-type="string">
            <text:p>NBS Impact Evaluation with GREENPASS Methodology Shown by the Case Study 'fischbeker Hofe' in Hamburg/Germany</text:p>
          </table:table-cell>
          <table:table-cell office:value="2021" office:value-type="float"/>
          <table:table-cell office:value-type="string">
            <text:p>Germany</text:p>
          </table:table-cell>
        </table:table-row>
        <table:table-row>
          <table:table-cell office:value="564" office:value-type="float"/>
          <table:table-cell office:value-type="string">
            <text:p>schwingshacklHeatStress21</text:p>
          </table:table-cell>
          <table:table-cell office:value-type="string">
            <text:p>Heat Stress Indicators in CMIP6: Estimating Future Trends and Exceedances of Impact-Relevant Thresholds</text:p>
          </table:table-cell>
          <table:table-cell office:value="2021" office:value-type="float"/>
          <table:table-cell office:value-type="string">
            <text:p>World</text:p>
          </table:table-cell>
        </table:table-row>
        <table:table-row>
          <table:table-cell office:value="565" office:value-type="float"/>
          <table:table-cell office:value-type="string">
            <text:p>schwingshacklHighresolutionProjections24</text:p>
          </table:table-cell>
          <table:table-cell office:value-type="string">
            <text:p>High-Resolution Projections of Ambient Heat for Major European Cities Using Different Heat Metrics</text:p>
          </table:table-cell>
          <table:table-cell office:value="2024" office:value-type="float"/>
          <table:table-cell office:value-type="string">
            <text:p>Europe</text:p>
          </table:table-cell>
        </table:table-row>
        <table:table-row>
          <table:table-cell office:value="566" office:value-type="float"/>
          <table:table-cell office:value-type="string">
            <text:p>seebauerFeelingHot24</text:p>
          </table:table-cell>
          <table:table-cell office:value-type="string">
            <text:p>Feeling Hot Is Being Hot? Comparing the Mapping and the Surveying Paradigm for Urban Heat Vulnerability in Vienna</text:p>
          </table:table-cell>
          <table:table-cell office:value="2024" office:value-type="float"/>
          <table:table-cell office:value-type="string">
            <text:p>Austria</text:p>
          </table:table-cell>
        </table:table-row>
        <table:table-row>
          <table:table-cell office:value="567" office:value-type="float"/>
          <table:table-cell office:value-type="string">
            <text:p>shakerApplyingSustainability24</text:p>
          </table:table-cell>
          <table:table-cell office:value-type="string">
            <text:p>Applying Sustainability and Liveability Principles in Planning a Residential Neighbourhood in an Arid Climate in Egypt</text:p>
          </table:table-cell>
          <table:table-cell office:value="2024" office:value-type="float"/>
          <table:table-cell office:value-type="string">
            <text:p>Egypt, Arab Rep.</text:p>
          </table:table-cell>
        </table:table-row>
        <table:table-row>
          <table:table-cell office:value="568" office:value-type="float"/>
          <table:table-cell office:value-type="string">
            <text:p>shakerInvestigatingUrban19</text:p>
          </table:table-cell>
          <table:table-cell office:value-type="string">
            <text:p>Investigating Urban Heat Island through Spatial Analysis of New York City Streetscapes</text:p>
          </table:table-cell>
          <table:table-cell office:value="2019" office:value-type="float"/>
          <table:table-cell office:value-type="string">
            <text:p>United States</text:p>
          </table:table-cell>
        </table:table-row>
        <table:table-row>
          <table:table-cell office:value="569" office:value-type="float"/>
          <table:table-cell office:value-type="string">
            <text:p>shaoExploringRelationship20</text:p>
          </table:table-cell>
          <table:table-cell office:value-type="string">
            <text:p>Exploring the Relationship between Urbanization and Ecological Environment Using Remote Sensing Images and Statistical Data: A Case Study in the Yangtze River Delta, China</text:p>
          </table:table-cell>
          <table:table-cell office:value="2020" office:value-type="float"/>
          <table:table-cell office:value-type="string">
            <text:p>China</text:p>
          </table:table-cell>
        </table:table-row>
        <table:table-row>
          <table:table-cell office:value="570" office:value-type="float"/>
          <table:table-cell office:value-type="string">
            <text:p>shenStereoscopicUrban24</text:p>
          </table:table-cell>
          <table:table-cell office:value-type="string">
            <text:p>Stereoscopic Urban Morphology Metrics Enhance the Nonlinear Scale Heterogeneity Modeling of UHI with Explainable AI</text:p>
          </table:table-cell>
          <table:table-cell office:value="2024" office:value-type="float"/>
          <table:table-cell office:value-type="string">
            <text:p>China</text:p>
          </table:table-cell>
        </table:table-row>
        <table:table-row>
          <table:table-cell office:value="571" office:value-type="float"/>
          <table:table-cell office:value-type="string">
            <text:p>shenUsingGeoAI23</text:p>
          </table:table-cell>
          <table:table-cell office:value-type="string">
            <text:p>Using GeoAI to Reveal the Contribution of Urban Park Green Space Features to Mitigate the Heat Island Effect</text:p>
          </table:table-cell>
          <table:table-cell office:value="2023" office:value-type="float"/>
          <table:table-cell office:value-type="string">
            <text:p>China</text:p>
          </table:table-cell>
        </table:table-row>
        <table:table-row>
          <table:table-cell office:value="572" office:value-type="float"/>
          <table:table-cell office:value-type="string">
            <text:p>shiUrbanMorphological22</text:p>
          </table:table-cell>
          <table:table-cell office:value-type="string">
            <text:p>Urban Morphological Indicators of Urban Heat and Moisture Islands under Various Sky Conditions in a Humid Subtropical Region</text:p>
          </table:table-cell>
          <table:table-cell office:value="2022" office:value-type="float"/>
          <table:table-cell office:value-type="string">
            <text:p>China</text:p>
          </table:table-cell>
        </table:table-row>
        <table:table-row>
          <table:table-cell office:value="573" office:value-type="float"/>
          <table:table-cell office:value-type="string">
            <text:p>shreevastavaParadoxicalImpact19</text:p>
          </table:table-cell>
          <table:table-cell office:value-type="string">
            <text:p>Paradoxical Impact of Sprawling Intra-Urban Heat Islets: Reducing Mean Surface Temperatures While Enhancing Local Extremes</text:p>
          </table:table-cell>
          <table:table-cell office:value="2019" office:value-type="float"/>
          <table:table-cell office:value-type="string">
            <text:p>World</text:p>
          </table:table-cell>
        </table:table-row>
        <table:table-row>
          <table:table-cell office:value="574" office:value-type="float"/>
          <table:table-cell office:value-type="string">
            <text:p>sidiquiUrbanHeat22</text:p>
          </table:table-cell>
          <table:table-cell office:value-type="string">
            <text:p>Urban Heat Island Vulnerability Mapping Using Advanced GIS Data and Tools</text:p>
          </table:table-cell>
          <table:table-cell office:value="2022" office:value-type="float"/>
          <table:table-cell office:value-type="string">
            <text:p>Australia</text:p>
          </table:table-cell>
        </table:table-row>
        <table:table-row>
          <table:table-cell office:value="575" office:value-type="float"/>
          <table:table-cell office:value-type="string">
            <text:p>simwandaSpatialAnalysis19</text:p>
          </table:table-cell>
          <table:table-cell office:value-type="string">
            <text:p>Spatial Analysis of Surface Urban Heat Islands in Four Rapidly Growing African Cities</text:p>
          </table:table-cell>
          <table:table-cell office:value="2019" office:value-type="float"/>
          <table:table-cell office:value-type="string">
            <text:p>Africa</text:p>
          </table:table-cell>
        </table:table-row>
        <table:table-row>
          <table:table-cell office:value="576" office:value-type="float"/>
          <table:table-cell office:value-type="string">
            <text:p>singhNormalizedUrban23</text:p>
          </table:table-cell>
          <table:table-cell office:value-type="string">
            <text:p>Normalized Urban Heat Island (UHI) Indicators: Classifying the Temporal Variation of UHI for Building Energy Simulation (BES) Applications</text:p>
          </table:table-cell>
          <table:table-cell office:value="2023" office:value-type="float"/>
          <table:table-cell office:value-type="string">
            <text:p>United States</text:p>
          </table:table-cell>
        </table:table-row>
        <table:table-row>
          <table:table-cell office:value="577" office:value-type="float"/>
          <table:table-cell office:value-type="string">
            <text:p>soltanifardAnalysisSpatially22</text:p>
          </table:table-cell>
          <table:table-cell office:value-type="string">
            <text:p>Analysis of Spatially Varying Relationships between Urban Environment Factors and Land Surface Temperature in Mashhad City, Iran</text:p>
          </table:table-cell>
          <table:table-cell office:value="2022" office:value-type="float"/>
          <table:table-cell office:value-type="string">
            <text:p>Iran, Islamic Rep.</text:p>
          </table:table-cell>
        </table:table-row>
        <table:table-row>
          <table:table-cell office:value="578" office:value-type="float"/>
          <table:table-cell office:value-type="string">
            <text:p>songInfluenceResidential23</text:p>
          </table:table-cell>
          <table:table-cell office:value-type="string">
            <text:p>The Influence of Residential Block Form on Summer Thermal Comfort of Street Canyons in the Warm Temperate Zone of China</text:p>
          </table:table-cell>
          <table:table-cell office:value="2023" office:value-type="float"/>
          <table:table-cell office:value-type="string">
            <text:p>China</text:p>
          </table:table-cell>
        </table:table-row>
        <table:table-row>
          <table:table-cell office:value="579" office:value-type="float"/>
          <table:table-cell office:value-type="string">
            <text:p>speakForeheadTemperatures21</text:p>
          </table:table-cell>
          <table:table-cell office:value-type="string">
            <text:p>Forehead Temperatures as an Indicator of Outdoor Thermal Comfort and the Influence of Tree Shade</text:p>
          </table:table-cell>
          <table:table-cell office:value="2021" office:value-type="float"/>
          <table:table-cell office:value-type="string">
            <text:p>Italy</text:p>
          </table:table-cell>
        </table:table-row>
        <table:table-row>
          <table:table-cell office:value="580" office:value-type="float"/>
          <table:table-cell office:value-type="string">
            <text:p>stanojevicSUMMEROUTDOOR23</text:p>
          </table:table-cell>
          <table:table-cell office:value-type="string">
            <text:p>SUMMER OUTDOOR THERMAL COMFORT in MULTI-FAMILY HOUSING Combining Microclimate Indicators with Human Thermal Sensation</text:p>
          </table:table-cell>
          <table:table-cell office:value="2023" office:value-type="float"/>
          <table:table-cell office:value-type="string">
            <text:p>Serbia</text:p>
          </table:table-cell>
        </table:table-row>
        <table:table-row>
          <table:table-cell office:value="581" office:value-type="float"/>
          <table:table-cell office:value-type="string">
            <text:p>stavrakakisComputationalFluid23</text:p>
          </table:table-cell>
          <table:table-cell office:value-type="string">
            <text:p>A Computational Fluid Dynamics Modelling Approach for the Numerical Verification of the Bioclimatic Design of a Public Urban Area in Greece</text:p>
          </table:table-cell>
          <table:table-cell office:value="2023" office:value-type="float"/>
          <table:table-cell office:value-type="string">
            <text:p>Greece</text:p>
          </table:table-cell>
        </table:table-row>
        <table:table-row>
          <table:table-cell office:value="582" office:value-type="float"/>
          <table:table-cell office:value-type="string">
            <text:p>suImprovementStrategies22</text:p>
          </table:table-cell>
          <table:table-cell office:value-type="string">
            <text:p>Improvement Strategies for Thermal Comfort of a City Block Based on PET Simulation--- A Case Study of Dalian, a Cold-Region City in China</text:p>
          </table:table-cell>
          <table:table-cell office:value="2022" office:value-type="float"/>
          <table:table-cell office:value-type="string">
            <text:p>China</text:p>
          </table:table-cell>
        </table:table-row>
        <table:table-row>
          <table:table-cell office:value="583" office:value-type="float"/>
          <table:table-cell office:value-type="string">
            <text:p>suPolycentricStructure23</text:p>
          </table:table-cell>
          <table:table-cell office:value-type="string">
            <text:p>Polycentric Structure and Urban Thermal Environment: A Large-Scale Study from Multi-Perspectives</text:p>
          </table:table-cell>
          <table:table-cell office:value="2023" office:value-type="float"/>
          <table:table-cell office:value-type="string">
            <text:p>China</text:p>
          </table:table-cell>
        </table:table-row>
        <table:table-row>
          <table:table-cell office:value="584" office:value-type="float"/>
          <table:table-cell office:value-type="string">
            <text:p>suSummerOutdoor24</text:p>
          </table:table-cell>
          <table:table-cell office:value-type="string">
            <text:p>Summer Outdoor Thermal Comfort Evaluation of Urban Open Spaces in Arid-Hot Climates</text:p>
          </table:table-cell>
          <table:table-cell office:value="2024" office:value-type="float"/>
          <table:table-cell office:value-type="string">
            <text:p>China</text:p>
          </table:table-cell>
        </table:table-row>
        <table:table-row>
          <table:table-cell office:value="585" office:value-type="float"/>
          <table:table-cell office:value-type="string">
            <text:p>tahaMicrometeorologicalEffects24</text:p>
          </table:table-cell>
          <table:table-cell office:value-type="string">
            <text:p>Micrometeorological Effects and Thermal-Environmental Benefits of Cool Pavements: Findings from a Detailed Observational Field Study in Pacoima, California</text:p>
          </table:table-cell>
          <table:table-cell office:value="2024" office:value-type="float"/>
          <table:table-cell office:value-type="string">
            <text:p>United States</text:p>
          </table:table-cell>
        </table:table-row>
        <table:table-row>
          <table:table-cell office:value="586" office:value-type="float"/>
          <table:table-cell office:value-type="string">
            <text:p>takebayashiSimplifiedEvaluation24</text:p>
          </table:table-cell>
          <table:table-cell office:value-type="string">
            <text:p>A Simplified Evaluation Framework for Adaptation Measures to Urban Heat Islands</text:p>
          </table:table-cell>
          <table:table-cell office:value="2024" office:value-type="float"/>
          <table:table-cell office:value-type="string">
            <text:p>Japan</text:p>
          </table:table-cell>
        </table:table-row>
        <table:table-row>
          <table:table-cell office:value="587" office:value-type="float"/>
          <table:table-cell office:value-type="string">
            <text:p>tangStudyGreen22</text:p>
          </table:table-cell>
          <table:table-cell office:value-type="string">
            <text:p>Study on the Green Space Patterns and Microclimate Simulation in Typical Urban Blocks in Central China</text:p>
          </table:table-cell>
          <table:table-cell office:value="2022" office:value-type="float"/>
          <table:table-cell office:value-type="string">
            <text:p>China</text:p>
          </table:table-cell>
        </table:table-row>
        <table:table-row>
          <table:table-cell office:value="588" office:value-type="float"/>
          <table:table-cell office:value-type="string">
            <text:p>tanooriPredictingUrban24</text:p>
          </table:table-cell>
          <table:table-cell office:value-type="string">
            <text:p>Predicting Urban Land Use and Mitigating Land Surface Temperature: Exploring the Role of Urban Configuration with Convolutional Neural Networks</text:p>
          </table:table-cell>
          <table:table-cell office:value="2024" office:value-type="float"/>
          <table:table-cell office:value-type="string">
            <text:p>Iran, Islamic Rep.</text:p>
          </table:table-cell>
        </table:table-row>
        <table:table-row>
          <table:table-cell office:value="589" office:value-type="float"/>
          <table:table-cell office:value-type="string">
            <text:p>tewariImpactCOVID23</text:p>
          </table:table-cell>
          <table:table-cell office:value-type="string">
            <text:p>Impact of COVID Lockdowns on Spatio-Temporal Variability in Land Surface Temperature and Vegetation Index</text:p>
          </table:table-cell>
          <table:table-cell office:value="2023" office:value-type="float"/>
          <table:table-cell office:value-type="string">
            <text:p>India</text:p>
          </table:table-cell>
        </table:table-row>
        <table:table-row>
          <table:table-cell office:value="590" office:value-type="float"/>
          <table:table-cell office:value-type="string">
            <text:p>tianFactorsInfluencing22</text:p>
          </table:table-cell>
          <table:table-cell office:value-type="string">
            <text:p>Factors Influencing Resident and Tourist Outdoor Thermal Comfort: A Comparative Study in China's Cold Region</text:p>
          </table:table-cell>
          <table:table-cell office:value="2022" office:value-type="float"/>
          <table:table-cell office:value-type="string">
            <text:p>China</text:p>
          </table:table-cell>
        </table:table-row>
        <table:table-row>
          <table:table-cell office:value="591" office:value-type="float"/>
          <table:table-cell office:value-type="string">
            <text:p>vassiliadesClimateSensitive23</text:p>
          </table:table-cell>
          <table:table-cell office:value-type="string">
            <text:p>A Climate Sensitive Design Approach to BIPV: Investigating the Nexus between Solar Energy and Thermal Comfort in Cities in Sweden and Cyprus</text:p>
          </table:table-cell>
          <table:table-cell office:value="2023" office:value-type="float"/>
          <table:table-cell office:value-type="string">
            <text:p>Multi-Country</text:p>
          </table:table-cell>
        </table:table-row>
        <table:table-row>
          <table:table-cell office:value="592" office:value-type="float"/>
          <table:table-cell office:value-type="string">
            <text:p>villalobos-herreraCompoundeventorientedClimate21</text:p>
          </table:table-cell>
          <table:table-cell office:value-type="string">
            <text:p>Towards a Compound-Event-Oriented Climate Model Evaluation: A Decomposition of the Underlying Biases in Multivariate Fire and Heat Stress Hazards</text:p>
          </table:table-cell>
          <table:table-cell office:value="2021" office:value-type="float"/>
          <table:table-cell office:value-type="string">
            <text:p>World</text:p>
          </table:table-cell>
        </table:table-row>
        <table:table-row>
          <table:table-cell office:value="593" office:value-type="float"/>
          <table:table-cell office:value-type="string">
            <text:p>vinhInterrelationshipsLst20</text:p>
          </table:table-cell>
          <table:table-cell office:value-type="string">
            <text:p>The Inter-Relationships between Lst, Ndvi, Ndbi in Remote Sensing to Achieve Drought Resilience in Ninh Thuan, Vietnam</text:p>
          </table:table-cell>
          <table:table-cell office:value="2020" office:value-type="float"/>
          <table:table-cell office:value-type="string">
            <text:p>Vietnam</text:p>
          </table:table-cell>
        </table:table-row>
        <table:table-row>
          <table:table-cell office:value="594" office:value-type="float"/>
          <table:table-cell office:value-type="string">
            <text:p>vuckovicPotentialNeurofuzzy19</text:p>
          </table:table-cell>
          <table:table-cell office:value-type="string">
            <text:p>Potential of Neuro-Fuzzy Methodology for Forecasting of Outdoor Thermal Comfort Index at Urban Open Spaces</text:p>
          </table:table-cell>
          <table:table-cell office:value="2019" office:value-type="float"/>
          <table:table-cell office:value-type="string">
            <text:p>Serbia</text:p>
          </table:table-cell>
        </table:table-row>
        <table:table-row>
          <table:table-cell office:value="595" office:value-type="float"/>
          <table:table-cell office:value-type="string">
            <text:p>vuSpatialDistribution24</text:p>
          </table:table-cell>
          <table:table-cell office:value-type="string">
            <text:p>Spatial Distribution and Trends of Heat Stress in Vietnam</text:p>
          </table:table-cell>
          <table:table-cell office:value="2024" office:value-type="float"/>
          <table:table-cell office:value-type="string">
            <text:p>Vietnam</text:p>
          </table:table-cell>
        </table:table-row>
        <table:table-row>
          <table:table-cell office:value="596" office:value-type="float"/>
          <table:table-cell office:value-type="string">
            <text:p>waiImprovementOutdoor21</text:p>
          </table:table-cell>
          <table:table-cell office:value-type="string">
            <text:p>Improvement of the Outdoor Thermal Comfort by Water Spraying in a High-Density Urban Environment under the Influence of a Future (2050) Climate</text:p>
          </table:table-cell>
          <table:table-cell office:value="2021" office:value-type="float"/>
          <table:table-cell office:value-type="string">
            <text:p>Hong Kong SAR, China</text:p>
          </table:table-cell>
        </table:table-row>
        <table:table-row>
          <table:table-cell office:value="597" office:value-type="float"/>
          <table:table-cell office:value-type="string">
            <text:p>wangAssessmentWalkability22</text:p>
          </table:table-cell>
          <table:table-cell office:value-type="string">
            <text:p>Assessment of Walkability and Walkable Routes of a 15-Min City for Heat Adaptation: Development of a Dynamic Attenuation Model of Heat Stress</text:p>
          </table:table-cell>
          <table:table-cell office:value="2022" office:value-type="float"/>
          <table:table-cell office:value-type="string">
            <text:p>China</text:p>
          </table:table-cell>
        </table:table-row>
        <table:table-row>
          <table:table-cell office:value="598" office:value-type="float"/>
          <table:table-cell office:value-type="string">
            <text:p>wangEvidenceRelieved23</text:p>
          </table:table-cell>
          <table:table-cell office:value-type="string">
            <text:p>Evidence of Relieved Urban Heat Island Intensity during Rapid Urbanization through Local Climate Zones</text:p>
          </table:table-cell>
          <table:table-cell office:value="2023" office:value-type="float"/>
          <table:table-cell office:value-type="string">
            <text:p>China</text:p>
          </table:table-cell>
        </table:table-row>
        <table:table-row>
          <table:table-cell office:value="599" office:value-type="float"/>
          <table:table-cell office:value-type="string">
            <text:p>wangHeterogeneousUrban22</text:p>
          </table:table-cell>
          <table:table-cell office:value-type="string">
            <text:p>Heterogeneous Urban Thermal Contribution of Functional Construction Land Zones: A Case Study in Shenzhen, China</text:p>
          </table:table-cell>
          <table:table-cell office:value="2022" office:value-type="float"/>
          <table:table-cell office:value-type="string">
            <text:p>China</text:p>
          </table:table-cell>
        </table:table-row>
        <table:table-row>
          <table:table-cell office:value="600" office:value-type="float"/>
          <table:table-cell office:value-type="string">
            <text:p>wangNumericalStudy24</text:p>
          </table:table-cell>
          <table:table-cell office:value-type="string">
            <text:p>Numerical Study on the Thermal Environment of the Vertical Greening System Based on Infrared Thermal Imaging</text:p>
          </table:table-cell>
          <table:table-cell office:value="2024" office:value-type="float"/>
          <table:table-cell office:value-type="string">
            <text:p>China</text:p>
          </table:table-cell>
        </table:table-row>
        <table:table-row>
          <table:table-cell office:value="601" office:value-type="float"/>
          <table:table-cell office:value-type="string">
            <text:p>wangPredictionUrban22</text:p>
          </table:table-cell>
          <table:table-cell office:value-type="string">
            <text:p>Prediction of Urban Thermal Environment Based on Multi-Dimensional Nature and Urban Form Factors</text:p>
          </table:table-cell>
          <table:table-cell office:value="2022" office:value-type="float"/>
          <table:table-cell office:value-type="string">
            <text:p>China</text:p>
          </table:table-cell>
        </table:table-row>
        <table:table-row>
          <table:table-cell office:value="602" office:value-type="float"/>
          <table:table-cell office:value-type="string">
            <text:p>wangRegulationUrban23</text:p>
          </table:table-cell>
          <table:table-cell office:value-type="string">
            <text:p>Regulation of Urban Morphology on Thermal Environment across Global Cities</text:p>
          </table:table-cell>
          <table:table-cell office:value="2023" office:value-type="float"/>
          <table:table-cell office:value-type="string">
            <text:p>World</text:p>
          </table:table-cell>
        </table:table-row>
        <table:table-row>
          <table:table-cell office:value="603" office:value-type="float"/>
          <table:table-cell office:value-type="string">
            <text:p>wangResearchThermal19</text:p>
          </table:table-cell>
          <table:table-cell office:value-type="string">
            <text:p>Research on Thermal Comfort Equation of Comfort Temperature Range Based on Chinese Thermal Sensation Characteristics</text:p>
          </table:table-cell>
          <table:table-cell office:value="2019" office:value-type="float"/>
          <table:table-cell office:value-type="string">
            <text:p>China</text:p>
          </table:table-cell>
        </table:table-row>
        <table:table-row>
          <table:table-cell office:value="604" office:value-type="float"/>
          <table:table-cell office:value-type="string">
            <text:p>wangSatellitebasedMapping20</text:p>
          </table:table-cell>
          <table:table-cell office:value-type="string">
            <text:p>Satellite-Based Mapping of the Universal Thermal Climate Index over the Yangtze River Delta Urban Agglomeration</text:p>
          </table:table-cell>
          <table:table-cell office:value="2020" office:value-type="float"/>
          <table:table-cell office:value-type="string">
            <text:p>China</text:p>
          </table:table-cell>
        </table:table-row>
        <table:table-row>
          <table:table-cell office:value="605" office:value-type="float"/>
          <table:table-cell office:value-type="string">
            <text:p>wangSpatiotemporalAnalysis20</text:p>
          </table:table-cell>
          <table:table-cell office:value-type="string">
            <text:p>Spatiotemporal Analysis of Land Use/Cover Patterns and Their Relationship with Land Surface Temperature in Nanjing, China</text:p>
          </table:table-cell>
          <table:table-cell office:value="2020" office:value-type="float"/>
          <table:table-cell office:value-type="string">
            <text:p>China</text:p>
          </table:table-cell>
        </table:table-row>
        <table:table-row>
          <table:table-cell office:value="606" office:value-type="float"/>
          <table:table-cell office:value-type="string">
            <text:p>wangUrbanHeat23</text:p>
          </table:table-cell>
          <table:table-cell office:value-type="string">
            <text:p>Urban Heat Islands Characterized by Six Thermal Indicators</text:p>
          </table:table-cell>
          <table:table-cell office:value="2023" office:value-type="float"/>
          <table:table-cell office:value-type="string">
            <text:p>China</text:p>
          </table:table-cell>
        </table:table-row>
        <table:table-row>
          <table:table-cell office:value="607" office:value-type="float"/>
          <table:table-cell office:value-type="string">
            <text:p>weiVariationsOutdoor22</text:p>
          </table:table-cell>
          <table:table-cell office:value-type="string">
            <text:p>Variations in Outdoor Thermal Comfort in an Urban Park in the Hot-Summer and Cold-Winter Region of China</text:p>
          </table:table-cell>
          <table:table-cell office:value="2022" office:value-type="float"/>
          <table:table-cell office:value-type="string">
            <text:p>China</text:p>
          </table:table-cell>
        </table:table-row>
        <table:table-row>
          <table:table-cell office:value="608" office:value-type="float"/>
          <table:table-cell office:value-type="string">
            <text:p>wollmannOutdoorHuman23</text:p>
          </table:table-cell>
          <table:table-cell office:value-type="string">
            <text:p>Outdoor Human Thermal Comfort along Bike Paths in Balneario Camboriu/SC, Brazil: A Case Study in the Summer of 2022</text:p>
          </table:table-cell>
          <table:table-cell office:value="2023" office:value-type="float"/>
          <table:table-cell office:value-type="string">
            <text:p>Brazil</text:p>
          </table:table-cell>
        </table:table-row>
        <table:table-row>
          <table:table-cell office:value="609" office:value-type="float"/>
          <table:table-cell office:value-type="string">
            <text:p>wuAnalysisSpatiotemporal22</text:p>
          </table:table-cell>
          <table:table-cell office:value-type="string">
            <text:p>Analysis of Spatio-temporal Patterns and Related Factors of Thermal Comfort in Subtropical Coastal Cities Based on Local Climate Zones</text:p>
          </table:table-cell>
          <table:table-cell office:value="2022" office:value-type="float"/>
          <table:table-cell office:value-type="string">
            <text:p>China</text:p>
          </table:table-cell>
        </table:table-row>
        <table:table-row>
          <table:table-cell office:value="610" office:value-type="float"/>
          <table:table-cell office:value-type="string">
            <text:p>wuImpactUrban21</text:p>
          </table:table-cell>
          <table:table-cell office:value-type="string">
            <text:p>Impact of Urban Agglomeration and Physical and Socioeconomic Factors on Surface Urban Heat Islands in the Pearl River Delta Region, China</text:p>
          </table:table-cell>
          <table:table-cell office:value="2021" office:value-type="float"/>
          <table:table-cell office:value-type="string">
            <text:p>China</text:p>
          </table:table-cell>
        </table:table-row>
        <table:table-row>
          <table:table-cell office:value="611" office:value-type="float"/>
          <table:table-cell office:value-type="string">
            <text:p>wuMethodCalculating22</text:p>
          </table:table-cell>
          <table:table-cell office:value-type="string">
            <text:p>Method of Calculating Land Surface Temperatures Based on the Low-Altitude UAV Thermal Infrared Remote Sensing Data and the near-Ground Meteorological Data</text:p>
          </table:table-cell>
          <table:table-cell office:value="2022" office:value-type="float"/>
          <table:table-cell office:value-type="string">
            <text:p>China</text:p>
          </table:table-cell>
        </table:table-row>
        <table:table-row>
          <table:table-cell office:value="612" office:value-type="float"/>
          <table:table-cell office:value-type="string">
            <text:p>wuSpatiotemporalHeterogeneity24</text:p>
          </table:table-cell>
          <table:table-cell office:value-type="string">
            <text:p>Spatio-Temporal Heterogeneity of the Urban Heat Effect and Its Socio-Ecological Drivers in Yangzhou City, China</text:p>
          </table:table-cell>
          <table:table-cell office:value="2024" office:value-type="float"/>
          <table:table-cell office:value-type="string">
            <text:p>China</text:p>
          </table:table-cell>
        </table:table-row>
        <table:table-row>
          <table:table-cell office:value="613" office:value-type="float"/>
          <table:table-cell office:value-type="string">
            <text:p>xiaoClimateadaptiveLandscape22</text:p>
          </table:table-cell>
          <table:table-cell office:value-type="string">
            <text:p>Climate-Adaptive Landscape Design: Microclimate and Thermal Comfort Regulation of Station Square in the Hokuriku Region, Japan</text:p>
          </table:table-cell>
          <table:table-cell office:value="2022" office:value-type="float"/>
          <table:table-cell office:value-type="string">
            <text:p>Japan</text:p>
          </table:table-cell>
        </table:table-row>
        <table:table-row>
          <table:table-cell office:value="614" office:value-type="float"/>
          <table:table-cell office:value-type="string">
            <text:p>xingResearchComfort24</text:p>
          </table:table-cell>
          <table:table-cell office:value-type="string">
            <text:p>Research on the Comfort of Outdoor Thermal Environment in Old Communities in Mild Climate Areas</text:p>
          </table:table-cell>
          <table:table-cell office:value="2024" office:value-type="float"/>
          <table:table-cell office:value-type="string">
            <text:p>China</text:p>
          </table:table-cell>
        </table:table-row>
        <table:table-row>
          <table:table-cell office:value="615" office:value-type="float"/>
          <table:table-cell office:value-type="string">
            <text:p>xiongLongTimeseries22</text:p>
          </table:table-cell>
          <table:table-cell office:value-type="string">
            <text:p>Long Time-Series Urban Heat Island Monitoring and Driving Factors Analysis Using Remote Sensing and Geodetector</text:p>
          </table:table-cell>
          <table:table-cell office:value="2022" office:value-type="float"/>
          <table:table-cell office:value-type="string">
            <text:p>China</text:p>
          </table:table-cell>
        </table:table-row>
        <table:table-row>
          <table:table-cell office:value="616" office:value-type="float"/>
          <table:table-cell office:value-type="string">
            <text:p>xuFieldMeasurement19</text:p>
          </table:table-cell>
          <table:table-cell office:value-type="string">
            <text:p>Field Measurement Study on the Impacts of Urban Spatial Indicators on Urban Climate in a Chinese Basin and Static-Wind City</text:p>
          </table:table-cell>
          <table:table-cell office:value="2019" office:value-type="float"/>
          <table:table-cell office:value-type="string">
            <text:p>China</text:p>
          </table:table-cell>
        </table:table-row>
        <table:table-row>
          <table:table-cell office:value="617" office:value-type="float"/>
          <table:table-cell office:value-type="string">
            <text:p>xuOutdoorThermal19</text:p>
          </table:table-cell>
          <table:table-cell office:value-type="string">
            <text:p>Outdoor Thermal Comfort of Shaded Spaces in an Urban Park in the Cold Region of China</text:p>
          </table:table-cell>
          <table:table-cell office:value="2019" office:value-type="float"/>
          <table:table-cell office:value-type="string">
            <text:p>China</text:p>
          </table:table-cell>
        </table:table-row>
        <table:table-row>
          <table:table-cell office:value="618" office:value-type="float"/>
          <table:table-cell office:value-type="string">
            <text:p>xuOutdoorThermal23</text:p>
          </table:table-cell>
          <table:table-cell office:value-type="string">
            <text:p>Outdoor Thermal Perception and Heatwave Adaptation Effects in Summer -- A Case Study of a Humid Subtropical City in China</text:p>
          </table:table-cell>
          <table:table-cell office:value="2023" office:value-type="float"/>
          <table:table-cell office:value-type="string">
            <text:p>China</text:p>
          </table:table-cell>
        </table:table-row>
        <table:table-row>
          <table:table-cell office:value="619" office:value-type="float"/>
          <table:table-cell office:value-type="string">
            <text:p>xuTemporalSpatial20</text:p>
          </table:table-cell>
          <table:table-cell office:value-type="string">
            <text:p>Temporal and Spatial Variations of Urban Climate and Derivation of an Urban Climate Map for Xi'an, China</text:p>
          </table:table-cell>
          <table:table-cell office:value="2020" office:value-type="float"/>
          <table:table-cell office:value-type="string">
            <text:p>China</text:p>
          </table:table-cell>
        </table:table-row>
        <table:table-row>
          <table:table-cell office:value="620" office:value-type="float"/>
          <table:table-cell office:value-type="string">
            <text:p>yanCoolingEffect21</text:p>
          </table:table-cell>
          <table:table-cell office:value-type="string">
            <text:p>The Cooling Effect of Urban Green Spaces in Metacities: A Case Study of Beijing, China's Capital</text:p>
          </table:table-cell>
          <table:table-cell office:value="2021" office:value-type="float"/>
          <table:table-cell office:value-type="string">
            <text:p>China</text:p>
          </table:table-cell>
        </table:table-row>
        <table:table-row>
          <table:table-cell office:value="621" office:value-type="float"/>
          <table:table-cell office:value-type="string">
            <text:p>yangComparisonLand20</text:p>
          </table:table-cell>
          <table:table-cell office:value-type="string">
            <text:p>Comparison of Land Surface and Air Temperatures for Quantifying Summer and Winter Urban Heat Island in a Snow Climate City</text:p>
          </table:table-cell>
          <table:table-cell office:value="2020" office:value-type="float"/>
          <table:table-cell office:value-type="string">
            <text:p>China</text:p>
          </table:table-cell>
        </table:table-row>
        <table:table-row>
          <table:table-cell office:value="622" office:value-type="float"/>
          <table:table-cell office:value-type="string">
            <text:p>yangOptimizationMethod23</text:p>
          </table:table-cell>
          <table:table-cell office:value-type="string">
            <text:p>An Optimization Method for Surface Urban Heat Island Footprint Extraction Based on Anisotropy Assumption</text:p>
          </table:table-cell>
          <table:table-cell office:value="2023" office:value-type="float"/>
          <table:table-cell office:value-type="string">
            <text:p>China</text:p>
          </table:table-cell>
        </table:table-row>
        <table:table-row>
          <table:table-cell office:value="623" office:value-type="float"/>
          <table:table-cell office:value-type="string">
            <text:p>yangQuantitativeMethods20</text:p>
          </table:table-cell>
          <table:table-cell office:value-type="string">
            <text:p>Quantitative Methods for Identifying Meteorological Conditions Conducive to the Development of Urban Heat Islands</text:p>
          </table:table-cell>
          <table:table-cell office:value="2020" office:value-type="float"/>
          <table:table-cell office:value-type="string">
            <text:p>China</text:p>
          </table:table-cell>
        </table:table-row>
        <table:table-row>
          <table:table-cell office:value="624" office:value-type="float"/>
          <table:table-cell office:value-type="string">
            <text:p>yangUsingLandsat20</text:p>
          </table:table-cell>
          <table:table-cell office:value-type="string">
            <text:p>Using Landsat 8 Data to Compare Percent Impervious Surface Area and Normalized Difference Vegetation Index as Indicators of Urban Heat Island Effects in Connecticut, USA</text:p>
          </table:table-cell>
          <table:table-cell office:value="2020" office:value-type="float"/>
          <table:table-cell office:value-type="string">
            <text:p>United States</text:p>
          </table:table-cell>
        </table:table-row>
        <table:table-row>
          <table:table-cell office:value="625" office:value-type="float"/>
          <table:table-cell office:value-type="string">
            <text:p>yaoEstimationSurface24</text:p>
          </table:table-cell>
          <table:table-cell office:value-type="string">
            <text:p>Estimation of the Surface Urban Heat Island Intensity across 1031 Global Cities Using the Regression-Modification-Estimation (RME) Method</text:p>
          </table:table-cell>
          <table:table-cell office:value="2024" office:value-type="float"/>
          <table:table-cell office:value-type="string">
            <text:p>World</text:p>
          </table:table-cell>
        </table:table-row>
        <table:table-row>
          <table:table-cell office:value="626" office:value-type="float"/>
          <table:table-cell office:value-type="string">
            <text:p>yaoNewApproach20</text:p>
          </table:table-cell>
          <table:table-cell office:value-type="string">
            <text:p>A New Approach for Surface Urban Heat Island Monitoring Based on Machine Learning Algorithm and Spatiotemporal Fusion Model</text:p>
          </table:table-cell>
          <table:table-cell office:value="2020" office:value-type="float"/>
          <table:table-cell office:value-type="string">
            <text:p>China</text:p>
          </table:table-cell>
        </table:table-row>
        <table:table-row>
          <table:table-cell office:value="627" office:value-type="float"/>
          <table:table-cell office:value-type="string">
            <text:p>yaoUnderstandingSpatiotemporal21</text:p>
          </table:table-cell>
          <table:table-cell office:value-type="string">
            <text:p>Understanding the Spatiotemporal Pattern of the Urban Heat Island Footprint in the Context of Urbanization, a Case Study in Beijing, China</text:p>
          </table:table-cell>
          <table:table-cell office:value="2021" office:value-type="float"/>
          <table:table-cell office:value-type="string">
            <text:p>China</text:p>
          </table:table-cell>
        </table:table-row>
        <table:table-row>
          <table:table-cell office:value="628" office:value-type="float"/>
          <table:table-cell office:value-type="string">
            <text:p>yeVariationsEffects21</text:p>
          </table:table-cell>
          <table:table-cell office:value-type="string">
            <text:p>Variations in the Effects of Landscape Patterns on the Urban Thermal Environment during Rapid Urbanization (1990--2020) in Megacities</text:p>
          </table:table-cell>
          <table:table-cell office:value="2021" office:value-type="float"/>
          <table:table-cell office:value-type="string">
            <text:p>China</text:p>
          </table:table-cell>
        </table:table-row>
        <table:table-row>
          <table:table-cell office:value="629" office:value-type="float"/>
          <table:table-cell office:value-type="string">
            <text:p>yilmazAnalysisSummer24</text:p>
          </table:table-cell>
          <table:table-cell office:value-type="string">
            <text:p>Analysis of the Summer Thermal Comfort Indices in {\.I}stanbul</text:p>
          </table:table-cell>
          <table:table-cell office:value="2024" office:value-type="float"/>
          <table:table-cell office:value-type="string">
            <text:p>Türkiye</text:p>
          </table:table-cell>
        </table:table-row>
        <table:table-row>
          <table:table-cell office:value="630" office:value-type="float"/>
          <table:table-cell office:value-type="string">
            <text:p>yiStudyCoupling23</text:p>
          </table:table-cell>
          <table:table-cell office:value-type="string">
            <text:p>Study on the Coupling Relationship between Thermal Comfort and Urban Center Spatial Morphology in Summer</text:p>
          </table:table-cell>
          <table:table-cell office:value="2023" office:value-type="float"/>
          <table:table-cell office:value-type="string">
            <text:p>China</text:p>
          </table:table-cell>
        </table:table-row>
        <table:table-row>
          <table:table-cell office:value="631" office:value-type="float"/>
          <table:table-cell office:value-type="string">
            <text:p>yooDownscalingMODIS22</text:p>
          </table:table-cell>
          <table:table-cell office:value-type="string">
            <text:p>Downscaling MODIS Nighttime Land Surface Temperatures in Urban Areas Using ASTER Thermal Data through Local Linear Forest</text:p>
          </table:table-cell>
          <table:table-cell office:value="2022" office:value-type="float"/>
          <table:table-cell office:value-type="string">
            <text:p>Spain</text:p>
          </table:table-cell>
        </table:table-row>
        <table:table-row>
          <table:table-cell office:value="632" office:value-type="float"/>
          <table:table-cell office:value-type="string">
            <text:p>yuanOutdoorThermal23</text:p>
          </table:table-cell>
          <table:table-cell office:value-type="string">
            <text:p>Outdoor Thermal Comfort in Urban and Rural Open Spaces: A Comparative Study in China's Cold Region</text:p>
          </table:table-cell>
          <table:table-cell office:value="2023" office:value-type="float"/>
          <table:table-cell office:value-type="string">
            <text:p>China</text:p>
          </table:table-cell>
        </table:table-row>
        <table:table-row>
          <table:table-cell office:value="633" office:value-type="float"/>
          <table:table-cell office:value-type="string">
            <text:p>yuInfluencesBuildings21</text:p>
          </table:table-cell>
          <table:table-cell office:value-type="string">
            <text:p>Influences of Buildings on Urban Heat Island Based on 3D Landscape Metrics: An Investigation of China's 30 Megacities at Micro Grid-Cell Scale and Macro City Scale</text:p>
          </table:table-cell>
          <table:table-cell office:value="2021" office:value-type="float"/>
          <table:table-cell office:value-type="string">
            <text:p>China</text:p>
          </table:table-cell>
        </table:table-row>
        <table:table-row>
          <table:table-cell office:value="634" office:value-type="float"/>
          <table:table-cell office:value-type="string">
            <text:p>yuStudyThermal20</text:p>
          </table:table-cell>
          <table:table-cell office:value-type="string">
            <text:p>A Study of the Thermal Environment and Air Quality in Hot--Humid Regions during Running Events in Southern Taiwan</text:p>
          </table:table-cell>
          <table:table-cell office:value="2020" office:value-type="float"/>
          <table:table-cell office:value-type="string">
            <text:p>Taiwan, China</text:p>
          </table:table-cell>
        </table:table-row>
        <table:table-row>
          <table:table-cell office:value="635" office:value-type="float"/>
          <table:table-cell office:value-type="string">
            <text:p>zengExploringSpatial23</text:p>
          </table:table-cell>
          <table:table-cell office:value-type="string">
            <text:p>Exploring the Spatial Interplay between Built-up Environments and Surface Urban Heat Island Phenomena in the Main Urban Area of Shanghai</text:p>
          </table:table-cell>
          <table:table-cell office:value="2023" office:value-type="float"/>
          <table:table-cell office:value-type="string">
            <text:p>China</text:p>
          </table:table-cell>
        </table:table-row>
        <table:table-row>
          <table:table-cell office:value="636" office:value-type="float"/>
          <table:table-cell office:value-type="string">
            <text:p>zengSpatialtemporalAnalysis23</text:p>
          </table:table-cell>
          <table:table-cell office:value-type="string">
            <text:p>Spatial-Temporal Analysis of Urban Green Space and the Impact on Land Surface Temperature of Beijing, China</text:p>
          </table:table-cell>
          <table:table-cell office:value="2023" office:value-type="float"/>
          <table:table-cell office:value-type="string">
            <text:p>China</text:p>
          </table:table-cell>
        </table:table-row>
        <table:table-row>
          <table:table-cell office:value="637" office:value-type="float"/>
          <table:table-cell office:value-type="string">
            <text:p>zhangAssessingContributions23</text:p>
          </table:table-cell>
          <table:table-cell office:value-type="string">
            <text:p>Assessing the Contributions of Urban Green Space Indices and Spatial Structure in Mitigating Urban Thermal Environment</text:p>
          </table:table-cell>
          <table:table-cell office:value="2023" office:value-type="float"/>
          <table:table-cell office:value-type="string">
            <text:p>China</text:p>
          </table:table-cell>
        </table:table-row>
        <table:table-row>
          <table:table-cell office:value="638" office:value-type="float"/>
          <table:table-cell office:value-type="string">
            <text:p>zhangAssessingEscalating24</text:p>
          </table:table-cell>
          <table:table-cell office:value-type="string">
            <text:p>Assessing the Escalating Human-Perceived Heatwaves in a Warming World: The Case of China</text:p>
          </table:table-cell>
          <table:table-cell office:value="2024" office:value-type="float"/>
          <table:table-cell office:value-type="string">
            <text:p>China</text:p>
          </table:table-cell>
        </table:table-row>
        <table:table-row>
          <table:table-cell office:value="639" office:value-type="float"/>
          <table:table-cell office:value-type="string">
            <text:p>zhangAssociationsUrban20</text:p>
          </table:table-cell>
          <table:table-cell office:value-type="string">
            <text:p>Associations between Urban Thermal Environment and Physical Indicators Based on Meteorological Data in Foshan City</text:p>
          </table:table-cell>
          <table:table-cell office:value="2020" office:value-type="float"/>
          <table:table-cell office:value-type="string">
            <text:p>China</text:p>
          </table:table-cell>
        </table:table-row>
        <table:table-row>
          <table:table-cell office:value="640" office:value-type="float"/>
          <table:table-cell office:value-type="string">
            <text:p>zhangDirectionalZonal19</text:p>
          </table:table-cell>
          <table:table-cell office:value-type="string">
            <text:p>Directional and Zonal Analysis of Urban Thermal Environmental Change in Fuzhou as an Indicator of Urban Landscape Transformation</text:p>
          </table:table-cell>
          <table:table-cell office:value="2019" office:value-type="float"/>
          <table:table-cell office:value-type="string">
            <text:p>China</text:p>
          </table:table-cell>
        </table:table-row>
        <table:table-row>
          <table:table-cell office:value="641" office:value-type="float"/>
          <table:table-cell office:value-type="string">
            <text:p>zhangEffectsUrban22</text:p>
          </table:table-cell>
          <table:table-cell office:value-type="string">
            <text:p>Effects of Urban Morphology on Thermal Comfort at the Micro-Scale</text:p>
          </table:table-cell>
          <table:table-cell office:value="2022" office:value-type="float"/>
          <table:table-cell office:value-type="string">
            <text:p>China</text:p>
          </table:table-cell>
        </table:table-row>
        <table:table-row>
          <table:table-cell office:value="642" office:value-type="float"/>
          <table:table-cell office:value-type="string">
            <text:p>zhangInequalityGlobal23</text:p>
          </table:table-cell>
          <table:table-cell office:value-type="string">
            <text:p>Inequality of Global Thermal Comfort Conditions Changes in a Warmer World</text:p>
          </table:table-cell>
          <table:table-cell office:value="2023" office:value-type="float"/>
          <table:table-cell office:value-type="string">
            <text:p>World</text:p>
          </table:table-cell>
        </table:table-row>
        <table:table-row>
          <table:table-cell office:value="643" office:value-type="float"/>
          <table:table-cell office:value-type="string">
            <text:p>zhangLandscapeConfiguration23</text:p>
          </table:table-cell>
          <table:table-cell office:value-type="string">
            <text:p>Landscape Configuration Effects on Outdoor Thermal Comfort across Campus---a Case Study</text:p>
          </table:table-cell>
          <table:table-cell office:value="2023" office:value-type="float"/>
          <table:table-cell office:value-type="string">
            <text:p>China</text:p>
          </table:table-cell>
        </table:table-row>
        <table:table-row>
          <table:table-cell office:value="644" office:value-type="float"/>
          <table:table-cell office:value-type="string">
            <text:p>zhangOutdoorThermal20</text:p>
          </table:table-cell>
          <table:table-cell office:value-type="string">
            <text:p>Outdoor Thermal Comfort of Urban Park-a Case Study</text:p>
          </table:table-cell>
          <table:table-cell office:value="2020" office:value-type="float"/>
          <table:table-cell office:value-type="string">
            <text:p>China</text:p>
          </table:table-cell>
        </table:table-row>
        <table:table-row>
          <table:table-cell office:value="645" office:value-type="float"/>
          <table:table-cell office:value-type="string">
            <text:p>zhangOutdoorThermal21</text:p>
          </table:table-cell>
          <table:table-cell office:value-type="string">
            <text:p>Outdoor Thermal Environments and Related Planning Factors for Subtropical Urban Parks</text:p>
          </table:table-cell>
          <table:table-cell office:value="2021" office:value-type="float"/>
          <table:table-cell office:value-type="string">
            <text:p>Australia</text:p>
          </table:table-cell>
        </table:table-row>
        <table:table-row>
          <table:table-cell office:value="646" office:value-type="float"/>
          <table:table-cell office:value-type="string">
            <text:p>zhangSpatialDifferences22</text:p>
          </table:table-cell>
          <table:table-cell office:value-type="string">
            <text:p>Spatial Differences in Thermal Comfort in Summer in Coastal Areas: A Study on Dalian, China</text:p>
          </table:table-cell>
          <table:table-cell office:value="2022" office:value-type="float"/>
          <table:table-cell office:value-type="string">
            <text:p>China</text:p>
          </table:table-cell>
        </table:table-row>
        <table:table-row>
          <table:table-cell office:value="647" office:value-type="float"/>
          <table:table-cell office:value-type="string">
            <text:p>zhangSpatialEffects22</text:p>
          </table:table-cell>
          <table:table-cell office:value-type="string">
            <text:p>Spatial Effects of Landscape Patterns of Urban Patches with Different Vegetation Fractions on Urban Thermal Environment</text:p>
          </table:table-cell>
          <table:table-cell office:value="2022" office:value-type="float"/>
          <table:table-cell office:value-type="string">
            <text:p>China</text:p>
          </table:table-cell>
        </table:table-row>
        <table:table-row>
          <table:table-cell office:value="648" office:value-type="float"/>
          <table:table-cell office:value-type="string">
            <text:p>zhangSpatialPattern22</text:p>
          </table:table-cell>
          <table:table-cell office:value-type="string">
            <text:p>Spatial Pattern Impact of Impervious Surface Density on Urban Heat Island Effect: A Case Study in Xuzhou, China</text:p>
          </table:table-cell>
          <table:table-cell office:value="2022" office:value-type="float"/>
          <table:table-cell office:value-type="string">
            <text:p>China</text:p>
          </table:table-cell>
        </table:table-row>
        <table:table-row>
          <table:table-cell office:value="649" office:value-type="float"/>
          <table:table-cell office:value-type="string">
            <text:p>zhangSubstantialIncrease23</text:p>
          </table:table-cell>
          <table:table-cell office:value-type="string">
            <text:p>Substantial Increase in Human-Perceived Heatwaves in Eastern China in a Warmer Future</text:p>
          </table:table-cell>
          <table:table-cell office:value="2023" office:value-type="float"/>
          <table:table-cell office:value-type="string">
            <text:p>China</text:p>
          </table:table-cell>
        </table:table-row>
        <table:table-row>
          <table:table-cell office:value="650" office:value-type="float"/>
          <table:table-cell office:value-type="string">
            <text:p>zhanImpactBuilding24</text:p>
          </table:table-cell>
          <table:table-cell office:value-type="string">
            <text:p>Impact of Building Morphology on Outdoor Thermal Comfort in Summer Afternoons: A Case Study in Nanjing, China</text:p>
          </table:table-cell>
          <table:table-cell office:value="2024" office:value-type="float"/>
          <table:table-cell office:value-type="string">
            <text:p>China</text:p>
          </table:table-cell>
        </table:table-row>
        <table:table-row>
          <table:table-cell office:value="651" office:value-type="float"/>
          <table:table-cell office:value-type="string">
            <text:p>zhaoSpatiotemporalCharacteristics20</text:p>
          </table:table-cell>
          <table:table-cell office:value-type="string">
            <text:p>Spatiotemporal Characteristics of Urban Surface Temperature and Its Relationship with Landscape Metrics and Vegetation Cover in Rapid Urbanization Region</text:p>
          </table:table-cell>
          <table:table-cell office:value="2020" office:value-type="float"/>
          <table:table-cell office:value-type="string">
            <text:p>China</text:p>
          </table:table-cell>
        </table:table-row>
        <table:table-row>
          <table:table-cell office:value="652" office:value-type="float"/>
          <table:table-cell office:value-type="string">
            <text:p>zhengComparisonAdaption24</text:p>
          </table:table-cell>
          <table:table-cell office:value-type="string">
            <text:p>Comparison of the Adaption of Outdoor Thermal Comfort of Pedestrians with Face Masks in Semi-Open Spaces</text:p>
          </table:table-cell>
          <table:table-cell office:value="2024" office:value-type="float"/>
          <table:table-cell office:value-type="string">
            <text:p>China</text:p>
          </table:table-cell>
        </table:table-row>
        <table:table-row>
          <table:table-cell office:value="653" office:value-type="float"/>
          <table:table-cell office:value-type="string">
            <text:p>zhenUrbanOutdoor21</text:p>
          </table:table-cell>
          <table:table-cell office:value-type="string">
            <text:p>Urban Outdoor Thermal Comfort in Western China</text:p>
          </table:table-cell>
          <table:table-cell office:value="2021" office:value-type="float"/>
          <table:table-cell office:value-type="string">
            <text:p>China</text:p>
          </table:table-cell>
        </table:table-row>
        <table:table-row>
          <table:table-cell office:value="654" office:value-type="float"/>
          <table:table-cell office:value-type="string">
            <text:p>zhongHowRapidly24</text:p>
          </table:table-cell>
          <table:table-cell office:value-type="string">
            <text:p>How to Rapidly Map Outdoor Mean Radiation Temperatures with High-Spatial-Resolution from UAV-derived Multimodal Images: A Case Study in Guangzhou</text:p>
          </table:table-cell>
          <table:table-cell office:value="2024" office:value-type="float"/>
          <table:table-cell office:value-type="string">
            <text:p>China</text:p>
          </table:table-cell>
        </table:table-row>
        <table:table-row>
          <table:table-cell office:value="655" office:value-type="float"/>
          <table:table-cell office:value-type="string">
            <text:p>zhouExploringSurface22</text:p>
          </table:table-cell>
          <table:table-cell office:value-type="string">
            <text:p>Exploring Surface Urban Heat Island (SUHI) Intensity and Its Implications Based on Urban 3D Neighborhood Metrics: An Investigation of 57 Chinese Cities</text:p>
          </table:table-cell>
          <table:table-cell office:value="2022" office:value-type="float"/>
          <table:table-cell office:value-type="string">
            <text:p>China</text:p>
          </table:table-cell>
        </table:table-row>
        <table:table-row>
          <table:table-cell office:value="656" office:value-type="float"/>
          <table:table-cell office:value-type="string">
            <text:p>zhouRelationshipUrban22</text:p>
          </table:table-cell>
          <table:table-cell office:value-type="string">
            <text:p>Relationship between Urban Landscape Structure and Land Surface Temperature: Spatial Hierarchy and Interaction Effects</text:p>
          </table:table-cell>
          <table:table-cell office:value="2022" office:value-type="float"/>
          <table:table-cell office:value-type="string">
            <text:p>China</text:p>
          </table:table-cell>
        </table:table-row>
        <table:table-row>
          <table:table-cell office:value="657" office:value-type="float"/>
          <table:table-cell office:value-type="string">
            <text:p>zhouUrbanTree21</text:p>
          </table:table-cell>
          <table:table-cell office:value-type="string">
            <text:p>Urban Tree Canopy Has Greater Cooling Effects in Socially Vulnerable Communities in the US</text:p>
          </table:table-cell>
          <table:table-cell office:value="2021" office:value-type="float"/>
          <table:table-cell office:value-type="string">
            <text:p>United States</text:p>
          </table:table-cell>
        </table:table-row>
        <table:table-row>
          <table:table-cell office:value="658" office:value-type="float"/>
          <table:table-cell office:value-type="string">
            <text:p>zhouVerticalCanopy25</text:p>
          </table:table-cell>
          <table:table-cell office:value-type="string">
            <text:p>Vertical Canopy Structure Dominates Cooling and Thermal Comfort of Urban Pocket Parks during Hot Summer Days</text:p>
          </table:table-cell>
          <table:table-cell office:value="2025" office:value-type="float"/>
          <table:table-cell office:value-type="string">
            <text:p>China</text:p>
          </table:table-cell>
        </table:table-row>
        <table:table-row>
          <table:table-cell office:value="659" office:value-type="float"/>
          <table:table-cell office:value-type="string">
            <text:p>zhuExploringImpact24</text:p>
          </table:table-cell>
          <table:table-cell office:value-type="string">
            <text:p>Exploring the Impact of Urban Morphology on Building Energy Consumption and Outdoor Comfort: A Comparative Study in Hot-Humid Climates</text:p>
          </table:table-cell>
          <table:table-cell office:value="2024" office:value-type="float"/>
          <table:table-cell office:value-type="string">
            <text:p>China</text:p>
          </table:table-cell>
        </table:table-row>
        <table:table-row>
          <table:table-cell office:value="660" office:value-type="float"/>
          <table:table-cell office:value-type="string">
            <text:p>zhuProjectionApparent21</text:p>
          </table:table-cell>
          <table:table-cell office:value-type="string">
            <text:p>Projection of Apparent Temperature Using Statistical Downscaling Approach in the Pearl River Delta</text:p>
          </table:table-cell>
          <table:table-cell office:value="2021" office:value-type="float"/>
          <table:table-cell office:value-type="string">
            <text:p>China</text:p>
          </table:table-cell>
        </table:table-row>
        <table:table-row>
          <table:table-cell office:value="661" office:value-type="float"/>
          <table:table-cell office:value-type="string">
            <text:p>afxentiouCOVID19Housing22</text:p>
          </table:table-cell>
          <table:table-cell office:value-type="string">
            <text:p>The {{COVID-19}} Housing Boom: {{Is}} a 2007--2009-Type Crisis on the Horizon?</text:p>
          </table:table-cell>
          <table:table-cell office:value="2022" office:value-type="float"/>
          <table:table-cell office:value-type="string">
            <text:p>United States</text:p>
          </table:table-cell>
        </table:table-row>
        <table:table-row>
          <table:table-cell office:value="662" office:value-type="float"/>
          <table:table-cell office:value-type="string">
            <text:p>ahmedIncomeExpectations20</text:p>
          </table:table-cell>
          <table:table-cell office:value-type="string">
            <text:p>Income Expectations, Credit to Households, and Property Prices: {{Evidence}} from {{Indonesia}} and {{Brazil}}</text:p>
          </table:table-cell>
          <table:table-cell office:value="2020" office:value-type="float"/>
          <table:table-cell office:value-type="string">
            <text:p>Multi-Country</text:p>
          </table:table-cell>
        </table:table-row>
        <table:table-row>
          <table:table-cell office:value="663" office:value-type="float"/>
          <table:table-cell office:value-type="string">
            <text:p>alberichEnvironmentalJustice21</text:p>
          </table:table-cell>
          <table:table-cell office:value-type="string">
            <text:p>Environmental Justice and Urban Parks. {{A}} Case Study Applied to Tarragona (Spain)</text:p>
          </table:table-cell>
          <table:table-cell office:value="2021" office:value-type="float"/>
          <table:table-cell office:value-type="string">
            <text:p>Spain</text:p>
          </table:table-cell>
        </table:table-row>
        <table:table-row>
          <table:table-cell office:value="664" office:value-type="float"/>
          <table:table-cell office:value-type="string">
            <text:p>aljoufieExploringHousing23</text:p>
          </table:table-cell>
          <table:table-cell office:value-type="string">
            <text:p>Exploring Housing and Transportation Affordability in Jeddah</text:p>
          </table:table-cell>
          <table:table-cell office:value="2023" office:value-type="float"/>
          <table:table-cell office:value-type="string">
            <text:p>Saudi Arabia</text:p>
          </table:table-cell>
        </table:table-row>
        <table:table-row>
          <table:table-cell office:value="665" office:value-type="float"/>
          <table:table-cell office:value-type="string">
            <text:p>alshubiriHousingAffordability24</text:p>
          </table:table-cell>
          <table:table-cell office:value-type="string">
            <text:p>Housing Affordability Indicators and the Sustainability Paradigm in {{OECD}} Countries</text:p>
          </table:table-cell>
          <table:table-cell office:value="2024" office:value-type="float"/>
          <table:table-cell office:value-type="string">
            <text:p>Multi-Country</text:p>
          </table:table-cell>
        </table:table-row>
        <table:table-row>
          <table:table-cell office:value="666" office:value-type="float"/>
          <table:table-cell office:value-type="string">
            <text:p>alvanbozdereliRelationshipResidential24</text:p>
          </table:table-cell>
          <table:table-cell office:value-type="string">
            <text:p>Relationship between Residential Property Prices and Macroeconom{\i}c Variables in {{Turkey}}</text:p>
          </table:table-cell>
          <table:table-cell office:value="2024" office:value-type="float"/>
          <table:table-cell office:value-type="string">
            <text:p>Türkiye</text:p>
          </table:table-cell>
        </table:table-row>
        <table:table-row>
          <table:table-cell office:value="667" office:value-type="float"/>
          <table:table-cell office:value-type="string">
            <text:p>anSelforganizingSpecial24</text:p>
          </table:table-cell>
          <table:table-cell office:value-type="string">
            <text:p>Self-Organizing Special Districts: A Tool for Community Change and Development</text:p>
          </table:table-cell>
          <table:table-cell office:value="2024" office:value-type="float"/>
          <table:table-cell office:value-type="string">
            <text:p>China</text:p>
          </table:table-cell>
        </table:table-row>
        <table:table-row>
          <table:table-cell office:value="668" office:value-type="float"/>
          <table:table-cell office:value-type="string">
            <text:p>anAssessmentStreetlevel23</text:p>
          </table:table-cell>
          <table:table-cell office:value-type="string">
            <text:p>Assessment of Street-Level Greenness and Its Association with Housing Prices in a Metropolitan Area</text:p>
          </table:table-cell>
          <table:table-cell office:value="2023" office:value-type="float"/>
          <table:table-cell office:value-type="string">
            <text:p>Korea, Rep.</text:p>
          </table:table-cell>
        </table:table-row>
        <table:table-row>
          <table:table-cell office:value="669" office:value-type="float"/>
          <table:table-cell office:value-type="string">
            <text:p>anIntermetropolitanLand21</text:p>
          </table:table-cell>
          <table:table-cell office:value-type="string">
            <text:p>Inter-Metropolitan Land Price Characteristics and Pattern in the {{Beijing-Tianjin-Hebei}} Urban Agglomeration, {{China}}</text:p>
          </table:table-cell>
          <table:table-cell office:value="2021" office:value-type="float"/>
          <table:table-cell office:value-type="string">
            <text:p>China</text:p>
          </table:table-cell>
        </table:table-row>
        <table:table-row>
          <table:table-cell office:value="670" office:value-type="float"/>
          <table:table-cell office:value-type="string">
            <text:p>antunesHousingMarket20</text:p>
          </table:table-cell>
          <table:table-cell office:value-type="string">
            <text:p>Housing Market Access in the Lisbon Metropolitan Area between the Financial and the Pandemic Crises</text:p>
          </table:table-cell>
          <table:table-cell office:value="2020" office:value-type="float"/>
          <table:table-cell office:value-type="string">
            <text:p>Portugal</text:p>
          </table:table-cell>
        </table:table-row>
        <table:table-row>
          <table:table-cell office:value="671" office:value-type="float"/>
          <table:table-cell office:value-type="string">
            <text:p>apergisResidentialHousing22</text:p>
          </table:table-cell>
          <table:table-cell office:value-type="string">
            <text:p>Residential Housing Prices, {{COVID-19}} and the Role of the Vaccination Program: {{Evidence}} from {{US}} State Panel Data</text:p>
          </table:table-cell>
          <table:table-cell office:value="2022" office:value-type="float"/>
          <table:table-cell office:value-type="string">
            <text:p>United States</text:p>
          </table:table-cell>
        </table:table-row>
        <table:table-row>
          <table:table-cell office:value="672" office:value-type="float"/>
          <table:table-cell office:value-type="string">
            <text:p>aregawiResidentialLand24</text:p>
          </table:table-cell>
          <table:table-cell office:value-type="string">
            <text:p>Residential Land Supply for Affordable Housing in {{Ethiopia}}: The Political-Economic Challenges---Evidence from Three Cities in {{Tigray}} Province</text:p>
          </table:table-cell>
          <table:table-cell office:value="2024" office:value-type="float"/>
          <table:table-cell office:value-type="string">
            <text:p>Ethiopia</text:p>
          </table:table-cell>
        </table:table-row>
        <table:table-row>
          <table:table-cell office:value="673" office:value-type="float"/>
          <table:table-cell office:value-type="string">
            <text:p>awonaikeMachineLearning22</text:p>
          </table:table-cell>
          <table:table-cell office:value-type="string">
            <text:p>A Machine Learning Framework for House Price Estimation</text:p>
          </table:table-cell>
          <table:table-cell office:value="2022" office:value-type="float"/>
          <table:table-cell office:value-type="string">
            <text:p>United Kingdom</text:p>
          </table:table-cell>
        </table:table-row>
        <table:table-row>
          <table:table-cell office:value="674" office:value-type="float"/>
          <table:table-cell office:value-type="string">
            <text:p>barrecaArchitecturalQuality22</text:p>
          </table:table-cell>
          <table:table-cell office:value-type="string">
            <text:p>Architectural Quality and the Housing Market: {{Values}} of the Late Twentieth Century Built Heritage</text:p>
          </table:table-cell>
          <table:table-cell office:value="2022" office:value-type="float"/>
          <table:table-cell office:value-type="string">
            <text:p>Italy</text:p>
          </table:table-cell>
        </table:table-row>
        <table:table-row>
          <table:table-cell office:value="675" office:value-type="float"/>
          <table:table-cell office:value-type="string">
            <text:p>bentleyHousingAffordability22</text:p>
          </table:table-cell>
          <table:table-cell office:value-type="string">
            <text:p>Housing Affordability and Mental Health: An Analysis of Generational Change</text:p>
          </table:table-cell>
          <table:table-cell office:value="2022" office:value-type="float"/>
          <table:table-cell office:value-type="string">
            <text:p>Australia</text:p>
          </table:table-cell>
        </table:table-row>
        <table:table-row>
          <table:table-cell office:value="676" office:value-type="float"/>
          <table:table-cell office:value-type="string">
            <text:p>boadiImpactResettlement23</text:p>
          </table:table-cell>
          <table:table-cell office:value-type="string">
            <text:p>The Impact of Resettlement on Quality of Life in Ghana: {{The}} Mediating Role of Residential Satisfaction</text:p>
          </table:table-cell>
          <table:table-cell office:value="2023" office:value-type="float"/>
          <table:table-cell office:value-type="string">
            <text:p>Ghana</text:p>
          </table:table-cell>
        </table:table-row>
        <table:table-row>
          <table:table-cell office:value="677" office:value-type="float"/>
          <table:table-cell office:value-type="string">
            <text:p>bourasForecastingState23</text:p>
          </table:table-cell>
          <table:table-cell office:value-type="string">
            <text:p>Forecasting State- and {{MSA-level}} Housing Returns of the {{US}}: {{The}} Role of Mortgage Default Risks</text:p>
          </table:table-cell>
          <table:table-cell office:value="2023" office:value-type="float"/>
          <table:table-cell office:value-type="string">
            <text:p>United States</text:p>
          </table:table-cell>
        </table:table-row>
        <table:table-row>
          <table:table-cell office:value="678" office:value-type="float"/>
          <table:table-cell office:value-type="string">
            <text:p>bricongneWebscrapingHousing23</text:p>
          </table:table-cell>
          <table:table-cell office:value-type="string">
            <text:p>Web-Scraping Housing Prices in Real-Time: {{The Covid-19}} Crisis in the {{UK}}</text:p>
          </table:table-cell>
          <table:table-cell office:value="2023" office:value-type="float"/>
          <table:table-cell office:value-type="string">
            <text:p>United Kingdom</text:p>
          </table:table-cell>
        </table:table-row>
        <table:table-row>
          <table:table-cell office:value="679" office:value-type="float"/>
          <table:table-cell office:value-type="string">
            <text:p>cabrasPublicHouses21</text:p>
          </table:table-cell>
          <table:table-cell office:value-type="string">
            <text:p>Public Houses and House Prices in {{Great Britain}}: A Panel Analysis</text:p>
          </table:table-cell>
          <table:table-cell office:value="2021" office:value-type="float"/>
          <table:table-cell office:value-type="string">
            <text:p>Multi-Country</text:p>
          </table:table-cell>
        </table:table-row>
        <table:table-row>
          <table:table-cell office:value="680" office:value-type="float"/>
          <table:table-cell office:value-type="string">
            <text:p>caiDevelopingMulticriteria23</text:p>
          </table:table-cell>
          <table:table-cell office:value-type="string">
            <text:p>Developing a Multi-Criteria Prioritization Tool to Catalyze {{TOD}} on Publicly Owned Land Areas</text:p>
          </table:table-cell>
          <table:table-cell office:value="2023" office:value-type="float"/>
          <table:table-cell office:value-type="string">
            <text:p>United States</text:p>
          </table:table-cell>
        </table:table-row>
        <table:table-row>
          <table:table-cell office:value="681" office:value-type="float"/>
          <table:table-cell office:value-type="string">
            <text:p>caiHeterogeneityDifferentiation24</text:p>
          </table:table-cell>
          <table:table-cell office:value-type="string">
            <text:p>Heterogeneity, Differentiation Mechanisms and Social Effects of Urban Residential Space in China's Large Cities: A Case Study of Wuhan</text:p>
          </table:table-cell>
          <table:table-cell office:value="2024" office:value-type="float"/>
          <table:table-cell office:value-type="string">
            <text:p>China</text:p>
          </table:table-cell>
        </table:table-row>
        <table:table-row>
          <table:table-cell office:value="682" office:value-type="float"/>
          <table:table-cell office:value-type="string">
            <text:p>carroTamingHousing23</text:p>
          </table:table-cell>
          <table:table-cell office:value-type="string">
            <text:p>Taming the Housing Roller Coaster: {{The}} Impact of Macroprudential Policy on the House Price Cycle</text:p>
          </table:table-cell>
          <table:table-cell office:value="2023" office:value-type="float"/>
          <table:table-cell office:value-type="string">
            <text:p>Spain</text:p>
          </table:table-cell>
        </table:table-row>
        <table:table-row>
          <table:table-cell office:value="683" office:value-type="float"/>
          <table:table-cell office:value-type="string">
            <text:p>chatterjeeForecastingEconomic23</text:p>
          </table:table-cell>
          <table:table-cell office:value-type="string">
            <text:p>Forecasting {{Economic Growth}}: {{Evidence}} from Housing, Banking, and Credit Conditions</text:p>
          </table:table-cell>
          <table:table-cell office:value="2023" office:value-type="float"/>
          <table:table-cell office:value-type="string">
            <text:p>United States</text:p>
          </table:table-cell>
        </table:table-row>
        <table:table-row>
          <table:table-cell office:value="684" office:value-type="float"/>
          <table:table-cell office:value-type="string">
            <text:p>chenHospitalRail22</text:p>
          </table:table-cell>
          <table:table-cell office:value-type="string">
            <text:p>Do Hospital and Rail Accessibility Have a Consistent Influence on Housing Prices? {{Empirical}} Evidence from {{China}}</text:p>
          </table:table-cell>
          <table:table-cell office:value="2022" office:value-type="float"/>
          <table:table-cell office:value-type="string">
            <text:p>China</text:p>
          </table:table-cell>
        </table:table-row>
        <table:table-row>
          <table:table-cell office:value="685" office:value-type="float"/>
          <table:table-cell office:value-type="string">
            <text:p>corderaImpactUndesirable19</text:p>
          </table:table-cell>
          <table:table-cell office:value-type="string">
            <text:p>The Impact of Undesirable Externalities on Residential Property Values: Spatial Regressive Models and an Empirical Study</text:p>
          </table:table-cell>
          <table:table-cell office:value="2019" office:value-type="float"/>
          <table:table-cell office:value-type="string">
            <text:p>Italy</text:p>
          </table:table-cell>
        </table:table-row>
        <table:table-row>
          <table:table-cell office:value="686" office:value-type="float"/>
          <table:table-cell office:value-type="string">
            <text:p>cortesSpatialAccessibility21</text:p>
          </table:table-cell>
          <table:table-cell office:value-type="string">
            <text:p>Spatial Accessibility to Local Public Services in an Unequal Place: {{An}} Analysis from Patterns of Residential Segregation in the Metropolitan Area of Santiago, Chile</text:p>
          </table:table-cell>
          <table:table-cell office:value="2021" office:value-type="float"/>
          <table:table-cell office:value-type="string">
            <text:p>Chile</text:p>
          </table:table-cell>
        </table:table-row>
        <table:table-row>
          <table:table-cell office:value="687" office:value-type="float"/>
          <table:table-cell office:value-type="string">
            <text:p>coupeHowGlobal20</text:p>
          </table:table-cell>
          <table:table-cell office:value-type="string">
            <text:p>How Global Is the Affordable Housing Crisis?</text:p>
          </table:table-cell>
          <table:table-cell office:value="2020" office:value-type="float"/>
          <table:table-cell office:value-type="string">
            <text:p>Multi-Country</text:p>
          </table:table-cell>
        </table:table-row>
        <table:table-row>
          <table:table-cell office:value="688" office:value-type="float"/>
          <table:table-cell office:value-type="string">
            <text:p>dasilvaCityLife19</text:p>
          </table:table-cell>
          <table:table-cell office:value-type="string">
            <text:p>City Life Satisfaction: {{A}} Measurement for Smart and Sustainable Cities from the Citizens' Perspective</text:p>
          </table:table-cell>
          <table:table-cell office:value="2019" office:value-type="float"/>
          <table:table-cell office:value-type="string">
            <text:p>Brazil</text:p>
          </table:table-cell>
        </table:table-row>
        <table:table-row>
          <table:table-cell office:value="689" office:value-type="float"/>
          <table:table-cell office:value-type="string">
            <text:p>dasAccessBasic21</text:p>
          </table:table-cell>
          <table:table-cell office:value-type="string">
            <text:p>Access to Basic Amenities and Services to Urban Households in {{West Bengal}}: {{Does}} Its Location and Size of Settlements Matter?</text:p>
          </table:table-cell>
          <table:table-cell office:value="2021" office:value-type="float"/>
          <table:table-cell office:value-type="string">
            <text:p>India</text:p>
          </table:table-cell>
        </table:table-row>
        <table:table-row>
          <table:table-cell office:value="690" office:value-type="float"/>
          <table:table-cell office:value-type="string">
            <text:p>dimunaEvaluationResidents19</text:p>
          </table:table-cell>
          <table:table-cell office:value-type="string">
            <text:p>Evaluation of Residents' Satisfaction with Building Features in Some Public Housing Estates in Benin City, Nigeria</text:p>
          </table:table-cell>
          <table:table-cell office:value="2019" office:value-type="float"/>
          <table:table-cell office:value-type="string">
            <text:p>Nigeria</text:p>
          </table:table-cell>
        </table:table-row>
        <table:table-row>
          <table:table-cell office:value="691" office:value-type="float"/>
          <table:table-cell office:value-type="string">
            <text:p>dingUrbanHousing24</text:p>
          </table:table-cell>
          <table:table-cell office:value-type="string">
            <text:p>Urban Housing Prices and Consumption Structure Upgrading: {{Different}} Relationships in Urban and Rural China</text:p>
          </table:table-cell>
          <table:table-cell office:value="2024" office:value-type="float"/>
          <table:table-cell office:value-type="string">
            <text:p>China</text:p>
          </table:table-cell>
        </table:table-row>
        <table:table-row>
          <table:table-cell office:value="692" office:value-type="float"/>
          <table:table-cell office:value-type="string">
            <text:p>dischComparingHousing24</text:p>
          </table:table-cell>
          <table:table-cell office:value-type="string">
            <text:p>Comparing Housing Market Dynamics in the Irish and {{UK}} Residential Markets</text:p>
          </table:table-cell>
          <table:table-cell office:value="2024" office:value-type="float"/>
          <table:table-cell office:value-type="string">
            <text:p>Multi-Country</text:p>
          </table:table-cell>
        </table:table-row>
        <table:table-row>
          <table:table-cell office:value="693" office:value-type="float"/>
          <table:table-cell office:value-type="string">
            <text:p>doszynEconometricModelling24</text:p>
          </table:table-cell>
          <table:table-cell office:value-type="string">
            <text:p>Econometric Modelling of Average Housing Prices in Local Markets and the Price Anchoring Effect</text:p>
          </table:table-cell>
          <table:table-cell office:value="2024" office:value-type="float"/>
          <table:table-cell office:value-type="string">
            <text:p>Poland</text:p>
          </table:table-cell>
        </table:table-row>
        <table:table-row>
          <table:table-cell office:value="694" office:value-type="float"/>
          <table:table-cell office:value-type="string">
            <text:p>duanHousingAffordability24</text:p>
          </table:table-cell>
          <table:table-cell office:value-type="string">
            <text:p>Housing Affordability in the Capital Cities of Three {{Northwestern China}} Provinces</text:p>
          </table:table-cell>
          <table:table-cell office:value="2024" office:value-type="float"/>
          <table:table-cell office:value-type="string">
            <text:p>China</text:p>
          </table:table-cell>
        </table:table-row>
        <table:table-row>
          <table:table-cell office:value="695" office:value-type="float"/>
          <table:table-cell office:value-type="string">
            <text:p>elmendorfMakingIt20</text:p>
          </table:table-cell>
          <table:table-cell office:value-type="string">
            <text:p>Making It Work: {{Legal}} Foundations for Administrative Reform of California's Housing Framework</text:p>
          </table:table-cell>
          <table:table-cell office:value="2020" office:value-type="float"/>
          <table:table-cell office:value-type="string">
            <text:p>United States</text:p>
          </table:table-cell>
        </table:table-row>
        <table:table-row>
          <table:table-cell office:value="696" office:value-type="float"/>
          <table:table-cell office:value-type="string">
            <text:p>emelyanovaAssessingRegional20</text:p>
          </table:table-cell>
          <table:table-cell office:value-type="string">
            <text:p>Assessing the Regional Housing Market Development in the Northern and Arctic Regions of the Russian Federation</text:p>
          </table:table-cell>
          <table:table-cell office:value="2020" office:value-type="float"/>
          <table:table-cell office:value-type="string">
            <text:p>Russian Federation</text:p>
          </table:table-cell>
        </table:table-row>
        <table:table-row>
          <table:table-cell office:value="697" office:value-type="float"/>
          <table:table-cell office:value-type="string">
            <text:p>fangForecastForeclosure22</text:p>
          </table:table-cell>
          <table:table-cell office:value-type="string">
            <text:p>Forecast of Foreclosure Property Market Trends during the Epidemic Based on {{GA-BP}} Neural Network</text:p>
          </table:table-cell>
          <table:table-cell office:value="2022" office:value-type="float"/>
          <table:table-cell office:value-type="string">
            <text:p>China</text:p>
          </table:table-cell>
        </table:table-row>
        <table:table-row>
          <table:table-cell office:value="698" office:value-type="float"/>
          <table:table-cell office:value-type="string">
            <text:p>farrellMeasuringFinancial20</text:p>
          </table:table-cell>
          <table:table-cell office:value-type="string">
            <text:p>Measuring the Financial Cycle in South Africa</text:p>
          </table:table-cell>
          <table:table-cell office:value="2020" office:value-type="float"/>
          <table:table-cell office:value-type="string">
            <text:p>South Africa</text:p>
          </table:table-cell>
        </table:table-row>
        <table:table-row>
          <table:table-cell office:value="699" office:value-type="float"/>
          <table:table-cell office:value-type="string">
            <text:p>fengIdentificationCauses24</text:p>
          </table:table-cell>
          <table:table-cell office:value-type="string">
            <text:p>Identification and Causes of Neighborhood Commercial Areas: {{Focusing}} on the Development of Daily Life Circles in Urban Built Environments</text:p>
          </table:table-cell>
          <table:table-cell office:value="2024" office:value-type="float"/>
          <table:table-cell office:value-type="string">
            <text:p>China</text:p>
          </table:table-cell>
        </table:table-row>
        <table:table-row>
          <table:table-cell office:value="700" office:value-type="float"/>
          <table:table-cell office:value-type="string">
            <text:p>fernandezComparingFinancial22</text:p>
          </table:table-cell>
          <table:table-cell office:value-type="string">
            <text:p>Comparing the Financial Impact of Housing Retrofit Policies on {{Dutch}} Homeowners</text:p>
          </table:table-cell>
          <table:table-cell office:value="2022" office:value-type="float"/>
          <table:table-cell office:value-type="string">
            <text:p>Netherlands</text:p>
          </table:table-cell>
        </table:table-row>
        <table:table-row>
          <table:table-cell office:value="701" office:value-type="float"/>
          <table:table-cell office:value-type="string">
            <text:p>fiorelliRoleHouse24</text:p>
          </table:table-cell>
          <table:table-cell office:value-type="string">
            <text:p>The Role of House Prices and Transactions in Monetary Policy Transmission: {{The}} Case of Italy</text:p>
          </table:table-cell>
          <table:table-cell office:value="2024" office:value-type="float"/>
          <table:table-cell office:value-type="string">
            <text:p>Italy</text:p>
          </table:table-cell>
        </table:table-row>
        <table:table-row>
          <table:table-cell office:value="702" office:value-type="float"/>
          <table:table-cell office:value-type="string">
            <text:p>firooziImpactPopulation20</text:p>
          </table:table-cell>
          <table:table-cell office:value-type="string">
            <text:p>The Impact of Population Aging on Housing Prices: {{A}} Comparative Study of Singapore and the u.s.</text:p>
          </table:table-cell>
          <table:table-cell office:value="2020" office:value-type="float"/>
          <table:table-cell office:value-type="string">
            <text:p>Multi-Country</text:p>
          </table:table-cell>
        </table:table-row>
        <table:table-row>
          <table:table-cell office:value="703" office:value-type="float"/>
          <table:table-cell office:value-type="string">
            <text:p>frantaApplicationMultipleoutput25</text:p>
          </table:table-cell>
          <table:table-cell office:value-type="string">
            <text:p>The Application of Multiple-Output Quantile Regression to the {{US}} Financial Cycle</text:p>
          </table:table-cell>
          <table:table-cell office:value="2025" office:value-type="float"/>
          <table:table-cell office:value-type="string">
            <text:p>United States</text:p>
          </table:table-cell>
        </table:table-row>
        <table:table-row>
          <table:table-cell office:value="704" office:value-type="float"/>
          <table:table-cell office:value-type="string">
            <text:p>geIntegratedModel19</text:p>
          </table:table-cell>
          <table:table-cell office:value-type="string">
            <text:p>An Integrated Model for Urban Subregion House Price Forecasting: {{A}} Multi-Source Data Perspective</text:p>
          </table:table-cell>
          <table:table-cell office:value="2019" office:value-type="float"/>
          <table:table-cell office:value-type="string">
            <text:p>China</text:p>
          </table:table-cell>
        </table:table-row>
        <table:table-row>
          <table:table-cell office:value="705" office:value-type="float"/>
          <table:table-cell office:value-type="string">
            <text:p>geertsGraphNeural24</text:p>
          </table:table-cell>
          <table:table-cell office:value-type="string">
            <text:p>Graph Neural Networks for House Price Prediction: Do or Don't?</text:p>
          </table:table-cell>
          <table:table-cell office:value="2024" office:value-type="float"/>
          <table:table-cell office:value-type="string">
            <text:p>Multi-Country</text:p>
          </table:table-cell>
        </table:table-row>
        <table:table-row>
          <table:table-cell office:value="706" office:value-type="float"/>
          <table:table-cell office:value-type="string">
            <text:p>geteExpectationsHousing20</text:p>
          </table:table-cell>
          <table:table-cell office:value-type="string">
            <text:p>Expectations and the Housing Boom and Bust. {{An}} Open Economy View</text:p>
          </table:table-cell>
          <table:table-cell office:value="2020" office:value-type="float"/>
          <table:table-cell office:value-type="string">
            <text:p>Multi-Country</text:p>
          </table:table-cell>
        </table:table-row>
        <table:table-row>
          <table:table-cell office:value="707" office:value-type="float"/>
          <table:table-cell office:value-type="string">
            <text:p>guirguisAdvancesForecasting24</text:p>
          </table:table-cell>
          <table:table-cell office:value-type="string">
            <text:p>Advances in Forecasting Home Prices</text:p>
          </table:table-cell>
          <table:table-cell office:value="2024" office:value-type="float"/>
          <table:table-cell office:value-type="string">
            <text:p>United States</text:p>
          </table:table-cell>
        </table:table-row>
        <table:table-row>
          <table:table-cell office:value="708" office:value-type="float"/>
          <table:table-cell office:value-type="string">
            <text:p>guptaHousePrices24</text:p>
          </table:table-cell>
          <table:table-cell office:value-type="string">
            <text:p>House Prices in India: {{How}} High, and for How Long?</text:p>
          </table:table-cell>
          <table:table-cell office:value="2024" office:value-type="float"/>
          <table:table-cell office:value-type="string">
            <text:p>India</text:p>
          </table:table-cell>
        </table:table-row>
        <table:table-row>
          <table:table-cell office:value="709" office:value-type="float"/>
          <table:table-cell office:value-type="string">
            <text:p>hanSpatialStatistical23</text:p>
          </table:table-cell>
          <table:table-cell office:value-type="string">
            <text:p>A Spatial and Statistical Approach to Evaluate {{London Opportunity}} Areas Policy and Relevant Factors' Significance</text:p>
          </table:table-cell>
          <table:table-cell office:value="2023" office:value-type="float"/>
          <table:table-cell office:value-type="string">
            <text:p>United Kingdom</text:p>
          </table:table-cell>
        </table:table-row>
        <table:table-row>
          <table:table-cell office:value="710" office:value-type="float"/>
          <table:table-cell office:value-type="string">
            <text:p>hassanReviewHousing21</text:p>
          </table:table-cell>
          <table:table-cell office:value-type="string">
            <text:p>A Review on Housing Affordability in Malaysia: {{Are}} We Doing Fine?</text:p>
          </table:table-cell>
          <table:table-cell office:value="2021" office:value-type="float"/>
          <table:table-cell office:value-type="string">
            <text:p>Malaysia</text:p>
          </table:table-cell>
        </table:table-row>
        <table:table-row>
          <table:table-cell office:value="711" office:value-type="float"/>
          <table:table-cell office:value-type="string">
            <text:p>herathCityProximity21</text:p>
          </table:table-cell>
          <table:table-cell office:value-type="string">
            <text:p>City Proximity, Travel Modes and House Prices: The Three Cities in {{Sydney}}</text:p>
          </table:table-cell>
          <table:table-cell office:value="2021" office:value-type="float"/>
          <table:table-cell office:value-type="string">
            <text:p>Australia</text:p>
          </table:table-cell>
        </table:table-row>
        <table:table-row>
          <table:table-cell office:value="712" office:value-type="float"/>
          <table:table-cell office:value-type="string">
            <text:p>hertrichNovelHousing19</text:p>
          </table:table-cell>
          <table:table-cell office:value-type="string">
            <text:p>A Novel Housing Price Misalignment Indicator for Germany</text:p>
          </table:table-cell>
          <table:table-cell office:value="2019" office:value-type="float"/>
          <table:table-cell office:value-type="string">
            <text:p>Germany</text:p>
          </table:table-cell>
        </table:table-row>
        <table:table-row>
          <table:table-cell office:value="713" office:value-type="float"/>
          <table:table-cell office:value-type="string">
            <text:p>heylenMeasuringHousing23</text:p>
          </table:table-cell>
          <table:table-cell office:value-type="string">
            <text:p>Measuring Housing Affordability. {{A}} Case Study of {{Flanders}} on the Link between Objective and Subjective Indicators</text:p>
          </table:table-cell>
          <table:table-cell office:value="2023" office:value-type="float"/>
          <table:table-cell office:value-type="string">
            <text:p>Belgium</text:p>
          </table:table-cell>
        </table:table-row>
        <table:table-row>
          <table:table-cell office:value="714" office:value-type="float"/>
          <table:table-cell office:value-type="string">
            <text:p>horvatovaTwentyYears20</text:p>
          </table:table-cell>
          <table:table-cell office:value-type="string">
            <text:p>Twenty Years of Mortgage Banking in Slovakia</text:p>
          </table:table-cell>
          <table:table-cell office:value="2020" office:value-type="float"/>
          <table:table-cell office:value-type="string">
            <text:p>Slovak Republic</text:p>
          </table:table-cell>
        </table:table-row>
        <table:table-row>
          <table:table-cell office:value="715" office:value-type="float"/>
          <table:table-cell office:value-type="string">
            <text:p>houTransferredBias25</text:p>
          </table:table-cell>
          <table:table-cell office:value-type="string">
            <text:p>Transferred Bias Uncovers the Balance between the Development of Physical and Socioeconomic Environments of Cities</text:p>
          </table:table-cell>
          <table:table-cell office:value="2025" office:value-type="float"/>
          <table:table-cell office:value-type="string">
            <text:p>United States</text:p>
          </table:table-cell>
        </table:table-row>
        <table:table-row>
          <table:table-cell office:value="716" office:value-type="float"/>
          <table:table-cell office:value-type="string">
            <text:p>huEntranceOpportunity24</text:p>
          </table:table-cell>
          <table:table-cell office:value-type="string">
            <text:p>Entrance Opportunity vs. Academic Performance: Unpacking the Nonlinear Capitalization Effects of Multidimensional School Qualities on Housing Sales and Rental Prices</text:p>
          </table:table-cell>
          <table:table-cell office:value="2024" office:value-type="float"/>
          <table:table-cell office:value-type="string">
            <text:p>China</text:p>
          </table:table-cell>
        </table:table-row>
        <table:table-row>
          <table:table-cell office:value="717" office:value-type="float"/>
          <table:table-cell office:value-type="string">
            <text:p>huangMoreBetter23</text:p>
          </table:table-cell>
          <table:table-cell office:value-type="string">
            <text:p>The More, the Better? {{Forecasting}} Gains from High-Frequency Housing Prices in a {{Markov-switching}} Dynamic Factor Model</text:p>
          </table:table-cell>
          <table:table-cell office:value="2023" office:value-type="float"/>
          <table:table-cell office:value-type="string">
            <text:p>United States</text:p>
          </table:table-cell>
        </table:table-row>
        <table:table-row>
          <table:table-cell office:value="718" office:value-type="float"/>
          <table:table-cell office:value-type="string">
            <text:p>huangHousingBusiness20</text:p>
          </table:table-cell>
          <table:table-cell office:value-type="string">
            <text:p>Is Housing the Business Cycle? {{A}} Multiresolution Analysis for {{OECD}} Countries</text:p>
          </table:table-cell>
          <table:table-cell office:value="2020" office:value-type="float"/>
          <table:table-cell office:value-type="string">
            <text:p>Multi-Country</text:p>
          </table:table-cell>
        </table:table-row>
        <table:table-row>
          <table:table-cell office:value="719" office:value-type="float"/>
          <table:table-cell office:value-type="string">
            <text:p>huangThresholdUnobserved20</text:p>
          </table:table-cell>
          <table:table-cell office:value-type="string">
            <text:p>A Threshold Unobserved Components Model of Housing Bubbles: Timings and Effectiveness of Monetary Policies</text:p>
          </table:table-cell>
          <table:table-cell office:value="2020" office:value-type="float"/>
          <table:table-cell office:value-type="string">
            <text:p>United States</text:p>
          </table:table-cell>
        </table:table-row>
        <table:table-row>
          <table:table-cell office:value="720" office:value-type="float"/>
          <table:table-cell office:value-type="string">
            <text:p>ianchukMarketingManagement21</text:p>
          </table:table-cell>
          <table:table-cell office:value-type="string">
            <text:p>Marketing, Management and Financial Providing of Affordable Housing</text:p>
          </table:table-cell>
          <table:table-cell office:value="2021" office:value-type="float"/>
          <table:table-cell office:value-type="string">
            <text:p>Europe</text:p>
          </table:table-cell>
        </table:table-row>
        <table:table-row>
          <table:table-cell office:value="721" office:value-type="float"/>
          <table:table-cell office:value-type="string">
            <text:p>irandoustHousePrices19</text:p>
          </table:table-cell>
          <table:table-cell office:value-type="string">
            <text:p>House Prices and Unemployment: An Empirical Analysis of Causality</text:p>
          </table:table-cell>
          <table:table-cell office:value="2019" office:value-type="float"/>
          <table:table-cell office:value-type="string">
            <text:p>Europe</text:p>
          </table:table-cell>
        </table:table-row>
        <table:table-row>
          <table:table-cell office:value="722" office:value-type="float"/>
          <table:table-cell office:value-type="string">
            <text:p>jagunSustainableHousing20</text:p>
          </table:table-cell>
          <table:table-cell office:value-type="string">
            <text:p>Sustainable Housing Delivery in Cities by Private Developer: {{A}} Case of Lagos, Nigeria.</text:p>
          </table:table-cell>
          <table:table-cell office:value="2020" office:value-type="float"/>
          <table:table-cell office:value-type="string">
            <text:p>Nigeria</text:p>
          </table:table-cell>
        </table:table-row>
        <table:table-row>
          <table:table-cell office:value="723" office:value-type="float"/>
          <table:table-cell office:value-type="string">
            <text:p>jeonForeignUncertainty19</text:p>
          </table:table-cell>
          <table:table-cell office:value-type="string">
            <text:p>Foreign Uncertainty and Housing Distribution Market in {{Korea}}</text:p>
          </table:table-cell>
          <table:table-cell office:value="2019" office:value-type="float"/>
          <table:table-cell office:value-type="string">
            <text:p>Korea, Rep.</text:p>
          </table:table-cell>
        </table:table-row>
        <table:table-row>
          <table:table-cell office:value="724" office:value-type="float"/>
          <table:table-cell office:value-type="string">
            <text:p>kangEffectsSpatial19</text:p>
          </table:table-cell>
          <table:table-cell office:value-type="string">
            <text:p>Effects of Spatial Access to Neighborhood Land-Use Density on Housing Prices: {{Evidence}} from a Multilevel Hedonic Analysis in {{Seoul}}, {{South Korea}}</text:p>
          </table:table-cell>
          <table:table-cell office:value="2019" office:value-type="float"/>
          <table:table-cell office:value-type="string">
            <text:p>Korea, Rep.</text:p>
          </table:table-cell>
        </table:table-row>
        <table:table-row>
          <table:table-cell office:value="725" office:value-type="float"/>
          <table:table-cell office:value-type="string">
            <text:p>karachurinaMigrationHousing22</text:p>
          </table:table-cell>
          <table:table-cell office:value-type="string">
            <text:p>Migration and Housing Construction in the Regional Capitals of Russia and Their Suburbs</text:p>
          </table:table-cell>
          <table:table-cell office:value="2022" office:value-type="float"/>
          <table:table-cell office:value-type="string">
            <text:p>Russian Federation</text:p>
          </table:table-cell>
        </table:table-row>
        <table:table-row>
          <table:table-cell office:value="726" office:value-type="float"/>
          <table:table-cell office:value-type="string">
            <text:p>kashinaImprovementMethodology22</text:p>
          </table:table-cell>
          <table:table-cell office:value-type="string">
            <text:p>Improvement of Methodology for Assessing Housing Affordability Based on Regional Characteristics</text:p>
          </table:table-cell>
          <table:table-cell office:value="2022" office:value-type="float"/>
          <table:table-cell office:value-type="string">
            <text:p>Russian Federation</text:p>
          </table:table-cell>
        </table:table-row>
        <table:table-row>
          <table:table-cell office:value="727" office:value-type="float"/>
          <table:table-cell office:value-type="string">
            <text:p>kongSpatialCoupling22</text:p>
          </table:table-cell>
          <table:table-cell office:value-type="string">
            <text:p>Spatial Coupling Coordination Evaluation between Population Growth, Land Use and Housing Supply of Urban Agglomeration in China</text:p>
          </table:table-cell>
          <table:table-cell office:value="2022" office:value-type="float"/>
          <table:table-cell office:value-type="string">
            <text:p>China</text:p>
          </table:table-cell>
        </table:table-row>
        <table:table-row>
          <table:table-cell office:value="728" office:value-type="float"/>
          <table:table-cell office:value-type="string">
            <text:p>kosarevaHousingAffordability21</text:p>
          </table:table-cell>
          <table:table-cell office:value-type="string">
            <text:p>Housing Affordability in Russia</text:p>
          </table:table-cell>
          <table:table-cell office:value="2021" office:value-type="float"/>
          <table:table-cell office:value-type="string">
            <text:p>Russian Federation</text:p>
          </table:table-cell>
        </table:table-row>
        <table:table-row>
          <table:table-cell office:value="729" office:value-type="float"/>
          <table:table-cell office:value-type="string">
            <text:p>krupaPropertyTax21</text:p>
          </table:table-cell>
          <table:table-cell office:value-type="string">
            <text:p>Property Tax Assessments, Collections, and Revenue Performance in Economic Downturns: {{An}} Examination of Large {{American}} Cities</text:p>
          </table:table-cell>
          <table:table-cell office:value="2021" office:value-type="float"/>
          <table:table-cell office:value-type="string">
            <text:p>United States</text:p>
          </table:table-cell>
        </table:table-row>
        <table:table-row>
          <table:table-cell office:value="730" office:value-type="float"/>
          <table:table-cell office:value-type="string">
            <text:p>laurinaviciusImpactHousing21</text:p>
          </table:table-cell>
          <table:table-cell office:value-type="string">
            <text:p>Impact of Housing Affordability and Other Socioeconomic Variables on Internal Migration in {{Lithuania}}</text:p>
          </table:table-cell>
          <table:table-cell office:value="2021" office:value-type="float"/>
          <table:table-cell office:value-type="string">
            <text:p>Lithuania</text:p>
          </table:table-cell>
        </table:table-row>
        <table:table-row>
          <table:table-cell office:value="731" office:value-type="float"/>
          <table:table-cell office:value-type="string">
            <text:p>legoixUnequalHousing21</text:p>
          </table:table-cell>
          <table:table-cell office:value-type="string">
            <text:p>Unequal Housing Affordability across European Cities. {{The ESPON}} Housing Database, Insights on Affordability in Selected Cities in Europe</text:p>
          </table:table-cell>
          <table:table-cell office:value="2021" office:value-type="float"/>
          <table:table-cell office:value-type="string">
            <text:p>Europe</text:p>
          </table:table-cell>
        </table:table-row>
        <table:table-row>
          <table:table-cell office:value="732" office:value-type="float"/>
          <table:table-cell office:value-type="string">
            <text:p>leeDataMining22</text:p>
          </table:table-cell>
          <table:table-cell office:value-type="string">
            <text:p>A Data Mining Study on House Price in Central Regions of Taiwan Using Education Categorical Data, Environmental Indicators, and House Features Data</text:p>
          </table:table-cell>
          <table:table-cell office:value="2022" office:value-type="float"/>
          <table:table-cell office:value-type="string">
            <text:p>Taiwan, China</text:p>
          </table:table-cell>
        </table:table-row>
        <table:table-row>
          <table:table-cell office:value="733" office:value-type="float"/>
          <table:table-cell office:value-type="string">
            <text:p>leungDynamicsHouse23</text:p>
          </table:table-cell>
          <table:table-cell office:value-type="string">
            <text:p>The Dynamics of the House Price-to-Income Ratio: {{Theory}} and Evidence</text:p>
          </table:table-cell>
          <table:table-cell office:value="2023" office:value-type="float"/>
          <table:table-cell office:value-type="string">
            <text:p>Multi-Country</text:p>
          </table:table-cell>
        </table:table-row>
        <table:table-row>
          <table:table-cell office:value="734" office:value-type="float"/>
          <table:table-cell office:value-type="string">
            <text:p>liStudyAverage20</text:p>
          </table:table-cell>
          <table:table-cell office:value-type="string">
            <text:p>Study on Average Housing Prices in the Inland Capital Cities of China by Night-Time Light Remote Sensing and Official Statistics Data</text:p>
          </table:table-cell>
          <table:table-cell office:value="2020" office:value-type="float"/>
          <table:table-cell office:value-type="string">
            <text:p>China</text:p>
          </table:table-cell>
        </table:table-row>
        <table:table-row>
          <table:table-cell office:value="735" office:value-type="float"/>
          <table:table-cell office:value-type="string">
            <text:p>liExploringValue25</text:p>
          </table:table-cell>
          <table:table-cell office:value-type="string">
            <text:p>Exploring the Value of Green: {{The}} Impact Factors on {{China}}'s Second-Hand Green Housing Prices Based on Geographically Weighted {{Lasso}} Regressions</text:p>
          </table:table-cell>
          <table:table-cell office:value="2025" office:value-type="float"/>
          <table:table-cell office:value-type="string">
            <text:p>China</text:p>
          </table:table-cell>
        </table:table-row>
        <table:table-row>
          <table:table-cell office:value="736" office:value-type="float"/>
          <table:table-cell office:value-type="string">
            <text:p>liEffectIncreasing22</text:p>
          </table:table-cell>
          <table:table-cell office:value-type="string">
            <text:p>Effect of Increasing the Rental Housing Supply on House Prices: {{Evidence}} from {{China}}'s Large and Medium-Sized Cities</text:p>
          </table:table-cell>
          <table:table-cell office:value="2022" office:value-type="float"/>
          <table:table-cell office:value-type="string">
            <text:p>China</text:p>
          </table:table-cell>
        </table:table-row>
        <table:table-row>
          <table:table-cell office:value="737" office:value-type="float"/>
          <table:table-cell office:value-type="string">
            <text:p>linSpatialtemporalEffects22</text:p>
          </table:table-cell>
          <table:table-cell office:value-type="string">
            <text:p>Spatial-Temporal Effects of Urban Housing Prices on Job Location Choice of College Graduates: {{Evidence}} from Urban {{China}}</text:p>
          </table:table-cell>
          <table:table-cell office:value="2022" office:value-type="float"/>
          <table:table-cell office:value-type="string">
            <text:p>China</text:p>
          </table:table-cell>
        </table:table-row>
        <table:table-row>
          <table:table-cell office:value="738" office:value-type="float"/>
          <table:table-cell office:value-type="string">
            <text:p>liuUrbanStructure24</text:p>
          </table:table-cell>
          <table:table-cell office:value-type="string">
            <text:p>Urban Structure, Housing Prices and the Double Role of Amenity: A Study of Nanjing, China</text:p>
          </table:table-cell>
          <table:table-cell office:value="2024" office:value-type="float"/>
          <table:table-cell office:value-type="string">
            <text:p>China</text:p>
          </table:table-cell>
        </table:table-row>
        <table:table-row>
          <table:table-cell office:value="739" office:value-type="float"/>
          <table:table-cell office:value-type="string">
            <text:p>liuWhatAre25</text:p>
          </table:table-cell>
          <table:table-cell office:value-type="string">
            <text:p>What Are the Pivotal Factors Influencing Housing Prices? {{A}} Spatiotemporal Dynamic Analysis across Market Cycles from Upturn to Downturn in Wuhan</text:p>
          </table:table-cell>
          <table:table-cell office:value="2025" office:value-type="float"/>
          <table:table-cell office:value-type="string">
            <text:p>China</text:p>
          </table:table-cell>
        </table:table-row>
        <table:table-row>
          <table:table-cell office:value="740" office:value-type="float"/>
          <table:table-cell office:value-type="string">
            <text:p>loCausalRelationships23</text:p>
          </table:table-cell>
          <table:table-cell office:value-type="string">
            <text:p>Causal Relationships between the Price-to-Rent Ratio and Macroeconomic Factors: A {{UK}} Perspective</text:p>
          </table:table-cell>
          <table:table-cell office:value="2023" office:value-type="float"/>
          <table:table-cell office:value-type="string">
            <text:p>United Kingdom</text:p>
          </table:table-cell>
        </table:table-row>
        <table:table-row>
          <table:table-cell office:value="741" office:value-type="float"/>
          <table:table-cell office:value-type="string">
            <text:p>loRentBuy21</text:p>
          </table:table-cell>
          <table:table-cell office:value-type="string">
            <text:p>Rent or Buy, What Are the Odds? {{Analysing}} the Price-to-Rent Ratio for Housing Types within the {{Northern Ireland}} Housing Market</text:p>
          </table:table-cell>
          <table:table-cell office:value="2021" office:value-type="float"/>
          <table:table-cell office:value-type="string">
            <text:p>United Kingdom</text:p>
          </table:table-cell>
        </table:table-row>
        <table:table-row>
          <table:table-cell office:value="742" office:value-type="float"/>
          <table:table-cell office:value-type="string">
            <text:p>loRegionalSpillover24</text:p>
          </table:table-cell>
          <table:table-cell office:value-type="string">
            <text:p>Regional Spillover of Housing (Un)Affordability: An Empirical Study on the Residential Housing Markets for First-Time Buyers in the {{U}}.{{K}}</text:p>
          </table:table-cell>
          <table:table-cell office:value="2024" office:value-type="float"/>
          <table:table-cell office:value-type="string">
            <text:p>United Kingdom</text:p>
          </table:table-cell>
        </table:table-row>
        <table:table-row>
          <table:table-cell office:value="743" office:value-type="float"/>
          <table:table-cell office:value-type="string">
            <text:p>lopezochoaHousingPrice23</text:p>
          </table:table-cell>
          <table:table-cell office:value-type="string">
            <text:p>Housing Price Indices from Online Listing Data: {{Addressing}} the Spatial Bias with Sampling Weights</text:p>
          </table:table-cell>
          <table:table-cell office:value="2023" office:value-type="float"/>
          <table:table-cell office:value-type="string">
            <text:p>Chile</text:p>
          </table:table-cell>
        </table:table-row>
        <table:table-row>
          <table:table-cell office:value="744" office:value-type="float"/>
          <table:table-cell office:value-type="string">
            <text:p>maHousingPrice21</text:p>
          </table:table-cell>
          <table:table-cell office:value-type="string">
            <text:p>Housing Price Dynamics on Residential Construction: {{A}} Case Study of the {{Australian}} Property Sector</text:p>
          </table:table-cell>
          <table:table-cell office:value="2021" office:value-type="float"/>
          <table:table-cell office:value-type="string">
            <text:p>Australia</text:p>
          </table:table-cell>
        </table:table-row>
        <table:table-row>
          <table:table-cell office:value="745" office:value-type="float"/>
          <table:table-cell office:value-type="string">
            <text:p>mahadeviaGenderResponsive19</text:p>
          </table:table-cell>
          <table:table-cell office:value-type="string">
            <text:p>Gender Responsive Budgeting for Indian Cities: {{The}} Case of Bhopal and Pune</text:p>
          </table:table-cell>
          <table:table-cell office:value="2019" office:value-type="float"/>
          <table:table-cell office:value-type="string">
            <text:p>India</text:p>
          </table:table-cell>
        </table:table-row>
        <table:table-row>
          <table:table-cell office:value="746" office:value-type="float"/>
          <table:table-cell office:value-type="string">
            <text:p>majumderExploringSpatial25</text:p>
          </table:table-cell>
          <table:table-cell office:value-type="string">
            <text:p>Exploring Spatial Patterns and Heterogeneity in Rural Household Quality of Living: {{Insights}} from Eastern India</text:p>
          </table:table-cell>
          <table:table-cell office:value="2025" office:value-type="float"/>
          <table:table-cell office:value-type="string">
            <text:p>India</text:p>
          </table:table-cell>
        </table:table-row>
        <table:table-row>
          <table:table-cell office:value="747" office:value-type="float"/>
          <table:table-cell office:value-type="string">
            <text:p>marfatiaTimefrequencyLinkages20</text:p>
          </table:table-cell>
          <table:table-cell office:value-type="string">
            <text:p>Time-Frequency Linkages of International Housing Markets and Macroeconomic Drivers</text:p>
          </table:table-cell>
          <table:table-cell office:value="2020" office:value-type="float"/>
          <table:table-cell office:value-type="string">
            <text:p>Multi-Country</text:p>
          </table:table-cell>
        </table:table-row>
        <table:table-row>
          <table:table-cell office:value="748" office:value-type="float"/>
          <table:table-cell office:value-type="string">
            <text:p>marfatiaModelingHouse21</text:p>
          </table:table-cell>
          <table:table-cell office:value-type="string">
            <text:p>Modeling House Price Synchronization across the {{U}}.{{S}}. States and Their Time-Varying Macroeconomic Linkages</text:p>
          </table:table-cell>
          <table:table-cell office:value="2021" office:value-type="float"/>
          <table:table-cell office:value-type="string">
            <text:p>United States</text:p>
          </table:table-cell>
        </table:table-row>
        <table:table-row>
          <table:table-cell office:value="749" office:value-type="float"/>
          <table:table-cell office:value-type="string">
            <text:p>martinsEUHousing21</text:p>
          </table:table-cell>
          <table:table-cell office:value-type="string">
            <text:p>{{EU}} Housing Markets before Financial Crisis of 2008: {{The}} Role of Institutional Factors and Structural Breaks</text:p>
          </table:table-cell>
          <table:table-cell office:value="2021" office:value-type="float"/>
          <table:table-cell office:value-type="string">
            <text:p>Europe</text:p>
          </table:table-cell>
        </table:table-row>
        <table:table-row>
          <table:table-cell office:value="750" office:value-type="float"/>
          <table:table-cell office:value-type="string">
            <text:p>mazurEvaluationQuality22</text:p>
          </table:table-cell>
          <table:table-cell office:value-type="string">
            <text:p>Evaluation of the Quality of the Housing Environment Using Multi-Criteria Analysis That Includes Energy Efficiency: A Review</text:p>
          </table:table-cell>
          <table:table-cell office:value="2022" office:value-type="float"/>
          <table:table-cell office:value-type="string">
            <text:p>Multi-Country</text:p>
          </table:table-cell>
        </table:table-row>
        <table:table-row>
          <table:table-cell office:value="751" office:value-type="float"/>
          <table:table-cell office:value-type="string">
            <text:p>miaoImpactHousing25</text:p>
          </table:table-cell>
          <table:table-cell office:value-type="string">
            <text:p>The Impact of Housing Prices on an Individual's Perception of Social Safety: {{Evidence}} from Urban China</text:p>
          </table:table-cell>
          <table:table-cell office:value="2025" office:value-type="float"/>
          <table:table-cell office:value-type="string">
            <text:p>China</text:p>
          </table:table-cell>
        </table:table-row>
        <table:table-row>
          <table:table-cell office:value="752" office:value-type="float"/>
          <table:table-cell office:value-type="string">
            <text:p>mihicResidentsArchitects24</text:p>
          </table:table-cell>
          <table:table-cell office:value-type="string">
            <text:p>Residents' and Architects' Perceptions of Apartments' Spatial Characteristics-Identifying Differences in Opinion on a Case Study of Osijek, Croatia</text:p>
          </table:table-cell>
          <table:table-cell office:value="2024" office:value-type="float"/>
          <table:table-cell office:value-type="string">
            <text:p>Croatia</text:p>
          </table:table-cell>
        </table:table-row>
        <table:table-row>
          <table:table-cell office:value="753" office:value-type="float"/>
          <table:table-cell office:value-type="string">
            <text:p>milaniExpectationsMacrohousing19</text:p>
          </table:table-cell>
          <table:table-cell office:value-type="string">
            <text:p>Expectations and Macro-Housing Interactions in a Small Open Economy: {{Evidence}} from Korea</text:p>
          </table:table-cell>
          <table:table-cell office:value="2019" office:value-type="float"/>
          <table:table-cell office:value-type="string">
            <text:p>Korea, Rep.</text:p>
          </table:table-cell>
        </table:table-row>
        <table:table-row>
          <table:table-cell office:value="754" office:value-type="float"/>
          <table:table-cell office:value-type="string">
            <text:p>milesScottishHome21</text:p>
          </table:table-cell>
          <table:table-cell office:value-type="string">
            <text:p>Scottish Home Prices: Compatible with {{Euro}} Membership?</text:p>
          </table:table-cell>
          <table:table-cell office:value="2021" office:value-type="float"/>
          <table:table-cell office:value-type="string">
            <text:p>United Kingdom</text:p>
          </table:table-cell>
        </table:table-row>
        <table:table-row>
          <table:table-cell office:value="755" office:value-type="float"/>
          <table:table-cell office:value-type="string">
            <text:p>milesHomePrice24</text:p>
          </table:table-cell>
          <table:table-cell office:value-type="string">
            <text:p>The Home Price--Income Relationship for {{US}} States</text:p>
          </table:table-cell>
          <table:table-cell office:value="2024" office:value-type="float"/>
          <table:table-cell office:value-type="string">
            <text:p>United States</text:p>
          </table:table-cell>
        </table:table-row>
        <table:table-row>
          <table:table-cell office:value="756" office:value-type="float"/>
          <table:table-cell office:value-type="string">
            <text:p>mohanImpactMacroeconomic19</text:p>
          </table:table-cell>
          <table:table-cell office:value-type="string">
            <text:p>Impact of Macroeconomic Indicators on Housing Prices</text:p>
          </table:table-cell>
          <table:table-cell office:value="2019" office:value-type="float"/>
          <table:table-cell office:value-type="string">
            <text:p>United States</text:p>
          </table:table-cell>
        </table:table-row>
        <table:table-row>
          <table:table-cell office:value="757" office:value-type="float"/>
          <table:table-cell office:value-type="string">
            <text:p>mottelsonInformalHousing23</text:p>
          </table:table-cell>
          <table:table-cell office:value-type="string">
            <text:p>On Informal Housing Supply Restrictions and Livelihood in Informal Settlements: {{Implications}} for Sustainable Development</text:p>
          </table:table-cell>
          <table:table-cell office:value="2023" office:value-type="float"/>
          <table:table-cell office:value-type="string">
            <text:p>Multi-Country</text:p>
          </table:table-cell>
        </table:table-row>
        <table:table-row>
          <table:table-cell office:value="758" office:value-type="float"/>
          <table:table-cell office:value-type="string">
            <text:p>mukayevHousingAffordability22</text:p>
          </table:table-cell>
          <table:table-cell office:value-type="string">
            <text:p>Housing Affordability Analysis in {{Kazakhstan}} Based on {{D-HAQ}} Model</text:p>
          </table:table-cell>
          <table:table-cell office:value="2022" office:value-type="float"/>
          <table:table-cell office:value-type="string">
            <text:p>Kazakhstan</text:p>
          </table:table-cell>
        </table:table-row>
        <table:table-row>
          <table:table-cell office:value="759" office:value-type="float"/>
          <table:table-cell office:value-type="string">
            <text:p>nailiImportanceSocial24</text:p>
          </table:table-cell>
          <table:table-cell office:value-type="string">
            <text:p>The Importance of Social Sustainability for Conserving Cultural Heritage in Southern Algeria: A Case Study of the m'zab Valley</text:p>
          </table:table-cell>
          <table:table-cell office:value="2024" office:value-type="float"/>
          <table:table-cell office:value-type="string">
            <text:p>Algeria</text:p>
          </table:table-cell>
        </table:table-row>
        <table:table-row>
          <table:table-cell office:value="760" office:value-type="float"/>
          <table:table-cell office:value-type="string">
            <text:p>napoliSocialHousing22</text:p>
          </table:table-cell>
          <table:table-cell office:value-type="string">
            <text:p>Social Housing and Affordable Rent: {{The}} Effectiveness of Legal Thresholds of Rents in Two Italian Metropolitan Cities</text:p>
          </table:table-cell>
          <table:table-cell office:value="2022" office:value-type="float"/>
          <table:table-cell office:value-type="string">
            <text:p>Italy</text:p>
          </table:table-cell>
        </table:table-row>
        <table:table-row>
          <table:table-cell office:value="761" office:value-type="float"/>
          <table:table-cell office:value-type="string">
            <text:p>ngMeasuringSubjective24</text:p>
          </table:table-cell>
          <table:table-cell office:value-type="string">
            <text:p>Measuring Subjective Housing Affordability Using a Data-Driven Discrete Information Approach: {{A}} Case Study of {{Selangor}}, {{Malaysia}}</text:p>
          </table:table-cell>
          <table:table-cell office:value="2024" office:value-type="float"/>
          <table:table-cell office:value-type="string">
            <text:p>Malaysia</text:p>
          </table:table-cell>
        </table:table-row>
        <table:table-row>
          <table:table-cell office:value="762" office:value-type="float"/>
          <table:table-cell office:value-type="string">
            <text:p>nozdrinaAnalysisState21</text:p>
          </table:table-cell>
          <table:table-cell office:value-type="string">
            <text:p>Analysis of the State of the Housing Stock of the Far Eastern Regions</text:p>
          </table:table-cell>
          <table:table-cell office:value="2021" office:value-type="float"/>
          <table:table-cell office:value-type="string">
            <text:p>Russian Federation</text:p>
          </table:table-cell>
        </table:table-row>
        <table:table-row>
          <table:table-cell office:value="763" office:value-type="float"/>
          <table:table-cell office:value-type="string">
            <text:p>nurdiniEmergingHousing21</text:p>
          </table:table-cell>
          <table:table-cell office:value-type="string">
            <text:p>Emerging Housing Choices for Community Resilience Capacity in Flood-Prone Areas of {{Bandung Regency}}, {{Indonesia}}</text:p>
          </table:table-cell>
          <table:table-cell office:value="2021" office:value-type="float"/>
          <table:table-cell office:value-type="string">
            <text:p>Indonesia</text:p>
          </table:table-cell>
        </table:table-row>
        <table:table-row>
          <table:table-cell office:value="764" office:value-type="float"/>
          <table:table-cell office:value-type="string">
            <text:p>nymoenEstimationEffects19</text:p>
          </table:table-cell>
          <table:table-cell office:value-type="string">
            <text:p>Estimation of Effects of Recent Macroprudential Policies in a Sample of Advanced Open Economies</text:p>
          </table:table-cell>
          <table:table-cell office:value="2019" office:value-type="float"/>
          <table:table-cell office:value-type="string">
            <text:p>Multi-Country</text:p>
          </table:table-cell>
        </table:table-row>
        <table:table-row>
          <table:table-cell office:value="765" office:value-type="float"/>
          <table:table-cell office:value-type="string">
            <text:p>okuneviciuteneverauskieneHowMacroeconomic25</text:p>
          </table:table-cell>
          <table:table-cell office:value-type="string">
            <text:p>How Macroeconomic Factors Impact Residential Real Estate Prices in Eastern Europe</text:p>
          </table:table-cell>
          <table:table-cell office:value="2025" office:value-type="float"/>
          <table:table-cell office:value-type="string">
            <text:p>Europe</text:p>
          </table:table-cell>
        </table:table-row>
        <table:table-row>
          <table:table-cell office:value="766" office:value-type="float"/>
          <table:table-cell office:value-type="string">
            <text:p>okutaModelingDynamic24</text:p>
          </table:table-cell>
          <table:table-cell office:value-type="string">
            <text:p>Modeling the Dynamic Effects of Macroeconomic Factors on Housing Performance in {{Kenya}}</text:p>
          </table:table-cell>
          <table:table-cell office:value="2024" office:value-type="float"/>
          <table:table-cell office:value-type="string">
            <text:p>Kenya</text:p>
          </table:table-cell>
        </table:table-row>
        <table:table-row>
          <table:table-cell office:value="767" office:value-type="float"/>
          <table:table-cell office:value-type="string">
            <text:p>olanrewajuExaminingSurplus24</text:p>
          </table:table-cell>
          <table:table-cell office:value-type="string">
            <text:p>Examining Surplus and Shortage in Occupied Housing Preference in {{Malaysia}}</text:p>
          </table:table-cell>
          <table:table-cell office:value="2024" office:value-type="float"/>
          <table:table-cell office:value-type="string">
            <text:p>Malaysia</text:p>
          </table:table-cell>
        </table:table-row>
        <table:table-row>
          <table:table-cell office:value="768" office:value-type="float"/>
          <table:table-cell office:value-type="string">
            <text:p>peterAmericanEnterprise20</text:p>
          </table:table-cell>
          <table:table-cell office:value-type="string">
            <text:p>American Enterprise Institute Housing Market Indicators</text:p>
          </table:table-cell>
          <table:table-cell office:value="2020" office:value-type="float"/>
          <table:table-cell office:value-type="string">
            <text:p>United States</text:p>
          </table:table-cell>
        </table:table-row>
        <table:table-row>
          <table:table-cell office:value="769" office:value-type="float"/>
          <table:table-cell office:value-type="string">
            <text:p>pintoHousingMarket23</text:p>
          </table:table-cell>
          <table:table-cell office:value-type="string">
            <text:p>Housing Market Trends: Analyzing Housing Dynamics, Evaluating Mortgage Risk, and Understanding the Impact of Filtering on Affordability</text:p>
          </table:table-cell>
          <table:table-cell office:value="2023" office:value-type="float"/>
          <table:table-cell office:value-type="string">
            <text:p>United States</text:p>
          </table:table-cell>
        </table:table-row>
        <table:table-row>
          <table:table-cell office:value="770" office:value-type="float"/>
          <table:table-cell office:value-type="string">
            <text:p>prokopenkoFinancialLeverages23</text:p>
          </table:table-cell>
          <table:table-cell office:value-type="string">
            <text:p>Financial Leverages of the Regulation of Residential Construction</text:p>
          </table:table-cell>
          <table:table-cell office:value="2023" office:value-type="float"/>
          <table:table-cell office:value-type="string">
            <text:p>Ukraine</text:p>
          </table:table-cell>
        </table:table-row>
        <table:table-row>
          <table:table-cell office:value="771" office:value-type="float"/>
          <table:table-cell office:value-type="string">
            <text:p>qusenzumayaSustainableHousing21</text:p>
          </table:table-cell>
          <table:table-cell office:value-type="string">
            <text:p>Sustainable Housing Indicators and Improving the Quality of Life: {{The}} Case of Two Residential Areas in Baghdad City</text:p>
          </table:table-cell>
          <table:table-cell office:value="2021" office:value-type="float"/>
          <table:table-cell office:value-type="string">
            <text:p>Iraq</text:p>
          </table:table-cell>
        </table:table-row>
        <table:table-row>
          <table:table-cell office:value="772" office:value-type="float"/>
          <table:table-cell office:value-type="string">
            <text:p>rajaSustainableHousing21</text:p>
          </table:table-cell>
          <table:table-cell office:value-type="string">
            <text:p>Sustainable Housing Practices: {{Spatial}} Analysis of Housing Stress in {{Corvallis}}, {{Oregon}}</text:p>
          </table:table-cell>
          <table:table-cell office:value="2021" office:value-type="float"/>
          <table:table-cell office:value-type="string">
            <text:p>United States</text:p>
          </table:table-cell>
        </table:table-row>
        <table:table-row>
          <table:table-cell office:value="773" office:value-type="float"/>
          <table:table-cell office:value-type="string">
            <text:p>rangelMeasuringMalaysian19</text:p>
          </table:table-cell>
          <table:table-cell office:value-type="string">
            <text:p>Measuring {{Malaysian}} Housing Affordability: The Lifetime Income Approach</text:p>
          </table:table-cell>
          <table:table-cell office:value="2019" office:value-type="float"/>
          <table:table-cell office:value-type="string">
            <text:p>Malaysia</text:p>
          </table:table-cell>
        </table:table-row>
        <table:table-row>
          <table:table-cell office:value="774" office:value-type="float"/>
          <table:table-cell office:value-type="string">
            <text:p>rasputinaAnalysisConstruction21</text:p>
          </table:table-cell>
          <table:table-cell office:value-type="string">
            <text:p>An Analysis of the Construction Industry and the Impact of Taxation on Its Development in the {{Baltic}} and {{Scandinavian}} Countries</text:p>
          </table:table-cell>
          <table:table-cell office:value="2021" office:value-type="float"/>
          <table:table-cell office:value-type="string">
            <text:p>Europe</text:p>
          </table:table-cell>
        </table:table-row>
        <table:table-row>
          <table:table-cell office:value="775" office:value-type="float"/>
          <table:table-cell office:value-type="string">
            <text:p>ravichandranMappingHotspot23</text:p>
          </table:table-cell>
          <table:table-cell office:value-type="string">
            <text:p>Mapping Hotspot Clustering: {{An}} Approach to Study the Spatial Pattern of Quality of Living Households in {{India}}</text:p>
          </table:table-cell>
          <table:table-cell office:value="2023" office:value-type="float"/>
          <table:table-cell office:value-type="string">
            <text:p>India</text:p>
          </table:table-cell>
        </table:table-row>
        <table:table-row>
          <table:table-cell office:value="776" office:value-type="float"/>
          <table:table-cell office:value-type="string">
            <text:p>rehmanRelationshipPortuguese20</text:p>
          </table:table-cell>
          <table:table-cell office:value-type="string">
            <text:p>The Relationship between Portuguese Economy Indicators and Housing Prices</text:p>
          </table:table-cell>
          <table:table-cell office:value="2020" office:value-type="float"/>
          <table:table-cell office:value-type="string">
            <text:p>Portugal</text:p>
          </table:table-cell>
        </table:table-row>
        <table:table-row>
          <table:table-cell office:value="777" office:value-type="float"/>
          <table:table-cell office:value-type="string">
            <text:p>reyesBuiltIt24</text:p>
          </table:table-cell>
          <table:table-cell office:value-type="string">
            <text:p>``{{I}} Built It with My Own Hands:'' {{A}} Method to Assess Heterogeneity of Housing Quality in Consolidated Informal Settlements</text:p>
          </table:table-cell>
          <table:table-cell office:value="2024" office:value-type="float"/>
          <table:table-cell office:value-type="string">
            <text:p>Mexico</text:p>
          </table:table-cell>
        </table:table-row>
        <table:table-row>
          <table:table-cell office:value="778" office:value-type="float"/>
          <table:table-cell office:value-type="string">
            <text:p>shiEstimatingHousing22</text:p>
          </table:table-cell>
          <table:table-cell office:value-type="string">
            <text:p>Estimating Housing Vacancy Rates at Block Level: {{The}} Example of {{Guiyang}}, {{China}}</text:p>
          </table:table-cell>
          <table:table-cell office:value="2022" office:value-type="float"/>
          <table:table-cell office:value-type="string">
            <text:p>China</text:p>
          </table:table-cell>
        </table:table-row>
        <table:table-row>
          <table:table-cell office:value="779" office:value-type="float"/>
          <table:table-cell office:value-type="string">
            <text:p>shmygelHousePrice23</text:p>
          </table:table-cell>
          <table:table-cell office:value-type="string">
            <text:p>House Price Bubble Detection in {{Ukraine}}</text:p>
          </table:table-cell>
          <table:table-cell office:value="2023" office:value-type="float"/>
          <table:table-cell office:value-type="string">
            <text:p>Ukraine</text:p>
          </table:table-cell>
        </table:table-row>
        <table:table-row>
          <table:table-cell office:value="780" office:value-type="float"/>
          <table:table-cell office:value-type="string">
            <text:p>slavataComparisonHousing24</text:p>
          </table:table-cell>
          <table:table-cell office:value-type="string">
            <text:p>Comparison of Housing Affordability in Czech and Polish Regions</text:p>
          </table:table-cell>
          <table:table-cell office:value="2024" office:value-type="float"/>
          <table:table-cell office:value-type="string">
            <text:p>Multi-Country</text:p>
          </table:table-cell>
        </table:table-row>
        <table:table-row>
          <table:table-cell office:value="781" office:value-type="float"/>
          <table:table-cell office:value-type="string">
            <text:p>songNonlinearHierarchical23</text:p>
          </table:table-cell>
          <table:table-cell office:value-type="string">
            <text:p>Nonlinear Hierarchical Effects of Housing Prices and Built Environment Based on Multiscale Life Circle-a Case Study of Chengdu</text:p>
          </table:table-cell>
          <table:table-cell office:value="2023" office:value-type="float"/>
          <table:table-cell office:value-type="string">
            <text:p>China</text:p>
          </table:table-cell>
        </table:table-row>
        <table:table-row>
          <table:table-cell office:value="782" office:value-type="float"/>
          <table:table-cell office:value-type="string">
            <text:p>spilbergsResidentialMortgage20</text:p>
          </table:table-cell>
          <table:table-cell office:value-type="string">
            <text:p>Residential Mortgage Loans Delinquencies Analysis and Risk Drivers Assessment</text:p>
          </table:table-cell>
          <table:table-cell office:value="2020" office:value-type="float"/>
          <table:table-cell office:value-type="string">
            <text:p>Latvia</text:p>
          </table:table-cell>
        </table:table-row>
        <table:table-row>
          <table:table-cell office:value="783" office:value-type="float"/>
          <table:table-cell office:value-type="string">
            <text:p>stundzieneImpactExternal22</text:p>
          </table:table-cell>
          <table:table-cell office:value-type="string">
            <text:p>The Impact of External Factors on Housing Prices in {{Lithuania}}</text:p>
          </table:table-cell>
          <table:table-cell office:value="2022" office:value-type="float"/>
          <table:table-cell office:value-type="string">
            <text:p>Lithuania</text:p>
          </table:table-cell>
        </table:table-row>
        <table:table-row>
          <table:table-cell office:value="784" office:value-type="float"/>
          <table:table-cell office:value-type="string">
            <text:p>stanescuLivingConditions21</text:p>
          </table:table-cell>
          <table:table-cell office:value-type="string">
            <text:p>Living Conditions in Rural Areas in Romania from 1990 to 2020</text:p>
          </table:table-cell>
          <table:table-cell office:value="2021" office:value-type="float"/>
          <table:table-cell office:value-type="string">
            <text:p>Romania</text:p>
          </table:table-cell>
        </table:table-row>
        <table:table-row>
          <table:table-cell office:value="785" office:value-type="float"/>
          <table:table-cell office:value-type="string">
            <text:p>subramaniamConstructingHousing24</text:p>
          </table:table-cell>
          <table:table-cell office:value-type="string">
            <text:p>Constructing Housing Affordability Index in Malaysia</text:p>
          </table:table-cell>
          <table:table-cell office:value="2024" office:value-type="float"/>
          <table:table-cell office:value-type="string">
            <text:p>Malaysia</text:p>
          </table:table-cell>
        </table:table-row>
        <table:table-row>
          <table:table-cell office:value="786" office:value-type="float"/>
          <table:table-cell office:value-type="string">
            <text:p>sungUrbanHeritage22</text:p>
          </table:table-cell>
          <table:table-cell office:value-type="string">
            <text:p>Urban Heritage and Its Socioeconomic Impacts in Seoul, South Korea: {{An}} Empirical Study Using Residential Environmental Satisfaction and Housing Price as Indicators</text:p>
          </table:table-cell>
          <table:table-cell office:value="2022" office:value-type="float"/>
          <table:table-cell office:value-type="string">
            <text:p>Korea, Rep.</text:p>
          </table:table-cell>
        </table:table-row>
        <table:table-row>
          <table:table-cell office:value="787" office:value-type="float"/>
          <table:table-cell office:value-type="string">
            <text:p>syrbeAssessmentMonitoring24</text:p>
          </table:table-cell>
          <table:table-cell office:value-type="string">
            <text:p>Assessment and Monitoring of Local Climate Regulation in Cities by Green Infrastructure---a National Ecosystem Service Indicator for Germany</text:p>
          </table:table-cell>
          <table:table-cell office:value="2024" office:value-type="float"/>
          <table:table-cell office:value-type="string">
            <text:p>Germany</text:p>
          </table:table-cell>
        </table:table-row>
        <table:table-row>
          <table:table-cell office:value="788" office:value-type="float"/>
          <table:table-cell office:value-type="string">
            <text:p>tsaiCostEscaping24</text:p>
          </table:table-cell>
          <table:table-cell office:value-type="string">
            <text:p>Cost of Escaping Air Pollution: {{A}} Way to Prevent Excessive Expansion of Industrial Areas</text:p>
          </table:table-cell>
          <table:table-cell office:value="2024" office:value-type="float"/>
          <table:table-cell office:value-type="string">
            <text:p>Taiwan, China</text:p>
          </table:table-cell>
        </table:table-row>
        <table:table-row>
          <table:table-cell office:value="789" office:value-type="float"/>
          <table:table-cell office:value-type="string">
            <text:p>tsaiInterregionalRail24</text:p>
          </table:table-cell>
          <table:table-cell office:value-type="string">
            <text:p>Inter-Regional Rail Travel and Housing Markets Connectedness between {{London}} and Other Regions</text:p>
          </table:table-cell>
          <table:table-cell office:value="2024" office:value-type="float"/>
          <table:table-cell office:value-type="string">
            <text:p>United Kingdom</text:p>
          </table:table-cell>
        </table:table-row>
        <table:table-row>
          <table:table-cell office:value="790" office:value-type="float"/>
          <table:table-cell office:value-type="string">
            <text:p>uribetamiQualityChallenge20</text:p>
          </table:table-cell>
          <table:table-cell office:value-type="string">
            <text:p>Quality as a Challenge. {{A}} Methodological Proposal</text:p>
          </table:table-cell>
          <table:table-cell office:value="2020" office:value-type="float"/>
          <table:table-cell office:value-type="string">
            <text:p>Colombia</text:p>
          </table:table-cell>
        </table:table-row>
        <table:table-row>
          <table:table-cell office:value="791" office:value-type="float"/>
          <table:table-cell office:value-type="string">
            <text:p>valibeigiEnhancingUrban20</text:p>
          </table:table-cell>
          <table:table-cell office:value-type="string">
            <text:p>Enhancing Urban Local Community Identity in {{Iran}} Based on Perceived Residential Environment Quality</text:p>
          </table:table-cell>
          <table:table-cell office:value="2020" office:value-type="float"/>
          <table:table-cell office:value-type="string">
            <text:p>Iran, Islamic Rep.</text:p>
          </table:table-cell>
        </table:table-row>
        <table:table-row>
          <table:table-cell office:value="792" office:value-type="float"/>
          <table:table-cell office:value-type="string">
            <text:p>vasileiouWhatDrives24</text:p>
          </table:table-cell>
          <table:table-cell office:value-type="string">
            <text:p>What Drives the Real Estate Market? {{Could}} Behavioral Indicators Be Useful in House Pricing Models?</text:p>
          </table:table-cell>
          <table:table-cell office:value="2024" office:value-type="float"/>
          <table:table-cell office:value-type="string">
            <text:p>Greece</text:p>
          </table:table-cell>
        </table:table-row>
        <table:table-row>
          <table:table-cell office:value="793" office:value-type="float"/>
          <table:table-cell office:value-type="string">
            <text:p>voonAugmentedMeasurement20</text:p>
          </table:table-cell>
          <table:table-cell office:value-type="string">
            <text:p>An Augmented Measurement of the Housing Affordability Cycles in {{Malaysia}}</text:p>
          </table:table-cell>
          <table:table-cell office:value="2020" office:value-type="float"/>
          <table:table-cell office:value-type="string">
            <text:p>Malaysia</text:p>
          </table:table-cell>
        </table:table-row>
        <table:table-row>
          <table:table-cell office:value="794" office:value-type="float"/>
          <table:table-cell office:value-type="string">
            <text:p>wangEffectProximity23</text:p>
          </table:table-cell>
          <table:table-cell office:value-type="string">
            <text:p>The Effect of Proximity to Universities on House Prices after the {{COVID}} Outbreak</text:p>
          </table:table-cell>
          <table:table-cell office:value="2023" office:value-type="float"/>
          <table:table-cell office:value-type="string">
            <text:p>United States</text:p>
          </table:table-cell>
        </table:table-row>
        <table:table-row>
          <table:table-cell office:value="795" office:value-type="float"/>
          <table:table-cell office:value-type="string">
            <text:p>wangHousingAffordability21</text:p>
          </table:table-cell>
          <table:table-cell office:value-type="string">
            <text:p>Housing Affordability Analysis Based on D-{{HAQ}} Model</text:p>
          </table:table-cell>
          <table:table-cell office:value="2021" office:value-type="float"/>
          <table:table-cell office:value-type="string">
            <text:p>China</text:p>
          </table:table-cell>
        </table:table-row>
        <table:table-row>
          <table:table-cell office:value="796" office:value-type="float"/>
          <table:table-cell office:value-type="string">
            <text:p>wangOptimizationPower24</text:p>
          </table:table-cell>
          <table:table-cell office:value-type="string">
            <text:p>Optimization of Power System Parameters for Multi-Mode Hybrid Electric Vehicles Based on Regional Demand</text:p>
          </table:table-cell>
          <table:table-cell office:value="2024" office:value-type="float"/>
          <table:table-cell office:value-type="string">
            <text:p>China</text:p>
          </table:table-cell>
        </table:table-row>
        <table:table-row>
          <table:table-cell office:value="797" office:value-type="float"/>
          <table:table-cell office:value-type="string">
            <text:p>wangHousePrice20</text:p>
          </table:table-cell>
          <table:table-cell office:value-type="string">
            <text:p>House Price Index Based on Online Listing Information: {{The}} Case of {{China}}</text:p>
          </table:table-cell>
          <table:table-cell office:value="2020" office:value-type="float"/>
          <table:table-cell office:value-type="string">
            <text:p>China</text:p>
          </table:table-cell>
        </table:table-row>
        <table:table-row>
          <table:table-cell office:value="798" office:value-type="float"/>
          <table:table-cell office:value-type="string">
            <text:p>wangAnalysisTemporal25</text:p>
          </table:table-cell>
          <table:table-cell office:value-type="string">
            <text:p>Analysis of the Temporal and Spatial Patterns of Residential Prices in Qingdao and Its Driving Factors</text:p>
          </table:table-cell>
          <table:table-cell office:value="2025" office:value-type="float"/>
          <table:table-cell office:value-type="string">
            <text:p>China</text:p>
          </table:table-cell>
        </table:table-row>
        <table:table-row>
          <table:table-cell office:value="799" office:value-type="float"/>
          <table:table-cell office:value-type="string">
            <text:p>wangMacroimpactsAir21</text:p>
          </table:table-cell>
          <table:table-cell office:value-type="string">
            <text:p>Macro-Impacts of Air Quality on Property Values in China-a Meta-Regression Analysis of the Literature</text:p>
          </table:table-cell>
          <table:table-cell office:value="2021" office:value-type="float"/>
          <table:table-cell office:value-type="string">
            <text:p>China</text:p>
          </table:table-cell>
        </table:table-row>
        <table:table-row>
          <table:table-cell office:value="800" office:value-type="float"/>
          <table:table-cell office:value-type="string">
            <text:p>wangJointGated23</text:p>
          </table:table-cell>
          <table:table-cell office:value-type="string">
            <text:p>Joint Gated Co-Attention Based Multi-Modal Networks for Subregion House Price Prediction</text:p>
          </table:table-cell>
          <table:table-cell office:value="2023" office:value-type="float"/>
          <table:table-cell office:value-type="string">
            <text:p>United States</text:p>
          </table:table-cell>
        </table:table-row>
        <table:table-row>
          <table:table-cell office:value="801" office:value-type="float"/>
          <table:table-cell office:value-type="string">
            <text:p>wittowskyResidentialHousing20</text:p>
          </table:table-cell>
          <table:table-cell office:value-type="string">
            <text:p>Residential Housing Prices: Impact of Housing Characteristics, Accessibility and Neighbouring Apartments--a Case Study of {{Dortmund}}, {{Germany}}</text:p>
          </table:table-cell>
          <table:table-cell office:value="2020" office:value-type="float"/>
          <table:table-cell office:value-type="string">
            <text:p>Germany</text:p>
          </table:table-cell>
        </table:table-row>
        <table:table-row>
          <table:table-cell office:value="802" office:value-type="float"/>
          <table:table-cell office:value-type="string">
            <text:p>wuDoesVisual22</text:p>
          </table:table-cell>
          <table:table-cell office:value-type="string">
            <text:p>Does Visual Contact with Green Space Impact Housing Prices? {{An}} Integrated Approach of Machine Learning and Hedonic Modeling Based on the Perception of Green Space</text:p>
          </table:table-cell>
          <table:table-cell office:value="2022" office:value-type="float"/>
          <table:table-cell office:value-type="string">
            <text:p>Hong Kong SAR, China</text:p>
          </table:table-cell>
        </table:table-row>
        <table:table-row>
          <table:table-cell office:value="803" office:value-type="float"/>
          <table:table-cell office:value-type="string">
            <text:p>xiResearchMeasurement22</text:p>
          </table:table-cell>
          <table:table-cell office:value-type="string">
            <text:p>Research on the Measurement Method of Benchmark Price of Rental Housing</text:p>
          </table:table-cell>
          <table:table-cell office:value="2022" office:value-type="float"/>
          <table:table-cell office:value-type="string">
            <text:p>China</text:p>
          </table:table-cell>
        </table:table-row>
        <table:table-row>
          <table:table-cell office:value="804" office:value-type="float"/>
          <table:table-cell office:value-type="string">
            <text:p>xuNewAppraisal21</text:p>
          </table:table-cell>
          <table:table-cell office:value-type="string">
            <text:p>A New Appraisal Model of Second-Hand Housing Prices in China's First-Tier Cities Based on Machine Learning Algorithms</text:p>
          </table:table-cell>
          <table:table-cell office:value="2021" office:value-type="float"/>
          <table:table-cell office:value-type="string">
            <text:p>China</text:p>
          </table:table-cell>
        </table:table-row>
        <table:table-row>
          <table:table-cell office:value="805" office:value-type="float"/>
          <table:table-cell office:value-type="string">
            <text:p>yangExploringSpatial23</text:p>
          </table:table-cell>
          <table:table-cell office:value-type="string">
            <text:p>Exploring the Spatial Correlation between Accessibility to Urban Vibrancy Centers and Housing Price from a Time-Dynamic Perspective</text:p>
          </table:table-cell>
          <table:table-cell office:value="2023" office:value-type="float"/>
          <table:table-cell office:value-type="string">
            <text:p>China</text:p>
          </table:table-cell>
        </table:table-row>
        <table:table-row>
          <table:table-cell office:value="806" office:value-type="float"/>
          <table:table-cell office:value-type="string">
            <text:p>yinPredictiveModeling20</text:p>
          </table:table-cell>
          <table:table-cell office:value-type="string">
            <text:p>Predictive Modeling of {{U}}.{{S}}. {{Housing}} Prices Reveals Key Indicators of Real Estate Prices and Economic Health</text:p>
          </table:table-cell>
          <table:table-cell office:value="2020" office:value-type="float"/>
          <table:table-cell office:value-type="string">
            <text:p>United States</text:p>
          </table:table-cell>
        </table:table-row>
        <table:table-row>
          <table:table-cell office:value="807" office:value-type="float"/>
          <table:table-cell office:value-type="string">
            <text:p>yingyiExaminingHeterogeneity25</text:p>
          </table:table-cell>
          <table:table-cell office:value-type="string">
            <text:p>Examining the Heterogeneity of Geographical and Social Equity of Urban Green Space Exposure at Overhead and Eye Levels</text:p>
          </table:table-cell>
          <table:table-cell office:value="2025" office:value-type="float"/>
          <table:table-cell office:value-type="string">
            <text:p>China</text:p>
          </table:table-cell>
        </table:table-row>
        <table:table-row>
          <table:table-cell office:value="808" office:value-type="float"/>
          <table:table-cell office:value-type="string">
            <text:p>yuImpactMonetary19</text:p>
          </table:table-cell>
          <table:table-cell office:value-type="string">
            <text:p>The Impact of Monetary Policy and Housing-Purchase Restrictions on Housing Prices in China</text:p>
          </table:table-cell>
          <table:table-cell office:value="2019" office:value-type="float"/>
          <table:table-cell office:value-type="string">
            <text:p>China</text:p>
          </table:table-cell>
        </table:table-row>
        <table:table-row>
          <table:table-cell office:value="809" office:value-type="float"/>
          <table:table-cell office:value-type="string">
            <text:p>zapotoskyiSocialAffordable21</text:p>
          </table:table-cell>
          <table:table-cell office:value-type="string">
            <text:p>Social and Affordable Housing in {{Ukraine}}: Mechanism and Practices of Provision</text:p>
          </table:table-cell>
          <table:table-cell office:value="2021" office:value-type="float"/>
          <table:table-cell office:value-type="string">
            <text:p>Ukraine</text:p>
          </table:table-cell>
        </table:table-row>
        <table:table-row>
          <table:table-cell office:value="810" office:value-type="float"/>
          <table:table-cell office:value-type="string">
            <text:p>zarghamfardAnalysisSpatial23</text:p>
          </table:table-cell>
          <table:table-cell office:value-type="string">
            <text:p>An Analysis of Spatial Inequality in {{Tehran Metropolis}}: Applying Selected Residential Quality Indicators to Its 22 Urban Districts</text:p>
          </table:table-cell>
          <table:table-cell office:value="2023" office:value-type="float"/>
          <table:table-cell office:value-type="string">
            <text:p>Iran, Islamic Rep.</text:p>
          </table:table-cell>
        </table:table-row>
        <table:table-row>
          <table:table-cell office:value="811" office:value-type="float"/>
          <table:table-cell office:value-type="string">
            <text:p>zhangGentrificationOutcomes25</text:p>
          </table:table-cell>
          <table:table-cell office:value-type="string">
            <text:p>Gentrification Outcomes of Greening in Different Urbanization Stages: {{A}} Longitudinal Analysis of {{Chinese}} Cities, 2012--2020</text:p>
          </table:table-cell>
          <table:table-cell office:value="2025" office:value-type="float"/>
          <table:table-cell office:value-type="string">
            <text:p>China</text:p>
          </table:table-cell>
        </table:table-row>
        <table:table-row>
          <table:table-cell office:value="812" office:value-type="float"/>
          <table:table-cell office:value-type="string">
            <text:p>zhang311Calls24</text:p>
          </table:table-cell>
          <table:table-cell office:value-type="string">
            <text:p>311 Calls and Neighborhood Attributes: {{A}} Panel Study of Housing Prices</text:p>
          </table:table-cell>
          <table:table-cell office:value="2024" office:value-type="float"/>
          <table:table-cell office:value-type="string">
            <text:p>United States</text:p>
          </table:table-cell>
        </table:table-row>
        <table:table-row>
          <table:table-cell office:value="813" office:value-type="float"/>
          <table:table-cell office:value-type="string">
            <text:p>zhaoEvaluatingSocial24</text:p>
          </table:table-cell>
          <table:table-cell office:value-type="string">
            <text:p>Evaluating Social Sustainability of Urban Regeneration in Historic Urban Areas in {{China}}: {{The}} Case of {{Xi}}'an</text:p>
          </table:table-cell>
          <table:table-cell office:value="2024" office:value-type="float"/>
          <table:table-cell office:value-type="string">
            <text:p>China</text:p>
          </table:table-cell>
        </table:table-row>
        <table:table-row>
          <table:table-cell office:value="814" office:value-type="float"/>
          <table:table-cell office:value-type="string">
            <text:p>zhuAssessingEffects23</text:p>
          </table:table-cell>
          <table:table-cell office:value-type="string">
            <text:p>Assessing the Effects of Subjective and Objective Measures on Housing Prices with Street View Imagery: A Case Study of Suzhou</text:p>
          </table:table-cell>
          <table:table-cell office:value="2023" office:value-type="float"/>
          <table:table-cell office:value-type="string">
            <text:p>China</text:p>
          </table:table-cell>
        </table:table-row>
        <table:table-row>
          <table:table-cell office:value="815" office:value-type="float"/>
          <table:table-cell office:value-type="string">
            <text:p>hernandez-carrilloConstructionSectors21</text:p>
          </table:table-cell>
          <table:table-cell office:value-type="string">
            <text:p>Construction Sector's Analysis in the Supply and Demand of Residential Buildings around the Business Management of {{Stakeholders}}</text:p>
          </table:table-cell>
          <table:table-cell office:value="2021" office:value-type="float"/>
          <table:table-cell office:value-type="string">
            <text:p>Colombia</text:p>
          </table:table-cell>
        </table:table-row>
        <table:table-row>
          <table:table-cell office:value="816" office:value-type="float"/>
          <table:table-cell office:value-type="string">
            <text:p>jonek-kowalskaHousingInfrastructure22</text:p>
          </table:table-cell>
          <table:table-cell office:value-type="string">
            <text:p>Housing Infrastructure as a Determinant of Quality of Life in Selected Polish Smart Cities</text:p>
          </table:table-cell>
          <table:table-cell office:value="2022" office:value-type="float"/>
          <table:table-cell office:value-type="string">
            <text:p>Poland</text:p>
          </table:table-cell>
        </table:table-row>
        <table:table-row>
          <table:table-cell office:value="817" office:value-type="float"/>
          <table:table-cell office:value-type="string">
            <text:p>vergara-perucichUrbanDetermining21</text:p>
          </table:table-cell>
          <table:table-cell office:value-type="string">
            <text:p>Urban Determining Factors of Housing Prices in {{Chile}}: {{A}} Statistical Exploration</text:p>
          </table:table-cell>
          <table:table-cell office:value="2021" office:value-type="float"/>
          <table:table-cell office:value-type="string">
            <text:p>Chile</text:p>
          </table:table-cell>
        </table:table-row>
        <table:table-row>
          <table:table-cell office:value="818" office:value-type="float"/>
          <table:table-cell office:value-type="string">
            <text:p>vandijkLocalConstantquality24</text:p>
          </table:table-cell>
          <table:table-cell office:value-type="string">
            <text:p>Local Constant-Quality Housing Market Liquidity Indices</text:p>
          </table:table-cell>
          <table:table-cell office:value="2024" office:value-type="float"/>
          <table:table-cell office:value-type="string">
            <text:p>Netherlands</text:p>
          </table:table-cell>
        </table:table-row>
        <table:table-row>
          <table:table-cell office:value="819" office:value-type="float"/>
          <table:table-cell office:value-type="string">
            <text:p>huSpatialtemporalEvolution22</text:p>
          </table:table-cell>
          <table:table-cell office:value-type="string">
            <text:p>Spatial-Temporal Evolution Patterns and Influencing Factors of China's Urban Housing Price-to-Income Ratio</text:p>
          </table:table-cell>
          <table:table-cell office:value="2022" office:value-type="float"/>
          <table:table-cell office:value-type="string">
            <text:p>China</text:p>
          </table:table-cell>
        </table:table-row>
      </table:table>
      <table:table table:name="PlanningSector">
        <table:table-column/>
        <table:table-column/>
        <table:table-row>
          <table:table-cell office:value-type="string">
            <text:p>ID</text:p>
          </table:table-cell>
          <table:table-cell office:value-type="string">
            <text:p>Sector</text:p>
          </table:table-cell>
        </table:table-row>
        <table:table-row>
          <table:table-cell office:value="1" office:value-type="float"/>
          <table:table-cell office:value-type="string">
            <text:p>Water Supply</text:p>
          </table:table-cell>
        </table:table-row>
        <table:table-row>
          <table:table-cell office:value="2" office:value-type="float"/>
          <table:table-cell office:value-type="string">
            <text:p>Urban Heat Stress</text:p>
          </table:table-cell>
        </table:table-row>
        <table:table-row>
          <table:table-cell office:value="3" office:value-type="float"/>
          <table:table-cell office:value-type="string">
            <text:p>Housing Provision</text:p>
          </table:table-cell>
        </table:table-row>
      </table:table>
      <table:table table:name="Region">
        <table:table-column/>
        <table:table-column/>
        <table:table-row>
          <table:table-cell office:value-type="string">
            <text:p>Region</text:p>
          </table:table-cell>
          <table:table-cell office:value-type="string">
            <text:p>ID</text:p>
          </table:table-cell>
        </table:table-row>
        <table:table-row>
          <table:table-cell office:value-type="string">
            <text:p>Multi-Country</text:p>
          </table:table-cell>
          <table:table-cell office:value="1" office:value-type="float"/>
        </table:table-row>
        <table:table-row>
          <table:table-cell office:value-type="string">
            <text:p>East Asia &amp; Pacific</text:p>
          </table:table-cell>
          <table:table-cell office:value="2" office:value-type="float"/>
        </table:table-row>
        <table:table-row>
          <table:table-cell office:value-type="string">
            <text:p>Europe &amp; Central Asia</text:p>
          </table:table-cell>
          <table:table-cell office:value="3" office:value-type="float"/>
        </table:table-row>
        <table:table-row>
          <table:table-cell office:value-type="string">
            <text:p>Latin America &amp; Caribbean</text:p>
          </table:table-cell>
          <table:table-cell office:value="4" office:value-type="float"/>
        </table:table-row>
        <table:table-row>
          <table:table-cell office:value-type="string">
            <text:p>Middle East &amp; North Africa</text:p>
          </table:table-cell>
          <table:table-cell office:value="5" office:value-type="float"/>
        </table:table-row>
        <table:table-row>
          <table:table-cell office:value-type="string">
            <text:p>North America</text:p>
          </table:table-cell>
          <table:table-cell office:value="6" office:value-type="float"/>
        </table:table-row>
        <table:table-row>
          <table:table-cell office:value-type="string">
            <text:p>South Asia</text:p>
          </table:table-cell>
          <table:table-cell office:value="7" office:value-type="float"/>
        </table:table-row>
        <table:table-row>
          <table:table-cell office:value-type="string">
            <text:p>Sub-Saharan Africa</text:p>
          </table:table-cell>
          <table:table-cell office:value="8" office:value-type="float"/>
        </table:table-row>
        <table:table-row>
          <table:table-cell office:value-type="string">
            <text:p/>
          </table:table-cell>
          <table:table-cell office:value="9" office:value-type="float"/>
        </table:table-row>
      </table:table>
      <table:table table:name="System Parts">
        <table:table-column/>
        <table:table-column/>
        <table:table-row>
          <table:table-cell office:value-type="string">
            <text:p>ID</text:p>
          </table:table-cell>
          <table:table-cell office:value-type="string">
            <text:p>System Part</text:p>
          </table:table-cell>
        </table:table-row>
        <table:table-row>
          <table:table-cell office:value="1" office:value-type="float"/>
          <table:table-cell office:value-type="string">
            <text:p>Demand</text:p>
          </table:table-cell>
        </table:table-row>
        <table:table-row>
          <table:table-cell office:value="2" office:value-type="float"/>
          <table:table-cell office:value-type="string">
            <text:p>Energy</text:p>
          </table:table-cell>
        </table:table-row>
        <table:table-row>
          <table:table-cell office:value="3" office:value-type="float"/>
          <table:table-cell office:value-type="string">
            <text:p>Hydrant</text:p>
          </table:table-cell>
        </table:table-row>
        <table:table-row>
          <table:table-cell office:value="4" office:value-type="float"/>
          <table:table-cell office:value-type="string">
            <text:p>Losses</text:p>
          </table:table-cell>
        </table:table-row>
        <table:table-row>
          <table:table-cell office:value="5" office:value-type="float"/>
          <table:table-cell office:value-type="string">
            <text:p>Meters</text:p>
          </table:table-cell>
        </table:table-row>
        <table:table-row>
          <table:table-cell office:value="6" office:value-type="float"/>
          <table:table-cell office:value-type="string">
            <text:p>Finance</text:p>
          </table:table-cell>
        </table:table-row>
        <table:table-row>
          <table:table-cell office:value="7" office:value-type="float"/>
          <table:table-cell office:value-type="string">
            <text:p>Pipes</text:p>
          </table:table-cell>
        </table:table-row>
        <table:table-row>
          <table:table-cell office:value="8" office:value-type="float"/>
          <table:table-cell office:value-type="string">
            <text:p>Pumps</text:p>
          </table:table-cell>
        </table:table-row>
        <table:table-row>
          <table:table-cell office:value="9" office:value-type="float"/>
          <table:table-cell office:value-type="string">
            <text:p>System Quality</text:p>
          </table:table-cell>
        </table:table-row>
        <table:table-row>
          <table:table-cell office:value="10" office:value-type="float"/>
          <table:table-cell office:value-type="string">
            <text:p>Remote Items</text:p>
          </table:table-cell>
        </table:table-row>
        <table:table-row>
          <table:table-cell office:value="11" office:value-type="float"/>
          <table:table-cell office:value-type="string">
            <text:p>Service</text:p>
          </table:table-cell>
        </table:table-row>
        <table:table-row>
          <table:table-cell office:value="12" office:value-type="float"/>
          <table:table-cell office:value-type="string">
            <text:p>Supply</text:p>
          </table:table-cell>
        </table:table-row>
        <table:table-row>
          <table:table-cell office:value="13" office:value-type="float"/>
          <table:table-cell office:value-type="string">
            <text:p>Tanks</text:p>
          </table:table-cell>
        </table:table-row>
        <table:table-row>
          <table:table-cell office:value="14" office:value-type="float"/>
          <table:table-cell office:value-type="string">
            <text:p>Treatement</text:p>
          </table:table-cell>
        </table:table-row>
        <table:table-row>
          <table:table-cell office:value="15" office:value-type="float"/>
          <table:table-cell office:value-type="string">
            <text:p>Valves</text:p>
          </table:table-cell>
        </table:table-row>
        <table:table-row>
          <table:table-cell office:value="16" office:value-type="float"/>
          <table:table-cell office:value-type="string">
            <text:p>Vehicles</text:p>
          </table:table-cell>
        </table:table-row>
        <table:table-row>
          <table:table-cell office:value="17" office:value-type="float"/>
          <table:table-cell office:value-type="string">
            <text:p>Water Quality</text:p>
          </table:table-cell>
        </table:table-row>
        <table:table-row>
          <table:table-cell office:value="18" office:value-type="float"/>
          <table:table-cell office:value-type="string">
            <text:p>Environment</text:p>
          </table:table-cell>
        </table:table-row>
        <table:table-row>
          <table:table-cell office:value="19" office:value-type="float"/>
          <table:table-cell office:value-type="string">
            <text:p>Risk</text:p>
          </table:table-cell>
        </table:table-row>
      </table:table>
      <table:table table:name="Topic">
        <table:table-column/>
        <table:table-column/>
        <table:table-column/>
        <table:table-row>
          <table:table-cell office:value-type="string">
            <text:p>IndicatorTopic</text:p>
          </table:table-cell>
          <table:table-cell office:value-type="string">
            <text:p>ID</text:p>
          </table:table-cell>
          <table:table-cell office:value-type="string">
            <text:p>Sector</text:p>
          </table:table-cell>
        </table:table-row>
        <table:table-row>
          <table:table-cell office:value-type="string">
            <text:p>Economic</text:p>
          </table:table-cell>
          <table:table-cell office:value="1" office:value-type="float"/>
          <table:table-cell office:value="1" office:value-type="float"/>
        </table:table-row>
        <table:table-row>
          <table:table-cell office:value-type="string">
            <text:p>Environmental</text:p>
          </table:table-cell>
          <table:table-cell office:value="2" office:value-type="float"/>
          <table:table-cell office:value="1" office:value-type="float"/>
        </table:table-row>
        <table:table-row>
          <table:table-cell office:value-type="string">
            <text:p>Funcionality</text:p>
          </table:table-cell>
          <table:table-cell office:value="3" office:value-type="float"/>
          <table:table-cell office:value="1" office:value-type="float"/>
        </table:table-row>
        <table:table-row>
          <table:table-cell office:value-type="string">
            <text:p>Risk</text:p>
          </table:table-cell>
          <table:table-cell office:value="4" office:value-type="float"/>
          <table:table-cell office:value="1" office:value-type="float"/>
        </table:table-row>
        <table:table-row>
          <table:table-cell office:value-type="string">
            <text:p>Social</text:p>
          </table:table-cell>
          <table:table-cell office:value="5" office:value-type="float"/>
          <table:table-cell office:value="1" office:value-type="float"/>
        </table:table-row>
        <table:table-row>
          <table:table-cell office:value-type="string">
            <text:p>Heat Stress</text:p>
          </table:table-cell>
          <table:table-cell office:value="6" office:value-type="float"/>
          <table:table-cell office:value="2" office:value-type="float"/>
        </table:table-row>
        <table:table-row>
          <table:table-cell office:value-type="string">
            <text:p>Housing</text:p>
          </table:table-cell>
          <table:table-cell office:value="7" office:value-type="float"/>
          <table:table-cell office:value="3" office:value-type="float"/>
        </table:table-row>
      </table:table>
    </office:spreadsheet>
  </office:body>
</office:document-content>
</file>

<file path=styles.xml><?xml version="1.0" encoding="utf-8"?>
<office:document-styles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fice="urn:oasis:names:tc:opendocument:xmlns:office:1.0" xmlns:dom="http://www.w3.org/2001/xml-events" xmlns:rpt="http://openoffice.org/2005/report" xmlns:of="urn:oasis:names:tc:opendocument:xmlns:of:1.2" xmlns:xhtml="http://www.w3.org/1999/xhtml" xmlns:grddl="http://www.w3.org/2003/g/data-view#" xmlns:tableooo="http://openoffice.org/2009/table" xmlns:css3t="http://www.w3.org/TR/css3-text/">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grddl:transformation="http://docs.oasis-open.org/office/1.2/xslt/odf2rdf.xsl">
  <office:meta>
    <meta:creation-date>2025-06-16T15:22:49.811673</meta:creation-date>
    <dc:date>2025-06-16T15:22:50.165410</dc:date>
    <meta:generator>http://pypi.python.org/pypi/ezodf/0.1.0$Python3.12.7 | packaged by Anaconda, Inc. | (main, Oct  4 2024, 13:17:27) [MSC v.1929 64 bit (AMD64)]</meta:generator>
    <meta:document-statistic/>
    <meta:editing-cycles>1</meta:editing-cycles>
  </office:meta>
</office:document-meta>
</file>